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53.8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69.9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49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back_wheel_stats.A2:left_back_wheel_stats.A153 left_back_wheel_stats.D1:left_back_wheel_stats.D1 left_back_wheel_stats.D2:left_back_wheel_stats.D153 left_back_wheel_stats.E1:left_back_wheel_stats.E1 left_back_wheel_stats.E2:left_back_wheel_stats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back_wheel_stats.A2:left_back_wheel_stats.A153 left_back_wheel_stats.G1:left_back_wheel_stats.G1 left_back_wheel_stats.G2:left_back_wheel_stats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08" calcext:value-type="float">
            <text:p>0.1000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26" calcext:value-type="float">
            <text:p>0.10022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3.946229" calcext:value-type="float">
            <text:p>3.946229</text:p>
          </table:table-cell>
          <table:table-cell office:value-type="float" office:value="0.623395" calcext:value-type="float">
            <text:p>0.62339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63301" calcext:value-type="float">
            <text:p>0.263301</text:p>
          </table:table-cell>
          <table:table-cell office:value-type="float" office:value="0.175236" calcext:value-type="float">
            <text:p>0.175236</text:p>
          </table:table-cell>
          <table:table-cell office:value-type="float" office:value="2.192382" calcext:value-type="float">
            <text:p>2.192382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100085" calcext:value-type="float">
            <text:p>0.10008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6861" calcext:value-type="float">
            <text:p>1.236861</text:p>
          </table:table-cell>
          <table:table-cell office:value-type="float" office:value="2.485816" calcext:value-type="float">
            <text:p>2.485816</text:p>
          </table:table-cell>
          <table:table-cell office:value-type="float" office:value="0.411539" calcext:value-type="float">
            <text:p>0.411539</text:p>
          </table:table-cell>
          <table:table-cell office:value-type="float" office:value="0.516986" calcext:value-type="float">
            <text:p>0.516986</text:p>
          </table:table-cell>
          <table:table-cell office:value-type="float" office:value="0.340015" calcext:value-type="float">
            <text:p>0.340015</text:p>
          </table:table-cell>
          <table:table-cell office:value-type="float" office:value="-0.12503" calcext:value-type="float">
            <text:p>-0.12503</text:p>
          </table:table-cell>
          <table:table-cell office:value-type="float" office:value="0.73197" calcext:value-type="float">
            <text:p>0.73197</text:p>
          </table:table-cell>
          <table:table-cell office:value-type="float" office:value="0.051143" calcext:value-type="float">
            <text:p>0.051143</text:p>
          </table:table-cell>
          <table:table-cell office:value-type="float" office:value="0.098925" calcext:value-type="float">
            <text:p>0.09892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60365" calcext:value-type="float">
            <text:p>2.260365</text:p>
          </table:table-cell>
          <table:table-cell office:value-type="float" office:value="1.409399" calcext:value-type="float">
            <text:p>1.409399</text:p>
          </table:table-cell>
          <table:table-cell office:value-type="float" office:value="0.255387" calcext:value-type="float">
            <text:p>0.255387</text:p>
          </table:table-cell>
          <table:table-cell office:value-type="float" office:value="-0.506519" calcext:value-type="float">
            <text:p>-0.506519</text:p>
          </table:table-cell>
          <table:table-cell office:value-type="float" office:value="0.262855" calcext:value-type="float">
            <text:p>0.262855</text:p>
          </table:table-cell>
          <table:table-cell office:value-type="float" office:value="-0.100783" calcext:value-type="float">
            <text:p>-0.100783</text:p>
          </table:table-cell>
          <table:table-cell office:value-type="float" office:value="-0.344447" calcext:value-type="float">
            <text:p>-0.344447</text:p>
          </table:table-cell>
          <table:table-cell office:value-type="float" office:value="-0.05144" calcext:value-type="float">
            <text:p>-0.05144</text:p>
          </table:table-cell>
          <table:table-cell office:value-type="float" office:value="0.101555" calcext:value-type="float">
            <text:p>0.1015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4813" calcext:value-type="float">
            <text:p>1.184813</text:p>
          </table:table-cell>
          <table:table-cell office:value-type="float" office:value="2.778694" calcext:value-type="float">
            <text:p>2.778694</text:p>
          </table:table-cell>
          <table:table-cell office:value-type="float" office:value="0.454025" calcext:value-type="float">
            <text:p>0.454025</text:p>
          </table:table-cell>
          <table:table-cell office:value-type="float" office:value="0.569033" calcext:value-type="float">
            <text:p>0.569033</text:p>
          </table:table-cell>
          <table:table-cell office:value-type="float" office:value="0.348022" calcext:value-type="float">
            <text:p>0.348022</text:p>
          </table:table-cell>
          <table:table-cell office:value-type="float" office:value="0.107793" calcext:value-type="float">
            <text:p>0.107793</text:p>
          </table:table-cell>
          <table:table-cell office:value-type="float" office:value="1.024848" calcext:value-type="float">
            <text:p>1.024848</text:p>
          </table:table-cell>
          <table:table-cell office:value-type="float" office:value="0.056777" calcext:value-type="float">
            <text:p>0.056777</text:p>
          </table:table-cell>
          <table:table-cell office:value-type="float" office:value="0.099779" calcext:value-type="float">
            <text:p>0.09977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12548" calcext:value-type="float">
            <text:p>0.112548</text:p>
          </table:table-cell>
          <table:table-cell office:value-type="float" office:value="4.096511" calcext:value-type="float">
            <text:p>4.096511</text:p>
          </table:table-cell>
          <table:table-cell office:value-type="float" office:value="0.645196" calcext:value-type="float">
            <text:p>0.645196</text:p>
          </table:table-cell>
          <table:table-cell office:value-type="float" office:value="1.641299" calcext:value-type="float">
            <text:p>1.641299</text:p>
          </table:table-cell>
          <table:table-cell office:value-type="float" office:value="0.594081" calcext:value-type="float">
            <text:p>0.594081</text:p>
          </table:table-cell>
          <table:table-cell office:value-type="float" office:value="0.107286" calcext:value-type="float">
            <text:p>0.107286</text:p>
          </table:table-cell>
          <table:table-cell office:value-type="float" office:value="2.342665" calcext:value-type="float">
            <text:p>2.342665</text:p>
          </table:table-cell>
          <table:table-cell office:value-type="float" office:value="0.16404" calcext:value-type="float">
            <text:p>0.16404</text:p>
          </table:table-cell>
          <table:table-cell office:value-type="float" office:value="0.099945" calcext:value-type="float">
            <text:p>0.09994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32" calcext:value-type="float">
            <text:p>0.61932</text:p>
          </table:table-cell>
          <table:table-cell office:value-type="float" office:value="3.602959" calcext:value-type="float">
            <text:p>3.602959</text:p>
          </table:table-cell>
          <table:table-cell office:value-type="float" office:value="0.573598" calcext:value-type="float">
            <text:p>0.573598</text:p>
          </table:table-cell>
          <table:table-cell office:value-type="float" office:value="1.134526" calcext:value-type="float">
            <text:p>1.134526</text:p>
          </table:table-cell>
          <table:table-cell office:value-type="float" office:value="0.765034" calcext:value-type="float">
            <text:p>0.765034</text:p>
          </table:table-cell>
          <table:table-cell office:value-type="float" office:value="-0.050448" calcext:value-type="float">
            <text:p>-0.050448</text:p>
          </table:table-cell>
          <table:table-cell office:value-type="float" office:value="1.849113" calcext:value-type="float">
            <text:p>1.849113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0.100455" calcext:value-type="float">
            <text:p>0.10045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4079" calcext:value-type="float">
            <text:p>1.184079</text:p>
          </table:table-cell>
          <table:table-cell office:value-type="float" office:value="3.117792" calcext:value-type="float">
            <text:p>3.117792</text:p>
          </table:table-cell>
          <table:table-cell office:value-type="float" office:value="0.503217" calcext:value-type="float">
            <text:p>0.503217</text:p>
          </table:table-cell>
          <table:table-cell office:value-type="float" office:value="0.569768" calcext:value-type="float">
            <text:p>0.569768</text:p>
          </table:table-cell>
          <table:table-cell office:value-type="float" office:value="0.850593" calcext:value-type="float">
            <text:p>0.850593</text:p>
          </table:table-cell>
          <table:table-cell office:value-type="float" office:value="-0.056414" calcext:value-type="float">
            <text:p>-0.056414</text:p>
          </table:table-cell>
          <table:table-cell office:value-type="float" office:value="1.363946" calcext:value-type="float">
            <text:p>1.363946</text:p>
          </table:table-cell>
          <table:table-cell office:value-type="float" office:value="0.057039" calcext:value-type="float">
            <text:p>0.057039</text:p>
          </table:table-cell>
          <table:table-cell office:value-type="float" office:value="0.100109" calcext:value-type="float">
            <text:p>0.10010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562" calcext:value-type="float">
            <text:p>1.408562</text:p>
          </table:table-cell>
          <table:table-cell office:value-type="float" office:value="2.978666" calcext:value-type="float">
            <text:p>2.9786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.345284" calcext:value-type="float">
            <text:p>0.345284</text:p>
          </table:table-cell>
          <table:table-cell office:value-type="float" office:value="0.902106" calcext:value-type="float">
            <text:p>0.902106</text:p>
          </table:table-cell>
          <table:table-cell office:value-type="float" office:value="-0.02257" calcext:value-type="float">
            <text:p>-0.02257</text:p>
          </table:table-cell>
          <table:table-cell office:value-type="float" office:value="1.22482" calcext:value-type="float">
            <text:p>1.22482</text:p>
          </table:table-cell>
          <table:table-cell office:value-type="float" office:value="0.034342" calcext:value-type="float">
            <text:p>0.034342</text:p>
          </table:table-cell>
          <table:table-cell office:value-type="float" office:value="0.099461" calcext:value-type="float">
            <text:p>0.09946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4893" calcext:value-type="float">
            <text:p>1.294893</text:p>
          </table:table-cell>
          <table:table-cell office:value-type="float" office:value="3.195191" calcext:value-type="float">
            <text:p>3.195191</text:p>
          </table:table-cell>
          <table:table-cell office:value-type="float" office:value="0.514445" calcext:value-type="float">
            <text:p>0.514445</text:p>
          </table:table-cell>
          <table:table-cell office:value-type="float" office:value="0.458954" calcext:value-type="float">
            <text:p>0.458954</text:p>
          </table:table-cell>
          <table:table-cell office:value-type="float" office:value="0.971039" calcext:value-type="float">
            <text:p>0.971039</text:p>
          </table:table-cell>
          <table:table-cell office:value-type="float" office:value="0.011352" calcext:value-type="float">
            <text:p>0.011352</text:p>
          </table:table-cell>
          <table:table-cell office:value-type="float" office:value="1.441345" calcext:value-type="float">
            <text:p>1.441345</text:p>
          </table:table-cell>
          <table:table-cell office:value-type="float" office:value="0.045955" calcext:value-type="float">
            <text:p>0.045955</text:p>
          </table:table-cell>
          <table:table-cell office:value-type="float" office:value="0.100131" calcext:value-type="float">
            <text:p>0.10013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671" calcext:value-type="float">
            <text:p>1.069671</text:p>
          </table:table-cell>
          <table:table-cell office:value-type="float" office:value="3.534043" calcext:value-type="float">
            <text:p>3.534043</text:p>
          </table:table-cell>
          <table:table-cell office:value-type="float" office:value="0.563601" calcext:value-type="float">
            <text:p>0.563601</text:p>
          </table:table-cell>
          <table:table-cell office:value-type="float" office:value="0.684175" calcext:value-type="float">
            <text:p>0.684175</text:p>
          </table:table-cell>
          <table:table-cell office:value-type="float" office:value="1.073452" calcext:value-type="float">
            <text:p>1.073452</text:p>
          </table:table-cell>
          <table:table-cell office:value-type="float" office:value="0.022569" calcext:value-type="float">
            <text:p>0.022569</text:p>
          </table:table-cell>
          <table:table-cell office:value-type="float" office:value="1.780196" calcext:value-type="float">
            <text:p>1.780196</text:p>
          </table:table-cell>
          <table:table-cell office:value-type="float" office:value="0.068275" calcext:value-type="float">
            <text:p>0.068275</text:p>
          </table:table-cell>
          <table:table-cell office:value-type="float" office:value="0.099792" calcext:value-type="float">
            <text:p>0.0997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79" calcext:value-type="float">
            <text:p>1.2379</text:p>
          </table:table-cell>
          <table:table-cell office:value-type="float" office:value="3.140814" calcext:value-type="float">
            <text:p>3.140814</text:p>
          </table:table-cell>
          <table:table-cell office:value-type="float" office:value="0.506556" calcext:value-type="float">
            <text:p>0.506556</text:p>
          </table:table-cell>
          <table:table-cell office:value-type="float" office:value="0.515946" calcext:value-type="float">
            <text:p>0.515946</text:p>
          </table:table-cell>
          <table:table-cell office:value-type="float" office:value="0.887791" calcext:value-type="float">
            <text:p>0.887791</text:p>
          </table:table-cell>
          <table:table-cell office:value-type="float" office:value="-0.016769" calcext:value-type="float">
            <text:p>-0.016769</text:p>
          </table:table-cell>
          <table:table-cell office:value-type="float" office:value="1.386968" calcext:value-type="float">
            <text:p>1.386968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.10032" calcext:value-type="float">
            <text:p>0.1003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00764" calcext:value-type="float">
            <text:p>1.300764</text:p>
          </table:table-cell>
          <table:table-cell office:value-type="float" office:value="3.079956" calcext:value-type="float">
            <text:p>3.079956</text:p>
          </table:table-cell>
          <table:table-cell office:value-type="float" office:value="0.497728" calcext:value-type="float">
            <text:p>0.497728</text:p>
          </table:table-cell>
          <table:table-cell office:value-type="float" office:value="0.453082" calcext:value-type="float">
            <text:p>0.453082</text:p>
          </table:table-cell>
          <table:table-cell office:value-type="float" office:value="0.879291" calcext:value-type="float">
            <text:p>0.879291</text:p>
          </table:table-cell>
          <table:table-cell office:value-type="float" office:value="-0.006263" calcext:value-type="float">
            <text:p>-0.006263</text:p>
          </table:table-cell>
          <table:table-cell office:value-type="float" office:value="1.32611" calcext:value-type="float">
            <text:p>1.32611</text:p>
          </table:table-cell>
          <table:table-cell office:value-type="float" office:value="0.045476" calcext:value-type="float">
            <text:p>0.045476</text:p>
          </table:table-cell>
          <table:table-cell office:value-type="float" office:value="0.100371" calcext:value-type="float">
            <text:p>0.10037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787" calcext:value-type="float">
            <text:p>1.408787</text:p>
          </table:table-cell>
          <table:table-cell office:value-type="float" office:value="3.096273" calcext:value-type="float">
            <text:p>3.096273</text:p>
          </table:table-cell>
          <table:table-cell office:value-type="float" office:value="0.500095" calcext:value-type="float">
            <text:p>0.500095</text:p>
          </table:table-cell>
          <table:table-cell office:value-type="float" office:value="0.345059" calcext:value-type="float">
            <text:p>0.345059</text:p>
          </table:table-cell>
          <table:table-cell office:value-type="float" office:value="1.008177" calcext:value-type="float">
            <text:p>1.008177</text:p>
          </table:table-cell>
          <table:table-cell office:value-type="float" office:value="-0.010809" calcext:value-type="float">
            <text:p>-0.010809</text:p>
          </table:table-cell>
          <table:table-cell office:value-type="float" office:value="1.342427" calcext:value-type="float">
            <text:p>1.342427</text:p>
          </table:table-cell>
          <table:table-cell office:value-type="float" office:value="0.034484" calcext:value-type="float">
            <text:p>0.034484</text:p>
          </table:table-cell>
          <table:table-cell office:value-type="float" office:value="0.099938" calcext:value-type="float">
            <text:p>0.099938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5471" calcext:value-type="float">
            <text:p>1.515471</text:p>
          </table:table-cell>
          <table:table-cell office:value-type="float" office:value="2.940196" calcext:value-type="float">
            <text:p>2.940196</text:p>
          </table:table-cell>
          <table:table-cell office:value-type="float" office:value="0.477454" calcext:value-type="float">
            <text:p>0.477454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0.958671" calcext:value-type="float">
            <text:p>0.958671</text:p>
          </table:table-cell>
          <table:table-cell office:value-type="float" office:value="-0.010697" calcext:value-type="float">
            <text:p>-0.010697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0.023773" calcext:value-type="float">
            <text:p>0.023773</text:p>
          </table:table-cell>
          <table:table-cell office:value-type="float" office:value="0.099731" calcext:value-type="float">
            <text:p>0.09973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7091" calcext:value-type="float">
            <text:p>1.467091</text:p>
          </table:table-cell>
          <table:table-cell office:value-type="float" office:value="2.800968" calcext:value-type="float">
            <text:p>2.800968</text:p>
          </table:table-cell>
          <table:table-cell office:value-type="float" office:value="0.457256" calcext:value-type="float">
            <text:p>0.457256</text:p>
          </table:table-cell>
          <table:table-cell office:value-type="float" office:value="0.286756" calcext:value-type="float">
            <text:p>0.286756</text:p>
          </table:table-cell>
          <table:table-cell office:value-type="float" office:value="0.755516" calcext:value-type="float">
            <text:p>0.755516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1.047122" calcext:value-type="float">
            <text:p>1.047122</text:p>
          </table:table-cell>
          <table:table-cell office:value-type="float" office:value="0.028603" calcext:value-type="float">
            <text:p>0.028603</text:p>
          </table:table-cell>
          <table:table-cell office:value-type="float" office:value="0.099747" calcext:value-type="float">
            <text:p>0.09974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10745" calcext:value-type="float">
            <text:p>1.410745</text:p>
          </table:table-cell>
          <table:table-cell office:value-type="float" office:value="2.73885" calcext:value-type="float">
            <text:p>2.73885</text:p>
          </table:table-cell>
          <table:table-cell office:value-type="float" office:value="0.448245" calcext:value-type="float">
            <text:p>0.448245</text:p>
          </table:table-cell>
          <table:table-cell office:value-type="float" office:value="0.343101" calcext:value-type="float">
            <text:p>0.343101</text:p>
          </table:table-cell>
          <table:table-cell office:value-type="float" office:value="0.636297" calcext:value-type="float">
            <text:p>0.636297</text:p>
          </table:table-cell>
          <table:table-cell office:value-type="float" office:value="0.005605" calcext:value-type="float">
            <text:p>0.005605</text:p>
          </table:table-cell>
          <table:table-cell office:value-type="float" office:value="0.985004" calcext:value-type="float">
            <text:p>0.985004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100523" calcext:value-type="float">
            <text:p>0.10052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374" calcext:value-type="float">
            <text:p>1.01374</text:p>
          </table:table-cell>
          <table:table-cell office:value-type="float" office:value="3.195412" calcext:value-type="float">
            <text:p>3.195412</text:p>
          </table:table-cell>
          <table:table-cell office:value-type="float" office:value="0.514477" calcext:value-type="float">
            <text:p>0.514477</text:p>
          </table:table-cell>
          <table:table-cell office:value-type="float" office:value="0.740107" calcext:value-type="float">
            <text:p>0.740107</text:p>
          </table:table-cell>
          <table:table-cell office:value-type="float" office:value="0.661761" calcext:value-type="float">
            <text:p>0.661761</text:p>
          </table:table-cell>
          <table:table-cell office:value-type="float" office:value="0.039699" calcext:value-type="float">
            <text:p>0.039699</text:p>
          </table:table-cell>
          <table:table-cell office:value-type="float" office:value="1.441566" calcext:value-type="float">
            <text:p>1.441566</text:p>
          </table:table-cell>
          <table:table-cell office:value-type="float" office:value="0.074014" calcext:value-type="float">
            <text:p>0.074014</text:p>
          </table:table-cell>
          <table:table-cell office:value-type="float" office:value="0.100005" calcext:value-type="float">
            <text:p>0.10000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001" calcext:value-type="float">
            <text:p>1.014001</text:p>
          </table:table-cell>
          <table:table-cell office:value-type="float" office:value="3.215125" calcext:value-type="float">
            <text:p>3.215125</text:p>
          </table:table-cell>
          <table:table-cell office:value-type="float" office:value="0.517336" calcext:value-type="float">
            <text:p>0.517336</text:p>
          </table:table-cell>
          <table:table-cell office:value-type="float" office:value="0.739846" calcext:value-type="float">
            <text:p>0.739846</text:p>
          </table:table-cell>
          <table:table-cell office:value-type="float" office:value="0.72146" calcext:value-type="float">
            <text:p>0.72146</text:p>
          </table:table-cell>
          <table:table-cell office:value-type="float" office:value="-0.000026" calcext:value-type="float">
            <text:p>-2.6E-05</text:p>
          </table:table-cell>
          <table:table-cell office:value-type="float" office:value="1.461279" calcext:value-type="float">
            <text:p>1.461279</text:p>
          </table:table-cell>
          <table:table-cell office:value-type="float" office:value="0.074141" calcext:value-type="float">
            <text:p>0.074141</text:p>
          </table:table-cell>
          <table:table-cell office:value-type="float" office:value="0.100212" calcext:value-type="float">
            <text:p>0.10021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6185" calcext:value-type="float">
            <text:p>1.016185</text:p>
          </table:table-cell>
          <table:table-cell office:value-type="float" office:value="3.254381" calcext:value-type="float">
            <text:p>3.254381</text:p>
          </table:table-cell>
          <table:table-cell office:value-type="float" office:value="0.523031" calcext:value-type="float">
            <text:p>0.523031</text:p>
          </table:table-cell>
          <table:table-cell office:value-type="float" office:value="0.737661" calcext:value-type="float">
            <text:p>0.737661</text:p>
          </table:table-cell>
          <table:table-cell office:value-type="float" office:value="0.763092" calcext:value-type="float">
            <text:p>0.763092</text:p>
          </table:table-cell>
          <table:table-cell office:value-type="float" office:value="-0.000219" calcext:value-type="float">
            <text:p>-0.000219</text:p>
          </table:table-cell>
          <table:table-cell office:value-type="float" office:value="1.500535" calcext:value-type="float">
            <text:p>1.500535</text:p>
          </table:table-cell>
          <table:table-cell office:value-type="float" office:value="0.073711" calcext:value-type="float">
            <text:p>0.073711</text:p>
          </table:table-cell>
          <table:table-cell office:value-type="float" office:value="0.099925" calcext:value-type="float">
            <text:p>0.09992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41" calcext:value-type="float">
            <text:p>1.35241</text:p>
          </table:table-cell>
          <table:table-cell office:value-type="float" office:value="2.842357" calcext:value-type="float">
            <text:p>2.842357</text:p>
          </table:table-cell>
          <table:table-cell office:value-type="float" office:value="0.46326" calcext:value-type="float">
            <text:p>0.46326</text:p>
          </table:table-cell>
          <table:table-cell office:value-type="float" office:value="0.401436" calcext:value-type="float">
            <text:p>0.401436</text:p>
          </table:table-cell>
          <table:table-cell office:value-type="float" office:value="0.720768" calcext:value-type="float">
            <text:p>0.720768</text:p>
          </table:table-cell>
          <table:table-cell office:value-type="float" office:value="-0.033694" calcext:value-type="float">
            <text:p>-0.033694</text:p>
          </table:table-cell>
          <table:table-cell office:value-type="float" office:value="1.088511" calcext:value-type="float">
            <text:p>1.088511</text:p>
          </table:table-cell>
          <table:table-cell office:value-type="float" office:value="0.040059" calcext:value-type="float">
            <text:p>0.040059</text:p>
          </table:table-cell>
          <table:table-cell office:value-type="float" office:value="0.099789" calcext:value-type="float">
            <text:p>0.09978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6407" calcext:value-type="float">
            <text:p>1.406407</text:p>
          </table:table-cell>
          <table:table-cell office:value-type="float" office:value="2.790902" calcext:value-type="float">
            <text:p>2.790902</text:p>
          </table:table-cell>
          <table:table-cell office:value-type="float" office:value="0.455796" calcext:value-type="float">
            <text:p>0.455796</text:p>
          </table:table-cell>
          <table:table-cell office:value-type="float" office:value="0.34744" calcext:value-type="float">
            <text:p>0.34744</text:p>
          </table:table-cell>
          <table:table-cell office:value-type="float" office:value="0.695037" calcext:value-type="float">
            <text:p>0.695037</text:p>
          </table:table-cell>
          <table:table-cell office:value-type="float" office:value="-0.005421" calcext:value-type="float">
            <text:p>-0.005421</text:p>
          </table:table-cell>
          <table:table-cell office:value-type="float" office:value="1.037056" calcext:value-type="float">
            <text:p>1.037056</text:p>
          </table:table-cell>
          <table:table-cell office:value-type="float" office:value="0.034606" calcext:value-type="float">
            <text:p>0.034606</text:p>
          </table:table-cell>
          <table:table-cell office:value-type="float" office:value="0.099603" calcext:value-type="float">
            <text:p>0.09960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6197" calcext:value-type="float">
            <text:p>1.016197</text:p>
          </table:table-cell>
          <table:table-cell office:value-type="float" office:value="3.268482" calcext:value-type="float">
            <text:p>3.268482</text:p>
          </table:table-cell>
          <table:table-cell office:value-type="float" office:value="0.525077" calcext:value-type="float">
            <text:p>0.525077</text:p>
          </table:table-cell>
          <table:table-cell office:value-type="float" office:value="0.737649" calcext:value-type="float">
            <text:p>0.737649</text:p>
          </table:table-cell>
          <table:table-cell office:value-type="float" office:value="0.738234" calcext:value-type="float">
            <text:p>0.738234</text:p>
          </table:table-cell>
          <table:table-cell office:value-type="float" office:value="0.038754" calcext:value-type="float">
            <text:p>0.038754</text:p>
          </table:table-cell>
          <table:table-cell office:value-type="float" office:value="1.514636" calcext:value-type="float">
            <text:p>1.514636</text:p>
          </table:table-cell>
          <table:table-cell office:value-type="float" office:value="0.074274" calcext:value-type="float">
            <text:p>0.074274</text:p>
          </table:table-cell>
          <table:table-cell office:value-type="float" office:value="0.10069" calcext:value-type="float">
            <text:p>0.10069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3.361422" calcext:value-type="float">
            <text:p>3.361422</text:p>
          </table:table-cell>
          <table:table-cell office:value-type="float" office:value="0.538559" calcext:value-type="float">
            <text:p>0.538559</text:p>
          </table:table-cell>
          <table:table-cell office:value-type="float" office:value="0.796275" calcext:value-type="float">
            <text:p>0.796275</text:p>
          </table:table-cell>
          <table:table-cell office:value-type="float" office:value="0.805412" calcext:value-type="float">
            <text:p>0.805412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1.607576" calcext:value-type="float">
            <text:p>1.607576</text:p>
          </table:table-cell>
          <table:table-cell office:value-type="float" office:value="0.07927" calcext:value-type="float">
            <text:p>0.07927</text:p>
          </table:table-cell>
          <table:table-cell office:value-type="float" office:value="0.099551" calcext:value-type="float">
            <text:p>0.099551</text:p>
          </table:table-cell>
          <table:table-cell>
            <draw:frame table:end-cell-address="left_back_wheel_stats.AB32" table:end-x="25.85pt" table:end-y="12.25pt" draw:z-index="2" draw:style-name="gr1" draw:text-style-name="P1" svg:width="918.2pt" svg:height="88.81pt" svg:x="3.66pt" svg:y="0.28pt">
              <draw:object draw:notify-on-update-of-ranges="left_back_wheel_stats.A2:left_back_wheel_stats.A153 left_back_wheel_stats.H1:left_back_wheel_stats.H1 left_back_wheel_stats.H2:left_back_wheel_stats.H153 left_back_wheel_stats.I1:left_back_wheel_stats.I1 left_back_wheel_stats.I2:left_back_wheel_stats.I153 left_back_wheel_stats.J1:left_back_wheel_stats.J1 left_back_wheel_stats.J2:left_back_wheel_stats.J1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543" calcext:value-type="float">
            <text:p>0.902543</text:p>
          </table:table-cell>
          <table:table-cell office:value-type="float" office:value="3.507582" calcext:value-type="float">
            <text:p>3.507582</text:p>
          </table:table-cell>
          <table:table-cell office:value-type="float" office:value="0.559762" calcext:value-type="float">
            <text:p>0.559762</text:p>
          </table:table-cell>
          <table:table-cell office:value-type="float" office:value="0.851303" calcext:value-type="float">
            <text:p>0.851303</text:p>
          </table:table-cell>
          <table:table-cell office:value-type="float" office:value="0.896906" calcext:value-type="float">
            <text:p>0.896906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1.753736" calcext:value-type="float">
            <text:p>1.753736</text:p>
          </table:table-cell>
          <table:table-cell office:value-type="float" office:value="0.084769" calcext:value-type="float">
            <text:p>0.084769</text:p>
          </table:table-cell>
          <table:table-cell office:value-type="float" office:value="0.099576" calcext:value-type="float">
            <text:p>0.09957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0561" calcext:value-type="float">
            <text:p>1.290561</text:p>
          </table:table-cell>
          <table:table-cell office:value-type="float" office:value="3.102347" calcext:value-type="float">
            <text:p>3.102347</text:p>
          </table:table-cell>
          <table:table-cell office:value-type="float" office:value="0.500976" calcext:value-type="float">
            <text:p>0.500976</text:p>
          </table:table-cell>
          <table:table-cell office:value-type="float" office:value="0.463285" calcext:value-type="float">
            <text:p>0.463285</text:p>
          </table:table-cell>
          <table:table-cell office:value-type="float" office:value="0.92383" calcext:value-type="float">
            <text:p>0.92383</text:p>
          </table:table-cell>
          <table:table-cell office:value-type="float" office:value="-0.038615" calcext:value-type="float">
            <text:p>-0.038615</text:p>
          </table:table-cell>
          <table:table-cell office:value-type="float" office:value="1.3485" calcext:value-type="float">
            <text:p>1.3485</text:p>
          </table:table-cell>
          <table:table-cell office:value-type="float" office:value="0.046553" calcext:value-type="float">
            <text:p>0.046553</text:p>
          </table:table-cell>
          <table:table-cell office:value-type="float" office:value="0.100484" calcext:value-type="float">
            <text:p>0.1004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2713" calcext:value-type="float">
            <text:p>1.242713</text:p>
          </table:table-cell>
          <table:table-cell office:value-type="float" office:value="3.21829" calcext:value-type="float">
            <text:p>3.21829</text:p>
          </table:table-cell>
          <table:table-cell office:value-type="float" office:value="0.517796" calcext:value-type="float">
            <text:p>0.517796</text:p>
          </table:table-cell>
          <table:table-cell office:value-type="float" office:value="0.511133" calcext:value-type="float">
            <text:p>0.511133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1.464443" calcext:value-type="float">
            <text:p>1.464443</text:p>
          </table:table-cell>
          <table:table-cell office:value-type="float" office:value="0.050943" calcext:value-type="float">
            <text:p>0.050943</text:p>
          </table:table-cell>
          <table:table-cell office:value-type="float" office:value="0.099666" calcext:value-type="float">
            <text:p>0.09966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973" calcext:value-type="float">
            <text:p>1.126973</text:p>
          </table:table-cell>
          <table:table-cell office:value-type="float" office:value="3.323795" calcext:value-type="float">
            <text:p>3.323795</text:p>
          </table:table-cell>
          <table:table-cell office:value-type="float" office:value="0.533101" calcext:value-type="float">
            <text:p>0.533101</text:p>
          </table:table-cell>
          <table:table-cell office:value-type="float" office:value="0.626873" calcext:value-type="float">
            <text:p>0.626873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011576" calcext:value-type="float">
            <text:p>0.011576</text:p>
          </table:table-cell>
          <table:table-cell office:value-type="float" office:value="1.569949" calcext:value-type="float">
            <text:p>1.569949</text:p>
          </table:table-cell>
          <table:table-cell office:value-type="float" office:value="0.062674" calcext:value-type="float">
            <text:p>0.062674</text:p>
          </table:table-cell>
          <table:table-cell office:value-type="float" office:value="0.099979" calcext:value-type="float">
            <text:p>0.09997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60125" calcext:value-type="float">
            <text:p>0.960125</text:p>
          </table:table-cell>
          <table:table-cell office:value-type="float" office:value="3.50349" calcext:value-type="float">
            <text:p>3.50349</text:p>
          </table:table-cell>
          <table:table-cell office:value-type="float" office:value="0.559168" calcext:value-type="float">
            <text:p>0.559168</text:p>
          </table:table-cell>
          <table:table-cell office:value-type="float" office:value="0.793721" calcext:value-type="float">
            <text:p>0.793721</text:p>
          </table:table-cell>
          <table:table-cell office:value-type="float" office:value="0.939221" calcext:value-type="float">
            <text:p>0.939221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1.749644" calcext:value-type="float">
            <text:p>1.749644</text:p>
          </table:table-cell>
          <table:table-cell office:value-type="float" office:value="0.079289" calcext:value-type="float">
            <text:p>0.079289</text:p>
          </table:table-cell>
          <table:table-cell office:value-type="float" office:value="0.099895" calcext:value-type="float">
            <text:p>0.09989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3271" calcext:value-type="float">
            <text:p>1.013271</text:p>
          </table:table-cell>
          <table:table-cell office:value-type="float" office:value="3.42881" calcext:value-type="float">
            <text:p>3.42881</text:p>
          </table:table-cell>
          <table:table-cell office:value-type="float" office:value="0.548335" calcext:value-type="float">
            <text:p>0.548335</text:p>
          </table:table-cell>
          <table:table-cell office:value-type="float" office:value="0.740575" calcext:value-type="float">
            <text:p>0.740575</text:p>
          </table:table-cell>
          <table:table-cell office:value-type="float" office:value="0.939705" calcext:value-type="float">
            <text:p>0.939705</text:p>
          </table:table-cell>
          <table:table-cell office:value-type="float" office:value="-0.005316" calcext:value-type="float">
            <text:p>-0.005316</text:p>
          </table:table-cell>
          <table:table-cell office:value-type="float" office:value="1.674964" calcext:value-type="float">
            <text:p>1.674964</text:p>
          </table:table-cell>
          <table:table-cell office:value-type="float" office:value="0.074034" calcext:value-type="float">
            <text:p>0.074034</text:p>
          </table:table-cell>
          <table:table-cell office:value-type="float" office:value="0.099968" calcext:value-type="float">
            <text:p>0.09996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295" calcext:value-type="float">
            <text:p>1.014295</text:p>
          </table:table-cell>
          <table:table-cell office:value-type="float" office:value="3.483989" calcext:value-type="float">
            <text:p>3.483989</text:p>
          </table:table-cell>
          <table:table-cell office:value-type="float" office:value="0.55634" calcext:value-type="float">
            <text:p>0.55634</text:p>
          </table:table-cell>
          <table:table-cell office:value-type="float" office:value="0.739551" calcext:value-type="float">
            <text:p>0.739551</text:p>
          </table:table-cell>
          <table:table-cell office:value-type="float" office:value="0.990695" calcext:value-type="float">
            <text:p>0.990695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1.730143" calcext:value-type="float">
            <text:p>1.730143</text:p>
          </table:table-cell>
          <table:table-cell office:value-type="float" office:value="0.074052" calcext:value-type="float">
            <text:p>0.074052</text:p>
          </table:table-cell>
          <table:table-cell office:value-type="float" office:value="0.100131" calcext:value-type="float">
            <text:p>0.10013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973" calcext:value-type="float">
            <text:p>1.126973</text:p>
          </table:table-cell>
          <table:table-cell office:value-type="float" office:value="3.40206" calcext:value-type="float">
            <text:p>3.40206</text:p>
          </table:table-cell>
          <table:table-cell office:value-type="float" office:value="0.544454" calcext:value-type="float">
            <text:p>0.544454</text:p>
          </table:table-cell>
          <table:table-cell office:value-type="float" office:value="0.626873" calcext:value-type="float">
            <text:p>0.626873</text:p>
          </table:table-cell>
          <table:table-cell office:value-type="float" office:value="1.032631" calcext:value-type="float">
            <text:p>1.032631</text:p>
          </table:table-cell>
          <table:table-cell office:value-type="float" office:value="-0.01129" calcext:value-type="float">
            <text:p>-0.01129</text:p>
          </table:table-cell>
          <table:table-cell office:value-type="float" office:value="1.648214" calcext:value-type="float">
            <text:p>1.648214</text:p>
          </table:table-cell>
          <table:table-cell office:value-type="float" office:value="0.062564" calcext:value-type="float">
            <text:p>0.062564</text:p>
          </table:table-cell>
          <table:table-cell office:value-type="float" office:value="0.099803" calcext:value-type="float">
            <text:p>0.099803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6199" calcext:value-type="float">
            <text:p>1.296199</text:p>
          </table:table-cell>
          <table:table-cell office:value-type="float" office:value="3.184719" calcext:value-type="float">
            <text:p>3.184719</text:p>
          </table:table-cell>
          <table:table-cell office:value-type="float" office:value="0.512926" calcext:value-type="float">
            <text:p>0.512926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990092" calcext:value-type="float">
            <text:p>0.990092</text:p>
          </table:table-cell>
          <table:table-cell office:value-type="float" office:value="-0.016867" calcext:value-type="float">
            <text:p>-0.016867</text:p>
          </table:table-cell>
          <table:table-cell office:value-type="float" office:value="1.430873" calcext:value-type="float">
            <text:p>1.430873</text:p>
          </table:table-cell>
          <table:table-cell office:value-type="float" office:value="0.045914" calcext:value-type="float">
            <text:p>0.045914</text:p>
          </table:table-cell>
          <table:table-cell office:value-type="float" office:value="0.100327" calcext:value-type="float">
            <text:p>0.100327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8469" calcext:value-type="float">
            <text:p>1.238469</text:p>
          </table:table-cell>
          <table:table-cell office:value-type="float" office:value="3.223418" calcext:value-type="float">
            <text:p>3.223418</text:p>
          </table:table-cell>
          <table:table-cell office:value-type="float" office:value="0.518539" calcext:value-type="float">
            <text:p>0.518539</text:p>
          </table:table-cell>
          <table:table-cell office:value-type="float" office:value="0.515377" calcext:value-type="float">
            <text:p>0.515377</text:p>
          </table:table-cell>
          <table:table-cell office:value-type="float" office:value="0.948416" calcext:value-type="float">
            <text:p>0.948416</text:p>
          </table:table-cell>
          <table:table-cell office:value-type="float" office:value="0.005779" calcext:value-type="float">
            <text:p>0.005779</text:p>
          </table:table-cell>
          <table:table-cell office:value-type="float" office:value="1.469572" calcext:value-type="float">
            <text:p>1.469572</text:p>
          </table:table-cell>
          <table:table-cell office:value-type="float" office:value="0.051486" calcext:value-type="float">
            <text:p>0.051486</text:p>
          </table:table-cell>
          <table:table-cell office:value-type="float" office:value="0.099899" calcext:value-type="float">
            <text:p>0.09989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09" calcext:value-type="float">
            <text:p>0.95809</text:p>
          </table:table-cell>
          <table:table-cell office:value-type="float" office:value="3.518374" calcext:value-type="float">
            <text:p>3.518374</text:p>
          </table:table-cell>
          <table:table-cell office:value-type="float" office:value="0.561328" calcext:value-type="float">
            <text:p>0.561328</text:p>
          </table:table-cell>
          <table:table-cell office:value-type="float" office:value="0.795757" calcext:value-type="float">
            <text:p>0.795757</text:p>
          </table:table-cell>
          <table:table-cell office:value-type="float" office:value="0.940767" calcext:value-type="float">
            <text:p>0.940767</text:p>
          </table:table-cell>
          <table:table-cell office:value-type="float" office:value="0.028005" calcext:value-type="float">
            <text:p>0.028005</text:p>
          </table:table-cell>
          <table:table-cell office:value-type="float" office:value="1.764528" calcext:value-type="float">
            <text:p>1.764528</text:p>
          </table:table-cell>
          <table:table-cell office:value-type="float" office:value="0.07967" calcext:value-type="float">
            <text:p>0.07967</text:p>
          </table:table-cell>
          <table:table-cell office:value-type="float" office:value="0.100119" calcext:value-type="float">
            <text:p>0.100119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9836" calcext:value-type="float">
            <text:p>0.789836</text:p>
          </table:table-cell>
          <table:table-cell office:value-type="float" office:value="3.750779" calcext:value-type="float">
            <text:p>3.750779</text:p>
          </table:table-cell>
          <table:table-cell office:value-type="float" office:value="0.595042" calcext:value-type="float">
            <text:p>0.595042</text:p>
          </table:table-cell>
          <table:table-cell office:value-type="float" office:value="0.96401" calcext:value-type="float">
            <text:p>0.96401</text:p>
          </table:table-cell>
          <table:table-cell office:value-type="float" office:value="1.01617" calcext:value-type="float">
            <text:p>1.01617</text:p>
          </table:table-cell>
          <table:table-cell office:value-type="float" office:value="0.016752" calcext:value-type="float">
            <text:p>0.016752</text:p>
          </table:table-cell>
          <table:table-cell office:value-type="float" office:value="1.996932" calcext:value-type="float">
            <text:p>1.996932</text:p>
          </table:table-cell>
          <table:table-cell office:value-type="float" office:value="0.096821" calcext:value-type="float">
            <text:p>0.096821</text:p>
          </table:table-cell>
          <table:table-cell office:value-type="float" office:value="0.100436" calcext:value-type="float">
            <text:p>0.100436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7826" calcext:value-type="float">
            <text:p>0.787826</text:p>
          </table:table-cell>
          <table:table-cell office:value-type="float" office:value="3.804142" calcext:value-type="float">
            <text:p>3.804142</text:p>
          </table:table-cell>
          <table:table-cell office:value-type="float" office:value="0.602783" calcext:value-type="float">
            <text:p>0.602783</text:p>
          </table:table-cell>
          <table:table-cell office:value-type="float" office:value="0.96602" calcext:value-type="float">
            <text:p>0.96602</text:p>
          </table:table-cell>
          <table:table-cell office:value-type="float" office:value="1.084074" calcext:value-type="float">
            <text:p>1.084074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2.050296" calcext:value-type="float">
            <text:p>2.050296</text:p>
          </table:table-cell>
          <table:table-cell office:value-type="float" office:value="0.096212" calcext:value-type="float">
            <text:p>0.096212</text:p>
          </table:table-cell>
          <table:table-cell office:value-type="float" office:value="0.099596" calcext:value-type="float">
            <text:p>0.09959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023" calcext:value-type="float">
            <text:p>1.241023</text:p>
          </table:table-cell>
          <table:table-cell office:value-type="float" office:value="3.288494" calcext:value-type="float">
            <text:p>3.288494</text:p>
          </table:table-cell>
          <table:table-cell office:value-type="float" office:value="0.52798" calcext:value-type="float">
            <text:p>0.52798</text:p>
          </table:table-cell>
          <table:table-cell office:value-type="float" office:value="0.512823" calcext:value-type="float">
            <text:p>0.512823</text:p>
          </table:table-cell>
          <table:table-cell office:value-type="float" office:value="1.067085" calcext:value-type="float">
            <text:p>1.067085</text:p>
          </table:table-cell>
          <table:table-cell office:value-type="float" office:value="-0.045261" calcext:value-type="float">
            <text:p>-0.045261</text:p>
          </table:table-cell>
          <table:table-cell office:value-type="float" office:value="1.534648" calcext:value-type="float">
            <text:p>1.534648</text:p>
          </table:table-cell>
          <table:table-cell office:value-type="float" office:value="0.051349" calcext:value-type="float">
            <text:p>0.051349</text:p>
          </table:table-cell>
          <table:table-cell office:value-type="float" office:value="0.100129" calcext:value-type="float">
            <text:p>0.100129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1595" calcext:value-type="float">
            <text:p>1.351595</text:p>
          </table:table-cell>
          <table:table-cell office:value-type="float" office:value="3.153308" calcext:value-type="float">
            <text:p>3.153308</text:p>
          </table:table-cell>
          <table:table-cell office:value-type="float" office:value="0.508369" calcext:value-type="float">
            <text:p>0.508369</text:p>
          </table:table-cell>
          <table:table-cell office:value-type="float" office:value="0.402251" calcext:value-type="float">
            <text:p>0.402251</text:p>
          </table:table-cell>
          <table:table-cell office:value-type="float" office:value="1.008302" calcext:value-type="float">
            <text:p>1.008302</text:p>
          </table:table-cell>
          <table:table-cell office:value-type="float" office:value="-0.011092" calcext:value-type="float">
            <text:p>-0.011092</text:p>
          </table:table-cell>
          <table:table-cell office:value-type="float" office:value="1.399462" calcext:value-type="float">
            <text:p>1.399462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99689" calcext:value-type="float">
            <text:p>0.09968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022" calcext:value-type="float">
            <text:p>1.069022</text:p>
          </table:table-cell>
          <table:table-cell office:value-type="float" office:value="3.466948" calcext:value-type="float">
            <text:p>3.466948</text:p>
          </table:table-cell>
          <table:table-cell office:value-type="float" office:value="0.553867" calcext:value-type="float">
            <text:p>0.553867</text:p>
          </table:table-cell>
          <table:table-cell office:value-type="float" office:value="0.684824" calcext:value-type="float">
            <text:p>0.684824</text:p>
          </table:table-cell>
          <table:table-cell office:value-type="float" office:value="1.000037" calcext:value-type="float">
            <text:p>1.000037</text:p>
          </table:table-cell>
          <table:table-cell office:value-type="float" office:value="0.02824" calcext:value-type="float">
            <text:p>0.02824</text:p>
          </table:table-cell>
          <table:table-cell office:value-type="float" office:value="1.713102" calcext:value-type="float">
            <text:p>1.713102</text:p>
          </table:table-cell>
          <table:table-cell office:value-type="float" office:value="0.068524" calcext:value-type="float">
            <text:p>0.068524</text:p>
          </table:table-cell>
          <table:table-cell office:value-type="float" office:value="0.10006" calcext:value-type="float">
            <text:p>0.10006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835" calcext:value-type="float">
            <text:p>0.563835</text:p>
          </table:table-cell>
          <table:table-cell office:value-type="float" office:value="4.06183" calcext:value-type="float">
            <text:p>4.06183</text:p>
          </table:table-cell>
          <table:table-cell office:value-type="float" office:value="0.640165" calcext:value-type="float">
            <text:p>0.640165</text:p>
          </table:table-cell>
          <table:table-cell office:value-type="float" office:value="1.190011" calcext:value-type="float">
            <text:p>1.190011</text:p>
          </table:table-cell>
          <table:table-cell office:value-type="float" office:value="1.067452" calcext:value-type="float">
            <text:p>1.067452</text:p>
          </table:table-cell>
          <table:table-cell office:value-type="float" office:value="0.050521" calcext:value-type="float">
            <text:p>0.050521</text:p>
          </table:table-cell>
          <table:table-cell office:value-type="float" office:value="2.307984" calcext:value-type="float">
            <text:p>2.307984</text:p>
          </table:table-cell>
          <table:table-cell office:value-type="float" office:value="0.118995" calcext:value-type="float">
            <text:p>0.118995</text:p>
          </table:table-cell>
          <table:table-cell office:value-type="float" office:value="0.099995" calcext:value-type="float">
            <text:p>0.0999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4.165668" calcext:value-type="float">
            <text:p>4.165668</text:p>
          </table:table-cell>
          <table:table-cell office:value-type="float" office:value="0.655228" calcext:value-type="float">
            <text:p>0.655228</text:p>
          </table:table-cell>
          <table:table-cell office:value-type="float" office:value="1.245606" calcext:value-type="float">
            <text:p>1.245606</text:p>
          </table:table-cell>
          <table:table-cell office:value-type="float" office:value="1.160664" calcext:value-type="float">
            <text:p>1.160664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2.411822" calcext:value-type="float">
            <text:p>2.411822</text:p>
          </table:table-cell>
          <table:table-cell office:value-type="float" office:value="0.124705" calcext:value-type="float">
            <text:p>0.124705</text:p>
          </table:table-cell>
          <table:table-cell office:value-type="float" office:value="0.100116" calcext:value-type="float">
            <text:p>0.10011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9035" calcext:value-type="float">
            <text:p>0.899035</text:p>
          </table:table-cell>
          <table:table-cell office:value-type="float" office:value="3.790619" calcext:value-type="float">
            <text:p>3.790619</text:p>
          </table:table-cell>
          <table:table-cell office:value-type="float" office:value="0.600821" calcext:value-type="float">
            <text:p>0.600821</text:p>
          </table:table-cell>
          <table:table-cell office:value-type="float" office:value="0.854812" calcext:value-type="float">
            <text:p>0.854812</text:p>
          </table:table-cell>
          <table:table-cell office:value-type="float" office:value="1.220802" calcext:value-type="float">
            <text:p>1.220802</text:p>
          </table:table-cell>
          <table:table-cell office:value-type="float" office:value="-0.038841" calcext:value-type="float">
            <text:p>-0.038841</text:p>
          </table:table-cell>
          <table:table-cell office:value-type="float" office:value="2.036773" calcext:value-type="float">
            <text:p>2.036773</text:p>
          </table:table-cell>
          <table:table-cell office:value-type="float" office:value="0.086007" calcext:value-type="float">
            <text:p>0.086007</text:p>
          </table:table-cell>
          <table:table-cell office:value-type="float" office:value="0.100615" calcext:value-type="float">
            <text:p>0.10061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5075" calcext:value-type="float">
            <text:p>1.355075</text:p>
          </table:table-cell>
          <table:table-cell office:value-type="float" office:value="3.310008" calcext:value-type="float">
            <text:p>3.310008</text:p>
          </table:table-cell>
          <table:table-cell office:value-type="float" office:value="0.531101" calcext:value-type="float">
            <text:p>0.531101</text:p>
          </table:table-cell>
          <table:table-cell office:value-type="float" office:value="0.398771" calcext:value-type="float">
            <text:p>0.398771</text:p>
          </table:table-cell>
          <table:table-cell office:value-type="float" office:value="1.203166" calcext:value-type="float">
            <text:p>1.203166</text:p>
          </table:table-cell>
          <table:table-cell office:value-type="float" office:value="-0.045775" calcext:value-type="float">
            <text:p>-0.045775</text:p>
          </table:table-cell>
          <table:table-cell office:value-type="float" office:value="1.556162" calcext:value-type="float">
            <text:p>1.556162</text:p>
          </table:table-cell>
          <table:table-cell office:value-type="float" office:value="0.039728" calcext:value-type="float">
            <text:p>0.039728</text:p>
          </table:table-cell>
          <table:table-cell office:value-type="float" office:value="0.099627" calcext:value-type="float">
            <text:p>0.099627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1795" calcext:value-type="float">
            <text:p>1.521795</text:p>
          </table:table-cell>
          <table:table-cell office:value-type="float" office:value="3.087868" calcext:value-type="float">
            <text:p>3.087868</text:p>
          </table:table-cell>
          <table:table-cell office:value-type="float" office:value="0.498876" calcext:value-type="float">
            <text:p>0.498876</text:p>
          </table:table-cell>
          <table:table-cell office:value-type="float" office:value="0.232051" calcext:value-type="float">
            <text:p>0.232051</text:p>
          </table:table-cell>
          <table:table-cell office:value-type="float" office:value="1.118586" calcext:value-type="float">
            <text:p>1.118586</text:p>
          </table:table-cell>
          <table:table-cell office:value-type="float" office:value="-0.016616" calcext:value-type="float">
            <text:p>-0.016616</text:p>
          </table:table-cell>
          <table:table-cell office:value-type="float" office:value="1.334021" calcext:value-type="float">
            <text:p>1.334021</text:p>
          </table:table-cell>
          <table:table-cell office:value-type="float" office:value="0.023284" calcext:value-type="float">
            <text:p>0.023284</text:p>
          </table:table-cell>
          <table:table-cell office:value-type="float" office:value="0.100338" calcext:value-type="float">
            <text:p>0.100338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797" calcext:value-type="float">
            <text:p>1.408797</text:p>
          </table:table-cell>
          <table:table-cell office:value-type="float" office:value="3.135045" calcext:value-type="float">
            <text:p>3.135045</text:p>
          </table:table-cell>
          <table:table-cell office:value-type="float" office:value="0.50572" calcext:value-type="float">
            <text:p>0.50572</text:p>
          </table:table-cell>
          <table:table-cell office:value-type="float" office:value="0.345049" calcext:value-type="float">
            <text:p>0.345049</text:p>
          </table:table-cell>
          <table:table-cell office:value-type="float" office:value="1.024776" calcext:value-type="float">
            <text:p>1.024776</text:p>
          </table:table-cell>
          <table:table-cell office:value-type="float" office:value="0.011373" calcext:value-type="float">
            <text:p>0.011373</text:p>
          </table:table-cell>
          <table:table-cell office:value-type="float" office:value="1.381198" calcext:value-type="float">
            <text:p>1.381198</text:p>
          </table:table-cell>
          <table:table-cell office:value-type="float" office:value="0.034281" calcext:value-type="float">
            <text:p>0.034281</text:p>
          </table:table-cell>
          <table:table-cell office:value-type="float" office:value="0.099352" calcext:value-type="float">
            <text:p>0.099352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8531" calcext:value-type="float">
            <text:p>1.238531</text:p>
          </table:table-cell>
          <table:table-cell office:value-type="float" office:value="3.244205" calcext:value-type="float">
            <text:p>3.244205</text:p>
          </table:table-cell>
          <table:table-cell office:value-type="float" office:value="0.521555" calcext:value-type="float">
            <text:p>0.521555</text:p>
          </table:table-cell>
          <table:table-cell office:value-type="float" office:value="0.515315" calcext:value-type="float">
            <text:p>0.515315</text:p>
          </table:table-cell>
          <table:table-cell office:value-type="float" office:value="0.95809" calcext:value-type="float">
            <text:p>0.95809</text:p>
          </table:table-cell>
          <table:table-cell office:value-type="float" office:value="0.016953" calcext:value-type="float">
            <text:p>0.016953</text:p>
          </table:table-cell>
          <table:table-cell office:value-type="float" office:value="1.490359" calcext:value-type="float">
            <text:p>1.490359</text:p>
          </table:table-cell>
          <table:table-cell office:value-type="float" office:value="0.051755" calcext:value-type="float">
            <text:p>0.051755</text:p>
          </table:table-cell>
          <table:table-cell office:value-type="float" office:value="0.100433" calcext:value-type="float">
            <text:p>0.100433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797" calcext:value-type="float">
            <text:p>0.902797</text:p>
          </table:table-cell>
          <table:table-cell office:value-type="float" office:value="3.646369" calcext:value-type="float">
            <text:p>3.646369</text:p>
          </table:table-cell>
          <table:table-cell office:value-type="float" office:value="0.579895" calcext:value-type="float">
            <text:p>0.579895</text:p>
          </table:table-cell>
          <table:table-cell office:value-type="float" office:value="0.851049" calcext:value-type="float">
            <text:p>0.851049</text:p>
          </table:table-cell>
          <table:table-cell office:value-type="float" office:value="1.007602" calcext:value-type="float">
            <text:p>1.007602</text:p>
          </table:table-cell>
          <table:table-cell office:value-type="float" office:value="0.033871" calcext:value-type="float">
            <text:p>0.033871</text:p>
          </table:table-cell>
          <table:table-cell office:value-type="float" office:value="1.892522" calcext:value-type="float">
            <text:p>1.892522</text:p>
          </table:table-cell>
          <table:table-cell office:value-type="float" office:value="0.084356" calcext:value-type="float">
            <text:p>0.084356</text:p>
          </table:table-cell>
          <table:table-cell office:value-type="float" office:value="0.09912" calcext:value-type="float">
            <text:p>0.09912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548" calcext:value-type="float">
            <text:p>1.070548</text:p>
          </table:table-cell>
          <table:table-cell office:value-type="float" office:value="3.470727" calcext:value-type="float">
            <text:p>3.470727</text:p>
          </table:table-cell>
          <table:table-cell office:value-type="float" office:value="0.554416" calcext:value-type="float">
            <text:p>0.554416</text:p>
          </table:table-cell>
          <table:table-cell office:value-type="float" office:value="0.683298" calcext:value-type="float">
            <text:p>0.683298</text:p>
          </table:table-cell>
          <table:table-cell office:value-type="float" office:value="1.0503" calcext:value-type="float">
            <text:p>1.0503</text:p>
          </table:table-cell>
          <table:table-cell office:value-type="float" office:value="-0.016717" calcext:value-type="float">
            <text:p>-0.016717</text:p>
          </table:table-cell>
          <table:table-cell office:value-type="float" office:value="1.71688" calcext:value-type="float">
            <text:p>1.71688</text:p>
          </table:table-cell>
          <table:table-cell office:value-type="float" office:value="0.068565" calcext:value-type="float">
            <text:p>0.068565</text:p>
          </table:table-cell>
          <table:table-cell office:value-type="float" office:value="0.100345" calcext:value-type="float">
            <text:p>0.10034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9136" calcext:value-type="float">
            <text:p>1.519136</text:p>
          </table:table-cell>
          <table:table-cell office:value-type="float" office:value="2.926694" calcext:value-type="float">
            <text:p>2.926694</text:p>
          </table:table-cell>
          <table:table-cell office:value-type="float" office:value="0.475495" calcext:value-type="float">
            <text:p>0.475495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982843" calcext:value-type="float">
            <text:p>0.982843</text:p>
          </table:table-cell>
          <table:table-cell office:value-type="float" office:value="-0.044705" calcext:value-type="float">
            <text:p>-0.044705</text:p>
          </table:table-cell>
          <table:table-cell office:value-type="float" office:value="1.172848" calcext:value-type="float">
            <text:p>1.172848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100345" calcext:value-type="float">
            <text:p>0.10034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11045" calcext:value-type="float">
            <text:p>1.411045</text:p>
          </table:table-cell>
          <table:table-cell office:value-type="float" office:value="2.962967" calcext:value-type="float">
            <text:p>2.962967</text:p>
          </table:table-cell>
          <table:table-cell office:value-type="float" office:value="0.480757" calcext:value-type="float">
            <text:p>0.480757</text:p>
          </table:table-cell>
          <table:table-cell office:value-type="float" office:value="0.342801" calcext:value-type="float">
            <text:p>0.342801</text:p>
          </table:table-cell>
          <table:table-cell office:value-type="float" office:value="0.85544" calcext:value-type="float">
            <text:p>0.85544</text:p>
          </table:table-cell>
          <table:table-cell office:value-type="float" office:value="0.010879" calcext:value-type="float">
            <text:p>0.010879</text:p>
          </table:table-cell>
          <table:table-cell office:value-type="float" office:value="1.20912" calcext:value-type="float">
            <text:p>1.20912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99358" calcext:value-type="float">
            <text:p>0.099358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576" calcext:value-type="float">
            <text:p>1.126576</text:p>
          </table:table-cell>
          <table:table-cell office:value-type="float" office:value="3.172405" calcext:value-type="float">
            <text:p>3.172405</text:p>
          </table:table-cell>
          <table:table-cell office:value-type="float" office:value="0.511139" calcext:value-type="float">
            <text:p>0.511139</text:p>
          </table:table-cell>
          <table:table-cell office:value-type="float" office:value="0.62727" calcext:value-type="float">
            <text:p>0.6272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1.418559" calcext:value-type="float">
            <text:p>1.418559</text:p>
          </table:table-cell>
          <table:table-cell office:value-type="float" office:value="0.063078" calcext:value-type="float">
            <text:p>0.063078</text:p>
          </table:table-cell>
          <table:table-cell office:value-type="float" office:value="0.10056" calcext:value-type="float">
            <text:p>0.10056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882" calcext:value-type="float">
            <text:p>0.563882</text:p>
          </table:table-cell>
          <table:table-cell office:value-type="float" office:value="3.812013" calcext:value-type="float">
            <text:p>3.812013</text:p>
          </table:table-cell>
          <table:table-cell office:value-type="float" office:value="0.603925" calcext:value-type="float">
            <text:p>0.603925</text:p>
          </table:table-cell>
          <table:table-cell office:value-type="float" office:value="1.189964" calcext:value-type="float">
            <text:p>1.189964</text:p>
          </table:table-cell>
          <table:table-cell office:value-type="float" office:value="0.811678" calcext:value-type="float">
            <text:p>0.811678</text:p>
          </table:table-cell>
          <table:table-cell office:value-type="float" office:value="0.056525" calcext:value-type="float">
            <text:p>0.056525</text:p>
          </table:table-cell>
          <table:table-cell office:value-type="float" office:value="2.058167" calcext:value-type="float">
            <text:p>2.058167</text:p>
          </table:table-cell>
          <table:table-cell office:value-type="float" office:value="0.118459" calcext:value-type="float">
            <text:p>0.118459</text:p>
          </table:table-cell>
          <table:table-cell office:value-type="float" office:value="0.099548" calcext:value-type="float">
            <text:p>0.099548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182" calcext:value-type="float">
            <text:p>0.563182</text:p>
          </table:table-cell>
          <table:table-cell office:value-type="float" office:value="3.875576" calcext:value-type="float">
            <text:p>3.875576</text:p>
          </table:table-cell>
          <table:table-cell office:value-type="float" office:value="0.613145" calcext:value-type="float">
            <text:p>0.613145</text:p>
          </table:table-cell>
          <table:table-cell office:value-type="float" office:value="1.190664" calcext:value-type="float">
            <text:p>1.190664</text:p>
          </table:table-cell>
          <table:table-cell office:value-type="float" office:value="0.930995" calcext:value-type="float">
            <text:p>0.930995</text:p>
          </table:table-cell>
          <table:table-cell office:value-type="float" office:value="0.00007" calcext:value-type="float">
            <text:p>7E-05</text:p>
          </table:table-cell>
          <table:table-cell office:value-type="float" office:value="2.121729" calcext:value-type="float">
            <text:p>2.121729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100174" calcext:value-type="float">
            <text:p>0.100174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038" calcext:value-type="float">
            <text:p>1.127038</text:p>
          </table:table-cell>
          <table:table-cell office:value-type="float" office:value="3.314334" calcext:value-type="float">
            <text:p>3.314334</text:p>
          </table:table-cell>
          <table:table-cell office:value-type="float" office:value="0.531728" calcext:value-type="float">
            <text:p>0.531728</text:p>
          </table:table-cell>
          <table:table-cell office:value-type="float" office:value="0.626808" calcext:value-type="float">
            <text:p>0.626808</text:p>
          </table:table-cell>
          <table:table-cell office:value-type="float" office:value="0.990075" calcext:value-type="float">
            <text:p>0.990075</text:p>
          </table:table-cell>
          <table:table-cell office:value-type="float" office:value="-0.056395" calcext:value-type="float">
            <text:p>-0.056395</text:p>
          </table:table-cell>
          <table:table-cell office:value-type="float" office:value="1.560488" calcext:value-type="float">
            <text:p>1.560488</text:p>
          </table:table-cell>
          <table:table-cell office:value-type="float" office:value="0.06267" calcext:value-type="float">
            <text:p>0.06267</text:p>
          </table:table-cell>
          <table:table-cell office:value-type="float" office:value="0.099983" calcext:value-type="float">
            <text:p>0.099983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749" calcext:value-type="float">
            <text:p>1.352749</text:p>
          </table:table-cell>
          <table:table-cell office:value-type="float" office:value="3.131883" calcext:value-type="float">
            <text:p>3.131883</text:p>
          </table:table-cell>
          <table:table-cell office:value-type="float" office:value="0.505261" calcext:value-type="float">
            <text:p>0.505261</text:p>
          </table:table-cell>
          <table:table-cell office:value-type="float" office:value="0.401098" calcext:value-type="float">
            <text:p>0.401098</text:p>
          </table:table-cell>
          <table:table-cell office:value-type="float" office:value="0.999323" calcext:value-type="float">
            <text:p>0.999323</text:p>
          </table:table-cell>
          <table:table-cell office:value-type="float" office:value="-0.022383" calcext:value-type="float">
            <text:p>-0.022383</text:p>
          </table:table-cell>
          <table:table-cell office:value-type="float" office:value="1.378037" calcext:value-type="float">
            <text:p>1.378037</text:p>
          </table:table-cell>
          <table:table-cell office:value-type="float" office:value="0.040446" calcext:value-type="float">
            <text:p>0.040446</text:p>
          </table:table-cell>
          <table:table-cell office:value-type="float" office:value="0.100839" calcext:value-type="float">
            <text:p>0.10083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568" calcext:value-type="float">
            <text:p>1.127568</text:p>
          </table:table-cell>
          <table:table-cell office:value-type="float" office:value="3.418107" calcext:value-type="float">
            <text:p>3.418107</text:p>
          </table:table-cell>
          <table:table-cell office:value-type="float" office:value="0.546782" calcext:value-type="float">
            <text:p>0.546782</text:p>
          </table:table-cell>
          <table:table-cell office:value-type="float" office:value="0.626279" calcext:value-type="float">
            <text:p>0.626279</text:p>
          </table:table-cell>
          <table:table-cell office:value-type="float" office:value="1.015411" calcext:value-type="float">
            <text:p>1.015411</text:p>
          </table:table-cell>
          <table:table-cell office:value-type="float" office:value="0.022571" calcext:value-type="float">
            <text:p>0.022571</text:p>
          </table:table-cell>
          <table:table-cell office:value-type="float" office:value="1.664261" calcext:value-type="float">
            <text:p>1.664261</text:p>
          </table:table-cell>
          <table:table-cell office:value-type="float" office:value="0.06248" calcext:value-type="float">
            <text:p>0.06248</text:p>
          </table:table-cell>
          <table:table-cell office:value-type="float" office:value="0.099764" calcext:value-type="float">
            <text:p>0.099764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353" calcext:value-type="float">
            <text:p>0.676353</text:p>
          </table:table-cell>
          <table:table-cell office:value-type="float" office:value="3.926674" calcext:value-type="float">
            <text:p>3.926674</text:p>
          </table:table-cell>
          <table:table-cell office:value-type="float" office:value="0.620558" calcext:value-type="float">
            <text:p>0.620558</text:p>
          </table:table-cell>
          <table:table-cell office:value-type="float" office:value="1.077493" calcext:value-type="float">
            <text:p>1.077493</text:p>
          </table:table-cell>
          <table:table-cell office:value-type="float" office:value="1.050102" calcext:value-type="float">
            <text:p>1.050102</text:p>
          </table:table-cell>
          <table:table-cell office:value-type="float" office:value="0.045233" calcext:value-type="float">
            <text:p>0.045233</text:p>
          </table:table-cell>
          <table:table-cell office:value-type="float" office:value="2.172828" calcext:value-type="float">
            <text:p>2.172828</text:p>
          </table:table-cell>
          <table:table-cell office:value-type="float" office:value="0.107483" calcext:value-type="float">
            <text:p>0.107483</text:p>
          </table:table-cell>
          <table:table-cell office:value-type="float" office:value="0.099753" calcext:value-type="float">
            <text:p>0.099753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3.660398" calcext:value-type="float">
            <text:p>3.660398</text:p>
          </table:table-cell>
          <table:table-cell office:value-type="float" office:value="0.58193" calcext:value-type="float">
            <text:p>0.58193</text:p>
          </table:table-cell>
          <table:table-cell office:value-type="float" office:value="0.85396" calcext:value-type="float">
            <text:p>0.85396</text:p>
          </table:table-cell>
          <table:table-cell office:value-type="float" office:value="1.075005" calcext:value-type="float">
            <text:p>1.075005</text:p>
          </table:table-cell>
          <table:table-cell office:value-type="float" office:value="-0.022413" calcext:value-type="float">
            <text:p>-0.022413</text:p>
          </table:table-cell>
          <table:table-cell office:value-type="float" office:value="1.906552" calcext:value-type="float">
            <text:p>1.906552</text:p>
          </table:table-cell>
          <table:table-cell office:value-type="float" office:value="0.085168" calcext:value-type="float">
            <text:p>0.085168</text:p>
          </table:table-cell>
          <table:table-cell office:value-type="float" office:value="0.099733" calcext:value-type="float">
            <text:p>0.099733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051" calcext:value-type="float">
            <text:p>1.014051</text:p>
          </table:table-cell>
          <table:table-cell office:value-type="float" office:value="3.632937" calcext:value-type="float">
            <text:p>3.632937</text:p>
          </table:table-cell>
          <table:table-cell office:value-type="float" office:value="0.577947" calcext:value-type="float">
            <text:p>0.577947</text:p>
          </table:table-cell>
          <table:table-cell office:value-type="float" office:value="0.739795" calcext:value-type="float">
            <text:p>0.739795</text:p>
          </table:table-cell>
          <table:table-cell office:value-type="float" office:value="1.150707" calcext:value-type="float">
            <text:p>1.150707</text:p>
          </table:table-cell>
          <table:table-cell office:value-type="float" office:value="-0.01141" calcext:value-type="float">
            <text:p>-0.01141</text:p>
          </table:table-cell>
          <table:table-cell office:value-type="float" office:value="1.879091" calcext:value-type="float">
            <text:p>1.879091</text:p>
          </table:table-cell>
          <table:table-cell office:value-type="float" office:value="0.074019" calcext:value-type="float">
            <text:p>0.074019</text:p>
          </table:table-cell>
          <table:table-cell office:value-type="float" office:value="0.100054" calcext:value-type="float">
            <text:p>0.100054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461" calcext:value-type="float">
            <text:p>1.297461</text:p>
          </table:table-cell>
          <table:table-cell office:value-type="float" office:value="3.349636" calcext:value-type="float">
            <text:p>3.349636</text:p>
          </table:table-cell>
          <table:table-cell office:value-type="float" office:value="0.536849" calcext:value-type="float">
            <text:p>0.536849</text:p>
          </table:table-cell>
          <table:table-cell office:value-type="float" office:value="0.456385" calcext:value-type="float">
            <text:p>0.456385</text:p>
          </table:table-cell>
          <table:table-cell office:value-type="float" office:value="1.167842" calcext:value-type="float">
            <text:p>1.167842</text:p>
          </table:table-cell>
          <table:table-cell office:value-type="float" office:value="-0.028437" calcext:value-type="float">
            <text:p>-0.028437</text:p>
          </table:table-cell>
          <table:table-cell office:value-type="float" office:value="1.59579" calcext:value-type="float">
            <text:p>1.59579</text:p>
          </table:table-cell>
          <table:table-cell office:value-type="float" office:value="0.045484" calcext:value-type="float">
            <text:p>0.045484</text:p>
          </table:table-cell>
          <table:table-cell office:value-type="float" office:value="0.099661" calcext:value-type="float">
            <text:p>0.09966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4192" calcext:value-type="float">
            <text:p>1.354192</text:p>
          </table:table-cell>
          <table:table-cell office:value-type="float" office:value="3.281192" calcext:value-type="float">
            <text:p>3.281192</text:p>
          </table:table-cell>
          <table:table-cell office:value-type="float" office:value="0.526921" calcext:value-type="float">
            <text:p>0.526921</text:p>
          </table:table-cell>
          <table:table-cell office:value-type="float" office:value="0.399654" calcext:value-type="float">
            <text:p>0.399654</text:p>
          </table:table-cell>
          <table:table-cell office:value-type="float" office:value="1.133348" calcext:value-type="float">
            <text:p>1.133348</text:p>
          </table:table-cell>
          <table:table-cell office:value-type="float" office:value="-0.005657" calcext:value-type="float">
            <text:p>-0.005657</text:p>
          </table:table-cell>
          <table:table-cell office:value-type="float" office:value="1.527346" calcext:value-type="float">
            <text:p>1.527346</text:p>
          </table:table-cell>
          <table:table-cell office:value-type="float" office:value="0.040083" calcext:value-type="float">
            <text:p>0.040083</text:p>
          </table:table-cell>
          <table:table-cell office:value-type="float" office:value="0.100293" calcext:value-type="float">
            <text:p>0.100293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072" calcext:value-type="float">
            <text:p>1.352072</text:p>
          </table:table-cell>
          <table:table-cell office:value-type="float" office:value="3.17154" calcext:value-type="float">
            <text:p>3.17154</text:p>
          </table:table-cell>
          <table:table-cell office:value-type="float" office:value="0.511014" calcext:value-type="float">
            <text:p>0.511014</text:p>
          </table:table-cell>
          <table:table-cell office:value-type="float" office:value="0.401775" calcext:value-type="float">
            <text:p>0.401775</text:p>
          </table:table-cell>
          <table:table-cell office:value-type="float" office:value="1.015706" calcext:value-type="float">
            <text:p>1.01570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1.417694" calcext:value-type="float">
            <text:p>1.417694</text:p>
          </table:table-cell>
          <table:table-cell office:value-type="float" office:value="0.04003" calcext:value-type="float">
            <text:p>0.04003</text:p>
          </table:table-cell>
          <table:table-cell office:value-type="float" office:value="0.099634" calcext:value-type="float">
            <text:p>0.099634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5244" calcext:value-type="float">
            <text:p>1.515244</text:p>
          </table:table-cell>
          <table:table-cell office:value-type="float" office:value="2.848942" calcext:value-type="float">
            <text:p>2.848942</text:p>
          </table:table-cell>
          <table:table-cell office:value-type="float" office:value="0.464216" calcext:value-type="float">
            <text:p>0.464216</text:p>
          </table:table-cell>
          <table:table-cell office:value-type="float" office:value="0.238602" calcext:value-type="float">
            <text:p>0.238602</text:p>
          </table:table-cell>
          <table:table-cell office:value-type="float" office:value="0.872741" calcext:value-type="float">
            <text:p>0.872741</text:p>
          </table:table-cell>
          <table:table-cell office:value-type="float" office:value="-0.016247" calcext:value-type="float">
            <text:p>-0.016247</text:p>
          </table:table-cell>
          <table:table-cell office:value-type="float" office:value="1.095096" calcext:value-type="float">
            <text:p>1.095096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0.100432" calcext:value-type="float">
            <text:p>0.100432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70359" calcext:value-type="float">
            <text:p>1.470359</text:p>
          </table:table-cell>
          <table:table-cell office:value-type="float" office:value="2.862846" calcext:value-type="float">
            <text:p>2.862846</text:p>
          </table:table-cell>
          <table:table-cell office:value-type="float" office:value="0.466233" calcext:value-type="float">
            <text:p>0.466233</text:p>
          </table:table-cell>
          <table:table-cell office:value-type="float" office:value="0.283488" calcext:value-type="float">
            <text:p>0.283488</text:p>
          </table:table-cell>
          <table:table-cell office:value-type="float" office:value="0.820995" calcext:value-type="float">
            <text:p>0.82099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1.108999" calcext:value-type="float">
            <text:p>1.108999</text:p>
          </table:table-cell>
          <table:table-cell office:value-type="float" office:value="0.028173" calcext:value-type="float">
            <text:p>0.028173</text:p>
          </table:table-cell>
          <table:table-cell office:value-type="float" office:value="0.099381" calcext:value-type="float">
            <text:p>0.099381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1078" calcext:value-type="float">
            <text:p>1.181078</text:p>
          </table:table-cell>
          <table:table-cell office:value-type="float" office:value="3.202092" calcext:value-type="float">
            <text:p>3.202092</text:p>
          </table:table-cell>
          <table:table-cell office:value-type="float" office:value="0.515446" calcext:value-type="float">
            <text:p>0.515446</text:p>
          </table:table-cell>
          <table:table-cell office:value-type="float" office:value="0.572768" calcext:value-type="float">
            <text:p>0.572768</text:p>
          </table:table-cell>
          <table:table-cell office:value-type="float" office:value="0.846704" calcext:value-type="float">
            <text:p>0.846704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1.448245" calcext:value-type="float">
            <text:p>1.448245</text:p>
          </table:table-cell>
          <table:table-cell office:value-type="float" office:value="0.057586" calcext:value-type="float">
            <text:p>0.057586</text:p>
          </table:table-cell>
          <table:table-cell office:value-type="float" office:value="0.100539" calcext:value-type="float">
            <text:p>0.100539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6255" calcext:value-type="float">
            <text:p>1.016255</text:p>
          </table:table-cell>
          <table:table-cell office:value-type="float" office:value="3.372158" calcext:value-type="float">
            <text:p>3.372158</text:p>
          </table:table-cell>
          <table:table-cell office:value-type="float" office:value="0.540117" calcext:value-type="float">
            <text:p>0.540117</text:p>
          </table:table-cell>
          <table:table-cell office:value-type="float" office:value="0.737591" calcext:value-type="float">
            <text:p>0.737591</text:p>
          </table:table-cell>
          <table:table-cell office:value-type="float" office:value="0.864346" calcext:value-type="float">
            <text:p>0.864346</text:p>
          </table:table-cell>
          <table:table-cell office:value-type="float" office:value="0.016375" calcext:value-type="float">
            <text:p>0.016375</text:p>
          </table:table-cell>
          <table:table-cell office:value-type="float" office:value="1.618312" calcext:value-type="float">
            <text:p>1.618312</text:p>
          </table:table-cell>
          <table:table-cell office:value-type="float" office:value="0.074241" calcext:value-type="float">
            <text:p>0.074241</text:p>
          </table:table-cell>
          <table:table-cell office:value-type="float" office:value="0.100654" calcext:value-type="float">
            <text:p>0.10065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74" calcext:value-type="float">
            <text:p>1.12774</text:p>
          </table:table-cell>
          <table:table-cell office:value-type="float" office:value="3.164805" calcext:value-type="float">
            <text:p>3.164805</text:p>
          </table:table-cell>
          <table:table-cell office:value-type="float" office:value="0.510037" calcext:value-type="float">
            <text:p>0.510037</text:p>
          </table:table-cell>
          <table:table-cell office:value-type="float" office:value="0.626106" calcext:value-type="float">
            <text:p>0.626106</text:p>
          </table:table-cell>
          <table:table-cell office:value-type="float" office:value="0.796111" calcext:value-type="float">
            <text:p>0.796111</text:p>
          </table:table-cell>
          <table:table-cell office:value-type="float" office:value="-0.011259" calcext:value-type="float">
            <text:p>-0.011259</text:p>
          </table:table-cell>
          <table:table-cell office:value-type="float" office:value="1.410958" calcext:value-type="float">
            <text:p>1.410958</text:p>
          </table:table-cell>
          <table:table-cell office:value-type="float" office:value="0.061993" calcext:value-type="float">
            <text:p>0.061993</text:p>
          </table:table-cell>
          <table:table-cell office:value-type="float" office:value="0.099014" calcext:value-type="float">
            <text:p>0.09901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3675" calcext:value-type="float">
            <text:p>1.293675</text:p>
          </table:table-cell>
          <table:table-cell office:value-type="float" office:value="2.934889" calcext:value-type="float">
            <text:p>2.934889</text:p>
          </table:table-cell>
          <table:table-cell office:value-type="float" office:value="0.476684" calcext:value-type="float">
            <text:p>0.476684</text:p>
          </table:table-cell>
          <table:table-cell office:value-type="float" office:value="0.460171" calcext:value-type="float">
            <text:p>0.460171</text:p>
          </table:table-cell>
          <table:table-cell office:value-type="float" office:value="0.73745" calcext:value-type="float">
            <text:p>0.73745</text:p>
          </table:table-cell>
          <table:table-cell office:value-type="float" office:value="-0.016578" calcext:value-type="float">
            <text:p>-0.016578</text:p>
          </table:table-cell>
          <table:table-cell office:value-type="float" office:value="1.181043" calcext:value-type="float">
            <text:p>1.181043</text:p>
          </table:table-cell>
          <table:table-cell office:value-type="float" office:value="0.04606" calcext:value-type="float">
            <text:p>0.04606</text:p>
          </table:table-cell>
          <table:table-cell office:value-type="float" office:value="0.100094" calcext:value-type="float">
            <text:p>0.100094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2071" calcext:value-type="float">
            <text:p>1.072071</text:p>
          </table:table-cell>
          <table:table-cell office:value-type="float" office:value="3.186901" calcext:value-type="float">
            <text:p>3.186901</text:p>
          </table:table-cell>
          <table:table-cell office:value-type="float" office:value="0.513242" calcext:value-type="float">
            <text:p>0.513242</text:p>
          </table:table-cell>
          <table:table-cell office:value-type="float" office:value="0.681775" calcext:value-type="float">
            <text:p>0.681775</text:p>
          </table:table-cell>
          <table:table-cell office:value-type="float" office:value="0.729238" calcext:value-type="float">
            <text:p>0.729238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1.433055" calcext:value-type="float">
            <text:p>1.433055</text:p>
          </table:table-cell>
          <table:table-cell office:value-type="float" office:value="0.068545" calcext:value-type="float">
            <text:p>0.068545</text:p>
          </table:table-cell>
          <table:table-cell office:value-type="float" office:value="0.100539" calcext:value-type="float">
            <text:p>0.100539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559" calcext:value-type="float">
            <text:p>0.67559</text:p>
          </table:table-cell>
          <table:table-cell office:value-type="float" office:value="3.694206" calcext:value-type="float">
            <text:p>3.694206</text:p>
          </table:table-cell>
          <table:table-cell office:value-type="float" office:value="0.586835" calcext:value-type="float">
            <text:p>0.586835</text:p>
          </table:table-cell>
          <table:table-cell office:value-type="float" office:value="1.078256" calcext:value-type="float">
            <text:p>1.078256</text:p>
          </table:table-cell>
          <table:table-cell office:value-type="float" office:value="0.82236" calcext:value-type="float">
            <text:p>0.82236</text:p>
          </table:table-cell>
          <table:table-cell office:value-type="float" office:value="0.039744" calcext:value-type="float">
            <text:p>0.039744</text:p>
          </table:table-cell>
          <table:table-cell office:value-type="float" office:value="1.94036" calcext:value-type="float">
            <text:p>1.94036</text:p>
          </table:table-cell>
          <table:table-cell office:value-type="float" office:value="0.107565" calcext:value-type="float">
            <text:p>0.107565</text:p>
          </table:table-cell>
          <table:table-cell office:value-type="float" office:value="0.099758" calcext:value-type="float">
            <text:p>0.099758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7812" calcext:value-type="float">
            <text:p>0.507812</text:p>
          </table:table-cell>
          <table:table-cell office:value-type="float" office:value="3.965293" calcext:value-type="float">
            <text:p>3.965293</text:p>
          </table:table-cell>
          <table:table-cell office:value-type="float" office:value="0.62616" calcext:value-type="float">
            <text:p>0.62616</text:p>
          </table:table-cell>
          <table:table-cell office:value-type="float" office:value="1.246034" calcext:value-type="float">
            <text:p>1.246034</text:p>
          </table:table-cell>
          <table:table-cell office:value-type="float" office:value="0.948586" calcext:value-type="float">
            <text:p>0.948586</text:p>
          </table:table-cell>
          <table:table-cell office:value-type="float" office:value="0.016828" calcext:value-type="float">
            <text:p>0.016828</text:p>
          </table:table-cell>
          <table:table-cell office:value-type="float" office:value="2.211447" calcext:value-type="float">
            <text:p>2.211447</text:p>
          </table:table-cell>
          <table:table-cell office:value-type="float" office:value="0.124233" calcext:value-type="float">
            <text:p>0.124233</text:p>
          </table:table-cell>
          <table:table-cell office:value-type="float" office:value="0.099703" calcext:value-type="float">
            <text:p>0.099703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372" calcext:value-type="float">
            <text:p>0.901372</text:p>
          </table:table-cell>
          <table:table-cell office:value-type="float" office:value="3.583896" calcext:value-type="float">
            <text:p>3.583896</text:p>
          </table:table-cell>
          <table:table-cell office:value-type="float" office:value="0.570833" calcext:value-type="float">
            <text:p>0.570833</text:p>
          </table:table-cell>
          <table:table-cell office:value-type="float" office:value="0.852474" calcext:value-type="float">
            <text:p>0.852474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-0.039234" calcext:value-type="float">
            <text:p>-0.039234</text:p>
          </table:table-cell>
          <table:table-cell office:value-type="float" office:value="1.83005" calcext:value-type="float">
            <text:p>1.83005</text:p>
          </table:table-cell>
          <table:table-cell office:value-type="float" office:value="0.085513" calcext:value-type="float">
            <text:p>0.085513</text:p>
          </table:table-cell>
          <table:table-cell office:value-type="float" office:value="0.100312" calcext:value-type="float">
            <text:p>0.100312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4608" calcext:value-type="float">
            <text:p>1.464608</text:p>
          </table:table-cell>
          <table:table-cell office:value-type="float" office:value="3.010847" calcext:value-type="float">
            <text:p>3.010847</text:p>
          </table:table-cell>
          <table:table-cell office:value-type="float" office:value="0.487703" calcext:value-type="float">
            <text:p>0.487703</text:p>
          </table:table-cell>
          <table:table-cell office:value-type="float" office:value="0.289238" calcext:value-type="float">
            <text:p>0.289238</text:p>
          </table:table-cell>
          <table:table-cell office:value-type="float" office:value="1.024179" calcext:value-type="float">
            <text:p>1.024179</text:p>
          </table:table-cell>
          <table:table-cell office:value-type="float" office:value="-0.056417" calcext:value-type="float">
            <text:p>-0.056417</text:p>
          </table:table-cell>
          <table:table-cell office:value-type="float" office:value="1.257001" calcext:value-type="float">
            <text:p>1.257001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99835" calcext:value-type="float">
            <text:p>0.09983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2289" calcext:value-type="float">
            <text:p>1.802289</text:p>
          </table:table-cell>
          <table:table-cell office:value-type="float" office:value="2.646538" calcext:value-type="float">
            <text:p>2.646538</text:p>
          </table:table-cell>
          <table:table-cell office:value-type="float" office:value="0.434854" calcext:value-type="float">
            <text:p>0.434854</text:p>
          </table:table-cell>
          <table:table-cell office:value-type="float" office:value="-0.048443" calcext:value-type="float">
            <text:p>-0.048443</text:p>
          </table:table-cell>
          <table:table-cell office:value-type="float" office:value="0.974583" calcext:value-type="float">
            <text:p>0.974583</text:p>
          </table:table-cell>
          <table:table-cell office:value-type="float" office:value="-0.033448" calcext:value-type="float">
            <text:p>-0.033448</text:p>
          </table:table-cell>
          <table:table-cell office:value-type="float" office:value="0.892692" calcext:value-type="float">
            <text:p>0.892692</text:p>
          </table:table-cell>
          <table:table-cell office:value-type="float" office:value="-0.004891" calcext:value-type="float">
            <text:p>-0.004891</text:p>
          </table:table-cell>
          <table:table-cell office:value-type="float" office:value="0.100957" calcext:value-type="float">
            <text:p>0.10095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331" calcext:value-type="float">
            <text:p>1.297331</text:p>
          </table:table-cell>
          <table:table-cell office:value-type="float" office:value="3.217361" calcext:value-type="float">
            <text:p>3.217361</text:p>
          </table:table-cell>
          <table:table-cell office:value-type="float" office:value="0.517661" calcext:value-type="float">
            <text:p>0.517661</text:p>
          </table:table-cell>
          <table:table-cell office:value-type="float" office:value="0.456515" calcext:value-type="float">
            <text:p>0.456515</text:p>
          </table:table-cell>
          <table:table-cell office:value-type="float" office:value="0.95598" calcext:value-type="float">
            <text:p>0.95598</text:p>
          </table:table-cell>
          <table:table-cell office:value-type="float" office:value="0.051019" calcext:value-type="float">
            <text:p>0.051019</text:p>
          </table:table-cell>
          <table:table-cell office:value-type="float" office:value="1.463514" calcext:value-type="float">
            <text:p>1.463514</text:p>
          </table:table-cell>
          <table:table-cell office:value-type="float" office:value="0.045183" calcext:value-type="float">
            <text:p>0.045183</text:p>
          </table:table-cell>
          <table:table-cell office:value-type="float" office:value="0.098974" calcext:value-type="float">
            <text:p>0.098974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6" calcext:value-type="float">
            <text:p>1.0146</text:p>
          </table:table-cell>
          <table:table-cell office:value-type="float" office:value="3.47675" calcext:value-type="float">
            <text:p>3.47675</text:p>
          </table:table-cell>
          <table:table-cell office:value-type="float" office:value="0.555289" calcext:value-type="float">
            <text:p>0.555289</text:p>
          </table:table-cell>
          <table:table-cell office:value-type="float" office:value="0.739246" calcext:value-type="float">
            <text:p>0.739246</text:p>
          </table:table-cell>
          <table:table-cell office:value-type="float" office:value="0.955344" calcext:value-type="float">
            <text:p>0.955344</text:p>
          </table:table-cell>
          <table:table-cell office:value-type="float" office:value="0.028314" calcext:value-type="float">
            <text:p>0.028314</text:p>
          </table:table-cell>
          <table:table-cell office:value-type="float" office:value="1.722904" calcext:value-type="float">
            <text:p>1.722904</text:p>
          </table:table-cell>
          <table:table-cell office:value-type="float" office:value="0.073817" calcext:value-type="float">
            <text:p>0.073817</text:p>
          </table:table-cell>
          <table:table-cell office:value-type="float" office:value="0.099855" calcext:value-type="float">
            <text:p>0.099855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628" calcext:value-type="float">
            <text:p>1.069628</text:p>
          </table:table-cell>
          <table:table-cell office:value-type="float" office:value="3.398179" calcext:value-type="float">
            <text:p>3.398179</text:p>
          </table:table-cell>
          <table:table-cell office:value-type="float" office:value="0.543891" calcext:value-type="float">
            <text:p>0.543891</text:p>
          </table:table-cell>
          <table:table-cell office:value-type="float" office:value="0.684219" calcext:value-type="float">
            <text:p>0.684219</text:p>
          </table:table-cell>
          <table:table-cell office:value-type="float" office:value="0.965585" calcext:value-type="float">
            <text:p>0.965585</text:p>
          </table:table-cell>
          <table:table-cell office:value-type="float" office:value="-0.005471" calcext:value-type="float">
            <text:p>-0.005471</text:p>
          </table:table-cell>
          <table:table-cell office:value-type="float" office:value="1.644332" calcext:value-type="float">
            <text:p>1.644332</text:p>
          </table:table-cell>
          <table:table-cell office:value-type="float" office:value="0.068821" calcext:value-type="float">
            <text:p>0.068821</text:p>
          </table:table-cell>
          <table:table-cell office:value-type="float" office:value="0.100583" calcext:value-type="float">
            <text:p>0.100583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1733" calcext:value-type="float">
            <text:p>1.521733</text:p>
          </table:table-cell>
          <table:table-cell office:value-type="float" office:value="2.871854" calcext:value-type="float">
            <text:p>2.871854</text:p>
          </table:table-cell>
          <table:table-cell office:value-type="float" office:value="0.46754" calcext:value-type="float">
            <text:p>0.46754</text:p>
          </table:table-cell>
          <table:table-cell office:value-type="float" office:value="0.232113" calcext:value-type="float">
            <text:p>0.232113</text:p>
          </table:table-cell>
          <table:table-cell office:value-type="float" office:value="0.931222" calcext:value-type="float">
            <text:p>0.931222</text:p>
          </table:table-cell>
          <table:table-cell office:value-type="float" office:value="-0.045327" calcext:value-type="float">
            <text:p>-0.045327</text:p>
          </table:table-cell>
          <table:table-cell office:value-type="float" office:value="1.118008" calcext:value-type="float">
            <text:p>1.118008</text:p>
          </table:table-cell>
          <table:table-cell office:value-type="float" office:value="0.023152" calcext:value-type="float">
            <text:p>0.023152</text:p>
          </table:table-cell>
          <table:table-cell office:value-type="float" office:value="0.099744" calcext:value-type="float">
            <text:p>0.099744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433" calcext:value-type="float">
            <text:p>1.297433</text:p>
          </table:table-cell>
          <table:table-cell office:value-type="float" office:value="3.129612" calcext:value-type="float">
            <text:p>3.129612</text:p>
          </table:table-cell>
          <table:table-cell office:value-type="float" office:value="0.504931" calcext:value-type="float">
            <text:p>0.504931</text:p>
          </table:table-cell>
          <table:table-cell office:value-type="float" office:value="0.456413" calcext:value-type="float">
            <text:p>0.456413</text:p>
          </table:table-cell>
          <table:table-cell office:value-type="float" office:value="0.89695" calcext:value-type="float">
            <text:p>0.89695</text:p>
          </table:table-cell>
          <table:table-cell office:value-type="float" office:value="0.022403" calcext:value-type="float">
            <text:p>0.022403</text:p>
          </table:table-cell>
          <table:table-cell office:value-type="float" office:value="1.375766" calcext:value-type="float">
            <text:p>1.375766</text:p>
          </table:table-cell>
          <table:table-cell office:value-type="float" office:value="0.045697" calcext:value-type="float">
            <text:p>0.045697</text:p>
          </table:table-cell>
          <table:table-cell office:value-type="float" office:value="0.100122" calcext:value-type="float">
            <text:p>0.100122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325" calcext:value-type="float">
            <text:p>0.901325</text:p>
          </table:table-cell>
          <table:table-cell office:value-type="float" office:value="3.509715" calcext:value-type="float">
            <text:p>3.509715</text:p>
          </table:table-cell>
          <table:table-cell office:value-type="float" office:value="0.560071" calcext:value-type="float">
            <text:p>0.560071</text:p>
          </table:table-cell>
          <table:table-cell office:value-type="float" office:value="0.852521" calcext:value-type="float">
            <text:p>0.852521</text:p>
          </table:table-cell>
          <table:table-cell office:value-type="float" office:value="0.863851" calcext:value-type="float">
            <text:p>0.863851</text:p>
          </table:table-cell>
          <table:table-cell office:value-type="float" office:value="0.039497" calcext:value-type="float">
            <text:p>0.039497</text:p>
          </table:table-cell>
          <table:table-cell office:value-type="float" office:value="1.755869" calcext:value-type="float">
            <text:p>1.755869</text:p>
          </table:table-cell>
          <table:table-cell office:value-type="float" office:value="0.085499" calcext:value-type="float">
            <text:p>0.085499</text:p>
          </table:table-cell>
          <table:table-cell office:value-type="float" office:value="0.100289" calcext:value-type="float">
            <text:p>0.100289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153" calcext:value-type="float">
            <text:p>0.901153</text:p>
          </table:table-cell>
          <table:table-cell office:value-type="float" office:value="3.411245" calcext:value-type="float">
            <text:p>3.411245</text:p>
          </table:table-cell>
          <table:table-cell office:value-type="float" office:value="0.545787" calcext:value-type="float">
            <text:p>0.545787</text:p>
          </table:table-cell>
          <table:table-cell office:value-type="float" office:value="0.852693" calcext:value-type="float">
            <text:p>0.852693</text:p>
          </table:table-cell>
          <table:table-cell office:value-type="float" office:value="0.804688" calcext:value-type="float">
            <text:p>0.80468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1.657399" calcext:value-type="float">
            <text:p>1.657399</text:p>
          </table:table-cell>
          <table:table-cell office:value-type="float" office:value="0.084792" calcext:value-type="float">
            <text:p>0.084792</text:p>
          </table:table-cell>
          <table:table-cell office:value-type="float" office:value="0.09944" calcext:value-type="float">
            <text:p>0.0994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0795" calcext:value-type="float">
            <text:p>0.900795</text:p>
          </table:table-cell>
          <table:table-cell office:value-type="float" office:value="3.411903" calcext:value-type="float">
            <text:p>3.411903</text:p>
          </table:table-cell>
          <table:table-cell office:value-type="float" office:value="0.545882" calcext:value-type="float">
            <text:p>0.545882</text:p>
          </table:table-cell>
          <table:table-cell office:value-type="float" office:value="0.853051" calcext:value-type="float">
            <text:p>0.853051</text:p>
          </table:table-cell>
          <table:table-cell office:value-type="float" office:value="0.80497" calcext:value-type="float">
            <text:p>0.8049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1.658057" calcext:value-type="float">
            <text:p>1.658057</text:p>
          </table:table-cell>
          <table:table-cell office:value-type="float" office:value="0.085701" calcext:value-type="float">
            <text:p>0.085701</text:p>
          </table:table-cell>
          <table:table-cell office:value-type="float" office:value="0.100464" calcext:value-type="float">
            <text:p>0.100464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762" calcext:value-type="float">
            <text:p>0.846762</text:p>
          </table:table-cell>
          <table:table-cell office:value-type="float" office:value="3.563882" calcext:value-type="float">
            <text:p>3.563882</text:p>
          </table:table-cell>
          <table:table-cell office:value-type="float" office:value="0.567929" calcext:value-type="float">
            <text:p>0.567929</text:p>
          </table:table-cell>
          <table:table-cell office:value-type="float" office:value="0.907084" calcext:value-type="float">
            <text:p>0.907084</text:p>
          </table:table-cell>
          <table:table-cell office:value-type="float" office:value="0.897541" calcext:value-type="float">
            <text:p>0.897541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1.810036" calcext:value-type="float">
            <text:p>1.810036</text:p>
          </table:table-cell>
          <table:table-cell office:value-type="float" office:value="0.09059" calcext:value-type="float">
            <text:p>0.09059</text:p>
          </table:table-cell>
          <table:table-cell office:value-type="float" office:value="0.09987" calcext:value-type="float">
            <text:p>0.09987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781" calcext:value-type="float">
            <text:p>0.844781</text:p>
          </table:table-cell>
          <table:table-cell office:value-type="float" office:value="3.704344" calcext:value-type="float">
            <text:p>3.704344</text:p>
          </table:table-cell>
          <table:table-cell office:value-type="float" office:value="0.588305" calcext:value-type="float">
            <text:p>0.588305</text:p>
          </table:table-cell>
          <table:table-cell office:value-type="float" office:value="0.909065" calcext:value-type="float">
            <text:p>0.909065</text:p>
          </table:table-cell>
          <table:table-cell office:value-type="float" office:value="1.041235" calcext:value-type="float">
            <text:p>1.04123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1.950498" calcext:value-type="float">
            <text:p>1.950498</text:p>
          </table:table-cell>
          <table:table-cell office:value-type="float" office:value="0.090905" calcext:value-type="float">
            <text:p>0.090905</text:p>
          </table:table-cell>
          <table:table-cell office:value-type="float" office:value="0.099998" calcext:value-type="float">
            <text:p>0.099998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07787" calcext:value-type="float">
            <text:p>1.007787</text:p>
          </table:table-cell>
          <table:table-cell office:value-type="float" office:value="3.569221" calcext:value-type="float">
            <text:p>3.569221</text:p>
          </table:table-cell>
          <table:table-cell office:value-type="float" office:value="0.568704" calcext:value-type="float">
            <text:p>0.568704</text:p>
          </table:table-cell>
          <table:table-cell office:value-type="float" office:value="0.74606" calcext:value-type="float">
            <text:p>0.74606</text:p>
          </table:table-cell>
          <table:table-cell office:value-type="float" office:value="1.085585" calcext:value-type="float">
            <text:p>1.085585</text:p>
          </table:table-cell>
          <table:table-cell office:value-type="float" office:value="-0.016269" calcext:value-type="float">
            <text:p>-0.016269</text:p>
          </table:table-cell>
          <table:table-cell office:value-type="float" office:value="1.815375" calcext:value-type="float">
            <text:p>1.815375</text:p>
          </table:table-cell>
          <table:table-cell office:value-type="float" office:value="0.07475" calcext:value-type="float">
            <text:p>0.07475</text:p>
          </table:table-cell>
          <table:table-cell office:value-type="float" office:value="0.100193" calcext:value-type="float">
            <text:p>0.100193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7204" calcext:value-type="float">
            <text:p>1.077204</text:p>
          </table:table-cell>
          <table:table-cell office:value-type="float" office:value="3.499619" calcext:value-type="float">
            <text:p>3.499619</text:p>
          </table:table-cell>
          <table:table-cell office:value-type="float" office:value="0.558607" calcext:value-type="float">
            <text:p>0.558607</text:p>
          </table:table-cell>
          <table:table-cell office:value-type="float" office:value="0.676642" calcext:value-type="float">
            <text:p>0.676642</text:p>
          </table:table-cell>
          <table:table-cell office:value-type="float" office:value="1.076091" calcext:value-type="float">
            <text:p>1.076091</text:p>
          </table:table-cell>
          <table:table-cell office:value-type="float" office:value="-0.00696" calcext:value-type="float">
            <text:p>-0.00696</text:p>
          </table:table-cell>
          <table:table-cell office:value-type="float" office:value="1.745773" calcext:value-type="float">
            <text:p>1.745773</text:p>
          </table:table-cell>
          <table:table-cell office:value-type="float" office:value="0.067488" calcext:value-type="float">
            <text:p>0.067488</text:p>
          </table:table-cell>
          <table:table-cell office:value-type="float" office:value="0.09974" calcext:value-type="float">
            <text:p>0.09974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3.654243" calcext:value-type="float">
            <text:p>3.654243</text:p>
          </table:table-cell>
          <table:table-cell office:value-type="float" office:value="0.581037" calcext:value-type="float">
            <text:p>0.581037</text:p>
          </table:table-cell>
          <table:table-cell office:value-type="float" office:value="0.796275" calcext:value-type="float">
            <text:p>0.796275</text:p>
          </table:table-cell>
          <table:table-cell office:value-type="float" office:value="1.092142" calcext:value-type="float">
            <text:p>1.092142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1.900397" calcext:value-type="float">
            <text:p>1.900397</text:p>
          </table:table-cell>
          <table:table-cell office:value-type="float" office:value="0.079521" calcext:value-type="float">
            <text:p>0.079521</text:p>
          </table:table-cell>
          <table:table-cell office:value-type="float" office:value="0.099867" calcext:value-type="float">
            <text:p>0.099867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3563" calcext:value-type="float">
            <text:p>0.673563</text:p>
          </table:table-cell>
          <table:table-cell office:value-type="float" office:value="4.081514" calcext:value-type="float">
            <text:p>4.081514</text:p>
          </table:table-cell>
          <table:table-cell office:value-type="float" office:value="0.64302" calcext:value-type="float">
            <text:p>0.64302</text:p>
          </table:table-cell>
          <table:table-cell office:value-type="float" office:value="1.080283" calcext:value-type="float">
            <text:p>1.080283</text:p>
          </table:table-cell>
          <table:table-cell office:value-type="float" office:value="1.218884" calcext:value-type="float">
            <text:p>1.218884</text:p>
          </table:table-cell>
          <table:table-cell office:value-type="float" office:value="0.028502" calcext:value-type="float">
            <text:p>0.028502</text:p>
          </table:table-cell>
          <table:table-cell office:value-type="float" office:value="2.327668" calcext:value-type="float">
            <text:p>2.327668</text:p>
          </table:table-cell>
          <table:table-cell office:value-type="float" office:value="0.107646" calcext:value-type="float">
            <text:p>0.107646</text:p>
          </table:table-cell>
          <table:table-cell office:value-type="float" office:value="0.099646" calcext:value-type="float">
            <text:p>0.09964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6591" calcext:value-type="float">
            <text:p>0.736591</text:p>
          </table:table-cell>
          <table:table-cell office:value-type="float" office:value="4.068351" calcext:value-type="float">
            <text:p>4.068351</text:p>
          </table:table-cell>
          <table:table-cell office:value-type="float" office:value="0.64111" calcext:value-type="float">
            <text:p>0.64111</text:p>
          </table:table-cell>
          <table:table-cell office:value-type="float" office:value="1.017255" calcext:value-type="float">
            <text:p>1.017255</text:p>
          </table:table-cell>
          <table:table-cell office:value-type="float" office:value="1.303528" calcext:value-type="float">
            <text:p>1.303528</text:p>
          </table:table-cell>
          <table:table-cell office:value-type="float" office:value="-0.006278" calcext:value-type="float">
            <text:p>-0.006278</text:p>
          </table:table-cell>
          <table:table-cell office:value-type="float" office:value="2.314505" calcext:value-type="float">
            <text:p>2.314505</text:p>
          </table:table-cell>
          <table:table-cell office:value-type="float" office:value="0.102126" calcext:value-type="float">
            <text:p>0.102126</text:p>
          </table:table-cell>
          <table:table-cell office:value-type="float" office:value="0.100394" calcext:value-type="float">
            <text:p>0.100394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026" calcext:value-type="float">
            <text:p>1.126026</text:p>
          </table:table-cell>
          <table:table-cell office:value-type="float" office:value="3.61189" calcext:value-type="float">
            <text:p>3.61189</text:p>
          </table:table-cell>
          <table:table-cell office:value-type="float" office:value="0.574893" calcext:value-type="float">
            <text:p>0.574893</text:p>
          </table:table-cell>
          <table:table-cell office:value-type="float" office:value="0.62782" calcext:value-type="float">
            <text:p>0.62782</text:p>
          </table:table-cell>
          <table:table-cell office:value-type="float" office:value="1.26925" calcext:value-type="float">
            <text:p>1.26925</text:p>
          </table:table-cell>
          <table:table-cell office:value-type="float" office:value="-0.039027" calcext:value-type="float">
            <text:p>-0.039027</text:p>
          </table:table-cell>
          <table:table-cell office:value-type="float" office:value="1.858043" calcext:value-type="float">
            <text:p>1.858043</text:p>
          </table:table-cell>
          <table:table-cell office:value-type="float" office:value="0.062647" calcext:value-type="float">
            <text:p>0.062647</text:p>
          </table:table-cell>
          <table:table-cell office:value-type="float" office:value="0.099785" calcext:value-type="float">
            <text:p>0.099785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981" calcext:value-type="float">
            <text:p>1.239981</text:p>
          </table:table-cell>
          <table:table-cell office:value-type="float" office:value="3.475208" calcext:value-type="float">
            <text:p>3.475208</text:p>
          </table:table-cell>
          <table:table-cell office:value-type="float" office:value="0.555066" calcext:value-type="float">
            <text:p>0.555066</text:p>
          </table:table-cell>
          <table:table-cell office:value-type="float" office:value="0.513865" calcext:value-type="float">
            <text:p>0.513865</text:p>
          </table:table-cell>
          <table:table-cell office:value-type="float" office:value="1.218924" calcext:value-type="float">
            <text:p>1.218924</text:p>
          </table:table-cell>
          <table:table-cell office:value-type="float" office:value="-0.011428" calcext:value-type="float">
            <text:p>-0.011428</text:p>
          </table:table-cell>
          <table:table-cell office:value-type="float" office:value="1.721362" calcext:value-type="float">
            <text:p>1.721362</text:p>
          </table:table-cell>
          <table:table-cell office:value-type="float" office:value="0.051241" calcext:value-type="float">
            <text:p>0.051241</text:p>
          </table:table-cell>
          <table:table-cell office:value-type="float" office:value="0.099717" calcext:value-type="float">
            <text:p>0.099717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0227" calcext:value-type="float">
            <text:p>1.240227</text:p>
          </table:table-cell>
          <table:table-cell office:value-type="float" office:value="3.435171" calcext:value-type="float">
            <text:p>3.435171</text:p>
          </table:table-cell>
          <table:table-cell office:value-type="float" office:value="0.549258" calcext:value-type="float">
            <text:p>0.549258</text:p>
          </table:table-cell>
          <table:table-cell office:value-type="float" office:value="0.51362" calcext:value-type="float">
            <text:p>0.51362</text:p>
          </table:table-cell>
          <table:table-cell office:value-type="float" office:value="1.16773" calcext:value-type="float">
            <text:p>1.16773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1.681325" calcext:value-type="float">
            <text:p>1.681325</text:p>
          </table:table-cell>
          <table:table-cell office:value-type="float" office:value="0.051571" calcext:value-type="float">
            <text:p>0.051571</text:p>
          </table:table-cell>
          <table:table-cell office:value-type="float" office:value="0.100407" calcext:value-type="float">
            <text:p>0.100407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715" calcext:value-type="float">
            <text:p>0.844715</text:p>
          </table:table-cell>
          <table:table-cell office:value-type="float" office:value="3.870724" calcext:value-type="float">
            <text:p>3.870724</text:p>
          </table:table-cell>
          <table:table-cell office:value-type="float" office:value="0.612442" calcext:value-type="float">
            <text:p>0.612442</text:p>
          </table:table-cell>
          <table:table-cell office:value-type="float" office:value="0.909132" calcext:value-type="float">
            <text:p>0.909132</text:p>
          </table:table-cell>
          <table:table-cell office:value-type="float" office:value="1.168187" calcext:value-type="float">
            <text:p>1.168187</text:p>
          </table:table-cell>
          <table:table-cell office:value-type="float" office:value="0.039559" calcext:value-type="float">
            <text:p>0.039559</text:p>
          </table:table-cell>
          <table:table-cell office:value-type="float" office:value="2.116878" calcext:value-type="float">
            <text:p>2.116878</text:p>
          </table:table-cell>
          <table:table-cell office:value-type="float" office:value="0.090896" calcext:value-type="float">
            <text:p>0.090896</text:p>
          </table:table-cell>
          <table:table-cell office:value-type="float" office:value="0.099981" calcext:value-type="float">
            <text:p>0.09998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028" calcext:value-type="float">
            <text:p>0.902028</text:p>
          </table:table-cell>
          <table:table-cell office:value-type="float" office:value="3.759434" calcext:value-type="float">
            <text:p>3.759434</text:p>
          </table:table-cell>
          <table:table-cell office:value-type="float" office:value="0.596297" calcext:value-type="float">
            <text:p>0.596297</text:p>
          </table:table-cell>
          <table:table-cell office:value-type="float" office:value="0.851818" calcext:value-type="float">
            <text:p>0.851818</text:p>
          </table:table-cell>
          <table:table-cell office:value-type="float" office:value="1.159506" calcext:value-type="float">
            <text:p>1.159506</text:p>
          </table:table-cell>
          <table:table-cell office:value-type="float" office:value="-0.005736" calcext:value-type="float">
            <text:p>-0.005736</text:p>
          </table:table-cell>
          <table:table-cell office:value-type="float" office:value="2.005588" calcext:value-type="float">
            <text:p>2.005588</text:p>
          </table:table-cell>
          <table:table-cell office:value-type="float" office:value="0.085117" calcext:value-type="float">
            <text:p>0.085117</text:p>
          </table:table-cell>
          <table:table-cell office:value-type="float" office:value="0.099924" calcext:value-type="float">
            <text:p>0.099924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257" calcext:value-type="float">
            <text:p>1.014257</text:p>
          </table:table-cell>
          <table:table-cell office:value-type="float" office:value="3.640691" calcext:value-type="float">
            <text:p>3.640691</text:p>
          </table:table-cell>
          <table:table-cell office:value-type="float" office:value="0.579072" calcext:value-type="float">
            <text:p>0.579072</text:p>
          </table:table-cell>
          <table:table-cell office:value-type="float" office:value="0.739589" calcext:value-type="float">
            <text:p>0.739589</text:p>
          </table:table-cell>
          <table:table-cell office:value-type="float" office:value="1.158464" calcext:value-type="float">
            <text:p>1.158464</text:p>
          </table:table-cell>
          <table:table-cell office:value-type="float" office:value="-0.011208" calcext:value-type="float">
            <text:p>-0.011208</text:p>
          </table:table-cell>
          <table:table-cell office:value-type="float" office:value="1.886845" calcext:value-type="float">
            <text:p>1.886845</text:p>
          </table:table-cell>
          <table:table-cell office:value-type="float" office:value="0.074055" calcext:value-type="float">
            <text:p>0.074055</text:p>
          </table:table-cell>
          <table:table-cell office:value-type="float" office:value="0.10013" calcext:value-type="float">
            <text:p>0.1001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334" calcext:value-type="float">
            <text:p>1.127334</text:p>
          </table:table-cell>
          <table:table-cell office:value-type="float" office:value="3.520457" calcext:value-type="float">
            <text:p>3.520457</text:p>
          </table:table-cell>
          <table:table-cell office:value-type="float" office:value="0.56163" calcext:value-type="float">
            <text:p>0.56163</text:p>
          </table:table-cell>
          <table:table-cell office:value-type="float" office:value="0.626513" calcext:value-type="float">
            <text:p>0.626513</text:p>
          </table:table-cell>
          <table:table-cell office:value-type="float" office:value="1.151385" calcext:value-type="float">
            <text:p>1.151385</text:p>
          </table:table-cell>
          <table:table-cell office:value-type="float" office:value="-0.011286" calcext:value-type="float">
            <text:p>-0.011286</text:p>
          </table:table-cell>
          <table:table-cell office:value-type="float" office:value="1.766611" calcext:value-type="float">
            <text:p>1.766611</text:p>
          </table:table-cell>
          <table:table-cell office:value-type="float" office:value="0.062769" calcext:value-type="float">
            <text:p>0.062769</text:p>
          </table:table-cell>
          <table:table-cell office:value-type="float" office:value="0.100188" calcext:value-type="float">
            <text:p>0.10018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332" calcext:value-type="float">
            <text:p>0.957332</text:p>
          </table:table-cell>
          <table:table-cell office:value-type="float" office:value="3.718887" calcext:value-type="float">
            <text:p>3.718887</text:p>
          </table:table-cell>
          <table:table-cell office:value-type="float" office:value="0.590415" calcext:value-type="float">
            <text:p>0.590415</text:p>
          </table:table-cell>
          <table:table-cell office:value-type="float" office:value="0.796514" calcext:value-type="float">
            <text:p>0.796514</text:p>
          </table:table-cell>
          <table:table-cell office:value-type="float" office:value="1.151518" calcext:value-type="float">
            <text:p>1.151518</text:p>
          </table:table-cell>
          <table:table-cell office:value-type="float" office:value="0.017009" calcext:value-type="float">
            <text:p>0.017009</text:p>
          </table:table-cell>
          <table:table-cell office:value-type="float" office:value="1.965041" calcext:value-type="float">
            <text:p>1.965041</text:p>
          </table:table-cell>
          <table:table-cell office:value-type="float" office:value="0.07961" calcext:value-type="float">
            <text:p>0.07961</text:p>
          </table:table-cell>
          <table:table-cell office:value-type="float" office:value="0.099948" calcext:value-type="float">
            <text:p>0.09994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501" calcext:value-type="float">
            <text:p>0.958501</text:p>
          </table:table-cell>
          <table:table-cell office:value-type="float" office:value="3.658383" calcext:value-type="float">
            <text:p>3.658383</text:p>
          </table:table-cell>
          <table:table-cell office:value-type="float" office:value="0.581638" calcext:value-type="float">
            <text:p>0.581638</text:p>
          </table:table-cell>
          <table:table-cell office:value-type="float" office:value="0.795345" calcext:value-type="float">
            <text:p>0.795345</text:p>
          </table:table-cell>
          <table:table-cell office:value-type="float" office:value="1.109309" calcext:value-type="float">
            <text:p>1.109309</text:p>
          </table:table-cell>
          <table:table-cell office:value-type="float" office:value="-0.000117" calcext:value-type="float">
            <text:p>-0.000117</text:p>
          </table:table-cell>
          <table:table-cell office:value-type="float" office:value="1.904537" calcext:value-type="float">
            <text:p>1.904537</text:p>
          </table:table-cell>
          <table:table-cell office:value-type="float" office:value="0.079507" calcext:value-type="float">
            <text:p>0.079507</text:p>
          </table:table-cell>
          <table:table-cell office:value-type="float" office:value="0.099965" calcext:value-type="float">
            <text:p>0.09996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401" calcext:value-type="float">
            <text:p>1.127401</text:p>
          </table:table-cell>
          <table:table-cell office:value-type="float" office:value="3.413664" calcext:value-type="float">
            <text:p>3.413664</text:p>
          </table:table-cell>
          <table:table-cell office:value-type="float" office:value="0.546138" calcext:value-type="float">
            <text:p>0.546138</text:p>
          </table:table-cell>
          <table:table-cell office:value-type="float" office:value="0.626445" calcext:value-type="float">
            <text:p>0.626445</text:p>
          </table:table-cell>
          <table:table-cell office:value-type="float" office:value="1.050236" calcext:value-type="float">
            <text:p>1.050236</text:p>
          </table:table-cell>
          <table:table-cell office:value-type="float" office:value="-0.016863" calcext:value-type="float">
            <text:p>-0.016863</text:p>
          </table:table-cell>
          <table:table-cell office:value-type="float" office:value="1.659818" calcext:value-type="float">
            <text:p>1.659818</text:p>
          </table:table-cell>
          <table:table-cell office:value-type="float" office:value="0.062744" calcext:value-type="float">
            <text:p>0.062744</text:p>
          </table:table-cell>
          <table:table-cell office:value-type="float" office:value="0.100159" calcext:value-type="float">
            <text:p>0.100159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717" calcext:value-type="float">
            <text:p>1.408717</text:p>
          </table:table-cell>
          <table:table-cell office:value-type="float" office:value="3.078782" calcext:value-type="float">
            <text:p>3.078782</text:p>
          </table:table-cell>
          <table:table-cell office:value-type="float" office:value="0.497558" calcext:value-type="float">
            <text:p>0.497558</text:p>
          </table:table-cell>
          <table:table-cell office:value-type="float" office:value="0.345129" calcext:value-type="float">
            <text:p>0.345129</text:p>
          </table:table-cell>
          <table:table-cell office:value-type="float" office:value="1.007972" calcext:value-type="float">
            <text:p>1.007972</text:p>
          </table:table-cell>
          <table:table-cell office:value-type="float" office:value="-0.028165" calcext:value-type="float">
            <text:p>-0.028165</text:p>
          </table:table-cell>
          <table:table-cell office:value-type="float" office:value="1.324936" calcext:value-type="float">
            <text:p>1.324936</text:p>
          </table:table-cell>
          <table:table-cell office:value-type="float" office:value="0.034472" calcext:value-type="float">
            <text:p>0.034472</text:p>
          </table:table-cell>
          <table:table-cell office:value-type="float" office:value="0.09988" calcext:value-type="float">
            <text:p>0.09988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2648" calcext:value-type="float">
            <text:p>1.182648</text:p>
          </table:table-cell>
          <table:table-cell office:value-type="float" office:value="3.364731" calcext:value-type="float">
            <text:p>3.364731</text:p>
          </table:table-cell>
          <table:table-cell office:value-type="float" office:value="0.539039" calcext:value-type="float">
            <text:p>0.539039</text:p>
          </table:table-cell>
          <table:table-cell office:value-type="float" office:value="0.571198" calcext:value-type="float">
            <text:p>0.571198</text:p>
          </table:table-cell>
          <table:table-cell office:value-type="float" office:value="1.017183" calcext:value-type="float">
            <text:p>1.017183</text:p>
          </table:table-cell>
          <table:table-cell office:value-type="float" office:value="0.022504" calcext:value-type="float">
            <text:p>0.022504</text:p>
          </table:table-cell>
          <table:table-cell office:value-type="float" office:value="1.610885" calcext:value-type="float">
            <text:p>1.610885</text:p>
          </table:table-cell>
          <table:table-cell office:value-type="float" office:value="0.057381" calcext:value-type="float">
            <text:p>0.057381</text:p>
          </table:table-cell>
          <table:table-cell office:value-type="float" office:value="0.100458" calcext:value-type="float">
            <text:p>0.100458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67" calcext:value-type="float">
            <text:p>1.12767</text:p>
          </table:table-cell>
          <table:table-cell office:value-type="float" office:value="3.419022" calcext:value-type="float">
            <text:p>3.419022</text:p>
          </table:table-cell>
          <table:table-cell office:value-type="float" office:value="0.546915" calcext:value-type="float">
            <text:p>0.546915</text:p>
          </table:table-cell>
          <table:table-cell office:value-type="float" office:value="0.626176" calcext:value-type="float">
            <text:p>0.626176</text:p>
          </table:table-cell>
          <table:table-cell office:value-type="float" office:value="1.033486" calcext:value-type="float">
            <text:p>1.033486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1.665176" calcext:value-type="float">
            <text:p>1.665176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099716" calcext:value-type="float">
            <text:p>0.099716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807" calcext:value-type="float">
            <text:p>0.956807</text:p>
          </table:table-cell>
          <table:table-cell office:value-type="float" office:value="3.584677" calcext:value-type="float">
            <text:p>3.584677</text:p>
          </table:table-cell>
          <table:table-cell office:value-type="float" office:value="0.570946" calcext:value-type="float">
            <text:p>0.570946</text:p>
          </table:table-cell>
          <table:table-cell office:value-type="float" office:value="0.797039" calcext:value-type="float">
            <text:p>0.797039</text:p>
          </table:table-cell>
          <table:table-cell office:value-type="float" office:value="1.016708" calcext:value-type="float">
            <text:p>1.016708</text:p>
          </table:table-cell>
          <table:table-cell office:value-type="float" office:value="0.017085" calcext:value-type="float">
            <text:p>0.017085</text:p>
          </table:table-cell>
          <table:table-cell office:value-type="float" office:value="1.830831" calcext:value-type="float">
            <text:p>1.830831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100008" calcext:value-type="float">
            <text:p>0.100008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421" calcext:value-type="float">
            <text:p>1.070421</text:p>
          </table:table-cell>
          <table:table-cell office:value-type="float" office:value="3.417632" calcext:value-type="float">
            <text:p>3.417632</text:p>
          </table:table-cell>
          <table:table-cell office:value-type="float" office:value="0.546713" calcext:value-type="float">
            <text:p>0.546713</text:p>
          </table:table-cell>
          <table:table-cell office:value-type="float" office:value="0.683426" calcext:value-type="float">
            <text:p>0.683426</text:p>
          </table:table-cell>
          <table:table-cell office:value-type="float" office:value="0.991704" calcext:value-type="float">
            <text:p>0.991704</text:p>
          </table:table-cell>
          <table:table-cell office:value-type="float" office:value="-0.011344" calcext:value-type="float">
            <text:p>-0.011344</text:p>
          </table:table-cell>
          <table:table-cell office:value-type="float" office:value="1.663785" calcext:value-type="float">
            <text:p>1.663785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100154" calcext:value-type="float">
            <text:p>0.100154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372" calcext:value-type="float">
            <text:p>1.239372</text:p>
          </table:table-cell>
          <table:table-cell office:value-type="float" office:value="3.209165" calcext:value-type="float">
            <text:p>3.209165</text:p>
          </table:table-cell>
          <table:table-cell office:value-type="float" office:value="0.516472" calcext:value-type="float">
            <text:p>0.516472</text:p>
          </table:table-cell>
          <table:table-cell office:value-type="float" office:value="0.514474" calcext:value-type="float">
            <text:p>0.514474</text:p>
          </table:table-cell>
          <table:table-cell office:value-type="float" office:value="0.95775" calcext:value-type="float">
            <text:p>0.95775</text:p>
          </table:table-cell>
          <table:table-cell office:value-type="float" office:value="-0.016904" calcext:value-type="float">
            <text:p>-0.016904</text:p>
          </table:table-cell>
          <table:table-cell office:value-type="float" office:value="1.455319" calcext:value-type="float">
            <text:p>1.455319</text:p>
          </table:table-cell>
          <table:table-cell office:value-type="float" office:value="0.051419" calcext:value-type="float">
            <text:p>0.051419</text:p>
          </table:table-cell>
          <table:table-cell office:value-type="float" office:value="0.099945" calcext:value-type="float">
            <text:p>0.099945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553" calcext:value-type="float">
            <text:p>1.128553</text:p>
          </table:table-cell>
          <table:table-cell office:value-type="float" office:value="3.347426" calcext:value-type="float">
            <text:p>3.347426</text:p>
          </table:table-cell>
          <table:table-cell office:value-type="float" office:value="0.536529" calcext:value-type="float">
            <text:p>0.536529</text:p>
          </table:table-cell>
          <table:table-cell office:value-type="float" office:value="0.625293" calcext:value-type="float">
            <text:p>0.625293</text:p>
          </table:table-cell>
          <table:table-cell office:value-type="float" office:value="0.957179" calcext:value-type="float">
            <text:p>0.957179</text:p>
          </table:table-cell>
          <table:table-cell office:value-type="float" office:value="0.011107" calcext:value-type="float">
            <text:p>0.011107</text:p>
          </table:table-cell>
          <table:table-cell office:value-type="float" office:value="1.59358" calcext:value-type="float">
            <text:p>1.59358</text:p>
          </table:table-cell>
          <table:table-cell office:value-type="float" office:value="0.062389" calcext:value-type="float">
            <text:p>0.062389</text:p>
          </table:table-cell>
          <table:table-cell office:value-type="float" office:value="0.099775" calcext:value-type="float">
            <text:p>0.099775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855" calcext:value-type="float">
            <text:p>0.956855</text:p>
          </table:table-cell>
          <table:table-cell office:value-type="float" office:value="3.525138" calcext:value-type="float">
            <text:p>3.525138</text:p>
          </table:table-cell>
          <table:table-cell office:value-type="float" office:value="0.562309" calcext:value-type="float">
            <text:p>0.562309</text:p>
          </table:table-cell>
          <table:table-cell office:value-type="float" office:value="0.796991" calcext:value-type="float">
            <text:p>0.796991</text:p>
          </table:table-cell>
          <table:table-cell office:value-type="float" office:value="0.957101" calcext:value-type="float">
            <text:p>0.957101</text:p>
          </table:table-cell>
          <table:table-cell office:value-type="float" office:value="0.0172" calcext:value-type="float">
            <text:p>0.0172</text:p>
          </table:table-cell>
          <table:table-cell office:value-type="float" office:value="1.771292" calcext:value-type="float">
            <text:p>1.771292</text:p>
          </table:table-cell>
          <table:table-cell office:value-type="float" office:value="0.079558" calcext:value-type="float">
            <text:p>0.079558</text:p>
          </table:table-cell>
          <table:table-cell office:value-type="float" office:value="0.099823" calcext:value-type="float">
            <text:p>0.099823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647" calcext:value-type="float">
            <text:p>1.015647</text:p>
          </table:table-cell>
          <table:table-cell office:value-type="float" office:value="3.435086" calcext:value-type="float">
            <text:p>3.435086</text:p>
          </table:table-cell>
          <table:table-cell office:value-type="float" office:value="0.549245" calcext:value-type="float">
            <text:p>0.549245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948902" calcext:value-type="float">
            <text:p>0.948902</text:p>
          </table:table-cell>
          <table:table-cell office:value-type="float" office:value="-0.005862" calcext:value-type="float">
            <text:p>-0.005862</text:p>
          </table:table-cell>
          <table:table-cell office:value-type="float" office:value="1.68124" calcext:value-type="float">
            <text:p>1.68124</text:p>
          </table:table-cell>
          <table:table-cell office:value-type="float" office:value="0.074041" calcext:value-type="float">
            <text:p>0.074041</text:p>
          </table:table-cell>
          <table:table-cell office:value-type="float" office:value="0.100299" calcext:value-type="float">
            <text:p>0.100299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3663" calcext:value-type="float">
            <text:p>1.18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3663" calcext:value-type="float">
            <text:p>-1.183663</text:p>
          </table:table-cell>
          <table:table-cell office:value-type="float" office:value="0.678016" calcext:value-type="float">
            <text:p>0.678016</text:p>
          </table:table-cell>
          <table:table-cell office:value-type="float" office:value="-0.193034" calcext:value-type="float">
            <text:p>-0.193034</text:p>
          </table:table-cell>
          <table:table-cell office:value-type="float" office:value="-0.698681" calcext:value-type="float">
            <text:p>-0.698681</text:p>
          </table:table-cell>
          <table:table-cell office:value-type="float" office:value="-0.117847" calcext:value-type="float">
            <text:p>-0.117847</text:p>
          </table:table-cell>
          <table:table-cell office:value-type="float" office:value="0.099561" calcext:value-type="float">
            <text:p>0.09956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9142" calcext:value-type="float">
            <text:p>0.61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9142" calcext:value-type="float">
            <text:p>-0.619142</text:p>
          </table:table-cell>
          <table:table-cell office:value-type="float" office:value="0.533658" calcext:value-type="float">
            <text:p>0.533658</text:p>
          </table:table-cell>
          <table:table-cell office:value-type="float" office:value="0.056586" calcext:value-type="float">
            <text:p>0.056586</text:p>
          </table:table-cell>
          <table:table-cell office:value-type="float" office:value="-0.028898" calcext:value-type="float">
            <text:p>-0.028898</text:p>
          </table:table-cell>
          <table:table-cell office:value-type="float" office:value="-0.061767" calcext:value-type="float">
            <text:p>-0.061767</text:p>
          </table:table-cell>
          <table:table-cell office:value-type="float" office:value="0.099763" calcext:value-type="float">
            <text:p>0.09976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297" calcext:value-type="float">
            <text:p>0.84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297" calcext:value-type="float">
            <text:p>-0.845297</text:p>
          </table:table-cell>
          <table:table-cell office:value-type="float" office:value="0.320979" calcext:value-type="float">
            <text:p>0.320979</text:p>
          </table:table-cell>
          <table:table-cell office:value-type="float" office:value="-0.022649" calcext:value-type="float">
            <text:p>-0.022649</text:p>
          </table:table-cell>
          <table:table-cell office:value-type="float" office:value="-0.546967" calcext:value-type="float">
            <text:p>-0.546967</text:p>
          </table:table-cell>
          <table:table-cell office:value-type="float" office:value="-0.084405" calcext:value-type="float">
            <text:p>-0.084405</text:p>
          </table:table-cell>
          <table:table-cell office:value-type="float" office:value="0.099852" calcext:value-type="float">
            <text:p>0.099852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405" calcext:value-type="float">
            <text:p>0.5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405" calcext:value-type="float">
            <text:p>-0.56405</text:p>
          </table:table-cell>
          <table:table-cell office:value-type="float" office:value="0.142564" calcext:value-type="float">
            <text:p>0.142564</text:p>
          </table:table-cell>
          <table:table-cell office:value-type="float" office:value="0.028076" calcext:value-type="float">
            <text:p>0.028076</text:p>
          </table:table-cell>
          <table:table-cell office:value-type="float" office:value="-0.39341" calcext:value-type="float">
            <text:p>-0.39341</text:p>
          </table:table-cell>
          <table:table-cell office:value-type="float" office:value="-0.056503" calcext:value-type="float">
            <text:p>-0.056503</text:p>
          </table:table-cell>
          <table:table-cell office:value-type="float" office:value="0.100174" calcext:value-type="float">
            <text:p>0.10017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56371" calcext:value-type="float">
            <text:p>0.056371</text:p>
          </table:table-cell>
          <table:table-cell office:value-type="float" office:value="6.931985" calcext:value-type="float">
            <text:p>6.931985</text:p>
          </table:table-cell>
          <table:table-cell office:value-type="float" office:value="1" calcext:value-type="float">
            <text:p>1</text:p>
          </table:table-cell>
          <table:table-cell office:value-type="float" office:value="3.020552" calcext:value-type="float">
            <text:p>3.020552</text:p>
          </table:table-cell>
          <table:table-cell office:value-type="float" office:value="0.475928" calcext:value-type="float">
            <text:p>0.475928</text:p>
          </table:table-cell>
          <table:table-cell office:value-type="float" office:value="0.358582" calcext:value-type="float">
            <text:p>0.358582</text:p>
          </table:table-cell>
          <table:table-cell office:value-type="float" office:value="3.855062" calcext:value-type="float">
            <text:p>3.855062</text:p>
          </table:table-cell>
          <table:table-cell office:value-type="float" office:value="0.301953" calcext:value-type="float">
            <text:p>0.301953</text:p>
          </table:table-cell>
          <table:table-cell office:value-type="float" office:value="0.099966" calcext:value-type="float">
            <text:p>0.09996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63632" calcext:value-type="float">
            <text:p>1.63632</text:p>
          </table:table-cell>
          <table:table-cell office:value-type="float" office:value="4.944578" calcext:value-type="float">
            <text:p>4.944578</text:p>
          </table:table-cell>
          <table:table-cell office:value-type="float" office:value="0.768221" calcext:value-type="float">
            <text:p>0.768221</text:p>
          </table:table-cell>
          <table:table-cell office:value-type="float" office:value="1.440604" calcext:value-type="float">
            <text:p>1.440604</text:p>
          </table:table-cell>
          <table:table-cell office:value-type="float" office:value="0.586874" calcext:value-type="float">
            <text:p>0.586874</text:p>
          </table:table-cell>
          <table:table-cell office:value-type="float" office:value="-0.159823" calcext:value-type="float">
            <text:p>-0.159823</text:p>
          </table:table-cell>
          <table:table-cell office:value-type="float" office:value="1.867655" calcext:value-type="float">
            <text:p>1.867655</text:p>
          </table:table-cell>
          <table:table-cell office:value-type="float" office:value="0.142412" calcext:value-type="float">
            <text:p>0.142412</text:p>
          </table:table-cell>
          <table:table-cell office:value-type="float" office:value="0.098856" calcext:value-type="float">
            <text:p>0.09885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27254" calcext:value-type="float">
            <text:p>4.627254</text:p>
          </table:table-cell>
          <table:table-cell office:value-type="float" office:value="1.504703" calcext:value-type="float">
            <text:p>1.504703</text:p>
          </table:table-cell>
          <table:table-cell office:value-type="float" office:value="0.269212" calcext:value-type="float">
            <text:p>0.269212</text:p>
          </table:table-cell>
          <table:table-cell office:value-type="float" office:value="-1.550331" calcext:value-type="float">
            <text:p>-1.550331</text:p>
          </table:table-cell>
          <table:table-cell office:value-type="float" office:value="0.277169" calcext:value-type="float">
            <text:p>0.277169</text:p>
          </table:table-cell>
          <table:table-cell office:value-type="float" office:value="-0.299058" calcext:value-type="float">
            <text:p>-0.299058</text:p>
          </table:table-cell>
          <table:table-cell office:value-type="float" office:value="-1.57222" calcext:value-type="float">
            <text:p>-1.57222</text:p>
          </table:table-cell>
          <table:table-cell office:value-type="float" office:value="-0.155051" calcext:value-type="float">
            <text:p>-0.155051</text:p>
          </table:table-cell>
          <table:table-cell office:value-type="float" office:value="0.100012" calcext:value-type="float">
            <text:p>0.10001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692342" calcext:value-type="float">
            <text:p>5.692342</text:p>
          </table:table-cell>
          <table:table-cell office:value-type="float" office:value="0.14748" calcext:value-type="float">
            <text:p>0.14748</text:p>
          </table:table-cell>
          <table:table-cell office:value-type="float" office:value="0.1" calcext:value-type="float">
            <text:p>0.1</text:p>
          </table:table-cell>
          <table:table-cell office:value-type="float" office:value="-2.615419" calcext:value-type="float">
            <text:p>-2.615419</text:p>
          </table:table-cell>
          <table:table-cell office:value-type="float" office:value="-0.20706" calcext:value-type="float">
            <text:p>-0.20706</text:p>
          </table:table-cell>
          <table:table-cell office:value-type="float" office:value="-0.106963" calcext:value-type="float">
            <text:p>-0.106963</text:p>
          </table:table-cell>
          <table:table-cell office:value-type="float" office:value="-2.929443" calcext:value-type="float">
            <text:p>-2.929443</text:p>
          </table:table-cell>
          <table:table-cell office:value-type="float" office:value="-0.26043" calcext:value-type="float">
            <text:p>-0.26043</text:p>
          </table:table-cell>
          <table:table-cell office:value-type="float" office:value="0.099575" calcext:value-type="float">
            <text:p>0.099575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0117" calcext:value-type="float">
            <text:p>4.000117</text:p>
          </table:table-cell>
          <table:table-cell office:value-type="float" office:value="1.857305" calcext:value-type="float">
            <text:p>1.857305</text:p>
          </table:table-cell>
          <table:table-cell office:value-type="float" office:value="0.320363" calcext:value-type="float">
            <text:p>0.320363</text:p>
          </table:table-cell>
          <table:table-cell office:value-type="float" office:value="-0.923194" calcext:value-type="float">
            <text:p>-0.923194</text:p>
          </table:table-cell>
          <table:table-cell office:value-type="float" office:value="-0.465224" calcext:value-type="float">
            <text:p>-0.465224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-1.219618" calcext:value-type="float">
            <text:p>-1.219618</text:p>
          </table:table-cell>
          <table:table-cell office:value-type="float" office:value="-0.092551" calcext:value-type="float">
            <text:p>-0.092551</text:p>
          </table:table-cell>
          <table:table-cell office:value-type="float" office:value="0.100251" calcext:value-type="float">
            <text:p>0.10025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1785" calcext:value-type="float">
            <text:p>2.81785</text:p>
          </table:table-cell>
          <table:table-cell office:value-type="float" office:value="2.916367" calcext:value-type="float">
            <text:p>2.916367</text:p>
          </table:table-cell>
          <table:table-cell office:value-type="float" office:value="0.473997" calcext:value-type="float">
            <text:p>0.473997</text:p>
          </table:table-cell>
          <table:table-cell office:value-type="float" office:value="0.259073" calcext:value-type="float">
            <text:p>0.259073</text:p>
          </table:table-cell>
          <table:table-cell office:value-type="float" office:value="-0.537211" calcext:value-type="float">
            <text:p>-0.537211</text:p>
          </table:table-cell>
          <table:table-cell office:value-type="float" office:value="0.117582" calcext:value-type="float">
            <text:p>0.117582</text:p>
          </table:table-cell>
          <table:table-cell office:value-type="float" office:value="-0.160556" calcext:value-type="float">
            <text:p>-0.160556</text:p>
          </table:table-cell>
          <table:table-cell office:value-type="float" office:value="0.026049" calcext:value-type="float">
            <text:p>0.026049</text:p>
          </table:table-cell>
          <table:table-cell office:value-type="float" office:value="0.100548" calcext:value-type="float">
            <text:p>0.100548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5842" calcext:value-type="float">
            <text:p>3.155842</text:p>
          </table:table-cell>
          <table:table-cell office:value-type="float" office:value="2.59182" calcext:value-type="float">
            <text:p>2.59182</text:p>
          </table:table-cell>
          <table:table-cell office:value-type="float" office:value="0.426916" calcext:value-type="float">
            <text:p>0.426916</text:p>
          </table:table-cell>
          <table:table-cell office:value-type="float" office:value="-0.078919" calcext:value-type="float">
            <text:p>-0.078919</text:p>
          </table:table-cell>
          <table:table-cell office:value-type="float" office:value="-0.372222" calcext:value-type="float">
            <text:p>-0.372222</text:p>
          </table:table-cell>
          <table:table-cell office:value-type="float" office:value="-0.033963" calcext:value-type="float">
            <text:p>-0.033963</text:p>
          </table:table-cell>
          <table:table-cell office:value-type="float" office:value="-0.485103" calcext:value-type="float">
            <text:p>-0.485103</text:p>
          </table:table-cell>
          <table:table-cell office:value-type="float" office:value="-0.007854" calcext:value-type="float">
            <text:p>-0.007854</text:p>
          </table:table-cell>
          <table:table-cell office:value-type="float" office:value="0.099518" calcext:value-type="float">
            <text:p>0.099518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25727" calcext:value-type="float">
            <text:p>4.225727</text:p>
          </table:table-cell>
          <table:table-cell office:value-type="float" office:value="1.369083" calcext:value-type="float">
            <text:p>1.369083</text:p>
          </table:table-cell>
          <table:table-cell office:value-type="float" office:value="0.249539" calcext:value-type="float">
            <text:p>0.249539</text:p>
          </table:table-cell>
          <table:table-cell office:value-type="float" office:value="-1.148804" calcext:value-type="float">
            <text:p>-1.148804</text:p>
          </table:table-cell>
          <table:table-cell office:value-type="float" office:value="-0.452303" calcext:value-type="float">
            <text:p>-0.452303</text:p>
          </table:table-cell>
          <table:table-cell office:value-type="float" office:value="-0.106733" calcext:value-type="float">
            <text:p>-0.106733</text:p>
          </table:table-cell>
          <table:table-cell office:value-type="float" office:value="-1.70784" calcext:value-type="float">
            <text:p>-1.70784</text:p>
          </table:table-cell>
          <table:table-cell office:value-type="float" office:value="-0.115155" calcext:value-type="float">
            <text:p>-0.115155</text:p>
          </table:table-cell>
          <table:table-cell office:value-type="float" office:value="0.100239" calcext:value-type="float">
            <text:p>0.100239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441" calcext:value-type="float">
            <text:p>3.438441</text:p>
          </table:table-cell>
          <table:table-cell office:value-type="float" office:value="1.763677" calcext:value-type="float">
            <text:p>1.763677</text:p>
          </table:table-cell>
          <table:table-cell office:value-type="float" office:value="0.306781" calcext:value-type="float">
            <text:p>0.306781</text:p>
          </table:table-cell>
          <table:table-cell office:value-type="float" office:value="-0.361518" calcext:value-type="float">
            <text:p>-0.361518</text:p>
          </table:table-cell>
          <table:table-cell office:value-type="float" office:value="-0.958475" calcext:value-type="float">
            <text:p>-0.958475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-1.313246" calcext:value-type="float">
            <text:p>-1.313246</text:p>
          </table:table-cell>
          <table:table-cell office:value-type="float" office:value="-0.421852" calcext:value-type="float">
            <text:p>-0.421852</text:p>
          </table:table-cell>
          <table:table-cell office:value-type="float" office:value="1.166892" calcext:value-type="float">
            <text:p>1.166892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441" calcext:value-type="float">
            <text:p>3.438441</text:p>
          </table:table-cell>
          <table:table-cell office:value-type="float" office:value="1.83975" calcext:value-type="float">
            <text:p>1.83975</text:p>
          </table:table-cell>
          <table:table-cell office:value-type="float" office:value="0.317816" calcext:value-type="float">
            <text:p>0.317816</text:p>
          </table:table-cell>
          <table:table-cell office:value-type="float" office:value="-0.361518" calcext:value-type="float">
            <text:p>-0.361518</text:p>
          </table:table-cell>
          <table:table-cell office:value-type="float" office:value="-0.875655" calcext:value-type="float">
            <text:p>-0.875655</text:p>
          </table:table-cell>
          <table:table-cell office:value-type="float" office:value="0" calcext:value-type="float">
            <text:p>0</text:p>
          </table:table-cell>
          <table:table-cell office:value-type="float" office:value="-1.237173" calcext:value-type="float">
            <text:p>-1.237173</text:p>
          </table:table-cell>
          <table:table-cell office:value-type="float" office:value="-0.00129" calcext:value-type="float">
            <text:p>-0.00129</text:p>
          </table:table-cell>
          <table:table-cell office:value-type="float" office:value="0.003569" calcext:value-type="float">
            <text:p>0.003569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894" calcext:value-type="float">
            <text:p>3.26894</text:p>
          </table:table-cell>
          <table:table-cell office:value-type="float" office:value="1.54472" calcext:value-type="float">
            <text:p>1.54472</text:p>
          </table:table-cell>
          <table:table-cell office:value-type="float" office:value="0.275018" calcext:value-type="float">
            <text:p>0.275018</text:p>
          </table:table-cell>
          <table:table-cell office:value-type="float" office:value="-0.192017" calcext:value-type="float">
            <text:p>-0.192017</text:p>
          </table:table-cell>
          <table:table-cell office:value-type="float" office:value="-1.357229" calcext:value-type="float">
            <text:p>-1.357229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-1.532203" calcext:value-type="float">
            <text:p>-1.532203</text:p>
          </table:table-cell>
          <table:table-cell office:value-type="float" office:value="-0.019097" calcext:value-type="float">
            <text:p>-0.019097</text:p>
          </table:table-cell>
          <table:table-cell office:value-type="float" office:value="0.099453" calcext:value-type="float">
            <text:p>0.099453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0279" calcext:value-type="float">
            <text:p>3.550279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186263" calcext:value-type="float">
            <text:p>0.186263</text:p>
          </table:table-cell>
          <table:table-cell office:value-type="float" office:value="-0.473356" calcext:value-type="float">
            <text:p>-0.473356</text:p>
          </table:table-cell>
          <table:table-cell office:value-type="float" office:value="-1.642969" calcext:value-type="float">
            <text:p>-1.642969</text:p>
          </table:table-cell>
          <table:table-cell office:value-type="float" office:value="-0.027698" calcext:value-type="float">
            <text:p>-0.027698</text:p>
          </table:table-cell>
          <table:table-cell office:value-type="float" office:value="-2.144023" calcext:value-type="float">
            <text:p>-2.144023</text:p>
          </table:table-cell>
          <table:table-cell office:value-type="float" office:value="-0.048081" calcext:value-type="float">
            <text:p>-0.048081</text:p>
          </table:table-cell>
          <table:table-cell office:value-type="float" office:value="0.101574" calcext:value-type="float">
            <text:p>0.101574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44798" calcext:value-type="float">
            <text:p>3.644798</text:p>
          </table:table-cell>
          <table:table-cell office:value-type="float" office:value="1.005041" calcext:value-type="float">
            <text:p>1.005041</text:p>
          </table:table-cell>
          <table:table-cell office:value-type="float" office:value="0.196729" calcext:value-type="float">
            <text:p>0.196729</text:p>
          </table:table-cell>
          <table:table-cell office:value-type="float" office:value="-0.567875" calcext:value-type="float">
            <text:p>-0.567875</text:p>
          </table:table-cell>
          <table:table-cell office:value-type="float" office:value="-1.494426" calcext:value-type="float">
            <text:p>-1.494426</text:p>
          </table:table-cell>
          <table:table-cell office:value-type="float" office:value="-0.009581" calcext:value-type="float">
            <text:p>-0.009581</text:p>
          </table:table-cell>
          <table:table-cell office:value-type="float" office:value="-2.071882" calcext:value-type="float">
            <text:p>-2.071882</text:p>
          </table:table-cell>
          <table:table-cell office:value-type="float" office:value="-0.056023" calcext:value-type="float">
            <text:p>-0.056023</text:p>
          </table:table-cell>
          <table:table-cell office:value-type="float" office:value="0.098654" calcext:value-type="float">
            <text:p>0.098654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16758" calcext:value-type="float">
            <text:p>3.116758</text:p>
          </table:table-cell>
          <table:table-cell office:value-type="float" office:value="1.980282" calcext:value-type="float">
            <text:p>1.980282</text:p>
          </table:table-cell>
          <table:table-cell office:value-type="float" office:value="0.338203" calcext:value-type="float">
            <text:p>0.338203</text:p>
          </table:table-cell>
          <table:table-cell office:value-type="float" office:value="-0.039835" calcext:value-type="float">
            <text:p>-0.039835</text:p>
          </table:table-cell>
          <table:table-cell office:value-type="float" office:value="-1.109741" calcext:value-type="float">
            <text:p>-1.109741</text:p>
          </table:table-cell>
          <table:table-cell office:value-type="float" office:value="0.052934" calcext:value-type="float">
            <text:p>0.052934</text:p>
          </table:table-cell>
          <table:table-cell office:value-type="float" office:value="-1.096641" calcext:value-type="float">
            <text:p>-1.096641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0.099754" calcext:value-type="float">
            <text:p>0.099754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69146" calcext:value-type="float">
            <text:p>2.69146</text:p>
          </table:table-cell>
          <table:table-cell office:value-type="float" office:value="2.592184" calcext:value-type="float">
            <text:p>2.592184</text:p>
          </table:table-cell>
          <table:table-cell office:value-type="float" office:value="0.426969" calcext:value-type="float">
            <text:p>0.426969</text:p>
          </table:table-cell>
          <table:table-cell office:value-type="float" office:value="0.385463" calcext:value-type="float">
            <text:p>0.385463</text:p>
          </table:table-cell>
          <table:table-cell office:value-type="float" office:value="-0.911801" calcext:value-type="float">
            <text:p>-0.911801</text:p>
          </table:table-cell>
          <table:table-cell office:value-type="float" office:value="0.041598" calcext:value-type="float">
            <text:p>0.041598</text:p>
          </table:table-cell>
          <table:table-cell office:value-type="float" office:value="-0.484739" calcext:value-type="float">
            <text:p>-0.484739</text:p>
          </table:table-cell>
          <table:table-cell office:value-type="float" office:value="0.039409" calcext:value-type="float">
            <text:p>0.039409</text:p>
          </table:table-cell>
          <table:table-cell office:value-type="float" office:value="0.102239" calcext:value-type="float">
            <text:p>0.10223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98313" calcext:value-type="float">
            <text:p>3.098313</text:p>
          </table:table-cell>
          <table:table-cell office:value-type="float" office:value="2.060003" calcext:value-type="float">
            <text:p>2.060003</text:p>
          </table:table-cell>
          <table:table-cell office:value-type="float" office:value="0.349768" calcext:value-type="float">
            <text:p>0.349768</text:p>
          </table:table-cell>
          <table:table-cell office:value-type="float" office:value="-0.02139" calcext:value-type="float">
            <text:p>-0.02139</text:p>
          </table:table-cell>
          <table:table-cell office:value-type="float" office:value="-0.954019" calcext:value-type="float">
            <text:p>-0.954019</text:p>
          </table:table-cell>
          <table:table-cell office:value-type="float" office:value="-0.041511" calcext:value-type="float">
            <text:p>-0.041511</text:p>
          </table:table-cell>
          <table:table-cell office:value-type="float" office:value="-1.01692" calcext:value-type="float">
            <text:p>-1.01692</text:p>
          </table:table-cell>
          <table:table-cell office:value-type="float" office:value="-0.002096" calcext:value-type="float">
            <text:p>-0.002096</text:p>
          </table:table-cell>
          <table:table-cell office:value-type="float" office:value="0.09801" calcext:value-type="float">
            <text:p>0.0980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8328" calcext:value-type="float">
            <text:p>3.728328</text:p>
          </table:table-cell>
          <table:table-cell office:value-type="float" office:value="1.32258" calcext:value-type="float">
            <text:p>1.32258</text:p>
          </table:table-cell>
          <table:table-cell office:value-type="float" office:value="0.242793" calcext:value-type="float">
            <text:p>0.242793</text:p>
          </table:table-cell>
          <table:table-cell office:value-type="float" office:value="-0.651404" calcext:value-type="float">
            <text:p>-0.651404</text:p>
          </table:table-cell>
          <table:table-cell office:value-type="float" office:value="-1.039915" calcext:value-type="float">
            <text:p>-1.039915</text:p>
          </table:table-cell>
          <table:table-cell office:value-type="float" office:value="-0.063023" calcext:value-type="float">
            <text:p>-0.063023</text:p>
          </table:table-cell>
          <table:table-cell office:value-type="float" office:value="-1.754343" calcext:value-type="float">
            <text:p>-1.754343</text:p>
          </table:table-cell>
          <table:table-cell office:value-type="float" office:value="-0.065118" calcext:value-type="float">
            <text:p>-0.065118</text:p>
          </table:table-cell>
          <table:table-cell office:value-type="float" office:value="0.099965" calcext:value-type="float">
            <text:p>0.099965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56112" calcext:value-type="float">
            <text:p>3.956112</text:p>
          </table:table-cell>
          <table:table-cell office:value-type="float" office:value="1.176077" calcext:value-type="float">
            <text:p>1.176077</text:p>
          </table:table-cell>
          <table:table-cell office:value-type="float" office:value="0.22154" calcext:value-type="float">
            <text:p>0.22154</text:p>
          </table:table-cell>
          <table:table-cell office:value-type="float" office:value="-0.879189" calcext:value-type="float">
            <text:p>-0.879189</text:p>
          </table:table-cell>
          <table:table-cell office:value-type="float" office:value="-0.998842" calcext:value-type="float">
            <text:p>-0.998842</text:p>
          </table:table-cell>
          <table:table-cell office:value-type="float" office:value="-0.022816" calcext:value-type="float">
            <text:p>-0.022816</text:p>
          </table:table-cell>
          <table:table-cell office:value-type="float" office:value="-1.900847" calcext:value-type="float">
            <text:p>-1.900847</text:p>
          </table:table-cell>
          <table:table-cell office:value-type="float" office:value="-0.087773" calcext:value-type="float">
            <text:p>-0.087773</text:p>
          </table:table-cell>
          <table:table-cell office:value-type="float" office:value="0.099834" calcext:value-type="float">
            <text:p>0.099834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7336" calcext:value-type="float">
            <text:p>3.547336</text:p>
          </table:table-cell>
          <table:table-cell office:value-type="float" office:value="2.208402" calcext:value-type="float">
            <text:p>2.208402</text:p>
          </table:table-cell>
          <table:table-cell office:value-type="float" office:value="0.371295" calcext:value-type="float">
            <text:p>0.371295</text:p>
          </table:table-cell>
          <table:table-cell office:value-type="float" office:value="-0.470413" calcext:value-type="float">
            <text:p>-0.470413</text:p>
          </table:table-cell>
          <table:table-cell office:value-type="float" office:value="-0.438131" calcext:value-type="float">
            <text:p>-0.438131</text:p>
          </table:table-cell>
          <table:table-cell office:value-type="float" office:value="0.040023" calcext:value-type="float">
            <text:p>0.040023</text:p>
          </table:table-cell>
          <table:table-cell office:value-type="float" office:value="-0.868521" calcext:value-type="float">
            <text:p>-0.868521</text:p>
          </table:table-cell>
          <table:table-cell office:value-type="float" office:value="-0.048046" calcext:value-type="float">
            <text:p>-0.048046</text:p>
          </table:table-cell>
          <table:table-cell office:value-type="float" office:value="0.102135" calcext:value-type="float">
            <text:p>0.102135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2603" calcext:value-type="float">
            <text:p>3.42603</text:p>
          </table:table-cell>
          <table:table-cell office:value-type="float" office:value="2.251918" calcext:value-type="float">
            <text:p>2.251918</text:p>
          </table:table-cell>
          <table:table-cell office:value-type="float" office:value="0.377608" calcext:value-type="float">
            <text:p>0.377608</text:p>
          </table:table-cell>
          <table:table-cell office:value-type="float" office:value="-0.349107" calcext:value-type="float">
            <text:p>-0.349107</text:p>
          </table:table-cell>
          <table:table-cell office:value-type="float" office:value="-0.48813" calcext:value-type="float">
            <text:p>-0.48813</text:p>
          </table:table-cell>
          <table:table-cell office:value-type="float" office:value="0.012232" calcext:value-type="float">
            <text:p>0.012232</text:p>
          </table:table-cell>
          <table:table-cell office:value-type="float" office:value="-0.825005" calcext:value-type="float">
            <text:p>-0.825005</text:p>
          </table:table-cell>
          <table:table-cell office:value-type="float" office:value="-0.034622" calcext:value-type="float">
            <text:p>-0.034622</text:p>
          </table:table-cell>
          <table:table-cell office:value-type="float" office:value="0.099174" calcext:value-type="float">
            <text:p>0.09917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3792" calcext:value-type="float">
            <text:p>3.383792</text:p>
          </table:table-cell>
          <table:table-cell office:value-type="float" office:value="2.269241" calcext:value-type="float">
            <text:p>2.269241</text:p>
          </table:table-cell>
          <table:table-cell office:value-type="float" office:value="0.380121" calcext:value-type="float">
            <text:p>0.380121</text:p>
          </table:table-cell>
          <table:table-cell office:value-type="float" office:value="-0.306869" calcext:value-type="float">
            <text:p>-0.306869</text:p>
          </table:table-cell>
          <table:table-cell office:value-type="float" office:value="-0.505078" calcext:value-type="float">
            <text:p>-0.505078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-0.807683" calcext:value-type="float">
            <text:p>-0.807683</text:p>
          </table:table-cell>
          <table:table-cell office:value-type="float" office:value="-0.030395" calcext:value-type="float">
            <text:p>-0.030395</text:p>
          </table:table-cell>
          <table:table-cell office:value-type="float" office:value="0.09905" calcext:value-type="float">
            <text:p>0.0990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15642" calcext:value-type="float">
            <text:p>3.615642</text:p>
          </table:table-cell>
          <table:table-cell office:value-type="float" office:value="2.001369" calcext:value-type="float">
            <text:p>2.001369</text:p>
          </table:table-cell>
          <table:table-cell office:value-type="float" office:value="0.341262" calcext:value-type="float">
            <text:p>0.341262</text:p>
          </table:table-cell>
          <table:table-cell office:value-type="float" office:value="-0.538719" calcext:value-type="float">
            <text:p>-0.538719</text:p>
          </table:table-cell>
          <table:table-cell office:value-type="float" office:value="-0.513604" calcext:value-type="float">
            <text:p>-0.513604</text:p>
          </table:table-cell>
          <table:table-cell office:value-type="float" office:value="-0.023231" calcext:value-type="float">
            <text:p>-0.023231</text:p>
          </table:table-cell>
          <table:table-cell office:value-type="float" office:value="-1.075554" calcext:value-type="float">
            <text:p>-1.075554</text:p>
          </table:table-cell>
          <table:table-cell office:value-type="float" office:value="-0.053765" calcext:value-type="float">
            <text:p>-0.053765</text:p>
          </table:table-cell>
          <table:table-cell office:value-type="float" office:value="0.099802" calcext:value-type="float">
            <text:p>0.099802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2967" calcext:value-type="float">
            <text:p>3.882967</text:p>
          </table:table-cell>
          <table:table-cell office:value-type="float" office:value="1.693613" calcext:value-type="float">
            <text:p>1.693613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-0.806044" calcext:value-type="float">
            <text:p>-0.806044</text:p>
          </table:table-cell>
          <table:table-cell office:value-type="float" office:value="-0.55055" calcext:value-type="float">
            <text:p>-0.55055</text:p>
          </table:table-cell>
          <table:table-cell office:value-type="float" office:value="-0.026716" calcext:value-type="float">
            <text:p>-0.026716</text:p>
          </table:table-cell>
          <table:table-cell office:value-type="float" office:value="-1.38331" calcext:value-type="float">
            <text:p>-1.38331</text:p>
          </table:table-cell>
          <table:table-cell office:value-type="float" office:value="-0.080653" calcext:value-type="float">
            <text:p>-0.080653</text:p>
          </table:table-cell>
          <table:table-cell office:value-type="float" office:value="0.100061" calcext:value-type="float">
            <text:p>0.100061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17773" calcext:value-type="float">
            <text:p>4.117773</text:p>
          </table:table-cell>
          <table:table-cell office:value-type="float" office:value="1.309786" calcext:value-type="float">
            <text:p>1.309786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-1.04085" calcext:value-type="float">
            <text:p>-1.04085</text:p>
          </table:table-cell>
          <table:table-cell office:value-type="float" office:value="-0.70317" calcext:value-type="float">
            <text:p>-0.70317</text:p>
          </table:table-cell>
          <table:table-cell office:value-type="float" office:value="-0.023117" calcext:value-type="float">
            <text:p>-0.023117</text:p>
          </table:table-cell>
          <table:table-cell office:value-type="float" office:value="-1.767137" calcext:value-type="float">
            <text:p>-1.767137</text:p>
          </table:table-cell>
          <table:table-cell office:value-type="float" office:value="-0.10572" calcext:value-type="float">
            <text:p>-0.10572</text:p>
          </table:table-cell>
          <table:table-cell office:value-type="float" office:value="0.101571" calcext:value-type="float">
            <text:p>0.101571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0508" calcext:value-type="float">
            <text:p>3.940508</text:p>
          </table:table-cell>
          <table:table-cell office:value-type="float" office:value="1.341348" calcext:value-type="float">
            <text:p>1.341348</text:p>
          </table:table-cell>
          <table:table-cell office:value-type="float" office:value="0.245515" calcext:value-type="float">
            <text:p>0.245515</text:p>
          </table:table-cell>
          <table:table-cell office:value-type="float" office:value="-0.863585" calcext:value-type="float">
            <text:p>-0.863585</text:p>
          </table:table-cell>
          <table:table-cell office:value-type="float" office:value="-0.889973" calcext:value-type="float">
            <text:p>-0.889973</text:p>
          </table:table-cell>
          <table:table-cell office:value-type="float" office:value="0.017983" calcext:value-type="float">
            <text:p>0.017983</text:p>
          </table:table-cell>
          <table:table-cell office:value-type="float" office:value="-1.735575" calcext:value-type="float">
            <text:p>-1.735575</text:p>
          </table:table-cell>
          <table:table-cell office:value-type="float" office:value="-0.085126" calcext:value-type="float">
            <text:p>-0.085126</text:p>
          </table:table-cell>
          <table:table-cell office:value-type="float" office:value="0.098573" calcext:value-type="float">
            <text:p>0.09857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15089" calcext:value-type="float">
            <text:p>3.615089</text:p>
          </table:table-cell>
          <table:table-cell office:value-type="float" office:value="1.603855" calcext:value-type="float">
            <text:p>1.603855</text:p>
          </table:table-cell>
          <table:table-cell office:value-type="float" office:value="0.283596" calcext:value-type="float">
            <text:p>0.283596</text:p>
          </table:table-cell>
          <table:table-cell office:value-type="float" office:value="-0.538166" calcext:value-type="float">
            <text:p>-0.538166</text:p>
          </table:table-cell>
          <table:table-cell office:value-type="float" office:value="-0.967476" calcext:value-type="float">
            <text:p>-0.967476</text:p>
          </table:table-cell>
          <table:table-cell office:value-type="float" office:value="0.032573" calcext:value-type="float">
            <text:p>0.032573</text:p>
          </table:table-cell>
          <table:table-cell office:value-type="float" office:value="-1.473068" calcext:value-type="float">
            <text:p>-1.473068</text:p>
          </table:table-cell>
          <table:table-cell office:value-type="float" office:value="-0.053765" calcext:value-type="float">
            <text:p>-0.053765</text:p>
          </table:table-cell>
          <table:table-cell office:value-type="float" office:value="0.099904" calcext:value-type="float">
            <text:p>0.09990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10236" calcext:value-type="float">
            <text:p>3.210236</text:p>
          </table:table-cell>
          <table:table-cell office:value-type="float" office:value="2.094545" calcext:value-type="float">
            <text:p>2.094545</text:p>
          </table:table-cell>
          <table:table-cell office:value-type="float" office:value="0.354778" calcext:value-type="float">
            <text:p>0.354778</text:p>
          </table:table-cell>
          <table:table-cell office:value-type="float" office:value="-0.133313" calcext:value-type="float">
            <text:p>-0.133313</text:p>
          </table:table-cell>
          <table:table-cell office:value-type="float" office:value="-0.889715" calcext:value-type="float">
            <text:p>-0.889715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-0.982379" calcext:value-type="float">
            <text:p>-0.982379</text:p>
          </table:table-cell>
          <table:table-cell office:value-type="float" office:value="-0.013277" calcext:value-type="float">
            <text:p>-0.013277</text:p>
          </table:table-cell>
          <table:table-cell office:value-type="float" office:value="0.099595" calcext:value-type="float">
            <text:p>0.099595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17801" calcext:value-type="float">
            <text:p>3.317801</text:p>
          </table:table-cell>
          <table:table-cell office:value-type="float" office:value="2.031016" calcext:value-type="float">
            <text:p>2.031016</text:p>
          </table:table-cell>
          <table:table-cell office:value-type="float" office:value="0.345563" calcext:value-type="float">
            <text:p>0.345563</text:p>
          </table:table-cell>
          <table:table-cell office:value-type="float" office:value="-0.240878" calcext:value-type="float">
            <text:p>-0.240878</text:p>
          </table:table-cell>
          <table:table-cell office:value-type="float" office:value="-0.794309" calcext:value-type="float">
            <text:p>-0.794309</text:p>
          </table:table-cell>
          <table:table-cell office:value-type="float" office:value="-0.01072" calcext:value-type="float">
            <text:p>-0.01072</text:p>
          </table:table-cell>
          <table:table-cell office:value-type="float" office:value="-1.045907" calcext:value-type="float">
            <text:p>-1.045907</text:p>
          </table:table-cell>
          <table:table-cell office:value-type="float" office:value="-0.024169" calcext:value-type="float">
            <text:p>-0.024169</text:p>
          </table:table-cell>
          <table:table-cell office:value-type="float" office:value="0.100336" calcext:value-type="float">
            <text:p>0.100336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065" calcext:value-type="float">
            <text:p>3.77065</text:p>
          </table:table-cell>
          <table:table-cell office:value-type="float" office:value="1.511527" calcext:value-type="float">
            <text:p>1.511527</text:p>
          </table:table-cell>
          <table:table-cell office:value-type="float" office:value="0.270202" calcext:value-type="float">
            <text:p>0.270202</text:p>
          </table:table-cell>
          <table:table-cell office:value-type="float" office:value="-0.693727" calcext:value-type="float">
            <text:p>-0.693727</text:p>
          </table:table-cell>
          <table:table-cell office:value-type="float" office:value="-0.826448" calcext:value-type="float">
            <text:p>-0.826448</text:p>
          </table:table-cell>
          <table:table-cell office:value-type="float" office:value="-0.04522" calcext:value-type="float">
            <text:p>-0.04522</text:p>
          </table:table-cell>
          <table:table-cell office:value-type="float" office:value="-1.565396" calcext:value-type="float">
            <text:p>-1.565396</text:p>
          </table:table-cell>
          <table:table-cell office:value-type="float" office:value="-0.069472" calcext:value-type="float">
            <text:p>-0.069472</text:p>
          </table:table-cell>
          <table:table-cell office:value-type="float" office:value="0.100143" calcext:value-type="float">
            <text:p>0.100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84736" calcext:value-type="float">
            <text:p>3.784736</text:p>
          </table:table-cell>
          <table:table-cell office:value-type="float" office:value="1.487033" calcext:value-type="float">
            <text:p>1.487033</text:p>
          </table:table-cell>
          <table:table-cell office:value-type="float" office:value="0.266649" calcext:value-type="float">
            <text:p>0.266649</text:p>
          </table:table-cell>
          <table:table-cell office:value-type="float" office:value="-0.707813" calcext:value-type="float">
            <text:p>-0.707813</text:p>
          </table:table-cell>
          <table:table-cell office:value-type="float" office:value="-0.880669" calcext:value-type="float">
            <text:p>-0.880669</text:p>
          </table:table-cell>
          <table:table-cell office:value-type="float" office:value="-0.001409" calcext:value-type="float">
            <text:p>-0.001409</text:p>
          </table:table-cell>
          <table:table-cell office:value-type="float" office:value="-1.58989" calcext:value-type="float">
            <text:p>-1.58989</text:p>
          </table:table-cell>
          <table:table-cell office:value-type="float" office:value="-0.070769" calcext:value-type="float">
            <text:p>-0.070769</text:p>
          </table:table-cell>
          <table:table-cell office:value-type="float" office:value="0.099983" calcext:value-type="float">
            <text:p>0.099983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3747" calcext:value-type="float">
            <text:p>3.483747</text:p>
          </table:table-cell>
          <table:table-cell office:value-type="float" office:value="1.802393" calcext:value-type="float">
            <text:p>1.802393</text:p>
          </table:table-cell>
          <table:table-cell office:value-type="float" office:value="0.312397" calcext:value-type="float">
            <text:p>0.312397</text:p>
          </table:table-cell>
          <table:table-cell office:value-type="float" office:value="-0.406823" calcext:value-type="float">
            <text:p>-0.406823</text:p>
          </table:table-cell>
          <table:table-cell office:value-type="float" office:value="-0.897249" calcext:value-type="float">
            <text:p>-0.897249</text:p>
          </table:table-cell>
          <table:table-cell office:value-type="float" office:value="0.029542" calcext:value-type="float">
            <text:p>0.029542</text:p>
          </table:table-cell>
          <table:table-cell office:value-type="float" office:value="-1.27453" calcext:value-type="float">
            <text:p>-1.27453</text:p>
          </table:table-cell>
          <table:table-cell office:value-type="float" office:value="-0.041449" calcext:value-type="float">
            <text:p>-0.041449</text:p>
          </table:table-cell>
          <table:table-cell office:value-type="float" office:value="0.101884" calcext:value-type="float">
            <text:p>0.101884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97823" calcext:value-type="float">
            <text:p>3.197823</text:p>
          </table:table-cell>
          <table:table-cell office:value-type="float" office:value="2.15079" calcext:value-type="float">
            <text:p>2.15079</text:p>
          </table:table-cell>
          <table:table-cell office:value-type="float" office:value="0.362938" calcext:value-type="float">
            <text:p>0.362938</text:p>
          </table:table-cell>
          <table:table-cell office:value-type="float" office:value="-0.120899" calcext:value-type="float">
            <text:p>-0.120899</text:p>
          </table:table-cell>
          <table:table-cell office:value-type="float" office:value="-0.834387" calcext:value-type="float">
            <text:p>-0.834387</text:p>
          </table:table-cell>
          <table:table-cell office:value-type="float" office:value="0.029153" calcext:value-type="float">
            <text:p>0.029153</text:p>
          </table:table-cell>
          <table:table-cell office:value-type="float" office:value="-0.926133" calcext:value-type="float">
            <text:p>-0.926133</text:p>
          </table:table-cell>
          <table:table-cell office:value-type="float" office:value="-0.011857" calcext:value-type="float">
            <text:p>-0.011857</text:p>
          </table:table-cell>
          <table:table-cell office:value-type="float" office:value="0.098076" calcext:value-type="float">
            <text:p>0.09807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61215" calcext:value-type="float">
            <text:p>3.461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61215" calcext:value-type="float">
            <text:p>-3.461215</text:p>
          </table:table-cell>
          <table:table-cell office:value-type="float" office:value="-1.230716" calcext:value-type="float">
            <text:p>-1.230716</text:p>
          </table:table-cell>
          <table:table-cell office:value-type="float" office:value="-0.335241" calcext:value-type="float">
            <text:p>-0.335241</text:p>
          </table:table-cell>
          <table:table-cell office:value-type="float" office:value="-5.027173" calcext:value-type="float">
            <text:p>-5.027173</text:p>
          </table:table-cell>
          <table:table-cell office:value-type="float" office:value="-0.344873" calcext:value-type="float">
            <text:p>-0.344873</text:p>
          </table:table-cell>
          <table:table-cell office:value-type="float" office:value="0.099639" calcext:value-type="float">
            <text:p>0.099639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18862" calcext:value-type="float">
            <text:p>3.71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8862" calcext:value-type="float">
            <text:p>-3.718862</text:p>
          </table:table-cell>
          <table:table-cell office:value-type="float" office:value="-1.635442" calcext:value-type="float">
            <text:p>-1.635442</text:p>
          </table:table-cell>
          <table:table-cell office:value-type="float" office:value="-0.025514" calcext:value-type="float">
            <text:p>-0.025514</text:p>
          </table:table-cell>
          <table:table-cell office:value-type="float" office:value="-5.379818" calcext:value-type="float">
            <text:p>-5.379818</text:p>
          </table:table-cell>
          <table:table-cell office:value-type="float" office:value="-0.375538" calcext:value-type="float">
            <text:p>-0.375538</text:p>
          </table:table-cell>
          <table:table-cell office:value-type="float" office:value="0.100982" calcext:value-type="float">
            <text:p>0.100982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31893" calcext:value-type="float">
            <text:p>2.531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31893" calcext:value-type="float">
            <text:p>-2.531893</text:p>
          </table:table-cell>
          <table:table-cell office:value-type="float" office:value="-1.888312" calcext:value-type="float">
            <text:p>-1.888312</text:p>
          </table:table-cell>
          <table:table-cell office:value-type="float" office:value="0.118455" calcext:value-type="float">
            <text:p>0.118455</text:p>
          </table:table-cell>
          <table:table-cell office:value-type="float" office:value="-4.30175" calcext:value-type="float">
            <text:p>-4.30175</text:p>
          </table:table-cell>
          <table:table-cell office:value-type="float" office:value="-0.253706" calcext:value-type="float">
            <text:p>-0.253706</text:p>
          </table:table-cell>
          <table:table-cell office:value-type="float" office:value="0.100204" calcext:value-type="float">
            <text:p>0.100204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1958" calcext:value-type="float">
            <text:p>1.52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1958" calcext:value-type="float">
            <text:p>-1.521958</text:p>
          </table:table-cell>
          <table:table-cell office:value-type="float" office:value="-2.036883" calcext:value-type="float">
            <text:p>-2.036883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-3.458255" calcext:value-type="float">
            <text:p>-3.458255</text:p>
          </table:table-cell>
          <table:table-cell office:value-type="float" office:value="-0.152812" calcext:value-type="float">
            <text:p>-0.152812</text:p>
          </table:table-cell>
          <table:table-cell office:value-type="float" office:value="0.100405" calcext:value-type="float">
            <text:p>0.100405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363" calcext:value-type="float">
            <text:p>0.73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363" calcext:value-type="float">
            <text:p>-0.732363</text:p>
          </table:table-cell>
          <table:table-cell office:value-type="float" office:value="-2.129066" calcext:value-type="float">
            <text:p>-2.129066</text:p>
          </table:table-cell>
          <table:table-cell office:value-type="float" office:value="0.077379" calcext:value-type="float">
            <text:p>0.077379</text:p>
          </table:table-cell>
          <table:table-cell office:value-type="float" office:value="-2.78405" calcext:value-type="float">
            <text:p>-2.78405</text:p>
          </table:table-cell>
          <table:table-cell office:value-type="float" office:value="-0.074732" calcext:value-type="float">
            <text:p>-0.074732</text:p>
          </table:table-cell>
          <table:table-cell office:value-type="float" office:value="0.102043" calcext:value-type="float">
            <text:p>0.102043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592" calcext:value-type="float">
            <text:p>0.1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592" calcext:value-type="float">
            <text:p>-0.111592</text:p>
          </table:table-cell>
          <table:table-cell office:value-type="float" office:value="-2.109206" calcext:value-type="float">
            <text:p>-2.109206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-2.157414" calcext:value-type="float">
            <text:p>-2.157414</text:p>
          </table:table-cell>
          <table:table-cell office:value-type="float" office:value="-0.010929" calcext:value-type="float">
            <text:p>-0.010929</text:p>
          </table:table-cell>
          <table:table-cell office:value-type="float" office:value="0.097938" calcext:value-type="float">
            <text:p>0.097938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2.004998" calcext:value-type="float">
            <text:p>-2.004998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-1.993832" calcext:value-type="float">
            <text:p>-1.993832</text:p>
          </table:table-cell>
          <table:table-cell office:value-type="float" office:value="0" calcext:value-type="float">
            <text:p>0</text:p>
          </table:table-cell>
          <table:table-cell office:value-type="float" office:value="0.099935" calcext:value-type="float">
            <text:p>0.099935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98844" calcext:value-type="float">
            <text:p>-1.898844</text:p>
          </table:table-cell>
          <table:table-cell office:value-type="float" office:value="0" calcext:value-type="float">
            <text:p>0</text:p>
          </table:table-cell>
          <table:table-cell office:value-type="float" office:value="-1.898844" calcext:value-type="float">
            <text:p>-1.898844</text:p>
          </table:table-cell>
          <table:table-cell office:value-type="float" office:value="0" calcext:value-type="float">
            <text:p>0</text:p>
          </table:table-cell>
          <table:table-cell office:value-type="float" office:value="0.10049" calcext:value-type="float">
            <text:p>0.10049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36671" calcext:value-type="float">
            <text:p>-1.836671</text:p>
          </table:table-cell>
          <table:table-cell office:value-type="float" office:value="0" calcext:value-type="float">
            <text:p>0</text:p>
          </table:table-cell>
          <table:table-cell office:value-type="float" office:value="-1.836671" calcext:value-type="float">
            <text:p>-1.836671</text:p>
          </table:table-cell>
          <table:table-cell office:value-type="float" office:value="0" calcext:value-type="float">
            <text:p>0</text:p>
          </table:table-cell>
          <table:table-cell office:value-type="float" office:value="0.099266" calcext:value-type="float">
            <text:p>0.099266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18885" calcext:value-type="float">
            <text:p>-1.818885</text:p>
          </table:table-cell>
          <table:table-cell office:value-type="float" office:value="0" calcext:value-type="float">
            <text:p>0</text:p>
          </table:table-cell>
          <table:table-cell office:value-type="float" office:value="-1.818885" calcext:value-type="float">
            <text:p>-1.818885</text:p>
          </table:table-cell>
          <table:table-cell office:value-type="float" office:value="0" calcext:value-type="float">
            <text:p>0</text:p>
          </table:table-cell>
          <table:table-cell office:value-type="float" office:value="0.100179" calcext:value-type="float">
            <text:p>0.100179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301576" calcext:value-type="float">
            <text:p>-1.301576</text:p>
          </table:table-cell>
          <table:table-cell office:value-type="float" office:value="0" calcext:value-type="float">
            <text:p>0</text:p>
          </table:table-cell>
          <table:table-cell office:value-type="float" office:value="-1.301576" calcext:value-type="float">
            <text:p>-1.301576</text:p>
          </table:table-cell>
          <table:table-cell office:value-type="float" office:value="0" calcext:value-type="float">
            <text:p>0</text:p>
          </table:table-cell>
          <table:table-cell office:value-type="float" office:value="0.100023" calcext:value-type="float">
            <text:p>0.100023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738269" calcext:value-type="float">
            <text:p>-0.738269</text:p>
          </table:table-cell>
          <table:table-cell office:value-type="float" office:value="0" calcext:value-type="float">
            <text:p>0</text:p>
          </table:table-cell>
          <table:table-cell office:value-type="float" office:value="-0.738269" calcext:value-type="float">
            <text:p>-0.738269</text:p>
          </table:table-cell>
          <table:table-cell office:value-type="float" office:value="0" calcext:value-type="float">
            <text:p>0</text:p>
          </table:table-cell>
          <table:table-cell office:value-type="float" office:value="0.100373" calcext:value-type="float">
            <text:p>0.100373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357711" calcext:value-type="float">
            <text:p>-0.357711</text:p>
          </table:table-cell>
          <table:table-cell office:value-type="float" office:value="0" calcext:value-type="float">
            <text:p>0</text:p>
          </table:table-cell>
          <table:table-cell office:value-type="float" office:value="-0.357711" calcext:value-type="float">
            <text:p>-0.357711</text:p>
          </table:table-cell>
          <table:table-cell office:value-type="float" office:value="0" calcext:value-type="float">
            <text:p>0</text:p>
          </table:table-cell>
          <table:table-cell office:value-type="float" office:value="0.099806" calcext:value-type="float">
            <text:p>0.099806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28492" calcext:value-type="float">
            <text:p>-0.128492</text:p>
          </table:table-cell>
          <table:table-cell office:value-type="float" office:value="0" calcext:value-type="float">
            <text:p>0</text:p>
          </table:table-cell>
          <table:table-cell office:value-type="float" office:value="-0.128492" calcext:value-type="float">
            <text:p>-0.128492</text:p>
          </table:table-cell>
          <table:table-cell office:value-type="float" office:value="0" calcext:value-type="float">
            <text:p>0</text:p>
          </table:table-cell>
          <table:table-cell office:value-type="float" office:value="0.100503" calcext:value-type="float">
            <text:p>0.100503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016394" calcext:value-type="float">
            <text:p>-0.016394</text:p>
          </table:table-cell>
          <table:table-cell office:value-type="float" office:value="0" calcext:value-type="float">
            <text:p>0</text:p>
          </table:table-cell>
          <table:table-cell office:value-type="float" office:value="-0.016394" calcext:value-type="float">
            <text:p>-0.016394</text:p>
          </table:table-cell>
          <table:table-cell office:value-type="float" office:value="0" calcext:value-type="float">
            <text:p>0</text:p>
          </table:table-cell>
          <table:table-cell office:value-type="float" office:value="0.099252" calcext:value-type="float">
            <text:p>0.099252</text:p>
          </table:table-cell>
          <table:table-cell/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185" calcext:value-type="float">
            <text:p>0.100185</text:p>
          </table:table-cell>
          <table:table-cell/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237" calcext:value-type="float">
            <text:p>0.100237</text:p>
          </table:table-cell>
          <table:table-cell/>
        </table:table-row>
      </table:table>
      <table:table table:name="lef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front_wheel_stats.A2:left_front_wheel_stats.A153 left_front_wheel_stats.D1:left_front_wheel_stats.D1 left_front_wheel_stats.D2:left_front_wheel_stats.D153 left_front_wheel_stats.E1:left_front_wheel_stats.E1 left_front_wheel_stats.E2:left_front_wheel_stats.E153 left_front_wheel_stats.F1:left_front_wheel_stats.F1 left_front_wheel_stats.F2:left_front_wheel_stats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front_wheel_stats.A2:left_front_wheel_stats.A153 left_front_wheel_stats.G1:left_front_wheel_stats.G1 left_front_wheel_stats.G2:left_front_wheel_stats.G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73" calcext:value-type="float">
            <text:p>0.09997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216" calcext:value-type="float">
            <text:p>0.10021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3.946242" calcext:value-type="float">
            <text:p>3.946242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6334" calcext:value-type="float">
            <text:p>0.26334</text:p>
          </table:table-cell>
          <table:table-cell office:value-type="float" office:value="0.175209" calcext:value-type="float">
            <text:p>0.175209</text:p>
          </table:table-cell>
          <table:table-cell office:value-type="float" office:value="2.192396" calcext:value-type="float">
            <text:p>2.192396</text:p>
          </table:table-cell>
          <table:table-cell office:value-type="float" office:value="0.17556" calcext:value-type="float">
            <text:p>0.17556</text:p>
          </table:table-cell>
          <table:table-cell office:value-type="float" office:value="0.1001" calcext:value-type="float">
            <text:p>0.100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2.90739" calcext:value-type="float">
            <text:p>2.90739</text:p>
          </table:table-cell>
          <table:table-cell office:value-type="float" office:value="0.472695" calcext:value-type="float">
            <text:p>0.472695</text:p>
          </table:table-cell>
          <table:table-cell office:value-type="float" office:value="0.854311" calcext:value-type="float">
            <text:p>0.854311</text:p>
          </table:table-cell>
          <table:table-cell office:value-type="float" office:value="0.390141" calcext:value-type="float">
            <text:p>0.390141</text:p>
          </table:table-cell>
          <table:table-cell office:value-type="float" office:value="-0.090908" calcext:value-type="float">
            <text:p>-0.090908</text:p>
          </table:table-cell>
          <table:table-cell office:value-type="float" office:value="1.153544" calcext:value-type="float">
            <text:p>1.153544</text:p>
          </table:table-cell>
          <table:table-cell office:value-type="float" office:value="0.084534" calcext:value-type="float">
            <text:p>0.084534</text:p>
          </table:table-cell>
          <table:table-cell office:value-type="float" office:value="0.09895" calcext:value-type="float">
            <text:p>0.0989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29892" calcext:value-type="float">
            <text:p>2.429892</text:p>
          </table:table-cell>
          <table:table-cell office:value-type="float" office:value="1.214248" calcext:value-type="float">
            <text:p>1.214248</text:p>
          </table:table-cell>
          <table:table-cell office:value-type="float" office:value="0.227077" calcext:value-type="float">
            <text:p>0.227077</text:p>
          </table:table-cell>
          <table:table-cell office:value-type="float" office:value="-0.676046" calcext:value-type="float">
            <text:p>-0.676046</text:p>
          </table:table-cell>
          <table:table-cell office:value-type="float" office:value="0.287194" calcext:value-type="float">
            <text:p>0.287194</text:p>
          </table:table-cell>
          <table:table-cell office:value-type="float" office:value="-0.150746" calcext:value-type="float">
            <text:p>-0.150746</text:p>
          </table:table-cell>
          <table:table-cell office:value-type="float" office:value="-0.539598" calcext:value-type="float">
            <text:p>-0.539598</text:p>
          </table:table-cell>
          <table:table-cell office:value-type="float" office:value="-0.068632" calcext:value-type="float">
            <text:p>-0.068632</text:p>
          </table:table-cell>
          <table:table-cell office:value-type="float" office:value="0.101519" calcext:value-type="float">
            <text:p>0.10151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3456" calcext:value-type="float">
            <text:p>0.733456</text:p>
          </table:table-cell>
          <table:table-cell office:value-type="float" office:value="3.38417" calcext:value-type="float">
            <text:p>3.38417</text:p>
          </table:table-cell>
          <table:table-cell office:value-type="float" office:value="0.541859" calcext:value-type="float">
            <text:p>0.541859</text:p>
          </table:table-cell>
          <table:table-cell office:value-type="float" office:value="1.02039" calcext:value-type="float">
            <text:p>1.02039</text:p>
          </table:table-cell>
          <table:table-cell office:value-type="float" office:value="0.439916" calcext:value-type="float">
            <text:p>0.439916</text:p>
          </table:table-cell>
          <table:table-cell office:value-type="float" office:value="0.170018" calcext:value-type="float">
            <text:p>0.170018</text:p>
          </table:table-cell>
          <table:table-cell office:value-type="float" office:value="1.630323" calcext:value-type="float">
            <text:p>1.630323</text:p>
          </table:table-cell>
          <table:table-cell office:value-type="float" office:value="0.101815" calcext:value-type="float">
            <text:p>0.101815</text:p>
          </table:table-cell>
          <table:table-cell office:value-type="float" office:value="0.09978" calcext:value-type="float">
            <text:p>0.0997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369" calcext:value-type="float">
            <text:p>0.281369</text:p>
          </table:table-cell>
          <table:table-cell office:value-type="float" office:value="3.932087" calcext:value-type="float">
            <text:p>3.932087</text:p>
          </table:table-cell>
          <table:table-cell office:value-type="float" office:value="0.621343" calcext:value-type="float">
            <text:p>0.621343</text:p>
          </table:table-cell>
          <table:table-cell office:value-type="float" office:value="1.472477" calcext:value-type="float">
            <text:p>1.472477</text:p>
          </table:table-cell>
          <table:table-cell office:value-type="float" office:value="0.660495" calcext:value-type="float">
            <text:p>0.660495</text:p>
          </table:table-cell>
          <table:table-cell office:value-type="float" office:value="0.045269" calcext:value-type="float">
            <text:p>0.045269</text:p>
          </table:table-cell>
          <table:table-cell office:value-type="float" office:value="2.178241" calcext:value-type="float">
            <text:p>2.178241</text:p>
          </table:table-cell>
          <table:table-cell office:value-type="float" office:value="0.147053" calcext:value-type="float">
            <text:p>0.147053</text:p>
          </table:table-cell>
          <table:table-cell office:value-type="float" office:value="0.099868" calcext:value-type="float">
            <text:p>0.09986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811" calcext:value-type="float">
            <text:p>0.337811</text:p>
          </table:table-cell>
          <table:table-cell office:value-type="float" office:value="4.038187" calcext:value-type="float">
            <text:p>4.038187</text:p>
          </table:table-cell>
          <table:table-cell office:value-type="float" office:value="0.636735" calcext:value-type="float">
            <text:p>0.636735</text:p>
          </table:table-cell>
          <table:table-cell office:value-type="float" office:value="1.416035" calcext:value-type="float">
            <text:p>1.416035</text:p>
          </table:table-cell>
          <table:table-cell office:value-type="float" office:value="0.873922" calcext:value-type="float">
            <text:p>0.873922</text:p>
          </table:table-cell>
          <table:table-cell office:value-type="float" office:value="-0.005617" calcext:value-type="float">
            <text:p>-0.005617</text:p>
          </table:table-cell>
          <table:table-cell office:value-type="float" office:value="2.28434" calcext:value-type="float">
            <text:p>2.28434</text:p>
          </table:table-cell>
          <table:table-cell office:value-type="float" office:value="0.142285" calcext:value-type="float">
            <text:p>0.142285</text:p>
          </table:table-cell>
          <table:table-cell office:value-type="float" office:value="0.100481" calcext:value-type="float">
            <text:p>0.10048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7694" calcext:value-type="float">
            <text:p>1.127694</text:p>
          </table:table-cell>
          <table:table-cell office:value-type="float" office:value="3.269089" calcext:value-type="float">
            <text:p>3.26908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626152" calcext:value-type="float">
            <text:p>0.626152</text:p>
          </table:table-cell>
          <table:table-cell office:value-type="float" office:value="0.967972" calcext:value-type="float">
            <text:p>0.967972</text:p>
          </table:table-cell>
          <table:table-cell office:value-type="float" office:value="-0.078882" calcext:value-type="float">
            <text:p>-0.078882</text:p>
          </table:table-cell>
          <table:table-cell office:value-type="float" office:value="1.515243" calcext:value-type="float">
            <text:p>1.515243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00135" calcext:value-type="float">
            <text:p>0.10013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85" calcext:value-type="float">
            <text:p>1.12685</text:p>
          </table:table-cell>
          <table:table-cell office:value-type="float" office:value="3.442465" calcext:value-type="float">
            <text:p>3.442465</text:p>
          </table:table-cell>
          <table:table-cell office:value-type="float" office:value="0.550316" calcext:value-type="float">
            <text:p>0.550316</text:p>
          </table:table-cell>
          <table:table-cell office:value-type="float" office:value="0.626996" calcext:value-type="float">
            <text:p>0.626996</text:p>
          </table:table-cell>
          <table:table-cell office:value-type="float" office:value="1.061538" calcext:value-type="float">
            <text:p>1.06153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1.688619" calcext:value-type="float">
            <text:p>1.688619</text:p>
          </table:table-cell>
          <table:table-cell office:value-type="float" office:value="0.062377" calcext:value-type="float">
            <text:p>0.062377</text:p>
          </table:table-cell>
          <table:table-cell office:value-type="float" office:value="0.099486" calcext:value-type="float">
            <text:p>0.099486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694" calcext:value-type="float">
            <text:p>1.069694</text:p>
          </table:table-cell>
          <table:table-cell office:value-type="float" office:value="3.607983" calcext:value-type="float">
            <text:p>3.607983</text:p>
          </table:table-cell>
          <table:table-cell office:value-type="float" office:value="0.574327" calcext:value-type="float">
            <text:p>0.574327</text:p>
          </table:table-cell>
          <table:table-cell office:value-type="float" office:value="0.684152" calcext:value-type="float">
            <text:p>0.684152</text:p>
          </table:table-cell>
          <table:table-cell office:value-type="float" office:value="1.164276" calcext:value-type="float">
            <text:p>1.164276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1.854137" calcext:value-type="float">
            <text:p>1.854137</text:p>
          </table:table-cell>
          <table:table-cell office:value-type="float" office:value="0.068492" calcext:value-type="float">
            <text:p>0.068492</text:p>
          </table:table-cell>
          <table:table-cell office:value-type="float" office:value="0.100112" calcext:value-type="float">
            <text:p>0.10011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671" calcext:value-type="float">
            <text:p>1.069671</text:p>
          </table:table-cell>
          <table:table-cell office:value-type="float" office:value="3.704735" calcext:value-type="float">
            <text:p>3.704735</text:p>
          </table:table-cell>
          <table:table-cell office:value-type="float" office:value="0.588362" calcext:value-type="float">
            <text:p>0.588362</text:p>
          </table:table-cell>
          <table:table-cell office:value-type="float" office:value="0.684175" calcext:value-type="float">
            <text:p>0.684175</text:p>
          </table:table-cell>
          <table:table-cell office:value-type="float" office:value="1.266711" calcext:value-type="float">
            <text:p>1.26671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.950889" calcext:value-type="float">
            <text:p>1.950889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99814" calcext:value-type="float">
            <text:p>0.09981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827" calcext:value-type="float">
            <text:p>1.012827</text:p>
          </table:table-cell>
          <table:table-cell office:value-type="float" office:value="3.615394" calcext:value-type="float">
            <text:p>3.615394</text:p>
          </table:table-cell>
          <table:table-cell office:value-type="float" office:value="0.575402" calcext:value-type="float">
            <text:p>0.575402</text:p>
          </table:table-cell>
          <table:table-cell office:value-type="float" office:value="0.741019" calcext:value-type="float">
            <text:p>0.741019</text:p>
          </table:table-cell>
          <table:table-cell office:value-type="float" office:value="1.114862" calcext:value-type="float">
            <text:p>1.114862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1.861548" calcext:value-type="float">
            <text:p>1.861548</text:p>
          </table:table-cell>
          <table:table-cell office:value-type="float" office:value="0.074327" calcext:value-type="float">
            <text:p>0.074327</text:p>
          </table:table-cell>
          <table:table-cell office:value-type="float" office:value="0.100304" calcext:value-type="float">
            <text:p>0.10030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00764" calcext:value-type="float">
            <text:p>1.300764</text:p>
          </table:table-cell>
          <table:table-cell office:value-type="float" office:value="3.234466" calcext:value-type="float">
            <text:p>3.234466</text:p>
          </table:table-cell>
          <table:table-cell office:value-type="float" office:value="0.520142" calcext:value-type="float">
            <text:p>0.520142</text:p>
          </table:table-cell>
          <table:table-cell office:value-type="float" office:value="0.453082" calcext:value-type="float">
            <text:p>0.453082</text:p>
          </table:table-cell>
          <table:table-cell office:value-type="float" office:value="1.05624" calcext:value-type="float">
            <text:p>1.05624</text:p>
          </table:table-cell>
          <table:table-cell office:value-type="float" office:value="-0.028702" calcext:value-type="float">
            <text:p>-0.028702</text:p>
          </table:table-cell>
          <table:table-cell office:value-type="float" office:value="1.48062" calcext:value-type="float">
            <text:p>1.48062</text:p>
          </table:table-cell>
          <table:table-cell office:value-type="float" office:value="0.045453" calcext:value-type="float">
            <text:p>0.045453</text:p>
          </table:table-cell>
          <table:table-cell office:value-type="float" office:value="0.100319" calcext:value-type="float">
            <text:p>0.100319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733" calcext:value-type="float">
            <text:p>1.239733</text:p>
          </table:table-cell>
          <table:table-cell office:value-type="float" office:value="3.510135" calcext:value-type="float">
            <text:p>3.510135</text:p>
          </table:table-cell>
          <table:table-cell office:value-type="float" office:value="0.560132" calcext:value-type="float">
            <text:p>0.560132</text:p>
          </table:table-cell>
          <table:table-cell office:value-type="float" office:value="0.514113" calcext:value-type="float">
            <text:p>0.514113</text:p>
          </table:table-cell>
          <table:table-cell office:value-type="float" office:value="1.236053" calcext:value-type="float">
            <text:p>1.236053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1.756289" calcext:value-type="float">
            <text:p>1.756289</text:p>
          </table:table-cell>
          <table:table-cell office:value-type="float" office:value="0.051244" calcext:value-type="float">
            <text:p>0.051244</text:p>
          </table:table-cell>
          <table:table-cell office:value-type="float" office:value="0.099674" calcext:value-type="float">
            <text:p>0.099674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0956" calcext:value-type="float">
            <text:p>1.290956</text:p>
          </table:table-cell>
          <table:table-cell office:value-type="float" office:value="3.364416" calcext:value-type="float">
            <text:p>3.364416</text:p>
          </table:table-cell>
          <table:table-cell office:value-type="float" office:value="0.538993" calcext:value-type="float">
            <text:p>0.538993</text:p>
          </table:table-cell>
          <table:table-cell office:value-type="float" office:value="0.46289" calcext:value-type="float">
            <text:p>0.46289</text:p>
          </table:table-cell>
          <table:table-cell office:value-type="float" office:value="1.1528" calcext:value-type="float">
            <text:p>1.1528</text:p>
          </table:table-cell>
          <table:table-cell office:value-type="float" office:value="-0.00512" calcext:value-type="float">
            <text:p>-0.00512</text:p>
          </table:table-cell>
          <table:table-cell office:value-type="float" office:value="1.61057" calcext:value-type="float">
            <text:p>1.61057</text:p>
          </table:table-cell>
          <table:table-cell office:value-type="float" office:value="0.046313" calcext:value-type="float">
            <text:p>0.046313</text:p>
          </table:table-cell>
          <table:table-cell office:value-type="float" office:value="0.100051" calcext:value-type="float">
            <text:p>0.10005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97811" calcext:value-type="float">
            <text:p>1.297811</text:p>
          </table:table-cell>
          <table:table-cell office:value-type="float" office:value="3.209651" calcext:value-type="float">
            <text:p>3.209651</text:p>
          </table:table-cell>
          <table:table-cell office:value-type="float" office:value="0.516542" calcext:value-type="float">
            <text:p>0.516542</text:p>
          </table:table-cell>
          <table:table-cell office:value-type="float" office:value="0.456035" calcext:value-type="float">
            <text:p>0.456035</text:p>
          </table:table-cell>
          <table:table-cell office:value-type="float" office:value="1.000457" calcext:value-type="float">
            <text:p>1.000457</text:p>
          </table:table-cell>
          <table:table-cell office:value-type="float" office:value="-0.000687" calcext:value-type="float">
            <text:p>-0.000687</text:p>
          </table:table-cell>
          <table:table-cell office:value-type="float" office:value="1.455805" calcext:value-type="float">
            <text:p>1.455805</text:p>
          </table:table-cell>
          <table:table-cell office:value-type="float" office:value="0.045491" calcext:value-type="float">
            <text:p>0.045491</text:p>
          </table:table-cell>
          <table:table-cell office:value-type="float" office:value="0.099753" calcext:value-type="float">
            <text:p>0.099753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5026" calcext:value-type="float">
            <text:p>1.185026</text:p>
          </table:table-cell>
          <table:table-cell office:value-type="float" office:value="3.206685" calcext:value-type="float">
            <text:p>3.206685</text:p>
          </table:table-cell>
          <table:table-cell office:value-type="float" office:value="0.516112" calcext:value-type="float">
            <text:p>0.516112</text:p>
          </table:table-cell>
          <table:table-cell office:value-type="float" office:value="0.56882" calcext:value-type="float">
            <text:p>0.56882</text:p>
          </table:table-cell>
          <table:table-cell office:value-type="float" office:value="0.872799" calcext:value-type="float">
            <text:p>0.872799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1.452839" calcext:value-type="float">
            <text:p>1.452839</text:p>
          </table:table-cell>
          <table:table-cell office:value-type="float" office:value="0.05718" calcext:value-type="float">
            <text:p>0.05718</text:p>
          </table:table-cell>
          <table:table-cell office:value-type="float" office:value="0.100523" calcext:value-type="float">
            <text:p>0.10052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783" calcext:value-type="float">
            <text:p>0.844783</text:p>
          </table:table-cell>
          <table:table-cell office:value-type="float" office:value="3.612019" calcext:value-type="float">
            <text:p>3.612019</text:p>
          </table:table-cell>
          <table:table-cell office:value-type="float" office:value="0.574912" calcext:value-type="float">
            <text:p>0.574912</text:p>
          </table:table-cell>
          <table:table-cell office:value-type="float" office:value="0.909063" calcext:value-type="float">
            <text:p>0.909063</text:p>
          </table:table-cell>
          <table:table-cell office:value-type="float" office:value="0.915077" calcext:value-type="float">
            <text:p>0.915077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1.858172" calcext:value-type="float">
            <text:p>1.858172</text:p>
          </table:table-cell>
          <table:table-cell office:value-type="float" office:value="0.090885" calcext:value-type="float">
            <text:p>0.090885</text:p>
          </table:table-cell>
          <table:table-cell office:value-type="float" office:value="0.099977" calcext:value-type="float">
            <text:p>0.099977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667" calcext:value-type="float">
            <text:p>0.788667</text:p>
          </table:table-cell>
          <table:table-cell office:value-type="float" office:value="3.691072" calcext:value-type="float">
            <text:p>3.691072</text:p>
          </table:table-cell>
          <table:table-cell office:value-type="float" office:value="0.58638" calcext:value-type="float">
            <text:p>0.58638</text:p>
          </table:table-cell>
          <table:table-cell office:value-type="float" office:value="0.965179" calcext:value-type="float">
            <text:p>0.965179</text:p>
          </table:table-cell>
          <table:table-cell office:value-type="float" office:value="0.966441" calcext:value-type="float">
            <text:p>0.966441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1.937226" calcext:value-type="float">
            <text:p>1.937226</text:p>
          </table:table-cell>
          <table:table-cell office:value-type="float" office:value="0.09662" calcext:value-type="float">
            <text:p>0.09662</text:p>
          </table:table-cell>
          <table:table-cell office:value-type="float" office:value="0.100106" calcext:value-type="float">
            <text:p>0.100106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973" calcext:value-type="float">
            <text:p>0.95973</text:p>
          </table:table-cell>
          <table:table-cell office:value-type="float" office:value="3.513557" calcext:value-type="float">
            <text:p>3.513557</text:p>
          </table:table-cell>
          <table:table-cell office:value-type="float" office:value="0.560629" calcext:value-type="float">
            <text:p>0.560629</text:p>
          </table:table-cell>
          <table:table-cell office:value-type="float" office:value="0.794116" calcext:value-type="float">
            <text:p>0.794116</text:p>
          </table:table-cell>
          <table:table-cell office:value-type="float" office:value="0.982716" calcext:value-type="float">
            <text:p>0.982716</text:p>
          </table:table-cell>
          <table:table-cell office:value-type="float" office:value="-0.017121" calcext:value-type="float">
            <text:p>-0.017121</text:p>
          </table:table-cell>
          <table:table-cell office:value-type="float" office:value="1.759711" calcext:value-type="float">
            <text:p>1.75971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99912" calcext:value-type="float">
            <text:p>0.09991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307" calcext:value-type="float">
            <text:p>1.014307</text:p>
          </table:table-cell>
          <table:table-cell office:value-type="float" office:value="3.479058" calcext:value-type="float">
            <text:p>3.479058</text:p>
          </table:table-cell>
          <table:table-cell office:value-type="float" office:value="0.555624" calcext:value-type="float">
            <text:p>0.555624</text:p>
          </table:table-cell>
          <table:table-cell office:value-type="float" office:value="0.739539" calcext:value-type="float">
            <text:p>0.739539</text:p>
          </table:table-cell>
          <table:table-cell office:value-type="float" office:value="0.991135" calcext:value-type="float">
            <text:p>0.991135</text:p>
          </table:table-cell>
          <table:table-cell office:value-type="float" office:value="-0.005461" calcext:value-type="float">
            <text:p>-0.005461</text:p>
          </table:table-cell>
          <table:table-cell office:value-type="float" office:value="1.725212" calcext:value-type="float">
            <text:p>1.725212</text:p>
          </table:table-cell>
          <table:table-cell office:value-type="float" office:value="0.073903" calcext:value-type="float">
            <text:p>0.073903</text:p>
          </table:table-cell>
          <table:table-cell office:value-type="float" office:value="0.099931" calcext:value-type="float">
            <text:p>0.09993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5125" calcext:value-type="float">
            <text:p>1.125125</text:p>
          </table:table-cell>
          <table:table-cell office:value-type="float" office:value="3.345042" calcext:value-type="float">
            <text:p>3.345042</text:p>
          </table:table-cell>
          <table:table-cell office:value-type="float" office:value="0.536183" calcext:value-type="float">
            <text:p>0.536183</text:p>
          </table:table-cell>
          <table:table-cell office:value-type="float" office:value="0.628721" calcext:value-type="float">
            <text:p>0.628721</text:p>
          </table:table-cell>
          <table:table-cell office:value-type="float" office:value="0.973599" calcext:value-type="float">
            <text:p>0.973599</text:p>
          </table:table-cell>
          <table:table-cell office:value-type="float" office:value="-0.011124" calcext:value-type="float">
            <text:p>-0.011124</text:p>
          </table:table-cell>
          <table:table-cell office:value-type="float" office:value="1.591196" calcext:value-type="float">
            <text:p>1.591196</text:p>
          </table:table-cell>
          <table:table-cell office:value-type="float" office:value="0.062636" calcext:value-type="float">
            <text:p>0.062636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3286" calcext:value-type="float">
            <text:p>0.903286</text:p>
          </table:table-cell>
          <table:table-cell office:value-type="float" office:value="3.660274" calcext:value-type="float">
            <text:p>3.660274</text:p>
          </table:table-cell>
          <table:table-cell office:value-type="float" office:value="0.581912" calcext:value-type="float">
            <text:p>0.581912</text:p>
          </table:table-cell>
          <table:table-cell office:value-type="float" office:value="0.85056" calcext:value-type="float">
            <text:p>0.85056</text:p>
          </table:table-cell>
          <table:table-cell office:value-type="float" office:value="1.033827" calcext:value-type="float">
            <text:p>1.033827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1.906428" calcext:value-type="float">
            <text:p>1.906428</text:p>
          </table:table-cell>
          <table:table-cell office:value-type="float" office:value="0.085605" calcext:value-type="float">
            <text:p>0.085605</text:p>
          </table:table-cell>
          <table:table-cell office:value-type="float" office:value="0.100645" calcext:value-type="float">
            <text:p>0.10064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5933" calcext:value-type="float">
            <text:p>0.675933</text:p>
          </table:table-cell>
          <table:table-cell office:value-type="float" office:value="3.972564" calcext:value-type="float">
            <text:p>3.972564</text:p>
          </table:table-cell>
          <table:table-cell office:value-type="float" office:value="0.627215" calcext:value-type="float">
            <text:p>0.627215</text:p>
          </table:table-cell>
          <table:table-cell office:value-type="float" office:value="1.077914" calcext:value-type="float">
            <text:p>1.077914</text:p>
          </table:table-cell>
          <table:table-cell office:value-type="float" office:value="1.117974" calcext:value-type="float">
            <text:p>1.117974</text:p>
          </table:table-cell>
          <table:table-cell office:value-type="float" office:value="0.022831" calcext:value-type="float">
            <text:p>0.022831</text:p>
          </table:table-cell>
          <table:table-cell office:value-type="float" office:value="2.218718" calcext:value-type="float">
            <text:p>2.218718</text:p>
          </table:table-cell>
          <table:table-cell office:value-type="float" office:value="0.107342" calcext:value-type="float">
            <text:p>0.107342</text:p>
          </table:table-cell>
          <table:table-cell office:value-type="float" office:value="0.099583" calcext:value-type="float">
            <text:p>0.099583</text:p>
          </table:table-cell>
          <table:table-cell>
            <draw:frame table:end-cell-address="left_front_wheel_stats.AB32" table:end-x="25.85pt" table:end-y="12.25pt" draw:z-index="2" draw:style-name="gr1" draw:text-style-name="P1" svg:width="918.2pt" svg:height="88.81pt" svg:x="3.66pt" svg:y="0.28pt">
              <draw:object draw:notify-on-update-of-ranges="left_front_wheel_stats.A2:left_front_wheel_stats.A153 left_front_wheel_stats.H1:left_front_wheel_stats.H1 left_front_wheel_stats.H2:left_front_wheel_stats.H153 left_front_wheel_stats.I1:left_front_wheel_stats.I1 left_front_wheel_stats.I2:left_front_wheel_stats.I1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543" calcext:value-type="float">
            <text:p>0.902543</text:p>
          </table:table-cell>
          <table:table-cell office:value-type="float" office:value="3.758041" calcext:value-type="float">
            <text:p>3.758041</text:p>
          </table:table-cell>
          <table:table-cell office:value-type="float" office:value="0.596095" calcext:value-type="float">
            <text:p>0.596095</text:p>
          </table:table-cell>
          <table:table-cell office:value-type="float" office:value="0.851303" calcext:value-type="float">
            <text:p>0.851303</text:p>
          </table:table-cell>
          <table:table-cell office:value-type="float" office:value="1.17565" calcext:value-type="float">
            <text:p>1.17565</text:p>
          </table:table-cell>
          <table:table-cell office:value-type="float" office:value="-0.022759" calcext:value-type="float">
            <text:p>-0.022759</text:p>
          </table:table-cell>
          <table:table-cell office:value-type="float" office:value="2.004194" calcext:value-type="float">
            <text:p>2.004194</text:p>
          </table:table-cell>
          <table:table-cell office:value-type="float" office:value="0.084764" calcext:value-type="float">
            <text:p>0.084764</text:p>
          </table:table-cell>
          <table:table-cell office:value-type="float" office:value="0.099569" calcext:value-type="float">
            <text:p>0.099569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3893" calcext:value-type="float">
            <text:p>0.953893</text:p>
          </table:table-cell>
          <table:table-cell office:value-type="float" office:value="3.776658" calcext:value-type="float">
            <text:p>3.776658</text:p>
          </table:table-cell>
          <table:table-cell office:value-type="float" office:value="0.598796" calcext:value-type="float">
            <text:p>0.598796</text:p>
          </table:table-cell>
          <table:table-cell office:value-type="float" office:value="0.799953" calcext:value-type="float">
            <text:p>0.799953</text:p>
          </table:table-cell>
          <table:table-cell office:value-type="float" office:value="1.22797" calcext:value-type="float">
            <text:p>1.22797</text:p>
          </table:table-cell>
          <table:table-cell office:value-type="float" office:value="-0.005111" calcext:value-type="float">
            <text:p>-0.005111</text:p>
          </table:table-cell>
          <table:table-cell office:value-type="float" office:value="2.022812" calcext:value-type="float">
            <text:p>2.022812</text:p>
          </table:table-cell>
          <table:table-cell office:value-type="float" office:value="0.080371" calcext:value-type="float">
            <text:p>0.080371</text:p>
          </table:table-cell>
          <table:table-cell office:value-type="float" office:value="0.100469" calcext:value-type="float">
            <text:p>0.100469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2713" calcext:value-type="float">
            <text:p>1.242713</text:p>
          </table:table-cell>
          <table:table-cell office:value-type="float" office:value="3.454612" calcext:value-type="float">
            <text:p>3.454612</text:p>
          </table:table-cell>
          <table:table-cell office:value-type="float" office:value="0.552078" calcext:value-type="float">
            <text:p>0.552078</text:p>
          </table:table-cell>
          <table:table-cell office:value-type="float" office:value="0.511133" calcext:value-type="float">
            <text:p>0.511133</text:p>
          </table:table-cell>
          <table:table-cell office:value-type="float" office:value="1.218612" calcext:value-type="float">
            <text:p>1.218612</text:p>
          </table:table-cell>
          <table:table-cell office:value-type="float" office:value="-0.028979" calcext:value-type="float">
            <text:p>-0.028979</text:p>
          </table:table-cell>
          <table:table-cell office:value-type="float" office:value="1.700766" calcext:value-type="float">
            <text:p>1.700766</text:p>
          </table:table-cell>
          <table:table-cell office:value-type="float" office:value="0.050942" calcext:value-type="float">
            <text:p>0.050942</text:p>
          </table:table-cell>
          <table:table-cell office:value-type="float" office:value="0.099664" calcext:value-type="float">
            <text:p>0.09966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927" calcext:value-type="float">
            <text:p>0.957927</text:p>
          </table:table-cell>
          <table:table-cell office:value-type="float" office:value="3.779915" calcext:value-type="float">
            <text:p>3.779915</text:p>
          </table:table-cell>
          <table:table-cell office:value-type="float" office:value="0.599268" calcext:value-type="float">
            <text:p>0.599268</text:p>
          </table:table-cell>
          <table:table-cell office:value-type="float" office:value="0.795919" calcext:value-type="float">
            <text:p>0.795919</text:p>
          </table:table-cell>
          <table:table-cell office:value-type="float" office:value="1.201671" calcext:value-type="float">
            <text:p>1.201671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2.026069" calcext:value-type="float">
            <text:p>2.026069</text:p>
          </table:table-cell>
          <table:table-cell office:value-type="float" office:value="0.079591" calcext:value-type="float">
            <text:p>0.079591</text:p>
          </table:table-cell>
          <table:table-cell office:value-type="float" office:value="0.099999" calcext:value-type="float">
            <text:p>0.09999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60125" calcext:value-type="float">
            <text:p>0.960125</text:p>
          </table:table-cell>
          <table:table-cell office:value-type="float" office:value="3.723018" calcext:value-type="float">
            <text:p>3.723018</text:p>
          </table:table-cell>
          <table:table-cell office:value-type="float" office:value="0.591014" calcext:value-type="float">
            <text:p>0.591014</text:p>
          </table:table-cell>
          <table:table-cell office:value-type="float" office:value="0.793721" calcext:value-type="float">
            <text:p>0.793721</text:p>
          </table:table-cell>
          <table:table-cell office:value-type="float" office:value="1.17567" calcext:value-type="float">
            <text:p>1.17567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1.969172" calcext:value-type="float">
            <text:p>1.969172</text:p>
          </table:table-cell>
          <table:table-cell office:value-type="float" office:value="0.079286" calcext:value-type="float">
            <text:p>0.079286</text:p>
          </table:table-cell>
          <table:table-cell office:value-type="float" office:value="0.099892" calcext:value-type="float">
            <text:p>0.09989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393" calcext:value-type="float">
            <text:p>0.844393</text:p>
          </table:table-cell>
          <table:table-cell office:value-type="float" office:value="3.867903" calcext:value-type="float">
            <text:p>3.867903</text:p>
          </table:table-cell>
          <table:table-cell office:value-type="float" office:value="0.612032" calcext:value-type="float">
            <text:p>0.612032</text:p>
          </table:table-cell>
          <table:table-cell office:value-type="float" office:value="0.909454" calcext:value-type="float">
            <text:p>0.909454</text:p>
          </table:table-cell>
          <table:table-cell office:value-type="float" office:value="1.193025" calcext:value-type="float">
            <text:p>1.193025</text:p>
          </table:table-cell>
          <table:table-cell office:value-type="float" office:value="0.011577" calcext:value-type="float">
            <text:p>0.011577</text:p>
          </table:table-cell>
          <table:table-cell office:value-type="float" office:value="2.114057" calcext:value-type="float">
            <text:p>2.114057</text:p>
          </table:table-cell>
          <table:table-cell office:value-type="float" office:value="0.090912" calcext:value-type="float">
            <text:p>0.090912</text:p>
          </table:table-cell>
          <table:table-cell office:value-type="float" office:value="0.099963" calcext:value-type="float">
            <text:p>0.099963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946" calcext:value-type="float">
            <text:p>0.957946</text:p>
          </table:table-cell>
          <table:table-cell office:value-type="float" office:value="3.740141" calcext:value-type="float">
            <text:p>3.740141</text:p>
          </table:table-cell>
          <table:table-cell office:value-type="float" office:value="0.593498" calcext:value-type="float">
            <text:p>0.593498</text:p>
          </table:table-cell>
          <table:table-cell office:value-type="float" office:value="0.795901" calcext:value-type="float">
            <text:p>0.795901</text:p>
          </table:table-cell>
          <table:table-cell office:value-type="float" office:value="1.201733" calcext:value-type="float">
            <text:p>1.201733</text:p>
          </table:table-cell>
          <table:table-cell office:value-type="float" office:value="-0.011339" calcext:value-type="float">
            <text:p>-0.011339</text:p>
          </table:table-cell>
          <table:table-cell office:value-type="float" office:value="1.986295" calcext:value-type="float">
            <text:p>1.986295</text:p>
          </table:table-cell>
          <table:table-cell office:value-type="float" office:value="0.079708" calcext:value-type="float">
            <text:p>0.079708</text:p>
          </table:table-cell>
          <table:table-cell office:value-type="float" office:value="0.100148" calcext:value-type="float">
            <text:p>0.100148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625" calcext:value-type="float">
            <text:p>1.070625</text:p>
          </table:table-cell>
          <table:table-cell office:value-type="float" office:value="3.635834" calcext:value-type="float">
            <text:p>3.635834</text:p>
          </table:table-cell>
          <table:table-cell office:value-type="float" office:value="0.578367" calcext:value-type="float">
            <text:p>0.578367</text:p>
          </table:table-cell>
          <table:table-cell office:value-type="float" office:value="0.683221" calcext:value-type="float">
            <text:p>0.683221</text:p>
          </table:table-cell>
          <table:table-cell office:value-type="float" office:value="1.210057" calcext:value-type="float">
            <text:p>1.210057</text:p>
          </table:table-cell>
          <table:table-cell office:value-type="float" office:value="-0.011291" calcext:value-type="float">
            <text:p>-0.011291</text:p>
          </table:table-cell>
          <table:table-cell office:value-type="float" office:value="1.881988" calcext:value-type="float">
            <text:p>1.881988</text:p>
          </table:table-cell>
          <table:table-cell office:value-type="float" office:value="0.068185" calcext:value-type="float">
            <text:p>0.068185</text:p>
          </table:table-cell>
          <table:table-cell office:value-type="float" office:value="0.0998" calcext:value-type="float">
            <text:p>0.0998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773" calcext:value-type="float">
            <text:p>1.070773</text:p>
          </table:table-cell>
          <table:table-cell office:value-type="float" office:value="3.621336" calcext:value-type="float">
            <text:p>3.621336</text:p>
          </table:table-cell>
          <table:table-cell office:value-type="float" office:value="0.576264" calcext:value-type="float">
            <text:p>0.576264</text:p>
          </table:table-cell>
          <table:table-cell office:value-type="float" office:value="0.683073" calcext:value-type="float">
            <text:p>0.683073</text:p>
          </table:table-cell>
          <table:table-cell office:value-type="float" office:value="1.184431" calcext:value-type="float">
            <text:p>1.184431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1.86749" calcext:value-type="float">
            <text:p>1.86749</text:p>
          </table:table-cell>
          <table:table-cell office:value-type="float" office:value="0.068521" calcext:value-type="float">
            <text:p>0.068521</text:p>
          </table:table-cell>
          <table:table-cell office:value-type="float" office:value="0.100313" calcext:value-type="float">
            <text:p>0.100313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587" calcext:value-type="float">
            <text:p>1.069587</text:p>
          </table:table-cell>
          <table:table-cell office:value-type="float" office:value="3.564158" calcext:value-type="float">
            <text:p>3.564158</text:p>
          </table:table-cell>
          <table:table-cell office:value-type="float" office:value="0.567969" calcext:value-type="float">
            <text:p>0.567969</text:p>
          </table:table-cell>
          <table:table-cell office:value-type="float" office:value="0.684259" calcext:value-type="float">
            <text:p>0.684259</text:p>
          </table:table-cell>
          <table:table-cell office:value-type="float" office:value="1.125933" calcext:value-type="float">
            <text:p>1.12593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810312" calcext:value-type="float">
            <text:p>1.810312</text:p>
          </table:table-cell>
          <table:table-cell office:value-type="float" office:value="0.068343" calcext:value-type="float">
            <text:p>0.068343</text:p>
          </table:table-cell>
          <table:table-cell office:value-type="float" office:value="0.099879" calcext:value-type="float">
            <text:p>0.09987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09" calcext:value-type="float">
            <text:p>0.95809</text:p>
          </table:table-cell>
          <table:table-cell office:value-type="float" office:value="3.67853" calcext:value-type="float">
            <text:p>3.67853</text:p>
          </table:table-cell>
          <table:table-cell office:value-type="float" office:value="0.584561" calcext:value-type="float">
            <text:p>0.584561</text:p>
          </table:table-cell>
          <table:table-cell office:value-type="float" office:value="0.795757" calcext:value-type="float">
            <text:p>0.795757</text:p>
          </table:table-cell>
          <table:table-cell office:value-type="float" office:value="1.117739" calcext:value-type="float">
            <text:p>1.117739</text:p>
          </table:table-cell>
          <table:table-cell office:value-type="float" office:value="0.011188" calcext:value-type="float">
            <text:p>0.011188</text:p>
          </table:table-cell>
          <table:table-cell office:value-type="float" office:value="1.924684" calcext:value-type="float">
            <text:p>1.924684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99654" calcext:value-type="float">
            <text:p>0.099654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20586" calcext:value-type="float">
            <text:p>0.620586</text:p>
          </table:table-cell>
          <table:table-cell office:value-type="float" office:value="4.089284" calcext:value-type="float">
            <text:p>4.089284</text:p>
          </table:table-cell>
          <table:table-cell office:value-type="float" office:value="0.644147" calcext:value-type="float">
            <text:p>0.644147</text:p>
          </table:table-cell>
          <table:table-cell office:value-type="float" office:value="1.133261" calcext:value-type="float">
            <text:p>1.133261</text:p>
          </table:table-cell>
          <table:table-cell office:value-type="float" office:value="1.168734" calcext:value-type="float">
            <text:p>1.168734</text:p>
          </table:table-cell>
          <table:table-cell office:value-type="float" office:value="0.033443" calcext:value-type="float">
            <text:p>0.033443</text:p>
          </table:table-cell>
          <table:table-cell office:value-type="float" office:value="2.335438" calcext:value-type="float">
            <text:p>2.335438</text:p>
          </table:table-cell>
          <table:table-cell office:value-type="float" office:value="0.114368" calcext:value-type="float">
            <text:p>0.114368</text:p>
          </table:table-cell>
          <table:table-cell office:value-type="float" office:value="0.100919" calcext:value-type="float">
            <text:p>0.10091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5279" calcext:value-type="float">
            <text:p>0.675279</text:p>
          </table:table-cell>
          <table:table-cell office:value-type="float" office:value="4.079983" calcext:value-type="float">
            <text:p>4.079983</text:p>
          </table:table-cell>
          <table:table-cell office:value-type="float" office:value="0.642798" calcext:value-type="float">
            <text:p>0.642798</text:p>
          </table:table-cell>
          <table:table-cell office:value-type="float" office:value="1.078567" calcext:value-type="float">
            <text:p>1.078567</text:p>
          </table:table-cell>
          <table:table-cell office:value-type="float" office:value="1.253075" calcext:value-type="float">
            <text:p>1.253075</text:p>
          </table:table-cell>
          <table:table-cell office:value-type="float" office:value="-0.005504" calcext:value-type="float">
            <text:p>-0.005504</text:p>
          </table:table-cell>
          <table:table-cell office:value-type="float" office:value="2.326137" calcext:value-type="float">
            <text:p>2.326137</text:p>
          </table:table-cell>
          <table:table-cell office:value-type="float" office:value="0.107169" calcext:value-type="float">
            <text:p>0.107169</text:p>
          </table:table-cell>
          <table:table-cell office:value-type="float" office:value="0.099362" calcext:value-type="float">
            <text:p>0.099362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203" calcext:value-type="float">
            <text:p>1.128203</text:p>
          </table:table-cell>
          <table:table-cell office:value-type="float" office:value="3.562235" calcext:value-type="float">
            <text:p>3.562235</text:p>
          </table:table-cell>
          <table:table-cell office:value-type="float" office:value="0.56769" calcext:value-type="float">
            <text:p>0.56769</text:p>
          </table:table-cell>
          <table:table-cell office:value-type="float" office:value="0.625644" calcext:value-type="float">
            <text:p>0.625644</text:p>
          </table:table-cell>
          <table:table-cell office:value-type="float" office:value="1.227875" calcext:value-type="float">
            <text:p>1.227875</text:p>
          </table:table-cell>
          <table:table-cell office:value-type="float" office:value="-0.045129" calcext:value-type="float">
            <text:p>-0.045129</text:p>
          </table:table-cell>
          <table:table-cell office:value-type="float" office:value="1.808389" calcext:value-type="float">
            <text:p>1.808389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100362" calcext:value-type="float">
            <text:p>0.10036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1595" calcext:value-type="float">
            <text:p>1.351595</text:p>
          </table:table-cell>
          <table:table-cell office:value-type="float" office:value="3.302798" calcext:value-type="float">
            <text:p>3.302798</text:p>
          </table:table-cell>
          <table:table-cell office:value-type="float" office:value="0.530055" calcext:value-type="float">
            <text:p>0.530055</text:p>
          </table:table-cell>
          <table:table-cell office:value-type="float" office:value="0.402251" calcext:value-type="float">
            <text:p>0.402251</text:p>
          </table:table-cell>
          <table:table-cell office:value-type="float" office:value="1.169105" calcext:value-type="float">
            <text:p>1.169105</text:p>
          </table:table-cell>
          <table:table-cell office:value-type="float" office:value="-0.022405" calcext:value-type="float">
            <text:p>-0.022405</text:p>
          </table:table-cell>
          <table:table-cell office:value-type="float" office:value="1.548952" calcext:value-type="float">
            <text:p>1.548952</text:p>
          </table:table-cell>
          <table:table-cell office:value-type="float" office:value="0.040107" calcext:value-type="float">
            <text:p>0.040107</text:p>
          </table:table-cell>
          <table:table-cell office:value-type="float" office:value="0.099706" calcext:value-type="float">
            <text:p>0.099706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0229" calcext:value-type="float">
            <text:p>0.900229</text:p>
          </table:table-cell>
          <table:table-cell office:value-type="float" office:value="3.813413" calcext:value-type="float">
            <text:p>3.813413</text:p>
          </table:table-cell>
          <table:table-cell office:value-type="float" office:value="0.604128" calcext:value-type="float">
            <text:p>0.604128</text:p>
          </table:table-cell>
          <table:table-cell office:value-type="float" office:value="0.853617" calcext:value-type="float">
            <text:p>0.853617</text:p>
          </table:table-cell>
          <table:table-cell office:value-type="float" office:value="1.16083" calcext:value-type="float">
            <text:p>1.16083</text:p>
          </table:table-cell>
          <table:table-cell office:value-type="float" office:value="0.045119" calcext:value-type="float">
            <text:p>0.045119</text:p>
          </table:table-cell>
          <table:table-cell office:value-type="float" office:value="2.059567" calcext:value-type="float">
            <text:p>2.059567</text:p>
          </table:table-cell>
          <table:table-cell office:value-type="float" office:value="0.085395" calcext:value-type="float">
            <text:p>0.085395</text:p>
          </table:table-cell>
          <table:table-cell office:value-type="float" office:value="0.100039" calcext:value-type="float">
            <text:p>0.100039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1068" calcext:value-type="float">
            <text:p>0.451068</text:p>
          </table:table-cell>
          <table:table-cell office:value-type="float" office:value="4.338254" calcext:value-type="float">
            <text:p>4.338254</text:p>
          </table:table-cell>
          <table:table-cell office:value-type="float" office:value="0.680264" calcext:value-type="float">
            <text:p>0.680264</text:p>
          </table:table-cell>
          <table:table-cell office:value-type="float" office:value="1.302778" calcext:value-type="float">
            <text:p>1.302778</text:p>
          </table:table-cell>
          <table:table-cell office:value-type="float" office:value="1.236722" calcext:value-type="float">
            <text:p>1.236722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584408" calcext:value-type="float">
            <text:p>2.584408</text:p>
          </table:table-cell>
          <table:table-cell office:value-type="float" office:value="0.130303" calcext:value-type="float">
            <text:p>0.130303</text:p>
          </table:table-cell>
          <table:table-cell office:value-type="float" office:value="0.100019" calcext:value-type="float">
            <text:p>0.100019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1769" calcext:value-type="float">
            <text:p>0.451769</text:p>
          </table:table-cell>
          <table:table-cell office:value-type="float" office:value="4.38579" calcext:value-type="float">
            <text:p>4.38579</text:p>
          </table:table-cell>
          <table:table-cell office:value-type="float" office:value="0.68716" calcext:value-type="float">
            <text:p>0.68716</text:p>
          </table:table-cell>
          <table:table-cell office:value-type="float" office:value="1.302077" calcext:value-type="float">
            <text:p>1.302077</text:p>
          </table:table-cell>
          <table:table-cell office:value-type="float" office:value="1.329937" calcext:value-type="float">
            <text:p>1.329937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2.631944" calcext:value-type="float">
            <text:p>2.631944</text:p>
          </table:table-cell>
          <table:table-cell office:value-type="float" office:value="0.130329" calcext:value-type="float">
            <text:p>0.130329</text:p>
          </table:table-cell>
          <table:table-cell office:value-type="float" office:value="0.100093" calcext:value-type="float">
            <text:p>0.100093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9035" calcext:value-type="float">
            <text:p>0.899035</text:p>
          </table:table-cell>
          <table:table-cell office:value-type="float" office:value="3.920388" calcext:value-type="float">
            <text:p>3.920388</text:p>
          </table:table-cell>
          <table:table-cell office:value-type="float" office:value="0.619646" calcext:value-type="float">
            <text:p>0.619646</text:p>
          </table:table-cell>
          <table:table-cell office:value-type="float" office:value="0.854812" calcext:value-type="float">
            <text:p>0.854812</text:p>
          </table:table-cell>
          <table:table-cell office:value-type="float" office:value="1.356179" calcext:value-type="float">
            <text:p>1.356179</text:p>
          </table:table-cell>
          <table:table-cell office:value-type="float" office:value="-0.044449" calcext:value-type="float">
            <text:p>-0.044449</text:p>
          </table:table-cell>
          <table:table-cell office:value-type="float" office:value="2.166542" calcext:value-type="float">
            <text:p>2.166542</text:p>
          </table:table-cell>
          <table:table-cell office:value-type="float" office:value="0.086015" calcext:value-type="float">
            <text:p>0.086015</text:p>
          </table:table-cell>
          <table:table-cell office:value-type="float" office:value="0.100625" calcext:value-type="float">
            <text:p>0.10062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6307" calcext:value-type="float">
            <text:p>1.016307</text:p>
          </table:table-cell>
          <table:table-cell office:value-type="float" office:value="3.843514" calcext:value-type="float">
            <text:p>3.843514</text:p>
          </table:table-cell>
          <table:table-cell office:value-type="float" office:value="0.608494" calcext:value-type="float">
            <text:p>0.608494</text:p>
          </table:table-cell>
          <table:table-cell office:value-type="float" office:value="0.73754" calcext:value-type="float">
            <text:p>0.73754</text:p>
          </table:table-cell>
          <table:table-cell office:value-type="float" office:value="1.363898" calcext:value-type="float">
            <text:p>1.363898</text:p>
          </table:table-cell>
          <table:table-cell office:value-type="float" office:value="-0.011769" calcext:value-type="float">
            <text:p>-0.011769</text:p>
          </table:table-cell>
          <table:table-cell office:value-type="float" office:value="2.089668" calcext:value-type="float">
            <text:p>2.089668</text:p>
          </table:table-cell>
          <table:table-cell office:value-type="float" office:value="0.073489" calcext:value-type="float">
            <text:p>0.073489</text:p>
          </table:table-cell>
          <table:table-cell office:value-type="float" office:value="0.099641" calcext:value-type="float">
            <text:p>0.09964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352707" calcext:value-type="float">
            <text:p>1.352707</text:p>
          </table:table-cell>
          <table:table-cell office:value-type="float" office:value="3.426752" calcext:value-type="float">
            <text:p>3.426752</text:p>
          </table:table-cell>
          <table:table-cell office:value-type="float" office:value="0.548036" calcext:value-type="float">
            <text:p>0.548036</text:p>
          </table:table-cell>
          <table:table-cell office:value-type="float" office:value="0.401139" calcext:value-type="float">
            <text:p>0.401139</text:p>
          </table:table-cell>
          <table:table-cell office:value-type="float" office:value="1.305304" calcext:value-type="float">
            <text:p>1.305304</text:p>
          </table:table-cell>
          <table:table-cell office:value-type="float" office:value="-0.033537" calcext:value-type="float">
            <text:p>-0.033537</text:p>
          </table:table-cell>
          <table:table-cell office:value-type="float" office:value="1.672906" calcext:value-type="float">
            <text:p>1.672906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100308" calcext:value-type="float">
            <text:p>0.100308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9742" calcext:value-type="float">
            <text:p>1.239742</text:p>
          </table:table-cell>
          <table:table-cell office:value-type="float" office:value="3.489698" calcext:value-type="float">
            <text:p>3.489698</text:p>
          </table:table-cell>
          <table:table-cell office:value-type="float" office:value="0.557168" calcext:value-type="float">
            <text:p>0.557168</text:p>
          </table:table-cell>
          <table:table-cell office:value-type="float" office:value="0.514104" calcext:value-type="float">
            <text:p>0.514104</text:p>
          </table:table-cell>
          <table:table-cell office:value-type="float" office:value="1.210378" calcext:value-type="float">
            <text:p>1.210378</text:p>
          </table:table-cell>
          <table:table-cell office:value-type="float" office:value="0.011369" calcext:value-type="float">
            <text:p>0.011369</text:p>
          </table:table-cell>
          <table:table-cell office:value-type="float" office:value="1.735851" calcext:value-type="float">
            <text:p>1.735851</text:p>
          </table:table-cell>
          <table:table-cell office:value-type="float" office:value="0.051084" calcext:value-type="float">
            <text:p>0.051084</text:p>
          </table:table-cell>
          <table:table-cell office:value-type="float" office:value="0.099365" calcext:value-type="float">
            <text:p>0.09936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3344" calcext:value-type="float">
            <text:p>1.013344</text:p>
          </table:table-cell>
          <table:table-cell office:value-type="float" office:value="3.678048" calcext:value-type="float">
            <text:p>3.678048</text:p>
          </table:table-cell>
          <table:table-cell office:value-type="float" office:value="0.584491" calcext:value-type="float">
            <text:p>0.584491</text:p>
          </table:table-cell>
          <table:table-cell office:value-type="float" office:value="0.740503" calcext:value-type="float">
            <text:p>0.740503</text:p>
          </table:table-cell>
          <table:table-cell office:value-type="float" office:value="1.161151" calcext:value-type="float">
            <text:p>1.161151</text:p>
          </table:table-cell>
          <table:table-cell office:value-type="float" office:value="0.022548" calcext:value-type="float">
            <text:p>0.022548</text:p>
          </table:table-cell>
          <table:table-cell office:value-type="float" office:value="1.924202" calcext:value-type="float">
            <text:p>1.924202</text:p>
          </table:table-cell>
          <table:table-cell office:value-type="float" office:value="0.074351" calcext:value-type="float">
            <text:p>0.074351</text:p>
          </table:table-cell>
          <table:table-cell office:value-type="float" office:value="0.100406" calcext:value-type="float">
            <text:p>0.100406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372" calcext:value-type="float">
            <text:p>0.846372</text:p>
          </table:table-cell>
          <table:table-cell office:value-type="float" office:value="3.880081" calcext:value-type="float">
            <text:p>3.880081</text:p>
          </table:table-cell>
          <table:table-cell office:value-type="float" office:value="0.613799" calcext:value-type="float">
            <text:p>0.613799</text:p>
          </table:table-cell>
          <table:table-cell office:value-type="float" office:value="0.907474" calcext:value-type="float">
            <text:p>0.907474</text:p>
          </table:table-cell>
          <table:table-cell office:value-type="float" office:value="1.20192" calcext:value-type="float">
            <text:p>1.20192</text:p>
          </table:table-cell>
          <table:table-cell office:value-type="float" office:value="0.016841" calcext:value-type="float">
            <text:p>0.016841</text:p>
          </table:table-cell>
          <table:table-cell office:value-type="float" office:value="2.126235" calcext:value-type="float">
            <text:p>2.126235</text:p>
          </table:table-cell>
          <table:table-cell office:value-type="float" office:value="0.08997" calcext:value-type="float">
            <text:p>0.08997</text:p>
          </table:table-cell>
          <table:table-cell office:value-type="float" office:value="0.099143" calcext:value-type="float">
            <text:p>0.099143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70548" calcext:value-type="float">
            <text:p>1.070548</text:p>
          </table:table-cell>
          <table:table-cell office:value-type="float" office:value="3.659434" calcext:value-type="float">
            <text:p>3.659434</text:p>
          </table:table-cell>
          <table:table-cell office:value-type="float" office:value="0.581791" calcext:value-type="float">
            <text:p>0.581791</text:p>
          </table:table-cell>
          <table:table-cell office:value-type="float" office:value="0.683298" calcext:value-type="float">
            <text:p>0.683298</text:p>
          </table:table-cell>
          <table:table-cell office:value-type="float" office:value="1.244626" calcext:value-type="float">
            <text:p>1.244626</text:p>
          </table:table-cell>
          <table:table-cell office:value-type="float" office:value="-0.022337" calcext:value-type="float">
            <text:p>-0.022337</text:p>
          </table:table-cell>
          <table:table-cell office:value-type="float" office:value="1.905588" calcext:value-type="float">
            <text:p>1.905588</text:p>
          </table:table-cell>
          <table:table-cell office:value-type="float" office:value="0.068578" calcext:value-type="float">
            <text:p>0.068578</text:p>
          </table:table-cell>
          <table:table-cell office:value-type="float" office:value="0.100363" calcext:value-type="float">
            <text:p>0.100363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3.517742" calcext:value-type="float">
            <text:p>3.517742</text:p>
          </table:table-cell>
          <table:table-cell office:value-type="float" office:value="0.561236" calcext:value-type="float">
            <text:p>0.561236</text:p>
          </table:table-cell>
          <table:table-cell office:value-type="float" office:value="0.572296" calcext:value-type="float">
            <text:p>0.572296</text:p>
          </table:table-cell>
          <table:table-cell office:value-type="float" office:value="1.202663" calcext:value-type="float">
            <text:p>1.202663</text:p>
          </table:table-cell>
          <table:table-cell office:value-type="float" office:value="-0.011063" calcext:value-type="float">
            <text:p>-0.011063</text:p>
          </table:table-cell>
          <table:table-cell office:value-type="float" office:value="1.763895" calcext:value-type="float">
            <text:p>1.763895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100332" calcext:value-type="float">
            <text:p>0.100332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41719" calcext:value-type="float">
            <text:p>1.241719</text:p>
          </table:table-cell>
          <table:table-cell office:value-type="float" office:value="3.34347" calcext:value-type="float">
            <text:p>3.34347</text:p>
          </table:table-cell>
          <table:table-cell office:value-type="float" office:value="0.535955" calcext:value-type="float">
            <text:p>0.535955</text:p>
          </table:table-cell>
          <table:table-cell office:value-type="float" office:value="0.512127" calcext:value-type="float">
            <text:p>0.512127</text:p>
          </table:table-cell>
          <table:table-cell office:value-type="float" office:value="1.083551" calcext:value-type="float">
            <text:p>1.083551</text:p>
          </table:table-cell>
          <table:table-cell office:value-type="float" office:value="-0.006054" calcext:value-type="float">
            <text:p>-0.006054</text:p>
          </table:table-cell>
          <table:table-cell office:value-type="float" office:value="1.589624" calcext:value-type="float">
            <text:p>1.589624</text:p>
          </table:table-cell>
          <table:table-cell office:value-type="float" office:value="0.050895" calcext:value-type="float">
            <text:p>0.050895</text:p>
          </table:table-cell>
          <table:table-cell office:value-type="float" office:value="0.099379" calcext:value-type="float">
            <text:p>0.099379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261" calcext:value-type="float">
            <text:p>0.901261</text:p>
          </table:table-cell>
          <table:table-cell office:value-type="float" office:value="3.656927" calcext:value-type="float">
            <text:p>3.656927</text:p>
          </table:table-cell>
          <table:table-cell office:value-type="float" office:value="0.581427" calcext:value-type="float">
            <text:p>0.581427</text:p>
          </table:table-cell>
          <table:table-cell office:value-type="float" office:value="0.852585" calcext:value-type="float">
            <text:p>0.852585</text:p>
          </table:table-cell>
          <table:table-cell office:value-type="float" office:value="1.01663" calcext:value-type="float">
            <text:p>1.01663</text:p>
          </table:table-cell>
          <table:table-cell office:value-type="float" office:value="0.033865" calcext:value-type="float">
            <text:p>0.033865</text:p>
          </table:table-cell>
          <table:table-cell office:value-type="float" office:value="1.90308" calcext:value-type="float">
            <text:p>1.90308</text:p>
          </table:table-cell>
          <table:table-cell office:value-type="float" office:value="0.085715" calcext:value-type="float">
            <text:p>0.085715</text:p>
          </table:table-cell>
          <table:table-cell office:value-type="float" office:value="0.100535" calcext:value-type="float">
            <text:p>0.10053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1106" calcext:value-type="float">
            <text:p>0.451106</text:p>
          </table:table-cell>
          <table:table-cell office:value-type="float" office:value="4.183964" calcext:value-type="float">
            <text:p>4.183964</text:p>
          </table:table-cell>
          <table:table-cell office:value-type="float" office:value="0.657882" calcext:value-type="float">
            <text:p>0.657882</text:p>
          </table:table-cell>
          <table:table-cell office:value-type="float" office:value="1.302741" calcext:value-type="float">
            <text:p>1.302741</text:p>
          </table:table-cell>
          <table:table-cell office:value-type="float" office:value="1.082164" calcext:value-type="float">
            <text:p>1.082164</text:p>
          </table:table-cell>
          <table:table-cell office:value-type="float" office:value="0.045213" calcext:value-type="float">
            <text:p>0.045213</text:p>
          </table:table-cell>
          <table:table-cell office:value-type="float" office:value="2.430118" calcext:value-type="float">
            <text:p>2.430118</text:p>
          </table:table-cell>
          <table:table-cell office:value-type="float" office:value="0.129705" calcext:value-type="float">
            <text:p>0.129705</text:p>
          </table:table-cell>
          <table:table-cell office:value-type="float" office:value="0.099563" calcext:value-type="float">
            <text:p>0.099563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6864" calcext:value-type="float">
            <text:p>0.506864</text:p>
          </table:table-cell>
          <table:table-cell office:value-type="float" office:value="4.154548" calcext:value-type="float">
            <text:p>4.154548</text:p>
          </table:table-cell>
          <table:table-cell office:value-type="float" office:value="0.653615" calcext:value-type="float">
            <text:p>0.653615</text:p>
          </table:table-cell>
          <table:table-cell office:value-type="float" office:value="1.246982" calcext:value-type="float">
            <text:p>1.246982</text:p>
          </table:table-cell>
          <table:table-cell office:value-type="float" office:value="1.159286" calcext:value-type="float">
            <text:p>1.159286</text:p>
          </table:table-cell>
          <table:table-cell office:value-type="float" office:value="-0.005567" calcext:value-type="float">
            <text:p>-0.005567</text:p>
          </table:table-cell>
          <table:table-cell office:value-type="float" office:value="2.400702" calcext:value-type="float">
            <text:p>2.400702</text:p>
          </table:table-cell>
          <table:table-cell office:value-type="float" office:value="0.124904" calcext:value-type="float">
            <text:p>0.124904</text:p>
          </table:table-cell>
          <table:table-cell office:value-type="float" office:value="0.100165" calcext:value-type="float">
            <text:p>0.10016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278" calcext:value-type="float">
            <text:p>0.845278</text:p>
          </table:table-cell>
          <table:table-cell office:value-type="float" office:value="3.863762" calcext:value-type="float">
            <text:p>3.863762</text:p>
          </table:table-cell>
          <table:table-cell office:value-type="float" office:value="0.611432" calcext:value-type="float">
            <text:p>0.611432</text:p>
          </table:table-cell>
          <table:table-cell office:value-type="float" office:value="0.908568" calcext:value-type="float">
            <text:p>0.908568</text:p>
          </table:table-cell>
          <table:table-cell office:value-type="float" office:value="1.235195" calcext:value-type="float">
            <text:p>1.235195</text:p>
          </table:table-cell>
          <table:table-cell office:value-type="float" office:value="-0.033847" calcext:value-type="float">
            <text:p>-0.033847</text:p>
          </table:table-cell>
          <table:table-cell office:value-type="float" office:value="2.109916" calcext:value-type="float">
            <text:p>2.109916</text:p>
          </table:table-cell>
          <table:table-cell office:value-type="float" office:value="0.090843" calcext:value-type="float">
            <text:p>0.090843</text:p>
          </table:table-cell>
          <table:table-cell office:value-type="float" office:value="0.099985" calcext:value-type="float">
            <text:p>0.0999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562" calcext:value-type="float">
            <text:p>1.014562</text:p>
          </table:table-cell>
          <table:table-cell office:value-type="float" office:value="3.746391" calcext:value-type="float">
            <text:p>3.746391</text:p>
          </table:table-cell>
          <table:table-cell office:value-type="float" office:value="0.594405" calcext:value-type="float">
            <text:p>0.594405</text:p>
          </table:table-cell>
          <table:table-cell office:value-type="float" office:value="0.739285" calcext:value-type="float">
            <text:p>0.739285</text:p>
          </table:table-cell>
          <table:table-cell office:value-type="float" office:value="1.270093" calcext:value-type="float">
            <text:p>1.270093</text:p>
          </table:table-cell>
          <table:table-cell office:value-type="float" office:value="-0.016833" calcext:value-type="float">
            <text:p>-0.016833</text:p>
          </table:table-cell>
          <table:table-cell office:value-type="float" office:value="1.992545" calcext:value-type="float">
            <text:p>1.992545</text:p>
          </table:table-cell>
          <table:table-cell office:value-type="float" office:value="0.074349" calcext:value-type="float">
            <text:p>0.074349</text:p>
          </table:table-cell>
          <table:table-cell office:value-type="float" office:value="0.100569" calcext:value-type="float">
            <text:p>0.10056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919" calcext:value-type="float">
            <text:p>0.732919</text:p>
          </table:table-cell>
          <table:table-cell office:value-type="float" office:value="4.114661" calcext:value-type="float">
            <text:p>4.114661</text:p>
          </table:table-cell>
          <table:table-cell office:value-type="float" office:value="0.647828" calcext:value-type="float">
            <text:p>0.647828</text:p>
          </table:table-cell>
          <table:table-cell office:value-type="float" office:value="1.020927" calcext:value-type="float">
            <text:p>1.020927</text:p>
          </table:table-cell>
          <table:table-cell office:value-type="float" office:value="1.311727" calcext:value-type="float">
            <text:p>1.311727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2.360815" calcext:value-type="float">
            <text:p>2.360815</text:p>
          </table:table-cell>
          <table:table-cell office:value-type="float" office:value="0.102107" calcext:value-type="float">
            <text:p>0.102107</text:p>
          </table:table-cell>
          <table:table-cell office:value-type="float" office:value="0.100014" calcext:value-type="float">
            <text:p>0.100014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6353" calcext:value-type="float">
            <text:p>0.676353</text:p>
          </table:table-cell>
          <table:table-cell office:value-type="float" office:value="4.175028" calcext:value-type="float">
            <text:p>4.175028</text:p>
          </table:table-cell>
          <table:table-cell office:value-type="float" office:value="0.656586" calcext:value-type="float">
            <text:p>0.656586</text:p>
          </table:table-cell>
          <table:table-cell office:value-type="float" office:value="1.077493" calcext:value-type="float">
            <text:p>1.077493</text:p>
          </table:table-cell>
          <table:table-cell office:value-type="float" office:value="1.33802" calcext:value-type="float">
            <text:p>1.33802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2.421182" calcext:value-type="float">
            <text:p>2.421182</text:p>
          </table:table-cell>
          <table:table-cell office:value-type="float" office:value="0.107498" calcext:value-type="float">
            <text:p>0.107498</text:p>
          </table:table-cell>
          <table:table-cell office:value-type="float" office:value="0.099767" calcext:value-type="float">
            <text:p>0.099767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49943" calcext:value-type="float">
            <text:p>0.449943</text:p>
          </table:table-cell>
          <table:table-cell office:value-type="float" office:value="4.510676" calcext:value-type="float">
            <text:p>4.510676</text:p>
          </table:table-cell>
          <table:table-cell office:value-type="float" office:value="0.705277" calcext:value-type="float">
            <text:p>0.705277</text:p>
          </table:table-cell>
          <table:table-cell office:value-type="float" office:value="1.303903" calcext:value-type="float">
            <text:p>1.303903</text:p>
          </table:table-cell>
          <table:table-cell office:value-type="float" office:value="1.430226" calcext:value-type="float">
            <text:p>1.430226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2.756829" calcext:value-type="float">
            <text:p>2.756829</text:p>
          </table:table-cell>
          <table:table-cell office:value-type="float" office:value="0.130049" calcext:value-type="float">
            <text:p>0.130049</text:p>
          </table:table-cell>
          <table:table-cell office:value-type="float" office:value="0.099738" calcext:value-type="float">
            <text:p>0.099738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7715" calcext:value-type="float">
            <text:p>0.957715</text:p>
          </table:table-cell>
          <table:table-cell office:value-type="float" office:value="3.962789" calcext:value-type="float">
            <text:p>3.962789</text:p>
          </table:table-cell>
          <table:table-cell office:value-type="float" office:value="0.625797" calcext:value-type="float">
            <text:p>0.625797</text:p>
          </table:table-cell>
          <table:table-cell office:value-type="float" office:value="0.796131" calcext:value-type="float">
            <text:p>0.796131</text:p>
          </table:table-cell>
          <table:table-cell office:value-type="float" office:value="1.463567" calcext:value-type="float">
            <text:p>1.463567</text:p>
          </table:table-cell>
          <table:table-cell office:value-type="float" office:value="-0.050755" calcext:value-type="float">
            <text:p>-0.050755</text:p>
          </table:table-cell>
          <table:table-cell office:value-type="float" office:value="2.208943" calcext:value-type="float">
            <text:p>2.208943</text:p>
          </table:table-cell>
          <table:table-cell office:value-type="float" office:value="0.079647" calcext:value-type="float">
            <text:p>0.079647</text:p>
          </table:table-cell>
          <table:table-cell office:value-type="float" office:value="0.100043" calcext:value-type="float">
            <text:p>0.100043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17" calcext:value-type="float">
            <text:p>0.84617</text:p>
          </table:table-cell>
          <table:table-cell office:value-type="float" office:value="4.195667" calcext:value-type="float">
            <text:p>4.195667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907676" calcext:value-type="float">
            <text:p>0.907676</text:p>
          </table:table-cell>
          <table:table-cell office:value-type="float" office:value="1.522956" calcext:value-type="float">
            <text:p>1.522956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2.441821" calcext:value-type="float">
            <text:p>2.441821</text:p>
          </table:table-cell>
          <table:table-cell office:value-type="float" office:value="0.090487" calcext:value-type="float">
            <text:p>0.090487</text:p>
          </table:table-cell>
          <table:table-cell office:value-type="float" office:value="0.099691" calcext:value-type="float">
            <text:p>0.09969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9219" calcext:value-type="float">
            <text:p>0.959219</text:p>
          </table:table-cell>
          <table:table-cell office:value-type="float" office:value="4.051093" calcext:value-type="float">
            <text:p>4.051093</text:p>
          </table:table-cell>
          <table:table-cell office:value-type="float" office:value="0.638607" calcext:value-type="float">
            <text:p>0.638607</text:p>
          </table:table-cell>
          <table:table-cell office:value-type="float" office:value="0.794627" calcext:value-type="float">
            <text:p>0.794627</text:p>
          </table:table-cell>
          <table:table-cell office:value-type="float" office:value="1.513895" calcext:value-type="float">
            <text:p>1.513895</text:p>
          </table:table-cell>
          <table:table-cell office:value-type="float" office:value="-0.011275" calcext:value-type="float">
            <text:p>-0.011275</text:p>
          </table:table-cell>
          <table:table-cell office:value-type="float" office:value="2.297247" calcext:value-type="float">
            <text:p>2.297247</text:p>
          </table:table-cell>
          <table:table-cell office:value-type="float" office:value="0.079674" calcext:value-type="float">
            <text:p>0.079674</text:p>
          </table:table-cell>
          <table:table-cell office:value-type="float" office:value="0.100266" calcext:value-type="float">
            <text:p>0.10026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054" calcext:value-type="float">
            <text:p>1.014054</text:p>
          </table:table-cell>
          <table:table-cell office:value-type="float" office:value="3.918062" calcext:value-type="float">
            <text:p>3.918062</text:p>
          </table:table-cell>
          <table:table-cell office:value-type="float" office:value="0.619309" calcext:value-type="float">
            <text:p>0.619309</text:p>
          </table:table-cell>
          <table:table-cell office:value-type="float" office:value="0.739792" calcext:value-type="float">
            <text:p>0.739792</text:p>
          </table:table-cell>
          <table:table-cell office:value-type="float" office:value="1.429926" calcext:value-type="float">
            <text:p>1.429926</text:p>
          </table:table-cell>
          <table:table-cell office:value-type="float" office:value="-0.005502" calcext:value-type="float">
            <text:p>-0.005502</text:p>
          </table:table-cell>
          <table:table-cell office:value-type="float" office:value="2.164216" calcext:value-type="float">
            <text:p>2.164216</text:p>
          </table:table-cell>
          <table:table-cell office:value-type="float" office:value="0.073725" calcext:value-type="float">
            <text:p>0.073725</text:p>
          </table:table-cell>
          <table:table-cell office:value-type="float" office:value="0.099657" calcext:value-type="float">
            <text:p>0.099657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4643" calcext:value-type="float">
            <text:p>1.234643</text:p>
          </table:table-cell>
          <table:table-cell office:value-type="float" office:value="3.571833" calcext:value-type="float">
            <text:p>3.571833</text:p>
          </table:table-cell>
          <table:table-cell office:value-type="float" office:value="0.569083" calcext:value-type="float">
            <text:p>0.569083</text:p>
          </table:table-cell>
          <table:table-cell office:value-type="float" office:value="0.519203" calcext:value-type="float">
            <text:p>0.519203</text:p>
          </table:table-cell>
          <table:table-cell office:value-type="float" office:value="1.320757" calcext:value-type="float">
            <text:p>1.320757</text:p>
          </table:table-cell>
          <table:table-cell office:value-type="float" office:value="-0.021973" calcext:value-type="float">
            <text:p>-0.021973</text:p>
          </table:table-cell>
          <table:table-cell office:value-type="float" office:value="1.817987" calcext:value-type="float">
            <text:p>1.817987</text:p>
          </table:table-cell>
          <table:table-cell office:value-type="float" office:value="0.052124" calcext:value-type="float">
            <text:p>0.052124</text:p>
          </table:table-cell>
          <table:table-cell office:value-type="float" office:value="0.100393" calcext:value-type="float">
            <text:p>0.100393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7597" calcext:value-type="float">
            <text:p>1.187597</text:p>
          </table:table-cell>
          <table:table-cell office:value-type="float" office:value="3.593777" calcext:value-type="float">
            <text:p>3.593777</text:p>
          </table:table-cell>
          <table:table-cell office:value-type="float" office:value="0.572266" calcext:value-type="float">
            <text:p>0.572266</text:p>
          </table:table-cell>
          <table:table-cell office:value-type="float" office:value="0.566249" calcext:value-type="float">
            <text:p>0.566249</text:p>
          </table:table-cell>
          <table:table-cell office:value-type="float" office:value="1.268951" calcext:value-type="float">
            <text:p>1.268951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1.839931" calcext:value-type="float">
            <text:p>1.839931</text:p>
          </table:table-cell>
          <table:table-cell office:value-type="float" office:value="0.056306" calcext:value-type="float">
            <text:p>0.056306</text:p>
          </table:table-cell>
          <table:table-cell office:value-type="float" office:value="0.099437" calcext:value-type="float">
            <text:p>0.09943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352" calcext:value-type="float">
            <text:p>1.012352</text:p>
          </table:table-cell>
          <table:table-cell office:value-type="float" office:value="3.781885" calcext:value-type="float">
            <text:p>3.781885</text:p>
          </table:table-cell>
          <table:table-cell office:value-type="float" office:value="0.599554" calcext:value-type="float">
            <text:p>0.599554</text:p>
          </table:table-cell>
          <table:table-cell office:value-type="float" office:value="0.741494" calcext:value-type="float">
            <text:p>0.741494</text:p>
          </table:table-cell>
          <table:table-cell office:value-type="float" office:value="1.26909" calcext:value-type="float">
            <text:p>1.26909</text:p>
          </table:table-cell>
          <table:table-cell office:value-type="float" office:value="0.017456" calcext:value-type="float">
            <text:p>0.017456</text:p>
          </table:table-cell>
          <table:table-cell office:value-type="float" office:value="2.028039" calcext:value-type="float">
            <text:p>2.028039</text:p>
          </table:table-cell>
          <table:table-cell office:value-type="float" office:value="0.074442" calcext:value-type="float">
            <text:p>0.074442</text:p>
          </table:table-cell>
          <table:table-cell office:value-type="float" office:value="0.100394" calcext:value-type="float">
            <text:p>0.100394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3338" calcext:value-type="float">
            <text:p>0.903338</text:p>
          </table:table-cell>
          <table:table-cell office:value-type="float" office:value="3.859633" calcext:value-type="float">
            <text:p>3.859633</text:p>
          </table:table-cell>
          <table:table-cell office:value-type="float" office:value="0.610833" calcext:value-type="float">
            <text:p>0.610833</text:p>
          </table:table-cell>
          <table:table-cell office:value-type="float" office:value="0.850508" calcext:value-type="float">
            <text:p>0.850508</text:p>
          </table:table-cell>
          <table:table-cell office:value-type="float" office:value="1.244458" calcext:value-type="float">
            <text:p>1.244458</text:p>
          </table:table-cell>
          <table:table-cell office:value-type="float" office:value="0.010821" calcext:value-type="float">
            <text:p>0.010821</text:p>
          </table:table-cell>
          <table:table-cell office:value-type="float" office:value="2.105787" calcext:value-type="float">
            <text:p>2.105787</text:p>
          </table:table-cell>
          <table:table-cell office:value-type="float" office:value="0.085686" calcext:value-type="float">
            <text:p>0.085686</text:p>
          </table:table-cell>
          <table:table-cell office:value-type="float" office:value="0.100747" calcext:value-type="float">
            <text:p>0.100747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579" calcext:value-type="float">
            <text:p>0.958579</text:p>
          </table:table-cell>
          <table:table-cell office:value-type="float" office:value="3.744886" calcext:value-type="float">
            <text:p>3.744886</text:p>
          </table:table-cell>
          <table:table-cell office:value-type="float" office:value="0.594187" calcext:value-type="float">
            <text:p>0.594187</text:p>
          </table:table-cell>
          <table:table-cell office:value-type="float" office:value="0.795267" calcext:value-type="float">
            <text:p>0.795267</text:p>
          </table:table-cell>
          <table:table-cell office:value-type="float" office:value="1.20135" calcext:value-type="float">
            <text:p>1.20135</text:p>
          </table:table-cell>
          <table:table-cell office:value-type="float" office:value="-0.005578" calcext:value-type="float">
            <text:p>-0.005578</text:p>
          </table:table-cell>
          <table:table-cell office:value-type="float" office:value="1.99104" calcext:value-type="float">
            <text:p>1.99104</text:p>
          </table:table-cell>
          <table:table-cell office:value-type="float" office:value="0.078759" calcext:value-type="float">
            <text:p>0.078759</text:p>
          </table:table-cell>
          <table:table-cell office:value-type="float" office:value="0.099035" calcext:value-type="float">
            <text:p>0.09903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195" calcext:value-type="float">
            <text:p>0.956195</text:p>
          </table:table-cell>
          <table:table-cell office:value-type="float" office:value="3.677755" calcext:value-type="float">
            <text:p>3.677755</text:p>
          </table:table-cell>
          <table:table-cell office:value-type="float" office:value="0.584448" calcext:value-type="float">
            <text:p>0.584448</text:p>
          </table:table-cell>
          <table:table-cell office:value-type="float" office:value="0.797651" calcext:value-type="float">
            <text:p>0.797651</text:p>
          </table:table-cell>
          <table:table-cell office:value-type="float" office:value="1.126019" calcext:value-type="float">
            <text:p>1.126019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1.923909" calcext:value-type="float">
            <text:p>1.923909</text:p>
          </table:table-cell>
          <table:table-cell office:value-type="float" office:value="0.079828" calcext:value-type="float">
            <text:p>0.079828</text:p>
          </table:table-cell>
          <table:table-cell office:value-type="float" office:value="0.100079" calcext:value-type="float">
            <text:p>0.100079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797" calcext:value-type="float">
            <text:p>0.902797</text:p>
          </table:table-cell>
          <table:table-cell office:value-type="float" office:value="3.745078" calcext:value-type="float">
            <text:p>3.745078</text:p>
          </table:table-cell>
          <table:table-cell office:value-type="float" office:value="0.594215" calcext:value-type="float">
            <text:p>0.594215</text:p>
          </table:table-cell>
          <table:table-cell office:value-type="float" office:value="0.851049" calcext:value-type="float">
            <text:p>0.851049</text:p>
          </table:table-cell>
          <table:table-cell office:value-type="float" office:value="1.134871" calcext:value-type="float">
            <text:p>1.134871</text:p>
          </table:table-cell>
          <table:table-cell office:value-type="float" office:value="0.005312" calcext:value-type="float">
            <text:p>0.005312</text:p>
          </table:table-cell>
          <table:table-cell office:value-type="float" office:value="1.991232" calcext:value-type="float">
            <text:p>1.991232</text:p>
          </table:table-cell>
          <table:table-cell office:value-type="float" office:value="0.085548" calcext:value-type="float">
            <text:p>0.085548</text:p>
          </table:table-cell>
          <table:table-cell office:value-type="float" office:value="0.100521" calcext:value-type="float">
            <text:p>0.10052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291" calcext:value-type="float">
            <text:p>0.619291</text:p>
          </table:table-cell>
          <table:table-cell office:value-type="float" office:value="4.085767" calcext:value-type="float">
            <text:p>4.085767</text:p>
          </table:table-cell>
          <table:table-cell office:value-type="float" office:value="0.643637" calcext:value-type="float">
            <text:p>0.643637</text:p>
          </table:table-cell>
          <table:table-cell office:value-type="float" office:value="1.134556" calcext:value-type="float">
            <text:p>1.134556</text:p>
          </table:table-cell>
          <table:table-cell office:value-type="float" office:value="1.168952" calcext:value-type="float">
            <text:p>1.168952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2.33192" calcext:value-type="float">
            <text:p>2.33192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0.099782" calcext:value-type="float">
            <text:p>0.099782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8542" calcext:value-type="float">
            <text:p>0.338542</text:p>
          </table:table-cell>
          <table:table-cell office:value-type="float" office:value="4.458443" calcext:value-type="float">
            <text:p>4.458443</text:p>
          </table:table-cell>
          <table:table-cell office:value-type="float" office:value="0.6977" calcext:value-type="float">
            <text:p>0.6977</text:p>
          </table:table-cell>
          <table:table-cell office:value-type="float" office:value="1.415305" calcext:value-type="float">
            <text:p>1.415305</text:p>
          </table:table-cell>
          <table:table-cell office:value-type="float" office:value="1.261138" calcext:value-type="float">
            <text:p>1.261138</text:p>
          </table:table-cell>
          <table:table-cell office:value-type="float" office:value="0.028154" calcext:value-type="float">
            <text:p>0.028154</text:p>
          </table:table-cell>
          <table:table-cell office:value-type="float" office:value="2.704597" calcext:value-type="float">
            <text:p>2.704597</text:p>
          </table:table-cell>
          <table:table-cell office:value-type="float" office:value="0.141131" calcext:value-type="float">
            <text:p>0.141131</text:p>
          </table:table-cell>
          <table:table-cell office:value-type="float" office:value="0.099718" calcext:value-type="float">
            <text:p>0.099718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694" calcext:value-type="float">
            <text:p>0.619694</text:p>
          </table:table-cell>
          <table:table-cell office:value-type="float" office:value="4.181189" calcext:value-type="float">
            <text:p>4.181189</text:p>
          </table:table-cell>
          <table:table-cell office:value-type="float" office:value="0.657479" calcext:value-type="float">
            <text:p>0.657479</text:p>
          </table:table-cell>
          <table:table-cell office:value-type="float" office:value="1.134153" calcext:value-type="float">
            <text:p>1.134153</text:p>
          </table:table-cell>
          <table:table-cell office:value-type="float" office:value="1.321216" calcext:value-type="float">
            <text:p>1.321216</text:p>
          </table:table-cell>
          <table:table-cell office:value-type="float" office:value="-0.028026" calcext:value-type="float">
            <text:p>-0.028026</text:p>
          </table:table-cell>
          <table:table-cell office:value-type="float" office:value="2.427343" calcext:value-type="float">
            <text:p>2.427343</text:p>
          </table:table-cell>
          <table:table-cell office:value-type="float" office:value="0.113777" calcext:value-type="float">
            <text:p>0.113777</text:p>
          </table:table-cell>
          <table:table-cell office:value-type="float" office:value="0.100319" calcext:value-type="float">
            <text:p>0.100319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621" calcext:value-type="float">
            <text:p>1.126621</text:p>
          </table:table-cell>
          <table:table-cell office:value-type="float" office:value="3.667219" calcext:value-type="float">
            <text:p>3.667219</text:p>
          </table:table-cell>
          <table:table-cell office:value-type="float" office:value="0.58292" calcext:value-type="float">
            <text:p>0.58292</text:p>
          </table:table-cell>
          <table:table-cell office:value-type="float" office:value="0.627225" calcext:value-type="float">
            <text:p>0.627225</text:p>
          </table:table-cell>
          <table:table-cell office:value-type="float" office:value="1.336936" calcext:value-type="float">
            <text:p>1.336936</text:p>
          </table:table-cell>
          <table:table-cell office:value-type="float" office:value="-0.050788" calcext:value-type="float">
            <text:p>-0.050788</text:p>
          </table:table-cell>
          <table:table-cell office:value-type="float" office:value="1.913373" calcext:value-type="float">
            <text:p>1.913373</text:p>
          </table:table-cell>
          <table:table-cell office:value-type="float" office:value="0.062605" calcext:value-type="float">
            <text:p>0.062605</text:p>
          </table:table-cell>
          <table:table-cell office:value-type="float" office:value="0.099812" calcext:value-type="float">
            <text:p>0.099812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3788" calcext:value-type="float">
            <text:p>1.013788</text:p>
          </table:table-cell>
          <table:table-cell office:value-type="float" office:value="3.869614" calcext:value-type="float">
            <text:p>3.869614</text:p>
          </table:table-cell>
          <table:table-cell office:value-type="float" office:value="0.61228" calcext:value-type="float">
            <text:p>0.61228</text:p>
          </table:table-cell>
          <table:table-cell office:value-type="float" office:value="0.740058" calcext:value-type="float">
            <text:p>0.740058</text:p>
          </table:table-cell>
          <table:table-cell office:value-type="float" office:value="1.364531" calcext:value-type="float">
            <text:p>1.364531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2.115768" calcext:value-type="float">
            <text:p>2.115768</text:p>
          </table:table-cell>
          <table:table-cell office:value-type="float" office:value="0.074703" calcext:value-type="float">
            <text:p>0.074703</text:p>
          </table:table-cell>
          <table:table-cell office:value-type="float" office:value="0.100942" calcext:value-type="float">
            <text:p>0.100942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302" calcext:value-type="float">
            <text:p>1.015302</text:p>
          </table:table-cell>
          <table:table-cell office:value-type="float" office:value="3.854796" calcext:value-type="float">
            <text:p>3.854796</text:p>
          </table:table-cell>
          <table:table-cell office:value-type="float" office:value="0.610131" calcext:value-type="float">
            <text:p>0.610131</text:p>
          </table:table-cell>
          <table:table-cell office:value-type="float" office:value="0.738544" calcext:value-type="float">
            <text:p>0.738544</text:p>
          </table:table-cell>
          <table:table-cell office:value-type="float" office:value="1.362559" calcext:value-type="float">
            <text:p>1.362559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2.10095" calcext:value-type="float">
            <text:p>2.10095</text:p>
          </table:table-cell>
          <table:table-cell office:value-type="float" office:value="0.073127" calcext:value-type="float">
            <text:p>0.073127</text:p>
          </table:table-cell>
          <table:table-cell office:value-type="float" office:value="0.099015" calcext:value-type="float">
            <text:p>0.09901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933" calcext:value-type="float">
            <text:p>0.450933</text:p>
          </table:table-cell>
          <table:table-cell office:value-type="float" office:value="4.542425" calcext:value-type="float">
            <text:p>4.542425</text:p>
          </table:table-cell>
          <table:table-cell office:value-type="float" office:value="0.709883" calcext:value-type="float">
            <text:p>0.709883</text:p>
          </table:table-cell>
          <table:table-cell office:value-type="float" office:value="1.302913" calcext:value-type="float">
            <text:p>1.302913</text:p>
          </table:table-cell>
          <table:table-cell office:value-type="float" office:value="1.429133" calcext:value-type="float">
            <text:p>1.429133</text:p>
          </table:table-cell>
          <table:table-cell office:value-type="float" office:value="0.056534" calcext:value-type="float">
            <text:p>0.056534</text:p>
          </table:table-cell>
          <table:table-cell office:value-type="float" office:value="2.788579" calcext:value-type="float">
            <text:p>2.788579</text:p>
          </table:table-cell>
          <table:table-cell office:value-type="float" office:value="0.130068" calcext:value-type="float">
            <text:p>0.130068</text:p>
          </table:table-cell>
          <table:table-cell office:value-type="float" office:value="0.099829" calcext:value-type="float">
            <text:p>0.09982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443" calcext:value-type="float">
            <text:p>0.844443</text:p>
          </table:table-cell>
          <table:table-cell office:value-type="float" office:value="4.072312" calcext:value-type="float">
            <text:p>4.072312</text:p>
          </table:table-cell>
          <table:table-cell office:value-type="float" office:value="0.641685" calcext:value-type="float">
            <text:p>0.641685</text:p>
          </table:table-cell>
          <table:table-cell office:value-type="float" office:value="0.909403" calcext:value-type="float">
            <text:p>0.909403</text:p>
          </table:table-cell>
          <table:table-cell office:value-type="float" office:value="1.448189" calcext:value-type="float">
            <text:p>1.448189</text:p>
          </table:table-cell>
          <table:table-cell office:value-type="float" office:value="-0.039126" calcext:value-type="float">
            <text:p>-0.039126</text:p>
          </table:table-cell>
          <table:table-cell office:value-type="float" office:value="2.318466" calcext:value-type="float">
            <text:p>2.318466</text:p>
          </table:table-cell>
          <table:table-cell office:value-type="float" office:value="0.091463" calcext:value-type="float">
            <text:p>0.091463</text:p>
          </table:table-cell>
          <table:table-cell office:value-type="float" office:value="0.100575" calcext:value-type="float">
            <text:p>0.100575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489" calcext:value-type="float">
            <text:p>1.014489</text:p>
          </table:table-cell>
          <table:table-cell office:value-type="float" office:value="3.914752" calcext:value-type="float">
            <text:p>3.914752</text:p>
          </table:table-cell>
          <table:table-cell office:value-type="float" office:value="0.618828" calcext:value-type="float">
            <text:p>0.618828</text:p>
          </table:table-cell>
          <table:table-cell office:value-type="float" office:value="0.739357" calcext:value-type="float">
            <text:p>0.739357</text:p>
          </table:table-cell>
          <table:table-cell office:value-type="float" office:value="1.438659" calcext:value-type="float">
            <text:p>1.438659</text:p>
          </table:table-cell>
          <table:table-cell office:value-type="float" office:value="-0.017111" calcext:value-type="float">
            <text:p>-0.017111</text:p>
          </table:table-cell>
          <table:table-cell office:value-type="float" office:value="2.160905" calcext:value-type="float">
            <text:p>2.160905</text:p>
          </table:table-cell>
          <table:table-cell office:value-type="float" office:value="0.073475" calcext:value-type="float">
            <text:p>0.073475</text:p>
          </table:table-cell>
          <table:table-cell office:value-type="float" office:value="0.099377" calcext:value-type="float">
            <text:p>0.099377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8203" calcext:value-type="float">
            <text:p>1.128203</text:p>
          </table:table-cell>
          <table:table-cell office:value-type="float" office:value="3.772721" calcext:value-type="float">
            <text:p>3.772721</text:p>
          </table:table-cell>
          <table:table-cell office:value-type="float" office:value="0.598225" calcext:value-type="float">
            <text:p>0.598225</text:p>
          </table:table-cell>
          <table:table-cell office:value-type="float" office:value="0.625644" calcext:value-type="float">
            <text:p>0.625644</text:p>
          </table:table-cell>
          <table:table-cell office:value-type="float" office:value="1.404558" calcext:value-type="float">
            <text:p>1.404558</text:p>
          </table:table-cell>
          <table:table-cell office:value-type="float" office:value="-0.011326" calcext:value-type="float">
            <text:p>-0.011326</text:p>
          </table:table-cell>
          <table:table-cell office:value-type="float" office:value="2.018875" calcext:value-type="float">
            <text:p>2.018875</text:p>
          </table:table-cell>
          <table:table-cell office:value-type="float" office:value="0.062814" calcext:value-type="float">
            <text:p>0.062814</text:p>
          </table:table-cell>
          <table:table-cell office:value-type="float" office:value="0.100399" calcext:value-type="float">
            <text:p>0.100399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66" calcext:value-type="float">
            <text:p>0.78866</text:p>
          </table:table-cell>
          <table:table-cell office:value-type="float" office:value="4.132915" calcext:value-type="float">
            <text:p>4.132915</text:p>
          </table:table-cell>
          <table:table-cell office:value-type="float" office:value="0.650477" calcext:value-type="float">
            <text:p>0.650477</text:p>
          </table:table-cell>
          <table:table-cell office:value-type="float" office:value="0.965187" calcext:value-type="float">
            <text:p>0.965187</text:p>
          </table:table-cell>
          <table:table-cell office:value-type="float" office:value="1.380052" calcext:value-type="float">
            <text:p>1.380052</text:p>
          </table:table-cell>
          <table:table-cell office:value-type="float" office:value="0.033831" calcext:value-type="float">
            <text:p>0.033831</text:p>
          </table:table-cell>
          <table:table-cell office:value-type="float" office:value="2.379069" calcext:value-type="float">
            <text:p>2.379069</text:p>
          </table:table-cell>
          <table:table-cell office:value-type="float" office:value="0.096871" calcext:value-type="float">
            <text:p>0.096871</text:p>
          </table:table-cell>
          <table:table-cell office:value-type="float" office:value="0.100365" calcext:value-type="float">
            <text:p>0.10036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543" calcext:value-type="float">
            <text:p>0.619543</text:p>
          </table:table-cell>
          <table:table-cell office:value-type="float" office:value="4.242742" calcext:value-type="float">
            <text:p>4.242742</text:p>
          </table:table-cell>
          <table:table-cell office:value-type="float" office:value="0.666409" calcext:value-type="float">
            <text:p>0.666409</text:p>
          </table:table-cell>
          <table:table-cell office:value-type="float" office:value="1.134303" calcext:value-type="float">
            <text:p>1.134303</text:p>
          </table:table-cell>
          <table:table-cell office:value-type="float" office:value="1.33759" calcext:value-type="float">
            <text:p>1.33759</text:p>
          </table:table-cell>
          <table:table-cell office:value-type="float" office:value="0.017003" calcext:value-type="float">
            <text:p>0.017003</text:p>
          </table:table-cell>
          <table:table-cell office:value-type="float" office:value="2.488896" calcext:value-type="float">
            <text:p>2.488896</text:p>
          </table:table-cell>
          <table:table-cell office:value-type="float" office:value="0.112824" calcext:value-type="float">
            <text:p>0.112824</text:p>
          </table:table-cell>
          <table:table-cell office:value-type="float" office:value="0.099465" calcext:value-type="float">
            <text:p>0.09946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195" calcext:value-type="float">
            <text:p>0.788195</text:p>
          </table:table-cell>
          <table:table-cell office:value-type="float" office:value="4.015152" calcext:value-type="float">
            <text:p>4.015152</text:p>
          </table:table-cell>
          <table:table-cell office:value-type="float" office:value="0.633393" calcext:value-type="float">
            <text:p>0.633393</text:p>
          </table:table-cell>
          <table:table-cell office:value-type="float" office:value="0.965651" calcext:value-type="float">
            <text:p>0.965651</text:p>
          </table:table-cell>
          <table:table-cell office:value-type="float" office:value="1.312443" calcext:value-type="float">
            <text:p>1.312443</text:p>
          </table:table-cell>
          <table:table-cell office:value-type="float" office:value="-0.016788" calcext:value-type="float">
            <text:p>-0.016788</text:p>
          </table:table-cell>
          <table:table-cell office:value-type="float" office:value="2.261306" calcext:value-type="float">
            <text:p>2.261306</text:p>
          </table:table-cell>
          <table:table-cell office:value-type="float" office:value="0.097012" calcext:value-type="float">
            <text:p>0.097012</text:p>
          </table:table-cell>
          <table:table-cell office:value-type="float" office:value="0.100463" calcext:value-type="float">
            <text:p>0.100463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3861" calcext:value-type="float">
            <text:p>0.733861</text:p>
          </table:table-cell>
          <table:table-cell office:value-type="float" office:value="4.150266" calcext:value-type="float">
            <text:p>4.150266</text:p>
          </table:table-cell>
          <table:table-cell office:value-type="float" office:value="0.652994" calcext:value-type="float">
            <text:p>0.652994</text:p>
          </table:table-cell>
          <table:table-cell office:value-type="float" office:value="1.019986" calcext:value-type="float">
            <text:p>1.019986</text:p>
          </table:table-cell>
          <table:table-cell office:value-type="float" office:value="1.370981" calcext:value-type="float">
            <text:p>1.370981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2.39642" calcext:value-type="float">
            <text:p>2.39642</text:p>
          </table:table-cell>
          <table:table-cell office:value-type="float" office:value="0.10163" calcext:value-type="float">
            <text:p>0.10163</text:p>
          </table:table-cell>
          <table:table-cell office:value-type="float" office:value="0.099639" calcext:value-type="float">
            <text:p>0.099639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143" calcext:value-type="float">
            <text:p>0.732143</text:p>
          </table:table-cell>
          <table:table-cell office:value-type="float" office:value="4.188286" calcext:value-type="float">
            <text:p>4.188286</text:p>
          </table:table-cell>
          <table:table-cell office:value-type="float" office:value="0.658509" calcext:value-type="float">
            <text:p>0.658509</text:p>
          </table:table-cell>
          <table:table-cell office:value-type="float" office:value="1.021703" calcext:value-type="float">
            <text:p>1.021703</text:p>
          </table:table-cell>
          <table:table-cell office:value-type="float" office:value="1.412566" calcext:value-type="float">
            <text:p>1.41256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2.43444" calcext:value-type="float">
            <text:p>2.43444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10025" calcext:value-type="float">
            <text:p>0.10025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1798" calcext:value-type="float">
            <text:p>0.951798</text:p>
          </table:table-cell>
          <table:table-cell office:value-type="float" office:value="3.957199" calcext:value-type="float">
            <text:p>3.957199</text:p>
          </table:table-cell>
          <table:table-cell office:value-type="float" office:value="0.624986" calcext:value-type="float">
            <text:p>0.624986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1.423257" calcext:value-type="float">
            <text:p>1.423257</text:p>
          </table:table-cell>
          <table:table-cell office:value-type="float" office:value="-0.021952" calcext:value-type="float">
            <text:p>-0.021952</text:p>
          </table:table-cell>
          <table:table-cell office:value-type="float" office:value="2.203353" calcext:value-type="float">
            <text:p>2.203353</text:p>
          </table:table-cell>
          <table:table-cell office:value-type="float" office:value="0.080255" calcext:value-type="float">
            <text:p>0.080255</text:p>
          </table:table-cell>
          <table:table-cell office:value-type="float" office:value="0.100062" calcext:value-type="float">
            <text:p>0.100062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63814" calcext:value-type="float">
            <text:p>0.963814</text:p>
          </table:table-cell>
          <table:table-cell office:value-type="float" office:value="3.889148" calcext:value-type="float">
            <text:p>3.889148</text:p>
          </table:table-cell>
          <table:table-cell office:value-type="float" office:value="0.615114" calcext:value-type="float">
            <text:p>0.615114</text:p>
          </table:table-cell>
          <table:table-cell office:value-type="float" office:value="0.790032" calcext:value-type="float">
            <text:p>0.790032</text:p>
          </table:table-cell>
          <table:table-cell office:value-type="float" office:value="1.346473" calcext:value-type="float">
            <text:p>1.346473</text:p>
          </table:table-cell>
          <table:table-cell office:value-type="float" office:value="-0.001203" calcext:value-type="float">
            <text:p>-0.001203</text:p>
          </table:table-cell>
          <table:table-cell office:value-type="float" office:value="2.135301" calcext:value-type="float">
            <text:p>2.135301</text:p>
          </table:table-cell>
          <table:table-cell office:value-type="float" office:value="0.078879" calcext:value-type="float">
            <text:p>0.078879</text:p>
          </table:table-cell>
          <table:table-cell office:value-type="float" office:value="0.099843" calcext:value-type="float">
            <text:p>0.099843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8588" calcext:value-type="float">
            <text:p>0.788588</text:p>
          </table:table-cell>
          <table:table-cell office:value-type="float" office:value="4.090524" calcext:value-type="float">
            <text:p>4.090524</text:p>
          </table:table-cell>
          <table:table-cell office:value-type="float" office:value="0.644327" calcext:value-type="float">
            <text:p>0.644327</text:p>
          </table:table-cell>
          <table:table-cell office:value-type="float" office:value="0.965258" calcext:value-type="float">
            <text:p>0.965258</text:p>
          </table:table-cell>
          <table:table-cell office:value-type="float" office:value="1.353874" calcext:value-type="float">
            <text:p>1.353874</text:p>
          </table:table-cell>
          <table:table-cell office:value-type="float" office:value="0.017546" calcext:value-type="float">
            <text:p>0.017546</text:p>
          </table:table-cell>
          <table:table-cell office:value-type="float" office:value="2.336678" calcext:value-type="float">
            <text:p>2.336678</text:p>
          </table:table-cell>
          <table:table-cell office:value-type="float" office:value="0.096397" calcext:value-type="float">
            <text:p>0.096397</text:p>
          </table:table-cell>
          <table:table-cell office:value-type="float" office:value="0.099867" calcext:value-type="float">
            <text:p>0.099867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73563" calcext:value-type="float">
            <text:p>0.673563</text:p>
          </table:table-cell>
          <table:table-cell office:value-type="float" office:value="4.250637" calcext:value-type="float">
            <text:p>4.250637</text:p>
          </table:table-cell>
          <table:table-cell office:value-type="float" office:value="0.667554" calcext:value-type="float">
            <text:p>0.667554</text:p>
          </table:table-cell>
          <table:table-cell office:value-type="float" office:value="1.080283" calcext:value-type="float">
            <text:p>1.080283</text:p>
          </table:table-cell>
          <table:table-cell office:value-type="float" office:value="1.404952" calcext:value-type="float">
            <text:p>1.404952</text:p>
          </table:table-cell>
          <table:table-cell office:value-type="float" office:value="0.011556" calcext:value-type="float">
            <text:p>0.011556</text:p>
          </table:table-cell>
          <table:table-cell office:value-type="float" office:value="2.496791" calcext:value-type="float">
            <text:p>2.496791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99536" calcext:value-type="float">
            <text:p>0.09953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23269" calcext:value-type="float">
            <text:p>0.623269</text:p>
          </table:table-cell>
          <table:table-cell office:value-type="float" office:value="4.370586" calcext:value-type="float">
            <text:p>4.370586</text:p>
          </table:table-cell>
          <table:table-cell office:value-type="float" office:value="0.684955" calcext:value-type="float">
            <text:p>0.684955</text:p>
          </table:table-cell>
          <table:table-cell office:value-type="float" office:value="1.130577" calcext:value-type="float">
            <text:p>1.130577</text:p>
          </table:table-cell>
          <table:table-cell office:value-type="float" office:value="1.481159" calcext:value-type="float">
            <text:p>1.481159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2.61674" calcext:value-type="float">
            <text:p>2.61674</text:p>
          </table:table-cell>
          <table:table-cell office:value-type="float" office:value="0.113619" calcext:value-type="float">
            <text:p>0.113619</text:p>
          </table:table-cell>
          <table:table-cell office:value-type="float" office:value="0.100496" calcext:value-type="float">
            <text:p>0.100496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519" calcext:value-type="float">
            <text:p>0.844519</text:p>
          </table:table-cell>
          <table:table-cell office:value-type="float" office:value="4.112995" calcext:value-type="float">
            <text:p>4.112995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909327" calcext:value-type="float">
            <text:p>0.909327</text:p>
          </table:table-cell>
          <table:table-cell office:value-type="float" office:value="1.471989" calcext:value-type="float">
            <text:p>1.471989</text:p>
          </table:table-cell>
          <table:table-cell office:value-type="float" office:value="-0.022168" calcext:value-type="float">
            <text:p>-0.022168</text:p>
          </table:table-cell>
          <table:table-cell office:value-type="float" office:value="2.359149" calcext:value-type="float">
            <text:p>2.359149</text:p>
          </table:table-cell>
          <table:table-cell office:value-type="float" office:value="0.090758" calcext:value-type="float">
            <text:p>0.090758</text:p>
          </table:table-cell>
          <table:table-cell office:value-type="float" office:value="0.099808" calcext:value-type="float">
            <text:p>0.099808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3618" calcext:value-type="float">
            <text:p>1.183618</text:p>
          </table:table-cell>
          <table:table-cell office:value-type="float" office:value="3.678155" calcext:value-type="float">
            <text:p>3.678155</text:p>
          </table:table-cell>
          <table:table-cell office:value-type="float" office:value="0.584506" calcext:value-type="float">
            <text:p>0.584506</text:p>
          </table:table-cell>
          <table:table-cell office:value-type="float" office:value="0.570228" calcext:value-type="float">
            <text:p>0.570228</text:p>
          </table:table-cell>
          <table:table-cell office:value-type="float" office:value="1.388075" calcext:value-type="float">
            <text:p>1.388075</text:p>
          </table:table-cell>
          <table:table-cell office:value-type="float" office:value="-0.033995" calcext:value-type="float">
            <text:p>-0.033995</text:p>
          </table:table-cell>
          <table:table-cell office:value-type="float" office:value="1.924308" calcext:value-type="float">
            <text:p>1.924308</text:p>
          </table:table-cell>
          <table:table-cell office:value-type="float" office:value="0.056881" calcext:value-type="float">
            <text:p>0.056881</text:p>
          </table:table-cell>
          <table:table-cell office:value-type="float" office:value="0.099751" calcext:value-type="float">
            <text:p>0.099751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731" calcext:value-type="float">
            <text:p>1.014731</text:p>
          </table:table-cell>
          <table:table-cell office:value-type="float" office:value="3.863609" calcext:value-type="float">
            <text:p>3.863609</text:p>
          </table:table-cell>
          <table:table-cell office:value-type="float" office:value="0.611409" calcext:value-type="float">
            <text:p>0.611409</text:p>
          </table:table-cell>
          <table:table-cell office:value-type="float" office:value="0.739115" calcext:value-type="float">
            <text:p>0.739115</text:p>
          </table:table-cell>
          <table:table-cell office:value-type="float" office:value="1.353819" calcext:value-type="float">
            <text:p>1.353819</text:p>
          </table:table-cell>
          <table:table-cell office:value-type="float" office:value="0.016829" calcext:value-type="float">
            <text:p>0.016829</text:p>
          </table:table-cell>
          <table:table-cell office:value-type="float" office:value="2.109763" calcext:value-type="float">
            <text:p>2.109763</text:p>
          </table:table-cell>
          <table:table-cell office:value-type="float" office:value="0.074175" calcext:value-type="float">
            <text:p>0.074175</text:p>
          </table:table-cell>
          <table:table-cell office:value-type="float" office:value="0.100356" calcext:value-type="float">
            <text:p>0.100356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086" calcext:value-type="float">
            <text:p>0.732086</text:p>
          </table:table-cell>
          <table:table-cell office:value-type="float" office:value="4.1585" calcext:value-type="float">
            <text:p>4.1585</text:p>
          </table:table-cell>
          <table:table-cell office:value-type="float" office:value="0.654188" calcext:value-type="float">
            <text:p>0.654188</text:p>
          </table:table-cell>
          <table:table-cell office:value-type="float" office:value="1.02176" calcext:value-type="float">
            <text:p>1.02176</text:p>
          </table:table-cell>
          <table:table-cell office:value-type="float" office:value="1.354627" calcext:value-type="float">
            <text:p>1.354627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2.404654" calcext:value-type="float">
            <text:p>2.404654</text:p>
          </table:table-cell>
          <table:table-cell office:value-type="float" office:value="0.102169" calcext:value-type="float">
            <text:p>0.102169</text:p>
          </table:table-cell>
          <table:table-cell office:value-type="float" office:value="0.099993" calcext:value-type="float">
            <text:p>0.099993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898" calcext:value-type="float">
            <text:p>0.732898</text:p>
          </table:table-cell>
          <table:table-cell office:value-type="float" office:value="4.128731" calcext:value-type="float">
            <text:p>4.128731</text:p>
          </table:table-cell>
          <table:table-cell office:value-type="float" office:value="0.64987" calcext:value-type="float">
            <text:p>0.64987</text:p>
          </table:table-cell>
          <table:table-cell office:value-type="float" office:value="1.020948" calcext:value-type="float">
            <text:p>1.020948</text:p>
          </table:table-cell>
          <table:table-cell office:value-type="float" office:value="1.354017" calcext:value-type="float">
            <text:p>1.354017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2.374884" calcext:value-type="float">
            <text:p>2.374884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099926" calcext:value-type="float">
            <text:p>0.09992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257" calcext:value-type="float">
            <text:p>1.014257</text:p>
          </table:table-cell>
          <table:table-cell office:value-type="float" office:value="3.810049" calcext:value-type="float">
            <text:p>3.810049</text:p>
          </table:table-cell>
          <table:table-cell office:value-type="float" office:value="0.60364" calcext:value-type="float">
            <text:p>0.60364</text:p>
          </table:table-cell>
          <table:table-cell office:value-type="float" office:value="0.739589" calcext:value-type="float">
            <text:p>0.739589</text:p>
          </table:table-cell>
          <table:table-cell office:value-type="float" office:value="1.344714" calcext:value-type="float">
            <text:p>1.344714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2.056203" calcext:value-type="float">
            <text:p>2.056203</text:p>
          </table:table-cell>
          <table:table-cell office:value-type="float" office:value="0.074052" calcext:value-type="float">
            <text:p>0.074052</text:p>
          </table:table-cell>
          <table:table-cell office:value-type="float" office:value="0.100126" calcext:value-type="float">
            <text:p>0.100126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5" calcext:value-type="float">
            <text:p>0.8455</text:p>
          </table:table-cell>
          <table:table-cell office:value-type="float" office:value="4.041925" calcext:value-type="float">
            <text:p>4.041925</text:p>
          </table:table-cell>
          <table:table-cell office:value-type="float" office:value="0.637277" calcext:value-type="float">
            <text:p>0.637277</text:p>
          </table:table-cell>
          <table:table-cell office:value-type="float" office:value="0.908346" calcext:value-type="float">
            <text:p>0.908346</text:p>
          </table:table-cell>
          <table:table-cell office:value-type="float" office:value="1.362886" calcext:value-type="float">
            <text:p>1.362886</text:p>
          </table:table-cell>
          <table:table-cell office:value-type="float" office:value="0.016846" calcext:value-type="float">
            <text:p>0.016846</text:p>
          </table:table-cell>
          <table:table-cell office:value-type="float" office:value="2.288078" calcext:value-type="float">
            <text:p>2.288078</text:p>
          </table:table-cell>
          <table:table-cell office:value-type="float" office:value="0.090994" calcext:value-type="float">
            <text:p>0.090994</text:p>
          </table:table-cell>
          <table:table-cell office:value-type="float" office:value="0.100176" calcext:value-type="float">
            <text:p>0.100176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018" calcext:value-type="float">
            <text:p>0.901018</text:p>
          </table:table-cell>
          <table:table-cell office:value-type="float" office:value="3.947227" calcext:value-type="float">
            <text:p>3.947227</text:p>
          </table:table-cell>
          <table:table-cell office:value-type="float" office:value="0.623539" calcext:value-type="float">
            <text:p>0.623539</text:p>
          </table:table-cell>
          <table:table-cell office:value-type="float" office:value="0.852828" calcext:value-type="float">
            <text:p>0.852828</text:p>
          </table:table-cell>
          <table:table-cell office:value-type="float" office:value="1.346109" calcext:value-type="float">
            <text:p>1.346109</text:p>
          </table:table-cell>
          <table:table-cell office:value-type="float" office:value="-0.005556" calcext:value-type="float">
            <text:p>-0.005556</text:p>
          </table:table-cell>
          <table:table-cell office:value-type="float" office:value="2.19338" calcext:value-type="float">
            <text:p>2.19338</text:p>
          </table:table-cell>
          <table:table-cell office:value-type="float" office:value="0.085212" calcext:value-type="float">
            <text:p>0.085212</text:p>
          </table:table-cell>
          <table:table-cell office:value-type="float" office:value="0.099917" calcext:value-type="float">
            <text:p>0.099917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5736" calcext:value-type="float">
            <text:p>0.845736</text:p>
          </table:table-cell>
          <table:table-cell office:value-type="float" office:value="3.988515" calcext:value-type="float">
            <text:p>3.988515</text:p>
          </table:table-cell>
          <table:table-cell office:value-type="float" office:value="0.629529" calcext:value-type="float">
            <text:p>0.629529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1.32103" calcext:value-type="float">
            <text:p>1.32103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2.234669" calcext:value-type="float">
            <text:p>2.234669</text:p>
          </table:table-cell>
          <table:table-cell office:value-type="float" office:value="0.090808" calcext:value-type="float">
            <text:p>0.090808</text:p>
          </table:table-cell>
          <table:table-cell office:value-type="float" office:value="0.099997" calcext:value-type="float">
            <text:p>0.099997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4661" calcext:value-type="float">
            <text:p>1.014661</text:p>
          </table:table-cell>
          <table:table-cell office:value-type="float" office:value="3.737824" calcext:value-type="float">
            <text:p>3.737824</text:p>
          </table:table-cell>
          <table:table-cell office:value-type="float" office:value="0.593162" calcext:value-type="float">
            <text:p>0.593162</text:p>
          </table:table-cell>
          <table:table-cell office:value-type="float" office:value="0.739185" calcext:value-type="float">
            <text:p>0.739185</text:p>
          </table:table-cell>
          <table:table-cell office:value-type="float" office:value="1.261658" calcext:value-type="float">
            <text:p>1.261658</text:p>
          </table:table-cell>
          <table:table-cell office:value-type="float" office:value="-0.016865" calcext:value-type="float">
            <text:p>-0.016865</text:p>
          </table:table-cell>
          <table:table-cell office:value-type="float" office:value="1.983978" calcext:value-type="float">
            <text:p>1.983978</text:p>
          </table:table-cell>
          <table:table-cell office:value-type="float" office:value="0.074037" calcext:value-type="float">
            <text:p>0.074037</text:p>
          </table:table-cell>
          <table:table-cell office:value-type="float" office:value="0.10016" calcext:value-type="float">
            <text:p>0.10016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83322" calcext:value-type="float">
            <text:p>1.183322</text:p>
          </table:table-cell>
          <table:table-cell office:value-type="float" office:value="3.518368" calcext:value-type="float">
            <text:p>3.518368</text:p>
          </table:table-cell>
          <table:table-cell office:value-type="float" office:value="0.561327" calcext:value-type="float">
            <text:p>0.561327</text:p>
          </table:table-cell>
          <table:table-cell office:value-type="float" office:value="0.570524" calcext:value-type="float">
            <text:p>0.570524</text:p>
          </table:table-cell>
          <table:table-cell office:value-type="float" office:value="1.210903" calcext:value-type="float">
            <text:p>1.210903</text:p>
          </table:table-cell>
          <table:table-cell office:value-type="float" office:value="-0.016905" calcext:value-type="float">
            <text:p>-0.016905</text:p>
          </table:table-cell>
          <table:table-cell office:value-type="float" office:value="1.764522" calcext:value-type="float">
            <text:p>1.764522</text:p>
          </table:table-cell>
          <table:table-cell office:value-type="float" office:value="0.056921" calcext:value-type="float">
            <text:p>0.056921</text:p>
          </table:table-cell>
          <table:table-cell office:value-type="float" office:value="0.09977" calcext:value-type="float">
            <text:p>0.09977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332" calcext:value-type="float">
            <text:p>1.126332</text:p>
          </table:table-cell>
          <table:table-cell office:value-type="float" office:value="3.607081" calcext:value-type="float">
            <text:p>3.607081</text:p>
          </table:table-cell>
          <table:table-cell office:value-type="float" office:value="0.574196" calcext:value-type="float">
            <text:p>0.574196</text:p>
          </table:table-cell>
          <table:table-cell office:value-type="float" office:value="0.627515" calcext:value-type="float">
            <text:p>0.627515</text:p>
          </table:table-cell>
          <table:table-cell office:value-type="float" office:value="1.220041" calcext:value-type="float">
            <text:p>1.220041</text:p>
          </table:table-cell>
          <table:table-cell office:value-type="float" office:value="0.005679" calcext:value-type="float">
            <text:p>0.005679</text:p>
          </table:table-cell>
          <table:table-cell office:value-type="float" office:value="1.853235" calcext:value-type="float">
            <text:p>1.853235</text:p>
          </table:table-cell>
          <table:table-cell office:value-type="float" office:value="0.062973" calcext:value-type="float">
            <text:p>0.062973</text:p>
          </table:table-cell>
          <table:table-cell office:value-type="float" office:value="0.100353" calcext:value-type="float">
            <text:p>0.10035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8519" calcext:value-type="float">
            <text:p>0.958519</text:p>
          </table:table-cell>
          <table:table-cell office:value-type="float" office:value="3.793982" calcext:value-type="float">
            <text:p>3.793982</text:p>
          </table:table-cell>
          <table:table-cell office:value-type="float" office:value="0.601309" calcext:value-type="float">
            <text:p>0.601309</text:p>
          </table:table-cell>
          <table:table-cell office:value-type="float" office:value="0.795327" calcext:value-type="float">
            <text:p>0.795327</text:p>
          </table:table-cell>
          <table:table-cell office:value-type="float" office:value="1.22802" calcext:value-type="float">
            <text:p>1.22802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2.040136" calcext:value-type="float">
            <text:p>2.040136</text:p>
          </table:table-cell>
          <table:table-cell office:value-type="float" office:value="0.079494" calcext:value-type="float">
            <text:p>0.079494</text:p>
          </table:table-cell>
          <table:table-cell office:value-type="float" office:value="0.099951" calcext:value-type="float">
            <text:p>0.099951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0525" calcext:value-type="float">
            <text:p>0.900525</text:p>
          </table:table-cell>
          <table:table-cell office:value-type="float" office:value="3.815712" calcext:value-type="float">
            <text:p>3.815712</text:p>
          </table:table-cell>
          <table:table-cell office:value-type="float" office:value="0.604461" calcext:value-type="float">
            <text:p>0.604461</text:p>
          </table:table-cell>
          <table:table-cell office:value-type="float" office:value="0.853322" calcext:value-type="float">
            <text:p>0.853322</text:p>
          </table:table-cell>
          <table:table-cell office:value-type="float" office:value="1.202744" calcext:value-type="float">
            <text:p>1.202744</text:p>
          </table:table-cell>
          <table:table-cell office:value-type="float" office:value="0.0058" calcext:value-type="float">
            <text:p>0.0058</text:p>
          </table:table-cell>
          <table:table-cell office:value-type="float" office:value="2.061866" calcext:value-type="float">
            <text:p>2.061866</text:p>
          </table:table-cell>
          <table:table-cell office:value-type="float" office:value="0.085318" calcext:value-type="float">
            <text:p>0.085318</text:p>
          </table:table-cell>
          <table:table-cell office:value-type="float" office:value="0.099984" calcext:value-type="float">
            <text:p>0.099984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1407" calcext:value-type="float">
            <text:p>0.901407</text:p>
          </table:table-cell>
          <table:table-cell office:value-type="float" office:value="3.783984" calcext:value-type="float">
            <text:p>3.783984</text:p>
          </table:table-cell>
          <table:table-cell office:value-type="float" office:value="0.599859" calcext:value-type="float">
            <text:p>0.599859</text:p>
          </table:table-cell>
          <table:table-cell office:value-type="float" office:value="0.852439" calcext:value-type="float">
            <text:p>0.852439</text:p>
          </table:table-cell>
          <table:table-cell office:value-type="float" office:value="1.177787" calcext:value-type="float">
            <text:p>1.177787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2.030138" calcext:value-type="float">
            <text:p>2.030138</text:p>
          </table:table-cell>
          <table:table-cell office:value-type="float" office:value="0.085381" calcext:value-type="float">
            <text:p>0.085381</text:p>
          </table:table-cell>
          <table:table-cell office:value-type="float" office:value="0.100161" calcext:value-type="float">
            <text:p>0.100161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6702" calcext:value-type="float">
            <text:p>1.126702</text:p>
          </table:table-cell>
          <table:table-cell office:value-type="float" office:value="3.519159" calcext:value-type="float">
            <text:p>3.519159</text:p>
          </table:table-cell>
          <table:table-cell office:value-type="float" office:value="0.561441" calcext:value-type="float">
            <text:p>0.561441</text:p>
          </table:table-cell>
          <table:table-cell office:value-type="float" office:value="0.627144" calcext:value-type="float">
            <text:p>0.627144</text:p>
          </table:table-cell>
          <table:table-cell office:value-type="float" office:value="1.160714" calcext:value-type="float">
            <text:p>1.160714</text:p>
          </table:table-cell>
          <table:table-cell office:value-type="float" office:value="-0.022545" calcext:value-type="float">
            <text:p>-0.022545</text:p>
          </table:table-cell>
          <table:table-cell office:value-type="float" office:value="1.765313" calcext:value-type="float">
            <text:p>1.765313</text:p>
          </table:table-cell>
          <table:table-cell office:value-type="float" office:value="0.062671" calcext:value-type="float">
            <text:p>0.062671</text:p>
          </table:table-cell>
          <table:table-cell office:value-type="float" office:value="0.09993" calcext:value-type="float">
            <text:p>0.09993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5697" calcext:value-type="float">
            <text:p>1.015697</text:p>
          </table:table-cell>
          <table:table-cell office:value-type="float" office:value="3.63782" calcext:value-type="float">
            <text:p>3.63782</text:p>
          </table:table-cell>
          <table:table-cell office:value-type="float" office:value="0.578655" calcext:value-type="float">
            <text:p>0.578655</text:p>
          </table:table-cell>
          <table:table-cell office:value-type="float" office:value="0.738149" calcext:value-type="float">
            <text:p>0.738149</text:p>
          </table:table-cell>
          <table:table-cell office:value-type="float" office:value="1.1347" calcext:value-type="float">
            <text:p>1.1347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1.883974" calcext:value-type="float">
            <text:p>1.883974</text:p>
          </table:table-cell>
          <table:table-cell office:value-type="float" office:value="0.073652" calcext:value-type="float">
            <text:p>0.073652</text:p>
          </table:table-cell>
          <table:table-cell office:value-type="float" office:value="0.099779" calcext:value-type="float">
            <text:p>0.099779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4284" calcext:value-type="float">
            <text:p>0.844284</text:p>
          </table:table-cell>
          <table:table-cell office:value-type="float" office:value="3.823545" calcext:value-type="float">
            <text:p>3.823545</text:p>
          </table:table-cell>
          <table:table-cell office:value-type="float" office:value="0.605598" calcext:value-type="float">
            <text:p>0.605598</text:p>
          </table:table-cell>
          <table:table-cell office:value-type="float" office:value="0.909562" calcext:value-type="float">
            <text:p>0.909562</text:p>
          </table:table-cell>
          <table:table-cell office:value-type="float" office:value="1.142949" calcext:value-type="float">
            <text:p>1.142949</text:p>
          </table:table-cell>
          <table:table-cell office:value-type="float" office:value="0.017188" calcext:value-type="float">
            <text:p>0.017188</text:p>
          </table:table-cell>
          <table:table-cell office:value-type="float" office:value="2.069699" calcext:value-type="float">
            <text:p>2.069699</text:p>
          </table:table-cell>
          <table:table-cell office:value-type="float" office:value="0.090712" calcext:value-type="float">
            <text:p>0.090712</text:p>
          </table:table-cell>
          <table:table-cell office:value-type="float" office:value="0.099731" calcext:value-type="float">
            <text:p>0.09973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02797" calcext:value-type="float">
            <text:p>0.902797</text:p>
          </table:table-cell>
          <table:table-cell office:value-type="float" office:value="3.733961" calcext:value-type="float">
            <text:p>3.733961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851049" calcext:value-type="float">
            <text:p>0.851049</text:p>
          </table:table-cell>
          <table:table-cell office:value-type="float" office:value="1.134894" calcext:value-type="float">
            <text:p>1.134894</text:p>
          </table:table-cell>
          <table:table-cell office:value-type="float" office:value="-0.005829" calcext:value-type="float">
            <text:p>-0.005829</text:p>
          </table:table-cell>
          <table:table-cell office:value-type="float" office:value="1.980114" calcext:value-type="float">
            <text:p>1.980114</text:p>
          </table:table-cell>
          <table:table-cell office:value-type="float" office:value="0.085438" calcext:value-type="float">
            <text:p>0.085438</text:p>
          </table:table-cell>
          <table:table-cell office:value-type="float" office:value="0.100391" calcext:value-type="float">
            <text:p>0.10039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8204" calcext:value-type="float">
            <text:p>0.95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8204" calcext:value-type="float">
            <text:p>-0.958204</text:p>
          </table:table-cell>
          <table:table-cell office:value-type="float" office:value="0.880687" calcext:value-type="float">
            <text:p>0.880687</text:p>
          </table:table-cell>
          <table:table-cell office:value-type="float" office:value="-0.181657" calcext:value-type="float">
            <text:p>-0.181657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95434" calcext:value-type="float">
            <text:p>-0.095434</text:p>
          </table:table-cell>
          <table:table-cell office:value-type="float" office:value="0.099597" calcext:value-type="float">
            <text:p>0.099597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657" calcext:value-type="float">
            <text:p>0.50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657" calcext:value-type="float">
            <text:p>-0.50657</text:p>
          </table:table-cell>
          <table:table-cell office:value-type="float" office:value="0.71951" calcext:value-type="float">
            <text:p>0.71951</text:p>
          </table:table-cell>
          <table:table-cell office:value-type="float" office:value="0.045277" calcext:value-type="float">
            <text:p>0.045277</text:p>
          </table:table-cell>
          <table:table-cell office:value-type="float" office:value="0.258216" calcext:value-type="float">
            <text:p>0.258216</text:p>
          </table:table-cell>
          <table:table-cell office:value-type="float" office:value="-0.05053" calcext:value-type="float">
            <text:p>-0.05053</text:p>
          </table:table-cell>
          <table:table-cell office:value-type="float" office:value="0.09975" calcext:value-type="float">
            <text:p>0.09975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8003" calcext:value-type="float">
            <text:p>0.95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8003" calcext:value-type="float">
            <text:p>-0.958003</text:p>
          </table:table-cell>
          <table:table-cell office:value-type="float" office:value="0.481545" calcext:value-type="float">
            <text:p>0.481545</text:p>
          </table:table-cell>
          <table:table-cell office:value-type="float" office:value="-0.045205" calcext:value-type="float">
            <text:p>-0.045205</text:p>
          </table:table-cell>
          <table:table-cell office:value-type="float" office:value="-0.521662" calcext:value-type="float">
            <text:p>-0.521662</text:p>
          </table:table-cell>
          <table:table-cell office:value-type="float" office:value="-0.09567" calcext:value-type="float">
            <text:p>-0.09567</text:p>
          </table:table-cell>
          <table:table-cell office:value-type="float" office:value="0.099864" calcext:value-type="float">
            <text:p>0.099864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405" calcext:value-type="float">
            <text:p>0.5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405" calcext:value-type="float">
            <text:p>-0.56405</text:p>
          </table:table-cell>
          <table:table-cell office:value-type="float" office:value="0.277542" calcext:value-type="float">
            <text:p>0.277542</text:p>
          </table:table-cell>
          <table:table-cell office:value-type="float" office:value="0.039323" calcext:value-type="float">
            <text:p>0.039323</text:p>
          </table:table-cell>
          <table:table-cell office:value-type="float" office:value="-0.247185" calcext:value-type="float">
            <text:p>-0.247185</text:p>
          </table:table-cell>
          <table:table-cell office:value-type="float" office:value="-0.056508" calcext:value-type="float">
            <text:p>-0.056508</text:p>
          </table:table-cell>
          <table:table-cell office:value-type="float" office:value="0.100183" calcext:value-type="float">
            <text:p>0.100183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56371" calcext:value-type="float">
            <text:p>0.056371</text:p>
          </table:table-cell>
          <table:table-cell office:value-type="float" office:value="7.058539" calcext:value-type="float">
            <text:p>7.058539</text:p>
          </table:table-cell>
          <table:table-cell office:value-type="float" office:value="1" calcext:value-type="float">
            <text:p>1</text:p>
          </table:table-cell>
          <table:table-cell office:value-type="float" office:value="3.020552" calcext:value-type="float">
            <text:p>3.020552</text:p>
          </table:table-cell>
          <table:table-cell office:value-type="float" office:value="0.602439" calcext:value-type="float">
            <text:p>0.602439</text:p>
          </table:table-cell>
          <table:table-cell office:value-type="float" office:value="0.358625" calcext:value-type="float">
            <text:p>0.358625</text:p>
          </table:table-cell>
          <table:table-cell office:value-type="float" office:value="3.981616" calcext:value-type="float">
            <text:p>3.981616</text:p>
          </table:table-cell>
          <table:table-cell office:value-type="float" office:value="0.301917" calcext:value-type="float">
            <text:p>0.301917</text:p>
          </table:table-cell>
          <table:table-cell office:value-type="float" office:value="0.099954" calcext:value-type="float">
            <text:p>0.099954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52347" calcext:value-type="float">
            <text:p>1.52347</text:p>
          </table:table-cell>
          <table:table-cell office:value-type="float" office:value="5.187026" calcext:value-type="float">
            <text:p>5.187026</text:p>
          </table:table-cell>
          <table:table-cell office:value-type="float" office:value="0.803392" calcext:value-type="float">
            <text:p>0.803392</text:p>
          </table:table-cell>
          <table:table-cell office:value-type="float" office:value="1.553453" calcext:value-type="float">
            <text:p>1.553453</text:p>
          </table:table-cell>
          <table:table-cell office:value-type="float" office:value="0.704925" calcext:value-type="float">
            <text:p>0.704925</text:p>
          </table:table-cell>
          <table:table-cell office:value-type="float" office:value="-0.148276" calcext:value-type="float">
            <text:p>-0.148276</text:p>
          </table:table-cell>
          <table:table-cell office:value-type="float" office:value="2.110103" calcext:value-type="float">
            <text:p>2.110103</text:p>
          </table:table-cell>
          <table:table-cell office:value-type="float" office:value="0.153705" calcext:value-type="float">
            <text:p>0.153705</text:p>
          </table:table-cell>
          <table:table-cell office:value-type="float" office:value="0.098944" calcext:value-type="float">
            <text:p>0.098944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91554" calcext:value-type="float">
            <text:p>5.191554</text:p>
          </table:table-cell>
          <table:table-cell office:value-type="float" office:value="0.889204" calcext:value-type="float">
            <text:p>0.889204</text:p>
          </table:table-cell>
          <table:table-cell office:value-type="float" office:value="0.179925" calcext:value-type="float">
            <text:p>0.179925</text:p>
          </table:table-cell>
          <table:table-cell office:value-type="float" office:value="-2.114631" calcext:value-type="float">
            <text:p>-2.114631</text:p>
          </table:table-cell>
          <table:table-cell office:value-type="float" office:value="0.293757" calcext:value-type="float">
            <text:p>0.293757</text:p>
          </table:table-cell>
          <table:table-cell office:value-type="float" office:value="-0.366845" calcext:value-type="float">
            <text:p>-0.366845</text:p>
          </table:table-cell>
          <table:table-cell office:value-type="float" office:value="-2.187719" calcext:value-type="float">
            <text:p>-2.187719</text:p>
          </table:table-cell>
          <table:table-cell office:value-type="float" office:value="-0.211442" calcext:value-type="float">
            <text:p>-0.211442</text:p>
          </table:table-cell>
          <table:table-cell office:value-type="float" office:value="0.09999" calcext:value-type="float">
            <text:p>0.09999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97823" calcext:value-type="float">
            <text:p>5.297823</text:p>
          </table:table-cell>
          <table:table-cell office:value-type="float" office:value="0.696797" calcext:value-type="float">
            <text:p>0.696797</text:p>
          </table:table-cell>
          <table:table-cell office:value-type="float" office:value="0.152013" calcext:value-type="float">
            <text:p>0.152013</text:p>
          </table:table-cell>
          <table:table-cell office:value-type="float" office:value="-2.2209" calcext:value-type="float">
            <text:p>-2.2209</text:p>
          </table:table-cell>
          <table:table-cell office:value-type="float" office:value="-0.148557" calcext:value-type="float">
            <text:p>-0.148557</text:p>
          </table:table-cell>
          <table:table-cell office:value-type="float" office:value="-0.010669" calcext:value-type="float">
            <text:p>-0.010669</text:p>
          </table:table-cell>
          <table:table-cell office:value-type="float" office:value="-2.380126" calcext:value-type="float">
            <text:p>-2.380126</text:p>
          </table:table-cell>
          <table:table-cell office:value-type="float" office:value="-0.221224" calcext:value-type="float">
            <text:p>-0.221224</text:p>
          </table:table-cell>
          <table:table-cell office:value-type="float" office:value="0.09961" calcext:value-type="float">
            <text:p>0.0996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81815" calcext:value-type="float">
            <text:p>4.281815</text:p>
          </table:table-cell>
          <table:table-cell office:value-type="float" office:value="1.507732" calcext:value-type="float">
            <text:p>1.507732</text:p>
          </table:table-cell>
          <table:table-cell office:value-type="float" office:value="0.269652" calcext:value-type="float">
            <text:p>0.269652</text:p>
          </table:table-cell>
          <table:table-cell office:value-type="float" office:value="-1.204892" calcext:value-type="float">
            <text:p>-1.204892</text:p>
          </table:table-cell>
          <table:table-cell office:value-type="float" office:value="-0.465705" calcext:value-type="float">
            <text:p>-0.465705</text:p>
          </table:table-cell>
          <table:table-cell office:value-type="float" office:value="0.101406" calcext:value-type="float">
            <text:p>0.101406</text:p>
          </table:table-cell>
          <table:table-cell office:value-type="float" office:value="-1.569191" calcext:value-type="float">
            <text:p>-1.569191</text:p>
          </table:table-cell>
          <table:table-cell office:value-type="float" office:value="-0.120721" calcext:value-type="float">
            <text:p>-0.120721</text:p>
          </table:table-cell>
          <table:table-cell office:value-type="float" office:value="0.100192" calcext:value-type="float">
            <text:p>0.100192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6921" calcext:value-type="float">
            <text:p>2.986921</text:p>
          </table:table-cell>
          <table:table-cell office:value-type="float" office:value="2.715364" calcext:value-type="float">
            <text:p>2.715364</text:p>
          </table:table-cell>
          <table:table-cell office:value-type="float" office:value="0.444838" calcext:value-type="float">
            <text:p>0.444838</text:p>
          </table:table-cell>
          <table:table-cell office:value-type="float" office:value="0.090002" calcext:value-type="float">
            <text:p>0.090002</text:p>
          </table:table-cell>
          <table:table-cell office:value-type="float" office:value="-0.580281" calcext:value-type="float">
            <text:p>-0.580281</text:p>
          </table:table-cell>
          <table:table-cell office:value-type="float" office:value="0.12872" calcext:value-type="float">
            <text:p>0.12872</text:p>
          </table:table-cell>
          <table:table-cell office:value-type="float" office:value="-0.361559" calcext:value-type="float">
            <text:p>-0.361559</text:p>
          </table:table-cell>
          <table:table-cell office:value-type="float" office:value="0.009054" calcext:value-type="float">
            <text:p>0.009054</text:p>
          </table:table-cell>
          <table:table-cell office:value-type="float" office:value="0.100598" calcext:value-type="float">
            <text:p>0.100598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24904" calcext:value-type="float">
            <text:p>3.324904</text:p>
          </table:table-cell>
          <table:table-cell office:value-type="float" office:value="2.320833" calcext:value-type="float">
            <text:p>2.320833</text:p>
          </table:table-cell>
          <table:table-cell office:value-type="float" office:value="0.387605" calcext:value-type="float">
            <text:p>0.387605</text:p>
          </table:table-cell>
          <table:table-cell office:value-type="float" office:value="-0.247981" calcext:value-type="float">
            <text:p>-0.247981</text:p>
          </table:table-cell>
          <table:table-cell office:value-type="float" office:value="-0.474135" calcext:value-type="float">
            <text:p>-0.474135</text:p>
          </table:table-cell>
          <table:table-cell office:value-type="float" office:value="-0.033973" calcext:value-type="float">
            <text:p>-0.033973</text:p>
          </table:table-cell>
          <table:table-cell office:value-type="float" office:value="-0.75609" calcext:value-type="float">
            <text:p>-0.75609</text:p>
          </table:table-cell>
          <table:table-cell office:value-type="float" office:value="-0.02467" calcext:value-type="float">
            <text:p>-0.02467</text:p>
          </table:table-cell>
          <table:table-cell office:value-type="float" office:value="0.099485" calcext:value-type="float">
            <text:p>0.099485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8207" calcext:value-type="float">
            <text:p>4.28207</text:p>
          </table:table-cell>
          <table:table-cell office:value-type="float" office:value="1.196732" calcext:value-type="float">
            <text:p>1.196732</text:p>
          </table:table-cell>
          <table:table-cell office:value-type="float" office:value="0.224536" calcext:value-type="float">
            <text:p>0.224536</text:p>
          </table:table-cell>
          <table:table-cell office:value-type="float" office:value="-1.205147" calcext:value-type="float">
            <text:p>-1.205147</text:p>
          </table:table-cell>
          <table:table-cell office:value-type="float" office:value="-0.579569" calcext:value-type="float">
            <text:p>-0.579569</text:p>
          </table:table-cell>
          <table:table-cell office:value-type="float" office:value="-0.095475" calcext:value-type="float">
            <text:p>-0.095475</text:p>
          </table:table-cell>
          <table:table-cell office:value-type="float" office:value="-1.880191" calcext:value-type="float">
            <text:p>-1.880191</text:p>
          </table:table-cell>
          <table:table-cell office:value-type="float" office:value="-0.12082" calcext:value-type="float">
            <text:p>-0.12082</text:p>
          </table:table-cell>
          <table:table-cell office:value-type="float" office:value="0.100253" calcext:value-type="float">
            <text:p>0.10025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9337" calcext:value-type="float">
            <text:p>3.269337</text:p>
          </table:table-cell>
          <table:table-cell office:value-type="float" office:value="2.120363" calcext:value-type="float">
            <text:p>2.120363</text:p>
          </table:table-cell>
          <table:table-cell office:value-type="float" office:value="0.358524" calcext:value-type="float">
            <text:p>0.358524</text:p>
          </table:table-cell>
          <table:table-cell office:value-type="float" office:value="-0.192414" calcext:value-type="float">
            <text:p>-0.192414</text:p>
          </table:table-cell>
          <table:table-cell office:value-type="float" office:value="-0.772826" calcext:value-type="float">
            <text:p>-0.772826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-0.956561" calcext:value-type="float">
            <text:p>-0.956561</text:p>
          </table:table-cell>
          <table:table-cell office:value-type="float" office:value="-0.224508" calcext:value-type="float">
            <text:p>-0.224508</text:p>
          </table:table-cell>
          <table:table-cell office:value-type="float" office:value="1.166794" calcext:value-type="float">
            <text:p>1.16679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9337" calcext:value-type="float">
            <text:p>3.269337</text:p>
          </table:table-cell>
          <table:table-cell office:value-type="float" office:value="2.195389" calcext:value-type="float">
            <text:p>2.195389</text:p>
          </table:table-cell>
          <table:table-cell office:value-type="float" office:value="0.369407" calcext:value-type="float">
            <text:p>0.369407</text:p>
          </table:table-cell>
          <table:table-cell office:value-type="float" office:value="-0.192414" calcext:value-type="float">
            <text:p>-0.192414</text:p>
          </table:table-cell>
          <table:table-cell office:value-type="float" office:value="-0.68912" calcext:value-type="float">
            <text:p>-0.68912</text:p>
          </table:table-cell>
          <table:table-cell office:value-type="float" office:value="0" calcext:value-type="float">
            <text:p>0</text:p>
          </table:table-cell>
          <table:table-cell office:value-type="float" office:value="-0.881534" calcext:value-type="float">
            <text:p>-0.881534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0.00366" calcext:value-type="float">
            <text:p>0.00366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12579" calcext:value-type="float">
            <text:p>3.212579</text:p>
          </table:table-cell>
          <table:table-cell office:value-type="float" office:value="1.784731" calcext:value-type="float">
            <text:p>1.784731</text:p>
          </table:table-cell>
          <table:table-cell office:value-type="float" office:value="0.309835" calcext:value-type="float">
            <text:p>0.309835</text:p>
          </table:table-cell>
          <table:table-cell office:value-type="float" office:value="-0.135656" calcext:value-type="float">
            <text:p>-0.135656</text:p>
          </table:table-cell>
          <table:table-cell office:value-type="float" office:value="-1.162241" calcext:value-type="float">
            <text:p>-1.162241</text:p>
          </table:table-cell>
          <table:table-cell office:value-type="float" office:value="0.005705" calcext:value-type="float">
            <text:p>0.005705</text:p>
          </table:table-cell>
          <table:table-cell office:value-type="float" office:value="-1.292192" calcext:value-type="float">
            <text:p>-1.292192</text:p>
          </table:table-cell>
          <table:table-cell office:value-type="float" office:value="-0.013497" calcext:value-type="float">
            <text:p>-0.013497</text:p>
          </table:table-cell>
          <table:table-cell office:value-type="float" office:value="0.099497" calcext:value-type="float">
            <text:p>0.099497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62987" calcext:value-type="float">
            <text:p>3.662987</text:p>
          </table:table-cell>
          <table:table-cell office:value-type="float" office:value="0.964437" calcext:value-type="float">
            <text:p>0.964437</text:p>
          </table:table-cell>
          <table:table-cell office:value-type="float" office:value="0.190838" calcext:value-type="float">
            <text:p>0.190838</text:p>
          </table:table-cell>
          <table:table-cell office:value-type="float" office:value="-0.586064" calcext:value-type="float">
            <text:p>-0.586064</text:p>
          </table:table-cell>
          <table:table-cell office:value-type="float" office:value="-1.482068" calcext:value-type="float">
            <text:p>-1.482068</text:p>
          </table:table-cell>
          <table:table-cell office:value-type="float" office:value="-0.044354" calcext:value-type="float">
            <text:p>-0.044354</text:p>
          </table:table-cell>
          <table:table-cell office:value-type="float" office:value="-2.112486" calcext:value-type="float">
            <text:p>-2.112486</text:p>
          </table:table-cell>
          <table:table-cell office:value-type="float" office:value="-0.059514" calcext:value-type="float">
            <text:p>-0.059514</text:p>
          </table:table-cell>
          <table:table-cell office:value-type="float" office:value="0.101548" calcext:value-type="float">
            <text:p>0.101548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00872" calcext:value-type="float">
            <text:p>3.700872</text:p>
          </table:table-cell>
          <table:table-cell office:value-type="float" office:value="1.191899" calcext:value-type="float">
            <text:p>1.191899</text:p>
          </table:table-cell>
          <table:table-cell office:value-type="float" office:value="0.223835" calcext:value-type="float">
            <text:p>0.223835</text:p>
          </table:table-cell>
          <table:table-cell office:value-type="float" office:value="-0.623949" calcext:value-type="float">
            <text:p>-0.623949</text:p>
          </table:table-cell>
          <table:table-cell office:value-type="float" office:value="-1.257235" calcext:value-type="float">
            <text:p>-1.257235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-1.885024" calcext:value-type="float">
            <text:p>-1.885024</text:p>
          </table:table-cell>
          <table:table-cell office:value-type="float" office:value="-0.061553" calcext:value-type="float">
            <text:p>-0.061553</text:p>
          </table:table-cell>
          <table:table-cell office:value-type="float" office:value="0.09865" calcext:value-type="float">
            <text:p>0.0986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73426" calcext:value-type="float">
            <text:p>3.173426</text:p>
          </table:table-cell>
          <table:table-cell office:value-type="float" office:value="2.09344" calcext:value-type="float">
            <text:p>2.09344</text:p>
          </table:table-cell>
          <table:table-cell office:value-type="float" office:value="0.354618" calcext:value-type="float">
            <text:p>0.354618</text:p>
          </table:table-cell>
          <table:table-cell office:value-type="float" office:value="-0.096503" calcext:value-type="float">
            <text:p>-0.096503</text:p>
          </table:table-cell>
          <table:table-cell office:value-type="float" office:value="-0.939842" calcext:value-type="float">
            <text:p>-0.939842</text:p>
          </table:table-cell>
          <table:table-cell office:value-type="float" office:value="0.052861" calcext:value-type="float">
            <text:p>0.052861</text:p>
          </table:table-cell>
          <table:table-cell office:value-type="float" office:value="-0.983483" calcext:value-type="float">
            <text:p>-0.983483</text:p>
          </table:table-cell>
          <table:table-cell office:value-type="float" office:value="-0.009629" calcext:value-type="float">
            <text:p>-0.009629</text:p>
          </table:table-cell>
          <table:table-cell office:value-type="float" office:value="0.099779" calcext:value-type="float">
            <text:p>0.099779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803604" calcext:value-type="float">
            <text:p>2.803604</text:p>
          </table:table-cell>
          <table:table-cell office:value-type="float" office:value="2.669562" calcext:value-type="float">
            <text:p>2.669562</text:p>
          </table:table-cell>
          <table:table-cell office:value-type="float" office:value="0.438194" calcext:value-type="float">
            <text:p>0.438194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-0.716898" calcext:value-type="float">
            <text:p>-0.716898</text:p>
          </table:table-cell>
          <table:table-cell office:value-type="float" office:value="0.036218" calcext:value-type="float">
            <text:p>0.036218</text:p>
          </table:table-cell>
          <table:table-cell office:value-type="float" office:value="-0.407361" calcext:value-type="float">
            <text:p>-0.407361</text:p>
          </table:table-cell>
          <table:table-cell office:value-type="float" office:value="0.027909" calcext:value-type="float">
            <text:p>0.027909</text:p>
          </table:table-cell>
          <table:table-cell office:value-type="float" office:value="0.10211" calcext:value-type="float">
            <text:p>0.1021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154646" calcext:value-type="float">
            <text:p>3.154646</text:p>
          </table:table-cell>
          <table:table-cell office:value-type="float" office:value="2.221504" calcext:value-type="float">
            <text:p>2.221504</text:p>
          </table:table-cell>
          <table:table-cell office:value-type="float" office:value="0.373196" calcext:value-type="float">
            <text:p>0.373196</text:p>
          </table:table-cell>
          <table:table-cell office:value-type="float" office:value="-0.077723" calcext:value-type="float">
            <text:p>-0.077723</text:p>
          </table:table-cell>
          <table:table-cell office:value-type="float" office:value="-0.741918" calcext:value-type="float">
            <text:p>-0.741918</text:p>
          </table:table-cell>
          <table:table-cell office:value-type="float" office:value="-0.035778" calcext:value-type="float">
            <text:p>-0.035778</text:p>
          </table:table-cell>
          <table:table-cell office:value-type="float" office:value="-0.855419" calcext:value-type="float">
            <text:p>-0.855419</text:p>
          </table:table-cell>
          <table:table-cell office:value-type="float" office:value="-0.007626" calcext:value-type="float">
            <text:p>-0.007626</text:p>
          </table:table-cell>
          <table:table-cell office:value-type="float" office:value="0.098116" calcext:value-type="float">
            <text:p>0.098116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41307" calcext:value-type="float">
            <text:p>3.841307</text:p>
          </table:table-cell>
          <table:table-cell office:value-type="float" office:value="1.424318" calcext:value-type="float">
            <text:p>1.424318</text:p>
          </table:table-cell>
          <table:table-cell office:value-type="float" office:value="0.257551" calcext:value-type="float">
            <text:p>0.257551</text:p>
          </table:table-cell>
          <table:table-cell office:value-type="float" office:value="-0.764384" calcext:value-type="float">
            <text:p>-0.764384</text:p>
          </table:table-cell>
          <table:table-cell office:value-type="float" office:value="-0.819532" calcext:value-type="float">
            <text:p>-0.819532</text:p>
          </table:table-cell>
          <table:table-cell office:value-type="float" office:value="-0.068689" calcext:value-type="float">
            <text:p>-0.068689</text:p>
          </table:table-cell>
          <table:table-cell office:value-type="float" office:value="-1.652605" calcext:value-type="float">
            <text:p>-1.652605</text:p>
          </table:table-cell>
          <table:table-cell office:value-type="float" office:value="-0.076413" calcext:value-type="float">
            <text:p>-0.076413</text:p>
          </table:table-cell>
          <table:table-cell office:value-type="float" office:value="0.099967" calcext:value-type="float">
            <text:p>0.099967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69143" calcext:value-type="float">
            <text:p>4.069143</text:p>
          </table:table-cell>
          <table:table-cell office:value-type="float" office:value="1.274989" calcext:value-type="float">
            <text:p>1.274989</text:p>
          </table:table-cell>
          <table:table-cell office:value-type="float" office:value="0.235889" calcext:value-type="float">
            <text:p>0.235889</text:p>
          </table:table-cell>
          <table:table-cell office:value-type="float" office:value="-0.99222" calcext:value-type="float">
            <text:p>-0.99222</text:p>
          </table:table-cell>
          <table:table-cell office:value-type="float" office:value="-0.786893" calcext:value-type="float">
            <text:p>-0.786893</text:p>
          </table:table-cell>
          <table:table-cell office:value-type="float" office:value="-0.022821" calcext:value-type="float">
            <text:p>-0.022821</text:p>
          </table:table-cell>
          <table:table-cell office:value-type="float" office:value="-1.801934" calcext:value-type="float">
            <text:p>-1.801934</text:p>
          </table:table-cell>
          <table:table-cell office:value-type="float" office:value="-0.09906" calcext:value-type="float">
            <text:p>-0.09906</text:p>
          </table:table-cell>
          <table:table-cell office:value-type="float" office:value="0.099837" calcext:value-type="float">
            <text:p>0.099837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3643" calcext:value-type="float">
            <text:p>3.603643</text:p>
          </table:table-cell>
          <table:table-cell office:value-type="float" office:value="2.065084" calcext:value-type="float">
            <text:p>2.065084</text:p>
          </table:table-cell>
          <table:table-cell office:value-type="float" office:value="0.350505" calcext:value-type="float">
            <text:p>0.350505</text:p>
          </table:table-cell>
          <table:table-cell office:value-type="float" office:value="-0.52672" calcext:value-type="float">
            <text:p>-0.52672</text:p>
          </table:table-cell>
          <table:table-cell office:value-type="float" office:value="-0.530743" calcext:value-type="float">
            <text:p>-0.530743</text:p>
          </table:table-cell>
          <table:table-cell office:value-type="float" office:value="0.045624" calcext:value-type="float">
            <text:p>0.045624</text:p>
          </table:table-cell>
          <table:table-cell office:value-type="float" office:value="-1.011839" calcext:value-type="float">
            <text:p>-1.011839</text:p>
          </table:table-cell>
          <table:table-cell office:value-type="float" office:value="-0.053741" calcext:value-type="float">
            <text:p>-0.053741</text:p>
          </table:table-cell>
          <table:table-cell office:value-type="float" office:value="0.10203" calcext:value-type="float">
            <text:p>0.1020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2603" calcext:value-type="float">
            <text:p>3.42603</text:p>
          </table:table-cell>
          <table:table-cell office:value-type="float" office:value="2.164018" calcext:value-type="float">
            <text:p>2.164018</text:p>
          </table:table-cell>
          <table:table-cell office:value-type="float" office:value="0.364857" calcext:value-type="float">
            <text:p>0.364857</text:p>
          </table:table-cell>
          <table:table-cell office:value-type="float" office:value="-0.349107" calcext:value-type="float">
            <text:p>-0.349107</text:p>
          </table:table-cell>
          <table:table-cell office:value-type="float" office:value="-0.581685" calcext:value-type="float">
            <text:p>-0.581685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-0.912905" calcext:value-type="float">
            <text:p>-0.912905</text:p>
          </table:table-cell>
          <table:table-cell office:value-type="float" office:value="-0.034666" calcext:value-type="float">
            <text:p>-0.034666</text:p>
          </table:table-cell>
          <table:table-cell office:value-type="float" office:value="0.099298" calcext:value-type="float">
            <text:p>0.099298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52982" calcext:value-type="float">
            <text:p>3.552982</text:p>
          </table:table-cell>
          <table:table-cell office:value-type="float" office:value="1.9559" calcext:value-type="float">
            <text:p>1.9559</text:p>
          </table:table-cell>
          <table:table-cell office:value-type="float" office:value="0.334666" calcext:value-type="float">
            <text:p>0.334666</text:p>
          </table:table-cell>
          <table:table-cell office:value-type="float" office:value="-0.476059" calcext:value-type="float">
            <text:p>-0.476059</text:p>
          </table:table-cell>
          <table:table-cell office:value-type="float" office:value="-0.632142" calcext:value-type="float">
            <text:p>-0.632142</text:p>
          </table:table-cell>
          <table:table-cell office:value-type="float" office:value="-0.012822" calcext:value-type="float">
            <text:p>-0.012822</text:p>
          </table:table-cell>
          <table:table-cell office:value-type="float" office:value="-1.121023" calcext:value-type="float">
            <text:p>-1.121023</text:p>
          </table:table-cell>
          <table:table-cell office:value-type="float" office:value="-0.047135" calcext:value-type="float">
            <text:p>-0.047135</text:p>
          </table:table-cell>
          <table:table-cell office:value-type="float" office:value="0.099012" calcext:value-type="float">
            <text:p>0.099012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8631" calcext:value-type="float">
            <text:p>3.728631</text:p>
          </table:table-cell>
          <table:table-cell office:value-type="float" office:value="1.767181" calcext:value-type="float">
            <text:p>1.767181</text:p>
          </table:table-cell>
          <table:table-cell office:value-type="float" office:value="0.307289" calcext:value-type="float">
            <text:p>0.307289</text:p>
          </table:table-cell>
          <table:table-cell office:value-type="float" office:value="-0.651707" calcext:value-type="float">
            <text:p>-0.651707</text:p>
          </table:table-cell>
          <table:table-cell office:value-type="float" office:value="-0.640434" calcext:value-type="float">
            <text:p>-0.640434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-1.309742" calcext:value-type="float">
            <text:p>-1.309742</text:p>
          </table:table-cell>
          <table:table-cell office:value-type="float" office:value="-0.065042" calcext:value-type="float">
            <text:p>-0.065042</text:p>
          </table:table-cell>
          <table:table-cell office:value-type="float" office:value="0.099802" calcext:value-type="float">
            <text:p>0.099802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26692" calcext:value-type="float">
            <text:p>3.826692</text:p>
          </table:table-cell>
          <table:table-cell office:value-type="float" office:value="1.656704" calcext:value-type="float">
            <text:p>1.656704</text:p>
          </table:table-cell>
          <table:table-cell office:value-type="float" office:value="0.291263" calcext:value-type="float">
            <text:p>0.291263</text:p>
          </table:table-cell>
          <table:table-cell office:value-type="float" office:value="-0.749769" calcext:value-type="float">
            <text:p>-0.749769</text:p>
          </table:table-cell>
          <table:table-cell office:value-type="float" office:value="-0.660651" calcext:value-type="float">
            <text:p>-0.660651</text:p>
          </table:table-cell>
          <table:table-cell office:value-type="float" office:value="-0.009799" calcext:value-type="float">
            <text:p>-0.009799</text:p>
          </table:table-cell>
          <table:table-cell office:value-type="float" office:value="-1.420219" calcext:value-type="float">
            <text:p>-1.420219</text:p>
          </table:table-cell>
          <table:table-cell office:value-type="float" office:value="-0.07503" calcext:value-type="float">
            <text:p>-0.07503</text:p>
          </table:table-cell>
          <table:table-cell office:value-type="float" office:value="0.100071" calcext:value-type="float">
            <text:p>0.100071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04957" calcext:value-type="float">
            <text:p>4.004957</text:p>
          </table:table-cell>
          <table:table-cell office:value-type="float" office:value="1.343748" calcext:value-type="float">
            <text:p>1.343748</text:p>
          </table:table-cell>
          <table:table-cell office:value-type="float" office:value="0.245863" calcext:value-type="float">
            <text:p>0.245863</text:p>
          </table:table-cell>
          <table:table-cell office:value-type="float" office:value="-0.928034" calcext:value-type="float">
            <text:p>-0.928034</text:p>
          </table:table-cell>
          <table:table-cell office:value-type="float" office:value="-0.787589" calcext:value-type="float">
            <text:p>-0.787589</text:p>
          </table:table-cell>
          <table:table-cell office:value-type="float" office:value="-0.017552" calcext:value-type="float">
            <text:p>-0.017552</text:p>
          </table:table-cell>
          <table:table-cell office:value-type="float" office:value="-1.733175" calcext:value-type="float">
            <text:p>-1.733175</text:p>
          </table:table-cell>
          <table:table-cell office:value-type="float" office:value="-0.094255" calcext:value-type="float">
            <text:p>-0.094255</text:p>
          </table:table-cell>
          <table:table-cell office:value-type="float" office:value="0.101564" calcext:value-type="float">
            <text:p>0.101564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09387" calcext:value-type="float">
            <text:p>4.109387</text:p>
          </table:table-cell>
          <table:table-cell office:value-type="float" office:value="1.051756" calcext:value-type="float">
            <text:p>1.051756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-1.032464" calcext:value-type="float">
            <text:p>-1.032464</text:p>
          </table:table-cell>
          <table:table-cell office:value-type="float" office:value="-0.982109" calcext:value-type="float">
            <text:p>-0.982109</text:p>
          </table:table-cell>
          <table:table-cell office:value-type="float" office:value="-0.010594" calcext:value-type="float">
            <text:p>-0.010594</text:p>
          </table:table-cell>
          <table:table-cell office:value-type="float" office:value="-2.025167" calcext:value-type="float">
            <text:p>-2.025167</text:p>
          </table:table-cell>
          <table:table-cell office:value-type="float" office:value="-0.101771" calcext:value-type="float">
            <text:p>-0.101771</text:p>
          </table:table-cell>
          <table:table-cell office:value-type="float" office:value="0.098571" calcext:value-type="float">
            <text:p>0.09857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02117" calcext:value-type="float">
            <text:p>3.502117</text:p>
          </table:table-cell>
          <table:table-cell office:value-type="float" office:value="1.678124" calcext:value-type="float">
            <text:p>1.678124</text:p>
          </table:table-cell>
          <table:table-cell office:value-type="float" office:value="0.29437" calcext:value-type="float">
            <text:p>0.29437</text:p>
          </table:table-cell>
          <table:table-cell office:value-type="float" office:value="-0.425194" calcext:value-type="float">
            <text:p>-0.425194</text:p>
          </table:table-cell>
          <table:table-cell office:value-type="float" office:value="-1.034389" calcext:value-type="float">
            <text:p>-1.034389</text:p>
          </table:table-cell>
          <table:table-cell office:value-type="float" office:value="0.060784" calcext:value-type="float">
            <text:p>0.060784</text:p>
          </table:table-cell>
          <table:table-cell office:value-type="float" office:value="-1.398799" calcext:value-type="float">
            <text:p>-1.398799</text:p>
          </table:table-cell>
          <table:table-cell office:value-type="float" office:value="-0.042479" calcext:value-type="float">
            <text:p>-0.042479</text:p>
          </table:table-cell>
          <table:table-cell office:value-type="float" office:value="0.099906" calcext:value-type="float">
            <text:p>0.099906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10236" calcext:value-type="float">
            <text:p>3.210236</text:p>
          </table:table-cell>
          <table:table-cell office:value-type="float" office:value="2.033218" calcext:value-type="float">
            <text:p>2.033218</text:p>
          </table:table-cell>
          <table:table-cell office:value-type="float" office:value="0.345882" calcext:value-type="float">
            <text:p>0.345882</text:p>
          </table:table-cell>
          <table:table-cell office:value-type="float" office:value="-0.133313" calcext:value-type="float">
            <text:p>-0.133313</text:p>
          </table:table-cell>
          <table:table-cell office:value-type="float" office:value="-0.939691" calcext:value-type="float">
            <text:p>-0.939691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-1.043705" calcext:value-type="float">
            <text:p>-1.043705</text:p>
          </table:table-cell>
          <table:table-cell office:value-type="float" office:value="-0.013281" calcext:value-type="float">
            <text:p>-0.013281</text:p>
          </table:table-cell>
          <table:table-cell office:value-type="float" office:value="0.099622" calcext:value-type="float">
            <text:p>0.09962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17801" calcext:value-type="float">
            <text:p>3.317801</text:p>
          </table:table-cell>
          <table:table-cell office:value-type="float" office:value="1.997975" calcext:value-type="float">
            <text:p>1.997975</text:p>
          </table:table-cell>
          <table:table-cell office:value-type="float" office:value="0.340769" calcext:value-type="float">
            <text:p>0.340769</text:p>
          </table:table-cell>
          <table:table-cell office:value-type="float" office:value="-0.240878" calcext:value-type="float">
            <text:p>-0.240878</text:p>
          </table:table-cell>
          <table:table-cell office:value-type="float" office:value="-0.827348" calcext:value-type="float">
            <text:p>-0.827348</text:p>
          </table:table-cell>
          <table:table-cell office:value-type="float" office:value="-0.010722" calcext:value-type="float">
            <text:p>-0.010722</text:p>
          </table:table-cell>
          <table:table-cell office:value-type="float" office:value="-1.078948" calcext:value-type="float">
            <text:p>-1.078948</text:p>
          </table:table-cell>
          <table:table-cell office:value-type="float" office:value="-0.024165" calcext:value-type="float">
            <text:p>-0.024165</text:p>
          </table:table-cell>
          <table:table-cell office:value-type="float" office:value="0.100321" calcext:value-type="float">
            <text:p>0.100321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065" calcext:value-type="float">
            <text:p>3.77065</text:p>
          </table:table-cell>
          <table:table-cell office:value-type="float" office:value="1.487049" calcext:value-type="float">
            <text:p>1.487049</text:p>
          </table:table-cell>
          <table:table-cell office:value-type="float" office:value="0.266651" calcext:value-type="float">
            <text:p>0.266651</text:p>
          </table:table-cell>
          <table:table-cell office:value-type="float" office:value="-0.693727" calcext:value-type="float">
            <text:p>-0.693727</text:p>
          </table:table-cell>
          <table:table-cell office:value-type="float" office:value="-0.850913" calcext:value-type="float">
            <text:p>-0.850913</text:p>
          </table:table-cell>
          <table:table-cell office:value-type="float" office:value="-0.045234" calcext:value-type="float">
            <text:p>-0.045234</text:p>
          </table:table-cell>
          <table:table-cell office:value-type="float" office:value="-1.589874" calcext:value-type="float">
            <text:p>-1.589874</text:p>
          </table:table-cell>
          <table:table-cell office:value-type="float" office:value="-0.069451" calcext:value-type="float">
            <text:p>-0.069451</text:p>
          </table:table-cell>
          <table:table-cell office:value-type="float" office:value="0.100113" calcext:value-type="float">
            <text:p>0.10011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97713" calcext:value-type="float">
            <text:p>3.897713</text:p>
          </table:table-cell>
          <table:table-cell office:value-type="float" office:value="1.321383" calcext:value-type="float">
            <text:p>1.321383</text:p>
          </table:table-cell>
          <table:table-cell office:value-type="float" office:value="0.242619" calcext:value-type="float">
            <text:p>0.242619</text:p>
          </table:table-cell>
          <table:table-cell office:value-type="float" office:value="-0.82079" calcext:value-type="float">
            <text:p>-0.82079</text:p>
          </table:table-cell>
          <table:table-cell office:value-type="float" office:value="-0.922045" calcext:value-type="float">
            <text:p>-0.922045</text:p>
          </table:table-cell>
          <table:table-cell office:value-type="float" office:value="-0.012705" calcext:value-type="float">
            <text:p>-0.012705</text:p>
          </table:table-cell>
          <table:table-cell office:value-type="float" office:value="-1.75554" calcext:value-type="float">
            <text:p>-1.75554</text:p>
          </table:table-cell>
          <table:table-cell office:value-type="float" office:value="-0.082087" calcext:value-type="float">
            <text:p>-0.082087</text:p>
          </table:table-cell>
          <table:table-cell office:value-type="float" office:value="0.10001" calcext:value-type="float">
            <text:p>0.10001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39044" calcext:value-type="float">
            <text:p>3.539044</text:p>
          </table:table-cell>
          <table:table-cell office:value-type="float" office:value="1.728125" calcext:value-type="float">
            <text:p>1.728125</text:p>
          </table:table-cell>
          <table:table-cell office:value-type="float" office:value="0.301623" calcext:value-type="float">
            <text:p>0.301623</text:p>
          </table:table-cell>
          <table:table-cell office:value-type="float" office:value="-0.462121" calcext:value-type="float">
            <text:p>-0.462121</text:p>
          </table:table-cell>
          <table:table-cell office:value-type="float" office:value="-0.921909" calcext:value-type="float">
            <text:p>-0.921909</text:p>
          </table:table-cell>
          <table:table-cell office:value-type="float" office:value="0.035232" calcext:value-type="float">
            <text:p>0.035232</text:p>
          </table:table-cell>
          <table:table-cell office:value-type="float" office:value="-1.348798" calcext:value-type="float">
            <text:p>-1.348798</text:p>
          </table:table-cell>
          <table:table-cell office:value-type="float" office:value="-0.047045" calcext:value-type="float">
            <text:p>-0.047045</text:p>
          </table:table-cell>
          <table:table-cell office:value-type="float" office:value="0.101802" calcext:value-type="float">
            <text:p>0.101802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69134" calcext:value-type="float">
            <text:p>3.369134</text:p>
          </table:table-cell>
          <table:table-cell office:value-type="float" office:value="1.934669" calcext:value-type="float">
            <text:p>1.934669</text:p>
          </table:table-cell>
          <table:table-cell office:value-type="float" office:value="0.331586" calcext:value-type="float">
            <text:p>0.331586</text:p>
          </table:table-cell>
          <table:table-cell office:value-type="float" office:value="-0.292211" calcext:value-type="float">
            <text:p>-0.292211</text:p>
          </table:table-cell>
          <table:table-cell office:value-type="float" office:value="-0.867358" calcext:value-type="float">
            <text:p>-0.867358</text:p>
          </table:table-cell>
          <table:table-cell office:value-type="float" office:value="0.017315" calcext:value-type="float">
            <text:p>0.017315</text:p>
          </table:table-cell>
          <table:table-cell office:value-type="float" office:value="-1.142254" calcext:value-type="float">
            <text:p>-1.142254</text:p>
          </table:table-cell>
          <table:table-cell office:value-type="float" office:value="-0.028674" calcext:value-type="float">
            <text:p>-0.028674</text:p>
          </table:table-cell>
          <table:table-cell office:value-type="float" office:value="0.098128" calcext:value-type="float">
            <text:p>0.098128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74698" calcext:value-type="float">
            <text:p>3.574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4698" calcext:value-type="float">
            <text:p>-3.574698</text:p>
          </table:table-cell>
          <table:table-cell office:value-type="float" office:value="-1.289248" calcext:value-type="float">
            <text:p>-1.289248</text:p>
          </table:table-cell>
          <table:table-cell office:value-type="float" office:value="-0.329336" calcext:value-type="float">
            <text:p>-0.329336</text:p>
          </table:table-cell>
          <table:table-cell office:value-type="float" office:value="-5.193281" calcext:value-type="float">
            <text:p>-5.193281</text:p>
          </table:table-cell>
          <table:table-cell office:value-type="float" office:value="-0.35629" calcext:value-type="float">
            <text:p>-0.35629</text:p>
          </table:table-cell>
          <table:table-cell office:value-type="float" office:value="0.09967" calcext:value-type="float">
            <text:p>0.0996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18862" calcext:value-type="float">
            <text:p>3.71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8862" calcext:value-type="float">
            <text:p>-3.718862</text:p>
          </table:table-cell>
          <table:table-cell office:value-type="float" office:value="-1.71109" calcext:value-type="float">
            <text:p>-1.7110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5.44423" calcext:value-type="float">
            <text:p>-5.44423</text:p>
          </table:table-cell>
          <table:table-cell office:value-type="float" office:value="-0.375483" calcext:value-type="float">
            <text:p>-0.375483</text:p>
          </table:table-cell>
          <table:table-cell office:value-type="float" office:value="0.100967" calcext:value-type="float">
            <text:p>0.100967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88158" calcext:value-type="float">
            <text:p>2.58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88158" calcext:value-type="float">
            <text:p>-2.588158</text:p>
          </table:table-cell>
          <table:table-cell office:value-type="float" office:value="-1.947301" calcext:value-type="float">
            <text:p>-1.947301</text:p>
          </table:table-cell>
          <table:table-cell office:value-type="float" office:value="0.112883" calcext:value-type="float">
            <text:p>0.112883</text:p>
          </table:table-cell>
          <table:table-cell office:value-type="float" office:value="-4.422575" calcext:value-type="float">
            <text:p>-4.422575</text:p>
          </table:table-cell>
          <table:table-cell office:value-type="float" office:value="-0.259245" calcext:value-type="float">
            <text:p>-0.259245</text:p>
          </table:table-cell>
          <table:table-cell office:value-type="float" office:value="0.100166" calcext:value-type="float">
            <text:p>0.100166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8327" calcext:value-type="float">
            <text:p>1.578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78327" calcext:value-type="float">
            <text:p>-1.578327</text:p>
          </table:table-cell>
          <table:table-cell office:value-type="float" office:value="-2.121264" calcext:value-type="float">
            <text:p>-2.121264</text:p>
          </table:table-cell>
          <table:table-cell office:value-type="float" office:value="0.100587" calcext:value-type="float">
            <text:p>0.100587</text:p>
          </table:table-cell>
          <table:table-cell office:value-type="float" office:value="-3.599004" calcext:value-type="float">
            <text:p>-3.599004</text:p>
          </table:table-cell>
          <table:table-cell office:value-type="float" office:value="-0.158455" calcext:value-type="float">
            <text:p>-0.158455</text:p>
          </table:table-cell>
          <table:table-cell office:value-type="float" office:value="0.100394" calcext:value-type="float">
            <text:p>0.100394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035" calcext:value-type="float">
            <text:p>0.845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035" calcext:value-type="float">
            <text:p>-0.845035</text:p>
          </table:table-cell>
          <table:table-cell office:value-type="float" office:value="-2.230133" calcext:value-type="float">
            <text:p>-2.230133</text:p>
          </table:table-cell>
          <table:table-cell office:value-type="float" office:value="0.07217" calcext:value-type="float">
            <text:p>0.07217</text:p>
          </table:table-cell>
          <table:table-cell office:value-type="float" office:value="-3.002998" calcext:value-type="float">
            <text:p>-3.002998</text:p>
          </table:table-cell>
          <table:table-cell office:value-type="float" office:value="-0.085861" calcext:value-type="float">
            <text:p>-0.085861</text:p>
          </table:table-cell>
          <table:table-cell office:value-type="float" office:value="0.101606" calcext:value-type="float">
            <text:p>0.101606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592" calcext:value-type="float">
            <text:p>0.1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592" calcext:value-type="float">
            <text:p>-0.111592</text:p>
          </table:table-cell>
          <table:table-cell office:value-type="float" office:value="-2.210351" calcext:value-type="float">
            <text:p>-2.210351</text:p>
          </table:table-cell>
          <table:table-cell office:value-type="float" office:value="0.074561" calcext:value-type="float">
            <text:p>0.074561</text:p>
          </table:table-cell>
          <table:table-cell office:value-type="float" office:value="-2.247382" calcext:value-type="float">
            <text:p>-2.247382</text:p>
          </table:table-cell>
          <table:table-cell office:value-type="float" office:value="-0.010977" calcext:value-type="float">
            <text:p>-0.010977</text:p>
          </table:table-cell>
          <table:table-cell office:value-type="float" office:value="0.098368" calcext:value-type="float">
            <text:p>0.098368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2.106175" calcext:value-type="float">
            <text:p>-2.106175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-2.095008" calcext:value-type="float">
            <text:p>-2.095008</text:p>
          </table:table-cell>
          <table:table-cell office:value-type="float" office:value="0" calcext:value-type="float">
            <text:p>0</text:p>
          </table:table-cell>
          <table:table-cell office:value-type="float" office:value="0.099936" calcext:value-type="float">
            <text:p>0.099936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983044" calcext:value-type="float">
            <text:p>-1.983044</text:p>
          </table:table-cell>
          <table:table-cell office:value-type="float" office:value="0" calcext:value-type="float">
            <text:p>0</text:p>
          </table:table-cell>
          <table:table-cell office:value-type="float" office:value="-1.983044" calcext:value-type="float">
            <text:p>-1.983044</text:p>
          </table:table-cell>
          <table:table-cell office:value-type="float" office:value="0" calcext:value-type="float">
            <text:p>0</text:p>
          </table:table-cell>
          <table:table-cell office:value-type="float" office:value="0.100491" calcext:value-type="float">
            <text:p>0.100491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912476" calcext:value-type="float">
            <text:p>-1.912476</text:p>
          </table:table-cell>
          <table:table-cell office:value-type="float" office:value="0" calcext:value-type="float">
            <text:p>0</text:p>
          </table:table-cell>
          <table:table-cell office:value-type="float" office:value="-1.912476" calcext:value-type="float">
            <text:p>-1.912476</text:p>
          </table:table-cell>
          <table:table-cell office:value-type="float" office:value="0" calcext:value-type="float">
            <text:p>0</text:p>
          </table:table-cell>
          <table:table-cell office:value-type="float" office:value="0.099282" calcext:value-type="float">
            <text:p>0.099282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69465" calcext:value-type="float">
            <text:p>-1.869465</text:p>
          </table:table-cell>
          <table:table-cell office:value-type="float" office:value="0" calcext:value-type="float">
            <text:p>0</text:p>
          </table:table-cell>
          <table:table-cell office:value-type="float" office:value="-1.869465" calcext:value-type="float">
            <text:p>-1.869465</text:p>
          </table:table-cell>
          <table:table-cell office:value-type="float" office:value="0" calcext:value-type="float">
            <text:p>0</text:p>
          </table:table-cell>
          <table:table-cell office:value-type="float" office:value="0.100141" calcext:value-type="float">
            <text:p>0.100141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33503" calcext:value-type="float">
            <text:p>-1.33503</text:p>
          </table:table-cell>
          <table:table-cell office:value-type="float" office:value="0" calcext:value-type="float">
            <text:p>0</text:p>
          </table:table-cell>
          <table:table-cell office:value-type="float" office:value="-1.33503" calcext:value-type="float">
            <text:p>-1.33503</text:p>
          </table:table-cell>
          <table:table-cell office:value-type="float" office:value="0" calcext:value-type="float">
            <text:p>0</text:p>
          </table:table-cell>
          <table:table-cell office:value-type="float" office:value="0.09998" calcext:value-type="float">
            <text:p>0.09998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771806" calcext:value-type="float">
            <text:p>-0.771806</text:p>
          </table:table-cell>
          <table:table-cell office:value-type="float" office:value="0" calcext:value-type="float">
            <text:p>0</text:p>
          </table:table-cell>
          <table:table-cell office:value-type="float" office:value="-0.771806" calcext:value-type="float">
            <text:p>-0.771806</text:p>
          </table:table-cell>
          <table:table-cell office:value-type="float" office:value="0" calcext:value-type="float">
            <text:p>0</text:p>
          </table:table-cell>
          <table:table-cell office:value-type="float" office:value="0.100438" calcext:value-type="float">
            <text:p>0.100438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382939" calcext:value-type="float">
            <text:p>-0.382939</text:p>
          </table:table-cell>
          <table:table-cell office:value-type="float" office:value="0" calcext:value-type="float">
            <text:p>0</text:p>
          </table:table-cell>
          <table:table-cell office:value-type="float" office:value="-0.382939" calcext:value-type="float">
            <text:p>-0.382939</text:p>
          </table:table-cell>
          <table:table-cell office:value-type="float" office:value="0" calcext:value-type="float">
            <text:p>0</text:p>
          </table:table-cell>
          <table:table-cell office:value-type="float" office:value="0.099775" calcext:value-type="float">
            <text:p>0.099775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45257" calcext:value-type="float">
            <text:p>-0.145257</text:p>
          </table:table-cell>
          <table:table-cell office:value-type="float" office:value="0" calcext:value-type="float">
            <text:p>0</text:p>
          </table:table-cell>
          <table:table-cell office:value-type="float" office:value="-0.145257" calcext:value-type="float">
            <text:p>-0.145257</text:p>
          </table:table-cell>
          <table:table-cell office:value-type="float" office:value="0" calcext:value-type="float">
            <text:p>0</text:p>
          </table:table-cell>
          <table:table-cell office:value-type="float" office:value="0.100517" calcext:value-type="float">
            <text:p>0.100517</text:p>
          </table:table-cell>
          <table:table-cell/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016466" calcext:value-type="float">
            <text:p>-0.016466</text:p>
          </table:table-cell>
          <table:table-cell office:value-type="float" office:value="0" calcext:value-type="float">
            <text:p>0</text:p>
          </table:table-cell>
          <table:table-cell office:value-type="float" office:value="-0.016466" calcext:value-type="float">
            <text:p>-0.016466</text:p>
          </table:table-cell>
          <table:table-cell office:value-type="float" office:value="0" calcext:value-type="float">
            <text:p>0</text:p>
          </table:table-cell>
          <table:table-cell office:value-type="float" office:value="0.099259" calcext:value-type="float">
            <text:p>0.099259</text:p>
          </table:table-cell>
          <table:table-cell/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176" calcext:value-type="float">
            <text:p>0.100176</text:p>
          </table:table-cell>
          <table:table-cell/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243" calcext:value-type="float">
            <text:p>0.100243</text:p>
          </table:table-cell>
          <table:table-cell/>
        </table:table-row>
      </table:table>
      <table:table table:name="righ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back_wheel_stats.A2:right_back_wheel_stats.A155 right_back_wheel_stats.D1:right_back_wheel_stats.D1 right_back_wheel_stats.D2:right_back_wheel_stats.D155 right_back_wheel_stats.E1:right_back_wheel_stats.E1 right_back_wheel_stats.E2:right_back_wheel_stats.E155 right_back_wheel_stats.F1:right_back_wheel_stats.F1 right_back_wheel_stats.F2:right_back_wheel_stats.F1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back_wheel_stats.A2:right_back_wheel_stats.A155 right_back_wheel_stats.G1:right_back_wheel_stats.G1 right_back_wheel_stats.G2:right_back_wheel_stats.G1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" calcext:value-type="float">
            <text:p>0.09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7" calcext:value-type="float">
            <text:p>0.1000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3.946104" calcext:value-type="float">
            <text:p>-3.946104</text:p>
          </table:table-cell>
          <table:table-cell office:value-type="float" office:value="-0.623377" calcext:value-type="float">
            <text:p>-0.62337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62927" calcext:value-type="float">
            <text:p>-0.262927</text:p>
          </table:table-cell>
          <table:table-cell office:value-type="float" office:value="-0.175485" calcext:value-type="float">
            <text:p>-0.175485</text:p>
          </table:table-cell>
          <table:table-cell office:value-type="float" office:value="-2.192258" calcext:value-type="float">
            <text:p>-2.192258</text:p>
          </table:table-cell>
          <table:table-cell office:value-type="float" office:value="-0.175285" calcext:value-type="float">
            <text:p>-0.175285</text:p>
          </table:table-cell>
          <table:table-cell office:value-type="float" office:value="0.099943" calcext:value-type="float">
            <text:p>0.0999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064" calcext:value-type="float">
            <text:p>-1.18064</text:p>
          </table:table-cell>
          <table:table-cell office:value-type="float" office:value="-2.55769" calcext:value-type="float">
            <text:p>-2.55769</text:p>
          </table:table-cell>
          <table:table-cell office:value-type="float" office:value="-0.421965" calcext:value-type="float">
            <text:p>-0.421965</text:p>
          </table:table-cell>
          <table:table-cell office:value-type="float" office:value="-0.573207" calcext:value-type="float">
            <text:p>-0.573207</text:p>
          </table:table-cell>
          <table:table-cell office:value-type="float" office:value="-0.348821" calcext:value-type="float">
            <text:p>-0.348821</text:p>
          </table:table-cell>
          <table:table-cell office:value-type="float" office:value="0.118183" calcext:value-type="float">
            <text:p>0.118183</text:p>
          </table:table-cell>
          <table:table-cell office:value-type="float" office:value="-0.803844" calcext:value-type="float">
            <text:p>-0.803844</text:p>
          </table:table-cell>
          <table:table-cell office:value-type="float" office:value="-0.057263" calcext:value-type="float">
            <text:p>-0.057263</text:p>
          </table:table-cell>
          <table:table-cell office:value-type="float" office:value="0.099899" calcext:value-type="float">
            <text:p>0.09989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55929" calcext:value-type="float">
            <text:p>-2.655929</text:p>
          </table:table-cell>
          <table:table-cell office:value-type="float" office:value="-0.917781" calcext:value-type="float">
            <text:p>-0.917781</text:p>
          </table:table-cell>
          <table:table-cell office:value-type="float" office:value="-0.18407" calcext:value-type="float">
            <text:p>-0.18407</text:p>
          </table:table-cell>
          <table:table-cell office:value-type="float" office:value="0.902083" calcext:value-type="float">
            <text:p>0.902083</text:p>
          </table:table-cell>
          <table:table-cell office:value-type="float" office:value="-0.213077" calcext:value-type="float">
            <text:p>-0.21307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836066" calcext:value-type="float">
            <text:p>0.836066</text:p>
          </table:table-cell>
          <table:table-cell office:value-type="float" office:value="0.090496" calcext:value-type="float">
            <text:p>0.090496</text:p>
          </table:table-cell>
          <table:table-cell office:value-type="float" office:value="0.100319" calcext:value-type="float">
            <text:p>0.1003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5554" calcext:value-type="float">
            <text:p>-1.015554</text:p>
          </table:table-cell>
          <table:table-cell office:value-type="float" office:value="-2.979988" calcext:value-type="float">
            <text:p>-2.979988</text:p>
          </table:table-cell>
          <table:table-cell office:value-type="float" office:value="-0.483226" calcext:value-type="float">
            <text:p>-0.483226</text:p>
          </table:table-cell>
          <table:table-cell office:value-type="float" office:value="-0.738292" calcext:value-type="float">
            <text:p>-0.738292</text:p>
          </table:table-cell>
          <table:table-cell office:value-type="float" office:value="-0.323839" calcext:value-type="float">
            <text:p>-0.323839</text:p>
          </table:table-cell>
          <table:table-cell office:value-type="float" office:value="-0.164011" calcext:value-type="float">
            <text:p>-0.164011</text:p>
          </table:table-cell>
          <table:table-cell office:value-type="float" office:value="-1.226141" calcext:value-type="float">
            <text:p>-1.226141</text:p>
          </table:table-cell>
          <table:table-cell office:value-type="float" office:value="-0.073841" calcext:value-type="float">
            <text:p>-0.073841</text:p>
          </table:table-cell>
          <table:table-cell office:value-type="float" office:value="0.100016" calcext:value-type="float">
            <text:p>0.1000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369" calcext:value-type="float">
            <text:p>-0.281369</text:p>
          </table:table-cell>
          <table:table-cell office:value-type="float" office:value="-3.844368" calcext:value-type="float">
            <text:p>-3.844368</text:p>
          </table:table-cell>
          <table:table-cell office:value-type="float" office:value="-0.608618" calcext:value-type="float">
            <text:p>-0.608618</text:p>
          </table:table-cell>
          <table:table-cell office:value-type="float" office:value="-1.472477" calcext:value-type="float">
            <text:p>-1.472477</text:p>
          </table:table-cell>
          <table:table-cell office:value-type="float" office:value="-0.544584" calcext:value-type="float">
            <text:p>-0.544584</text:p>
          </table:table-cell>
          <table:table-cell office:value-type="float" office:value="-0.07346" calcext:value-type="float">
            <text:p>-0.07346</text:p>
          </table:table-cell>
          <table:table-cell office:value-type="float" office:value="-2.090522" calcext:value-type="float">
            <text:p>-2.090522</text:p>
          </table:table-cell>
          <table:table-cell office:value-type="float" office:value="-0.147164" calcext:value-type="float">
            <text:p>-0.147164</text:p>
          </table:table-cell>
          <table:table-cell office:value-type="float" office:value="0.099943" calcext:value-type="float">
            <text:p>0.0999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5622" calcext:value-type="float">
            <text:p>-0.675622</text:p>
          </table:table-cell>
          <table:table-cell office:value-type="float" office:value="-3.49882" calcext:value-type="float">
            <text:p>-3.49882</text:p>
          </table:table-cell>
          <table:table-cell office:value-type="float" office:value="-0.558491" calcext:value-type="float">
            <text:p>-0.558491</text:p>
          </table:table-cell>
          <table:table-cell office:value-type="float" office:value="-1.078224" calcext:value-type="float">
            <text:p>-1.078224</text:p>
          </table:table-cell>
          <table:table-cell office:value-type="float" office:value="-0.706203" calcext:value-type="float">
            <text:p>-0.706203</text:p>
          </table:table-cell>
          <table:table-cell office:value-type="float" office:value="0.039453" calcext:value-type="float">
            <text:p>0.039453</text:p>
          </table:table-cell>
          <table:table-cell office:value-type="float" office:value="-1.744974" calcext:value-type="float">
            <text:p>-1.744974</text:p>
          </table:table-cell>
          <table:table-cell office:value-type="float" office:value="-0.107746" calcext:value-type="float">
            <text:p>-0.107746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3233" calcext:value-type="float">
            <text:p>-1.353233</text:p>
          </table:table-cell>
          <table:table-cell office:value-type="float" office:value="-2.853267" calcext:value-type="float">
            <text:p>-2.853267</text:p>
          </table:table-cell>
          <table:table-cell office:value-type="float" office:value="-0.464843" calcext:value-type="float">
            <text:p>-0.464843</text:p>
          </table:table-cell>
          <table:table-cell office:value-type="float" office:value="-0.400613" calcext:value-type="float">
            <text:p>-0.400613</text:p>
          </table:table-cell>
          <table:table-cell office:value-type="float" office:value="-0.766424" calcext:value-type="float">
            <text:p>-0.766424</text:p>
          </table:table-cell>
          <table:table-cell office:value-type="float" office:value="0.067616" calcext:value-type="float">
            <text:p>0.067616</text:p>
          </table:table-cell>
          <table:table-cell office:value-type="float" office:value="-1.099421" calcext:value-type="float">
            <text:p>-1.099421</text:p>
          </table:table-cell>
          <table:table-cell office:value-type="float" office:value="-0.040147" calcext:value-type="float">
            <text:p>-0.040147</text:p>
          </table:table-cell>
          <table:table-cell office:value-type="float" office:value="0.100214" calcext:value-type="float">
            <text:p>0.1002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759" calcext:value-type="float">
            <text:p>-1.57759</text:p>
          </table:table-cell>
          <table:table-cell office:value-type="float" office:value="-2.700447" calcext:value-type="float">
            <text:p>-2.700447</text:p>
          </table:table-cell>
          <table:table-cell office:value-type="float" office:value="-0.442674" calcext:value-type="float">
            <text:p>-0.442674</text:p>
          </table:table-cell>
          <table:table-cell office:value-type="float" office:value="-0.176256" calcext:value-type="float">
            <text:p>-0.176256</text:p>
          </table:table-cell>
          <table:table-cell office:value-type="float" office:value="-0.792818" calcext:value-type="float">
            <text:p>-0.792818</text:p>
          </table:table-cell>
          <table:table-cell office:value-type="float" office:value="0.022473" calcext:value-type="float">
            <text:p>0.022473</text:p>
          </table:table-cell>
          <table:table-cell office:value-type="float" office:value="-0.946601" calcext:value-type="float">
            <text:p>-0.946601</text:p>
          </table:table-cell>
          <table:table-cell office:value-type="float" office:value="-0.017596" calcext:value-type="float">
            <text:p>-0.017596</text:p>
          </table:table-cell>
          <table:table-cell office:value-type="float" office:value="0.099832" calcext:value-type="float">
            <text:p>0.0998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2691" calcext:value-type="float">
            <text:p>-1.632691</text:p>
          </table:table-cell>
          <table:table-cell office:value-type="float" office:value="-2.680502" calcext:value-type="float">
            <text:p>-2.680502</text:p>
          </table:table-cell>
          <table:table-cell office:value-type="float" office:value="-0.439781" calcext:value-type="float">
            <text:p>-0.439781</text:p>
          </table:table-cell>
          <table:table-cell office:value-type="float" office:value="-0.121155" calcext:value-type="float">
            <text:p>-0.121155</text:p>
          </table:table-cell>
          <table:table-cell office:value-type="float" office:value="-0.811006" calcext:value-type="float">
            <text:p>-0.811006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-0.926655" calcext:value-type="float">
            <text:p>-0.926655</text:p>
          </table:table-cell>
          <table:table-cell office:value-type="float" office:value="-0.012125" calcext:value-type="float">
            <text:p>-0.012125</text:p>
          </table:table-cell>
          <table:table-cell office:value-type="float" office:value="0.10008" calcext:value-type="float">
            <text:p>0.1000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6357" calcext:value-type="float">
            <text:p>-1.576357</text:p>
          </table:table-cell>
          <table:table-cell office:value-type="float" office:value="-2.774567" calcext:value-type="float">
            <text:p>-2.774567</text:p>
          </table:table-cell>
          <table:table-cell office:value-type="float" office:value="-0.453427" calcext:value-type="float">
            <text:p>-0.453427</text:p>
          </table:table-cell>
          <table:table-cell office:value-type="float" office:value="-0.177489" calcext:value-type="float">
            <text:p>-0.177489</text:p>
          </table:table-cell>
          <table:table-cell office:value-type="float" office:value="-0.837591" calcext:value-type="float">
            <text:p>-0.837591</text:p>
          </table:table-cell>
          <table:table-cell office:value-type="float" office:value="-0.005641" calcext:value-type="float">
            <text:p>-0.005641</text:p>
          </table:table-cell>
          <table:table-cell office:value-type="float" office:value="-1.020721" calcext:value-type="float">
            <text:p>-1.020721</text:p>
          </table:table-cell>
          <table:table-cell office:value-type="float" office:value="-0.017723" calcext:value-type="float">
            <text:p>-0.017723</text:p>
          </table:table-cell>
          <table:table-cell office:value-type="float" office:value="0.099856" calcext:value-type="float">
            <text:p>0.09985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19241" calcext:value-type="float">
            <text:p>-1.519241</text:p>
          </table:table-cell>
          <table:table-cell office:value-type="float" office:value="-2.604006" calcext:value-type="float">
            <text:p>-2.604006</text:p>
          </table:table-cell>
          <table:table-cell office:value-type="float" office:value="-0.428684" calcext:value-type="float">
            <text:p>-0.428684</text:p>
          </table:table-cell>
          <table:table-cell office:value-type="float" office:value="-0.234605" calcext:value-type="float">
            <text:p>-0.234605</text:p>
          </table:table-cell>
          <table:table-cell office:value-type="float" office:value="-0.60984" calcext:value-type="float">
            <text:p>-0.60984</text:p>
          </table:table-cell>
          <table:table-cell office:value-type="float" office:value="-0.005714" calcext:value-type="float">
            <text:p>-0.005714</text:p>
          </table:table-cell>
          <table:table-cell office:value-type="float" office:value="-0.85016" calcext:value-type="float">
            <text:p>-0.85016</text:p>
          </table:table-cell>
          <table:table-cell office:value-type="float" office:value="-0.023451" calcext:value-type="float">
            <text:p>-0.023451</text:p>
          </table:table-cell>
          <table:table-cell office:value-type="float" office:value="0.09996" calcext:value-type="float">
            <text:p>0.099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53204" calcext:value-type="float">
            <text:p>-1.753204</text:p>
          </table:table-cell>
          <table:table-cell office:value-type="float" office:value="-2.255269" calcext:value-type="float">
            <text:p>-2.255269</text:p>
          </table:table-cell>
          <table:table-cell office:value-type="float" office:value="-0.378094" calcext:value-type="float">
            <text:p>-0.378094</text:p>
          </table:table-cell>
          <table:table-cell office:value-type="float" office:value="-0.000642" calcext:value-type="float">
            <text:p>-0.000642</text:p>
          </table:table-cell>
          <table:table-cell office:value-type="float" office:value="-0.524043" calcext:value-type="float">
            <text:p>-0.524043</text:p>
          </table:table-cell>
          <table:table-cell office:value-type="float" office:value="0.023263" calcext:value-type="float">
            <text:p>0.023263</text:p>
          </table:table-cell>
          <table:table-cell office:value-type="float" office:value="-0.501423" calcext:value-type="float">
            <text:p>-0.501423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0.100573" calcext:value-type="float">
            <text:p>0.1005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5139" calcext:value-type="float">
            <text:p>-1.465139</text:p>
          </table:table-cell>
          <table:table-cell office:value-type="float" office:value="-2.774427" calcext:value-type="float">
            <text:p>-2.774427</text:p>
          </table:table-cell>
          <table:table-cell office:value-type="float" office:value="-0.453406" calcext:value-type="float">
            <text:p>-0.453406</text:p>
          </table:table-cell>
          <table:table-cell office:value-type="float" office:value="-0.288707" calcext:value-type="float">
            <text:p>-0.288707</text:p>
          </table:table-cell>
          <table:table-cell office:value-type="float" office:value="-0.703016" calcext:value-type="float">
            <text:p>-0.703016</text:p>
          </table:table-cell>
          <table:table-cell office:value-type="float" office:value="-0.028858" calcext:value-type="float">
            <text:p>-0.028858</text:p>
          </table:table-cell>
          <table:table-cell office:value-type="float" office:value="-1.020581" calcext:value-type="float">
            <text:p>-1.020581</text:p>
          </table:table-cell>
          <table:table-cell office:value-type="float" office:value="-0.028819" calcext:value-type="float">
            <text:p>-0.028819</text:p>
          </table:table-cell>
          <table:table-cell office:value-type="float" office:value="0.099821" calcext:value-type="float">
            <text:p>0.0998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47085" calcext:value-type="float">
            <text:p>-1.347085</text:p>
          </table:table-cell>
          <table:table-cell office:value-type="float" office:value="-2.825649" calcext:value-type="float">
            <text:p>-2.825649</text:p>
          </table:table-cell>
          <table:table-cell office:value-type="float" office:value="-0.460837" calcext:value-type="float">
            <text:p>-0.460837</text:p>
          </table:table-cell>
          <table:table-cell office:value-type="float" office:value="-0.406761" calcext:value-type="float">
            <text:p>-0.406761</text:p>
          </table:table-cell>
          <table:table-cell office:value-type="float" office:value="-0.653229" calcext:value-type="float">
            <text:p>-0.653229</text:p>
          </table:table-cell>
          <table:table-cell office:value-type="float" office:value="-0.011813" calcext:value-type="float">
            <text:p>-0.011813</text:p>
          </table:table-cell>
          <table:table-cell office:value-type="float" office:value="-1.071803" calcext:value-type="float">
            <text:p>-1.071803</text:p>
          </table:table-cell>
          <table:table-cell office:value-type="float" office:value="-0.04065" calcext:value-type="float">
            <text:p>-0.04065</text:p>
          </table:table-cell>
          <table:table-cell office:value-type="float" office:value="0.099936" calcext:value-type="float">
            <text:p>0.09993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7811" calcext:value-type="float">
            <text:p>-1.297811</text:p>
          </table:table-cell>
          <table:table-cell office:value-type="float" office:value="-2.715586" calcext:value-type="float">
            <text:p>-2.715586</text:p>
          </table:table-cell>
          <table:table-cell office:value-type="float" office:value="-0.44487" calcext:value-type="float">
            <text:p>-0.44487</text:p>
          </table:table-cell>
          <table:table-cell office:value-type="float" office:value="-0.456035" calcext:value-type="float">
            <text:p>-0.456035</text:p>
          </table:table-cell>
          <table:table-cell office:value-type="float" office:value="-0.500769" calcext:value-type="float">
            <text:p>-0.500769</text:p>
          </table:table-cell>
          <table:table-cell office:value-type="float" office:value="-0.004936" calcext:value-type="float">
            <text:p>-0.004936</text:p>
          </table:table-cell>
          <table:table-cell office:value-type="float" office:value="-0.96174" calcext:value-type="float">
            <text:p>-0.96174</text:p>
          </table:table-cell>
          <table:table-cell office:value-type="float" office:value="-0.045523" calcext:value-type="float">
            <text:p>-0.045523</text:p>
          </table:table-cell>
          <table:table-cell office:value-type="float" office:value="0.099824" calcext:value-type="float">
            <text:p>0.09982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1455" calcext:value-type="float">
            <text:p>-1.241455</text:p>
          </table:table-cell>
          <table:table-cell office:value-type="float" office:value="-2.687882" calcext:value-type="float">
            <text:p>-2.687882</text:p>
          </table:table-cell>
          <table:table-cell office:value-type="float" office:value="-0.440851" calcext:value-type="float">
            <text:p>-0.440851</text:p>
          </table:table-cell>
          <table:table-cell office:value-type="float" office:value="-0.512391" calcext:value-type="float">
            <text:p>-0.512391</text:p>
          </table:table-cell>
          <table:table-cell office:value-type="float" office:value="-0.41601" calcext:value-type="float">
            <text:p>-0.41601</text:p>
          </table:table-cell>
          <table:table-cell office:value-type="float" office:value="-0.005635" calcext:value-type="float">
            <text:p>-0.005635</text:p>
          </table:table-cell>
          <table:table-cell office:value-type="float" office:value="-0.934036" calcext:value-type="float">
            <text:p>-0.934036</text:p>
          </table:table-cell>
          <table:table-cell office:value-type="float" office:value="-0.05124" calcext:value-type="float">
            <text:p>-0.05124</text:p>
          </table:table-cell>
          <table:table-cell office:value-type="float" office:value="0.100002" calcext:value-type="float">
            <text:p>0.10000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421" calcext:value-type="float">
            <text:p>-0.957421</text:p>
          </table:table-cell>
          <table:table-cell office:value-type="float" office:value="-3.054133" calcext:value-type="float">
            <text:p>-3.054133</text:p>
          </table:table-cell>
          <table:table-cell office:value-type="float" office:value="-0.493982" calcext:value-type="float">
            <text:p>-0.493982</text:p>
          </table:table-cell>
          <table:table-cell office:value-type="float" office:value="-0.796426" calcext:value-type="float">
            <text:p>-0.796426</text:p>
          </table:table-cell>
          <table:table-cell office:value-type="float" office:value="-0.475522" calcext:value-type="float">
            <text:p>-0.475522</text:p>
          </table:table-cell>
          <table:table-cell office:value-type="float" office:value="-0.02834" calcext:value-type="float">
            <text:p>-0.02834</text:p>
          </table:table-cell>
          <table:table-cell office:value-type="float" office:value="-1.300287" calcext:value-type="float">
            <text:p>-1.300287</text:p>
          </table:table-cell>
          <table:table-cell office:value-type="float" office:value="-0.079822" calcext:value-type="float">
            <text:p>-0.079822</text:p>
          </table:table-cell>
          <table:table-cell office:value-type="float" office:value="0.100225" calcext:value-type="float">
            <text:p>0.1002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334" calcext:value-type="float">
            <text:p>-0.901334</text:p>
          </table:table-cell>
          <table:table-cell office:value-type="float" office:value="-3.188807" calcext:value-type="float">
            <text:p>-3.188807</text:p>
          </table:table-cell>
          <table:table-cell office:value-type="float" office:value="-0.513519" calcext:value-type="float">
            <text:p>-0.513519</text:p>
          </table:table-cell>
          <table:table-cell office:value-type="float" office:value="-0.852512" calcext:value-type="float">
            <text:p>-0.852512</text:p>
          </table:table-cell>
          <table:table-cell office:value-type="float" office:value="-0.576832" calcext:value-type="float">
            <text:p>-0.576832</text:p>
          </table:table-cell>
          <table:table-cell office:value-type="float" office:value="-0.005616" calcext:value-type="float">
            <text:p>-0.005616</text:p>
          </table:table-cell>
          <table:table-cell office:value-type="float" office:value="-1.434961" calcext:value-type="float">
            <text:p>-1.434961</text:p>
          </table:table-cell>
          <table:table-cell office:value-type="float" office:value="-0.085136" calcext:value-type="float">
            <text:p>-0.085136</text:p>
          </table:table-cell>
          <table:table-cell office:value-type="float" office:value="0.099865" calcext:value-type="float">
            <text:p>0.09986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821" calcext:value-type="float">
            <text:p>-0.846821</text:p>
          </table:table-cell>
          <table:table-cell office:value-type="float" office:value="-3.360866" calcext:value-type="float">
            <text:p>-3.360866</text:p>
          </table:table-cell>
          <table:table-cell office:value-type="float" office:value="-0.538479" calcext:value-type="float">
            <text:p>-0.538479</text:p>
          </table:table-cell>
          <table:table-cell office:value-type="float" office:value="-0.907025" calcext:value-type="float">
            <text:p>-0.907025</text:p>
          </table:table-cell>
          <table:table-cell office:value-type="float" office:value="-0.694537" calcext:value-type="float">
            <text:p>-0.694537</text:p>
          </table:table-cell>
          <table:table-cell office:value-type="float" office:value="-0.005458" calcext:value-type="float">
            <text:p>-0.005458</text:p>
          </table:table-cell>
          <table:table-cell office:value-type="float" office:value="-1.60702" calcext:value-type="float">
            <text:p>-1.60702</text:p>
          </table:table-cell>
          <table:table-cell office:value-type="float" office:value="-0.090595" calcext:value-type="float">
            <text:p>-0.090595</text:p>
          </table:table-cell>
          <table:table-cell office:value-type="float" office:value="0.099882" calcext:value-type="float">
            <text:p>0.09988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606" calcext:value-type="float">
            <text:p>-1.29606</text:p>
          </table:table-cell>
          <table:table-cell office:value-type="float" office:value="-2.903483" calcext:value-type="float">
            <text:p>-2.903483</text:p>
          </table:table-cell>
          <table:table-cell office:value-type="float" office:value="-0.472128" calcext:value-type="float">
            <text:p>-0.472128</text:p>
          </table:table-cell>
          <table:table-cell office:value-type="float" office:value="-0.457787" calcext:value-type="float">
            <text:p>-0.457787</text:p>
          </table:table-cell>
          <table:table-cell office:value-type="float" office:value="-0.736714" calcext:value-type="float">
            <text:p>-0.736714</text:p>
          </table:table-cell>
          <table:table-cell office:value-type="float" office:value="0.044863" calcext:value-type="float">
            <text:p>0.044863</text:p>
          </table:table-cell>
          <table:table-cell office:value-type="float" office:value="-1.149637" calcext:value-type="float">
            <text:p>-1.149637</text:p>
          </table:table-cell>
          <table:table-cell office:value-type="float" office:value="-0.045841" calcext:value-type="float">
            <text:p>-0.045841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6407" calcext:value-type="float">
            <text:p>-1.406407</text:p>
          </table:table-cell>
          <table:table-cell office:value-type="float" office:value="-2.84395" calcext:value-type="float">
            <text:p>-2.84395</text:p>
          </table:table-cell>
          <table:table-cell office:value-type="float" office:value="-0.463492" calcext:value-type="float">
            <text:p>-0.463492</text:p>
          </table:table-cell>
          <table:table-cell office:value-type="float" office:value="-0.34744" calcext:value-type="float">
            <text:p>-0.34744</text:p>
          </table:table-cell>
          <table:table-cell office:value-type="float" office:value="-0.75369" calcext:value-type="float">
            <text:p>-0.75369</text:p>
          </table:table-cell>
          <table:table-cell office:value-type="float" office:value="0.011027" calcext:value-type="float">
            <text:p>0.011027</text:p>
          </table:table-cell>
          <table:table-cell office:value-type="float" office:value="-1.090103" calcext:value-type="float">
            <text:p>-1.090103</text:p>
          </table:table-cell>
          <table:table-cell office:value-type="float" office:value="-0.034769" calcext:value-type="float">
            <text:p>-0.034769</text:p>
          </table:table-cell>
          <table:table-cell office:value-type="float" office:value="0.100072" calcext:value-type="float">
            <text:p>0.10007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80751" calcext:value-type="float">
            <text:p>-1.580751</text:p>
          </table:table-cell>
          <table:table-cell office:value-type="float" office:value="-2.689135" calcext:value-type="float">
            <text:p>-2.689135</text:p>
          </table:table-cell>
          <table:table-cell office:value-type="float" office:value="-0.441033" calcext:value-type="float">
            <text:p>-0.441033</text:p>
          </table:table-cell>
          <table:table-cell office:value-type="float" office:value="-0.173095" calcext:value-type="float">
            <text:p>-0.173095</text:p>
          </table:table-cell>
          <table:table-cell office:value-type="float" office:value="-0.7796" calcext:value-type="float">
            <text:p>-0.7796</text:p>
          </table:table-cell>
          <table:table-cell office:value-type="float" office:value="0.017406" calcext:value-type="float">
            <text:p>0.017406</text:p>
          </table:table-cell>
          <table:table-cell office:value-type="float" office:value="-0.935289" calcext:value-type="float">
            <text:p>-0.935289</text:p>
          </table:table-cell>
          <table:table-cell office:value-type="float" office:value="-0.017338" calcext:value-type="float">
            <text:p>-0.017338</text:p>
          </table:table-cell>
          <table:table-cell office:value-type="float" office:value="0.100163" calcext:value-type="float">
            <text:p>0.10016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5538" calcext:value-type="float">
            <text:p>-1.295538</text:p>
          </table:table-cell>
          <table:table-cell office:value-type="float" office:value="-3.045744" calcext:value-type="float">
            <text:p>-3.045744</text:p>
          </table:table-cell>
          <table:table-cell office:value-type="float" office:value="-0.492765" calcext:value-type="float">
            <text:p>-0.492765</text:p>
          </table:table-cell>
          <table:table-cell office:value-type="float" office:value="-0.458309" calcext:value-type="float">
            <text:p>-0.458309</text:p>
          </table:table-cell>
          <table:table-cell office:value-type="float" office:value="-0.805032" calcext:value-type="float">
            <text:p>-0.805032</text:p>
          </table:table-cell>
          <table:table-cell office:value-type="float" office:value="-0.028557" calcext:value-type="float">
            <text:p>-0.028557</text:p>
          </table:table-cell>
          <table:table-cell office:value-type="float" office:value="-1.291898" calcext:value-type="float">
            <text:p>-1.291898</text:p>
          </table:table-cell>
          <table:table-cell office:value-type="float" office:value="-0.045774" calcext:value-type="float">
            <text:p>-0.045774</text:p>
          </table:table-cell>
          <table:table-cell office:value-type="float" office:value="0.099876" calcext:value-type="float">
            <text:p>0.099876</text:p>
            <draw:frame table:end-cell-address="right_back_wheel_stats.AB32" table:end-x="29.37pt" table:end-y="12.22pt" draw:z-index="2" draw:style-name="gr1" draw:text-style-name="P1" svg:width="927.55pt" svg:height="88.81pt" svg:x="47.31pt" svg:y="0.26pt">
              <draw:object draw:notify-on-update-of-ranges="right_back_wheel_stats.A2:right_back_wheel_stats.A155 right_back_wheel_stats.H1:right_back_wheel_stats.H1 right_back_wheel_stats.H2:right_back_wheel_stats.H155 right_back_wheel_stats.I1:right_back_wheel_stats.I1 right_back_wheel_stats.I2:right_back_wheel_stats.I15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0223" calcext:value-type="float">
            <text:p>-1.410223</text:p>
          </table:table-cell>
          <table:table-cell office:value-type="float" office:value="-2.881384" calcext:value-type="float">
            <text:p>-2.881384</text:p>
          </table:table-cell>
          <table:table-cell office:value-type="float" office:value="-0.468922" calcext:value-type="float">
            <text:p>-0.468922</text:p>
          </table:table-cell>
          <table:table-cell office:value-type="float" office:value="-0.343623" calcext:value-type="float">
            <text:p>-0.343623</text:p>
          </table:table-cell>
          <table:table-cell office:value-type="float" office:value="-0.795423" calcext:value-type="float">
            <text:p>-0.795423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-1.127538" calcext:value-type="float">
            <text:p>-1.127538</text:p>
          </table:table-cell>
          <table:table-cell office:value-type="float" office:value="-0.034244" calcext:value-type="float">
            <text:p>-0.034244</text:p>
          </table:table-cell>
          <table:table-cell office:value-type="float" office:value="0.099655" calcext:value-type="float">
            <text:p>0.0996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0561" calcext:value-type="float">
            <text:p>-1.290561</text:p>
          </table:table-cell>
          <table:table-cell office:value-type="float" office:value="-3.026037" calcext:value-type="float">
            <text:p>-3.026037</text:p>
          </table:table-cell>
          <table:table-cell office:value-type="float" office:value="-0.489906" calcext:value-type="float">
            <text:p>-0.489906</text:p>
          </table:table-cell>
          <table:table-cell office:value-type="float" office:value="-0.463285" calcext:value-type="float">
            <text:p>-0.463285</text:p>
          </table:table-cell>
          <table:table-cell office:value-type="float" office:value="-0.797003" calcext:value-type="float">
            <text:p>-0.797003</text:p>
          </table:table-cell>
          <table:table-cell office:value-type="float" office:value="-0.011902" calcext:value-type="float">
            <text:p>-0.011902</text:p>
          </table:table-cell>
          <table:table-cell office:value-type="float" office:value="-1.272191" calcext:value-type="float">
            <text:p>-1.272191</text:p>
          </table:table-cell>
          <table:table-cell office:value-type="float" office:value="-0.046577" calcext:value-type="float">
            <text:p>-0.046577</text:p>
          </table:table-cell>
          <table:table-cell office:value-type="float" office:value="0.100536" calcext:value-type="float">
            <text:p>0.1005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5687" calcext:value-type="float">
            <text:p>-1.355687</text:p>
          </table:table-cell>
          <table:table-cell office:value-type="float" office:value="-2.925001" calcext:value-type="float">
            <text:p>-2.925001</text:p>
          </table:table-cell>
          <table:table-cell office:value-type="float" office:value="-0.475249" calcext:value-type="float">
            <text:p>-0.475249</text:p>
          </table:table-cell>
          <table:table-cell office:value-type="float" office:value="-0.398159" calcext:value-type="float">
            <text:p>-0.398159</text:p>
          </table:table-cell>
          <table:table-cell office:value-type="float" office:value="-0.779544" calcext:value-type="float">
            <text:p>-0.779544</text:p>
          </table:table-cell>
          <table:table-cell office:value-type="float" office:value="0.006548" calcext:value-type="float">
            <text:p>0.006548</text:p>
          </table:table-cell>
          <table:table-cell office:value-type="float" office:value="-1.171155" calcext:value-type="float">
            <text:p>-1.171155</text:p>
          </table:table-cell>
          <table:table-cell office:value-type="float" office:value="-0.0396" calcext:value-type="float">
            <text:p>-0.0396</text:p>
          </table:table-cell>
          <table:table-cell office:value-type="float" office:value="0.099459" calcext:value-type="float">
            <text:p>0.09945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671" calcext:value-type="float">
            <text:p>-1.239671</text:p>
          </table:table-cell>
          <table:table-cell office:value-type="float" office:value="-3.016687" calcext:value-type="float">
            <text:p>-3.016687</text:p>
          </table:table-cell>
          <table:table-cell office:value-type="float" office:value="-0.48855" calcext:value-type="float">
            <text:p>-0.48855</text:p>
          </table:table-cell>
          <table:table-cell office:value-type="float" office:value="-0.514175" calcext:value-type="float">
            <text:p>-0.514175</text:p>
          </table:table-cell>
          <table:table-cell office:value-type="float" office:value="-0.737086" calcext:value-type="float">
            <text:p>-0.737086</text:p>
          </table:table-cell>
          <table:table-cell office:value-type="float" office:value="-0.011579" calcext:value-type="float">
            <text:p>-0.011579</text:p>
          </table:table-cell>
          <table:table-cell office:value-type="float" office:value="-1.262841" calcext:value-type="float">
            <text:p>-1.262841</text:p>
          </table:table-cell>
          <table:table-cell office:value-type="float" office:value="-0.051516" calcext:value-type="float">
            <text:p>-0.051516</text:p>
          </table:table-cell>
          <table:table-cell office:value-type="float" office:value="0.100192" calcext:value-type="float">
            <text:p>0.10019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2514" calcext:value-type="float">
            <text:p>-1.242514</text:p>
          </table:table-cell>
          <table:table-cell office:value-type="float" office:value="-2.950762" calcext:value-type="float">
            <text:p>-2.950762</text:p>
          </table:table-cell>
          <table:table-cell office:value-type="float" office:value="-0.478986" calcext:value-type="float">
            <text:p>-0.478986</text:p>
          </table:table-cell>
          <table:table-cell office:value-type="float" office:value="-0.511332" calcext:value-type="float">
            <text:p>-0.511332</text:p>
          </table:table-cell>
          <table:table-cell office:value-type="float" office:value="-0.685869" calcext:value-type="float">
            <text:p>-0.685869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-1.196915" calcext:value-type="float">
            <text:p>-1.196915</text:p>
          </table:table-cell>
          <table:table-cell office:value-type="float" office:value="-0.050992" calcext:value-type="float">
            <text:p>-0.050992</text:p>
          </table:table-cell>
          <table:table-cell office:value-type="float" office:value="0.099723" calcext:value-type="float">
            <text:p>0.09972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215" calcext:value-type="float">
            <text:p>-1.18215</text:p>
          </table:table-cell>
          <table:table-cell office:value-type="float" office:value="-2.967434" calcext:value-type="float">
            <text:p>-2.967434</text:p>
          </table:table-cell>
          <table:table-cell office:value-type="float" office:value="-0.481405" calcext:value-type="float">
            <text:p>-0.481405</text:p>
          </table:table-cell>
          <table:table-cell office:value-type="float" office:value="-0.571697" calcext:value-type="float">
            <text:p>-0.571697</text:p>
          </table:table-cell>
          <table:table-cell office:value-type="float" office:value="-0.635864" calcext:value-type="float">
            <text:p>-0.635864</text:p>
          </table:table-cell>
          <table:table-cell office:value-type="float" office:value="-0.006027" calcext:value-type="float">
            <text:p>-0.006027</text:p>
          </table:table-cell>
          <table:table-cell office:value-type="float" office:value="-1.213588" calcext:value-type="float">
            <text:p>-1.213588</text:p>
          </table:table-cell>
          <table:table-cell office:value-type="float" office:value="-0.057259" calcext:value-type="float">
            <text:p>-0.057259</text:p>
          </table:table-cell>
          <table:table-cell office:value-type="float" office:value="0.100156" calcext:value-type="float">
            <text:p>0.10015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596" calcext:value-type="float">
            <text:p>-0.901596</text:p>
          </table:table-cell>
          <table:table-cell office:value-type="float" office:value="-3.329222" calcext:value-type="float">
            <text:p>-3.329222</text:p>
          </table:table-cell>
          <table:table-cell office:value-type="float" office:value="-0.533888" calcext:value-type="float">
            <text:p>-0.533888</text:p>
          </table:table-cell>
          <table:table-cell office:value-type="float" office:value="-0.85225" calcext:value-type="float">
            <text:p>-0.85225</text:p>
          </table:table-cell>
          <table:table-cell office:value-type="float" office:value="-0.695106" calcext:value-type="float">
            <text:p>-0.695106</text:p>
          </table:table-cell>
          <table:table-cell office:value-type="float" office:value="-0.028019" calcext:value-type="float">
            <text:p>-0.028019</text:p>
          </table:table-cell>
          <table:table-cell office:value-type="float" office:value="-1.575376" calcext:value-type="float">
            <text:p>-1.575376</text:p>
          </table:table-cell>
          <table:table-cell office:value-type="float" office:value="-0.085336" calcext:value-type="float">
            <text:p>-0.085336</text:p>
          </table:table-cell>
          <table:table-cell office:value-type="float" office:value="0.10013" calcext:value-type="float">
            <text:p>0.1001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276" calcext:value-type="float">
            <text:p>-1.014276</text:p>
          </table:table-cell>
          <table:table-cell office:value-type="float" office:value="-3.235944" calcext:value-type="float">
            <text:p>-3.235944</text:p>
          </table:table-cell>
          <table:table-cell office:value-type="float" office:value="-0.520357" calcext:value-type="float">
            <text:p>-0.520357</text:p>
          </table:table-cell>
          <table:table-cell office:value-type="float" office:value="-0.73957" calcext:value-type="float">
            <text:p>-0.73957</text:p>
          </table:table-cell>
          <table:table-cell office:value-type="float" office:value="-0.753804" calcext:value-type="float">
            <text:p>-0.753804</text:p>
          </table:table-cell>
          <table:table-cell office:value-type="float" office:value="0.011277" calcext:value-type="float">
            <text:p>0.011277</text:p>
          </table:table-cell>
          <table:table-cell office:value-type="float" office:value="-1.482098" calcext:value-type="float">
            <text:p>-1.482098</text:p>
          </table:table-cell>
          <table:table-cell office:value-type="float" office:value="-0.073901" calcext:value-type="float">
            <text:p>-0.073901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486" calcext:value-type="float">
            <text:p>-1.183486</text:p>
          </table:table-cell>
          <table:table-cell office:value-type="float" office:value="-3.12081" calcext:value-type="float">
            <text:p>-3.12081</text:p>
          </table:table-cell>
          <table:table-cell office:value-type="float" office:value="-0.503655" calcext:value-type="float">
            <text:p>-0.503655</text:p>
          </table:table-cell>
          <table:table-cell office:value-type="float" office:value="-0.57036" calcext:value-type="float">
            <text:p>-0.57036</text:p>
          </table:table-cell>
          <table:table-cell office:value-type="float" office:value="-0.813496" calcext:value-type="float">
            <text:p>-0.813496</text:p>
          </table:table-cell>
          <table:table-cell office:value-type="float" office:value="0.016892" calcext:value-type="float">
            <text:p>0.016892</text:p>
          </table:table-cell>
          <table:table-cell office:value-type="float" office:value="-1.366964" calcext:value-type="float">
            <text:p>-1.366964</text:p>
          </table:table-cell>
          <table:table-cell office:value-type="float" office:value="-0.057132" calcext:value-type="float">
            <text:p>-0.057132</text:p>
          </table:table-cell>
          <table:table-cell office:value-type="float" office:value="0.100169" calcext:value-type="float">
            <text:p>0.10016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1057" calcext:value-type="float">
            <text:p>-1.351057</text:p>
          </table:table-cell>
          <table:table-cell office:value-type="float" office:value="-2.944901" calcext:value-type="float">
            <text:p>-2.944901</text:p>
          </table:table-cell>
          <table:table-cell office:value-type="float" office:value="-0.478136" calcext:value-type="float">
            <text:p>-0.478136</text:p>
          </table:table-cell>
          <table:table-cell office:value-type="float" office:value="-0.402789" calcext:value-type="float">
            <text:p>-0.402789</text:p>
          </table:table-cell>
          <table:table-cell office:value-type="float" office:value="-0.805073" calcext:value-type="float">
            <text:p>-0.805073</text:p>
          </table:table-cell>
          <table:table-cell office:value-type="float" office:value="0.016807" calcext:value-type="float">
            <text:p>0.016807</text:p>
          </table:table-cell>
          <table:table-cell office:value-type="float" office:value="-1.191054" calcext:value-type="float">
            <text:p>-1.191054</text:p>
          </table:table-cell>
          <table:table-cell office:value-type="float" office:value="-0.040158" calcext:value-type="float">
            <text:p>-0.040158</text:p>
          </table:table-cell>
          <table:table-cell office:value-type="float" office:value="0.099701" calcext:value-type="float">
            <text:p>0.09970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806" calcext:value-type="float">
            <text:p>-1.070806</text:p>
          </table:table-cell>
          <table:table-cell office:value-type="float" office:value="-3.321065" calcext:value-type="float">
            <text:p>-3.321065</text:p>
          </table:table-cell>
          <table:table-cell office:value-type="float" office:value="-0.532705" calcext:value-type="float">
            <text:p>-0.532705</text:p>
          </table:table-cell>
          <table:table-cell office:value-type="float" office:value="-0.68304" calcext:value-type="float">
            <text:p>-0.68304</text:p>
          </table:table-cell>
          <table:table-cell office:value-type="float" office:value="-0.85615" calcext:value-type="float">
            <text:p>-0.85615</text:p>
          </table:table-cell>
          <table:table-cell office:value-type="float" office:value="-0.028029" calcext:value-type="float">
            <text:p>-0.028029</text:p>
          </table:table-cell>
          <table:table-cell office:value-type="float" office:value="-1.567219" calcext:value-type="float">
            <text:p>-1.567219</text:p>
          </table:table-cell>
          <table:table-cell office:value-type="float" office:value="-0.068295" calcext:value-type="float">
            <text:p>-0.068295</text:p>
          </table:table-cell>
          <table:table-cell office:value-type="float" office:value="0.099987" calcext:value-type="float">
            <text:p>0.09998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337" calcext:value-type="float">
            <text:p>-1.128337</text:p>
          </table:table-cell>
          <table:table-cell office:value-type="float" office:value="-3.25421" calcext:value-type="float">
            <text:p>-3.25421</text:p>
          </table:table-cell>
          <table:table-cell office:value-type="float" office:value="-0.523006" calcext:value-type="float">
            <text:p>-0.523006</text:p>
          </table:table-cell>
          <table:table-cell office:value-type="float" office:value="-0.625509" calcext:value-type="float">
            <text:p>-0.625509</text:p>
          </table:table-cell>
          <table:table-cell office:value-type="float" office:value="-0.880579" calcext:value-type="float">
            <text:p>-0.880579</text:p>
          </table:table-cell>
          <table:table-cell office:value-type="float" office:value="0.005725" calcext:value-type="float">
            <text:p>0.005725</text:p>
          </table:table-cell>
          <table:table-cell office:value-type="float" office:value="-1.500363" calcext:value-type="float">
            <text:p>-1.500363</text:p>
          </table:table-cell>
          <table:table-cell office:value-type="float" office:value="-0.062863" calcext:value-type="float">
            <text:p>-0.062863</text:p>
          </table:table-cell>
          <table:table-cell office:value-type="float" office:value="0.100499" calcext:value-type="float">
            <text:p>0.10049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465" calcext:value-type="float">
            <text:p>-1.125465</text:p>
          </table:table-cell>
          <table:table-cell office:value-type="float" office:value="-3.297497" calcext:value-type="float">
            <text:p>-3.297497</text:p>
          </table:table-cell>
          <table:table-cell office:value-type="float" office:value="-0.529286" calcext:value-type="float">
            <text:p>-0.529286</text:p>
          </table:table-cell>
          <table:table-cell office:value-type="float" office:value="-0.628381" calcext:value-type="float">
            <text:p>-0.628381</text:p>
          </table:table-cell>
          <table:table-cell office:value-type="float" office:value="-0.914981" calcext:value-type="float">
            <text:p>-0.914981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-1.543651" calcext:value-type="float">
            <text:p>-1.543651</text:p>
          </table:table-cell>
          <table:table-cell office:value-type="float" office:value="-0.062535" calcext:value-type="float">
            <text:p>-0.062535</text:p>
          </table:table-cell>
          <table:table-cell office:value-type="float" office:value="0.099518" calcext:value-type="float">
            <text:p>0.09951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3843" calcext:value-type="float">
            <text:p>-1.353843</text:p>
          </table:table-cell>
          <table:table-cell office:value-type="float" office:value="-3.029202" calcext:value-type="float">
            <text:p>-3.029202</text:p>
          </table:table-cell>
          <table:table-cell office:value-type="float" office:value="-0.490365" calcext:value-type="float">
            <text:p>-0.490365</text:p>
          </table:table-cell>
          <table:table-cell office:value-type="float" office:value="-0.400003" calcext:value-type="float">
            <text:p>-0.400003</text:p>
          </table:table-cell>
          <table:table-cell office:value-type="float" office:value="-0.898058" calcext:value-type="float">
            <text:p>-0.898058</text:p>
          </table:table-cell>
          <table:table-cell office:value-type="float" office:value="0.022705" calcext:value-type="float">
            <text:p>0.022705</text:p>
          </table:table-cell>
          <table:table-cell office:value-type="float" office:value="-1.275356" calcext:value-type="float">
            <text:p>-1.275356</text:p>
          </table:table-cell>
          <table:table-cell office:value-type="float" office:value="-0.040234" calcext:value-type="float">
            <text:p>-0.040234</text:p>
          </table:table-cell>
          <table:table-cell office:value-type="float" office:value="0.100584" calcext:value-type="float">
            <text:p>0.10058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4228" calcext:value-type="float">
            <text:p>-1.464228</text:p>
          </table:table-cell>
          <table:table-cell office:value-type="float" office:value="-2.897242" calcext:value-type="float">
            <text:p>-2.897242</text:p>
          </table:table-cell>
          <table:table-cell office:value-type="float" office:value="-0.471222" calcext:value-type="float">
            <text:p>-0.471222</text:p>
          </table:table-cell>
          <table:table-cell office:value-type="float" office:value="-0.289618" calcext:value-type="float">
            <text:p>-0.289618</text:p>
          </table:table-cell>
          <table:table-cell office:value-type="float" office:value="-0.864856" calcext:value-type="float">
            <text:p>-0.864856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-1.143396" calcext:value-type="float">
            <text:p>-1.143396</text:p>
          </table:table-cell>
          <table:table-cell office:value-type="float" office:value="-0.028857" calcext:value-type="float">
            <text:p>-0.028857</text:p>
          </table:table-cell>
          <table:table-cell office:value-type="float" office:value="0.099638" calcext:value-type="float">
            <text:p>0.09963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4079" calcext:value-type="float">
            <text:p>-1.294079</text:p>
          </table:table-cell>
          <table:table-cell office:value-type="float" office:value="-3.078506" calcext:value-type="float">
            <text:p>-3.078506</text:p>
          </table:table-cell>
          <table:table-cell office:value-type="float" office:value="-0.497518" calcext:value-type="float">
            <text:p>-0.497518</text:p>
          </table:table-cell>
          <table:table-cell office:value-type="float" office:value="-0.459767" calcext:value-type="float">
            <text:p>-0.459767</text:p>
          </table:table-cell>
          <table:table-cell office:value-type="float" office:value="-0.84786" calcext:value-type="float">
            <text:p>-0.84786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-1.32466" calcext:value-type="float">
            <text:p>-1.32466</text:p>
          </table:table-cell>
          <table:table-cell office:value-type="float" office:value="-0.045928" calcext:value-type="float">
            <text:p>-0.045928</text:p>
          </table:table-cell>
          <table:table-cell office:value-type="float" office:value="0.099894" calcext:value-type="float">
            <text:p>0.09989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2136" calcext:value-type="float">
            <text:p>-0.902136</text:p>
          </table:table-cell>
          <table:table-cell office:value-type="float" office:value="-3.492248" calcext:value-type="float">
            <text:p>-3.492248</text:p>
          </table:table-cell>
          <table:table-cell office:value-type="float" office:value="-0.557538" calcext:value-type="float">
            <text:p>-0.557538</text:p>
          </table:table-cell>
          <table:table-cell office:value-type="float" office:value="-0.85171" calcext:value-type="float">
            <text:p>-0.85171</text:p>
          </table:table-cell>
          <table:table-cell office:value-type="float" office:value="-0.847446" calcext:value-type="float">
            <text:p>-0.847446</text:p>
          </table:table-cell>
          <table:table-cell office:value-type="float" office:value="-0.039245" calcext:value-type="float">
            <text:p>-0.039245</text:p>
          </table:table-cell>
          <table:table-cell office:value-type="float" office:value="-1.738402" calcext:value-type="float">
            <text:p>-1.738402</text:p>
          </table:table-cell>
          <table:table-cell office:value-type="float" office:value="-0.08506" calcext:value-type="float">
            <text:p>-0.08506</text:p>
          </table:table-cell>
          <table:table-cell office:value-type="float" office:value="0.09987" calcext:value-type="float">
            <text:p>0.0998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654" calcext:value-type="float">
            <text:p>-0.677654</text:p>
          </table:table-cell>
          <table:table-cell office:value-type="float" office:value="-3.750766" calcext:value-type="float">
            <text:p>-3.750766</text:p>
          </table:table-cell>
          <table:table-cell office:value-type="float" office:value="-0.59504" calcext:value-type="float">
            <text:p>-0.59504</text:p>
          </table:table-cell>
          <table:table-cell office:value-type="float" office:value="-1.076192" calcext:value-type="float">
            <text:p>-1.076192</text:p>
          </table:table-cell>
          <table:table-cell office:value-type="float" office:value="-0.898321" calcext:value-type="float">
            <text:p>-0.898321</text:p>
          </table:table-cell>
          <table:table-cell office:value-type="float" office:value="-0.022407" calcext:value-type="float">
            <text:p>-0.022407</text:p>
          </table:table-cell>
          <table:table-cell office:value-type="float" office:value="-1.99692" calcext:value-type="float">
            <text:p>-1.99692</text:p>
          </table:table-cell>
          <table:table-cell office:value-type="float" office:value="-0.107817" calcext:value-type="float">
            <text:p>-0.107817</text:p>
          </table:table-cell>
          <table:table-cell office:value-type="float" office:value="0.100184" calcext:value-type="float">
            <text:p>0.10018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3793" calcext:value-type="float">
            <text:p>-1.123793</text:p>
          </table:table-cell>
          <table:table-cell office:value-type="float" office:value="-3.2464" calcext:value-type="float">
            <text:p>-3.2464</text:p>
          </table:table-cell>
          <table:table-cell office:value-type="float" office:value="-0.521873" calcext:value-type="float">
            <text:p>-0.521873</text:p>
          </table:table-cell>
          <table:table-cell office:value-type="float" office:value="-0.630053" calcext:value-type="float">
            <text:p>-0.630053</text:p>
          </table:table-cell>
          <table:table-cell office:value-type="float" office:value="-0.90712" calcext:value-type="float">
            <text:p>-0.90712</text:p>
          </table:table-cell>
          <table:table-cell office:value-type="float" office:value="0.044619" calcext:value-type="float">
            <text:p>0.044619</text:p>
          </table:table-cell>
          <table:table-cell office:value-type="float" office:value="-1.492554" calcext:value-type="float">
            <text:p>-1.492554</text:p>
          </table:table-cell>
          <table:table-cell office:value-type="float" office:value="-0.062998" calcext:value-type="float">
            <text:p>-0.062998</text:p>
          </table:table-cell>
          <table:table-cell office:value-type="float" office:value="0.099989" calcext:value-type="float">
            <text:p>0.0999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8614" calcext:value-type="float">
            <text:p>-1.298614</text:p>
          </table:table-cell>
          <table:table-cell office:value-type="float" office:value="-3.106878" calcext:value-type="float">
            <text:p>-3.106878</text:p>
          </table:table-cell>
          <table:table-cell office:value-type="float" office:value="-0.501633" calcext:value-type="float">
            <text:p>-0.501633</text:p>
          </table:table-cell>
          <table:table-cell office:value-type="float" office:value="-0.455232" calcext:value-type="float">
            <text:p>-0.455232</text:p>
          </table:table-cell>
          <table:table-cell office:value-type="float" office:value="-0.915258" calcext:value-type="float">
            <text:p>-0.915258</text:p>
          </table:table-cell>
          <table:table-cell office:value-type="float" office:value="0.017459" calcext:value-type="float">
            <text:p>0.017459</text:p>
          </table:table-cell>
          <table:table-cell office:value-type="float" office:value="-1.353031" calcext:value-type="float">
            <text:p>-1.353031</text:p>
          </table:table-cell>
          <table:table-cell office:value-type="float" office:value="-0.045584" calcext:value-type="float">
            <text:p>-0.045584</text:p>
          </table:table-cell>
          <table:table-cell office:value-type="float" office:value="0.100133" calcext:value-type="float">
            <text:p>0.10013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5432" calcext:value-type="float">
            <text:p>-1.465432</text:p>
          </table:table-cell>
          <table:table-cell office:value-type="float" office:value="-2.881661" calcext:value-type="float">
            <text:p>-2.881661</text:p>
          </table:table-cell>
          <table:table-cell office:value-type="float" office:value="-0.468962" calcext:value-type="float">
            <text:p>-0.468962</text:p>
          </table:table-cell>
          <table:table-cell office:value-type="float" office:value="-0.288414" calcext:value-type="float">
            <text:p>-0.288414</text:p>
          </table:table-cell>
          <table:table-cell office:value-type="float" office:value="-0.856081" calcext:value-type="float">
            <text:p>-0.856081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-1.127815" calcext:value-type="float">
            <text:p>-1.127815</text:p>
          </table:table-cell>
          <table:table-cell office:value-type="float" office:value="-0.028844" calcext:value-type="float">
            <text:p>-0.028844</text:p>
          </table:table-cell>
          <table:table-cell office:value-type="float" office:value="0.100009" calcext:value-type="float">
            <text:p>0.10000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8797" calcext:value-type="float">
            <text:p>-1.408797</text:p>
          </table:table-cell>
          <table:table-cell office:value-type="float" office:value="-2.918068" calcext:value-type="float">
            <text:p>-2.918068</text:p>
          </table:table-cell>
          <table:table-cell office:value-type="float" office:value="-0.474244" calcext:value-type="float">
            <text:p>-0.474244</text:p>
          </table:table-cell>
          <table:table-cell office:value-type="float" office:value="-0.345049" calcext:value-type="float">
            <text:p>-0.345049</text:p>
          </table:table-cell>
          <table:table-cell office:value-type="float" office:value="-0.813506" calcext:value-type="float">
            <text:p>-0.813506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-1.164222" calcext:value-type="float">
            <text:p>-1.164222</text:p>
          </table:table-cell>
          <table:table-cell office:value-type="float" office:value="-0.034479" calcext:value-type="float">
            <text:p>-0.034479</text:p>
          </table:table-cell>
          <table:table-cell office:value-type="float" office:value="0.099926" calcext:value-type="float">
            <text:p>0.0999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937" calcext:value-type="float">
            <text:p>-1.125937</text:p>
          </table:table-cell>
          <table:table-cell office:value-type="float" office:value="-3.223749" calcext:value-type="float">
            <text:p>-3.223749</text:p>
          </table:table-cell>
          <table:table-cell office:value-type="float" office:value="-0.518588" calcext:value-type="float">
            <text:p>-0.518588</text:p>
          </table:table-cell>
          <table:table-cell office:value-type="float" office:value="-0.627909" calcext:value-type="float">
            <text:p>-0.627909</text:p>
          </table:table-cell>
          <table:table-cell office:value-type="float" office:value="-0.81363" calcext:value-type="float">
            <text:p>-0.81363</text:p>
          </table:table-cell>
          <table:table-cell office:value-type="float" office:value="-0.028364" calcext:value-type="float">
            <text:p>-0.028364</text:p>
          </table:table-cell>
          <table:table-cell office:value-type="float" office:value="-1.469903" calcext:value-type="float">
            <text:p>-1.469903</text:p>
          </table:table-cell>
          <table:table-cell office:value-type="float" office:value="-0.062618" calcext:value-type="float">
            <text:p>-0.062618</text:p>
          </table:table-cell>
          <table:table-cell office:value-type="float" office:value="0.099725" calcext:value-type="float">
            <text:p>0.09972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071" calcext:value-type="float">
            <text:p>-1.072071</text:p>
          </table:table-cell>
          <table:table-cell office:value-type="float" office:value="-3.296514" calcext:value-type="float">
            <text:p>-3.296514</text:p>
          </table:table-cell>
          <table:table-cell office:value-type="float" office:value="-0.529143" calcext:value-type="float">
            <text:p>-0.529143</text:p>
          </table:table-cell>
          <table:table-cell office:value-type="float" office:value="-0.681775" calcext:value-type="float">
            <text:p>-0.681775</text:p>
          </table:table-cell>
          <table:table-cell office:value-type="float" office:value="-0.855504" calcext:value-type="float">
            <text:p>-0.855504</text:p>
          </table:table-cell>
          <table:table-cell office:value-type="float" office:value="-0.005389" calcext:value-type="float">
            <text:p>-0.005389</text:p>
          </table:table-cell>
          <table:table-cell office:value-type="float" office:value="-1.542668" calcext:value-type="float">
            <text:p>-1.542668</text:p>
          </table:table-cell>
          <table:table-cell office:value-type="float" office:value="-0.06815" calcext:value-type="float">
            <text:p>-0.06815</text:p>
          </table:table-cell>
          <table:table-cell office:value-type="float" office:value="0.09996" calcext:value-type="float">
            <text:p>0.0999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582" calcext:value-type="float">
            <text:p>-1.239582</text:p>
          </table:table-cell>
          <table:table-cell office:value-type="float" office:value="-3.141022" calcext:value-type="float">
            <text:p>-3.141022</text:p>
          </table:table-cell>
          <table:table-cell office:value-type="float" office:value="-0.506587" calcext:value-type="float">
            <text:p>-0.506587</text:p>
          </table:table-cell>
          <table:table-cell office:value-type="float" office:value="-0.514264" calcext:value-type="float">
            <text:p>-0.514264</text:p>
          </table:table-cell>
          <table:table-cell office:value-type="float" office:value="-0.889609" calcext:value-type="float">
            <text:p>-0.889609</text:p>
          </table:table-cell>
          <table:table-cell office:value-type="float" office:value="0.016697" calcext:value-type="float">
            <text:p>0.016697</text:p>
          </table:table-cell>
          <table:table-cell office:value-type="float" office:value="-1.387176" calcext:value-type="float">
            <text:p>-1.387176</text:p>
          </table:table-cell>
          <table:table-cell office:value-type="float" office:value="-0.051593" calcext:value-type="float">
            <text:p>-0.051593</text:p>
          </table:table-cell>
          <table:table-cell office:value-type="float" office:value="0.100324" calcext:value-type="float">
            <text:p>0.10032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1665" calcext:value-type="float">
            <text:p>-1.631665</text:p>
          </table:table-cell>
          <table:table-cell office:value-type="float" office:value="-2.675757" calcext:value-type="float">
            <text:p>-2.675757</text:p>
          </table:table-cell>
          <table:table-cell office:value-type="float" office:value="-0.439092" calcext:value-type="float">
            <text:p>-0.439092</text:p>
          </table:table-cell>
          <table:table-cell office:value-type="float" office:value="-0.122182" calcext:value-type="float">
            <text:p>-0.122182</text:p>
          </table:table-cell>
          <table:table-cell office:value-type="float" office:value="-0.83901" calcext:value-type="float">
            <text:p>-0.83901</text:p>
          </table:table-cell>
          <table:table-cell office:value-type="float" office:value="0.039281" calcext:value-type="float">
            <text:p>0.039281</text:p>
          </table:table-cell>
          <table:table-cell office:value-type="float" office:value="-0.92191" calcext:value-type="float">
            <text:p>-0.92191</text:p>
          </table:table-cell>
          <table:table-cell office:value-type="float" office:value="-0.012196" calcext:value-type="float">
            <text:p>-0.012196</text:p>
          </table:table-cell>
          <table:table-cell office:value-type="float" office:value="0.099815" calcext:value-type="float">
            <text:p>0.0998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7487" calcext:value-type="float">
            <text:p>-1.467487</text:p>
          </table:table-cell>
          <table:table-cell office:value-type="float" office:value="-2.811014" calcext:value-type="float">
            <text:p>-2.811014</text:p>
          </table:table-cell>
          <table:table-cell office:value-type="float" office:value="-0.458714" calcext:value-type="float">
            <text:p>-0.458714</text:p>
          </table:table-cell>
          <table:table-cell office:value-type="float" office:value="-0.28636" calcext:value-type="float">
            <text:p>-0.28636</text:p>
          </table:table-cell>
          <table:table-cell office:value-type="float" office:value="-0.754401" calcext:value-type="float">
            <text:p>-0.754401</text:p>
          </table:table-cell>
          <table:table-cell office:value-type="float" office:value="-0.016407" calcext:value-type="float">
            <text:p>-0.016407</text:p>
          </table:table-cell>
          <table:table-cell office:value-type="float" office:value="-1.057168" calcext:value-type="float">
            <text:p>-1.057168</text:p>
          </table:table-cell>
          <table:table-cell office:value-type="float" office:value="-0.028654" calcext:value-type="float">
            <text:p>-0.028654</text:p>
          </table:table-cell>
          <table:table-cell office:value-type="float" office:value="0.100063" calcext:value-type="float">
            <text:p>0.10006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918" calcext:value-type="float">
            <text:p>-1.013918</text:p>
          </table:table-cell>
          <table:table-cell office:value-type="float" office:value="-3.242767" calcext:value-type="float">
            <text:p>-3.242767</text:p>
          </table:table-cell>
          <table:table-cell office:value-type="float" office:value="-0.521346" calcext:value-type="float">
            <text:p>-0.521346</text:p>
          </table:table-cell>
          <table:table-cell office:value-type="float" office:value="-0.739928" calcext:value-type="float">
            <text:p>-0.739928</text:p>
          </table:table-cell>
          <table:table-cell office:value-type="float" office:value="-0.703616" calcext:value-type="float">
            <text:p>-0.703616</text:p>
          </table:table-cell>
          <table:table-cell office:value-type="float" office:value="-0.045376" calcext:value-type="float">
            <text:p>-0.045376</text:p>
          </table:table-cell>
          <table:table-cell office:value-type="float" office:value="-1.48892" calcext:value-type="float">
            <text:p>-1.48892</text:p>
          </table:table-cell>
          <table:table-cell office:value-type="float" office:value="-0.073961" calcext:value-type="float">
            <text:p>-0.073961</text:p>
          </table:table-cell>
          <table:table-cell office:value-type="float" office:value="0.099957" calcext:value-type="float">
            <text:p>0.09995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329" calcext:value-type="float">
            <text:p>-0.338329</text:p>
          </table:table-cell>
          <table:table-cell office:value-type="float" office:value="-4.058461" calcext:value-type="float">
            <text:p>-4.058461</text:p>
          </table:table-cell>
          <table:table-cell office:value-type="float" office:value="-0.639676" calcext:value-type="float">
            <text:p>-0.639676</text:p>
          </table:table-cell>
          <table:table-cell office:value-type="float" office:value="-1.415517" calcext:value-type="float">
            <text:p>-1.415517</text:p>
          </table:table-cell>
          <table:table-cell office:value-type="float" office:value="-0.821582" calcext:value-type="float">
            <text:p>-0.821582</text:p>
          </table:table-cell>
          <table:table-cell office:value-type="float" office:value="-0.067516" calcext:value-type="float">
            <text:p>-0.067516</text:p>
          </table:table-cell>
          <table:table-cell office:value-type="float" office:value="-2.304615" calcext:value-type="float">
            <text:p>-2.304615</text:p>
          </table:table-cell>
          <table:table-cell office:value-type="float" office:value="-0.141642" calcext:value-type="float">
            <text:p>-0.141642</text:p>
          </table:table-cell>
          <table:table-cell office:value-type="float" office:value="0.100064" calcext:value-type="float">
            <text:p>0.10006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227" calcext:value-type="float">
            <text:p>-0.394227</text:p>
          </table:table-cell>
          <table:table-cell office:value-type="float" office:value="-4.064802" calcext:value-type="float">
            <text:p>-4.064802</text:p>
          </table:table-cell>
          <table:table-cell office:value-type="float" office:value="-0.640596" calcext:value-type="float">
            <text:p>-0.640596</text:p>
          </table:table-cell>
          <table:table-cell office:value-type="float" office:value="-1.359619" calcext:value-type="float">
            <text:p>-1.359619</text:p>
          </table:table-cell>
          <table:table-cell office:value-type="float" office:value="-0.956933" calcext:value-type="float">
            <text:p>-0.956933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-2.310956" calcext:value-type="float">
            <text:p>-2.310956</text:p>
          </table:table-cell>
          <table:table-cell office:value-type="float" office:value="-0.135818" calcext:value-type="float">
            <text:p>-0.135818</text:p>
          </table:table-cell>
          <table:table-cell office:value-type="float" office:value="0.099894" calcext:value-type="float">
            <text:p>0.09989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038" calcext:value-type="float">
            <text:p>-1.127038</text:p>
          </table:table-cell>
          <table:table-cell office:value-type="float" office:value="-3.315444" calcext:value-type="float">
            <text:p>-3.315444</text:p>
          </table:table-cell>
          <table:table-cell office:value-type="float" office:value="-0.531889" calcext:value-type="float">
            <text:p>-0.531889</text:p>
          </table:table-cell>
          <table:table-cell office:value-type="float" office:value="-0.626808" calcext:value-type="float">
            <text:p>-0.626808</text:p>
          </table:table-cell>
          <table:table-cell office:value-type="float" office:value="-1.007904" calcext:value-type="float">
            <text:p>-1.007904</text:p>
          </table:table-cell>
          <table:table-cell office:value-type="float" office:value="0.073114" calcext:value-type="float">
            <text:p>0.073114</text:p>
          </table:table-cell>
          <table:table-cell office:value-type="float" office:value="-1.561598" calcext:value-type="float">
            <text:p>-1.561598</text:p>
          </table:table-cell>
          <table:table-cell office:value-type="float" office:value="-0.062824" calcext:value-type="float">
            <text:p>-0.062824</text:p>
          </table:table-cell>
          <table:table-cell office:value-type="float" office:value="0.100229" calcext:value-type="float">
            <text:p>0.10022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21842" calcext:value-type="float">
            <text:p>-1.521842</text:p>
          </table:table-cell>
          <table:table-cell office:value-type="float" office:value="-2.937491" calcext:value-type="float">
            <text:p>-2.937491</text:p>
          </table:table-cell>
          <table:table-cell office:value-type="float" office:value="-0.477061" calcext:value-type="float">
            <text:p>-0.477061</text:p>
          </table:table-cell>
          <table:table-cell office:value-type="float" office:value="-0.232004" calcext:value-type="float">
            <text:p>-0.232004</text:p>
          </table:table-cell>
          <table:table-cell office:value-type="float" office:value="-0.991049" calcext:value-type="float">
            <text:p>-0.991049</text:p>
          </table:table-cell>
          <table:table-cell office:value-type="float" office:value="0.039408" calcext:value-type="float">
            <text:p>0.039408</text:p>
          </table:table-cell>
          <table:table-cell office:value-type="float" office:value="-1.183645" calcext:value-type="float">
            <text:p>-1.183645</text:p>
          </table:table-cell>
          <table:table-cell office:value-type="float" office:value="-0.023243" calcext:value-type="float">
            <text:p>-0.023243</text:p>
          </table:table-cell>
          <table:table-cell office:value-type="float" office:value="0.100184" calcext:value-type="float">
            <text:p>0.10018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568" calcext:value-type="float">
            <text:p>-1.127568</text:p>
          </table:table-cell>
          <table:table-cell office:value-type="float" office:value="-3.410503" calcext:value-type="float">
            <text:p>-3.410503</text:p>
          </table:table-cell>
          <table:table-cell office:value-type="float" office:value="-0.545679" calcext:value-type="float">
            <text:p>-0.545679</text:p>
          </table:table-cell>
          <table:table-cell office:value-type="float" office:value="-0.626279" calcext:value-type="float">
            <text:p>-0.626279</text:p>
          </table:table-cell>
          <table:table-cell office:value-type="float" office:value="-0.990868" calcext:value-type="float">
            <text:p>-0.990868</text:p>
          </table:table-cell>
          <table:table-cell office:value-type="float" office:value="-0.03951" calcext:value-type="float">
            <text:p>-0.03951</text:p>
          </table:table-cell>
          <table:table-cell office:value-type="float" office:value="-1.656657" calcext:value-type="float">
            <text:p>-1.656657</text:p>
          </table:table-cell>
          <table:table-cell office:value-type="float" office:value="-0.062498" calcext:value-type="float">
            <text:p>-0.062498</text:p>
          </table:table-cell>
          <table:table-cell office:value-type="float" office:value="0.099792" calcext:value-type="float">
            <text:p>0.09979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079" calcext:value-type="float">
            <text:p>-0.789079</text:p>
          </table:table-cell>
          <table:table-cell office:value-type="float" office:value="-3.785848" calcext:value-type="float">
            <text:p>-3.785848</text:p>
          </table:table-cell>
          <table:table-cell office:value-type="float" office:value="-0.600129" calcext:value-type="float">
            <text:p>-0.600129</text:p>
          </table:table-cell>
          <table:table-cell office:value-type="float" office:value="-0.964767" calcext:value-type="float">
            <text:p>-0.964767</text:p>
          </table:table-cell>
          <table:table-cell office:value-type="float" office:value="-1.033394" calcext:value-type="float">
            <text:p>-1.033394</text:p>
          </table:table-cell>
          <table:table-cell office:value-type="float" office:value="-0.03384" calcext:value-type="float">
            <text:p>-0.03384</text:p>
          </table:table-cell>
          <table:table-cell office:value-type="float" office:value="-2.032002" calcext:value-type="float">
            <text:p>-2.032002</text:p>
          </table:table-cell>
          <table:table-cell office:value-type="float" office:value="-0.096501" calcext:value-type="float">
            <text:p>-0.096501</text:p>
          </table:table-cell>
          <table:table-cell office:value-type="float" office:value="0.100025" calcext:value-type="float">
            <text:p>0.1000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9886" calcext:value-type="float">
            <text:p>-0.899886</text:p>
          </table:table-cell>
          <table:table-cell office:value-type="float" office:value="-3.680713" calcext:value-type="float">
            <text:p>-3.680713</text:p>
          </table:table-cell>
          <table:table-cell office:value-type="float" office:value="-0.584877" calcext:value-type="float">
            <text:p>-0.584877</text:p>
          </table:table-cell>
          <table:table-cell office:value-type="float" office:value="-0.85396" calcext:value-type="float">
            <text:p>-0.85396</text:p>
          </table:table-cell>
          <table:table-cell office:value-type="float" office:value="-1.083996" calcext:value-type="float">
            <text:p>-1.08399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-1.926867" calcext:value-type="float">
            <text:p>-1.926867</text:p>
          </table:table-cell>
          <table:table-cell office:value-type="float" office:value="-0.085328" calcext:value-type="float">
            <text:p>-0.085328</text:p>
          </table:table-cell>
          <table:table-cell office:value-type="float" office:value="0.09992" calcext:value-type="float">
            <text:p>0.0999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5732" calcext:value-type="float">
            <text:p>-1.295732</text:p>
          </table:table-cell>
          <table:table-cell office:value-type="float" office:value="-3.306705" calcext:value-type="float">
            <text:p>-3.306705</text:p>
          </table:table-cell>
          <table:table-cell office:value-type="float" office:value="-0.530622" calcext:value-type="float">
            <text:p>-0.530622</text:p>
          </table:table-cell>
          <table:table-cell office:value-type="float" office:value="-0.458114" calcext:value-type="float">
            <text:p>-0.458114</text:p>
          </table:table-cell>
          <table:table-cell office:value-type="float" office:value="-1.134362" calcext:value-type="float">
            <text:p>-1.134362</text:p>
          </table:table-cell>
          <table:table-cell office:value-type="float" office:value="0.039618" calcext:value-type="float">
            <text:p>0.039618</text:p>
          </table:table-cell>
          <table:table-cell office:value-type="float" office:value="-1.552858" calcext:value-type="float">
            <text:p>-1.552858</text:p>
          </table:table-cell>
          <table:table-cell office:value-type="float" office:value="-0.045773" calcext:value-type="float">
            <text:p>-0.045773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7461" calcext:value-type="float">
            <text:p>-1.297461</text:p>
          </table:table-cell>
          <table:table-cell office:value-type="float" office:value="-3.369859" calcext:value-type="float">
            <text:p>-3.369859</text:p>
          </table:table-cell>
          <table:table-cell office:value-type="float" office:value="-0.539783" calcext:value-type="float">
            <text:p>-0.539783</text:p>
          </table:table-cell>
          <table:table-cell office:value-type="float" office:value="-0.456385" calcext:value-type="float">
            <text:p>-0.456385</text:p>
          </table:table-cell>
          <table:table-cell office:value-type="float" office:value="-1.159801" calcext:value-type="float">
            <text:p>-1.15980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-1.616013" calcext:value-type="float">
            <text:p>-1.616013</text:p>
          </table:table-cell>
          <table:table-cell office:value-type="float" office:value="-0.045613" calcext:value-type="float">
            <text:p>-0.045613</text:p>
          </table:table-cell>
          <table:table-cell office:value-type="float" office:value="0.099944" calcext:value-type="float">
            <text:p>0.09994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1343" calcext:value-type="float">
            <text:p>-1.241343</text:p>
          </table:table-cell>
          <table:table-cell office:value-type="float" office:value="-3.397667" calcext:value-type="float">
            <text:p>-3.397667</text:p>
          </table:table-cell>
          <table:table-cell office:value-type="float" office:value="-0.543817" calcext:value-type="float">
            <text:p>-0.543817</text:p>
          </table:table-cell>
          <table:table-cell office:value-type="float" office:value="-0.512503" calcext:value-type="float">
            <text:p>-0.512503</text:p>
          </table:table-cell>
          <table:table-cell office:value-type="float" office:value="-1.125703" calcext:value-type="float">
            <text:p>-1.125703</text:p>
          </table:table-cell>
          <table:table-cell office:value-type="float" office:value="-0.005614" calcext:value-type="float">
            <text:p>-0.005614</text:p>
          </table:table-cell>
          <table:table-cell office:value-type="float" office:value="-1.643821" calcext:value-type="float">
            <text:p>-1.643821</text:p>
          </table:table-cell>
          <table:table-cell office:value-type="float" office:value="-0.051229" calcext:value-type="float">
            <text:p>-0.051229</text:p>
          </table:table-cell>
          <table:table-cell office:value-type="float" office:value="0.099959" calcext:value-type="float">
            <text:p>0.09995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063" calcext:value-type="float">
            <text:p>-1.183063</text:p>
          </table:table-cell>
          <table:table-cell office:value-type="float" office:value="-3.32936" calcext:value-type="float">
            <text:p>-3.32936</text:p>
          </table:table-cell>
          <table:table-cell office:value-type="float" office:value="-0.533908" calcext:value-type="float">
            <text:p>-0.533908</text:p>
          </table:table-cell>
          <table:table-cell office:value-type="float" office:value="-0.570784" calcext:value-type="float">
            <text:p>-0.570784</text:p>
          </table:table-cell>
          <table:table-cell office:value-type="float" office:value="-0.998905" calcext:value-type="float">
            <text:p>-0.998905</text:p>
          </table:table-cell>
          <table:table-cell office:value-type="float" office:value="-0.005825" calcext:value-type="float">
            <text:p>-0.005825</text:p>
          </table:table-cell>
          <table:table-cell office:value-type="float" office:value="-1.575514" calcext:value-type="float">
            <text:p>-1.575514</text:p>
          </table:table-cell>
          <table:table-cell office:value-type="float" office:value="-0.05711" calcext:value-type="float">
            <text:p>-0.05711</text:p>
          </table:table-cell>
          <table:table-cell office:value-type="float" office:value="0.100056" calcext:value-type="float">
            <text:p>0.1000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59124" calcext:value-type="float">
            <text:p>-1.459124</text:p>
          </table:table-cell>
          <table:table-cell office:value-type="float" office:value="-2.860422" calcext:value-type="float">
            <text:p>-2.860422</text:p>
          </table:table-cell>
          <table:table-cell office:value-type="float" office:value="-0.465881" calcext:value-type="float">
            <text:p>-0.465881</text:p>
          </table:table-cell>
          <table:table-cell office:value-type="float" office:value="-0.294722" calcext:value-type="float">
            <text:p>-0.294722</text:p>
          </table:table-cell>
          <table:table-cell office:value-type="float" office:value="-0.839431" calcext:value-type="float">
            <text:p>-0.839431</text:p>
          </table:table-cell>
          <table:table-cell office:value-type="float" office:value="0.027578" calcext:value-type="float">
            <text:p>0.027578</text:p>
          </table:table-cell>
          <table:table-cell office:value-type="float" office:value="-1.106575" calcext:value-type="float">
            <text:p>-1.106575</text:p>
          </table:table-cell>
          <table:table-cell office:value-type="float" office:value="-0.029502" calcext:value-type="float">
            <text:p>-0.029502</text:p>
          </table:table-cell>
          <table:table-cell office:value-type="float" office:value="0.100101" calcext:value-type="float">
            <text:p>0.10010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3806" calcext:value-type="float">
            <text:p>-1.413806</text:p>
          </table:table-cell>
          <table:table-cell office:value-type="float" office:value="-2.894534" calcext:value-type="float">
            <text:p>-2.894534</text:p>
          </table:table-cell>
          <table:table-cell office:value-type="float" office:value="-0.47083" calcext:value-type="float">
            <text:p>-0.47083</text:p>
          </table:table-cell>
          <table:table-cell office:value-type="float" office:value="-0.34004" calcext:value-type="float">
            <text:p>-0.34004</text:p>
          </table:table-cell>
          <table:table-cell office:value-type="float" office:value="-0.796108" calcext:value-type="float">
            <text:p>-0.796108</text:p>
          </table:table-cell>
          <table:table-cell office:value-type="float" office:value="-0.00454" calcext:value-type="float">
            <text:p>-0.00454</text:p>
          </table:table-cell>
          <table:table-cell office:value-type="float" office:value="-1.140688" calcext:value-type="float">
            <text:p>-1.140688</text:p>
          </table:table-cell>
          <table:table-cell office:value-type="float" office:value="-0.033942" calcext:value-type="float">
            <text:p>-0.033942</text:p>
          </table:table-cell>
          <table:table-cell office:value-type="float" office:value="0.099818" calcext:value-type="float">
            <text:p>0.09981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836" calcext:value-type="float">
            <text:p>-1.124836</text:p>
          </table:table-cell>
          <table:table-cell office:value-type="float" office:value="-3.267333" calcext:value-type="float">
            <text:p>-3.267333</text:p>
          </table:table-cell>
          <table:table-cell office:value-type="float" office:value="-0.52491" calcext:value-type="float">
            <text:p>-0.52491</text:p>
          </table:table-cell>
          <table:table-cell office:value-type="float" office:value="-0.62901" calcext:value-type="float">
            <text:p>-0.62901</text:p>
          </table:table-cell>
          <table:table-cell office:value-type="float" office:value="-0.855573" calcext:value-type="float">
            <text:p>-0.855573</text:p>
          </table:table-cell>
          <table:table-cell office:value-type="float" office:value="-0.028904" calcext:value-type="float">
            <text:p>-0.028904</text:p>
          </table:table-cell>
          <table:table-cell office:value-type="float" office:value="-1.513487" calcext:value-type="float">
            <text:p>-1.513487</text:p>
          </table:table-cell>
          <table:table-cell office:value-type="float" office:value="-0.062887" calcext:value-type="float">
            <text:p>-0.062887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88" calcext:value-type="float">
            <text:p>-0.84688</text:p>
          </table:table-cell>
          <table:table-cell office:value-type="float" office:value="-3.586839" calcext:value-type="float">
            <text:p>-3.586839</text:p>
          </table:table-cell>
          <table:table-cell office:value-type="float" office:value="-0.571259" calcext:value-type="float">
            <text:p>-0.571259</text:p>
          </table:table-cell>
          <table:table-cell office:value-type="float" office:value="-0.906967" calcext:value-type="float">
            <text:p>-0.906967</text:p>
          </table:table-cell>
          <table:table-cell office:value-type="float" office:value="-0.898322" calcext:value-type="float">
            <text:p>-0.898322</text:p>
          </table:table-cell>
          <table:table-cell office:value-type="float" office:value="-0.027704" calcext:value-type="float">
            <text:p>-0.027704</text:p>
          </table:table-cell>
          <table:table-cell office:value-type="float" office:value="-1.832993" calcext:value-type="float">
            <text:p>-1.832993</text:p>
          </table:table-cell>
          <table:table-cell office:value-type="float" office:value="-0.090997" calcext:value-type="float">
            <text:p>-0.090997</text:p>
          </table:table-cell>
          <table:table-cell office:value-type="float" office:value="0.100331" calcext:value-type="float">
            <text:p>0.10033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579" calcext:value-type="float">
            <text:p>-0.958579</text:p>
          </table:table-cell>
          <table:table-cell office:value-type="float" office:value="-3.41055" calcext:value-type="float">
            <text:p>-3.41055</text:p>
          </table:table-cell>
          <table:table-cell office:value-type="float" office:value="-0.545686" calcext:value-type="float">
            <text:p>-0.545686</text:p>
          </table:table-cell>
          <table:table-cell office:value-type="float" office:value="-0.795267" calcext:value-type="float">
            <text:p>-0.795267</text:p>
          </table:table-cell>
          <table:table-cell office:value-type="float" office:value="-0.872629" calcext:value-type="float">
            <text:p>-0.872629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-1.656704" calcext:value-type="float">
            <text:p>-1.656704</text:p>
          </table:table-cell>
          <table:table-cell office:value-type="float" office:value="-0.079372" calcext:value-type="float">
            <text:p>-0.079372</text:p>
          </table:table-cell>
          <table:table-cell office:value-type="float" office:value="0.099805" calcext:value-type="float">
            <text:p>0.0998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935" calcext:value-type="float">
            <text:p>-1.124935</text:p>
          </table:table-cell>
          <table:table-cell office:value-type="float" office:value="-3.205083" calcext:value-type="float">
            <text:p>-3.205083</text:p>
          </table:table-cell>
          <table:table-cell office:value-type="float" office:value="-0.51588" calcext:value-type="float">
            <text:p>-0.51588</text:p>
          </table:table-cell>
          <table:table-cell office:value-type="float" office:value="-0.628911" calcext:value-type="float">
            <text:p>-0.628911</text:p>
          </table:table-cell>
          <table:table-cell office:value-type="float" office:value="-0.838963" calcext:value-type="float">
            <text:p>-0.838963</text:p>
          </table:table-cell>
          <table:table-cell office:value-type="float" office:value="0.016637" calcext:value-type="float">
            <text:p>0.016637</text:p>
          </table:table-cell>
          <table:table-cell office:value-type="float" office:value="-1.451237" calcext:value-type="float">
            <text:p>-1.451237</text:p>
          </table:table-cell>
          <table:table-cell office:value-type="float" office:value="-0.062884" calcext:value-type="float">
            <text:p>-0.062884</text:p>
          </table:table-cell>
          <table:table-cell office:value-type="float" office:value="0.099989" calcext:value-type="float">
            <text:p>0.09998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921" calcext:value-type="float">
            <text:p>-1.184921</text:p>
          </table:table-cell>
          <table:table-cell office:value-type="float" office:value="-3.172661" calcext:value-type="float">
            <text:p>-3.172661</text:p>
          </table:table-cell>
          <table:table-cell office:value-type="float" office:value="-0.511176" calcext:value-type="float">
            <text:p>-0.511176</text:p>
          </table:table-cell>
          <table:table-cell office:value-type="float" office:value="-0.568925" calcext:value-type="float">
            <text:p>-0.568925</text:p>
          </table:table-cell>
          <table:table-cell office:value-type="float" office:value="-0.855872" calcext:value-type="float">
            <text:p>-0.855872</text:p>
          </table:table-cell>
          <table:table-cell office:value-type="float" office:value="0.005982" calcext:value-type="float">
            <text:p>0.005982</text:p>
          </table:table-cell>
          <table:table-cell office:value-type="float" office:value="-1.418815" calcext:value-type="float">
            <text:p>-1.418815</text:p>
          </table:table-cell>
          <table:table-cell office:value-type="float" office:value="-0.057046" calcext:value-type="float">
            <text:p>-0.057046</text:p>
          </table:table-cell>
          <table:table-cell office:value-type="float" office:value="0.100269" calcext:value-type="float">
            <text:p>0.10026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983" calcext:value-type="float">
            <text:p>-1.125983</text:p>
          </table:table-cell>
          <table:table-cell office:value-type="float" office:value="-3.269121" calcext:value-type="float">
            <text:p>-3.269121</text:p>
          </table:table-cell>
          <table:table-cell office:value-type="float" office:value="-0.525169" calcext:value-type="float">
            <text:p>-0.525169</text:p>
          </table:table-cell>
          <table:table-cell office:value-type="float" office:value="-0.627863" calcext:value-type="float">
            <text:p>-0.627863</text:p>
          </table:table-cell>
          <table:table-cell office:value-type="float" office:value="-0.88151" calcext:value-type="float">
            <text:p>-0.88151</text:p>
          </table:table-cell>
          <table:table-cell office:value-type="float" office:value="-0.005901" calcext:value-type="float">
            <text:p>-0.005901</text:p>
          </table:table-cell>
          <table:table-cell office:value-type="float" office:value="-1.515275" calcext:value-type="float">
            <text:p>-1.515275</text:p>
          </table:table-cell>
          <table:table-cell office:value-type="float" office:value="-0.062705" calcext:value-type="float">
            <text:p>-0.062705</text:p>
          </table:table-cell>
          <table:table-cell office:value-type="float" office:value="0.09987" calcext:value-type="float">
            <text:p>0.0998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7812" calcext:value-type="float">
            <text:p>-0.507812</text:p>
          </table:table-cell>
          <table:table-cell office:value-type="float" office:value="-4.052991" calcext:value-type="float">
            <text:p>-4.052991</text:p>
          </table:table-cell>
          <table:table-cell office:value-type="float" office:value="-0.638882" calcext:value-type="float">
            <text:p>-0.638882</text:p>
          </table:table-cell>
          <table:table-cell office:value-type="float" office:value="-1.246034" calcext:value-type="float">
            <text:p>-1.246034</text:p>
          </table:table-cell>
          <table:table-cell office:value-type="float" office:value="-0.991156" calcext:value-type="float">
            <text:p>-0.991156</text:p>
          </table:table-cell>
          <table:table-cell office:value-type="float" office:value="-0.061954" calcext:value-type="float">
            <text:p>-0.061954</text:p>
          </table:table-cell>
          <table:table-cell office:value-type="float" office:value="-2.299144" calcext:value-type="float">
            <text:p>-2.299144</text:p>
          </table:table-cell>
          <table:table-cell office:value-type="float" office:value="-0.124327" calcext:value-type="float">
            <text:p>-0.124327</text:p>
          </table:table-cell>
          <table:table-cell office:value-type="float" office:value="0.099778" calcext:value-type="float">
            <text:p>0.09977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358" calcext:value-type="float">
            <text:p>-0.563358</text:p>
          </table:table-cell>
          <table:table-cell office:value-type="float" office:value="-4.023921" calcext:value-type="float">
            <text:p>-4.023921</text:p>
          </table:table-cell>
          <table:table-cell office:value-type="float" office:value="-0.634665" calcext:value-type="float">
            <text:p>-0.634665</text:p>
          </table:table-cell>
          <table:table-cell office:value-type="float" office:value="-1.190488" calcext:value-type="float">
            <text:p>-1.190488</text:p>
          </table:table-cell>
          <table:table-cell office:value-type="float" office:value="-1.085109" calcext:value-type="float">
            <text:p>-1.085109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-2.270075" calcext:value-type="float">
            <text:p>-2.270075</text:p>
          </table:table-cell>
          <table:table-cell office:value-type="float" office:value="-0.119745" calcext:value-type="float">
            <text:p>-0.119745</text:p>
          </table:table-cell>
          <table:table-cell office:value-type="float" office:value="0.100585" calcext:value-type="float">
            <text:p>0.10058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6621" calcext:value-type="float">
            <text:p>-1.126621</text:p>
          </table:table-cell>
          <table:table-cell office:value-type="float" office:value="-3.45882" calcext:value-type="float">
            <text:p>-3.45882</text:p>
          </table:table-cell>
          <table:table-cell office:value-type="float" office:value="-0.552688" calcext:value-type="float">
            <text:p>-0.552688</text:p>
          </table:table-cell>
          <table:table-cell office:value-type="float" office:value="-0.627225" calcext:value-type="float">
            <text:p>-0.627225</text:p>
          </table:table-cell>
          <table:table-cell office:value-type="float" office:value="-1.1344" calcext:value-type="float">
            <text:p>-1.1344</text:p>
          </table:table-cell>
          <table:table-cell office:value-type="float" office:value="0.056651" calcext:value-type="float">
            <text:p>0.056651</text:p>
          </table:table-cell>
          <table:table-cell office:value-type="float" office:value="-1.704974" calcext:value-type="float">
            <text:p>-1.704974</text:p>
          </table:table-cell>
          <table:table-cell office:value-type="float" office:value="-0.062363" calcext:value-type="float">
            <text:p>-0.062363</text:p>
          </table:table-cell>
          <table:table-cell office:value-type="float" office:value="0.099427" calcext:value-type="float">
            <text:p>0.09942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45968" calcext:value-type="float">
            <text:p>-1.745968</text:p>
          </table:table-cell>
          <table:table-cell office:value-type="float" office:value="-2.784712" calcext:value-type="float">
            <text:p>-2.784712</text:p>
          </table:table-cell>
          <table:table-cell office:value-type="float" office:value="-0.454898" calcext:value-type="float">
            <text:p>-0.454898</text:p>
          </table:table-cell>
          <table:table-cell office:value-type="float" office:value="-0.007878" calcext:value-type="float">
            <text:p>-0.007878</text:p>
          </table:table-cell>
          <table:table-cell office:value-type="float" office:value="-1.084674" calcext:value-type="float">
            <text:p>-1.084674</text:p>
          </table:table-cell>
          <table:table-cell office:value-type="float" office:value="0.061686" calcext:value-type="float">
            <text:p>0.061686</text:p>
          </table:table-cell>
          <table:table-cell office:value-type="float" office:value="-1.030866" calcext:value-type="float">
            <text:p>-1.030866</text:p>
          </table:table-cell>
          <table:table-cell office:value-type="float" office:value="-0.000791" calcext:value-type="float">
            <text:p>-0.000791</text:p>
          </table:table-cell>
          <table:table-cell office:value-type="float" office:value="0.100403" calcext:value-type="float">
            <text:p>0.10040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2171" calcext:value-type="float">
            <text:p>-1.692171</text:p>
          </table:table-cell>
          <table:table-cell office:value-type="float" office:value="-2.820487" calcext:value-type="float">
            <text:p>-2.820487</text:p>
          </table:table-cell>
          <table:table-cell office:value-type="float" office:value="-0.460088" calcext:value-type="float">
            <text:p>-0.460088</text:p>
          </table:table-cell>
          <table:table-cell office:value-type="float" office:value="-0.061676" calcext:value-type="float">
            <text:p>-0.061676</text:p>
          </table:table-cell>
          <table:table-cell office:value-type="float" office:value="-0.999573" calcext:value-type="float">
            <text:p>-0.999573</text:p>
          </table:table-cell>
          <table:table-cell office:value-type="float" office:value="-0.005393" calcext:value-type="float">
            <text:p>-0.005393</text:p>
          </table:table-cell>
          <table:table-cell office:value-type="float" office:value="-1.066641" calcext:value-type="float">
            <text:p>-1.066641</text:p>
          </table:table-cell>
          <table:table-cell office:value-type="float" office:value="-0.006153" calcext:value-type="float">
            <text:p>-0.006153</text:p>
          </table:table-cell>
          <table:table-cell office:value-type="float" office:value="0.099762" calcext:value-type="float">
            <text:p>0.09976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334" calcext:value-type="float">
            <text:p>-1.127334</text:p>
          </table:table-cell>
          <table:table-cell office:value-type="float" office:value="-3.39385" calcext:value-type="float">
            <text:p>-3.39385</text:p>
          </table:table-cell>
          <table:table-cell office:value-type="float" office:value="-0.543263" calcext:value-type="float">
            <text:p>-0.543263</text:p>
          </table:table-cell>
          <table:table-cell office:value-type="float" office:value="-0.626513" calcext:value-type="float">
            <text:p>-0.626513</text:p>
          </table:table-cell>
          <table:table-cell office:value-type="float" office:value="-0.956937" calcext:value-type="float">
            <text:p>-0.956937</text:p>
          </table:table-cell>
          <table:table-cell office:value-type="float" office:value="-0.056554" calcext:value-type="float">
            <text:p>-0.056554</text:p>
          </table:table-cell>
          <table:table-cell office:value-type="float" office:value="-1.640004" calcext:value-type="float">
            <text:p>-1.640004</text:p>
          </table:table-cell>
          <table:table-cell office:value-type="float" office:value="-0.062573" calcext:value-type="float">
            <text:p>-0.062573</text:p>
          </table:table-cell>
          <table:table-cell office:value-type="float" office:value="0.099875" calcext:value-type="float">
            <text:p>0.09987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3701" calcext:value-type="float">
            <text:p>-1.463701</text:p>
          </table:table-cell>
          <table:table-cell office:value-type="float" office:value="-2.891677" calcext:value-type="float">
            <text:p>-2.891677</text:p>
          </table:table-cell>
          <table:table-cell office:value-type="float" office:value="-0.470415" calcext:value-type="float">
            <text:p>-0.470415</text:p>
          </table:table-cell>
          <table:table-cell office:value-type="float" office:value="-0.290145" calcext:value-type="float">
            <text:p>-0.290145</text:p>
          </table:table-cell>
          <table:table-cell office:value-type="float" office:value="-0.881357" calcext:value-type="float">
            <text:p>-0.881357</text:p>
          </table:table-cell>
          <table:table-cell office:value-type="float" office:value="0.033671" calcext:value-type="float">
            <text:p>0.033671</text:p>
          </table:table-cell>
          <table:table-cell office:value-type="float" office:value="-1.137831" calcext:value-type="float">
            <text:p>-1.137831</text:p>
          </table:table-cell>
          <table:table-cell office:value-type="float" office:value="-0.028985" calcext:value-type="float">
            <text:p>-0.028985</text:p>
          </table:table-cell>
          <table:table-cell office:value-type="float" office:value="0.099898" calcext:value-type="float">
            <text:p>0.09989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9012" calcext:value-type="float">
            <text:p>-1.409012</text:p>
          </table:table-cell>
          <table:table-cell office:value-type="float" office:value="-2.942934" calcext:value-type="float">
            <text:p>-2.942934</text:p>
          </table:table-cell>
          <table:table-cell office:value-type="float" office:value="-0.477851" calcext:value-type="float">
            <text:p>-0.477851</text:p>
          </table:table-cell>
          <table:table-cell office:value-type="float" office:value="-0.344834" calcext:value-type="float">
            <text:p>-0.344834</text:p>
          </table:table-cell>
          <table:table-cell office:value-type="float" office:value="-0.838789" calcext:value-type="float">
            <text:p>-0.838789</text:p>
          </table:table-cell>
          <table:table-cell office:value-type="float" office:value="-0.005465" calcext:value-type="float">
            <text:p>-0.005465</text:p>
          </table:table-cell>
          <table:table-cell office:value-type="float" office:value="-1.189088" calcext:value-type="float">
            <text:p>-1.189088</text:p>
          </table:table-cell>
          <table:table-cell office:value-type="float" office:value="-0.034505" calcext:value-type="float">
            <text:p>-0.034505</text:p>
          </table:table-cell>
          <table:table-cell office:value-type="float" office:value="0.100064" calcext:value-type="float">
            <text:p>0.10006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0253" calcext:value-type="float">
            <text:p>-1.410253</text:p>
          </table:table-cell>
          <table:table-cell office:value-type="float" office:value="-2.902231" calcext:value-type="float">
            <text:p>-2.902231</text:p>
          </table:table-cell>
          <table:table-cell office:value-type="float" office:value="-0.471946" calcext:value-type="float">
            <text:p>-0.471946</text:p>
          </table:table-cell>
          <table:table-cell office:value-type="float" office:value="-0.343593" calcext:value-type="float">
            <text:p>-0.343593</text:p>
          </table:table-cell>
          <table:table-cell office:value-type="float" office:value="-0.804916" calcext:value-type="float">
            <text:p>-0.80491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-1.148385" calcext:value-type="float">
            <text:p>-1.148385</text:p>
          </table:table-cell>
          <table:table-cell office:value-type="float" office:value="-0.034463" calcext:value-type="float">
            <text:p>-0.034463</text:p>
          </table:table-cell>
          <table:table-cell office:value-type="float" office:value="0.100303" calcext:value-type="float">
            <text:p>0.10030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991" calcext:value-type="float">
            <text:p>-1.013991</text:p>
          </table:table-cell>
          <table:table-cell office:value-type="float" office:value="-3.355093" calcext:value-type="float">
            <text:p>-3.355093</text:p>
          </table:table-cell>
          <table:table-cell office:value-type="float" office:value="-0.537641" calcext:value-type="float">
            <text:p>-0.537641</text:p>
          </table:table-cell>
          <table:table-cell office:value-type="float" office:value="-0.739855" calcext:value-type="float">
            <text:p>-0.739855</text:p>
          </table:table-cell>
          <table:table-cell office:value-type="float" office:value="-0.821725" calcext:value-type="float">
            <text:p>-0.821725</text:p>
          </table:table-cell>
          <table:table-cell office:value-type="float" office:value="-0.039666" calcext:value-type="float">
            <text:p>-0.039666</text:p>
          </table:table-cell>
          <table:table-cell office:value-type="float" office:value="-1.601247" calcext:value-type="float">
            <text:p>-1.601247</text:p>
          </table:table-cell>
          <table:table-cell office:value-type="float" office:value="-0.073911" calcext:value-type="float">
            <text:p>-0.073911</text:p>
          </table:table-cell>
          <table:table-cell office:value-type="float" office:value="0.099899" calcext:value-type="float">
            <text:p>0.09989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153" calcext:value-type="float">
            <text:p>-0.901153</text:p>
          </table:table-cell>
          <table:table-cell office:value-type="float" office:value="-3.380972" calcext:value-type="float">
            <text:p>-3.380972</text:p>
          </table:table-cell>
          <table:table-cell office:value-type="float" office:value="-0.541395" calcext:value-type="float">
            <text:p>-0.541395</text:p>
          </table:table-cell>
          <table:table-cell office:value-type="float" office:value="-0.852693" calcext:value-type="float">
            <text:p>-0.852693</text:p>
          </table:table-cell>
          <table:table-cell office:value-type="float" office:value="-0.76315" calcext:value-type="float">
            <text:p>-0.76315</text:p>
          </table:table-cell>
          <table:table-cell office:value-type="float" office:value="-0.011283" calcext:value-type="float">
            <text:p>-0.011283</text:p>
          </table:table-cell>
          <table:table-cell office:value-type="float" office:value="-1.627125" calcext:value-type="float">
            <text:p>-1.627125</text:p>
          </table:table-cell>
          <table:table-cell office:value-type="float" office:value="-0.085277" calcext:value-type="float">
            <text:p>-0.085277</text:p>
          </table:table-cell>
          <table:table-cell office:value-type="float" office:value="0.100009" calcext:value-type="float">
            <text:p>0.10000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994" calcext:value-type="float">
            <text:p>-1.125994</text:p>
          </table:table-cell>
          <table:table-cell office:value-type="float" office:value="-3.03708" calcext:value-type="float">
            <text:p>-3.03708</text:p>
          </table:table-cell>
          <table:table-cell office:value-type="float" office:value="-0.491508" calcext:value-type="float">
            <text:p>-0.491508</text:p>
          </table:table-cell>
          <table:table-cell office:value-type="float" office:value="-0.627853" calcext:value-type="float">
            <text:p>-0.627853</text:p>
          </table:table-cell>
          <table:table-cell office:value-type="float" office:value="-0.677835" calcext:value-type="float">
            <text:p>-0.677835</text:p>
          </table:table-cell>
          <table:table-cell office:value-type="float" office:value="0.022454" calcext:value-type="float">
            <text:p>0.022454</text:p>
          </table:table-cell>
          <table:table-cell office:value-type="float" office:value="-1.283234" calcext:value-type="float">
            <text:p>-1.283234</text:p>
          </table:table-cell>
          <table:table-cell office:value-type="float" office:value="-0.062869" calcext:value-type="float">
            <text:p>-0.062869</text:p>
          </table:table-cell>
          <table:table-cell office:value-type="float" office:value="0.100133" calcext:value-type="float">
            <text:p>0.10013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9016" calcext:value-type="float">
            <text:p>-1.129016</text:p>
          </table:table-cell>
          <table:table-cell office:value-type="float" office:value="-3.05638" calcext:value-type="float">
            <text:p>-3.05638</text:p>
          </table:table-cell>
          <table:table-cell office:value-type="float" office:value="-0.494308" calcext:value-type="float">
            <text:p>-0.494308</text:p>
          </table:table-cell>
          <table:table-cell office:value-type="float" office:value="-0.62483" calcext:value-type="float">
            <text:p>-0.62483</text:p>
          </table:table-cell>
          <table:table-cell office:value-type="float" office:value="-0.678007" calcext:value-type="float">
            <text:p>-0.67800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-1.302534" calcext:value-type="float">
            <text:p>-1.302534</text:p>
          </table:table-cell>
          <table:table-cell office:value-type="float" office:value="-0.062477" calcext:value-type="float">
            <text:p>-0.062477</text:p>
          </table:table-cell>
          <table:table-cell office:value-type="float" office:value="0.099991" calcext:value-type="float">
            <text:p>0.09999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1" calcext:value-type="float">
            <text:p>-0.9011</text:p>
          </table:table-cell>
          <table:table-cell office:value-type="float" office:value="-3.433904" calcext:value-type="float">
            <text:p>-3.433904</text:p>
          </table:table-cell>
          <table:table-cell office:value-type="float" office:value="-0.549074" calcext:value-type="float">
            <text:p>-0.549074</text:p>
          </table:table-cell>
          <table:table-cell office:value-type="float" office:value="-0.852746" calcext:value-type="float">
            <text:p>-0.852746</text:p>
          </table:table-cell>
          <table:table-cell office:value-type="float" office:value="-0.804474" calcext:value-type="float">
            <text:p>-0.804474</text:p>
          </table:table-cell>
          <table:table-cell office:value-type="float" office:value="-0.022838" calcext:value-type="float">
            <text:p>-0.022838</text:p>
          </table:table-cell>
          <table:table-cell office:value-type="float" office:value="-1.680058" calcext:value-type="float">
            <text:p>-1.680058</text:p>
          </table:table-cell>
          <table:table-cell office:value-type="float" office:value="-0.085102" calcext:value-type="float">
            <text:p>-0.085102</text:p>
          </table:table-cell>
          <table:table-cell office:value-type="float" office:value="0.099798" calcext:value-type="float">
            <text:p>0.09979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1798" calcext:value-type="float">
            <text:p>-0.951798</text:p>
          </table:table-cell>
          <table:table-cell office:value-type="float" office:value="-3.466348" calcext:value-type="float">
            <text:p>-3.466348</text:p>
          </table:table-cell>
          <table:table-cell office:value-type="float" office:value="-0.55378" calcext:value-type="float">
            <text:p>-0.55378</text:p>
          </table:table-cell>
          <table:table-cell office:value-type="float" office:value="-0.802048" calcext:value-type="float">
            <text:p>-0.802048</text:p>
          </table:table-cell>
          <table:table-cell office:value-type="float" office:value="-0.915525" calcext:value-type="float">
            <text:p>-0.915525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-1.712502" calcext:value-type="float">
            <text:p>-1.712502</text:p>
          </table:table-cell>
          <table:table-cell office:value-type="float" office:value="-0.080187" calcext:value-type="float">
            <text:p>-0.080187</text:p>
          </table:table-cell>
          <table:table-cell office:value-type="float" office:value="0.099978" calcext:value-type="float">
            <text:p>0.09997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7204" calcext:value-type="float">
            <text:p>-1.077204</text:p>
          </table:table-cell>
          <table:table-cell office:value-type="float" office:value="-3.341172" calcext:value-type="float">
            <text:p>-3.341172</text:p>
          </table:table-cell>
          <table:table-cell office:value-type="float" office:value="-0.535622" calcext:value-type="float">
            <text:p>-0.535622</text:p>
          </table:table-cell>
          <table:table-cell office:value-type="float" office:value="-0.676642" calcext:value-type="float">
            <text:p>-0.676642</text:p>
          </table:table-cell>
          <table:table-cell office:value-type="float" office:value="-0.923218" calcext:value-type="float">
            <text:p>-0.923218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-1.587326" calcext:value-type="float">
            <text:p>-1.587326</text:p>
          </table:table-cell>
          <table:table-cell office:value-type="float" office:value="-0.067702" calcext:value-type="float">
            <text:p>-0.067702</text:p>
          </table:table-cell>
          <table:table-cell office:value-type="float" office:value="0.100055" calcext:value-type="float">
            <text:p>0.10005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6554" calcext:value-type="float">
            <text:p>-1.126554</text:p>
          </table:table-cell>
          <table:table-cell office:value-type="float" office:value="-3.350334" calcext:value-type="float">
            <text:p>-3.350334</text:p>
          </table:table-cell>
          <table:table-cell office:value-type="float" office:value="-0.536951" calcext:value-type="float">
            <text:p>-0.536951</text:p>
          </table:table-cell>
          <table:table-cell office:value-type="float" office:value="-0.627292" calcext:value-type="float">
            <text:p>-0.627292</text:p>
          </table:table-cell>
          <table:table-cell office:value-type="float" office:value="-0.974117" calcext:value-type="float">
            <text:p>-0.974117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-1.596488" calcext:value-type="float">
            <text:p>-1.596488</text:p>
          </table:table-cell>
          <table:table-cell office:value-type="float" office:value="-0.062917" calcext:value-type="float">
            <text:p>-0.062917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1954" calcext:value-type="float">
            <text:p>-0.841954</text:p>
          </table:table-cell>
          <table:table-cell office:value-type="float" office:value="-3.752877" calcext:value-type="float">
            <text:p>-3.752877</text:p>
          </table:table-cell>
          <table:table-cell office:value-type="float" office:value="-0.595346" calcext:value-type="float">
            <text:p>-0.595346</text:p>
          </table:table-cell>
          <table:table-cell office:value-type="float" office:value="-0.911892" calcext:value-type="float">
            <text:p>-0.911892</text:p>
          </table:table-cell>
          <table:table-cell office:value-type="float" office:value="-1.058557" calcext:value-type="float">
            <text:p>-1.058557</text:p>
          </table:table-cell>
          <table:table-cell office:value-type="float" office:value="-0.028582" calcext:value-type="float">
            <text:p>-0.028582</text:p>
          </table:table-cell>
          <table:table-cell office:value-type="float" office:value="-1.999031" calcext:value-type="float">
            <text:p>-1.999031</text:p>
          </table:table-cell>
          <table:table-cell office:value-type="float" office:value="-0.090799" calcext:value-type="float">
            <text:p>-0.090799</text:p>
          </table:table-cell>
          <table:table-cell office:value-type="float" office:value="0.099572" calcext:value-type="float">
            <text:p>0.09957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9913" calcext:value-type="float">
            <text:p>-0.849913</text:p>
          </table:table-cell>
          <table:table-cell office:value-type="float" office:value="-3.799626" calcext:value-type="float">
            <text:p>-3.799626</text:p>
          </table:table-cell>
          <table:table-cell office:value-type="float" office:value="-0.602128" calcext:value-type="float">
            <text:p>-0.602128</text:p>
          </table:table-cell>
          <table:table-cell office:value-type="float" office:value="-0.903933" calcext:value-type="float">
            <text:p>-0.903933</text:p>
          </table:table-cell>
          <table:table-cell office:value-type="float" office:value="-1.142642" calcext:value-type="float">
            <text:p>-1.142642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-2.04578" calcext:value-type="float">
            <text:p>-2.04578</text:p>
          </table:table-cell>
          <table:table-cell office:value-type="float" office:value="-0.09052" calcext:value-type="float">
            <text:p>-0.09052</text:p>
          </table:table-cell>
          <table:table-cell office:value-type="float" office:value="0.10014" calcext:value-type="float">
            <text:p>0.1001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2327" calcext:value-type="float">
            <text:p>-1.182327</text:p>
          </table:table-cell>
          <table:table-cell office:value-type="float" office:value="-3.409359" calcext:value-type="float">
            <text:p>-3.409359</text:p>
          </table:table-cell>
          <table:table-cell office:value-type="float" office:value="-0.545513" calcext:value-type="float">
            <text:p>-0.545513</text:p>
          </table:table-cell>
          <table:table-cell office:value-type="float" office:value="-0.571519" calcext:value-type="float">
            <text:p>-0.571519</text:p>
          </table:table-cell>
          <table:table-cell office:value-type="float" office:value="-1.11731" calcext:value-type="float">
            <text:p>-1.11731</text:p>
          </table:table-cell>
          <table:table-cell office:value-type="float" office:value="0.033316" calcext:value-type="float">
            <text:p>0.033316</text:p>
          </table:table-cell>
          <table:table-cell office:value-type="float" office:value="-1.655513" calcext:value-type="float">
            <text:p>-1.655513</text:p>
          </table:table-cell>
          <table:table-cell office:value-type="float" office:value="-0.057023" calcext:value-type="float">
            <text:p>-0.057023</text:p>
          </table:table-cell>
          <table:table-cell office:value-type="float" office:value="0.099775" calcext:value-type="float">
            <text:p>0.09977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5432" calcext:value-type="float">
            <text:p>-1.465432</text:p>
          </table:table-cell>
          <table:table-cell office:value-type="float" office:value="-3.046697" calcext:value-type="float">
            <text:p>-3.046697</text:p>
          </table:table-cell>
          <table:table-cell office:value-type="float" office:value="-0.492903" calcext:value-type="float">
            <text:p>-0.492903</text:p>
          </table:table-cell>
          <table:table-cell office:value-type="float" office:value="-0.288414" calcext:value-type="float">
            <text:p>-0.288414</text:p>
          </table:table-cell>
          <table:table-cell office:value-type="float" office:value="-1.032712" calcext:value-type="float">
            <text:p>-1.032712</text:p>
          </table:table-cell>
          <table:table-cell office:value-type="float" office:value="0.028275" calcext:value-type="float">
            <text:p>0.028275</text:p>
          </table:table-cell>
          <table:table-cell office:value-type="float" office:value="-1.29285" calcext:value-type="float">
            <text:p>-1.29285</text:p>
          </table:table-cell>
          <table:table-cell office:value-type="float" office:value="-0.028878" calcext:value-type="float">
            <text:p>-0.028878</text:p>
          </table:table-cell>
          <table:table-cell office:value-type="float" office:value="0.100126" calcext:value-type="float">
            <text:p>0.10012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0227" calcext:value-type="float">
            <text:p>-1.240227</text:p>
          </table:table-cell>
          <table:table-cell office:value-type="float" office:value="-3.305376" calcext:value-type="float">
            <text:p>-3.305376</text:p>
          </table:table-cell>
          <table:table-cell office:value-type="float" office:value="-0.530429" calcext:value-type="float">
            <text:p>-0.530429</text:p>
          </table:table-cell>
          <table:table-cell office:value-type="float" office:value="-0.51362" calcext:value-type="float">
            <text:p>-0.51362</text:p>
          </table:table-cell>
          <table:table-cell office:value-type="float" office:value="-1.015364" calcext:value-type="float">
            <text:p>-1.015364</text:p>
          </table:table-cell>
          <table:table-cell office:value-type="float" office:value="-0.022546" calcext:value-type="float">
            <text:p>-0.022546</text:p>
          </table:table-cell>
          <table:table-cell office:value-type="float" office:value="-1.55153" calcext:value-type="float">
            <text:p>-1.55153</text:p>
          </table:table-cell>
          <table:table-cell office:value-type="float" office:value="-0.051304" calcext:value-type="float">
            <text:p>-0.051304</text:p>
          </table:table-cell>
          <table:table-cell office:value-type="float" office:value="0.099887" calcext:value-type="float">
            <text:p>0.09988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343" calcext:value-type="float">
            <text:p>-0.957343</text:p>
          </table:table-cell>
          <table:table-cell office:value-type="float" office:value="-3.619839" calcext:value-type="float">
            <text:p>-3.619839</text:p>
          </table:table-cell>
          <table:table-cell office:value-type="float" office:value="-0.576047" calcext:value-type="float">
            <text:p>-0.576047</text:p>
          </table:table-cell>
          <table:table-cell office:value-type="float" office:value="-0.796503" calcext:value-type="float">
            <text:p>-0.796503</text:p>
          </table:table-cell>
          <table:table-cell office:value-type="float" office:value="-1.041225" calcext:value-type="float">
            <text:p>-1.041225</text:p>
          </table:table-cell>
          <table:table-cell office:value-type="float" office:value="-0.028264" calcext:value-type="float">
            <text:p>-0.028264</text:p>
          </table:table-cell>
          <table:table-cell office:value-type="float" office:value="-1.865993" calcext:value-type="float">
            <text:p>-1.865993</text:p>
          </table:table-cell>
          <table:table-cell office:value-type="float" office:value="-0.079718" calcext:value-type="float">
            <text:p>-0.079718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651" calcext:value-type="float">
            <text:p>-0.845651</text:p>
          </table:table-cell>
          <table:table-cell office:value-type="float" office:value="-3.72279" calcext:value-type="float">
            <text:p>-3.72279</text:p>
          </table:table-cell>
          <table:table-cell office:value-type="float" office:value="-0.590981" calcext:value-type="float">
            <text:p>-0.590981</text:p>
          </table:table-cell>
          <table:table-cell office:value-type="float" office:value="-0.908195" calcext:value-type="float">
            <text:p>-0.908195</text:p>
          </table:table-cell>
          <table:table-cell office:value-type="float" office:value="-1.04956" calcext:value-type="float">
            <text:p>-1.04956</text:p>
          </table:table-cell>
          <table:table-cell office:value-type="float" office:value="-0.011189" calcext:value-type="float">
            <text:p>-0.011189</text:p>
          </table:table-cell>
          <table:table-cell office:value-type="float" office:value="-1.968943" calcext:value-type="float">
            <text:p>-1.968943</text:p>
          </table:table-cell>
          <table:table-cell office:value-type="float" office:value="-0.090659" calcext:value-type="float">
            <text:p>-0.090659</text:p>
          </table:table-cell>
          <table:table-cell office:value-type="float" office:value="0.099823" calcext:value-type="float">
            <text:p>0.09982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257" calcext:value-type="float">
            <text:p>-1.014257</text:p>
          </table:table-cell>
          <table:table-cell office:value-type="float" office:value="-3.516845" calcext:value-type="float">
            <text:p>-3.516845</text:p>
          </table:table-cell>
          <table:table-cell office:value-type="float" office:value="-0.561106" calcext:value-type="float">
            <text:p>-0.561106</text:p>
          </table:table-cell>
          <table:table-cell office:value-type="float" office:value="-0.739589" calcext:value-type="float">
            <text:p>-0.739589</text:p>
          </table:table-cell>
          <table:table-cell office:value-type="float" office:value="-1.040263" calcext:value-type="float">
            <text:p>-1.040263</text:p>
          </table:table-cell>
          <table:table-cell office:value-type="float" office:value="0.016854" calcext:value-type="float">
            <text:p>0.016854</text:p>
          </table:table-cell>
          <table:table-cell office:value-type="float" office:value="-1.762999" calcext:value-type="float">
            <text:p>-1.762999</text:p>
          </table:table-cell>
          <table:table-cell office:value-type="float" office:value="-0.073989" calcext:value-type="float">
            <text:p>-0.073989</text:p>
          </table:table-cell>
          <table:table-cell office:value-type="float" office:value="0.100041" calcext:value-type="float">
            <text:p>0.10004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967" calcext:value-type="float">
            <text:p>-1.070967</text:p>
          </table:table-cell>
          <table:table-cell office:value-type="float" office:value="-3.47283" calcext:value-type="float">
            <text:p>-3.47283</text:p>
          </table:table-cell>
          <table:table-cell office:value-type="float" office:value="-0.554721" calcext:value-type="float">
            <text:p>-0.554721</text:p>
          </table:table-cell>
          <table:table-cell office:value-type="float" office:value="-0.682879" calcext:value-type="float">
            <text:p>-0.682879</text:p>
          </table:table-cell>
          <table:table-cell office:value-type="float" office:value="-1.041743" calcext:value-type="float">
            <text:p>-1.041743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-1.718984" calcext:value-type="float">
            <text:p>-1.718984</text:p>
          </table:table-cell>
          <table:table-cell office:value-type="float" office:value="-0.068688" calcext:value-type="float">
            <text:p>-0.068688</text:p>
          </table:table-cell>
          <table:table-cell office:value-type="float" office:value="0.100586" calcext:value-type="float">
            <text:p>0.10058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332" calcext:value-type="float">
            <text:p>-0.957332</text:p>
          </table:table-cell>
          <table:table-cell office:value-type="float" office:value="-3.62811" calcext:value-type="float">
            <text:p>-3.62811</text:p>
          </table:table-cell>
          <table:table-cell office:value-type="float" office:value="-0.577247" calcext:value-type="float">
            <text:p>-0.577247</text:p>
          </table:table-cell>
          <table:table-cell office:value-type="float" office:value="-0.796514" calcext:value-type="float">
            <text:p>-0.796514</text:p>
          </table:table-cell>
          <table:table-cell office:value-type="float" office:value="-1.066338" calcext:value-type="float">
            <text:p>-1.066338</text:p>
          </table:table-cell>
          <table:table-cell office:value-type="float" office:value="-0.011412" calcext:value-type="float">
            <text:p>-0.011412</text:p>
          </table:table-cell>
          <table:table-cell office:value-type="float" office:value="-1.874264" calcext:value-type="float">
            <text:p>-1.874264</text:p>
          </table:table-cell>
          <table:table-cell office:value-type="float" office:value="-0.079314" calcext:value-type="float">
            <text:p>-0.079314</text:p>
          </table:table-cell>
          <table:table-cell office:value-type="float" office:value="0.099576" calcext:value-type="float">
            <text:p>0.09957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883" calcext:value-type="float">
            <text:p>-1.014883</text:p>
          </table:table-cell>
          <table:table-cell office:value-type="float" office:value="-3.528204" calcext:value-type="float">
            <text:p>-3.528204</text:p>
          </table:table-cell>
          <table:table-cell office:value-type="float" office:value="-0.562754" calcext:value-type="float">
            <text:p>-0.562754</text:p>
          </table:table-cell>
          <table:table-cell office:value-type="float" office:value="-0.738963" calcext:value-type="float">
            <text:p>-0.738963</text:p>
          </table:table-cell>
          <table:table-cell office:value-type="float" office:value="-1.041142" calcext:value-type="float">
            <text:p>-1.041142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-1.774358" calcext:value-type="float">
            <text:p>-1.774358</text:p>
          </table:table-cell>
          <table:table-cell office:value-type="float" office:value="-0.074002" calcext:value-type="float">
            <text:p>-0.074002</text:p>
          </table:table-cell>
          <table:table-cell office:value-type="float" office:value="0.100143" calcext:value-type="float">
            <text:p>0.10014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401" calcext:value-type="float">
            <text:p>-1.127401</text:p>
          </table:table-cell>
          <table:table-cell office:value-type="float" office:value="-3.368216" calcext:value-type="float">
            <text:p>-3.368216</text:p>
          </table:table-cell>
          <table:table-cell office:value-type="float" office:value="-0.539545" calcext:value-type="float">
            <text:p>-0.539545</text:p>
          </table:table-cell>
          <table:table-cell office:value-type="float" office:value="-0.626445" calcext:value-type="float">
            <text:p>-0.626445</text:p>
          </table:table-cell>
          <table:table-cell office:value-type="float" office:value="-0.999193" calcext:value-type="float">
            <text:p>-0.999193</text:p>
          </table:table-cell>
          <table:table-cell office:value-type="float" office:value="0.011268" calcext:value-type="float">
            <text:p>0.011268</text:p>
          </table:table-cell>
          <table:table-cell office:value-type="float" office:value="-1.61437" calcext:value-type="float">
            <text:p>-1.61437</text:p>
          </table:table-cell>
          <table:table-cell office:value-type="float" office:value="-0.062554" calcext:value-type="float">
            <text:p>-0.062554</text:p>
          </table:table-cell>
          <table:table-cell office:value-type="float" office:value="0.099855" calcext:value-type="float">
            <text:p>0.09985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5065" calcext:value-type="float">
            <text:p>-1.465065</text:p>
          </table:table-cell>
          <table:table-cell office:value-type="float" office:value="-2.965868" calcext:value-type="float">
            <text:p>-2.965868</text:p>
          </table:table-cell>
          <table:table-cell office:value-type="float" office:value="-0.481178" calcext:value-type="float">
            <text:p>-0.481178</text:p>
          </table:table-cell>
          <table:table-cell office:value-type="float" office:value="-0.288781" calcext:value-type="float">
            <text:p>-0.288781</text:p>
          </table:table-cell>
          <table:table-cell office:value-type="float" office:value="-0.956993" calcext:value-type="float">
            <text:p>-0.956993</text:p>
          </table:table-cell>
          <table:table-cell office:value-type="float" office:value="0.033752" calcext:value-type="float">
            <text:p>0.033752</text:p>
          </table:table-cell>
          <table:table-cell office:value-type="float" office:value="-1.212021" calcext:value-type="float">
            <text:p>-1.212021</text:p>
          </table:table-cell>
          <table:table-cell office:value-type="float" office:value="-0.02889" calcext:value-type="float">
            <text:p>-0.02889</text:p>
          </table:table-cell>
          <table:table-cell office:value-type="float" office:value="0.100042" calcext:value-type="float">
            <text:p>0.10004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1598" calcext:value-type="float">
            <text:p>-1.351598</text:p>
          </table:table-cell>
          <table:table-cell office:value-type="float" office:value="-3.141525" calcext:value-type="float">
            <text:p>-3.141525</text:p>
          </table:table-cell>
          <table:table-cell office:value-type="float" office:value="-0.50666" calcext:value-type="float">
            <text:p>-0.50666</text:p>
          </table:table-cell>
          <table:table-cell office:value-type="float" office:value="-0.402248" calcext:value-type="float">
            <text:p>-0.402248</text:p>
          </table:table-cell>
          <table:table-cell office:value-type="float" office:value="-0.9741" calcext:value-type="float">
            <text:p>-0.9741</text:p>
          </table:table-cell>
          <table:table-cell office:value-type="float" office:value="-0.01133" calcext:value-type="float">
            <text:p>-0.01133</text:p>
          </table:table-cell>
          <table:table-cell office:value-type="float" office:value="-1.387679" calcext:value-type="float">
            <text:p>-1.387679</text:p>
          </table:table-cell>
          <table:table-cell office:value-type="float" office:value="-0.040283" calcext:value-type="float">
            <text:p>-0.040283</text:p>
          </table:table-cell>
          <table:table-cell office:value-type="float" office:value="0.100144" calcext:value-type="float">
            <text:p>0.10014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053" calcext:value-type="float">
            <text:p>-1.184053</text:p>
          </table:table-cell>
          <table:table-cell office:value-type="float" office:value="-3.322987" calcext:value-type="float">
            <text:p>-3.322987</text:p>
          </table:table-cell>
          <table:table-cell office:value-type="float" office:value="-0.532984" calcext:value-type="float">
            <text:p>-0.532984</text:p>
          </table:table-cell>
          <table:table-cell office:value-type="float" office:value="-0.569793" calcext:value-type="float">
            <text:p>-0.569793</text:p>
          </table:table-cell>
          <table:table-cell office:value-type="float" office:value="-0.982588" calcext:value-type="float">
            <text:p>-0.982588</text:p>
          </table:table-cell>
          <table:table-cell office:value-type="float" office:value="-0.016759" calcext:value-type="float">
            <text:p>-0.016759</text:p>
          </table:table-cell>
          <table:table-cell office:value-type="float" office:value="-1.56914" calcext:value-type="float">
            <text:p>-1.56914</text:p>
          </table:table-cell>
          <table:table-cell office:value-type="float" office:value="-0.056962" calcext:value-type="float">
            <text:p>-0.056962</text:p>
          </table:table-cell>
          <table:table-cell office:value-type="float" office:value="0.09997" calcext:value-type="float">
            <text:p>0.0999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1939" calcext:value-type="float">
            <text:p>-1.181939</text:p>
          </table:table-cell>
          <table:table-cell office:value-type="float" office:value="-3.274648" calcext:value-type="float">
            <text:p>-3.274648</text:p>
          </table:table-cell>
          <table:table-cell office:value-type="float" office:value="-0.525971" calcext:value-type="float">
            <text:p>-0.525971</text:p>
          </table:table-cell>
          <table:table-cell office:value-type="float" office:value="-0.571908" calcext:value-type="float">
            <text:p>-0.571908</text:p>
          </table:table-cell>
          <table:table-cell office:value-type="float" office:value="-0.948682" calcext:value-type="float">
            <text:p>-0.948682</text:p>
          </table:table-cell>
          <table:table-cell office:value-type="float" office:value="-0.000212" calcext:value-type="float">
            <text:p>-0.000212</text:p>
          </table:table-cell>
          <table:table-cell office:value-type="float" office:value="-1.520801" calcext:value-type="float">
            <text:p>-1.520801</text:p>
          </table:table-cell>
          <table:table-cell office:value-type="float" office:value="-0.057114" calcext:value-type="float">
            <text:p>-0.057114</text:p>
          </table:table-cell>
          <table:table-cell office:value-type="float" office:value="0.099866" calcext:value-type="float">
            <text:p>0.09986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0138" calcext:value-type="float">
            <text:p>-1.690138</text:p>
          </table:table-cell>
          <table:table-cell office:value-type="float" office:value="-2.589077" calcext:value-type="float">
            <text:p>-2.589077</text:p>
          </table:table-cell>
          <table:table-cell office:value-type="float" office:value="-0.426518" calcext:value-type="float">
            <text:p>-0.426518</text:p>
          </table:table-cell>
          <table:table-cell office:value-type="float" office:value="-0.063708" calcext:value-type="float">
            <text:p>-0.063708</text:p>
          </table:table-cell>
          <table:table-cell office:value-type="float" office:value="-0.822265" calcext:value-type="float">
            <text:p>-0.822265</text:p>
          </table:table-cell>
          <table:table-cell office:value-type="float" office:value="0.050742" calcext:value-type="float">
            <text:p>0.050742</text:p>
          </table:table-cell>
          <table:table-cell office:value-type="float" office:value="-0.835231" calcext:value-type="float">
            <text:p>-0.835231</text:p>
          </table:table-cell>
          <table:table-cell office:value-type="float" office:value="-0.006381" calcext:value-type="float">
            <text:p>-0.006381</text:p>
          </table:table-cell>
          <table:table-cell office:value-type="float" office:value="0.100153" calcext:value-type="float">
            <text:p>0.10015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9058" calcext:value-type="float">
            <text:p>-1.859058</text:p>
          </table:table-cell>
          <table:table-cell office:value-type="float" office:value="-2.327241" calcext:value-type="float">
            <text:p>-2.327241</text:p>
          </table:table-cell>
          <table:table-cell office:value-type="float" office:value="-0.388535" calcext:value-type="float">
            <text:p>-0.388535</text:p>
          </table:table-cell>
          <table:table-cell office:value-type="float" office:value="0.105212" calcext:value-type="float">
            <text:p>0.105212</text:p>
          </table:table-cell>
          <table:table-cell office:value-type="float" office:value="-0.6955" calcext:value-type="float">
            <text:p>-0.6955</text:p>
          </table:table-cell>
          <table:table-cell office:value-type="float" office:value="0.016893" calcext:value-type="float">
            <text:p>0.016893</text:p>
          </table:table-cell>
          <table:table-cell office:value-type="float" office:value="-0.573395" calcext:value-type="float">
            <text:p>-0.573395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99993" calcext:value-type="float">
            <text:p>0.09999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1408" calcext:value-type="float">
            <text:p>-1.241408</text:p>
          </table:table-cell>
          <table:table-cell office:value-type="float" office:value="-2.997365" calcext:value-type="float">
            <text:p>-2.997365</text:p>
          </table:table-cell>
          <table:table-cell office:value-type="float" office:value="-0.485747" calcext:value-type="float">
            <text:p>-0.485747</text:p>
          </table:table-cell>
          <table:table-cell office:value-type="float" office:value="-0.512438" calcext:value-type="float">
            <text:p>-0.512438</text:p>
          </table:table-cell>
          <table:table-cell office:value-type="float" office:value="-0.66924" calcext:value-type="float">
            <text:p>-0.66924</text:p>
          </table:table-cell>
          <table:table-cell office:value-type="float" office:value="-0.06184" calcext:value-type="float">
            <text:p>-0.06184</text:p>
          </table:table-cell>
          <table:table-cell office:value-type="float" office:value="-1.243519" calcext:value-type="float">
            <text:p>-1.243519</text:p>
          </table:table-cell>
          <table:table-cell office:value-type="float" office:value="-0.051181" calcext:value-type="float">
            <text:p>-0.051181</text:p>
          </table:table-cell>
          <table:table-cell office:value-type="float" office:value="0.099878" calcext:value-type="float">
            <text:p>0.09987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855" calcext:value-type="float">
            <text:p>-0.956855</text:p>
          </table:table-cell>
          <table:table-cell office:value-type="float" office:value="-3.248931" calcext:value-type="float">
            <text:p>-3.248931</text:p>
          </table:table-cell>
          <table:table-cell office:value-type="float" office:value="-0.522241" calcext:value-type="float">
            <text:p>-0.522241</text:p>
          </table:table-cell>
          <table:table-cell office:value-type="float" office:value="-0.796991" calcext:value-type="float">
            <text:p>-0.796991</text:p>
          </table:table-cell>
          <table:table-cell office:value-type="float" office:value="-0.669583" calcext:value-type="float">
            <text:p>-0.669583</text:p>
          </table:table-cell>
          <table:table-cell office:value-type="float" office:value="-0.028511" calcext:value-type="float">
            <text:p>-0.028511</text:p>
          </table:table-cell>
          <table:table-cell office:value-type="float" office:value="-1.495085" calcext:value-type="float">
            <text:p>-1.495085</text:p>
          </table:table-cell>
          <table:table-cell office:value-type="float" office:value="-0.079542" calcext:value-type="float">
            <text:p>-0.079542</text:p>
          </table:table-cell>
          <table:table-cell office:value-type="float" office:value="0.099803" calcext:value-type="float">
            <text:p>0.09980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921" calcext:value-type="float">
            <text:p>-1.184921</text:p>
          </table:table-cell>
          <table:table-cell office:value-type="float" office:value="-2.944143" calcext:value-type="float">
            <text:p>-2.944143</text:p>
          </table:table-cell>
          <table:table-cell office:value-type="float" office:value="-0.478026" calcext:value-type="float">
            <text:p>-0.478026</text:p>
          </table:table-cell>
          <table:table-cell office:value-type="float" office:value="-0.568925" calcext:value-type="float">
            <text:p>-0.568925</text:p>
          </table:table-cell>
          <table:table-cell office:value-type="float" office:value="-0.644123" calcext:value-type="float">
            <text:p>-0.644123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-1.190296" calcext:value-type="float">
            <text:p>-1.190296</text:p>
          </table:table-cell>
          <table:table-cell office:value-type="float" office:value="-0.057029" calcext:value-type="float">
            <text:p>-0.057029</text:p>
          </table:table-cell>
          <table:table-cell office:value-type="float" office:value="0.10024" calcext:value-type="float">
            <text:p>0.1002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465488" calcext:value-type="float">
            <text:p>-1.46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5488" calcext:value-type="float">
            <text:p>1.465488</text:p>
          </table:table-cell>
          <table:table-cell office:value-type="float" office:value="-0.330636" calcext:value-type="float">
            <text:p>-0.330636</text:p>
          </table:table-cell>
          <table:table-cell office:value-type="float" office:value="0.203596" calcext:value-type="float">
            <text:p>0.203596</text:p>
          </table:table-cell>
          <table:table-cell office:value-type="float" office:value="1.338448" calcext:value-type="float">
            <text:p>1.338448</text:p>
          </table:table-cell>
          <table:table-cell office:value-type="float" office:value="0.146438" calcext:value-type="float">
            <text:p>0.146438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1713" calcext:value-type="float">
            <text:p>0.73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1713" calcext:value-type="float">
            <text:p>-0.731713</text:p>
          </table:table-cell>
          <table:table-cell office:value-type="float" office:value="-0.39709" calcext:value-type="float">
            <text:p>-0.39709</text:p>
          </table:table-cell>
          <table:table-cell office:value-type="float" office:value="-0.219656" calcext:value-type="float">
            <text:p>-0.219656</text:p>
          </table:table-cell>
          <table:table-cell office:value-type="float" office:value="-1.348459" calcext:value-type="float">
            <text:p>-1.348459</text:p>
          </table:table-cell>
          <table:table-cell office:value-type="float" office:value="-0.073192" calcext:value-type="float">
            <text:p>-0.073192</text:p>
          </table:table-cell>
          <table:table-cell office:value-type="float" office:value="0.100029" calcext:value-type="float">
            <text:p>0.10002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297" calcext:value-type="float">
            <text:p>0.84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297" calcext:value-type="float">
            <text:p>-0.845297</text:p>
          </table:table-cell>
          <table:table-cell office:value-type="float" office:value="-0.463406" calcext:value-type="float">
            <text:p>-0.463406</text:p>
          </table:table-cell>
          <table:table-cell office:value-type="float" office:value="-0.011363" calcext:value-type="float">
            <text:p>-0.011363</text:p>
          </table:table-cell>
          <table:table-cell office:value-type="float" office:value="-1.320065" calcext:value-type="float">
            <text:p>-1.320065</text:p>
          </table:table-cell>
          <table:table-cell office:value-type="float" office:value="-0.084493" calcext:value-type="float">
            <text:p>-0.084493</text:p>
          </table:table-cell>
          <table:table-cell office:value-type="float" office:value="0.099957" calcext:value-type="float">
            <text:p>0.09995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405" calcext:value-type="float">
            <text:p>0.5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405" calcext:value-type="float">
            <text:p>-0.56405</text:p>
          </table:table-cell>
          <table:table-cell office:value-type="float" office:value="-0.462572" calcext:value-type="float">
            <text:p>-0.462572</text:p>
          </table:table-cell>
          <table:table-cell office:value-type="float" office:value="0.028124" calcext:value-type="float">
            <text:p>0.028124</text:p>
          </table:table-cell>
          <table:table-cell office:value-type="float" office:value="-0.998499" calcext:value-type="float">
            <text:p>-0.998499</text:p>
          </table:table-cell>
          <table:table-cell office:value-type="float" office:value="-0.056407" calcext:value-type="float">
            <text:p>-0.056407</text:p>
          </table:table-cell>
          <table:table-cell office:value-type="float" office:value="0.100003" calcext:value-type="float">
            <text:p>0.10000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56371" calcext:value-type="float">
            <text:p>0.056371</text:p>
          </table:table-cell>
          <table:table-cell office:value-type="float" office:value="6.531902" calcext:value-type="float">
            <text:p>6.531902</text:p>
          </table:table-cell>
          <table:table-cell office:value-type="float" office:value="0.998488" calcext:value-type="float">
            <text:p>0.998488</text:p>
          </table:table-cell>
          <table:table-cell office:value-type="float" office:value="3.020552" calcext:value-type="float">
            <text:p>3.020552</text:p>
          </table:table-cell>
          <table:table-cell office:value-type="float" office:value="0.075144" calcext:value-type="float">
            <text:p>0.075144</text:p>
          </table:table-cell>
          <table:table-cell office:value-type="float" office:value="0.359283" calcext:value-type="float">
            <text:p>0.359283</text:p>
          </table:table-cell>
          <table:table-cell office:value-type="float" office:value="3.454979" calcext:value-type="float">
            <text:p>3.454979</text:p>
          </table:table-cell>
          <table:table-cell office:value-type="float" office:value="0.301364" calcext:value-type="float">
            <text:p>0.301364</text:p>
          </table:table-cell>
          <table:table-cell office:value-type="float" office:value="0.099771" calcext:value-type="float">
            <text:p>0.09977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1.63632" calcext:value-type="float">
            <text:p>1.63632</text:p>
          </table:table-cell>
          <table:table-cell office:value-type="float" office:value="4.659535" calcext:value-type="float">
            <text:p>4.659535</text:p>
          </table:table-cell>
          <table:table-cell office:value-type="float" office:value="0.726871" calcext:value-type="float">
            <text:p>0.726871</text:p>
          </table:table-cell>
          <table:table-cell office:value-type="float" office:value="1.440604" calcext:value-type="float">
            <text:p>1.440604</text:p>
          </table:table-cell>
          <table:table-cell office:value-type="float" office:value="0.300343" calcext:value-type="float">
            <text:p>0.300343</text:p>
          </table:table-cell>
          <table:table-cell office:value-type="float" office:value="-0.158334" calcext:value-type="float">
            <text:p>-0.158334</text:p>
          </table:table-cell>
          <table:table-cell office:value-type="float" office:value="1.582612" calcext:value-type="float">
            <text:p>1.582612</text:p>
          </table:table-cell>
          <table:table-cell office:value-type="float" office:value="0.143752" calcext:value-type="float">
            <text:p>0.143752</text:p>
          </table:table-cell>
          <table:table-cell office:value-type="float" office:value="0.099786" calcext:value-type="float">
            <text:p>0.09978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78693" calcext:value-type="float">
            <text:p>5.078693</text:p>
          </table:table-cell>
          <table:table-cell office:value-type="float" office:value="0.715063" calcext:value-type="float">
            <text:p>0.715063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-2.00177" calcext:value-type="float">
            <text:p>-2.00177</text:p>
          </table:table-cell>
          <table:table-cell office:value-type="float" office:value="-0.014713" calcext:value-type="float">
            <text:p>-0.014713</text:p>
          </table:table-cell>
          <table:table-cell office:value-type="float" office:value="-0.345377" calcext:value-type="float">
            <text:p>-0.345377</text:p>
          </table:table-cell>
          <table:table-cell office:value-type="float" office:value="-2.36186" calcext:value-type="float">
            <text:p>-2.36186</text:p>
          </table:table-cell>
          <table:table-cell office:value-type="float" office:value="-0.199517" calcext:value-type="float">
            <text:p>-0.199517</text:p>
          </table:table-cell>
          <table:table-cell office:value-type="float" office:value="0.09967" calcext:value-type="float">
            <text:p>0.0996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85104" calcext:value-type="float">
            <text:p>5.185104</text:p>
          </table:table-cell>
          <table:table-cell office:value-type="float" office:value="0.703408" calcext:value-type="float">
            <text:p>0.703408</text:p>
          </table:table-cell>
          <table:table-cell office:value-type="float" office:value="0.152972" calcext:value-type="float">
            <text:p>0.152972</text:p>
          </table:table-cell>
          <table:table-cell office:value-type="float" office:value="-2.108181" calcext:value-type="float">
            <text:p>-2.108181</text:p>
          </table:table-cell>
          <table:table-cell office:value-type="float" office:value="-0.254712" calcext:value-type="float">
            <text:p>-0.254712</text:p>
          </table:table-cell>
          <table:table-cell office:value-type="float" office:value="-0.010623" calcext:value-type="float">
            <text:p>-0.010623</text:p>
          </table:table-cell>
          <table:table-cell office:value-type="float" office:value="-2.373515" calcext:value-type="float">
            <text:p>-2.373515</text:p>
          </table:table-cell>
          <table:table-cell office:value-type="float" office:value="-0.21118" calcext:value-type="float">
            <text:p>-0.21118</text:p>
          </table:table-cell>
          <table:table-cell office:value-type="float" office:value="0.100172" calcext:value-type="float">
            <text:p>0.10017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74758" calcext:value-type="float">
            <text:p>3.774758</text:p>
          </table:table-cell>
          <table:table-cell office:value-type="float" office:value="2.280302" calcext:value-type="float">
            <text:p>2.280302</text:p>
          </table:table-cell>
          <table:table-cell office:value-type="float" office:value="0.381725" calcext:value-type="float">
            <text:p>0.381725</text:p>
          </table:table-cell>
          <table:table-cell office:value-type="float" office:value="-0.697835" calcext:value-type="float">
            <text:p>-0.697835</text:p>
          </table:table-cell>
          <table:table-cell office:value-type="float" office:value="-0.239966" calcext:value-type="float">
            <text:p>-0.239966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-0.796621" calcext:value-type="float">
            <text:p>-0.796621</text:p>
          </table:table-cell>
          <table:table-cell office:value-type="float" office:value="-0.069712" calcext:value-type="float">
            <text:p>-0.069712</text:p>
          </table:table-cell>
          <table:table-cell office:value-type="float" office:value="0.099897" calcext:value-type="float">
            <text:p>0.09989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42" calcext:value-type="float">
            <text:p>3.38142</text:p>
          </table:table-cell>
          <table:table-cell office:value-type="float" office:value="2.611223" calcext:value-type="float">
            <text:p>2.611223</text:p>
          </table:table-cell>
          <table:table-cell office:value-type="float" office:value="0.429731" calcext:value-type="float">
            <text:p>0.429731</text:p>
          </table:table-cell>
          <table:table-cell office:value-type="float" office:value="-0.304497" calcext:value-type="float">
            <text:p>-0.304497</text:p>
          </table:table-cell>
          <table:table-cell office:value-type="float" office:value="-0.200334" calcext:value-type="float">
            <text:p>-0.200334</text:p>
          </table:table-cell>
          <table:table-cell office:value-type="float" office:value="0.039131" calcext:value-type="float">
            <text:p>0.039131</text:p>
          </table:table-cell>
          <table:table-cell office:value-type="float" office:value="-0.4657" calcext:value-type="float">
            <text:p>-0.4657</text:p>
          </table:table-cell>
          <table:table-cell office:value-type="float" office:value="-0.030607" calcext:value-type="float">
            <text:p>-0.030607</text:p>
          </table:table-cell>
          <table:table-cell office:value-type="float" office:value="0.100518" calcext:value-type="float">
            <text:p>0.10051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259" calcext:value-type="float">
            <text:p>3.381259</text:p>
          </table:table-cell>
          <table:table-cell office:value-type="float" office:value="2.307218" calcext:value-type="float">
            <text:p>2.307218</text:p>
          </table:table-cell>
          <table:table-cell office:value-type="float" office:value="0.38563" calcext:value-type="float">
            <text:p>0.38563</text:p>
          </table:table-cell>
          <table:table-cell office:value-type="float" office:value="-0.304336" calcext:value-type="float">
            <text:p>-0.304336</text:p>
          </table:table-cell>
          <table:table-cell office:value-type="float" office:value="-0.465386" calcext:value-type="float">
            <text:p>-0.46538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-0.769706" calcext:value-type="float">
            <text:p>-0.769706</text:p>
          </table:table-cell>
          <table:table-cell office:value-type="float" office:value="-0.030264" calcext:value-type="float">
            <text:p>-0.030264</text:p>
          </table:table-cell>
          <table:table-cell office:value-type="float" office:value="0.099443" calcext:value-type="float">
            <text:p>0.09944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87669" calcext:value-type="float">
            <text:p>3.887669</text:p>
          </table:table-cell>
          <table:table-cell office:value-type="float" office:value="1.73832" calcext:value-type="float">
            <text:p>1.73832</text:p>
          </table:table-cell>
          <table:table-cell office:value-type="float" office:value="0.303102" calcext:value-type="float">
            <text:p>0.303102</text:p>
          </table:table-cell>
          <table:table-cell office:value-type="float" office:value="-0.810746" calcext:value-type="float">
            <text:p>-0.810746</text:p>
          </table:table-cell>
          <table:table-cell office:value-type="float" office:value="-0.477221" calcext:value-type="float">
            <text:p>-0.477221</text:p>
          </table:table-cell>
          <table:table-cell office:value-type="float" office:value="-0.050636" calcext:value-type="float">
            <text:p>-0.050636</text:p>
          </table:table-cell>
          <table:table-cell office:value-type="float" office:value="-1.338603" calcext:value-type="float">
            <text:p>-1.338603</text:p>
          </table:table-cell>
          <table:table-cell office:value-type="float" office:value="-0.081083" calcext:value-type="float">
            <text:p>-0.081083</text:p>
          </table:table-cell>
          <table:table-cell office:value-type="float" office:value="0.10001" calcext:value-type="float">
            <text:p>0.1000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4809" calcext:value-type="float">
            <text:p>3.494809</text:p>
          </table:table-cell>
          <table:table-cell office:value-type="float" office:value="1.65393" calcext:value-type="float">
            <text:p>1.65393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-0.922908" calcext:value-type="float">
            <text:p>-0.922908</text:p>
          </table:table-cell>
          <table:table-cell office:value-type="float" office:value="-0.488865" calcext:value-type="float">
            <text:p>-0.488865</text:p>
          </table:table-cell>
          <table:table-cell office:value-type="float" office:value="-0.01122" calcext:value-type="float">
            <text:p>-0.01122</text:p>
          </table:table-cell>
          <table:table-cell office:value-type="float" office:value="-1.422993" calcext:value-type="float">
            <text:p>-1.422993</text:p>
          </table:table-cell>
          <table:table-cell office:value-type="float" office:value="-0.092256" calcext:value-type="float">
            <text:p>-0.092256</text:p>
          </table:table-cell>
          <table:table-cell office:value-type="float" office:value="0.099962" calcext:value-type="float">
            <text:p>0.09996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4809" calcext:value-type="float">
            <text:p>3.494809</text:p>
          </table:table-cell>
          <table:table-cell office:value-type="float" office:value="1.588434" calcext:value-type="float">
            <text:p>1.588434</text:p>
          </table:table-cell>
          <table:table-cell office:value-type="float" office:value="0.281359" calcext:value-type="float">
            <text:p>0.281359</text:p>
          </table:table-cell>
          <table:table-cell office:value-type="float" office:value="-0.417886" calcext:value-type="float">
            <text:p>-0.417886</text:p>
          </table:table-cell>
          <table:table-cell office:value-type="float" office:value="-1.07532" calcext:value-type="float">
            <text:p>-1.07532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-1.488489" calcext:value-type="float">
            <text:p>-1.488489</text:p>
          </table:table-cell>
          <table:table-cell office:value-type="float" office:value="-0.447377" calcext:value-type="float">
            <text:p>-0.447377</text:p>
          </table:table-cell>
          <table:table-cell office:value-type="float" office:value="1.070572" calcext:value-type="float">
            <text:p>1.07057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023" calcext:value-type="float">
            <text:p>3.438023</text:p>
          </table:table-cell>
          <table:table-cell office:value-type="float" office:value="1.139985" calcext:value-type="float">
            <text:p>1.139985</text:p>
          </table:table-cell>
          <table:table-cell office:value-type="float" office:value="0.216304" calcext:value-type="float">
            <text:p>0.216304</text:p>
          </table:table-cell>
          <table:table-cell office:value-type="float" office:value="-0.3611" calcext:value-type="float">
            <text:p>-0.3611</text:p>
          </table:table-cell>
          <table:table-cell office:value-type="float" office:value="-1.581518" calcext:value-type="float">
            <text:p>-1.581518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-1.936938" calcext:value-type="float">
            <text:p>-1.936938</text:p>
          </table:table-cell>
          <table:table-cell office:value-type="float" office:value="-0.036102" calcext:value-type="float">
            <text:p>-0.036102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68511" calcext:value-type="float">
            <text:p>3.268511</text:p>
          </table:table-cell>
          <table:table-cell office:value-type="float" office:value="1.07618" calcext:value-type="float">
            <text:p>1.07618</text:p>
          </table:table-cell>
          <table:table-cell office:value-type="float" office:value="0.207048" calcext:value-type="float">
            <text:p>0.207048</text:p>
          </table:table-cell>
          <table:table-cell office:value-type="float" office:value="-0.191588" calcext:value-type="float">
            <text:p>-0.191588</text:p>
          </table:table-cell>
          <table:table-cell office:value-type="float" office:value="-1.826024" calcext:value-type="float">
            <text:p>-1.826024</text:p>
          </table:table-cell>
          <table:table-cell office:value-type="float" office:value="0.016869" calcext:value-type="float">
            <text:p>0.016869</text:p>
          </table:table-cell>
          <table:table-cell office:value-type="float" office:value="-2.000743" calcext:value-type="float">
            <text:p>-2.000743</text:p>
          </table:table-cell>
          <table:table-cell office:value-type="float" office:value="-0.019252" calcext:value-type="float">
            <text:p>-0.019252</text:p>
          </table:table-cell>
          <table:table-cell office:value-type="float" office:value="0.100487" calcext:value-type="float">
            <text:p>0.10048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08355" calcext:value-type="float">
            <text:p>3.308355</text:p>
          </table:table-cell>
          <table:table-cell office:value-type="float" office:value="1.280206" calcext:value-type="float">
            <text:p>1.280206</text:p>
          </table:table-cell>
          <table:table-cell office:value-type="float" office:value="0.236646" calcext:value-type="float">
            <text:p>0.236646</text:p>
          </table:table-cell>
          <table:table-cell office:value-type="float" office:value="-0.231432" calcext:value-type="float">
            <text:p>-0.231432</text:p>
          </table:table-cell>
          <table:table-cell office:value-type="float" office:value="-1.56128" calcext:value-type="float">
            <text:p>-1.56128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-1.796717" calcext:value-type="float">
            <text:p>-1.796717</text:p>
          </table:table-cell>
          <table:table-cell office:value-type="float" office:value="-0.023021" calcext:value-type="float">
            <text:p>-0.023021</text:p>
          </table:table-cell>
          <table:table-cell office:value-type="float" office:value="0.099471" calcext:value-type="float">
            <text:p>0.09947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86762" calcext:value-type="float">
            <text:p>3.286762</text:p>
          </table:table-cell>
          <table:table-cell office:value-type="float" office:value="1.593258" calcext:value-type="float">
            <text:p>1.593258</text:p>
          </table:table-cell>
          <table:table-cell office:value-type="float" office:value="0.282059" calcext:value-type="float">
            <text:p>0.282059</text:p>
          </table:table-cell>
          <table:table-cell office:value-type="float" office:value="-0.209839" calcext:value-type="float">
            <text:p>-0.209839</text:p>
          </table:table-cell>
          <table:table-cell office:value-type="float" office:value="-1.275985" calcext:value-type="float">
            <text:p>-1.275985</text:p>
          </table:table-cell>
          <table:table-cell office:value-type="float" office:value="0.002159" calcext:value-type="float">
            <text:p>0.002159</text:p>
          </table:table-cell>
          <table:table-cell office:value-type="float" office:value="-1.483666" calcext:value-type="float">
            <text:p>-1.483666</text:p>
          </table:table-cell>
          <table:table-cell office:value-type="float" office:value="-0.020984" calcext:value-type="float">
            <text:p>-0.02098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71821" calcext:value-type="float">
            <text:p>2.971821</text:p>
          </table:table-cell>
          <table:table-cell office:value-type="float" office:value="2.057756" calcext:value-type="float">
            <text:p>2.057756</text:p>
          </table:table-cell>
          <table:table-cell office:value-type="float" office:value="0.349442" calcext:value-type="float">
            <text:p>0.349442</text:p>
          </table:table-cell>
          <table:table-cell office:value-type="float" office:value="0.105102" calcext:value-type="float">
            <text:p>0.105102</text:p>
          </table:table-cell>
          <table:table-cell office:value-type="float" office:value="-1.155539" calcext:value-type="float">
            <text:p>-1.155539</text:p>
          </table:table-cell>
          <table:table-cell office:value-type="float" office:value="0.03127" calcext:value-type="float">
            <text:p>0.03127</text:p>
          </table:table-cell>
          <table:table-cell office:value-type="float" office:value="-1.019167" calcext:value-type="float">
            <text:p>-1.019167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0.100717" calcext:value-type="float">
            <text:p>0.100717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9314" calcext:value-type="float">
            <text:p>2.929314</text:p>
          </table:table-cell>
          <table:table-cell office:value-type="float" office:value="2.141185" calcext:value-type="float">
            <text:p>2.141185</text:p>
          </table:table-cell>
          <table:table-cell office:value-type="float" office:value="0.361544" calcext:value-type="float">
            <text:p>0.361544</text:p>
          </table:table-cell>
          <table:table-cell office:value-type="float" office:value="0.147609" calcext:value-type="float">
            <text:p>0.147609</text:p>
          </table:table-cell>
          <table:table-cell office:value-type="float" office:value="-1.087624" calcext:value-type="float">
            <text:p>-1.087624</text:p>
          </table:table-cell>
          <table:table-cell office:value-type="float" office:value="0.004277" calcext:value-type="float">
            <text:p>0.004277</text:p>
          </table:table-cell>
          <table:table-cell office:value-type="float" office:value="-0.935738" calcext:value-type="float">
            <text:p>-0.935738</text:p>
          </table:table-cell>
          <table:table-cell office:value-type="float" office:value="0.014669" calcext:value-type="float">
            <text:p>0.014669</text:p>
          </table:table-cell>
          <table:table-cell office:value-type="float" office:value="0.099379" calcext:value-type="float">
            <text:p>0.09937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9389" calcext:value-type="float">
            <text:p>3.389389</text:p>
          </table:table-cell>
          <table:table-cell office:value-type="float" office:value="1.629353" calcext:value-type="float">
            <text:p>1.629353</text:p>
          </table:table-cell>
          <table:table-cell office:value-type="float" office:value="0.287295" calcext:value-type="float">
            <text:p>0.287295</text:p>
          </table:table-cell>
          <table:table-cell office:value-type="float" office:value="-0.312465" calcext:value-type="float">
            <text:p>-0.312465</text:p>
          </table:table-cell>
          <table:table-cell office:value-type="float" office:value="-1.089059" calcext:value-type="float">
            <text:p>-1.089059</text:p>
          </table:table-cell>
          <table:table-cell office:value-type="float" office:value="-0.046046" calcext:value-type="float">
            <text:p>-0.046046</text:p>
          </table:table-cell>
          <table:table-cell office:value-type="float" office:value="-1.44757" calcext:value-type="float">
            <text:p>-1.44757</text:p>
          </table:table-cell>
          <table:table-cell office:value-type="float" office:value="-0.03122" calcext:value-type="float">
            <text:p>-0.03122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25659" calcext:value-type="float">
            <text:p>4.125659</text:p>
          </table:table-cell>
          <table:table-cell office:value-type="float" office:value="0.829836" calcext:value-type="float">
            <text:p>0.829836</text:p>
          </table:table-cell>
          <table:table-cell office:value-type="float" office:value="0.171312" calcext:value-type="float">
            <text:p>0.171312</text:p>
          </table:table-cell>
          <table:table-cell office:value-type="float" office:value="-1.048736" calcext:value-type="float">
            <text:p>-1.048736</text:p>
          </table:table-cell>
          <table:table-cell office:value-type="float" office:value="-1.124706" calcext:value-type="float">
            <text:p>-1.124706</text:p>
          </table:table-cell>
          <table:table-cell office:value-type="float" office:value="-0.073645" calcext:value-type="float">
            <text:p>-0.073645</text:p>
          </table:table-cell>
          <table:table-cell office:value-type="float" office:value="-2.247087" calcext:value-type="float">
            <text:p>-2.247087</text:p>
          </table:table-cell>
          <table:table-cell office:value-type="float" office:value="-0.104847" calcext:value-type="float">
            <text:p>-0.104847</text:p>
          </table:table-cell>
          <table:table-cell office:value-type="float" office:value="0.099975" calcext:value-type="float">
            <text:p>0.09997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7792" calcext:value-type="float">
            <text:p>3.997792</text:p>
          </table:table-cell>
          <table:table-cell office:value-type="float" office:value="1.043556" calcext:value-type="float">
            <text:p>1.043556</text:p>
          </table:table-cell>
          <table:table-cell office:value-type="float" office:value="0.202316" calcext:value-type="float">
            <text:p>0.202316</text:p>
          </table:table-cell>
          <table:table-cell office:value-type="float" office:value="-0.920868" calcext:value-type="float">
            <text:p>-0.920868</text:p>
          </table:table-cell>
          <table:table-cell office:value-type="float" office:value="-1.125215" calcext:value-type="float">
            <text:p>-1.125215</text:p>
          </table:table-cell>
          <table:table-cell office:value-type="float" office:value="0.012717" calcext:value-type="float">
            <text:p>0.012717</text:p>
          </table:table-cell>
          <table:table-cell office:value-type="float" office:value="-2.033367" calcext:value-type="float">
            <text:p>-2.033367</text:p>
          </table:table-cell>
          <table:table-cell office:value-type="float" office:value="-0.092595" calcext:value-type="float">
            <text:p>-0.092595</text:p>
          </table:table-cell>
          <table:table-cell office:value-type="float" office:value="0.100552" calcext:value-type="float">
            <text:p>0.10055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13701" calcext:value-type="float">
            <text:p>3.313701</text:p>
          </table:table-cell>
          <table:table-cell office:value-type="float" office:value="2.418536" calcext:value-type="float">
            <text:p>2.418536</text:p>
          </table:table-cell>
          <table:table-cell office:value-type="float" office:value="0.401779" calcext:value-type="float">
            <text:p>0.401779</text:p>
          </table:table-cell>
          <table:table-cell office:value-type="float" office:value="-0.236778" calcext:value-type="float">
            <text:p>-0.236778</text:p>
          </table:table-cell>
          <table:table-cell office:value-type="float" office:value="-0.489787" calcext:value-type="float">
            <text:p>-0.489787</text:p>
          </table:table-cell>
          <table:table-cell office:value-type="float" office:value="0.068178" calcext:value-type="float">
            <text:p>0.068178</text:p>
          </table:table-cell>
          <table:table-cell office:value-type="float" office:value="-0.658387" calcext:value-type="float">
            <text:p>-0.658387</text:p>
          </table:table-cell>
          <table:table-cell office:value-type="float" office:value="-0.023758" calcext:value-type="float">
            <text:p>-0.023758</text:p>
          </table:table-cell>
          <table:table-cell office:value-type="float" office:value="0.100339" calcext:value-type="float">
            <text:p>0.100339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89016" calcext:value-type="float">
            <text:p>2.989016</text:p>
          </table:table-cell>
          <table:table-cell office:value-type="float" office:value="2.775019" calcext:value-type="float">
            <text:p>2.775019</text:p>
          </table:table-cell>
          <table:table-cell office:value-type="float" office:value="0.453492" calcext:value-type="float">
            <text:p>0.453492</text:p>
          </table:table-cell>
          <table:table-cell office:value-type="float" office:value="0.087907" calcext:value-type="float">
            <text:p>0.087907</text:p>
          </table:table-cell>
          <table:table-cell office:value-type="float" office:value="-0.422562" calcext:value-type="float">
            <text:p>-0.42256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-0.301904" calcext:value-type="float">
            <text:p>-0.301904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0.099137" calcext:value-type="float">
            <text:p>0.09913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28631" calcext:value-type="float">
            <text:p>3.728631</text:p>
          </table:table-cell>
          <table:table-cell office:value-type="float" office:value="1.859789" calcext:value-type="float">
            <text:p>1.859789</text:p>
          </table:table-cell>
          <table:table-cell office:value-type="float" office:value="0.320723" calcext:value-type="float">
            <text:p>0.320723</text:p>
          </table:table-cell>
          <table:table-cell office:value-type="float" office:value="-0.651707" calcext:value-type="float">
            <text:p>-0.651707</text:p>
          </table:table-cell>
          <table:table-cell office:value-type="float" office:value="-0.491541" calcext:value-type="float">
            <text:p>-0.491541</text:p>
          </table:table-cell>
          <table:table-cell office:value-type="float" office:value="-0.073885" calcext:value-type="float">
            <text:p>-0.073885</text:p>
          </table:table-cell>
          <table:table-cell office:value-type="float" office:value="-1.217134" calcext:value-type="float">
            <text:p>-1.217134</text:p>
          </table:table-cell>
          <table:table-cell office:value-type="float" office:value="-0.065238" calcext:value-type="float">
            <text:p>-0.065238</text:p>
          </table:table-cell>
          <table:table-cell office:value-type="float" office:value="0.100103" calcext:value-type="float">
            <text:p>0.10010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333166" calcext:value-type="float">
            <text:p>4.333166</text:p>
          </table:table-cell>
          <table:table-cell office:value-type="float" office:value="1.114973" calcext:value-type="float">
            <text:p>1.114973</text:p>
          </table:table-cell>
          <table:table-cell office:value-type="float" office:value="0.212676" calcext:value-type="float">
            <text:p>0.212676</text:p>
          </table:table-cell>
          <table:table-cell office:value-type="float" office:value="-1.256243" calcext:value-type="float">
            <text:p>-1.256243</text:p>
          </table:table-cell>
          <table:table-cell office:value-type="float" office:value="-0.645163" calcext:value-type="float">
            <text:p>-0.645163</text:p>
          </table:table-cell>
          <table:table-cell office:value-type="float" office:value="-0.060544" calcext:value-type="float">
            <text:p>-0.060544</text:p>
          </table:table-cell>
          <table:table-cell office:value-type="float" office:value="-1.96195" calcext:value-type="float">
            <text:p>-1.96195</text:p>
          </table:table-cell>
          <table:table-cell office:value-type="float" office:value="-0.125436" calcext:value-type="float">
            <text:p>-0.125436</text:p>
          </table:table-cell>
          <table:table-cell office:value-type="float" office:value="0.09985" calcext:value-type="float">
            <text:p>0.0998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30588" calcext:value-type="float">
            <text:p>4.230588</text:p>
          </table:table-cell>
          <table:table-cell office:value-type="float" office:value="1.145399" calcext:value-type="float">
            <text:p>1.145399</text:p>
          </table:table-cell>
          <table:table-cell office:value-type="float" office:value="0.21709" calcext:value-type="float">
            <text:p>0.21709</text:p>
          </table:table-cell>
          <table:table-cell office:value-type="float" office:value="-1.153665" calcext:value-type="float">
            <text:p>-1.153665</text:p>
          </table:table-cell>
          <table:table-cell office:value-type="float" office:value="-0.78804" calcext:value-type="float">
            <text:p>-0.78804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-1.931524" calcext:value-type="float">
            <text:p>-1.931524</text:p>
          </table:table-cell>
          <table:table-cell office:value-type="float" office:value="-0.116235" calcext:value-type="float">
            <text:p>-0.116235</text:p>
          </table:table-cell>
          <table:table-cell office:value-type="float" office:value="0.100753" calcext:value-type="float">
            <text:p>0.10075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46457" calcext:value-type="float">
            <text:p>3.546457</text:p>
          </table:table-cell>
          <table:table-cell office:value-type="float" office:value="1.802308" calcext:value-type="float">
            <text:p>1.802308</text:p>
          </table:table-cell>
          <table:table-cell office:value-type="float" office:value="0.312385" calcext:value-type="float">
            <text:p>0.312385</text:p>
          </table:table-cell>
          <table:table-cell office:value-type="float" office:value="-0.469534" calcext:value-type="float">
            <text:p>-0.469534</text:p>
          </table:table-cell>
          <table:table-cell office:value-type="float" office:value="-0.873916" calcext:value-type="float">
            <text:p>-0.873916</text:p>
          </table:table-cell>
          <table:table-cell office:value-type="float" office:value="0.068836" calcext:value-type="float">
            <text:p>0.068836</text:p>
          </table:table-cell>
          <table:table-cell office:value-type="float" office:value="-1.274615" calcext:value-type="float">
            <text:p>-1.274615</text:p>
          </table:table-cell>
          <table:table-cell office:value-type="float" office:value="-0.046665" calcext:value-type="float">
            <text:p>-0.046665</text:p>
          </table:table-cell>
          <table:table-cell office:value-type="float" office:value="0.099386" calcext:value-type="float">
            <text:p>0.099386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9146" calcext:value-type="float">
            <text:p>3.389146</text:p>
          </table:table-cell>
          <table:table-cell office:value-type="float" office:value="1.837699" calcext:value-type="float">
            <text:p>1.837699</text:p>
          </table:table-cell>
          <table:table-cell office:value-type="float" office:value="0.317519" calcext:value-type="float">
            <text:p>0.317519</text:p>
          </table:table-cell>
          <table:table-cell office:value-type="float" office:value="-0.312223" calcext:value-type="float">
            <text:p>-0.312223</text:p>
          </table:table-cell>
          <table:table-cell office:value-type="float" office:value="-0.942738" calcext:value-type="float">
            <text:p>-0.942738</text:p>
          </table:table-cell>
          <table:table-cell office:value-type="float" office:value="0.015736" calcext:value-type="float">
            <text:p>0.015736</text:p>
          </table:table-cell>
          <table:table-cell office:value-type="float" office:value="-1.239224" calcext:value-type="float">
            <text:p>-1.239224</text:p>
          </table:table-cell>
          <table:table-cell office:value-type="float" office:value="-0.031212" calcext:value-type="float">
            <text:p>-0.031212</text:p>
          </table:table-cell>
          <table:table-cell office:value-type="float" office:value="0.099967" calcext:value-type="float">
            <text:p>0.09996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7116" calcext:value-type="float">
            <text:p>3.717116</text:p>
          </table:table-cell>
          <table:table-cell office:value-type="float" office:value="1.412136" calcext:value-type="float">
            <text:p>1.412136</text:p>
          </table:table-cell>
          <table:table-cell office:value-type="float" office:value="0.255784" calcext:value-type="float">
            <text:p>0.255784</text:p>
          </table:table-cell>
          <table:table-cell office:value-type="float" office:value="-0.640193" calcext:value-type="float">
            <text:p>-0.640193</text:p>
          </table:table-cell>
          <table:table-cell office:value-type="float" office:value="-0.991724" calcext:value-type="float">
            <text:p>-0.991724</text:p>
          </table:table-cell>
          <table:table-cell office:value-type="float" office:value="-0.03287" calcext:value-type="float">
            <text:p>-0.03287</text:p>
          </table:table-cell>
          <table:table-cell office:value-type="float" office:value="-1.664787" calcext:value-type="float">
            <text:p>-1.664787</text:p>
          </table:table-cell>
          <table:table-cell office:value-type="float" office:value="-0.063878" calcext:value-type="float">
            <text:p>-0.063878</text:p>
          </table:table-cell>
          <table:table-cell office:value-type="float" office:value="0.099779" calcext:value-type="float">
            <text:p>0.09977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59897" calcext:value-type="float">
            <text:p>3.59897</text:p>
          </table:table-cell>
          <table:table-cell office:value-type="float" office:value="1.653847" calcext:value-type="float">
            <text:p>1.653847</text:p>
          </table:table-cell>
          <table:table-cell office:value-type="float" office:value="0.290848" calcext:value-type="float">
            <text:p>0.290848</text:p>
          </table:table-cell>
          <table:table-cell office:value-type="float" office:value="-0.522047" calcext:value-type="float">
            <text:p>-0.522047</text:p>
          </table:table-cell>
          <table:table-cell office:value-type="float" office:value="-0.912832" calcext:value-type="float">
            <text:p>-0.912832</text:p>
          </table:table-cell>
          <table:table-cell office:value-type="float" office:value="0.011804" calcext:value-type="float">
            <text:p>0.011804</text:p>
          </table:table-cell>
          <table:table-cell office:value-type="float" office:value="-1.423076" calcext:value-type="float">
            <text:p>-1.423076</text:p>
          </table:table-cell>
          <table:table-cell office:value-type="float" office:value="-0.052253" calcext:value-type="float">
            <text:p>-0.052253</text:p>
          </table:table-cell>
          <table:table-cell office:value-type="float" office:value="0.100092" calcext:value-type="float">
            <text:p>0.100092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76702" calcext:value-type="float">
            <text:p>3.376702</text:p>
          </table:table-cell>
          <table:table-cell office:value-type="float" office:value="1.980449" calcext:value-type="float">
            <text:p>1.980449</text:p>
          </table:table-cell>
          <table:table-cell office:value-type="float" office:value="0.338227" calcext:value-type="float">
            <text:p>0.338227</text:p>
          </table:table-cell>
          <table:table-cell office:value-type="float" office:value="-0.299779" calcext:value-type="float">
            <text:p>-0.299779</text:p>
          </table:table-cell>
          <table:table-cell office:value-type="float" office:value="-0.818917" calcext:value-type="float">
            <text:p>-0.818917</text:p>
          </table:table-cell>
          <table:table-cell office:value-type="float" office:value="0.022222" calcext:value-type="float">
            <text:p>0.022222</text:p>
          </table:table-cell>
          <table:table-cell office:value-type="float" office:value="-1.096474" calcext:value-type="float">
            <text:p>-1.096474</text:p>
          </table:table-cell>
          <table:table-cell office:value-type="float" office:value="-0.029985" calcext:value-type="float">
            <text:p>-0.029985</text:p>
          </table:table-cell>
          <table:table-cell office:value-type="float" office:value="0.100023" calcext:value-type="float">
            <text:p>0.10002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1527" calcext:value-type="float">
            <text:p>3.61527</text:p>
          </table:table-cell>
          <table:table-cell office:value-type="float" office:value="1.65069" calcext:value-type="float">
            <text:p>1.65069</text:p>
          </table:table-cell>
          <table:table-cell office:value-type="float" office:value="0.29039" calcext:value-type="float">
            <text:p>0.29039</text:p>
          </table:table-cell>
          <table:table-cell office:value-type="float" office:value="-0.538347" calcext:value-type="float">
            <text:p>-0.538347</text:p>
          </table:table-cell>
          <table:table-cell office:value-type="float" office:value="-0.864028" calcext:value-type="float">
            <text:p>-0.864028</text:p>
          </table:table-cell>
          <table:table-cell office:value-type="float" office:value="-0.023858" calcext:value-type="float">
            <text:p>-0.023858</text:p>
          </table:table-cell>
          <table:table-cell office:value-type="float" office:value="-1.426233" calcext:value-type="float">
            <text:p>-1.426233</text:p>
          </table:table-cell>
          <table:table-cell office:value-type="float" office:value="-0.053832" calcext:value-type="float">
            <text:p>-0.053832</text:p>
          </table:table-cell>
          <table:table-cell office:value-type="float" office:value="0.099995" calcext:value-type="float">
            <text:p>0.09999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7083" calcext:value-type="float">
            <text:p>3.87083</text:p>
          </table:table-cell>
          <table:table-cell office:value-type="float" office:value="1.260509" calcext:value-type="float">
            <text:p>1.260509</text:p>
          </table:table-cell>
          <table:table-cell office:value-type="float" office:value="0.233788" calcext:value-type="float">
            <text:p>0.233788</text:p>
          </table:table-cell>
          <table:table-cell office:value-type="float" office:value="-0.793907" calcext:value-type="float">
            <text:p>-0.793907</text:p>
          </table:table-cell>
          <table:table-cell office:value-type="float" office:value="-0.997159" calcext:value-type="float">
            <text:p>-0.997159</text:p>
          </table:table-cell>
          <table:table-cell office:value-type="float" office:value="-0.025349" calcext:value-type="float">
            <text:p>-0.025349</text:p>
          </table:table-cell>
          <table:table-cell office:value-type="float" office:value="-1.816414" calcext:value-type="float">
            <text:p>-1.816414</text:p>
          </table:table-cell>
          <table:table-cell office:value-type="float" office:value="-0.080039" calcext:value-type="float">
            <text:p>-0.080039</text:p>
          </table:table-cell>
          <table:table-cell office:value-type="float" office:value="0.100817" calcext:value-type="float">
            <text:p>0.10081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3342" calcext:value-type="float">
            <text:p>3.483342</text:p>
          </table:table-cell>
          <table:table-cell office:value-type="float" office:value="1.749539" calcext:value-type="float">
            <text:p>1.749539</text:p>
          </table:table-cell>
          <table:table-cell office:value-type="float" office:value="0.30473" calcext:value-type="float">
            <text:p>0.30473</text:p>
          </table:table-cell>
          <table:table-cell office:value-type="float" office:value="-0.406419" calcext:value-type="float">
            <text:p>-0.406419</text:p>
          </table:table-cell>
          <table:table-cell office:value-type="float" office:value="-0.959928" calcext:value-type="float">
            <text:p>-0.959928</text:p>
          </table:table-cell>
          <table:table-cell office:value-type="float" office:value="0.038964" calcext:value-type="float">
            <text:p>0.038964</text:p>
          </table:table-cell>
          <table:table-cell office:value-type="float" office:value="-1.327384" calcext:value-type="float">
            <text:p>-1.327384</text:p>
          </table:table-cell>
          <table:table-cell office:value-type="float" office:value="-0.040418" calcext:value-type="float">
            <text:p>-0.040418</text:p>
          </table:table-cell>
          <table:table-cell office:value-type="float" office:value="0.099448" calcext:value-type="float">
            <text:p>0.09944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20768" calcext:value-type="float">
            <text:p>3.12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0768" calcext:value-type="float">
            <text:p>-3.120768</text:p>
          </table:table-cell>
          <table:table-cell office:value-type="float" office:value="-1.238538" calcext:value-type="float">
            <text:p>-1.238538</text:p>
          </table:table-cell>
          <table:table-cell office:value-type="float" office:value="-0.272221" calcext:value-type="float">
            <text:p>-0.272221</text:p>
          </table:table-cell>
          <table:table-cell office:value-type="float" office:value="-4.631527" calcext:value-type="float">
            <text:p>-4.631527</text:p>
          </table:table-cell>
          <table:table-cell office:value-type="float" office:value="-0.311175" calcext:value-type="float">
            <text:p>-0.311175</text:p>
          </table:table-cell>
          <table:table-cell office:value-type="float" office:value="0.099711" calcext:value-type="float">
            <text:p>0.09971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37129" calcext:value-type="float">
            <text:p>3.437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37129" calcext:value-type="float">
            <text:p>-3.437129</text:p>
          </table:table-cell>
          <table:table-cell office:value-type="float" office:value="-1.584095" calcext:value-type="float">
            <text:p>-1.584095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-5.052597" calcext:value-type="float">
            <text:p>-5.052597</text:p>
          </table:table-cell>
          <table:table-cell office:value-type="float" office:value="-0.346607" calcext:value-type="float">
            <text:p>-0.346607</text:p>
          </table:table-cell>
          <table:table-cell office:value-type="float" office:value="0.100842" calcext:value-type="float">
            <text:p>0.10084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00686" calcext:value-type="float">
            <text:p>2.70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00686" calcext:value-type="float">
            <text:p>-2.700686</text:p>
          </table:table-cell>
          <table:table-cell office:value-type="float" office:value="-1.918755" calcext:value-type="float">
            <text:p>-1.918755</text:p>
          </table:table-cell>
          <table:table-cell office:value-type="float" office:value="0.073725" calcext:value-type="float">
            <text:p>0.073725</text:p>
          </table:table-cell>
          <table:table-cell office:value-type="float" office:value="-4.545716" calcext:value-type="float">
            <text:p>-4.545716</text:p>
          </table:table-cell>
          <table:table-cell office:value-type="float" office:value="-0.269772" calcext:value-type="float">
            <text:p>-0.269772</text:p>
          </table:table-cell>
          <table:table-cell office:value-type="float" office:value="0.09989" calcext:value-type="float">
            <text:p>0.0998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60171" calcext:value-type="float">
            <text:p>1.86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0171" calcext:value-type="float">
            <text:p>-1.860171</text:p>
          </table:table-cell>
          <table:table-cell office:value-type="float" office:value="-2.151356" calcext:value-type="float">
            <text:p>-2.151356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-3.927594" calcext:value-type="float">
            <text:p>-3.927594</text:p>
          </table:table-cell>
          <table:table-cell office:value-type="float" office:value="-0.186279" calcext:value-type="float">
            <text:p>-0.186279</text:p>
          </table:table-cell>
          <table:table-cell office:value-type="float" office:value="0.100141" calcext:value-type="float">
            <text:p>0.10014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9692" calcext:value-type="float">
            <text:p>0.61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9692" calcext:value-type="float">
            <text:p>-0.619692</text:p>
          </table:table-cell>
          <table:table-cell office:value-type="float" office:value="-2.150031" calcext:value-type="float">
            <text:p>-2.150031</text:p>
          </table:table-cell>
          <table:table-cell office:value-type="float" office:value="0.122028" calcext:value-type="float">
            <text:p>0.122028</text:p>
          </table:table-cell>
          <table:table-cell office:value-type="float" office:value="-2.647695" calcext:value-type="float">
            <text:p>-2.647695</text:p>
          </table:table-cell>
          <table:table-cell office:value-type="float" office:value="-0.062995" calcext:value-type="float">
            <text:p>-0.062995</text:p>
          </table:table-cell>
          <table:table-cell office:value-type="float" office:value="0.101655" calcext:value-type="float">
            <text:p>0.10165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071652" calcext:value-type="float">
            <text:p>-2.071652</text:p>
          </table:table-cell>
          <table:table-cell office:value-type="float" office:value="0.062963" calcext:value-type="float">
            <text:p>0.062963</text:p>
          </table:table-cell>
          <table:table-cell office:value-type="float" office:value="-2.008689" calcext:value-type="float">
            <text:p>-2.008689</text:p>
          </table:table-cell>
          <table:table-cell office:value-type="float" office:value="0" calcext:value-type="float">
            <text:p>0</text:p>
          </table:table-cell>
          <table:table-cell office:value-type="float" office:value="0.098421" calcext:value-type="float">
            <text:p>0.09842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026675" calcext:value-type="float">
            <text:p>-2.026675</text:p>
          </table:table-cell>
          <table:table-cell office:value-type="float" office:value="0" calcext:value-type="float">
            <text:p>0</text:p>
          </table:table-cell>
          <table:table-cell office:value-type="float" office:value="-2.026675" calcext:value-type="float">
            <text:p>-2.026675</text:p>
          </table:table-cell>
          <table:table-cell office:value-type="float" office:value="0" calcext:value-type="float">
            <text:p>0</text:p>
          </table:table-cell>
          <table:table-cell office:value-type="float" office:value="0.099831" calcext:value-type="float">
            <text:p>0.09983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945927" calcext:value-type="float">
            <text:p>-1.945927</text:p>
          </table:table-cell>
          <table:table-cell office:value-type="float" office:value="0" calcext:value-type="float">
            <text:p>0</text:p>
          </table:table-cell>
          <table:table-cell office:value-type="float" office:value="-1.945927" calcext:value-type="float">
            <text:p>-1.945927</text:p>
          </table:table-cell>
          <table:table-cell office:value-type="float" office:value="0" calcext:value-type="float">
            <text:p>0</text:p>
          </table:table-cell>
          <table:table-cell office:value-type="float" office:value="0.100044" calcext:value-type="float">
            <text:p>0.100044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25868" calcext:value-type="float">
            <text:p>-1.825868</text:p>
          </table:table-cell>
          <table:table-cell office:value-type="float" office:value="0" calcext:value-type="float">
            <text:p>0</text:p>
          </table:table-cell>
          <table:table-cell office:value-type="float" office:value="-1.825868" calcext:value-type="float">
            <text:p>-1.825868</text:p>
          </table:table-cell>
          <table:table-cell office:value-type="float" office:value="0" calcext:value-type="float">
            <text:p>0</text:p>
          </table:table-cell>
          <table:table-cell office:value-type="float" office:value="0.099914" calcext:value-type="float">
            <text:p>0.099914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765242" calcext:value-type="float">
            <text:p>-1.765242</text:p>
          </table:table-cell>
          <table:table-cell office:value-type="float" office:value="0" calcext:value-type="float">
            <text:p>0</text:p>
          </table:table-cell>
          <table:table-cell office:value-type="float" office:value="-1.765242" calcext:value-type="float">
            <text:p>-1.765242</text:p>
          </table:table-cell>
          <table:table-cell office:value-type="float" office:value="0" calcext:value-type="float">
            <text:p>0</text:p>
          </table:table-cell>
          <table:table-cell office:value-type="float" office:value="0.09992" calcext:value-type="float">
            <text:p>0.09992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298479" calcext:value-type="float">
            <text:p>-1.298479</text:p>
          </table:table-cell>
          <table:table-cell office:value-type="float" office:value="0" calcext:value-type="float">
            <text:p>0</text:p>
          </table:table-cell>
          <table:table-cell office:value-type="float" office:value="-1.298479" calcext:value-type="float">
            <text:p>-1.298479</text:p>
          </table:table-cell>
          <table:table-cell office:value-type="float" office:value="0" calcext:value-type="float">
            <text:p>0</text:p>
          </table:table-cell>
          <table:table-cell office:value-type="float" office:value="0.100208" calcext:value-type="float">
            <text:p>0.100208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778568" calcext:value-type="float">
            <text:p>-0.778568</text:p>
          </table:table-cell>
          <table:table-cell office:value-type="float" office:value="0" calcext:value-type="float">
            <text:p>0</text:p>
          </table:table-cell>
          <table:table-cell office:value-type="float" office:value="-0.778568" calcext:value-type="float">
            <text:p>-0.778568</text:p>
          </table:table-cell>
          <table:table-cell office:value-type="float" office:value="0" calcext:value-type="float">
            <text:p>0</text:p>
          </table:table-cell>
          <table:table-cell office:value-type="float" office:value="0.100024" calcext:value-type="float">
            <text:p>0.100024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373911" calcext:value-type="float">
            <text:p>-0.373911</text:p>
          </table:table-cell>
          <table:table-cell office:value-type="float" office:value="0" calcext:value-type="float">
            <text:p>0</text:p>
          </table:table-cell>
          <table:table-cell office:value-type="float" office:value="-0.373911" calcext:value-type="float">
            <text:p>-0.373911</text:p>
          </table:table-cell>
          <table:table-cell office:value-type="float" office:value="0" calcext:value-type="float">
            <text:p>0</text:p>
          </table:table-cell>
          <table:table-cell office:value-type="float" office:value="0.099795" calcext:value-type="float">
            <text:p>0.099795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094492" calcext:value-type="float">
            <text:p>-0.094492</text:p>
          </table:table-cell>
          <table:table-cell office:value-type="float" office:value="0" calcext:value-type="float">
            <text:p>0</text:p>
          </table:table-cell>
          <table:table-cell office:value-type="float" office:value="-0.094492" calcext:value-type="float">
            <text:p>-0.094492</text:p>
          </table:table-cell>
          <table:table-cell office:value-type="float" office:value="0" calcext:value-type="float">
            <text:p>0</text:p>
          </table:table-cell>
          <table:table-cell office:value-type="float" office:value="0.099999" calcext:value-type="float">
            <text:p>0.099999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097" calcext:value-type="float">
            <text:p>0.100097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099984" calcext:value-type="float">
            <text:p>0.099984</text:p>
          </table:table-cell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front_wheel_stats.A2:right_front_wheel_stats.A153 right_front_wheel_stats.D1:right_front_wheel_stats.D1 right_front_wheel_stats.D2:right_front_wheel_stats.D153 right_front_wheel_stats.E1:right_front_wheel_stats.E1 right_front_wheel_stats.E2:right_front_wheel_stats.E153 right_front_wheel_stats.F1:right_front_wheel_stats.F1 right_front_wheel_stats.F2:right_front_wheel_stats.F1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front_wheel_stats.A2:right_front_wheel_stats.A153 right_front_wheel_stats.G1:right_front_wheel_stats.G1 right_front_wheel_stats.G2:right_front_wheel_stats.G1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895" calcext:value-type="float">
            <text:p>0.0998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2" calcext:value-type="float">
            <text:p>0.1000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3.946105" calcext:value-type="float">
            <text:p>-3.946105</text:p>
          </table:table-cell>
          <table:table-cell office:value-type="float" office:value="-0.623377" calcext:value-type="float">
            <text:p>-0.62337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62929" calcext:value-type="float">
            <text:p>-0.262929</text:p>
          </table:table-cell>
          <table:table-cell office:value-type="float" office:value="-0.175483" calcext:value-type="float">
            <text:p>-0.175483</text:p>
          </table:table-cell>
          <table:table-cell office:value-type="float" office:value="-2.192259" calcext:value-type="float">
            <text:p>-2.192259</text:p>
          </table:table-cell>
          <table:table-cell office:value-type="float" office:value="-0.175286" calcext:value-type="float">
            <text:p>-0.175286</text:p>
          </table:table-cell>
          <table:table-cell office:value-type="float" office:value="0.099944" calcext:value-type="float">
            <text:p>0.0999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4419" calcext:value-type="float">
            <text:p>-1.124419</text:p>
          </table:table-cell>
          <table:table-cell office:value-type="float" office:value="-2.628144" calcext:value-type="float">
            <text:p>-2.628144</text:p>
          </table:table-cell>
          <table:table-cell office:value-type="float" office:value="-0.432186" calcext:value-type="float">
            <text:p>-0.432186</text:p>
          </table:table-cell>
          <table:table-cell office:value-type="float" office:value="-0.629427" calcext:value-type="float">
            <text:p>-0.629427</text:p>
          </table:table-cell>
          <table:table-cell office:value-type="float" office:value="-0.357329" calcext:value-type="float">
            <text:p>-0.357329</text:p>
          </table:table-cell>
          <table:table-cell office:value-type="float" office:value="0.112459" calcext:value-type="float">
            <text:p>0.112459</text:p>
          </table:table-cell>
          <table:table-cell office:value-type="float" office:value="-0.874298" calcext:value-type="float">
            <text:p>-0.874298</text:p>
          </table:table-cell>
          <table:table-cell office:value-type="float" office:value="-0.062933" calcext:value-type="float">
            <text:p>-0.062933</text:p>
          </table:table-cell>
          <table:table-cell office:value-type="float" office:value="0.099985" calcext:value-type="float">
            <text:p>0.0999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34328" calcext:value-type="float">
            <text:p>-2.034328</text:p>
          </table:table-cell>
          <table:table-cell office:value-type="float" office:value="-1.6977" calcext:value-type="float">
            <text:p>-1.6977</text:p>
          </table:table-cell>
          <table:table-cell office:value-type="float" office:value="-0.29721" calcext:value-type="float">
            <text:p>-0.29721</text:p>
          </table:table-cell>
          <table:table-cell office:value-type="float" office:value="0.280482" calcext:value-type="float">
            <text:p>0.280482</text:p>
          </table:table-cell>
          <table:table-cell office:value-type="float" office:value="-0.315196" calcext:value-type="float">
            <text:p>-0.315196</text:p>
          </table:table-cell>
          <table:table-cell office:value-type="float" office:value="0.09086" calcext:value-type="float">
            <text:p>0.09086</text:p>
          </table:table-cell>
          <table:table-cell office:value-type="float" office:value="0.056146" calcext:value-type="float">
            <text:p>0.056146</text:p>
          </table:table-cell>
          <table:table-cell office:value-type="float" office:value="0.028089" calcext:value-type="float">
            <text:p>0.028089</text:p>
          </table:table-cell>
          <table:table-cell office:value-type="float" office:value="0.100144" calcext:value-type="float">
            <text:p>0.1001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876" calcext:value-type="float">
            <text:p>-0.789876</text:p>
          </table:table-cell>
          <table:table-cell office:value-type="float" office:value="-3.302072" calcext:value-type="float">
            <text:p>-3.302072</text:p>
          </table:table-cell>
          <table:table-cell office:value-type="float" office:value="-0.52995" calcext:value-type="float">
            <text:p>-0.52995</text:p>
          </table:table-cell>
          <table:table-cell office:value-type="float" office:value="-0.96397" calcext:value-type="float">
            <text:p>-0.96397</text:p>
          </table:table-cell>
          <table:table-cell office:value-type="float" office:value="-0.459922" calcext:value-type="float">
            <text:p>-0.459922</text:p>
          </table:table-cell>
          <table:table-cell office:value-type="float" office:value="-0.124333" calcext:value-type="float">
            <text:p>-0.124333</text:p>
          </table:table-cell>
          <table:table-cell office:value-type="float" office:value="-1.548226" calcext:value-type="float">
            <text:p>-1.548226</text:p>
          </table:table-cell>
          <table:table-cell office:value-type="float" office:value="-0.096484" calcext:value-type="float">
            <text:p>-0.096484</text:p>
          </table:table-cell>
          <table:table-cell office:value-type="float" office:value="0.10009" calcext:value-type="float">
            <text:p>0.100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548" calcext:value-type="float">
            <text:p>-0.112548</text:p>
          </table:table-cell>
          <table:table-cell office:value-type="float" office:value="-4.168868" calcext:value-type="float">
            <text:p>-4.168868</text:p>
          </table:table-cell>
          <table:table-cell office:value-type="float" office:value="-0.655692" calcext:value-type="float">
            <text:p>-0.655692</text:p>
          </table:table-cell>
          <table:table-cell office:value-type="float" office:value="-1.641299" calcext:value-type="float">
            <text:p>-1.641299</text:p>
          </table:table-cell>
          <table:table-cell office:value-type="float" office:value="-0.705942" calcext:value-type="float">
            <text:p>-0.705942</text:p>
          </table:table-cell>
          <table:table-cell office:value-type="float" office:value="-0.067781" calcext:value-type="float">
            <text:p>-0.067781</text:p>
          </table:table-cell>
          <table:table-cell office:value-type="float" office:value="-2.415022" calcext:value-type="float">
            <text:p>-2.415022</text:p>
          </table:table-cell>
          <table:table-cell office:value-type="float" office:value="-0.164013" calcext:value-type="float">
            <text:p>-0.164013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018" calcext:value-type="float">
            <text:p>-0.563018</text:p>
          </table:table-cell>
          <table:table-cell office:value-type="float" office:value="-3.784025" calcext:value-type="float">
            <text:p>-3.784025</text:p>
          </table:table-cell>
          <table:table-cell office:value-type="float" office:value="-0.599865" calcext:value-type="float">
            <text:p>-0.599865</text:p>
          </table:table-cell>
          <table:table-cell office:value-type="float" office:value="-1.190828" calcext:value-type="float">
            <text:p>-1.190828</text:p>
          </table:table-cell>
          <table:table-cell office:value-type="float" office:value="-0.884432" calcext:value-type="float">
            <text:p>-0.884432</text:p>
          </table:table-cell>
          <table:table-cell office:value-type="float" office:value="0.045081" calcext:value-type="float">
            <text:p>0.045081</text:p>
          </table:table-cell>
          <table:table-cell office:value-type="float" office:value="-2.030179" calcext:value-type="float">
            <text:p>-2.030179</text:p>
          </table:table-cell>
          <table:table-cell office:value-type="float" office:value="-0.118993" calcext:value-type="float">
            <text:p>-0.118993</text:p>
          </table:table-cell>
          <table:table-cell office:value-type="float" office:value="0.099925" calcext:value-type="float">
            <text:p>0.0999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54" calcext:value-type="float">
            <text:p>-0.95854</text:p>
          </table:table-cell>
          <table:table-cell office:value-type="float" office:value="-3.51357" calcext:value-type="float">
            <text:p>-3.51357</text:p>
          </table:table-cell>
          <table:table-cell office:value-type="float" office:value="-0.560631" calcext:value-type="float">
            <text:p>-0.560631</text:p>
          </table:table-cell>
          <table:table-cell office:value-type="float" office:value="-0.795306" calcext:value-type="float">
            <text:p>-0.795306</text:p>
          </table:table-cell>
          <table:table-cell office:value-type="float" office:value="-1.00391" calcext:value-type="float">
            <text:p>-1.00391</text:p>
          </table:table-cell>
          <table:table-cell office:value-type="float" office:value="0.039492" calcext:value-type="float">
            <text:p>0.039492</text:p>
          </table:table-cell>
          <table:table-cell office:value-type="float" office:value="-1.759724" calcext:value-type="float">
            <text:p>-1.759724</text:p>
          </table:table-cell>
          <table:table-cell office:value-type="float" office:value="-0.079652" calcext:value-type="float">
            <text:p>-0.079652</text:p>
          </table:table-cell>
          <table:table-cell office:value-type="float" office:value="0.100152" calcext:value-type="float">
            <text:p>0.1001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192" calcext:value-type="float">
            <text:p>-1.183192</text:p>
          </table:table-cell>
          <table:table-cell office:value-type="float" office:value="-3.391412" calcext:value-type="float">
            <text:p>-3.391412</text:p>
          </table:table-cell>
          <table:table-cell office:value-type="float" office:value="-0.54291" calcext:value-type="float">
            <text:p>-0.54291</text:p>
          </table:table-cell>
          <table:table-cell office:value-type="float" office:value="-0.570654" calcext:value-type="float">
            <text:p>-0.570654</text:p>
          </table:table-cell>
          <table:table-cell office:value-type="float" office:value="-1.089404" calcext:value-type="float">
            <text:p>-1.089404</text:p>
          </table:table-cell>
          <table:table-cell office:value-type="float" office:value="0.022492" calcext:value-type="float">
            <text:p>0.022492</text:p>
          </table:table-cell>
          <table:table-cell office:value-type="float" office:value="-1.637565" calcext:value-type="float">
            <text:p>-1.637565</text:p>
          </table:table-cell>
          <table:table-cell office:value-type="float" office:value="-0.056996" calcext:value-type="float">
            <text:p>-0.056996</text:p>
          </table:table-cell>
          <table:table-cell office:value-type="float" office:value="0.099879" calcext:value-type="float">
            <text:p>0.09987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8593" calcext:value-type="float">
            <text:p>-1.238593</text:p>
          </table:table-cell>
          <table:table-cell office:value-type="float" office:value="-3.430331" calcext:value-type="float">
            <text:p>-3.430331</text:p>
          </table:table-cell>
          <table:table-cell office:value-type="float" office:value="-0.548555" calcext:value-type="float">
            <text:p>-0.548555</text:p>
          </table:table-cell>
          <table:table-cell office:value-type="float" office:value="-0.515253" calcext:value-type="float">
            <text:p>-0.515253</text:p>
          </table:table-cell>
          <table:table-cell office:value-type="float" office:value="-1.166766" calcext:value-type="float">
            <text:p>-1.166766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-1.676485" calcext:value-type="float">
            <text:p>-1.676485</text:p>
          </table:table-cell>
          <table:table-cell office:value-type="float" office:value="-0.051575" calcext:value-type="float">
            <text:p>-0.051575</text:p>
          </table:table-cell>
          <table:table-cell office:value-type="float" office:value="0.100096" calcext:value-type="float">
            <text:p>0.1000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2268" calcext:value-type="float">
            <text:p>-1.182268</text:p>
          </table:table-cell>
          <table:table-cell office:value-type="float" office:value="-3.583461" calcext:value-type="float">
            <text:p>-3.583461</text:p>
          </table:table-cell>
          <table:table-cell office:value-type="float" office:value="-0.570769" calcext:value-type="float">
            <text:p>-0.570769</text:p>
          </table:table-cell>
          <table:table-cell office:value-type="float" office:value="-0.571578" calcext:value-type="float">
            <text:p>-0.571578</text:p>
          </table:table-cell>
          <table:table-cell office:value-type="float" office:value="-1.252397" calcext:value-type="float">
            <text:p>-1.252397</text:p>
          </table:table-cell>
          <table:table-cell office:value-type="float" office:value="-0.005639" calcext:value-type="float">
            <text:p>-0.005639</text:p>
          </table:table-cell>
          <table:table-cell office:value-type="float" office:value="-1.829615" calcext:value-type="float">
            <text:p>-1.829615</text:p>
          </table:table-cell>
          <table:table-cell office:value-type="float" office:value="-0.057087" calcext:value-type="float">
            <text:p>-0.057087</text:p>
          </table:table-cell>
          <table:table-cell office:value-type="float" office:value="0.099876" calcext:value-type="float">
            <text:p>0.0998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79" calcext:value-type="float">
            <text:p>-1.2379</text:p>
          </table:table-cell>
          <table:table-cell office:value-type="float" office:value="-3.331045" calcext:value-type="float">
            <text:p>-3.331045</text:p>
          </table:table-cell>
          <table:table-cell office:value-type="float" office:value="-0.534152" calcext:value-type="float">
            <text:p>-0.534152</text:p>
          </table:table-cell>
          <table:table-cell office:value-type="float" office:value="-0.515946" calcext:value-type="float">
            <text:p>-0.515946</text:p>
          </table:table-cell>
          <table:table-cell office:value-type="float" office:value="-1.066818" calcext:value-type="float">
            <text:p>-1.066818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-1.577198" calcext:value-type="float">
            <text:p>-1.577198</text:p>
          </table:table-cell>
          <table:table-cell office:value-type="float" office:value="-0.051567" calcext:value-type="float">
            <text:p>-0.051567</text:p>
          </table:table-cell>
          <table:table-cell office:value-type="float" office:value="0.099947" calcext:value-type="float">
            <text:p>0.09994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31099" calcext:value-type="float">
            <text:p>-1.131099</text:p>
          </table:table-cell>
          <table:table-cell office:value-type="float" office:value="-3.453488" calcext:value-type="float">
            <text:p>-3.453488</text:p>
          </table:table-cell>
          <table:table-cell office:value-type="float" office:value="-0.551915" calcext:value-type="float">
            <text:p>-0.551915</text:p>
          </table:table-cell>
          <table:table-cell office:value-type="float" office:value="-0.622747" calcext:value-type="float">
            <text:p>-0.622747</text:p>
          </table:table-cell>
          <table:table-cell office:value-type="float" office:value="-1.066265" calcext:value-type="float">
            <text:p>-1.066265</text:p>
          </table:table-cell>
          <table:table-cell office:value-type="float" office:value="-0.010631" calcext:value-type="float">
            <text:p>-0.010631</text:p>
          </table:table-cell>
          <table:table-cell office:value-type="float" office:value="-1.699642" calcext:value-type="float">
            <text:p>-1.699642</text:p>
          </table:table-cell>
          <table:table-cell office:value-type="float" office:value="-0.062564" calcext:value-type="float">
            <text:p>-0.062564</text:p>
          </table:table-cell>
          <table:table-cell office:value-type="float" office:value="0.100465" calcext:value-type="float">
            <text:p>0.1004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678" calcext:value-type="float">
            <text:p>-1.070678</text:p>
          </table:table-cell>
          <table:table-cell office:value-type="float" office:value="-3.653867" calcext:value-type="float">
            <text:p>-3.653867</text:p>
          </table:table-cell>
          <table:table-cell office:value-type="float" office:value="-0.580983" calcext:value-type="float">
            <text:p>-0.580983</text:p>
          </table:table-cell>
          <table:table-cell office:value-type="float" office:value="-0.683168" calcext:value-type="float">
            <text:p>-0.683168</text:p>
          </table:table-cell>
          <table:table-cell office:value-type="float" office:value="-1.210807" calcext:value-type="float">
            <text:p>-1.210807</text:p>
          </table:table-cell>
          <table:table-cell office:value-type="float" office:value="-0.006046" calcext:value-type="float">
            <text:p>-0.006046</text:p>
          </table:table-cell>
          <table:table-cell office:value-type="float" office:value="-1.900021" calcext:value-type="float">
            <text:p>-1.900021</text:p>
          </table:table-cell>
          <table:table-cell office:value-type="float" office:value="-0.068273" calcext:value-type="float">
            <text:p>-0.068273</text:p>
          </table:table-cell>
          <table:table-cell office:value-type="float" office:value="0.099936" calcext:value-type="float">
            <text:p>0.09993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78699" calcext:value-type="float">
            <text:p>-1.178699</text:p>
          </table:table-cell>
          <table:table-cell office:value-type="float" office:value="-3.470466" calcext:value-type="float">
            <text:p>-3.470466</text:p>
          </table:table-cell>
          <table:table-cell office:value-type="float" office:value="-0.554378" calcext:value-type="float">
            <text:p>-0.554378</text:p>
          </table:table-cell>
          <table:table-cell office:value-type="float" office:value="-0.575147" calcext:value-type="float">
            <text:p>-0.575147</text:p>
          </table:table-cell>
          <table:table-cell office:value-type="float" office:value="-1.152284" calcext:value-type="float">
            <text:p>-1.152284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-1.71662" calcext:value-type="float">
            <text:p>-1.71662</text:p>
          </table:table-cell>
          <table:table-cell office:value-type="float" office:value="-0.057469" calcext:value-type="float">
            <text:p>-0.057469</text:p>
          </table:table-cell>
          <table:table-cell office:value-type="float" office:value="0.09992" calcext:value-type="float">
            <text:p>0.0999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5678" calcext:value-type="float">
            <text:p>-1.015678</text:p>
          </table:table-cell>
          <table:table-cell office:value-type="float" office:value="-3.525074" calcext:value-type="float">
            <text:p>-3.525074</text:p>
          </table:table-cell>
          <table:table-cell office:value-type="float" office:value="-0.562299" calcext:value-type="float">
            <text:p>-0.562299</text:p>
          </table:table-cell>
          <table:table-cell office:value-type="float" office:value="-0.738168" calcext:value-type="float">
            <text:p>-0.738168</text:p>
          </table:table-cell>
          <table:table-cell office:value-type="float" office:value="-1.016717" calcext:value-type="float">
            <text:p>-1.016717</text:p>
          </table:table-cell>
          <table:table-cell office:value-type="float" office:value="-0.016342" calcext:value-type="float">
            <text:p>-0.016342</text:p>
          </table:table-cell>
          <table:table-cell office:value-type="float" office:value="-1.771228" calcext:value-type="float">
            <text:p>-1.771228</text:p>
          </table:table-cell>
          <table:table-cell office:value-type="float" office:value="-0.073635" calcext:value-type="float">
            <text:p>-0.073635</text:p>
          </table:table-cell>
          <table:table-cell office:value-type="float" office:value="0.099754" calcext:value-type="float">
            <text:p>0.09975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447" calcext:value-type="float">
            <text:p>-0.846447</text:p>
          </table:table-cell>
          <table:table-cell office:value-type="float" office:value="-3.652621" calcext:value-type="float">
            <text:p>-3.652621</text:p>
          </table:table-cell>
          <table:table-cell office:value-type="float" office:value="-0.580802" calcext:value-type="float">
            <text:p>-0.580802</text:p>
          </table:table-cell>
          <table:table-cell office:value-type="float" office:value="-0.907399" calcext:value-type="float">
            <text:p>-0.907399</text:p>
          </table:table-cell>
          <table:table-cell office:value-type="float" office:value="-0.974469" calcext:value-type="float">
            <text:p>-0.974469</text:p>
          </table:table-cell>
          <table:table-cell office:value-type="float" office:value="-0.016907" calcext:value-type="float">
            <text:p>-0.016907</text:p>
          </table:table-cell>
          <table:table-cell office:value-type="float" office:value="-1.898775" calcext:value-type="float">
            <text:p>-1.898775</text:p>
          </table:table-cell>
          <table:table-cell office:value-type="float" office:value="-0.090828" calcext:value-type="float">
            <text:p>-0.090828</text:p>
          </table:table-cell>
          <table:table-cell office:value-type="float" office:value="0.100097" calcext:value-type="float">
            <text:p>0.1000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74" calcext:value-type="float">
            <text:p>-1.01374</text:p>
          </table:table-cell>
          <table:table-cell office:value-type="float" office:value="-3.443487" calcext:value-type="float">
            <text:p>-3.443487</text:p>
          </table:table-cell>
          <table:table-cell office:value-type="float" office:value="-0.550464" calcext:value-type="float">
            <text:p>-0.550464</text:p>
          </table:table-cell>
          <table:table-cell office:value-type="float" office:value="-0.740107" calcext:value-type="float">
            <text:p>-0.740107</text:p>
          </table:table-cell>
          <table:table-cell office:value-type="float" office:value="-0.96623" calcext:value-type="float">
            <text:p>-0.96623</text:p>
          </table:table-cell>
          <table:table-cell office:value-type="float" office:value="0.016696" calcext:value-type="float">
            <text:p>0.016696</text:p>
          </table:table-cell>
          <table:table-cell office:value-type="float" office:value="-1.68964" calcext:value-type="float">
            <text:p>-1.68964</text:p>
          </table:table-cell>
          <table:table-cell office:value-type="float" office:value="-0.074159" calcext:value-type="float">
            <text:p>-0.074159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" calcext:value-type="float">
            <text:p>-0.676</text:p>
          </table:table-cell>
          <table:table-cell office:value-type="float" office:value="-3.907487" calcext:value-type="float">
            <text:p>-3.907487</text:p>
          </table:table-cell>
          <table:table-cell office:value-type="float" office:value="-0.617775" calcext:value-type="float">
            <text:p>-0.617775</text:p>
          </table:table-cell>
          <table:table-cell office:value-type="float" office:value="-1.077846" calcext:value-type="float">
            <text:p>-1.077846</text:p>
          </table:table-cell>
          <table:table-cell office:value-type="float" office:value="-1.041917" calcext:value-type="float">
            <text:p>-1.041917</text:p>
          </table:table-cell>
          <table:table-cell office:value-type="float" office:value="-0.033878" calcext:value-type="float">
            <text:p>-0.033878</text:p>
          </table:table-cell>
          <table:table-cell office:value-type="float" office:value="-2.153641" calcext:value-type="float">
            <text:p>-2.153641</text:p>
          </table:table-cell>
          <table:table-cell office:value-type="float" office:value="-0.107455" calcext:value-type="float">
            <text:p>-0.107455</text:p>
          </table:table-cell>
          <table:table-cell office:value-type="float" office:value="0.099694" calcext:value-type="float">
            <text:p>0.09969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3276" calcext:value-type="float">
            <text:p>-0.903276</text:p>
          </table:table-cell>
          <table:table-cell office:value-type="float" office:value="-3.673953" calcext:value-type="float">
            <text:p>-3.673953</text:p>
          </table:table-cell>
          <table:table-cell office:value-type="float" office:value="-0.583897" calcext:value-type="float">
            <text:p>-0.583897</text:p>
          </table:table-cell>
          <table:table-cell office:value-type="float" office:value="-0.85057" calcext:value-type="float">
            <text:p>-0.85057</text:p>
          </table:table-cell>
          <table:table-cell office:value-type="float" office:value="-1.092246" calcext:value-type="float">
            <text:p>-1.092246</text:p>
          </table:table-cell>
          <table:table-cell office:value-type="float" office:value="0.022709" calcext:value-type="float">
            <text:p>0.022709</text:p>
          </table:table-cell>
          <table:table-cell office:value-type="float" office:value="-1.920107" calcext:value-type="float">
            <text:p>-1.920107</text:p>
          </table:table-cell>
          <table:table-cell office:value-type="float" office:value="-0.085127" calcext:value-type="float">
            <text:p>-0.085127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658" calcext:value-type="float">
            <text:p>-1.070658</text:p>
          </table:table-cell>
          <table:table-cell office:value-type="float" office:value="-3.529535" calcext:value-type="float">
            <text:p>-3.529535</text:p>
          </table:table-cell>
          <table:table-cell office:value-type="float" office:value="-0.562947" calcext:value-type="float">
            <text:p>-0.562947</text:p>
          </table:table-cell>
          <table:table-cell office:value-type="float" office:value="-0.683188" calcext:value-type="float">
            <text:p>-0.683188</text:p>
          </table:table-cell>
          <table:table-cell office:value-type="float" office:value="-1.109218" calcext:value-type="float">
            <text:p>-1.109218</text:p>
          </table:table-cell>
          <table:table-cell office:value-type="float" office:value="0.016718" calcext:value-type="float">
            <text:p>0.016718</text:p>
          </table:table-cell>
          <table:table-cell office:value-type="float" office:value="-1.775689" calcext:value-type="float">
            <text:p>-1.775689</text:p>
          </table:table-cell>
          <table:table-cell office:value-type="float" office:value="-0.068402" calcext:value-type="float">
            <text:p>-0.068402</text:p>
          </table:table-cell>
          <table:table-cell office:value-type="float" office:value="0.100122" calcext:value-type="float">
            <text:p>0.1001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3894" calcext:value-type="float">
            <text:p>-1.293894</text:p>
          </table:table-cell>
          <table:table-cell office:value-type="float" office:value="-3.292395" calcext:value-type="float">
            <text:p>-3.292395</text:p>
          </table:table-cell>
          <table:table-cell office:value-type="float" office:value="-0.528546" calcext:value-type="float">
            <text:p>-0.528546</text:p>
          </table:table-cell>
          <table:table-cell office:value-type="float" office:value="-0.459952" calcext:value-type="float">
            <text:p>-0.459952</text:p>
          </table:table-cell>
          <table:table-cell office:value-type="float" office:value="-1.100906" calcext:value-type="float">
            <text:p>-1.100906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-1.538549" calcext:value-type="float">
            <text:p>-1.538549</text:p>
          </table:table-cell>
          <table:table-cell office:value-type="float" office:value="-0.046026" calcext:value-type="float">
            <text:p>-0.046026</text:p>
          </table:table-cell>
          <table:table-cell office:value-type="float" office:value="0.100066" calcext:value-type="float">
            <text:p>0.10006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5563" calcext:value-type="float">
            <text:p>-1.185563</text:p>
          </table:table-cell>
          <table:table-cell office:value-type="float" office:value="-3.425327" calcext:value-type="float">
            <text:p>-3.425327</text:p>
          </table:table-cell>
          <table:table-cell office:value-type="float" office:value="-0.54783" calcext:value-type="float">
            <text:p>-0.54783</text:p>
          </table:table-cell>
          <table:table-cell office:value-type="float" office:value="-0.568283" calcext:value-type="float">
            <text:p>-0.568283</text:p>
          </table:table-cell>
          <table:table-cell office:value-type="float" office:value="-1.092374" calcext:value-type="float">
            <text:p>-1.092374</text:p>
          </table:table-cell>
          <table:table-cell office:value-type="float" office:value="-0.010824" calcext:value-type="float">
            <text:p>-0.010824</text:p>
          </table:table-cell>
          <table:table-cell office:value-type="float" office:value="-1.671481" calcext:value-type="float">
            <text:p>-1.671481</text:p>
          </table:table-cell>
          <table:table-cell office:value-type="float" office:value="-0.056877" calcext:value-type="float">
            <text:p>-0.056877</text:p>
          </table:table-cell>
          <table:table-cell office:value-type="float" office:value="0.100085" calcext:value-type="float">
            <text:p>0.1000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21" calcext:value-type="float">
            <text:p>-1.23921</text:p>
          </table:table-cell>
          <table:table-cell office:value-type="float" office:value="-3.330171" calcext:value-type="float">
            <text:p>-3.330171</text:p>
          </table:table-cell>
          <table:table-cell office:value-type="float" office:value="-0.534026" calcext:value-type="float">
            <text:p>-0.534026</text:p>
          </table:table-cell>
          <table:table-cell office:value-type="float" office:value="-0.514636" calcext:value-type="float">
            <text:p>-0.514636</text:p>
          </table:table-cell>
          <table:table-cell office:value-type="float" office:value="-1.067061" calcext:value-type="float">
            <text:p>-1.067061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-1.576325" calcext:value-type="float">
            <text:p>-1.576325</text:p>
          </table:table-cell>
          <table:table-cell office:value-type="float" office:value="-0.051397" calcext:value-type="float">
            <text:p>-0.051397</text:p>
          </table:table-cell>
          <table:table-cell office:value-type="float" office:value="0.099871" calcext:value-type="float">
            <text:p>0.099871</text:p>
            <draw:frame table:end-cell-address="right_front_wheel_stats.AB32" table:end-x="29.37pt" table:end-y="12.22pt" draw:z-index="2" draw:style-name="gr1" draw:text-style-name="P1" svg:width="927.55pt" svg:height="88.81pt" svg:x="47.31pt" svg:y="0.26pt">
              <draw:object draw:notify-on-update-of-ranges="right_front_wheel_stats.A2:right_front_wheel_stats.A153 right_front_wheel_stats.H1:right_front_wheel_stats.H1 right_front_wheel_stats.H2:right_front_wheel_stats.H153 right_front_wheel_stats.I1:right_front_wheel_stats.I1 right_front_wheel_stats.I2:right_front_wheel_stats.I15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178" calcext:value-type="float">
            <text:p>-1.128178</text:p>
          </table:table-cell>
          <table:table-cell office:value-type="float" office:value="-3.465119" calcext:value-type="float">
            <text:p>-3.465119</text:p>
          </table:table-cell>
          <table:table-cell office:value-type="float" office:value="-0.553602" calcext:value-type="float">
            <text:p>-0.553602</text:p>
          </table:table-cell>
          <table:table-cell office:value-type="float" office:value="-0.625668" calcext:value-type="float">
            <text:p>-0.625668</text:p>
          </table:table-cell>
          <table:table-cell office:value-type="float" office:value="-1.074474" calcext:value-type="float">
            <text:p>-1.074474</text:p>
          </table:table-cell>
          <table:table-cell office:value-type="float" office:value="-0.011131" calcext:value-type="float">
            <text:p>-0.011131</text:p>
          </table:table-cell>
          <table:table-cell office:value-type="float" office:value="-1.711273" calcext:value-type="float">
            <text:p>-1.711273</text:p>
          </table:table-cell>
          <table:table-cell office:value-type="float" office:value="-0.062411" calcext:value-type="float">
            <text:p>-0.062411</text:p>
          </table:table-cell>
          <table:table-cell office:value-type="float" office:value="0.099751" calcext:value-type="float">
            <text:p>0.09975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66116" calcext:value-type="float">
            <text:p>-1.066116</text:p>
          </table:table-cell>
          <table:table-cell office:value-type="float" office:value="-3.515278" calcext:value-type="float">
            <text:p>-3.515278</text:p>
          </table:table-cell>
          <table:table-cell office:value-type="float" office:value="-0.560878" calcext:value-type="float">
            <text:p>-0.560878</text:p>
          </table:table-cell>
          <table:table-cell office:value-type="float" office:value="-0.68773" calcext:value-type="float">
            <text:p>-0.68773</text:p>
          </table:table-cell>
          <table:table-cell office:value-type="float" office:value="-1.067515" calcext:value-type="float">
            <text:p>-1.067515</text:p>
          </table:table-cell>
          <table:table-cell office:value-type="float" office:value="-0.006186" calcext:value-type="float">
            <text:p>-0.006186</text:p>
          </table:table-cell>
          <table:table-cell office:value-type="float" office:value="-1.761432" calcext:value-type="float">
            <text:p>-1.761432</text:p>
          </table:table-cell>
          <table:table-cell office:value-type="float" office:value="-0.068996" calcext:value-type="float">
            <text:p>-0.068996</text:p>
          </table:table-cell>
          <table:table-cell office:value-type="float" office:value="0.100324" calcext:value-type="float">
            <text:p>0.10032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974" calcext:value-type="float">
            <text:p>-1.12974</text:p>
          </table:table-cell>
          <table:table-cell office:value-type="float" office:value="-3.396144" calcext:value-type="float">
            <text:p>-3.396144</text:p>
          </table:table-cell>
          <table:table-cell office:value-type="float" office:value="-0.543596" calcext:value-type="float">
            <text:p>-0.543596</text:p>
          </table:table-cell>
          <table:table-cell office:value-type="float" office:value="-0.624107" calcext:value-type="float">
            <text:p>-0.624107</text:p>
          </table:table-cell>
          <table:table-cell office:value-type="float" office:value="-1.024575" calcext:value-type="float">
            <text:p>-1.024575</text:p>
          </table:table-cell>
          <table:table-cell office:value-type="float" office:value="0.006384" calcext:value-type="float">
            <text:p>0.006384</text:p>
          </table:table-cell>
          <table:table-cell office:value-type="float" office:value="-1.642297" calcext:value-type="float">
            <text:p>-1.642297</text:p>
          </table:table-cell>
          <table:table-cell office:value-type="float" office:value="-0.062201" calcext:value-type="float">
            <text:p>-0.062201</text:p>
          </table:table-cell>
          <table:table-cell office:value-type="float" office:value="0.099664" calcext:value-type="float">
            <text:p>0.09966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625" calcext:value-type="float">
            <text:p>-1.070625</text:p>
          </table:table-cell>
          <table:table-cell office:value-type="float" office:value="-3.458972" calcext:value-type="float">
            <text:p>-3.458972</text:p>
          </table:table-cell>
          <table:table-cell office:value-type="float" office:value="-0.55271" calcext:value-type="float">
            <text:p>-0.55271</text:p>
          </table:table-cell>
          <table:table-cell office:value-type="float" office:value="-0.683221" calcext:value-type="float">
            <text:p>-0.683221</text:p>
          </table:table-cell>
          <table:table-cell office:value-type="float" office:value="-1.016003" calcext:value-type="float">
            <text:p>-1.016003</text:p>
          </table:table-cell>
          <table:table-cell office:value-type="float" office:value="-0.005901" calcext:value-type="float">
            <text:p>-0.005901</text:p>
          </table:table-cell>
          <table:table-cell office:value-type="float" office:value="-1.705126" calcext:value-type="float">
            <text:p>-1.705126</text:p>
          </table:table-cell>
          <table:table-cell office:value-type="float" office:value="-0.068444" calcext:value-type="float">
            <text:p>-0.068444</text:p>
          </table:table-cell>
          <table:table-cell office:value-type="float" office:value="0.100179" calcext:value-type="float">
            <text:p>0.10017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7169" calcext:value-type="float">
            <text:p>-0.847169</text:p>
          </table:table-cell>
          <table:table-cell office:value-type="float" office:value="-3.673405" calcext:value-type="float">
            <text:p>-3.673405</text:p>
          </table:table-cell>
          <table:table-cell office:value-type="float" office:value="-0.583817" calcext:value-type="float">
            <text:p>-0.583817</text:p>
          </table:table-cell>
          <table:table-cell office:value-type="float" office:value="-0.906677" calcext:value-type="float">
            <text:p>-0.906677</text:p>
          </table:table-cell>
          <table:table-cell office:value-type="float" office:value="-0.99048" calcext:value-type="float">
            <text:p>-0.99048</text:p>
          </table:table-cell>
          <table:table-cell office:value-type="float" office:value="-0.022402" calcext:value-type="float">
            <text:p>-0.022402</text:p>
          </table:table-cell>
          <table:table-cell office:value-type="float" office:value="-1.919559" calcext:value-type="float">
            <text:p>-1.919559</text:p>
          </table:table-cell>
          <table:table-cell office:value-type="float" office:value="-0.090439" calcext:value-type="float">
            <text:p>-0.090439</text:p>
          </table:table-cell>
          <table:table-cell office:value-type="float" office:value="0.099748" calcext:value-type="float">
            <text:p>0.09974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393" calcext:value-type="float">
            <text:p>-0.844393</text:p>
          </table:table-cell>
          <table:table-cell office:value-type="float" office:value="-3.662935" calcext:value-type="float">
            <text:p>-3.662935</text:p>
          </table:table-cell>
          <table:table-cell office:value-type="float" office:value="-0.582298" calcext:value-type="float">
            <text:p>-0.582298</text:p>
          </table:table-cell>
          <table:table-cell office:value-type="float" office:value="-0.909454" calcext:value-type="float">
            <text:p>-0.909454</text:p>
          </table:table-cell>
          <table:table-cell office:value-type="float" office:value="-0.999358" calcext:value-type="float">
            <text:p>-0.999358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-1.909088" calcext:value-type="float">
            <text:p>-1.909088</text:p>
          </table:table-cell>
          <table:table-cell office:value-type="float" office:value="-0.091045" calcext:value-type="float">
            <text:p>-0.091045</text:p>
          </table:table-cell>
          <table:table-cell office:value-type="float" office:value="0.10011" calcext:value-type="float">
            <text:p>0.100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896" calcext:value-type="float">
            <text:p>-0.788896</text:p>
          </table:table-cell>
          <table:table-cell office:value-type="float" office:value="-3.766066" calcext:value-type="float">
            <text:p>-3.766066</text:p>
          </table:table-cell>
          <table:table-cell office:value-type="float" office:value="-0.597259" calcext:value-type="float">
            <text:p>-0.597259</text:p>
          </table:table-cell>
          <table:table-cell office:value-type="float" office:value="-0.96495" calcext:value-type="float">
            <text:p>-0.96495</text:p>
          </table:table-cell>
          <table:table-cell office:value-type="float" office:value="-1.04173" calcext:value-type="float">
            <text:p>-1.04173</text:p>
          </table:table-cell>
          <table:table-cell office:value-type="float" office:value="-0.005541" calcext:value-type="float">
            <text:p>-0.005541</text:p>
          </table:table-cell>
          <table:table-cell office:value-type="float" office:value="-2.01222" calcext:value-type="float">
            <text:p>-2.01222</text:p>
          </table:table-cell>
          <table:table-cell office:value-type="float" office:value="-0.09665" calcext:value-type="float">
            <text:p>-0.09665</text:p>
          </table:table-cell>
          <table:table-cell office:value-type="float" office:value="0.100161" calcext:value-type="float">
            <text:p>0.10016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184" calcext:value-type="float">
            <text:p>-0.676184</text:p>
          </table:table-cell>
          <table:table-cell office:value-type="float" office:value="-3.976976" calcext:value-type="float">
            <text:p>-3.976976</text:p>
          </table:table-cell>
          <table:table-cell office:value-type="float" office:value="-0.627855" calcext:value-type="float">
            <text:p>-0.627855</text:p>
          </table:table-cell>
          <table:table-cell office:value-type="float" office:value="-1.077662" calcext:value-type="float">
            <text:p>-1.077662</text:p>
          </table:table-cell>
          <table:table-cell office:value-type="float" office:value="-1.134185" calcext:value-type="float">
            <text:p>-1.134185</text:p>
          </table:table-cell>
          <table:table-cell office:value-type="float" office:value="-0.011282" calcext:value-type="float">
            <text:p>-0.011282</text:p>
          </table:table-cell>
          <table:table-cell office:value-type="float" office:value="-2.22313" calcext:value-type="float">
            <text:p>-2.22313</text:p>
          </table:table-cell>
          <table:table-cell office:value-type="float" office:value="-0.107663" calcext:value-type="float">
            <text:p>-0.107663</text:p>
          </table:table-cell>
          <table:table-cell office:value-type="float" office:value="0.099904" calcext:value-type="float">
            <text:p>0.0999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806" calcext:value-type="float">
            <text:p>-0.95806</text:p>
          </table:table-cell>
          <table:table-cell office:value-type="float" office:value="-3.6899" calcext:value-type="float">
            <text:p>-3.6899</text:p>
          </table:table-cell>
          <table:table-cell office:value-type="float" office:value="-0.58621" calcext:value-type="float">
            <text:p>-0.58621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1.168414" calcext:value-type="float">
            <text:p>-1.168414</text:p>
          </table:table-cell>
          <table:table-cell office:value-type="float" office:value="0.028146" calcext:value-type="float">
            <text:p>0.028146</text:p>
          </table:table-cell>
          <table:table-cell office:value-type="float" office:value="-1.936054" calcext:value-type="float">
            <text:p>-1.936054</text:p>
          </table:table-cell>
          <table:table-cell office:value-type="float" office:value="-0.079696" calcext:value-type="float">
            <text:p>-0.079696</text:p>
          </table:table-cell>
          <table:table-cell office:value-type="float" office:value="0.100147" calcext:value-type="float">
            <text:p>0.10014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999" calcext:value-type="float">
            <text:p>-0.956999</text:p>
          </table:table-cell>
          <table:table-cell office:value-type="float" office:value="-3.761348" calcext:value-type="float">
            <text:p>-3.761348</text:p>
          </table:table-cell>
          <table:table-cell office:value-type="float" office:value="-0.596575" calcext:value-type="float">
            <text:p>-0.596575</text:p>
          </table:table-cell>
          <table:table-cell office:value-type="float" office:value="-0.796847" calcext:value-type="float">
            <text:p>-0.796847</text:p>
          </table:table-cell>
          <table:table-cell office:value-type="float" office:value="-1.210548" calcext:value-type="float">
            <text:p>-1.210548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2.007501" calcext:value-type="float">
            <text:p>-2.007501</text:p>
          </table:table-cell>
          <table:table-cell office:value-type="float" office:value="-0.079486" calcext:value-type="float">
            <text:p>-0.079486</text:p>
          </table:table-cell>
          <table:table-cell office:value-type="float" office:value="0.099751" calcext:value-type="float">
            <text:p>0.09975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731" calcext:value-type="float">
            <text:p>-0.901731</text:p>
          </table:table-cell>
          <table:table-cell office:value-type="float" office:value="-3.856212" calcext:value-type="float">
            <text:p>-3.856212</text:p>
          </table:table-cell>
          <table:table-cell office:value-type="float" office:value="-0.610336" calcext:value-type="float">
            <text:p>-0.610336</text:p>
          </table:table-cell>
          <table:table-cell office:value-type="float" office:value="-0.852115" calcext:value-type="float">
            <text:p>-0.852115</text:p>
          </table:table-cell>
          <table:table-cell office:value-type="float" office:value="-1.244723" calcext:value-type="float">
            <text:p>-1.244723</text:p>
          </table:table-cell>
          <table:table-cell office:value-type="float" office:value="-0.005528" calcext:value-type="float">
            <text:p>-0.005528</text:p>
          </table:table-cell>
          <table:table-cell office:value-type="float" office:value="-2.102366" calcext:value-type="float">
            <text:p>-2.102366</text:p>
          </table:table-cell>
          <table:table-cell office:value-type="float" office:value="-0.085195" calcext:value-type="float">
            <text:p>-0.085195</text:p>
          </table:table-cell>
          <table:table-cell office:value-type="float" office:value="0.09998" calcext:value-type="float">
            <text:p>0.0999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253" calcext:value-type="float">
            <text:p>-0.846253</text:p>
          </table:table-cell>
          <table:table-cell office:value-type="float" office:value="-3.944998" calcext:value-type="float">
            <text:p>-3.944998</text:p>
          </table:table-cell>
          <table:table-cell office:value-type="float" office:value="-0.623216" calcext:value-type="float">
            <text:p>-0.623216</text:p>
          </table:table-cell>
          <table:table-cell office:value-type="float" office:value="-0.907593" calcext:value-type="float">
            <text:p>-0.907593</text:p>
          </table:table-cell>
          <table:table-cell office:value-type="float" office:value="-1.278038" calcext:value-type="float">
            <text:p>-1.278038</text:p>
          </table:table-cell>
          <table:table-cell office:value-type="float" office:value="-0.005521" calcext:value-type="float">
            <text:p>-0.005521</text:p>
          </table:table-cell>
          <table:table-cell office:value-type="float" office:value="-2.191152" calcext:value-type="float">
            <text:p>-2.191152</text:p>
          </table:table-cell>
          <table:table-cell office:value-type="float" office:value="-0.091206" calcext:value-type="float">
            <text:p>-0.091206</text:p>
          </table:table-cell>
          <table:table-cell office:value-type="float" office:value="0.100492" calcext:value-type="float">
            <text:p>0.10049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099" calcext:value-type="float">
            <text:p>-0.844099</text:p>
          </table:table-cell>
          <table:table-cell office:value-type="float" office:value="-3.984362" calcext:value-type="float">
            <text:p>-3.984362</text:p>
          </table:table-cell>
          <table:table-cell office:value-type="float" office:value="-0.628927" calcext:value-type="float">
            <text:p>-0.628927</text:p>
          </table:table-cell>
          <table:table-cell office:value-type="float" office:value="-0.909747" calcext:value-type="float">
            <text:p>-0.909747</text:p>
          </table:table-cell>
          <table:table-cell office:value-type="float" office:value="-1.320553" calcext:value-type="float">
            <text:p>-1.320553</text:p>
          </table:table-cell>
          <table:table-cell office:value-type="float" office:value="-0.000216" calcext:value-type="float">
            <text:p>-0.000216</text:p>
          </table:table-cell>
          <table:table-cell office:value-type="float" office:value="-2.230516" calcext:value-type="float">
            <text:p>-2.230516</text:p>
          </table:table-cell>
          <table:table-cell office:value-type="float" office:value="-0.090544" calcext:value-type="float">
            <text:p>-0.090544</text:p>
          </table:table-cell>
          <table:table-cell office:value-type="float" office:value="0.099527" calcext:value-type="float">
            <text:p>0.09952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6152" calcext:value-type="float">
            <text:p>-0.846152</text:p>
          </table:table-cell>
          <table:table-cell office:value-type="float" office:value="-4.016131" calcext:value-type="float">
            <text:p>-4.016131</text:p>
          </table:table-cell>
          <table:table-cell office:value-type="float" office:value="-0.633535" calcext:value-type="float">
            <text:p>-0.633535</text:p>
          </table:table-cell>
          <table:table-cell office:value-type="float" office:value="-0.907694" calcext:value-type="float">
            <text:p>-0.907694</text:p>
          </table:table-cell>
          <table:table-cell office:value-type="float" office:value="-1.354795" calcext:value-type="float">
            <text:p>-1.35479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-2.262285" calcext:value-type="float">
            <text:p>-2.262285</text:p>
          </table:table-cell>
          <table:table-cell office:value-type="float" office:value="-0.091272" calcext:value-type="float">
            <text:p>-0.091272</text:p>
          </table:table-cell>
          <table:table-cell office:value-type="float" office:value="0.100554" calcext:value-type="float">
            <text:p>0.10055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012" calcext:value-type="float">
            <text:p>-1.070012</text:p>
          </table:table-cell>
          <table:table-cell office:value-type="float" office:value="-3.736557" calcext:value-type="float">
            <text:p>-3.736557</text:p>
          </table:table-cell>
          <table:table-cell office:value-type="float" office:value="-0.592979" calcext:value-type="float">
            <text:p>-0.592979</text:p>
          </table:table-cell>
          <table:table-cell office:value-type="float" office:value="-0.683834" calcext:value-type="float">
            <text:p>-0.683834</text:p>
          </table:table-cell>
          <table:table-cell office:value-type="float" office:value="-1.321344" calcext:value-type="float">
            <text:p>-1.321344</text:p>
          </table:table-cell>
          <table:table-cell office:value-type="float" office:value="0.022467" calcext:value-type="float">
            <text:p>0.022467</text:p>
          </table:table-cell>
          <table:table-cell office:value-type="float" office:value="-1.982711" calcext:value-type="float">
            <text:p>-1.982711</text:p>
          </table:table-cell>
          <table:table-cell office:value-type="float" office:value="-0.068138" calcext:value-type="float">
            <text:p>-0.068138</text:p>
          </table:table-cell>
          <table:table-cell office:value-type="float" office:value="0.099642" calcext:value-type="float">
            <text:p>0.09964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493" calcext:value-type="float">
            <text:p>-0.956493</text:p>
          </table:table-cell>
          <table:table-cell office:value-type="float" office:value="-3.866851" calcext:value-type="float">
            <text:p>-3.866851</text:p>
          </table:table-cell>
          <table:table-cell office:value-type="float" office:value="-0.61188" calcext:value-type="float">
            <text:p>-0.61188</text:p>
          </table:table-cell>
          <table:table-cell office:value-type="float" office:value="-0.797353" calcext:value-type="float">
            <text:p>-0.797353</text:p>
          </table:table-cell>
          <table:table-cell office:value-type="float" office:value="-1.304292" calcext:value-type="float">
            <text:p>-1.304292</text:p>
          </table:table-cell>
          <table:table-cell office:value-type="float" office:value="-0.01136" calcext:value-type="float">
            <text:p>-0.01136</text:p>
          </table:table-cell>
          <table:table-cell office:value-type="float" office:value="-2.113005" calcext:value-type="float">
            <text:p>-2.113005</text:p>
          </table:table-cell>
          <table:table-cell office:value-type="float" office:value="-0.079677" calcext:value-type="float">
            <text:p>-0.079677</text:p>
          </table:table-cell>
          <table:table-cell office:value-type="float" office:value="0.099927" calcext:value-type="float">
            <text:p>0.09992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602" calcext:value-type="float">
            <text:p>-0.676602</text:p>
          </table:table-cell>
          <table:table-cell office:value-type="float" office:value="-4.179794" calcext:value-type="float">
            <text:p>-4.179794</text:p>
          </table:table-cell>
          <table:table-cell office:value-type="float" office:value="-0.657277" calcext:value-type="float">
            <text:p>-0.657277</text:p>
          </table:table-cell>
          <table:table-cell office:value-type="float" office:value="-1.077244" calcext:value-type="float">
            <text:p>-1.077244</text:p>
          </table:table-cell>
          <table:table-cell office:value-type="float" office:value="-1.320675" calcext:value-type="float">
            <text:p>-1.320675</text:p>
          </table:table-cell>
          <table:table-cell office:value-type="float" office:value="-0.028029" calcext:value-type="float">
            <text:p>-0.028029</text:p>
          </table:table-cell>
          <table:table-cell office:value-type="float" office:value="-2.425948" calcext:value-type="float">
            <text:p>-2.425948</text:p>
          </table:table-cell>
          <table:table-cell office:value-type="float" office:value="-0.107573" calcext:value-type="float">
            <text:p>-0.107573</text:p>
          </table:table-cell>
          <table:table-cell office:value-type="float" office:value="0.099859" calcext:value-type="float">
            <text:p>0.0998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654" calcext:value-type="float">
            <text:p>-0.677654</text:p>
          </table:table-cell>
          <table:table-cell office:value-type="float" office:value="-4.15083" calcext:value-type="float">
            <text:p>-4.15083</text:p>
          </table:table-cell>
          <table:table-cell office:value-type="float" office:value="-0.653075" calcext:value-type="float">
            <text:p>-0.653075</text:p>
          </table:table-cell>
          <table:table-cell office:value-type="float" office:value="-1.076192" calcext:value-type="float">
            <text:p>-1.076192</text:p>
          </table:table-cell>
          <table:table-cell office:value-type="float" office:value="-1.320897" calcext:value-type="float">
            <text:p>-1.32089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-2.396984" calcext:value-type="float">
            <text:p>-2.396984</text:p>
          </table:table-cell>
          <table:table-cell office:value-type="float" office:value="-0.107811" calcext:value-type="float">
            <text:p>-0.107811</text:p>
          </table:table-cell>
          <table:table-cell office:value-type="float" office:value="0.100178" calcext:value-type="float">
            <text:p>0.10017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6655" calcext:value-type="float">
            <text:p>-0.786655</text:p>
          </table:table-cell>
          <table:table-cell office:value-type="float" office:value="-4.05648" calcext:value-type="float">
            <text:p>-4.05648</text:p>
          </table:table-cell>
          <table:table-cell office:value-type="float" office:value="-0.639388" calcext:value-type="float">
            <text:p>-0.639388</text:p>
          </table:table-cell>
          <table:table-cell office:value-type="float" office:value="-0.967191" calcext:value-type="float">
            <text:p>-0.967191</text:p>
          </table:table-cell>
          <table:table-cell office:value-type="float" office:value="-1.34635" calcext:value-type="float">
            <text:p>-1.34635</text:p>
          </table:table-cell>
          <table:table-cell office:value-type="float" office:value="0.010906" calcext:value-type="float">
            <text:p>0.010906</text:p>
          </table:table-cell>
          <table:table-cell office:value-type="float" office:value="-2.302634" calcext:value-type="float">
            <text:p>-2.302634</text:p>
          </table:table-cell>
          <table:table-cell office:value-type="float" office:value="-0.096664" calcext:value-type="float">
            <text:p>-0.096664</text:p>
          </table:table-cell>
          <table:table-cell office:value-type="float" office:value="0.099943" calcext:value-type="float">
            <text:p>0.09994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6307" calcext:value-type="float">
            <text:p>-1.016307</text:p>
          </table:table-cell>
          <table:table-cell office:value-type="float" office:value="-3.806307" calcext:value-type="float">
            <text:p>-3.806307</text:p>
          </table:table-cell>
          <table:table-cell office:value-type="float" office:value="-0.603097" calcext:value-type="float">
            <text:p>-0.603097</text:p>
          </table:table-cell>
          <table:table-cell office:value-type="float" office:value="-0.73754" calcext:value-type="float">
            <text:p>-0.73754</text:p>
          </table:table-cell>
          <table:table-cell office:value-type="float" office:value="-1.337863" calcext:value-type="float">
            <text:p>-1.337863</text:p>
          </table:table-cell>
          <table:table-cell office:value-type="float" office:value="0.022942" calcext:value-type="float">
            <text:p>0.022942</text:p>
          </table:table-cell>
          <table:table-cell office:value-type="float" office:value="-2.05246" calcext:value-type="float">
            <text:p>-2.05246</text:p>
          </table:table-cell>
          <table:table-cell office:value-type="float" office:value="-0.073828" calcext:value-type="float">
            <text:p>-0.073828</text:p>
          </table:table-cell>
          <table:table-cell office:value-type="float" office:value="0.100101" calcext:value-type="float">
            <text:p>0.10010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256" calcext:value-type="float">
            <text:p>-1.127256</text:p>
          </table:table-cell>
          <table:table-cell office:value-type="float" office:value="-3.673488" calcext:value-type="float">
            <text:p>-3.673488</text:p>
          </table:table-cell>
          <table:table-cell office:value-type="float" office:value="-0.583829" calcext:value-type="float">
            <text:p>-0.583829</text:p>
          </table:table-cell>
          <table:table-cell office:value-type="float" office:value="-0.626591" calcext:value-type="float">
            <text:p>-0.626591</text:p>
          </table:table-cell>
          <table:table-cell office:value-type="float" office:value="-1.304137" calcext:value-type="float">
            <text:p>-1.304137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-1.919642" calcext:value-type="float">
            <text:p>-1.919642</text:p>
          </table:table-cell>
          <table:table-cell office:value-type="float" office:value="-0.062711" calcext:value-type="float">
            <text:p>-0.062711</text:p>
          </table:table-cell>
          <table:table-cell office:value-type="float" office:value="0.100083" calcext:value-type="float">
            <text:p>0.10008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39" calcext:value-type="float">
            <text:p>-1.18339</text:p>
          </table:table-cell>
          <table:table-cell office:value-type="float" office:value="-3.571526" calcext:value-type="float">
            <text:p>-3.571526</text:p>
          </table:table-cell>
          <table:table-cell office:value-type="float" office:value="-0.569038" calcext:value-type="float">
            <text:p>-0.569038</text:p>
          </table:table-cell>
          <table:table-cell office:value-type="float" office:value="-0.570456" calcext:value-type="float">
            <text:p>-0.570456</text:p>
          </table:table-cell>
          <table:table-cell office:value-type="float" office:value="-1.252841" calcext:value-type="float">
            <text:p>-1.252841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-1.81768" calcext:value-type="float">
            <text:p>-1.81768</text:p>
          </table:table-cell>
          <table:table-cell office:value-type="float" office:value="-0.057008" calcext:value-type="float">
            <text:p>-0.057008</text:p>
          </table:table-cell>
          <table:table-cell office:value-type="float" office:value="0.099934" calcext:value-type="float">
            <text:p>0.09993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047" calcext:value-type="float">
            <text:p>-0.957047</text:p>
          </table:table-cell>
          <table:table-cell office:value-type="float" office:value="-3.809577" calcext:value-type="float">
            <text:p>-3.809577</text:p>
          </table:table-cell>
          <table:table-cell office:value-type="float" office:value="-0.603571" calcext:value-type="float">
            <text:p>-0.603571</text:p>
          </table:table-cell>
          <table:table-cell office:value-type="float" office:value="-0.796799" calcext:value-type="float">
            <text:p>-0.796799</text:p>
          </table:table-cell>
          <table:table-cell office:value-type="float" office:value="-1.236239" calcext:value-type="float">
            <text:p>-1.236239</text:p>
          </table:table-cell>
          <table:table-cell office:value-type="float" office:value="-0.022692" calcext:value-type="float">
            <text:p>-0.022692</text:p>
          </table:table-cell>
          <table:table-cell office:value-type="float" office:value="-2.055731" calcext:value-type="float">
            <text:p>-2.055731</text:p>
          </table:table-cell>
          <table:table-cell office:value-type="float" office:value="-0.079477" calcext:value-type="float">
            <text:p>-0.079477</text:p>
          </table:table-cell>
          <table:table-cell office:value-type="float" office:value="0.099745" calcext:value-type="float">
            <text:p>0.09974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947" calcext:value-type="float">
            <text:p>-0.789947</text:p>
          </table:table-cell>
          <table:table-cell office:value-type="float" office:value="-3.978336" calcext:value-type="float">
            <text:p>-3.978336</text:p>
          </table:table-cell>
          <table:table-cell office:value-type="float" office:value="-0.628052" calcext:value-type="float">
            <text:p>-0.628052</text:p>
          </table:table-cell>
          <table:table-cell office:value-type="float" office:value="-0.963899" calcext:value-type="float">
            <text:p>-0.963899</text:p>
          </table:table-cell>
          <table:table-cell office:value-type="float" office:value="-1.243876" calcext:value-type="float">
            <text:p>-1.243876</text:p>
          </table:table-cell>
          <table:table-cell office:value-type="float" office:value="-0.016714" calcext:value-type="float">
            <text:p>-0.016714</text:p>
          </table:table-cell>
          <table:table-cell office:value-type="float" office:value="-2.22449" calcext:value-type="float">
            <text:p>-2.22449</text:p>
          </table:table-cell>
          <table:table-cell office:value-type="float" office:value="-0.096364" calcext:value-type="float">
            <text:p>-0.096364</text:p>
          </table:table-cell>
          <table:table-cell office:value-type="float" office:value="0.099973" calcext:value-type="float">
            <text:p>0.09997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548" calcext:value-type="float">
            <text:p>-1.070548</text:p>
          </table:table-cell>
          <table:table-cell office:value-type="float" office:value="-3.65361" calcext:value-type="float">
            <text:p>-3.65361</text:p>
          </table:table-cell>
          <table:table-cell office:value-type="float" office:value="-0.580946" calcext:value-type="float">
            <text:p>-0.580946</text:p>
          </table:table-cell>
          <table:table-cell office:value-type="float" office:value="-0.683298" calcext:value-type="float">
            <text:p>-0.683298</text:p>
          </table:table-cell>
          <table:table-cell office:value-type="float" office:value="-1.244448" calcext:value-type="float">
            <text:p>-1.244448</text:p>
          </table:table-cell>
          <table:table-cell office:value-type="float" office:value="0.027982" calcext:value-type="float">
            <text:p>0.027982</text:p>
          </table:table-cell>
          <table:table-cell office:value-type="float" office:value="-1.899764" calcext:value-type="float">
            <text:p>-1.899764</text:p>
          </table:table-cell>
          <table:table-cell office:value-type="float" office:value="-0.06852" calcext:value-type="float">
            <text:p>-0.06852</text:p>
          </table:table-cell>
          <table:table-cell office:value-type="float" office:value="0.100278" calcext:value-type="float">
            <text:p>0.10027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286" calcext:value-type="float">
            <text:p>-1.125286</text:p>
          </table:table-cell>
          <table:table-cell office:value-type="float" office:value="-3.59598" calcext:value-type="float">
            <text:p>-3.59598</text:p>
          </table:table-cell>
          <table:table-cell office:value-type="float" office:value="-0.572585" calcext:value-type="float">
            <text:p>-0.572585</text:p>
          </table:table-cell>
          <table:table-cell office:value-type="float" office:value="-0.62856" calcext:value-type="float">
            <text:p>-0.62856</text:p>
          </table:table-cell>
          <table:table-cell office:value-type="float" office:value="-1.219056" calcext:value-type="float">
            <text:p>-1.219056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-1.842133" calcext:value-type="float">
            <text:p>-1.842133</text:p>
          </table:table-cell>
          <table:table-cell office:value-type="float" office:value="-0.062749" calcext:value-type="float">
            <text:p>-0.062749</text:p>
          </table:table-cell>
          <table:table-cell office:value-type="float" office:value="0.09983" calcext:value-type="float">
            <text:p>0.0998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5277" calcext:value-type="float">
            <text:p>-1.185277</text:p>
          </table:table-cell>
          <table:table-cell office:value-type="float" office:value="-3.459454" calcext:value-type="float">
            <text:p>-3.459454</text:p>
          </table:table-cell>
          <table:table-cell office:value-type="float" office:value="-0.55278" calcext:value-type="float">
            <text:p>-0.55278</text:p>
          </table:table-cell>
          <table:table-cell office:value-type="float" office:value="-0.568569" calcext:value-type="float">
            <text:p>-0.568569</text:p>
          </table:table-cell>
          <table:table-cell office:value-type="float" office:value="-1.143035" calcext:value-type="float">
            <text:p>-1.143035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-1.705608" calcext:value-type="float">
            <text:p>-1.705608</text:p>
          </table:table-cell>
          <table:table-cell office:value-type="float" office:value="-0.056892" calcext:value-type="float">
            <text:p>-0.056892</text:p>
          </table:table-cell>
          <table:table-cell office:value-type="float" office:value="0.100061" calcext:value-type="float">
            <text:p>0.10006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603" calcext:value-type="float">
            <text:p>-0.788603</text:p>
          </table:table-cell>
          <table:table-cell office:value-type="float" office:value="-3.884821" calcext:value-type="float">
            <text:p>-3.884821</text:p>
          </table:table-cell>
          <table:table-cell office:value-type="float" office:value="-0.614487" calcext:value-type="float">
            <text:p>-0.614487</text:p>
          </table:table-cell>
          <table:table-cell office:value-type="float" office:value="-0.965243" calcext:value-type="float">
            <text:p>-0.965243</text:p>
          </table:table-cell>
          <table:table-cell office:value-type="float" office:value="-1.126049" calcext:value-type="float">
            <text:p>-1.126049</text:p>
          </table:table-cell>
          <table:table-cell office:value-type="float" office:value="-0.039683" calcext:value-type="float">
            <text:p>-0.039683</text:p>
          </table:table-cell>
          <table:table-cell office:value-type="float" office:value="-2.130975" calcext:value-type="float">
            <text:p>-2.130975</text:p>
          </table:table-cell>
          <table:table-cell office:value-type="float" office:value="-0.096487" calcext:value-type="float">
            <text:p>-0.096487</text:p>
          </table:table-cell>
          <table:table-cell office:value-type="float" office:value="0.099961" calcext:value-type="float">
            <text:p>0.0999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329" calcext:value-type="float">
            <text:p>-0.338329</text:p>
          </table:table-cell>
          <table:table-cell office:value-type="float" office:value="-4.407851" calcext:value-type="float">
            <text:p>-4.407851</text:p>
          </table:table-cell>
          <table:table-cell office:value-type="float" office:value="-0.69036" calcext:value-type="float">
            <text:p>-0.69036</text:p>
          </table:table-cell>
          <table:table-cell office:value-type="float" office:value="-1.415517" calcext:value-type="float">
            <text:p>-1.415517</text:p>
          </table:table-cell>
          <table:table-cell office:value-type="float" office:value="-1.193482" calcext:value-type="float">
            <text:p>-1.193482</text:p>
          </table:table-cell>
          <table:table-cell office:value-type="float" office:value="-0.045006" calcext:value-type="float">
            <text:p>-0.045006</text:p>
          </table:table-cell>
          <table:table-cell office:value-type="float" office:value="-2.654005" calcext:value-type="float">
            <text:p>-2.654005</text:p>
          </table:table-cell>
          <table:table-cell office:value-type="float" office:value="-0.14162" calcext:value-type="float">
            <text:p>-0.14162</text:p>
          </table:table-cell>
          <table:table-cell office:value-type="float" office:value="0.100048" calcext:value-type="float">
            <text:p>0.10004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7909" calcext:value-type="float">
            <text:p>-0.337909</text:p>
          </table:table-cell>
          <table:table-cell office:value-type="float" office:value="-4.464739" calcext:value-type="float">
            <text:p>-4.464739</text:p>
          </table:table-cell>
          <table:table-cell office:value-type="float" office:value="-0.698613" calcext:value-type="float">
            <text:p>-0.698613</text:p>
          </table:table-cell>
          <table:table-cell office:value-type="float" office:value="-1.415937" calcext:value-type="float">
            <text:p>-1.415937</text:p>
          </table:table-cell>
          <table:table-cell office:value-type="float" office:value="-1.294913" calcext:value-type="float">
            <text:p>-1.294913</text:p>
          </table:table-cell>
          <table:table-cell office:value-type="float" office:value="-0.000042" calcext:value-type="float">
            <text:p>-4.2E-05</text:p>
          </table:table-cell>
          <table:table-cell office:value-type="float" office:value="-2.710892" calcext:value-type="float">
            <text:p>-2.710892</text:p>
          </table:table-cell>
          <table:table-cell office:value-type="float" office:value="-0.141449" calcext:value-type="float">
            <text:p>-0.141449</text:p>
          </table:table-cell>
          <table:table-cell office:value-type="float" office:value="0.099898" calcext:value-type="float">
            <text:p>0.09989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334" calcext:value-type="float">
            <text:p>-1.014334</text:p>
          </table:table-cell>
          <table:table-cell office:value-type="float" office:value="-3.737884" calcext:value-type="float">
            <text:p>-3.737884</text:p>
          </table:table-cell>
          <table:table-cell office:value-type="float" office:value="-0.593171" calcext:value-type="float">
            <text:p>-0.593171</text:p>
          </table:table-cell>
          <table:table-cell office:value-type="float" office:value="-0.739512" calcext:value-type="float">
            <text:p>-0.739512</text:p>
          </table:table-cell>
          <table:table-cell office:value-type="float" office:value="-1.312019" calcext:value-type="float">
            <text:p>-1.312019</text:p>
          </table:table-cell>
          <table:table-cell office:value-type="float" office:value="0.067493" calcext:value-type="float">
            <text:p>0.067493</text:p>
          </table:table-cell>
          <table:table-cell office:value-type="float" office:value="-1.984038" calcext:value-type="float">
            <text:p>-1.984038</text:p>
          </table:table-cell>
          <table:table-cell office:value-type="float" office:value="-0.074115" calcext:value-type="float">
            <text:p>-0.074115</text:p>
          </table:table-cell>
          <table:table-cell office:value-type="float" office:value="0.100221" calcext:value-type="float">
            <text:p>0.10022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2749" calcext:value-type="float">
            <text:p>-1.352749</text:p>
          </table:table-cell>
          <table:table-cell office:value-type="float" office:value="-3.407621" calcext:value-type="float">
            <text:p>-3.407621</text:p>
          </table:table-cell>
          <table:table-cell office:value-type="float" office:value="-0.545261" calcext:value-type="float">
            <text:p>-0.545261</text:p>
          </table:table-cell>
          <table:table-cell office:value-type="float" office:value="-0.401098" calcext:value-type="float">
            <text:p>-0.401098</text:p>
          </table:table-cell>
          <table:table-cell office:value-type="float" office:value="-1.286574" calcext:value-type="float">
            <text:p>-1.286574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-1.653775" calcext:value-type="float">
            <text:p>-1.653775</text:p>
          </table:table-cell>
          <table:table-cell office:value-type="float" office:value="-0.040045" calcext:value-type="float">
            <text:p>-0.040045</text:p>
          </table:table-cell>
          <table:table-cell office:value-type="float" office:value="0.099838" calcext:value-type="float">
            <text:p>0.09983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1189" calcext:value-type="float">
            <text:p>-1.071189</text:p>
          </table:table-cell>
          <table:table-cell office:value-type="float" office:value="-3.734445" calcext:value-type="float">
            <text:p>-3.734445</text:p>
          </table:table-cell>
          <table:table-cell office:value-type="float" office:value="-0.592672" calcext:value-type="float">
            <text:p>-0.592672</text:p>
          </table:table-cell>
          <table:table-cell office:value-type="float" office:value="-0.682657" calcext:value-type="float">
            <text:p>-0.682657</text:p>
          </table:table-cell>
          <table:table-cell office:value-type="float" office:value="-1.269797" calcext:value-type="float">
            <text:p>-1.269797</text:p>
          </table:table-cell>
          <table:table-cell office:value-type="float" office:value="-0.028145" calcext:value-type="float">
            <text:p>-0.028145</text:p>
          </table:table-cell>
          <table:table-cell office:value-type="float" office:value="-1.980599" calcext:value-type="float">
            <text:p>-1.980599</text:p>
          </table:table-cell>
          <table:table-cell office:value-type="float" office:value="-0.068292" calcext:value-type="float">
            <text:p>-0.068292</text:p>
          </table:table-cell>
          <table:table-cell office:value-type="float" office:value="0.100039" calcext:value-type="float">
            <text:p>0.10003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716" calcext:value-type="float">
            <text:p>-0.732716</text:p>
          </table:table-cell>
          <table:table-cell office:value-type="float" office:value="-4.08742" calcext:value-type="float">
            <text:p>-4.08742</text:p>
          </table:table-cell>
          <table:table-cell office:value-type="float" office:value="-0.643877" calcext:value-type="float">
            <text:p>-0.643877</text:p>
          </table:table-cell>
          <table:table-cell office:value-type="float" office:value="-1.02113" calcext:value-type="float">
            <text:p>-1.02113</text:p>
          </table:table-cell>
          <table:table-cell office:value-type="float" office:value="-1.278646" calcext:value-type="float">
            <text:p>-1.278646</text:p>
          </table:table-cell>
          <table:table-cell office:value-type="float" office:value="-0.033798" calcext:value-type="float">
            <text:p>-0.033798</text:p>
          </table:table-cell>
          <table:table-cell office:value-type="float" office:value="-2.333574" calcext:value-type="float">
            <text:p>-2.333574</text:p>
          </table:table-cell>
          <table:table-cell office:value-type="float" office:value="-0.102263" calcext:value-type="float">
            <text:p>-0.102263</text:p>
          </table:table-cell>
          <table:table-cell office:value-type="float" office:value="0.100147" calcext:value-type="float">
            <text:p>0.10014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74" calcext:value-type="float">
            <text:p>-0.7874</text:p>
          </table:table-cell>
          <table:table-cell office:value-type="float" office:value="-4.035563" calcext:value-type="float">
            <text:p>-4.035563</text:p>
          </table:table-cell>
          <table:table-cell office:value-type="float" office:value="-0.636354" calcext:value-type="float">
            <text:p>-0.636354</text:p>
          </table:table-cell>
          <table:table-cell office:value-type="float" office:value="-0.966446" calcext:value-type="float">
            <text:p>-0.966446</text:p>
          </table:table-cell>
          <table:table-cell office:value-type="float" office:value="-1.320743" calcext:value-type="float">
            <text:p>-1.320743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-2.281717" calcext:value-type="float">
            <text:p>-2.281717</text:p>
          </table:table-cell>
          <table:table-cell office:value-type="float" office:value="-0.096584" calcext:value-type="float">
            <text:p>-0.096584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5732" calcext:value-type="float">
            <text:p>-1.295732</text:p>
          </table:table-cell>
          <table:table-cell office:value-type="float" office:value="-3.456347" calcext:value-type="float">
            <text:p>-3.456347</text:p>
          </table:table-cell>
          <table:table-cell office:value-type="float" office:value="-0.552329" calcext:value-type="float">
            <text:p>-0.552329</text:p>
          </table:table-cell>
          <table:table-cell office:value-type="float" office:value="-0.458114" calcext:value-type="float">
            <text:p>-0.458114</text:p>
          </table:table-cell>
          <table:table-cell office:value-type="float" office:value="-1.295269" calcext:value-type="float">
            <text:p>-1.295269</text:p>
          </table:table-cell>
          <table:table-cell office:value-type="float" office:value="0.050883" calcext:value-type="float">
            <text:p>0.050883</text:p>
          </table:table-cell>
          <table:table-cell office:value-type="float" office:value="-1.7025" calcext:value-type="float">
            <text:p>-1.7025</text:p>
          </table:table-cell>
          <table:table-cell office:value-type="float" office:value="-0.045767" calcext:value-type="float">
            <text:p>-0.045767</text:p>
          </table:table-cell>
          <table:table-cell office:value-type="float" office:value="0.099903" calcext:value-type="float">
            <text:p>0.0999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105" calcext:value-type="float">
            <text:p>-1.24105</text:p>
          </table:table-cell>
          <table:table-cell office:value-type="float" office:value="-3.558919" calcext:value-type="float">
            <text:p>-3.558919</text:p>
          </table:table-cell>
          <table:table-cell office:value-type="float" office:value="-0.567209" calcext:value-type="float">
            <text:p>-0.567209</text:p>
          </table:table-cell>
          <table:table-cell office:value-type="float" office:value="-0.512797" calcext:value-type="float">
            <text:p>-0.512797</text:p>
          </table:table-cell>
          <table:table-cell office:value-type="float" office:value="-1.286804" calcext:value-type="float">
            <text:p>-1.286804</text:p>
          </table:table-cell>
          <table:table-cell office:value-type="float" office:value="-0.005472" calcext:value-type="float">
            <text:p>-0.005472</text:p>
          </table:table-cell>
          <table:table-cell office:value-type="float" office:value="-1.805073" calcext:value-type="float">
            <text:p>-1.805073</text:p>
          </table:table-cell>
          <table:table-cell office:value-type="float" office:value="-0.051248" calcext:value-type="float">
            <text:p>-0.051248</text:p>
          </table:table-cell>
          <table:table-cell office:value-type="float" office:value="0.099939" calcext:value-type="float">
            <text:p>0.0999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493" calcext:value-type="float">
            <text:p>-1.128493</text:p>
          </table:table-cell>
          <table:table-cell office:value-type="float" office:value="-3.626291" calcext:value-type="float">
            <text:p>-3.626291</text:p>
          </table:table-cell>
          <table:table-cell office:value-type="float" office:value="-0.576983" calcext:value-type="float">
            <text:p>-0.576983</text:p>
          </table:table-cell>
          <table:table-cell office:value-type="float" office:value="-0.625353" calcext:value-type="float">
            <text:p>-0.625353</text:p>
          </table:table-cell>
          <table:table-cell office:value-type="float" office:value="-1.235831" calcext:value-type="float">
            <text:p>-1.235831</text:p>
          </table:table-cell>
          <table:table-cell office:value-type="float" office:value="-0.011261" calcext:value-type="float">
            <text:p>-0.011261</text:p>
          </table:table-cell>
          <table:table-cell office:value-type="float" office:value="-1.872445" calcext:value-type="float">
            <text:p>-1.872445</text:p>
          </table:table-cell>
          <table:table-cell office:value-type="float" office:value="-0.062505" calcext:value-type="float">
            <text:p>-0.062505</text:p>
          </table:table-cell>
          <table:table-cell office:value-type="float" office:value="0.099951" calcext:value-type="float">
            <text:p>0.0999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6726" calcext:value-type="float">
            <text:p>-1.126726</text:p>
          </table:table-cell>
          <table:table-cell office:value-type="float" office:value="-3.498603" calcext:value-type="float">
            <text:p>-3.498603</text:p>
          </table:table-cell>
          <table:table-cell office:value-type="float" office:value="-0.558459" calcext:value-type="float">
            <text:p>-0.558459</text:p>
          </table:table-cell>
          <table:table-cell office:value-type="float" office:value="-0.62712" calcext:value-type="float">
            <text:p>-0.62712</text:p>
          </table:table-cell>
          <table:table-cell office:value-type="float" office:value="-1.11746" calcext:value-type="float">
            <text:p>-1.11746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-1.744757" calcext:value-type="float">
            <text:p>-1.744757</text:p>
          </table:table-cell>
          <table:table-cell office:value-type="float" office:value="-0.062706" calcext:value-type="float">
            <text:p>-0.062706</text:p>
          </table:table-cell>
          <table:table-cell office:value-type="float" office:value="0.09999" calcext:value-type="float">
            <text:p>0.099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4643" calcext:value-type="float">
            <text:p>-1.234643</text:p>
          </table:table-cell>
          <table:table-cell office:value-type="float" office:value="-3.245578" calcext:value-type="float">
            <text:p>-3.245578</text:p>
          </table:table-cell>
          <table:table-cell office:value-type="float" office:value="-0.521754" calcext:value-type="float">
            <text:p>-0.521754</text:p>
          </table:table-cell>
          <table:table-cell office:value-type="float" office:value="-0.519203" calcext:value-type="float">
            <text:p>-0.519203</text:p>
          </table:table-cell>
          <table:table-cell office:value-type="float" office:value="-0.983302" calcext:value-type="float">
            <text:p>-0.983302</text:p>
          </table:table-cell>
          <table:table-cell office:value-type="float" office:value="0.010773" calcext:value-type="float">
            <text:p>0.010773</text:p>
          </table:table-cell>
          <table:table-cell office:value-type="float" office:value="-1.491732" calcext:value-type="float">
            <text:p>-1.491732</text:p>
          </table:table-cell>
          <table:table-cell office:value-type="float" office:value="-0.05201" calcext:value-type="float">
            <text:p>-0.05201</text:p>
          </table:table-cell>
          <table:table-cell office:value-type="float" office:value="0.100173" calcext:value-type="float">
            <text:p>0.10017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00702" calcext:value-type="float">
            <text:p>-1.300702</text:p>
          </table:table-cell>
          <table:table-cell office:value-type="float" office:value="-3.140348" calcext:value-type="float">
            <text:p>-3.140348</text:p>
          </table:table-cell>
          <table:table-cell office:value-type="float" office:value="-0.506489" calcext:value-type="float">
            <text:p>-0.506489</text:p>
          </table:table-cell>
          <table:table-cell office:value-type="float" office:value="-0.453144" calcext:value-type="float">
            <text:p>-0.453144</text:p>
          </table:table-cell>
          <table:table-cell office:value-type="float" office:value="-0.939975" calcext:value-type="float">
            <text:p>-0.939975</text:p>
          </table:table-cell>
          <table:table-cell office:value-type="float" office:value="0.006618" calcext:value-type="float">
            <text:p>0.006618</text:p>
          </table:table-cell>
          <table:table-cell office:value-type="float" office:value="-1.386502" calcext:value-type="float">
            <text:p>-1.386502</text:p>
          </table:table-cell>
          <table:table-cell office:value-type="float" office:value="-0.045231" calcext:value-type="float">
            <text:p>-0.045231</text:p>
          </table:table-cell>
          <table:table-cell office:value-type="float" office:value="0.099815" calcext:value-type="float">
            <text:p>0.09981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9869" calcext:value-type="float">
            <text:p>-0.899869</text:p>
          </table:table-cell>
          <table:table-cell office:value-type="float" office:value="-3.655878" calcext:value-type="float">
            <text:p>-3.655878</text:p>
          </table:table-cell>
          <table:table-cell office:value-type="float" office:value="-0.581275" calcext:value-type="float">
            <text:p>-0.581275</text:p>
          </table:table-cell>
          <table:table-cell office:value-type="float" office:value="-0.853977" calcext:value-type="float">
            <text:p>-0.853977</text:p>
          </table:table-cell>
          <table:table-cell office:value-type="float" office:value="-1.007956" calcext:value-type="float">
            <text:p>-1.007956</text:p>
          </table:table-cell>
          <table:table-cell office:value-type="float" office:value="-0.040099" calcext:value-type="float">
            <text:p>-0.040099</text:p>
          </table:table-cell>
          <table:table-cell office:value-type="float" office:value="-1.902032" calcext:value-type="float">
            <text:p>-1.902032</text:p>
          </table:table-cell>
          <table:table-cell office:value-type="float" office:value="-0.085365" calcext:value-type="float">
            <text:p>-0.085365</text:p>
          </table:table-cell>
          <table:table-cell office:value-type="float" office:value="0.099962" calcext:value-type="float">
            <text:p>0.09996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504" calcext:value-type="float">
            <text:p>-0.677504</text:p>
          </table:table-cell>
          <table:table-cell office:value-type="float" office:value="-3.919881" calcext:value-type="float">
            <text:p>-3.919881</text:p>
          </table:table-cell>
          <table:table-cell office:value-type="float" office:value="-0.619573" calcext:value-type="float">
            <text:p>-0.619573</text:p>
          </table:table-cell>
          <table:table-cell office:value-type="float" office:value="-1.076342" calcext:value-type="float">
            <text:p>-1.076342</text:p>
          </table:table-cell>
          <table:table-cell office:value-type="float" office:value="-1.067533" calcext:value-type="float">
            <text:p>-1.067533</text:p>
          </table:table-cell>
          <table:table-cell office:value-type="float" office:value="-0.022159" calcext:value-type="float">
            <text:p>-0.022159</text:p>
          </table:table-cell>
          <table:table-cell office:value-type="float" office:value="-2.166035" calcext:value-type="float">
            <text:p>-2.166035</text:p>
          </table:table-cell>
          <table:table-cell office:value-type="float" office:value="-0.10801" calcext:value-type="float">
            <text:p>-0.10801</text:p>
          </table:table-cell>
          <table:table-cell office:value-type="float" office:value="0.100349" calcext:value-type="float">
            <text:p>0.1003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644" calcext:value-type="float">
            <text:p>-0.676644</text:p>
          </table:table-cell>
          <table:table-cell office:value-type="float" office:value="-3.906515" calcext:value-type="float">
            <text:p>-3.906515</text:p>
          </table:table-cell>
          <table:table-cell office:value-type="float" office:value="-0.617634" calcext:value-type="float">
            <text:p>-0.617634</text:p>
          </table:table-cell>
          <table:table-cell office:value-type="float" office:value="-1.077202" calcext:value-type="float">
            <text:p>-1.077202</text:p>
          </table:table-cell>
          <table:table-cell office:value-type="float" office:value="-1.075381" calcext:value-type="float">
            <text:p>-1.075381</text:p>
          </table:table-cell>
          <table:table-cell office:value-type="float" office:value="-0.000086" calcext:value-type="float">
            <text:p>-8.6E-05</text:p>
          </table:table-cell>
          <table:table-cell office:value-type="float" office:value="-2.152669" calcext:value-type="float">
            <text:p>-2.152669</text:p>
          </table:table-cell>
          <table:table-cell office:value-type="float" office:value="-0.107495" calcext:value-type="float">
            <text:p>-0.107495</text:p>
          </table:table-cell>
          <table:table-cell office:value-type="float" office:value="0.099791" calcext:value-type="float">
            <text:p>0.09979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99948" calcext:value-type="float">
            <text:p>-0.899948</text:p>
          </table:table-cell>
          <table:table-cell office:value-type="float" office:value="-3.644006" calcext:value-type="float">
            <text:p>-3.644006</text:p>
          </table:table-cell>
          <table:table-cell office:value-type="float" office:value="-0.579553" calcext:value-type="float">
            <text:p>-0.579553</text:p>
          </table:table-cell>
          <table:table-cell office:value-type="float" office:value="-0.853898" calcext:value-type="float">
            <text:p>-0.853898</text:p>
          </table:table-cell>
          <table:table-cell office:value-type="float" office:value="-1.058592" calcext:value-type="float">
            <text:p>-1.058592</text:p>
          </table:table-cell>
          <table:table-cell office:value-type="float" office:value="0.02233" calcext:value-type="float">
            <text:p>0.02233</text:p>
          </table:table-cell>
          <table:table-cell office:value-type="float" office:value="-1.89016" calcext:value-type="float">
            <text:p>-1.89016</text:p>
          </table:table-cell>
          <table:table-cell office:value-type="float" office:value="-0.085392" calcext:value-type="float">
            <text:p>-0.085392</text:p>
          </table:table-cell>
          <table:table-cell office:value-type="float" office:value="0.100002" calcext:value-type="float">
            <text:p>0.10000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496" calcext:value-type="float">
            <text:p>-1.128496</text:p>
          </table:table-cell>
          <table:table-cell office:value-type="float" office:value="-3.440299" calcext:value-type="float">
            <text:p>-3.440299</text:p>
          </table:table-cell>
          <table:table-cell office:value-type="float" office:value="-0.550002" calcext:value-type="float">
            <text:p>-0.550002</text:p>
          </table:table-cell>
          <table:table-cell office:value-type="float" office:value="-0.62535" calcext:value-type="float">
            <text:p>-0.62535</text:p>
          </table:table-cell>
          <table:table-cell office:value-type="float" office:value="-1.083916" calcext:value-type="float">
            <text:p>-1.083916</text:p>
          </table:table-cell>
          <table:table-cell office:value-type="float" office:value="0.022813" calcext:value-type="float">
            <text:p>0.022813</text:p>
          </table:table-cell>
          <table:table-cell office:value-type="float" office:value="-1.686453" calcext:value-type="float">
            <text:p>-1.686453</text:p>
          </table:table-cell>
          <table:table-cell office:value-type="float" office:value="-0.062649" calcext:value-type="float">
            <text:p>-0.062649</text:p>
          </table:table-cell>
          <table:table-cell office:value-type="float" office:value="0.100183" calcext:value-type="float">
            <text:p>0.10018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0786" calcext:value-type="float">
            <text:p>-0.900786</text:p>
          </table:table-cell>
          <table:table-cell office:value-type="float" office:value="-3.764613" calcext:value-type="float">
            <text:p>-3.764613</text:p>
          </table:table-cell>
          <table:table-cell office:value-type="float" office:value="-0.597048" calcext:value-type="float">
            <text:p>-0.597048</text:p>
          </table:table-cell>
          <table:table-cell office:value-type="float" office:value="-0.85306" calcext:value-type="float">
            <text:p>-0.85306</text:p>
          </table:table-cell>
          <table:table-cell office:value-type="float" office:value="-1.134922" calcext:value-type="float">
            <text:p>-1.134922</text:p>
          </table:table-cell>
          <table:table-cell office:value-type="float" office:value="-0.022785" calcext:value-type="float">
            <text:p>-0.022785</text:p>
          </table:table-cell>
          <table:table-cell office:value-type="float" office:value="-2.010767" calcext:value-type="float">
            <text:p>-2.010767</text:p>
          </table:table-cell>
          <table:table-cell office:value-type="float" office:value="-0.085252" calcext:value-type="float">
            <text:p>-0.085252</text:p>
          </table:table-cell>
          <table:table-cell office:value-type="float" office:value="0.099937" calcext:value-type="float">
            <text:p>0.09993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4236" calcext:value-type="float">
            <text:p>-0.564236</text:p>
          </table:table-cell>
          <table:table-cell office:value-type="float" office:value="-4.196438" calcext:value-type="float">
            <text:p>-4.196438</text:p>
          </table:table-cell>
          <table:table-cell office:value-type="float" office:value="-0.659692" calcext:value-type="float">
            <text:p>-0.659692</text:p>
          </table:table-cell>
          <table:table-cell office:value-type="float" office:value="-1.18961" calcext:value-type="float">
            <text:p>-1.18961</text:p>
          </table:table-cell>
          <table:table-cell office:value-type="float" office:value="-1.219262" calcext:value-type="float">
            <text:p>-1.219262</text:p>
          </table:table-cell>
          <table:table-cell office:value-type="float" office:value="-0.03372" calcext:value-type="float">
            <text:p>-0.03372</text:p>
          </table:table-cell>
          <table:table-cell office:value-type="float" office:value="-2.442592" calcext:value-type="float">
            <text:p>-2.442592</text:p>
          </table:table-cell>
          <table:table-cell office:value-type="float" office:value="-0.118731" calcext:value-type="float">
            <text:p>-0.118731</text:p>
          </table:table-cell>
          <table:table-cell office:value-type="float" office:value="0.099807" calcext:value-type="float">
            <text:p>0.09980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435" calcext:value-type="float">
            <text:p>-0.39435</text:p>
          </table:table-cell>
          <table:table-cell office:value-type="float" office:value="-4.460552" calcext:value-type="float">
            <text:p>-4.460552</text:p>
          </table:table-cell>
          <table:table-cell office:value-type="float" office:value="-0.698006" calcext:value-type="float">
            <text:p>-0.698006</text:p>
          </table:table-cell>
          <table:table-cell office:value-type="float" office:value="-1.359496" calcext:value-type="float">
            <text:p>-1.359496</text:p>
          </table:table-cell>
          <table:table-cell office:value-type="float" office:value="-1.330321" calcext:value-type="float">
            <text:p>-1.330321</text:p>
          </table:table-cell>
          <table:table-cell office:value-type="float" office:value="-0.01689" calcext:value-type="float">
            <text:p>-0.01689</text:p>
          </table:table-cell>
          <table:table-cell office:value-type="float" office:value="-2.706706" calcext:value-type="float">
            <text:p>-2.706706</text:p>
          </table:table-cell>
          <table:table-cell office:value-type="float" office:value="-0.136745" calcext:value-type="float">
            <text:p>-0.136745</text:p>
          </table:table-cell>
          <table:table-cell office:value-type="float" office:value="0.100585" calcext:value-type="float">
            <text:p>0.10058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29" calcext:value-type="float">
            <text:p>-1.07029</text:p>
          </table:table-cell>
          <table:table-cell office:value-type="float" office:value="-3.723648" calcext:value-type="float">
            <text:p>-3.723648</text:p>
          </table:table-cell>
          <table:table-cell office:value-type="float" office:value="-0.591106" calcext:value-type="float">
            <text:p>-0.591106</text:p>
          </table:table-cell>
          <table:table-cell office:value-type="float" office:value="-0.683556" calcext:value-type="float">
            <text:p>-0.683556</text:p>
          </table:table-cell>
          <table:table-cell office:value-type="float" office:value="-1.354238" calcext:value-type="float">
            <text:p>-1.354238</text:p>
          </table:table-cell>
          <table:table-cell office:value-type="float" office:value="0.067992" calcext:value-type="float">
            <text:p>0.067992</text:p>
          </table:table-cell>
          <table:table-cell office:value-type="float" office:value="-1.969801" calcext:value-type="float">
            <text:p>-1.969801</text:p>
          </table:table-cell>
          <table:table-cell office:value-type="float" office:value="-0.067955" calcext:value-type="float">
            <text:p>-0.067955</text:p>
          </table:table-cell>
          <table:table-cell office:value-type="float" office:value="0.099414" calcext:value-type="float">
            <text:p>0.09941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7003" calcext:value-type="float">
            <text:p>-1.577003</text:p>
          </table:table-cell>
          <table:table-cell office:value-type="float" office:value="-3.193174" calcext:value-type="float">
            <text:p>-3.193174</text:p>
          </table:table-cell>
          <table:table-cell office:value-type="float" office:value="-0.514152" calcext:value-type="float">
            <text:p>-0.514152</text:p>
          </table:table-cell>
          <table:table-cell office:value-type="float" office:value="-0.176843" calcext:value-type="float">
            <text:p>-0.176843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050516" calcext:value-type="float">
            <text:p>0.050516</text:p>
          </table:table-cell>
          <table:table-cell office:value-type="float" office:value="-1.439327" calcext:value-type="float">
            <text:p>-1.439327</text:p>
          </table:table-cell>
          <table:table-cell office:value-type="float" office:value="-0.017739" calcext:value-type="float">
            <text:p>-0.017739</text:p>
          </table:table-cell>
          <table:table-cell office:value-type="float" office:value="0.100308" calcext:value-type="float">
            <text:p>0.10030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6548" calcext:value-type="float">
            <text:p>-1.466548</text:p>
          </table:table-cell>
          <table:table-cell office:value-type="float" office:value="-3.280181" calcext:value-type="float">
            <text:p>-3.280181</text:p>
          </table:table-cell>
          <table:table-cell office:value-type="float" office:value="-0.526774" calcext:value-type="float">
            <text:p>-0.526774</text:p>
          </table:table-cell>
          <table:table-cell office:value-type="float" office:value="-0.287298" calcext:value-type="float">
            <text:p>-0.287298</text:p>
          </table:table-cell>
          <table:table-cell office:value-type="float" office:value="-1.227972" calcext:value-type="float">
            <text:p>-1.227972</text:p>
          </table:table-cell>
          <table:table-cell office:value-type="float" office:value="-0.011065" calcext:value-type="float">
            <text:p>-0.011065</text:p>
          </table:table-cell>
          <table:table-cell office:value-type="float" office:value="-1.526335" calcext:value-type="float">
            <text:p>-1.526335</text:p>
          </table:table-cell>
          <table:table-cell office:value-type="float" office:value="-0.02868" calcext:value-type="float">
            <text:p>-0.02868</text:p>
          </table:table-cell>
          <table:table-cell office:value-type="float" office:value="0.099825" calcext:value-type="float">
            <text:p>0.09982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0067" calcext:value-type="float">
            <text:p>-1.240067</text:p>
          </table:table-cell>
          <table:table-cell office:value-type="float" office:value="-3.433254" calcext:value-type="float">
            <text:p>-3.433254</text:p>
          </table:table-cell>
          <table:table-cell office:value-type="float" office:value="-0.548979" calcext:value-type="float">
            <text:p>-0.548979</text:p>
          </table:table-cell>
          <table:table-cell office:value-type="float" office:value="-0.513779" calcext:value-type="float">
            <text:p>-0.513779</text:p>
          </table:table-cell>
          <table:table-cell office:value-type="float" office:value="-1.142962" calcext:value-type="float">
            <text:p>-1.142962</text:p>
          </table:table-cell>
          <table:table-cell office:value-type="float" office:value="-0.022666" calcext:value-type="float">
            <text:p>-0.022666</text:p>
          </table:table-cell>
          <table:table-cell office:value-type="float" office:value="-1.679407" calcext:value-type="float">
            <text:p>-1.679407</text:p>
          </table:table-cell>
          <table:table-cell office:value-type="float" office:value="-0.051337" calcext:value-type="float">
            <text:p>-0.051337</text:p>
          </table:table-cell>
          <table:table-cell office:value-type="float" office:value="0.09992" calcext:value-type="float">
            <text:p>0.0999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924" calcext:value-type="float">
            <text:p>-1.125924</text:p>
          </table:table-cell>
          <table:table-cell office:value-type="float" office:value="-3.469016" calcext:value-type="float">
            <text:p>-3.469016</text:p>
          </table:table-cell>
          <table:table-cell office:value-type="float" office:value="-0.554167" calcext:value-type="float">
            <text:p>-0.554167</text:p>
          </table:table-cell>
          <table:table-cell office:value-type="float" office:value="-0.627922" calcext:value-type="float">
            <text:p>-0.627922</text:p>
          </table:table-cell>
          <table:table-cell office:value-type="float" office:value="-1.075823" calcext:value-type="float">
            <text:p>-1.075823</text:p>
          </table:table-cell>
          <table:table-cell office:value-type="float" office:value="-0.011425" calcext:value-type="float">
            <text:p>-0.011425</text:p>
          </table:table-cell>
          <table:table-cell office:value-type="float" office:value="-1.71517" calcext:value-type="float">
            <text:p>-1.71517</text:p>
          </table:table-cell>
          <table:table-cell office:value-type="float" office:value="-0.062736" calcext:value-type="float">
            <text:p>-0.062736</text:p>
          </table:table-cell>
          <table:table-cell office:value-type="float" office:value="0.09991" calcext:value-type="float">
            <text:p>0.0999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9012" calcext:value-type="float">
            <text:p>-1.409012</text:p>
          </table:table-cell>
          <table:table-cell office:value-type="float" office:value="-3.069868" calcext:value-type="float">
            <text:p>-3.069868</text:p>
          </table:table-cell>
          <table:table-cell office:value-type="float" office:value="-0.496265" calcext:value-type="float">
            <text:p>-0.496265</text:p>
          </table:table-cell>
          <table:table-cell office:value-type="float" office:value="-0.344834" calcext:value-type="float">
            <text:p>-0.344834</text:p>
          </table:table-cell>
          <table:table-cell office:value-type="float" office:value="-0.999484" calcext:value-type="float">
            <text:p>-0.999484</text:p>
          </table:table-cell>
          <table:table-cell office:value-type="float" office:value="0.028296" calcext:value-type="float">
            <text:p>0.028296</text:p>
          </table:table-cell>
          <table:table-cell office:value-type="float" office:value="-1.316022" calcext:value-type="float">
            <text:p>-1.316022</text:p>
          </table:table-cell>
          <table:table-cell office:value-type="float" office:value="-0.034499" calcext:value-type="float">
            <text:p>-0.034499</text:p>
          </table:table-cell>
          <table:table-cell office:value-type="float" office:value="0.100045" calcext:value-type="float">
            <text:p>0.10004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8203" calcext:value-type="float">
            <text:p>-1.128203</text:p>
          </table:table-cell>
          <table:table-cell office:value-type="float" office:value="-3.407115" calcext:value-type="float">
            <text:p>-3.407115</text:p>
          </table:table-cell>
          <table:table-cell office:value-type="float" office:value="-0.545188" calcext:value-type="float">
            <text:p>-0.545188</text:p>
          </table:table-cell>
          <table:table-cell office:value-type="float" office:value="-0.625644" calcext:value-type="float">
            <text:p>-0.625644</text:p>
          </table:table-cell>
          <table:table-cell office:value-type="float" office:value="-0.999624" calcext:value-type="float">
            <text:p>-0.999624</text:p>
          </table:table-cell>
          <table:table-cell office:value-type="float" office:value="-0.028001" calcext:value-type="float">
            <text:p>-0.028001</text:p>
          </table:table-cell>
          <table:table-cell office:value-type="float" office:value="-1.653269" calcext:value-type="float">
            <text:p>-1.653269</text:p>
          </table:table-cell>
          <table:table-cell office:value-type="float" office:value="-0.062743" calcext:value-type="float">
            <text:p>-0.062743</text:p>
          </table:table-cell>
          <table:table-cell office:value-type="float" office:value="0.100285" calcext:value-type="float">
            <text:p>0.10028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325" calcext:value-type="float">
            <text:p>-0.901325</text:p>
          </table:table-cell>
          <table:table-cell office:value-type="float" office:value="-3.628597" calcext:value-type="float">
            <text:p>-3.628597</text:p>
          </table:table-cell>
          <table:table-cell office:value-type="float" office:value="-0.577317" calcext:value-type="float">
            <text:p>-0.577317</text:p>
          </table:table-cell>
          <table:table-cell office:value-type="float" office:value="-0.852521" calcext:value-type="float">
            <text:p>-0.852521</text:p>
          </table:table-cell>
          <table:table-cell office:value-type="float" office:value="-0.999524" calcext:value-type="float">
            <text:p>-0.999524</text:p>
          </table:table-cell>
          <table:table-cell office:value-type="float" office:value="-0.022705" calcext:value-type="float">
            <text:p>-0.022705</text:p>
          </table:table-cell>
          <table:table-cell office:value-type="float" office:value="-1.87475" calcext:value-type="float">
            <text:p>-1.87475</text:p>
          </table:table-cell>
          <table:table-cell office:value-type="float" office:value="-0.085186" calcext:value-type="float">
            <text:p>-0.085186</text:p>
          </table:table-cell>
          <table:table-cell office:value-type="float" office:value="0.099922" calcext:value-type="float">
            <text:p>0.09992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153" calcext:value-type="float">
            <text:p>-0.901153</text:p>
          </table:table-cell>
          <table:table-cell office:value-type="float" office:value="-3.555873" calcext:value-type="float">
            <text:p>-3.555873</text:p>
          </table:table-cell>
          <table:table-cell office:value-type="float" office:value="-0.566767" calcext:value-type="float">
            <text:p>-0.566767</text:p>
          </table:table-cell>
          <table:table-cell office:value-type="float" office:value="-0.852693" calcext:value-type="float">
            <text:p>-0.852693</text:p>
          </table:table-cell>
          <table:table-cell office:value-type="float" office:value="-0.949317" calcext:value-type="float">
            <text:p>-0.949317</text:p>
          </table:table-cell>
          <table:table-cell office:value-type="float" office:value="-0.000017" calcext:value-type="float">
            <text:p>-1.7E-05</text:p>
          </table:table-cell>
          <table:table-cell office:value-type="float" office:value="-1.802027" calcext:value-type="float">
            <text:p>-1.802027</text:p>
          </table:table-cell>
          <table:table-cell office:value-type="float" office:value="-0.08526" calcext:value-type="float">
            <text:p>-0.08526</text:p>
          </table:table-cell>
          <table:table-cell office:value-type="float" office:value="0.099989" calcext:value-type="float">
            <text:p>0.09998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095" calcext:value-type="float">
            <text:p>-0.957095</text:p>
          </table:table-cell>
          <table:table-cell office:value-type="float" office:value="-3.408871" calcext:value-type="float">
            <text:p>-3.408871</text:p>
          </table:table-cell>
          <table:table-cell office:value-type="float" office:value="-0.545442" calcext:value-type="float">
            <text:p>-0.545442</text:p>
          </table:table-cell>
          <table:table-cell office:value-type="float" office:value="-0.796752" calcext:value-type="float">
            <text:p>-0.796752</text:p>
          </table:table-cell>
          <table:table-cell office:value-type="float" office:value="-0.86386" calcext:value-type="float">
            <text:p>-0.86386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-1.655025" calcext:value-type="float">
            <text:p>-1.655025</text:p>
          </table:table-cell>
          <table:table-cell office:value-type="float" office:value="-0.079774" calcext:value-type="float">
            <text:p>-0.079774</text:p>
          </table:table-cell>
          <table:table-cell office:value-type="float" office:value="0.100124" calcext:value-type="float">
            <text:p>0.10012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9664" calcext:value-type="float">
            <text:p>-0.959664</text:p>
          </table:table-cell>
          <table:table-cell office:value-type="float" office:value="-3.428846" calcext:value-type="float">
            <text:p>-3.428846</text:p>
          </table:table-cell>
          <table:table-cell office:value-type="float" office:value="-0.54834" calcext:value-type="float">
            <text:p>-0.54834</text:p>
          </table:table-cell>
          <table:table-cell office:value-type="float" office:value="-0.794182" calcext:value-type="float">
            <text:p>-0.794182</text:p>
          </table:table-cell>
          <table:table-cell office:value-type="float" office:value="-0.881074" calcext:value-type="float">
            <text:p>-0.881074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-1.675" calcext:value-type="float">
            <text:p>-1.675</text:p>
          </table:table-cell>
          <table:table-cell office:value-type="float" office:value="-0.079431" calcext:value-type="float">
            <text:p>-0.079431</text:p>
          </table:table-cell>
          <table:table-cell office:value-type="float" office:value="0.100016" calcext:value-type="float">
            <text:p>0.10001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781" calcext:value-type="float">
            <text:p>-0.844781</text:p>
          </table:table-cell>
          <table:table-cell office:value-type="float" office:value="-3.664965" calcext:value-type="float">
            <text:p>-3.664965</text:p>
          </table:table-cell>
          <table:table-cell office:value-type="float" office:value="-0.582593" calcext:value-type="float">
            <text:p>-0.582593</text:p>
          </table:table-cell>
          <table:table-cell office:value-type="float" office:value="-0.909065" calcext:value-type="float">
            <text:p>-0.909065</text:p>
          </table:table-cell>
          <table:table-cell office:value-type="float" office:value="-0.990541" calcext:value-type="float">
            <text:p>-0.990541</text:p>
          </table:table-cell>
          <table:table-cell office:value-type="float" office:value="-0.011512" calcext:value-type="float">
            <text:p>-0.011512</text:p>
          </table:table-cell>
          <table:table-cell office:value-type="float" office:value="-1.911119" calcext:value-type="float">
            <text:p>-1.911119</text:p>
          </table:table-cell>
          <table:table-cell office:value-type="float" office:value="-0.090717" calcext:value-type="float">
            <text:p>-0.090717</text:p>
          </table:table-cell>
          <table:table-cell office:value-type="float" office:value="0.099791" calcext:value-type="float">
            <text:p>0.09979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1858" calcext:value-type="float">
            <text:p>-0.671858</text:p>
          </table:table-cell>
          <table:table-cell office:value-type="float" office:value="-3.96288" calcext:value-type="float">
            <text:p>-3.96288</text:p>
          </table:table-cell>
          <table:table-cell office:value-type="float" office:value="-0.62581" calcext:value-type="float">
            <text:p>-0.62581</text:p>
          </table:table-cell>
          <table:table-cell office:value-type="float" office:value="-1.081988" calcext:value-type="float">
            <text:p>-1.081988</text:p>
          </table:table-cell>
          <table:table-cell office:value-type="float" office:value="-1.109745" calcext:value-type="float">
            <text:p>-1.109745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2.209034" calcext:value-type="float">
            <text:p>-2.209034</text:p>
          </table:table-cell>
          <table:table-cell office:value-type="float" office:value="-0.108149" calcext:value-type="float">
            <text:p>-0.108149</text:p>
          </table:table-cell>
          <table:table-cell office:value-type="float" office:value="0.099954" calcext:value-type="float">
            <text:p>0.09995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20509" calcext:value-type="float">
            <text:p>-1.020509</text:p>
          </table:table-cell>
          <table:table-cell office:value-type="float" office:value="-3.595177" calcext:value-type="float">
            <text:p>-3.595177</text:p>
          </table:table-cell>
          <table:table-cell office:value-type="float" office:value="-0.572469" calcext:value-type="float">
            <text:p>-0.572469</text:p>
          </table:table-cell>
          <table:table-cell office:value-type="float" office:value="-0.733337" calcext:value-type="float">
            <text:p>-0.733337</text:p>
          </table:table-cell>
          <table:table-cell office:value-type="float" office:value="-1.142831" calcext:value-type="float">
            <text:p>-1.142831</text:p>
          </table:table-cell>
          <table:table-cell office:value-type="float" office:value="0.034837" calcext:value-type="float">
            <text:p>0.034837</text:p>
          </table:table-cell>
          <table:table-cell office:value-type="float" office:value="-1.841331" calcext:value-type="float">
            <text:p>-1.841331</text:p>
          </table:table-cell>
          <table:table-cell office:value-type="float" office:value="-0.073394" calcext:value-type="float">
            <text:p>-0.073394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227" calcext:value-type="float">
            <text:p>-1.070227</text:p>
          </table:table-cell>
          <table:table-cell office:value-type="float" office:value="-3.584083" calcext:value-type="float">
            <text:p>-3.584083</text:p>
          </table:table-cell>
          <table:table-cell office:value-type="float" office:value="-0.57086" calcext:value-type="float">
            <text:p>-0.57086</text:p>
          </table:table-cell>
          <table:table-cell office:value-type="float" office:value="-0.683619" calcext:value-type="float">
            <text:p>-0.683619</text:p>
          </table:table-cell>
          <table:table-cell office:value-type="float" office:value="-1.151574" calcext:value-type="float">
            <text:p>-1.151574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-1.830237" calcext:value-type="float">
            <text:p>-1.830237</text:p>
          </table:table-cell>
          <table:table-cell office:value-type="float" office:value="-0.068565" calcext:value-type="float">
            <text:p>-0.068565</text:p>
          </table:table-cell>
          <table:table-cell office:value-type="float" office:value="0.100297" calcext:value-type="float">
            <text:p>0.10029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1954" calcext:value-type="float">
            <text:p>-0.841954</text:p>
          </table:table-cell>
          <table:table-cell office:value-type="float" office:value="-3.924698" calcext:value-type="float">
            <text:p>-3.924698</text:p>
          </table:table-cell>
          <table:table-cell office:value-type="float" office:value="-0.620271" calcext:value-type="float">
            <text:p>-0.620271</text:p>
          </table:table-cell>
          <table:table-cell office:value-type="float" office:value="-0.911892" calcext:value-type="float">
            <text:p>-0.911892</text:p>
          </table:table-cell>
          <table:table-cell office:value-type="float" office:value="-1.236037" calcext:value-type="float">
            <text:p>-1.236037</text:p>
          </table:table-cell>
          <table:table-cell office:value-type="float" office:value="-0.022923" calcext:value-type="float">
            <text:p>-0.022923</text:p>
          </table:table-cell>
          <table:table-cell office:value-type="float" office:value="-2.170852" calcext:value-type="float">
            <text:p>-2.170852</text:p>
          </table:table-cell>
          <table:table-cell office:value-type="float" office:value="-0.090807" calcext:value-type="float">
            <text:p>-0.090807</text:p>
          </table:table-cell>
          <table:table-cell office:value-type="float" office:value="0.099581" calcext:value-type="float">
            <text:p>0.09958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6574" calcext:value-type="float">
            <text:p>-0.906574</text:p>
          </table:table-cell>
          <table:table-cell office:value-type="float" office:value="-3.86383" calcext:value-type="float">
            <text:p>-3.86383</text:p>
          </table:table-cell>
          <table:table-cell office:value-type="float" office:value="-0.611441" calcext:value-type="float">
            <text:p>-0.611441</text:p>
          </table:table-cell>
          <table:table-cell office:value-type="float" office:value="-0.847273" calcext:value-type="float">
            <text:p>-0.847273</text:p>
          </table:table-cell>
          <table:table-cell office:value-type="float" office:value="-1.269165" calcext:value-type="float">
            <text:p>-1.269165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-2.109983" calcext:value-type="float">
            <text:p>-2.109983</text:p>
          </table:table-cell>
          <table:table-cell office:value-type="float" office:value="-0.084828" calcext:value-type="float">
            <text:p>-0.084828</text:p>
          </table:table-cell>
          <table:table-cell office:value-type="float" office:value="0.100119" calcext:value-type="float">
            <text:p>0.10011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6026" calcext:value-type="float">
            <text:p>-1.126026</text:p>
          </table:table-cell>
          <table:table-cell office:value-type="float" office:value="-3.595056" calcext:value-type="float">
            <text:p>-3.595056</text:p>
          </table:table-cell>
          <table:table-cell office:value-type="float" office:value="-0.572451" calcext:value-type="float">
            <text:p>-0.572451</text:p>
          </table:table-cell>
          <table:table-cell office:value-type="float" office:value="-0.62782" calcext:value-type="float">
            <text:p>-0.62782</text:p>
          </table:table-cell>
          <table:table-cell office:value-type="float" office:value="-1.235377" calcext:value-type="float">
            <text:p>-1.235377</text:p>
          </table:table-cell>
          <table:table-cell office:value-type="float" office:value="0.021988" calcext:value-type="float">
            <text:p>0.021988</text:p>
          </table:table-cell>
          <table:table-cell office:value-type="float" office:value="-1.84121" calcext:value-type="float">
            <text:p>-1.84121</text:p>
          </table:table-cell>
          <table:table-cell office:value-type="float" office:value="-0.06266" calcext:value-type="float">
            <text:p>-0.06266</text:p>
          </table:table-cell>
          <table:table-cell office:value-type="float" office:value="0.099806" calcext:value-type="float">
            <text:p>0.09980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6344" calcext:value-type="float">
            <text:p>-1.296344</text:p>
          </table:table-cell>
          <table:table-cell office:value-type="float" office:value="-3.370518" calcext:value-type="float">
            <text:p>-3.370518</text:p>
          </table:table-cell>
          <table:table-cell office:value-type="float" office:value="-0.539879" calcext:value-type="float">
            <text:p>-0.539879</text:p>
          </table:table-cell>
          <table:table-cell office:value-type="float" office:value="-0.457502" calcext:value-type="float">
            <text:p>-0.457502</text:p>
          </table:table-cell>
          <table:table-cell office:value-type="float" office:value="-1.176184" calcext:value-type="float">
            <text:p>-1.176184</text:p>
          </table:table-cell>
          <table:table-cell office:value-type="float" office:value="0.017014" calcext:value-type="float">
            <text:p>0.017014</text:p>
          </table:table-cell>
          <table:table-cell office:value-type="float" office:value="-1.616672" calcext:value-type="float">
            <text:p>-1.616672</text:p>
          </table:table-cell>
          <table:table-cell office:value-type="float" office:value="-0.045798" calcext:value-type="float">
            <text:p>-0.045798</text:p>
          </table:table-cell>
          <table:table-cell office:value-type="float" office:value="0.100104" calcext:value-type="float">
            <text:p>0.10010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0227" calcext:value-type="float">
            <text:p>-1.240227</text:p>
          </table:table-cell>
          <table:table-cell office:value-type="float" office:value="-3.406576" calcext:value-type="float">
            <text:p>-3.406576</text:p>
          </table:table-cell>
          <table:table-cell office:value-type="float" office:value="-0.545109" calcext:value-type="float">
            <text:p>-0.545109</text:p>
          </table:table-cell>
          <table:table-cell office:value-type="float" office:value="-0.51362" calcext:value-type="float">
            <text:p>-0.51362</text:p>
          </table:table-cell>
          <table:table-cell office:value-type="float" office:value="-1.133493" calcext:value-type="float">
            <text:p>-1.133493</text:p>
          </table:table-cell>
          <table:table-cell office:value-type="float" office:value="-0.005617" calcext:value-type="float">
            <text:p>-0.005617</text:p>
          </table:table-cell>
          <table:table-cell office:value-type="float" office:value="-1.65273" calcext:value-type="float">
            <text:p>-1.65273</text:p>
          </table:table-cell>
          <table:table-cell office:value-type="float" office:value="-0.051314" calcext:value-type="float">
            <text:p>-0.051314</text:p>
          </table:table-cell>
          <table:table-cell office:value-type="float" office:value="0.099906" calcext:value-type="float">
            <text:p>0.09990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086" calcext:value-type="float">
            <text:p>-0.732086</text:p>
          </table:table-cell>
          <table:table-cell office:value-type="float" office:value="-3.994092" calcext:value-type="float">
            <text:p>-3.994092</text:p>
          </table:table-cell>
          <table:table-cell office:value-type="float" office:value="-0.630338" calcext:value-type="float">
            <text:p>-0.630338</text:p>
          </table:table-cell>
          <table:table-cell office:value-type="float" office:value="-1.02176" calcext:value-type="float">
            <text:p>-1.02176</text:p>
          </table:table-cell>
          <table:table-cell office:value-type="float" office:value="-1.167701" calcext:value-type="float">
            <text:p>-1.167701</text:p>
          </table:table-cell>
          <table:table-cell office:value-type="float" office:value="-0.050784" calcext:value-type="float">
            <text:p>-0.050784</text:p>
          </table:table-cell>
          <table:table-cell office:value-type="float" office:value="-2.240246" calcext:value-type="float">
            <text:p>-2.240246</text:p>
          </table:table-cell>
          <table:table-cell office:value-type="float" office:value="-0.102236" calcext:value-type="float">
            <text:p>-0.102236</text:p>
          </table:table-cell>
          <table:table-cell office:value-type="float" office:value="0.100059" calcext:value-type="float">
            <text:p>0.10005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898" calcext:value-type="float">
            <text:p>-0.732898</text:p>
          </table:table-cell>
          <table:table-cell office:value-type="float" office:value="-3.959281" calcext:value-type="float">
            <text:p>-3.959281</text:p>
          </table:table-cell>
          <table:table-cell office:value-type="float" office:value="-0.625288" calcext:value-type="float">
            <text:p>-0.625288</text:p>
          </table:table-cell>
          <table:table-cell office:value-type="float" office:value="-1.020948" calcext:value-type="float">
            <text:p>-1.020948</text:p>
          </table:table-cell>
          <table:table-cell office:value-type="float" office:value="-1.184568" calcext:value-type="float">
            <text:p>-1.184568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-2.205435" calcext:value-type="float">
            <text:p>-2.205435</text:p>
          </table:table-cell>
          <table:table-cell office:value-type="float" office:value="-0.101961" calcext:value-type="float">
            <text:p>-0.101961</text:p>
          </table:table-cell>
          <table:table-cell office:value-type="float" office:value="0.099869" calcext:value-type="float">
            <text:p>0.09986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7909" calcext:value-type="float">
            <text:p>-0.957909</text:p>
          </table:table-cell>
          <table:table-cell office:value-type="float" office:value="-3.669043" calcext:value-type="float">
            <text:p>-3.669043</text:p>
          </table:table-cell>
          <table:table-cell office:value-type="float" office:value="-0.583184" calcext:value-type="float">
            <text:p>-0.583184</text:p>
          </table:table-cell>
          <table:table-cell office:value-type="float" office:value="-0.795937" calcext:value-type="float">
            <text:p>-0.795937</text:p>
          </table:table-cell>
          <table:table-cell office:value-type="float" office:value="-1.141757" calcext:value-type="float">
            <text:p>-1.141757</text:p>
          </table:table-cell>
          <table:table-cell office:value-type="float" office:value="0.022497" calcext:value-type="float">
            <text:p>0.022497</text:p>
          </table:table-cell>
          <table:table-cell office:value-type="float" office:value="-1.915197" calcext:value-type="float">
            <text:p>-1.915197</text:p>
          </table:table-cell>
          <table:table-cell office:value-type="float" office:value="-0.079608" calcext:value-type="float">
            <text:p>-0.079608</text:p>
          </table:table-cell>
          <table:table-cell office:value-type="float" office:value="0.100018" calcext:value-type="float">
            <text:p>0.10001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55" calcext:value-type="float">
            <text:p>-0.8455</text:p>
          </table:table-cell>
          <table:table-cell office:value-type="float" office:value="-3.842082" calcext:value-type="float">
            <text:p>-3.842082</text:p>
          </table:table-cell>
          <table:table-cell office:value-type="float" office:value="-0.608286" calcext:value-type="float">
            <text:p>-0.608286</text:p>
          </table:table-cell>
          <table:table-cell office:value-type="float" office:value="-0.908346" calcext:value-type="float">
            <text:p>-0.908346</text:p>
          </table:table-cell>
          <table:table-cell office:value-type="float" office:value="-1.168714" calcext:value-type="float">
            <text:p>-1.168714</text:p>
          </table:table-cell>
          <table:table-cell office:value-type="float" office:value="-0.011176" calcext:value-type="float">
            <text:p>-0.011176</text:p>
          </table:table-cell>
          <table:table-cell office:value-type="float" office:value="-2.088235" calcext:value-type="float">
            <text:p>-2.088235</text:p>
          </table:table-cell>
          <table:table-cell office:value-type="float" office:value="-0.091365" calcext:value-type="float">
            <text:p>-0.091365</text:p>
          </table:table-cell>
          <table:table-cell office:value-type="float" office:value="0.100584" calcext:value-type="float">
            <text:p>0.10058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8391" calcext:value-type="float">
            <text:p>-0.788391</text:p>
          </table:table-cell>
          <table:table-cell office:value-type="float" office:value="-3.935107" calcext:value-type="float">
            <text:p>-3.935107</text:p>
          </table:table-cell>
          <table:table-cell office:value-type="float" office:value="-0.621781" calcext:value-type="float">
            <text:p>-0.621781</text:p>
          </table:table-cell>
          <table:table-cell office:value-type="float" office:value="-0.965455" calcext:value-type="float">
            <text:p>-0.965455</text:p>
          </table:table-cell>
          <table:table-cell office:value-type="float" office:value="-1.210071" calcext:value-type="float">
            <text:p>-1.210071</text:p>
          </table:table-cell>
          <table:table-cell office:value-type="float" office:value="-0.005735" calcext:value-type="float">
            <text:p>-0.005735</text:p>
          </table:table-cell>
          <table:table-cell office:value-type="float" office:value="-2.181261" calcext:value-type="float">
            <text:p>-2.181261</text:p>
          </table:table-cell>
          <table:table-cell office:value-type="float" office:value="-0.096136" calcext:value-type="float">
            <text:p>-0.096136</text:p>
          </table:table-cell>
          <table:table-cell office:value-type="float" office:value="0.099576" calcext:value-type="float">
            <text:p>0.09957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6589" calcext:value-type="float">
            <text:p>-0.676589</text:p>
          </table:table-cell>
          <table:table-cell office:value-type="float" office:value="-4.077892" calcext:value-type="float">
            <text:p>-4.077892</text:p>
          </table:table-cell>
          <table:table-cell office:value-type="float" office:value="-0.642495" calcext:value-type="float">
            <text:p>-0.642495</text:p>
          </table:table-cell>
          <table:table-cell office:value-type="float" office:value="-1.077257" calcext:value-type="float">
            <text:p>-1.077257</text:p>
          </table:table-cell>
          <table:table-cell office:value-type="float" office:value="-1.23562" calcext:value-type="float">
            <text:p>-1.23562</text:p>
          </table:table-cell>
          <table:table-cell office:value-type="float" office:value="-0.011168" calcext:value-type="float">
            <text:p>-0.011168</text:p>
          </table:table-cell>
          <table:table-cell office:value-type="float" office:value="-2.324045" calcext:value-type="float">
            <text:p>-2.324045</text:p>
          </table:table-cell>
          <table:table-cell office:value-type="float" office:value="-0.10784" calcext:value-type="float">
            <text:p>-0.10784</text:p>
          </table:table-cell>
          <table:table-cell office:value-type="float" office:value="0.100106" calcext:value-type="float">
            <text:p>0.10010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81" calcext:value-type="float">
            <text:p>-0.73281</text:p>
          </table:table-cell>
          <table:table-cell office:value-type="float" office:value="-4.03061" calcext:value-type="float">
            <text:p>-4.03061</text:p>
          </table:table-cell>
          <table:table-cell office:value-type="float" office:value="-0.635636" calcext:value-type="float">
            <text:p>-0.635636</text:p>
          </table:table-cell>
          <table:table-cell office:value-type="float" office:value="-1.021036" calcext:value-type="float">
            <text:p>-1.021036</text:p>
          </table:table-cell>
          <table:table-cell office:value-type="float" office:value="-1.261357" calcext:value-type="float">
            <text:p>-1.261357</text:p>
          </table:table-cell>
          <table:table-cell office:value-type="float" office:value="0.005629" calcext:value-type="float">
            <text:p>0.005629</text:p>
          </table:table-cell>
          <table:table-cell office:value-type="float" office:value="-2.276764" calcext:value-type="float">
            <text:p>-2.276764</text:p>
          </table:table-cell>
          <table:table-cell office:value-type="float" office:value="-0.101986" calcext:value-type="float">
            <text:p>-0.101986</text:p>
          </table:table-cell>
          <table:table-cell office:value-type="float" office:value="0.099885" calcext:value-type="float">
            <text:p>0.09988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01579" calcext:value-type="float">
            <text:p>-0.901579</text:p>
          </table:table-cell>
          <table:table-cell office:value-type="float" office:value="-3.884472" calcext:value-type="float">
            <text:p>-3.884472</text:p>
          </table:table-cell>
          <table:table-cell office:value-type="float" office:value="-0.614436" calcext:value-type="float">
            <text:p>-0.614436</text:p>
          </table:table-cell>
          <table:table-cell office:value-type="float" office:value="-0.852267" calcext:value-type="float">
            <text:p>-0.852267</text:p>
          </table:table-cell>
          <table:table-cell office:value-type="float" office:value="-1.295232" calcext:value-type="float">
            <text:p>-1.295232</text:p>
          </table:table-cell>
          <table:table-cell office:value-type="float" office:value="0.016873" calcext:value-type="float">
            <text:p>0.016873</text:p>
          </table:table-cell>
          <table:table-cell office:value-type="float" office:value="-2.130626" calcext:value-type="float">
            <text:p>-2.130626</text:p>
          </table:table-cell>
          <table:table-cell office:value-type="float" office:value="-0.085244" calcext:value-type="float">
            <text:p>-0.085244</text:p>
          </table:table-cell>
          <table:table-cell office:value-type="float" office:value="0.10002" calcext:value-type="float">
            <text:p>0.100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3698" calcext:value-type="float">
            <text:p>-1.013698</text:p>
          </table:table-cell>
          <table:table-cell office:value-type="float" office:value="-3.820408" calcext:value-type="float">
            <text:p>-3.820408</text:p>
          </table:table-cell>
          <table:table-cell office:value-type="float" office:value="-0.605142" calcext:value-type="float">
            <text:p>-0.605142</text:p>
          </table:table-cell>
          <table:table-cell office:value-type="float" office:value="-0.740148" calcext:value-type="float">
            <text:p>-0.740148</text:p>
          </table:table-cell>
          <table:table-cell office:value-type="float" office:value="-1.33762" calcext:value-type="float">
            <text:p>-1.33762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-2.066562" calcext:value-type="float">
            <text:p>-2.066562</text:p>
          </table:table-cell>
          <table:table-cell office:value-type="float" office:value="-0.074056" calcext:value-type="float">
            <text:p>-0.074056</text:p>
          </table:table-cell>
          <table:table-cell office:value-type="float" office:value="0.100056" calcext:value-type="float">
            <text:p>0.100056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32985" calcext:value-type="float">
            <text:p>-0.732985</text:p>
          </table:table-cell>
          <table:table-cell office:value-type="float" office:value="-4.216637" calcext:value-type="float">
            <text:p>-4.216637</text:p>
          </table:table-cell>
          <table:table-cell office:value-type="float" office:value="-0.662622" calcext:value-type="float">
            <text:p>-0.662622</text:p>
          </table:table-cell>
          <table:table-cell office:value-type="float" office:value="-1.020861" calcext:value-type="float">
            <text:p>-1.020861</text:p>
          </table:table-cell>
          <table:table-cell office:value-type="float" office:value="-1.413876" calcext:value-type="float">
            <text:p>-1.413876</text:p>
          </table:table-cell>
          <table:table-cell office:value-type="float" office:value="-0.028053" calcext:value-type="float">
            <text:p>-0.028053</text:p>
          </table:table-cell>
          <table:table-cell office:value-type="float" office:value="-2.46279" calcext:value-type="float">
            <text:p>-2.46279</text:p>
          </table:table-cell>
          <table:table-cell office:value-type="float" office:value="-0.102151" calcext:value-type="float">
            <text:p>-0.102151</text:p>
          </table:table-cell>
          <table:table-cell office:value-type="float" office:value="0.100064" calcext:value-type="float">
            <text:p>0.10006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844242" calcext:value-type="float">
            <text:p>-0.844242</text:p>
          </table:table-cell>
          <table:table-cell office:value-type="float" office:value="-4.049113" calcext:value-type="float">
            <text:p>-4.049113</text:p>
          </table:table-cell>
          <table:table-cell office:value-type="float" office:value="-0.63832" calcext:value-type="float">
            <text:p>-0.63832</text:p>
          </table:table-cell>
          <table:table-cell office:value-type="float" office:value="-0.909604" calcext:value-type="float">
            <text:p>-0.909604</text:p>
          </table:table-cell>
          <table:table-cell office:value-type="float" office:value="-1.396801" calcext:value-type="float">
            <text:p>-1.396801</text:p>
          </table:table-cell>
          <table:table-cell office:value-type="float" office:value="0.011139" calcext:value-type="float">
            <text:p>0.011139</text:p>
          </table:table-cell>
          <table:table-cell office:value-type="float" office:value="-2.295267" calcext:value-type="float">
            <text:p>-2.295267</text:p>
          </table:table-cell>
          <table:table-cell office:value-type="float" office:value="-0.090853" calcext:value-type="float">
            <text:p>-0.090853</text:p>
          </table:table-cell>
          <table:table-cell office:value-type="float" office:value="0.099882" calcext:value-type="float">
            <text:p>0.09988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14083" calcext:value-type="float">
            <text:p>-1.014083</text:p>
          </table:table-cell>
          <table:table-cell office:value-type="float" office:value="-3.831598" calcext:value-type="float">
            <text:p>-3.831598</text:p>
          </table:table-cell>
          <table:table-cell office:value-type="float" office:value="-0.606766" calcext:value-type="float">
            <text:p>-0.606766</text:p>
          </table:table-cell>
          <table:table-cell office:value-type="float" office:value="-0.739763" calcext:value-type="float">
            <text:p>-0.739763</text:p>
          </table:table-cell>
          <table:table-cell office:value-type="float" office:value="-1.354953" calcext:value-type="float">
            <text:p>-1.354953</text:p>
          </table:table-cell>
          <table:table-cell office:value-type="float" office:value="0.016964" calcext:value-type="float">
            <text:p>0.016964</text:p>
          </table:table-cell>
          <table:table-cell office:value-type="float" office:value="-2.077752" calcext:value-type="float">
            <text:p>-2.077752</text:p>
          </table:table-cell>
          <table:table-cell office:value-type="float" office:value="-0.074062" calcext:value-type="float">
            <text:p>-0.074062</text:p>
          </table:table-cell>
          <table:table-cell office:value-type="float" office:value="0.100116" calcext:value-type="float">
            <text:p>0.10011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0367" calcext:value-type="float">
            <text:p>-1.070367</text:p>
          </table:table-cell>
          <table:table-cell office:value-type="float" office:value="-3.769809" calcext:value-type="float">
            <text:p>-3.769809</text:p>
          </table:table-cell>
          <table:table-cell office:value-type="float" office:value="-0.597802" calcext:value-type="float">
            <text:p>-0.597802</text:p>
          </table:table-cell>
          <table:table-cell office:value-type="float" office:value="-0.683479" calcext:value-type="float">
            <text:p>-0.683479</text:p>
          </table:table-cell>
          <table:table-cell office:value-type="float" office:value="-1.33811" calcext:value-type="float">
            <text:p>-1.33811</text:p>
          </table:table-cell>
          <table:table-cell office:value-type="float" office:value="0.005626" calcext:value-type="float">
            <text:p>0.005626</text:p>
          </table:table-cell>
          <table:table-cell office:value-type="float" office:value="-2.015963" calcext:value-type="float">
            <text:p>-2.015963</text:p>
          </table:table-cell>
          <table:table-cell office:value-type="float" office:value="-0.068379" calcext:value-type="float">
            <text:p>-0.068379</text:p>
          </table:table-cell>
          <table:table-cell office:value-type="float" office:value="0.100046" calcext:value-type="float">
            <text:p>0.100046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927" calcext:value-type="float">
            <text:p>-0.95927</text:p>
          </table:table-cell>
          <table:table-cell office:value-type="float" office:value="-3.879572" calcext:value-type="float">
            <text:p>-3.879572</text:p>
          </table:table-cell>
          <table:table-cell office:value-type="float" office:value="-0.613725" calcext:value-type="float">
            <text:p>-0.613725</text:p>
          </table:table-cell>
          <table:table-cell office:value-type="float" office:value="-0.794576" calcext:value-type="float">
            <text:p>-0.794576</text:p>
          </table:table-cell>
          <table:table-cell office:value-type="float" office:value="-1.320019" calcext:value-type="float">
            <text:p>-1.320019</text:p>
          </table:table-cell>
          <table:table-cell office:value-type="float" office:value="-0.011131" calcext:value-type="float">
            <text:p>-0.011131</text:p>
          </table:table-cell>
          <table:table-cell office:value-type="float" office:value="-2.125726" calcext:value-type="float">
            <text:p>-2.125726</text:p>
          </table:table-cell>
          <table:table-cell office:value-type="float" office:value="-0.079304" calcext:value-type="float">
            <text:p>-0.079304</text:p>
          </table:table-cell>
          <table:table-cell office:value-type="float" office:value="0.099807" calcext:value-type="float">
            <text:p>0.09980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2856" calcext:value-type="float">
            <text:p>-0.562856</text:p>
          </table:table-cell>
          <table:table-cell office:value-type="float" office:value="-4.338739" calcext:value-type="float">
            <text:p>-4.338739</text:p>
          </table:table-cell>
          <table:table-cell office:value-type="float" office:value="-0.680335" calcext:value-type="float">
            <text:p>-0.680335</text:p>
          </table:table-cell>
          <table:table-cell office:value-type="float" office:value="-1.19099" calcext:value-type="float">
            <text:p>-1.19099</text:p>
          </table:table-cell>
          <table:table-cell office:value-type="float" office:value="-1.354204" calcext:value-type="float">
            <text:p>-1.354204</text:p>
          </table:table-cell>
          <table:table-cell office:value-type="float" office:value="-0.039699" calcext:value-type="float">
            <text:p>-0.039699</text:p>
          </table:table-cell>
          <table:table-cell office:value-type="float" office:value="-2.584893" calcext:value-type="float">
            <text:p>-2.584893</text:p>
          </table:table-cell>
          <table:table-cell office:value-type="float" office:value="-0.118926" calcext:value-type="float">
            <text:p>-0.118926</text:p>
          </table:table-cell>
          <table:table-cell office:value-type="float" office:value="0.099855" calcext:value-type="float">
            <text:p>0.09985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9947" calcext:value-type="float">
            <text:p>-0.789947</text:p>
          </table:table-cell>
          <table:table-cell office:value-type="float" office:value="-4.032458" calcext:value-type="float">
            <text:p>-4.032458</text:p>
          </table:table-cell>
          <table:table-cell office:value-type="float" office:value="-0.635904" calcext:value-type="float">
            <text:p>-0.635904</text:p>
          </table:table-cell>
          <table:table-cell office:value-type="float" office:value="-0.963899" calcext:value-type="float">
            <text:p>-0.963899</text:p>
          </table:table-cell>
          <table:table-cell office:value-type="float" office:value="-1.337369" calcext:value-type="float">
            <text:p>-1.337369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-2.278612" calcext:value-type="float">
            <text:p>-2.278612</text:p>
          </table:table-cell>
          <table:table-cell office:value-type="float" office:value="-0.096616" calcext:value-type="float">
            <text:p>-0.096616</text:p>
          </table:table-cell>
          <table:table-cell office:value-type="float" office:value="0.100235" calcext:value-type="float">
            <text:p>0.10023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83663" calcext:value-type="float">
            <text:p>-1.18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3663" calcext:value-type="float">
            <text:p>1.183663</text:p>
          </table:table-cell>
          <table:table-cell office:value-type="float" office:value="-1.006975" calcext:value-type="float">
            <text:p>-1.006975</text:p>
          </table:table-cell>
          <table:table-cell office:value-type="float" office:value="0.214919" calcext:value-type="float">
            <text:p>0.214919</text:p>
          </table:table-cell>
          <table:table-cell office:value-type="float" office:value="0.391608" calcext:value-type="float">
            <text:p>0.391608</text:p>
          </table:table-cell>
          <table:table-cell office:value-type="float" office:value="0.118276" calcext:value-type="float">
            <text:p>0.118276</text:p>
          </table:table-cell>
          <table:table-cell office:value-type="float" office:value="0.099924" calcext:value-type="float">
            <text:p>0.099924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856" calcext:value-type="float">
            <text:p>0.56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2856" calcext:value-type="float">
            <text:p>-0.562856</text:p>
          </table:table-cell>
          <table:table-cell office:value-type="float" office:value="-0.963578" calcext:value-type="float">
            <text:p>-0.963578</text:p>
          </table:table-cell>
          <table:table-cell office:value-type="float" office:value="-0.174568" calcext:value-type="float">
            <text:p>-0.174568</text:p>
          </table:table-cell>
          <table:table-cell office:value-type="float" office:value="-1.701002" calcext:value-type="float">
            <text:p>-1.701002</text:p>
          </table:table-cell>
          <table:table-cell office:value-type="float" office:value="-0.056313" calcext:value-type="float">
            <text:p>-0.056313</text:p>
          </table:table-cell>
          <table:table-cell office:value-type="float" office:value="0.100048" calcext:value-type="float">
            <text:p>0.10004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297" calcext:value-type="float">
            <text:p>0.84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297" calcext:value-type="float">
            <text:p>-0.845297</text:p>
          </table:table-cell>
          <table:table-cell office:value-type="float" office:value="-0.979228" calcext:value-type="float">
            <text:p>-0.979228</text:p>
          </table:table-cell>
          <table:table-cell office:value-type="float" office:value="-0.028257" calcext:value-type="float">
            <text:p>-0.028257</text:p>
          </table:table-cell>
          <table:table-cell office:value-type="float" office:value="-1.852782" calcext:value-type="float">
            <text:p>-1.852782</text:p>
          </table:table-cell>
          <table:table-cell office:value-type="float" office:value="-0.08449" calcext:value-type="float">
            <text:p>-0.08449</text:p>
          </table:table-cell>
          <table:table-cell office:value-type="float" office:value="0.099953" calcext:value-type="float">
            <text:p>0.0999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645" calcext:value-type="float">
            <text:p>0.507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645" calcext:value-type="float">
            <text:p>-0.507645</text:p>
          </table:table-cell>
          <table:table-cell office:value-type="float" office:value="-0.902146" calcext:value-type="float">
            <text:p>-0.902146</text:p>
          </table:table-cell>
          <table:table-cell office:value-type="float" office:value="0.033766" calcext:value-type="float">
            <text:p>0.033766</text:p>
          </table:table-cell>
          <table:table-cell office:value-type="float" office:value="-1.376025" calcext:value-type="float">
            <text:p>-1.376025</text:p>
          </table:table-cell>
          <table:table-cell office:value-type="float" office:value="-0.050763" calcext:value-type="float">
            <text:p>-0.050763</text:p>
          </table:table-cell>
          <table:table-cell office:value-type="float" office:value="0.099997" calcext:value-type="float">
            <text:p>0.09999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56371" calcext:value-type="float">
            <text:p>0.056371</text:p>
          </table:table-cell>
          <table:table-cell office:value-type="float" office:value="6.137286" calcext:value-type="float">
            <text:p>6.137286</text:p>
          </table:table-cell>
          <table:table-cell office:value-type="float" office:value="0.941243" calcext:value-type="float">
            <text:p>0.941243</text:p>
          </table:table-cell>
          <table:table-cell office:value-type="float" office:value="3.020552" calcext:value-type="float">
            <text:p>3.020552</text:p>
          </table:table-cell>
          <table:table-cell office:value-type="float" office:value="-0.313808" calcext:value-type="float">
            <text:p>-0.313808</text:p>
          </table:table-cell>
          <table:table-cell office:value-type="float" office:value="0.353619" calcext:value-type="float">
            <text:p>0.353619</text:p>
          </table:table-cell>
          <table:table-cell office:value-type="float" office:value="3.060363" calcext:value-type="float">
            <text:p>3.060363</text:p>
          </table:table-cell>
          <table:table-cell office:value-type="float" office:value="0.301372" calcext:value-type="float">
            <text:p>0.301372</text:p>
          </table:table-cell>
          <table:table-cell office:value-type="float" office:value="0.099774" calcext:value-type="float">
            <text:p>0.09977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031293" calcext:value-type="float">
            <text:p>2.031293</text:p>
          </table:table-cell>
          <table:table-cell office:value-type="float" office:value="3.878492" calcext:value-type="float">
            <text:p>3.878492</text:p>
          </table:table-cell>
          <table:table-cell office:value-type="float" office:value="0.613568" calcext:value-type="float">
            <text:p>0.613568</text:p>
          </table:table-cell>
          <table:table-cell office:value-type="float" office:value="1.04563" calcext:value-type="float">
            <text:p>1.04563</text:p>
          </table:table-cell>
          <table:table-cell office:value-type="float" office:value="-0.046179" calcext:value-type="float">
            <text:p>-0.046179</text:p>
          </table:table-cell>
          <table:table-cell office:value-type="float" office:value="-0.197882" calcext:value-type="float">
            <text:p>-0.197882</text:p>
          </table:table-cell>
          <table:table-cell office:value-type="float" office:value="0.801569" calcext:value-type="float">
            <text:p>0.801569</text:p>
          </table:table-cell>
          <table:table-cell office:value-type="float" office:value="0.104357" calcext:value-type="float">
            <text:p>0.104357</text:p>
          </table:table-cell>
          <table:table-cell office:value-type="float" office:value="0.099803" calcext:value-type="float">
            <text:p>0.09980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09404" calcext:value-type="float">
            <text:p>4.909404</text:p>
          </table:table-cell>
          <table:table-cell office:value-type="float" office:value="0.738115" calcext:value-type="float">
            <text:p>0.738115</text:p>
          </table:table-cell>
          <table:table-cell office:value-type="float" office:value="0.158007" calcext:value-type="float">
            <text:p>0.158007</text:p>
          </table:table-cell>
          <table:table-cell office:value-type="float" office:value="-1.832481" calcext:value-type="float">
            <text:p>-1.832481</text:p>
          </table:table-cell>
          <table:table-cell office:value-type="float" office:value="-0.217798" calcext:value-type="float">
            <text:p>-0.217798</text:p>
          </table:table-cell>
          <table:table-cell office:value-type="float" office:value="-0.28853" calcext:value-type="float">
            <text:p>-0.28853</text:p>
          </table:table-cell>
          <table:table-cell office:value-type="float" office:value="-2.338808" calcext:value-type="float">
            <text:p>-2.338808</text:p>
          </table:table-cell>
          <table:table-cell office:value-type="float" office:value="-0.182792" calcext:value-type="float">
            <text:p>-0.182792</text:p>
          </table:table-cell>
          <table:table-cell office:value-type="float" office:value="0.099751" calcext:value-type="float">
            <text:p>0.09975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59664" calcext:value-type="float">
            <text:p>4.959664</text:p>
          </table:table-cell>
          <table:table-cell office:value-type="float" office:value="0.807434" calcext:value-type="float">
            <text:p>0.807434</text:p>
          </table:table-cell>
          <table:table-cell office:value-type="float" office:value="0.168062" calcext:value-type="float">
            <text:p>0.168062</text:p>
          </table:table-cell>
          <table:table-cell office:value-type="float" office:value="-1.882741" calcext:value-type="float">
            <text:p>-1.882741</text:p>
          </table:table-cell>
          <table:table-cell office:value-type="float" office:value="-0.38173" calcext:value-type="float">
            <text:p>-0.38173</text:p>
          </table:table-cell>
          <table:table-cell office:value-type="float" office:value="-0.005018" calcext:value-type="float">
            <text:p>-0.005018</text:p>
          </table:table-cell>
          <table:table-cell office:value-type="float" office:value="-2.269489" calcext:value-type="float">
            <text:p>-2.269489</text:p>
          </table:table-cell>
          <table:table-cell office:value-type="float" office:value="-0.188593" calcext:value-type="float">
            <text:p>-0.188593</text:p>
          </table:table-cell>
          <table:table-cell office:value-type="float" office:value="0.100169" calcext:value-type="float">
            <text:p>0.100169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9136" calcext:value-type="float">
            <text:p>4.169136</text:p>
          </table:table-cell>
          <table:table-cell office:value-type="float" office:value="1.696904" calcext:value-type="float">
            <text:p>1.696904</text:p>
          </table:table-cell>
          <table:table-cell office:value-type="float" office:value="0.297094" calcext:value-type="float">
            <text:p>0.297094</text:p>
          </table:table-cell>
          <table:table-cell office:value-type="float" office:value="-1.092212" calcext:value-type="float">
            <text:p>-1.092212</text:p>
          </table:table-cell>
          <table:table-cell office:value-type="float" office:value="-0.366961" calcext:value-type="float">
            <text:p>-0.366961</text:p>
          </table:table-cell>
          <table:table-cell office:value-type="float" office:value="0.079155" calcext:value-type="float">
            <text:p>0.079155</text:p>
          </table:table-cell>
          <table:table-cell office:value-type="float" office:value="-1.380019" calcext:value-type="float">
            <text:p>-1.380019</text:p>
          </table:table-cell>
          <table:table-cell office:value-type="float" office:value="-0.10908" calcext:value-type="float">
            <text:p>-0.10908</text:p>
          </table:table-cell>
          <table:table-cell office:value-type="float" office:value="0.099871" calcext:value-type="float">
            <text:p>0.09987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7777" calcext:value-type="float">
            <text:p>3.437777</text:p>
          </table:table-cell>
          <table:table-cell office:value-type="float" office:value="2.51236" calcext:value-type="float">
            <text:p>2.51236</text:p>
          </table:table-cell>
          <table:table-cell office:value-type="float" office:value="0.415389" calcext:value-type="float">
            <text:p>0.415389</text:p>
          </table:table-cell>
          <table:table-cell office:value-type="float" office:value="-0.360854" calcext:value-type="float">
            <text:p>-0.360854</text:p>
          </table:table-cell>
          <table:table-cell office:value-type="float" office:value="-0.276455" calcext:value-type="float">
            <text:p>-0.276455</text:p>
          </table:table-cell>
          <table:table-cell office:value-type="float" office:value="0.072746" calcext:value-type="float">
            <text:p>0.072746</text:p>
          </table:table-cell>
          <table:table-cell office:value-type="float" office:value="-0.564563" calcext:value-type="float">
            <text:p>-0.564563</text:p>
          </table:table-cell>
          <table:table-cell office:value-type="float" office:value="-0.036279" calcext:value-type="float">
            <text:p>-0.036279</text:p>
          </table:table-cell>
          <table:table-cell office:value-type="float" office:value="0.100536" calcext:value-type="float">
            <text:p>0.100536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19385" calcext:value-type="float">
            <text:p>3.719385</text:p>
          </table:table-cell>
          <table:table-cell office:value-type="float" office:value="1.856452" calcext:value-type="float">
            <text:p>1.856452</text:p>
          </table:table-cell>
          <table:table-cell office:value-type="float" office:value="0.320239" calcext:value-type="float">
            <text:p>0.320239</text:p>
          </table:table-cell>
          <table:table-cell office:value-type="float" office:value="-0.642462" calcext:value-type="float">
            <text:p>-0.642462</text:p>
          </table:table-cell>
          <table:table-cell office:value-type="float" office:value="-0.549687" calcext:value-type="float">
            <text:p>-0.549687</text:p>
          </table:table-cell>
          <table:table-cell office:value-type="float" office:value="-0.028323" calcext:value-type="float">
            <text:p>-0.028323</text:p>
          </table:table-cell>
          <table:table-cell office:value-type="float" office:value="-1.220472" calcext:value-type="float">
            <text:p>-1.220472</text:p>
          </table:table-cell>
          <table:table-cell office:value-type="float" office:value="-0.063878" calcext:value-type="float">
            <text:p>-0.063878</text:p>
          </table:table-cell>
          <table:table-cell office:value-type="float" office:value="0.099427" calcext:value-type="float">
            <text:p>0.099427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44012" calcext:value-type="float">
            <text:p>3.944012</text:p>
          </table:table-cell>
          <table:table-cell office:value-type="float" office:value="1.592056" calcext:value-type="float">
            <text:p>1.592056</text:p>
          </table:table-cell>
          <table:table-cell office:value-type="float" office:value="0.281884" calcext:value-type="float">
            <text:p>0.281884</text:p>
          </table:table-cell>
          <table:table-cell office:value-type="float" office:value="-0.867089" calcext:value-type="float">
            <text:p>-0.867089</text:p>
          </table:table-cell>
          <table:table-cell office:value-type="float" office:value="-0.595323" calcext:value-type="float">
            <text:p>-0.595323</text:p>
          </table:table-cell>
          <table:table-cell office:value-type="float" office:value="-0.022456" calcext:value-type="float">
            <text:p>-0.022456</text:p>
          </table:table-cell>
          <table:table-cell office:value-type="float" office:value="-1.484867" calcext:value-type="float">
            <text:p>-1.484867</text:p>
          </table:table-cell>
          <table:table-cell office:value-type="float" office:value="-0.086737" calcext:value-type="float">
            <text:p>-0.086737</text:p>
          </table:table-cell>
          <table:table-cell office:value-type="float" office:value="0.100032" calcext:value-type="float">
            <text:p>0.10003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68838" calcext:value-type="float">
            <text:p>4.168838</text:p>
          </table:table-cell>
          <table:table-cell office:value-type="float" office:value="1.330224" calcext:value-type="float">
            <text:p>1.330224</text:p>
          </table:table-cell>
          <table:table-cell office:value-type="float" office:value="0.243902" calcext:value-type="float">
            <text:p>0.243902</text:p>
          </table:table-cell>
          <table:table-cell office:value-type="float" office:value="-1.091914" calcext:value-type="float">
            <text:p>-1.091914</text:p>
          </table:table-cell>
          <table:table-cell office:value-type="float" office:value="-0.63229" calcext:value-type="float">
            <text:p>-0.63229</text:p>
          </table:table-cell>
          <table:table-cell office:value-type="float" office:value="-0.022494" calcext:value-type="float">
            <text:p>-0.022494</text:p>
          </table:table-cell>
          <table:table-cell office:value-type="float" office:value="-1.746699" calcext:value-type="float">
            <text:p>-1.746699</text:p>
          </table:table-cell>
          <table:table-cell office:value-type="float" office:value="-0.109135" calcext:value-type="float">
            <text:p>-0.109135</text:p>
          </table:table-cell>
          <table:table-cell office:value-type="float" office:value="0.099948" calcext:value-type="float">
            <text:p>0.09994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8441" calcext:value-type="float">
            <text:p>3.438441</text:p>
          </table:table-cell>
          <table:table-cell office:value-type="float" office:value="1.585548" calcext:value-type="float">
            <text:p>1.585548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-0.361518" calcext:value-type="float">
            <text:p>-0.361518</text:p>
          </table:table-cell>
          <table:table-cell office:value-type="float" office:value="-1.13668" calcext:value-type="float">
            <text:p>-1.13668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-1.491376" calcext:value-type="float">
            <text:p>-1.491376</text:p>
          </table:table-cell>
          <table:table-cell office:value-type="float" office:value="-0.387023" calcext:value-type="float">
            <text:p>-0.387023</text:p>
          </table:table-cell>
          <table:table-cell office:value-type="float" office:value="1.07055" calcext:value-type="float">
            <text:p>1.0705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81662" calcext:value-type="float">
            <text:p>3.381662</text:p>
          </table:table-cell>
          <table:table-cell office:value-type="float" office:value="1.143413" calcext:value-type="float">
            <text:p>1.143413</text:p>
          </table:table-cell>
          <table:table-cell office:value-type="float" office:value="0.216802" calcext:value-type="float">
            <text:p>0.216802</text:p>
          </table:table-cell>
          <table:table-cell office:value-type="float" office:value="-0.304739" calcext:value-type="float">
            <text:p>-0.304739</text:p>
          </table:table-cell>
          <table:table-cell office:value-type="float" office:value="-1.634449" calcext:value-type="float">
            <text:p>-1.634449</text:p>
          </table:table-cell>
          <table:table-cell office:value-type="float" office:value="0.005678" calcext:value-type="float">
            <text:p>0.005678</text:p>
          </table:table-cell>
          <table:table-cell office:value-type="float" office:value="-1.93351" calcext:value-type="float">
            <text:p>-1.93351</text:p>
          </table:table-cell>
          <table:table-cell office:value-type="float" office:value="-0.030474" calcext:value-type="float">
            <text:p>-0.030474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37572" calcext:value-type="float">
            <text:p>3.437572</text:p>
          </table:table-cell>
          <table:table-cell office:value-type="float" office:value="0.865412" calcext:value-type="float">
            <text:p>0.865412</text:p>
          </table:table-cell>
          <table:table-cell office:value-type="float" office:value="0.176473" calcext:value-type="float">
            <text:p>0.176473</text:p>
          </table:table-cell>
          <table:table-cell office:value-type="float" office:value="-0.360649" calcext:value-type="float">
            <text:p>-0.360649</text:p>
          </table:table-cell>
          <table:table-cell office:value-type="float" office:value="-1.845293" calcext:value-type="float">
            <text:p>-1.845293</text:p>
          </table:table-cell>
          <table:table-cell office:value-type="float" office:value="-0.005569" calcext:value-type="float">
            <text:p>-0.005569</text:p>
          </table:table-cell>
          <table:table-cell office:value-type="float" office:value="-2.211511" calcext:value-type="float">
            <text:p>-2.211511</text:p>
          </table:table-cell>
          <table:table-cell office:value-type="float" office:value="-0.036205" calcext:value-type="float">
            <text:p>-0.036205</text:p>
          </table:table-cell>
          <table:table-cell office:value-type="float" office:value="0.100389" calcext:value-type="float">
            <text:p>0.10038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08355" calcext:value-type="float">
            <text:p>3.308355</text:p>
          </table:table-cell>
          <table:table-cell office:value-type="float" office:value="1.25279" calcext:value-type="float">
            <text:p>1.25279</text:p>
          </table:table-cell>
          <table:table-cell office:value-type="float" office:value="0.232668" calcext:value-type="float">
            <text:p>0.232668</text:p>
          </table:table-cell>
          <table:table-cell office:value-type="float" office:value="-0.231432" calcext:value-type="float">
            <text:p>-0.231432</text:p>
          </table:table-cell>
          <table:table-cell office:value-type="float" office:value="-1.605676" calcext:value-type="float">
            <text:p>-1.605676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-1.824133" calcext:value-type="float">
            <text:p>-1.824133</text:p>
          </table:table-cell>
          <table:table-cell office:value-type="float" office:value="-0.023048" calcext:value-type="float">
            <text:p>-0.023048</text:p>
          </table:table-cell>
          <table:table-cell office:value-type="float" office:value="0.099587" calcext:value-type="float">
            <text:p>0.09958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230094" calcext:value-type="float">
            <text:p>3.230094</text:p>
          </table:table-cell>
          <table:table-cell office:value-type="float" office:value="1.585821" calcext:value-type="float">
            <text:p>1.585821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-0.153171" calcext:value-type="float">
            <text:p>-0.153171</text:p>
          </table:table-cell>
          <table:table-cell office:value-type="float" office:value="-1.345759" calcext:value-type="float">
            <text:p>-1.345759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-1.491102" calcext:value-type="float">
            <text:p>-1.491102</text:p>
          </table:table-cell>
          <table:table-cell office:value-type="float" office:value="-0.015314" calcext:value-type="float">
            <text:p>-0.015314</text:p>
          </table:table-cell>
          <table:table-cell office:value-type="float" office:value="0.099981" calcext:value-type="float">
            <text:p>0.09998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08253" calcext:value-type="float">
            <text:p>3.308253</text:p>
          </table:table-cell>
          <table:table-cell office:value-type="float" office:value="1.620771" calcext:value-type="float">
            <text:p>1.620771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-0.23133" calcext:value-type="float">
            <text:p>-0.23133</text:p>
          </table:table-cell>
          <table:table-cell office:value-type="float" office:value="-1.217054" calcext:value-type="float">
            <text:p>-1.217054</text:p>
          </table:table-cell>
          <table:table-cell office:value-type="float" office:value="-0.007767" calcext:value-type="float">
            <text:p>-0.007767</text:p>
          </table:table-cell>
          <table:table-cell office:value-type="float" office:value="-1.456152" calcext:value-type="float">
            <text:p>-1.456152</text:p>
          </table:table-cell>
          <table:table-cell office:value-type="float" office:value="-0.023277" calcext:value-type="float">
            <text:p>-0.023277</text:p>
          </table:table-cell>
          <table:table-cell office:value-type="float" office:value="0.100624" calcext:value-type="float">
            <text:p>0.10062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29314" calcext:value-type="float">
            <text:p>2.929314</text:p>
          </table:table-cell>
          <table:table-cell office:value-type="float" office:value="2.122012" calcext:value-type="float">
            <text:p>2.122012</text:p>
          </table:table-cell>
          <table:table-cell office:value-type="float" office:value="0.358763" calcext:value-type="float">
            <text:p>0.358763</text:p>
          </table:table-cell>
          <table:table-cell office:value-type="float" office:value="0.147609" calcext:value-type="float">
            <text:p>0.147609</text:p>
          </table:table-cell>
          <table:table-cell office:value-type="float" office:value="-1.140605" calcext:value-type="float">
            <text:p>-1.140605</text:p>
          </table:table-cell>
          <table:table-cell office:value-type="float" office:value="0.038085" calcext:value-type="float">
            <text:p>0.038085</text:p>
          </table:table-cell>
          <table:table-cell office:value-type="float" office:value="-0.954911" calcext:value-type="float">
            <text:p>-0.954911</text:p>
          </table:table-cell>
          <table:table-cell office:value-type="float" office:value="0.014687" calcext:value-type="float">
            <text:p>0.014687</text:p>
          </table:table-cell>
          <table:table-cell office:value-type="float" office:value="0.099499" calcext:value-type="float">
            <text:p>0.099499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5879" calcext:value-type="float">
            <text:p>3.445879</text:p>
          </table:table-cell>
          <table:table-cell office:value-type="float" office:value="1.556183" calcext:value-type="float">
            <text:p>1.556183</text:p>
          </table:table-cell>
          <table:table-cell office:value-type="float" office:value="0.276681" calcext:value-type="float">
            <text:p>0.276681</text:p>
          </table:table-cell>
          <table:table-cell office:value-type="float" office:value="-0.368955" calcext:value-type="float">
            <text:p>-0.368955</text:p>
          </table:table-cell>
          <table:table-cell office:value-type="float" office:value="-1.10007" calcext:value-type="float">
            <text:p>-1.10007</text:p>
          </table:table-cell>
          <table:table-cell office:value-type="float" office:value="-0.051714" calcext:value-type="float">
            <text:p>-0.051714</text:p>
          </table:table-cell>
          <table:table-cell office:value-type="float" office:value="-1.52074" calcext:value-type="float">
            <text:p>-1.52074</text:p>
          </table:table-cell>
          <table:table-cell office:value-type="float" office:value="-0.036855" calcext:value-type="float">
            <text:p>-0.036855</text:p>
          </table:table-cell>
          <table:table-cell office:value-type="float" office:value="0.099889" calcext:value-type="float">
            <text:p>0.09988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012628" calcext:value-type="float">
            <text:p>4.012628</text:p>
          </table:table-cell>
          <table:table-cell office:value-type="float" office:value="0.97423" calcext:value-type="float">
            <text:p>0.97423</text:p>
          </table:table-cell>
          <table:table-cell office:value-type="float" office:value="0.192259" calcext:value-type="float">
            <text:p>0.192259</text:p>
          </table:table-cell>
          <table:table-cell office:value-type="float" office:value="-0.935705" calcext:value-type="float">
            <text:p>-0.935705</text:p>
          </table:table-cell>
          <table:table-cell office:value-type="float" office:value="-1.110309" calcext:value-type="float">
            <text:p>-1.110309</text:p>
          </table:table-cell>
          <table:table-cell office:value-type="float" office:value="-0.05668" calcext:value-type="float">
            <text:p>-0.05668</text:p>
          </table:table-cell>
          <table:table-cell office:value-type="float" office:value="-2.102693" calcext:value-type="float">
            <text:p>-2.102693</text:p>
          </table:table-cell>
          <table:table-cell office:value-type="float" office:value="-0.093562" calcext:value-type="float">
            <text:p>-0.093562</text:p>
          </table:table-cell>
          <table:table-cell office:value-type="float" office:value="0.099991" calcext:value-type="float">
            <text:p>0.09999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997792" calcext:value-type="float">
            <text:p>3.997792</text:p>
          </table:table-cell>
          <table:table-cell office:value-type="float" office:value="1.072173" calcext:value-type="float">
            <text:p>1.072173</text:p>
          </table:table-cell>
          <table:table-cell office:value-type="float" office:value="0.206467" calcext:value-type="float">
            <text:p>0.206467</text:p>
          </table:table-cell>
          <table:table-cell office:value-type="float" office:value="-0.920868" calcext:value-type="float">
            <text:p>-0.920868</text:p>
          </table:table-cell>
          <table:table-cell office:value-type="float" office:value="-1.085358" calcext:value-type="float">
            <text:p>-1.085358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-2.00475" calcext:value-type="float">
            <text:p>-2.00475</text:p>
          </table:table-cell>
          <table:table-cell office:value-type="float" office:value="-0.092501" calcext:value-type="float">
            <text:p>-0.092501</text:p>
          </table:table-cell>
          <table:table-cell office:value-type="float" office:value="0.10045" calcext:value-type="float">
            <text:p>0.1004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2194" calcext:value-type="float">
            <text:p>3.482194</text:p>
          </table:table-cell>
          <table:table-cell office:value-type="float" office:value="2.157224" calcext:value-type="float">
            <text:p>2.157224</text:p>
          </table:table-cell>
          <table:table-cell office:value-type="float" office:value="0.363871" calcext:value-type="float">
            <text:p>0.363871</text:p>
          </table:table-cell>
          <table:table-cell office:value-type="float" office:value="-0.405271" calcext:value-type="float">
            <text:p>-0.405271</text:p>
          </table:table-cell>
          <table:table-cell office:value-type="float" office:value="-0.565817" calcext:value-type="float">
            <text:p>-0.565817</text:p>
          </table:table-cell>
          <table:table-cell office:value-type="float" office:value="0.051389" calcext:value-type="float">
            <text:p>0.051389</text:p>
          </table:table-cell>
          <table:table-cell office:value-type="float" office:value="-0.919699" calcext:value-type="float">
            <text:p>-0.919699</text:p>
          </table:table-cell>
          <table:table-cell office:value-type="float" office:value="-0.040662" calcext:value-type="float">
            <text:p>-0.040662</text:p>
          </table:table-cell>
          <table:table-cell office:value-type="float" office:value="0.100333" calcext:value-type="float">
            <text:p>0.10033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5413" calcext:value-type="float">
            <text:p>3.045413</text:p>
          </table:table-cell>
          <table:table-cell office:value-type="float" office:value="2.637035" calcext:value-type="float">
            <text:p>2.637035</text:p>
          </table:table-cell>
          <table:table-cell office:value-type="float" office:value="0.433475" calcext:value-type="float">
            <text:p>0.433475</text:p>
          </table:table-cell>
          <table:table-cell office:value-type="float" office:value="0.03151" calcext:value-type="float">
            <text:p>0.03151</text:p>
          </table:table-cell>
          <table:table-cell office:value-type="float" office:value="-0.515416" calcext:value-type="float">
            <text:p>-0.515416</text:p>
          </table:table-cell>
          <table:table-cell office:value-type="float" office:value="0.044018" calcext:value-type="float">
            <text:p>0.044018</text:p>
          </table:table-cell>
          <table:table-cell office:value-type="float" office:value="-0.439888" calcext:value-type="float">
            <text:p>-0.439888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99228" calcext:value-type="float">
            <text:p>0.09922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15642" calcext:value-type="float">
            <text:p>3.615642</text:p>
          </table:table-cell>
          <table:table-cell office:value-type="float" office:value="1.939242" calcext:value-type="float">
            <text:p>1.939242</text:p>
          </table:table-cell>
          <table:table-cell office:value-type="float" office:value="0.332249" calcext:value-type="float">
            <text:p>0.332249</text:p>
          </table:table-cell>
          <table:table-cell office:value-type="float" office:value="-0.538719" calcext:value-type="float">
            <text:p>-0.538719</text:p>
          </table:table-cell>
          <table:table-cell office:value-type="float" office:value="-0.541997" calcext:value-type="float">
            <text:p>-0.541997</text:p>
          </table:table-cell>
          <table:table-cell office:value-type="float" office:value="-0.056966" calcext:value-type="float">
            <text:p>-0.056966</text:p>
          </table:table-cell>
          <table:table-cell office:value-type="float" office:value="-1.137681" calcext:value-type="float">
            <text:p>-1.137681</text:p>
          </table:table-cell>
          <table:table-cell office:value-type="float" office:value="-0.053926" calcext:value-type="float">
            <text:p>-0.053926</text:p>
          </table:table-cell>
          <table:table-cell office:value-type="float" office:value="0.1001" calcext:value-type="float">
            <text:p>0.100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220616" calcext:value-type="float">
            <text:p>4.220616</text:p>
          </table:table-cell>
          <table:table-cell office:value-type="float" office:value="1.193908" calcext:value-type="float">
            <text:p>1.193908</text:p>
          </table:table-cell>
          <table:table-cell office:value-type="float" office:value="0.224127" calcext:value-type="float">
            <text:p>0.224127</text:p>
          </table:table-cell>
          <table:table-cell office:value-type="float" office:value="-1.143693" calcext:value-type="float">
            <text:p>-1.143693</text:p>
          </table:table-cell>
          <table:table-cell office:value-type="float" office:value="-0.678741" calcext:value-type="float">
            <text:p>-0.678741</text:p>
          </table:table-cell>
          <table:table-cell office:value-type="float" office:value="-0.060582" calcext:value-type="float">
            <text:p>-0.060582</text:p>
          </table:table-cell>
          <table:table-cell office:value-type="float" office:value="-1.883015" calcext:value-type="float">
            <text:p>-1.883015</text:p>
          </table:table-cell>
          <table:table-cell office:value-type="float" office:value="-0.11421" calcext:value-type="float">
            <text:p>-0.11421</text:p>
          </table:table-cell>
          <table:table-cell office:value-type="float" office:value="0.099861" calcext:value-type="float">
            <text:p>0.09986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174181" calcext:value-type="float">
            <text:p>4.174181</text:p>
          </table:table-cell>
          <table:table-cell office:value-type="float" office:value="1.162858" calcext:value-type="float">
            <text:p>1.162858</text:p>
          </table:table-cell>
          <table:table-cell office:value-type="float" office:value="0.219622" calcext:value-type="float">
            <text:p>0.219622</text:p>
          </table:table-cell>
          <table:table-cell office:value-type="float" office:value="-1.097257" calcext:value-type="float">
            <text:p>-1.097257</text:p>
          </table:table-cell>
          <table:table-cell office:value-type="float" office:value="-0.821422" calcext:value-type="float">
            <text:p>-0.821422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-1.914065" calcext:value-type="float">
            <text:p>-1.914065</text:p>
          </table:table-cell>
          <table:table-cell office:value-type="float" office:value="-0.110435" calcext:value-type="float">
            <text:p>-0.110435</text:p>
          </table:table-cell>
          <table:table-cell office:value-type="float" office:value="0.100646" calcext:value-type="float">
            <text:p>0.10064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60275" calcext:value-type="float">
            <text:p>3.60275</text:p>
          </table:table-cell>
          <table:table-cell office:value-type="float" office:value="1.743567" calcext:value-type="float">
            <text:p>1.743567</text:p>
          </table:table-cell>
          <table:table-cell office:value-type="float" office:value="0.303863" calcext:value-type="float">
            <text:p>0.303863</text:p>
          </table:table-cell>
          <table:table-cell office:value-type="float" office:value="-0.525827" calcext:value-type="float">
            <text:p>-0.525827</text:p>
          </table:table-cell>
          <table:table-cell office:value-type="float" office:value="-0.86497" calcext:value-type="float">
            <text:p>-0.86497</text:p>
          </table:table-cell>
          <table:table-cell office:value-type="float" office:value="0.057441" calcext:value-type="float">
            <text:p>0.057441</text:p>
          </table:table-cell>
          <table:table-cell office:value-type="float" office:value="-1.333356" calcext:value-type="float">
            <text:p>-1.333356</text:p>
          </table:table-cell>
          <table:table-cell office:value-type="float" office:value="-0.05231" calcext:value-type="float">
            <text:p>-0.05231</text:p>
          </table:table-cell>
          <table:table-cell office:value-type="float" office:value="0.099481" calcext:value-type="float">
            <text:p>0.09948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45631" calcext:value-type="float">
            <text:p>3.445631</text:p>
          </table:table-cell>
          <table:table-cell office:value-type="float" office:value="1.781628" calcext:value-type="float">
            <text:p>1.781628</text:p>
          </table:table-cell>
          <table:table-cell office:value-type="float" office:value="0.309385" calcext:value-type="float">
            <text:p>0.309385</text:p>
          </table:table-cell>
          <table:table-cell office:value-type="float" office:value="-0.368708" calcext:value-type="float">
            <text:p>-0.368708</text:p>
          </table:table-cell>
          <table:table-cell office:value-type="float" office:value="-0.9423" calcext:value-type="float">
            <text:p>-0.9423</text:p>
          </table:table-cell>
          <table:table-cell office:value-type="float" office:value="0.015714" calcext:value-type="float">
            <text:p>0.015714</text:p>
          </table:table-cell>
          <table:table-cell office:value-type="float" office:value="-1.295295" calcext:value-type="float">
            <text:p>-1.295295</text:p>
          </table:table-cell>
          <table:table-cell office:value-type="float" office:value="-0.036866" calcext:value-type="float">
            <text:p>-0.036866</text:p>
          </table:table-cell>
          <table:table-cell office:value-type="float" office:value="0.099988" calcext:value-type="float">
            <text:p>0.09998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91836" calcext:value-type="float">
            <text:p>3.491836</text:p>
          </table:table-cell>
          <table:table-cell office:value-type="float" office:value="1.708251" calcext:value-type="float">
            <text:p>1.708251</text:p>
          </table:table-cell>
          <table:table-cell office:value-type="float" office:value="0.29874" calcext:value-type="float">
            <text:p>0.29874</text:p>
          </table:table-cell>
          <table:table-cell office:value-type="float" office:value="-0.414913" calcext:value-type="float">
            <text:p>-0.414913</text:p>
          </table:table-cell>
          <table:table-cell office:value-type="float" office:value="-0.949129" calcext:value-type="float">
            <text:p>-0.949129</text:p>
          </table:table-cell>
          <table:table-cell office:value-type="float" office:value="-0.00463" calcext:value-type="float">
            <text:p>-0.00463</text:p>
          </table:table-cell>
          <table:table-cell office:value-type="float" office:value="-1.368672" calcext:value-type="float">
            <text:p>-1.368672</text:p>
          </table:table-cell>
          <table:table-cell office:value-type="float" office:value="-0.041407" calcext:value-type="float">
            <text:p>-0.041407</text:p>
          </table:table-cell>
          <table:table-cell office:value-type="float" office:value="0.099797" calcext:value-type="float">
            <text:p>0.099797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6502" calcext:value-type="float">
            <text:p>3.486502</text:p>
          </table:table-cell>
          <table:table-cell office:value-type="float" office:value="1.797605" calcext:value-type="float">
            <text:p>1.797605</text:p>
          </table:table-cell>
          <table:table-cell office:value-type="float" office:value="0.311703" calcext:value-type="float">
            <text:p>0.311703</text:p>
          </table:table-cell>
          <table:table-cell office:value-type="float" office:value="-0.409579" calcext:value-type="float">
            <text:p>-0.409579</text:p>
          </table:table-cell>
          <table:table-cell office:value-type="float" office:value="-0.870271" calcext:value-type="float">
            <text:p>-0.87027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-1.279318" calcext:value-type="float">
            <text:p>-1.279318</text:p>
          </table:table-cell>
          <table:table-cell office:value-type="float" office:value="-0.04099" calcext:value-type="float">
            <text:p>-0.04099</text:p>
          </table:table-cell>
          <table:table-cell office:value-type="float" office:value="0.100079" calcext:value-type="float">
            <text:p>0.10007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376702" calcext:value-type="float">
            <text:p>3.376702</text:p>
          </table:table-cell>
          <table:table-cell office:value-type="float" office:value="2.011629" calcext:value-type="float">
            <text:p>2.011629</text:p>
          </table:table-cell>
          <table:table-cell office:value-type="float" office:value="0.34275" calcext:value-type="float">
            <text:p>0.34275</text:p>
          </table:table-cell>
          <table:table-cell office:value-type="float" office:value="-0.299779" calcext:value-type="float">
            <text:p>-0.299779</text:p>
          </table:table-cell>
          <table:table-cell office:value-type="float" office:value="-0.776494" calcext:value-type="float">
            <text:p>-0.776494</text:p>
          </table:table-cell>
          <table:table-cell office:value-type="float" office:value="0.010978" calcext:value-type="float">
            <text:p>0.010978</text:p>
          </table:table-cell>
          <table:table-cell office:value-type="float" office:value="-1.065294" calcext:value-type="float">
            <text:p>-1.065294</text:p>
          </table:table-cell>
          <table:table-cell office:value-type="float" office:value="-0.029983" calcext:value-type="float">
            <text:p>-0.029983</text:p>
          </table:table-cell>
          <table:table-cell office:value-type="float" office:value="0.100016" calcext:value-type="float">
            <text:p>0.10001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784736" calcext:value-type="float">
            <text:p>3.784736</text:p>
          </table:table-cell>
          <table:table-cell office:value-type="float" office:value="1.506637" calcext:value-type="float">
            <text:p>1.506637</text:p>
          </table:table-cell>
          <table:table-cell office:value-type="float" office:value="0.269493" calcext:value-type="float">
            <text:p>0.269493</text:p>
          </table:table-cell>
          <table:table-cell office:value-type="float" office:value="-0.707813" calcext:value-type="float">
            <text:p>-0.707813</text:p>
          </table:table-cell>
          <table:table-cell office:value-type="float" office:value="-0.821668" calcext:value-type="float">
            <text:p>-0.821668</text:p>
          </table:table-cell>
          <table:table-cell office:value-type="float" office:value="-0.040805" calcext:value-type="float">
            <text:p>-0.040805</text:p>
          </table:table-cell>
          <table:table-cell office:value-type="float" office:value="-1.570286" calcext:value-type="float">
            <text:p>-1.570286</text:p>
          </table:table-cell>
          <table:table-cell office:value-type="float" office:value="-0.070779" calcext:value-type="float">
            <text:p>-0.070779</text:p>
          </table:table-cell>
          <table:table-cell office:value-type="float" office:value="0.099996" calcext:value-type="float">
            <text:p>0.09999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87083" calcext:value-type="float">
            <text:p>3.87083</text:p>
          </table:table-cell>
          <table:table-cell office:value-type="float" office:value="1.32817" calcext:value-type="float">
            <text:p>1.32817</text:p>
          </table:table-cell>
          <table:table-cell office:value-type="float" office:value="0.243604" calcext:value-type="float">
            <text:p>0.243604</text:p>
          </table:table-cell>
          <table:table-cell office:value-type="float" office:value="-0.793907" calcext:value-type="float">
            <text:p>-0.793907</text:p>
          </table:table-cell>
          <table:table-cell office:value-type="float" office:value="-0.946298" calcext:value-type="float">
            <text:p>-0.946298</text:p>
          </table:table-cell>
          <table:table-cell office:value-type="float" office:value="-0.008548" calcext:value-type="float">
            <text:p>-0.008548</text:p>
          </table:table-cell>
          <table:table-cell office:value-type="float" office:value="-1.748753" calcext:value-type="float">
            <text:p>-1.748753</text:p>
          </table:table-cell>
          <table:table-cell office:value-type="float" office:value="-0.07996" calcext:value-type="float">
            <text:p>-0.07996</text:p>
          </table:table-cell>
          <table:table-cell office:value-type="float" office:value="0.100717" calcext:value-type="float">
            <text:p>0.10071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483342" calcext:value-type="float">
            <text:p>3.483342</text:p>
          </table:table-cell>
          <table:table-cell office:value-type="float" office:value="1.783358" calcext:value-type="float">
            <text:p>1.783358</text:p>
          </table:table-cell>
          <table:table-cell office:value-type="float" office:value="0.309636" calcext:value-type="float">
            <text:p>0.309636</text:p>
          </table:table-cell>
          <table:table-cell office:value-type="float" office:value="-0.406419" calcext:value-type="float">
            <text:p>-0.406419</text:p>
          </table:table-cell>
          <table:table-cell office:value-type="float" office:value="-0.926081" calcext:value-type="float">
            <text:p>-0.926081</text:p>
          </table:table-cell>
          <table:table-cell office:value-type="float" office:value="0.038935" calcext:value-type="float">
            <text:p>0.038935</text:p>
          </table:table-cell>
          <table:table-cell office:value-type="float" office:value="-1.293565" calcext:value-type="float">
            <text:p>-1.293565</text:p>
          </table:table-cell>
          <table:table-cell office:value-type="float" office:value="-0.040448" calcext:value-type="float">
            <text:p>-0.040448</text:p>
          </table:table-cell>
          <table:table-cell office:value-type="float" office:value="0.099522" calcext:value-type="float">
            <text:p>0.09952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47733" calcext:value-type="float">
            <text:p>3.347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47733" calcext:value-type="float">
            <text:p>-3.347733</text:p>
          </table:table-cell>
          <table:table-cell office:value-type="float" office:value="-1.255736" calcext:value-type="float">
            <text:p>-1.255736</text:p>
          </table:table-cell>
          <table:table-cell office:value-type="float" office:value="-0.29483" calcext:value-type="float">
            <text:p>-0.29483</text:p>
          </table:table-cell>
          <table:table-cell office:value-type="float" office:value="-4.898299" calcext:value-type="float">
            <text:p>-4.898299</text:p>
          </table:table-cell>
          <table:table-cell office:value-type="float" office:value="-0.33398" calcext:value-type="float">
            <text:p>-0.33398</text:p>
          </table:table-cell>
          <table:table-cell office:value-type="float" office:value="0.099763" calcext:value-type="float">
            <text:p>0.09976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06169" calcext:value-type="float">
            <text:p>3.60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06169" calcext:value-type="float">
            <text:p>-3.606169</text:p>
          </table:table-cell>
          <table:table-cell office:value-type="float" office:value="-1.634849" calcext:value-type="float">
            <text:p>-1.634849</text:p>
          </table:table-cell>
          <table:table-cell office:value-type="float" office:value="-0.025661" calcext:value-type="float">
            <text:p>-0.025661</text:p>
          </table:table-cell>
          <table:table-cell office:value-type="float" office:value="-5.26668" calcext:value-type="float">
            <text:p>-5.26668</text:p>
          </table:table-cell>
          <table:table-cell office:value-type="float" office:value="-0.363177" calcext:value-type="float">
            <text:p>-0.363177</text:p>
          </table:table-cell>
          <table:table-cell office:value-type="float" office:value="0.10071" calcext:value-type="float">
            <text:p>0.1007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31893" calcext:value-type="float">
            <text:p>2.531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31893" calcext:value-type="float">
            <text:p>-2.531893</text:p>
          </table:table-cell>
          <table:table-cell office:value-type="float" office:value="-1.935744" calcext:value-type="float">
            <text:p>-1.935744</text:p>
          </table:table-cell>
          <table:table-cell office:value-type="float" office:value="0.107548" calcext:value-type="float">
            <text:p>0.107548</text:p>
          </table:table-cell>
          <table:table-cell office:value-type="float" office:value="-4.360089" calcext:value-type="float">
            <text:p>-4.360089</text:p>
          </table:table-cell>
          <table:table-cell office:value-type="float" office:value="-0.252906" calcext:value-type="float">
            <text:p>-0.252906</text:p>
          </table:table-cell>
          <table:table-cell office:value-type="float" office:value="0.099888" calcext:value-type="float">
            <text:p>0.09988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4696" calcext:value-type="float">
            <text:p>1.63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4696" calcext:value-type="float">
            <text:p>-1.634696</text:p>
          </table:table-cell>
          <table:table-cell office:value-type="float" office:value="-2.125979" calcext:value-type="float">
            <text:p>-2.125979</text:p>
          </table:table-cell>
          <table:table-cell office:value-type="float" office:value="0.089599" calcext:value-type="float">
            <text:p>0.089599</text:p>
          </table:table-cell>
          <table:table-cell office:value-type="float" office:value="-3.671076" calcext:value-type="float">
            <text:p>-3.671076</text:p>
          </table:table-cell>
          <table:table-cell office:value-type="float" office:value="-0.16369" calcext:value-type="float">
            <text:p>-0.16369</text:p>
          </table:table-cell>
          <table:table-cell office:value-type="float" office:value="0.100135" calcext:value-type="float">
            <text:p>0.10013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137" calcext:value-type="float">
            <text:p>0.9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137" calcext:value-type="float">
            <text:p>-0.90137</text:p>
          </table:table-cell>
          <table:table-cell office:value-type="float" office:value="-2.201366" calcext:value-type="float">
            <text:p>-2.201366</text:p>
          </table:table-cell>
          <table:table-cell office:value-type="float" office:value="0.07211" calcext:value-type="float">
            <text:p>0.07211</text:p>
          </table:table-cell>
          <table:table-cell office:value-type="float" office:value="-3.030626" calcext:value-type="float">
            <text:p>-3.030626</text:p>
          </table:table-cell>
          <table:table-cell office:value-type="float" office:value="-0.091665" calcext:value-type="float">
            <text:p>-0.091665</text:p>
          </table:table-cell>
          <table:table-cell office:value-type="float" office:value="0.101695" calcext:value-type="float">
            <text:p>0.10169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592" calcext:value-type="float">
            <text:p>0.1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592" calcext:value-type="float">
            <text:p>-0.111592</text:p>
          </table:table-cell>
          <table:table-cell office:value-type="float" office:value="-2.156352" calcext:value-type="float">
            <text:p>-2.156352</text:p>
          </table:table-cell>
          <table:table-cell office:value-type="float" office:value="0.08026" calcext:value-type="float">
            <text:p>0.08026</text:p>
          </table:table-cell>
          <table:table-cell office:value-type="float" office:value="-2.187683" calcext:value-type="float">
            <text:p>-2.187683</text:p>
          </table:table-cell>
          <table:table-cell office:value-type="float" office:value="-0.010981" calcext:value-type="float">
            <text:p>-0.010981</text:p>
          </table:table-cell>
          <table:table-cell office:value-type="float" office:value="0.098402" calcext:value-type="float">
            <text:p>0.098402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2.111378" calcext:value-type="float">
            <text:p>-2.111378</text:p>
          </table:table-cell>
          <table:table-cell office:value-type="float" office:value="0.011177" calcext:value-type="float">
            <text:p>0.011177</text:p>
          </table:table-cell>
          <table:table-cell office:value-type="float" office:value="-2.1002" calcext:value-type="float">
            <text:p>-2.1002</text:p>
          </table:table-cell>
          <table:table-cell office:value-type="float" office:value="0" calcext:value-type="float">
            <text:p>0</text:p>
          </table:table-cell>
          <table:table-cell office:value-type="float" office:value="0.099837" calcext:value-type="float">
            <text:p>0.099837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2.00521" calcext:value-type="float">
            <text:p>-2.00521</text:p>
          </table:table-cell>
          <table:table-cell office:value-type="float" office:value="0" calcext:value-type="float">
            <text:p>0</text:p>
          </table:table-cell>
          <table:table-cell office:value-type="float" office:value="-2.00521" calcext:value-type="float">
            <text:p>-2.00521</text:p>
          </table:table-cell>
          <table:table-cell office:value-type="float" office:value="0" calcext:value-type="float">
            <text:p>0</text:p>
          </table:table-cell>
          <table:table-cell office:value-type="float" office:value="0.100049" calcext:value-type="float">
            <text:p>0.100049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8527" calcext:value-type="float">
            <text:p>-1.88527</text:p>
          </table:table-cell>
          <table:table-cell office:value-type="float" office:value="0" calcext:value-type="float">
            <text:p>0</text:p>
          </table:table-cell>
          <table:table-cell office:value-type="float" office:value="-1.88527" calcext:value-type="float">
            <text:p>-1.88527</text:p>
          </table:table-cell>
          <table:table-cell office:value-type="float" office:value="0" calcext:value-type="float">
            <text:p>0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824599" calcext:value-type="float">
            <text:p>-1.824599</text:p>
          </table:table-cell>
          <table:table-cell office:value-type="float" office:value="0" calcext:value-type="float">
            <text:p>0</text:p>
          </table:table-cell>
          <table:table-cell office:value-type="float" office:value="-1.824599" calcext:value-type="float">
            <text:p>-1.824599</text:p>
          </table:table-cell>
          <table:table-cell office:value-type="float" office:value="0" calcext:value-type="float">
            <text:p>0</text:p>
          </table:table-cell>
          <table:table-cell office:value-type="float" office:value="0.099935" calcext:value-type="float">
            <text:p>0.099935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.323628" calcext:value-type="float">
            <text:p>-1.323628</text:p>
          </table:table-cell>
          <table:table-cell office:value-type="float" office:value="0" calcext:value-type="float">
            <text:p>0</text:p>
          </table:table-cell>
          <table:table-cell office:value-type="float" office:value="-1.323628" calcext:value-type="float">
            <text:p>-1.323628</text:p>
          </table:table-cell>
          <table:table-cell office:value-type="float" office:value="0" calcext:value-type="float">
            <text:p>0</text:p>
          </table:table-cell>
          <table:table-cell office:value-type="float" office:value="0.100198" calcext:value-type="float">
            <text:p>0.100198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778863" calcext:value-type="float">
            <text:p>-0.778863</text:p>
          </table:table-cell>
          <table:table-cell office:value-type="float" office:value="0" calcext:value-type="float">
            <text:p>0</text:p>
          </table:table-cell>
          <table:table-cell office:value-type="float" office:value="-0.778863" calcext:value-type="float">
            <text:p>-0.778863</text:p>
          </table:table-cell>
          <table:table-cell office:value-type="float" office:value="0" calcext:value-type="float">
            <text:p>0</text:p>
          </table:table-cell>
          <table:table-cell office:value-type="float" office:value="0.100029" calcext:value-type="float">
            <text:p>0.100029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399504" calcext:value-type="float">
            <text:p>-0.399504</text:p>
          </table:table-cell>
          <table:table-cell office:value-type="float" office:value="0" calcext:value-type="float">
            <text:p>0</text:p>
          </table:table-cell>
          <table:table-cell office:value-type="float" office:value="-0.399504" calcext:value-type="float">
            <text:p>-0.399504</text:p>
          </table:table-cell>
          <table:table-cell office:value-type="float" office:value="0" calcext:value-type="float">
            <text:p>0</text:p>
          </table:table-cell>
          <table:table-cell office:value-type="float" office:value="0.099786" calcext:value-type="float">
            <text:p>0.099786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53969" calcext:value-type="float">
            <text:p>-0.153969</text:p>
          </table:table-cell>
          <table:table-cell office:value-type="float" office:value="0" calcext:value-type="float">
            <text:p>0</text:p>
          </table:table-cell>
          <table:table-cell office:value-type="float" office:value="-0.153969" calcext:value-type="float">
            <text:p>-0.153969</text:p>
          </table:table-cell>
          <table:table-cell office:value-type="float" office:value="0" calcext:value-type="float">
            <text:p>0</text:p>
          </table:table-cell>
          <table:table-cell office:value-type="float" office:value="0.10001" calcext:value-type="float">
            <text:p>0.10001</text:p>
          </table:table-cell>
        </table:table-row>
        <table:table-row table:style-name="ro2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016471" calcext:value-type="float">
            <text:p>-0.016471</text:p>
          </table:table-cell>
          <table:table-cell office:value-type="float" office:value="0" calcext:value-type="float">
            <text:p>0</text:p>
          </table:table-cell>
          <table:table-cell office:value-type="float" office:value="-0.016471" calcext:value-type="float">
            <text:p>-0.016471</text:p>
          </table:table-cell>
          <table:table-cell office:value-type="float" office:value="0" calcext:value-type="float">
            <text:p>0</text:p>
          </table:table-cell>
          <table:table-cell office:value-type="float" office:value="0.100089" calcext:value-type="float">
            <text:p>0.100089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00199" calcext:value-type="float">
            <text:p>0.100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56:56.24845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30T17:59:55.956231432</dc:date>
    <meta:editing-duration>PT1H11M59S</meta:editing-duration>
    <meta:editing-cycles>22</meta:editing-cycles>
    <meta:document-statistic meta:table-count="4" meta:cell-count="847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89cm" style:legend-expansion="high" chart:style-name="ch2"/>
        <chart:plot-area chart:style-name="ch3" table:cell-range-address="left_back_wheel_stats.A2:left_back_wheel_stats.A153 left_back_wheel_stats.D1:left_back_wheel_stats.E153" chart:data-source-has-labels="both" svg:x="0.73cm" svg:y="0.136cm" svg:width="27.604cm" svg:height="6.561cm">
          <chartooo:coordinate-region svg:x="1.18cm" svg:y="0.26cm" svg:width="27.154cm" svg:height="5.436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153" chart:label-cell-address="left_back_wheel_stats.D1:left_back_wheel_stats.D1" chart:class="chart:line">
            <chart:data-point chart:repeated="152"/>
          </chart:series>
          <chart:series chart:style-name="ch7" chart:values-cell-range-address="left_back_wheel_stats.E2:left_back_wheel_stats.E153" chart:label-cell-address="left_back_wheel_stats.E1:left_back_wheel_stats.E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153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1.236861">
                <text:p>1.236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260365">
                <text:p>2.2603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1.184813">
                <text:p>1.1848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0.112548">
                <text:p>0.1125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32">
                <text:p>0.619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1.184079">
                <text:p>1.1840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562">
                <text:p>1.408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294893">
                <text:p>1.2948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671">
                <text:p>1.0696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1.2379">
                <text:p>1.23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300764">
                <text:p>1.3007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787">
                <text:p>1.4087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515471">
                <text:p>1.5154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1.467091">
                <text:p>1.4670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410745">
                <text:p>1.4107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01374">
                <text:p>1.013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001">
                <text:p>1.014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6185">
                <text:p>1.0161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41">
                <text:p>1.352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406407">
                <text:p>1.4064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016197">
                <text:p>1.0161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571">
                <text:p>0.9575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543">
                <text:p>0.9025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1.290561">
                <text:p>1.2905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1.242713">
                <text:p>1.2427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973">
                <text:p>1.1269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960125">
                <text:p>0.9601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3271">
                <text:p>1.0132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295">
                <text:p>1.0142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973">
                <text:p>1.1269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296199">
                <text:p>1.2961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238469">
                <text:p>1.2384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09">
                <text:p>0.958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0.789836">
                <text:p>0.7898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787826">
                <text:p>0.78782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023">
                <text:p>1.2410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351595">
                <text:p>1.3515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022">
                <text:p>1.0690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835">
                <text:p>0.5638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508241">
                <text:p>0.5082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0.899035">
                <text:p>0.8990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355075">
                <text:p>1.3550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521795">
                <text:p>1.5217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797">
                <text:p>1.4087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1.238531">
                <text:p>1.2385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797">
                <text:p>0.9027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548">
                <text:p>1.0705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1.519136">
                <text:p>1.5191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1.411045">
                <text:p>1.4110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576">
                <text:p>1.12657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882">
                <text:p>0.5638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182">
                <text:p>0.5631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038">
                <text:p>1.1270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749">
                <text:p>1.3527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568">
                <text:p>1.12756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353">
                <text:p>0.6763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899886">
                <text:p>0.8998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051">
                <text:p>1.01405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461">
                <text:p>1.2974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1.354192">
                <text:p>1.3541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072">
                <text:p>1.3520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1.515244">
                <text:p>1.5152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1.470359">
                <text:p>1.4703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181078">
                <text:p>1.1810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1.016255">
                <text:p>1.0162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74">
                <text:p>1.12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293675">
                <text:p>1.2936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072071">
                <text:p>1.0720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67559">
                <text:p>0.6755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0.507812">
                <text:p>0.507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372">
                <text:p>0.9013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3846">
                <text:p>1.753846</text:p>
              </table:table-cell>
              <table:table-cell office:value-type="float" office:value="1.464608">
                <text:p>1.4646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753846">
                <text:p>1.753846</text:p>
              </table:table-cell>
              <table:table-cell office:value-type="float" office:value="1.802289">
                <text:p>1.8022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331">
                <text:p>1.29733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6">
                <text:p>1.01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628">
                <text:p>1.0696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3846">
                <text:p>1.753846</text:p>
              </table:table-cell>
              <table:table-cell office:value-type="float" office:value="1.521733">
                <text:p>1.5217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433">
                <text:p>1.2974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325">
                <text:p>0.9013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153">
                <text:p>0.90115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0795">
                <text:p>0.90079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762">
                <text:p>0.8467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781">
                <text:p>0.84478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53846">
                <text:p>1.753846</text:p>
              </table:table-cell>
              <table:table-cell office:value-type="float" office:value="1.007787">
                <text:p>1.0077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753846">
                <text:p>1.753846</text:p>
              </table:table-cell>
              <table:table-cell office:value-type="float" office:value="1.077204">
                <text:p>1.07720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571">
                <text:p>0.9575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753846">
                <text:p>1.753846</text:p>
              </table:table-cell>
              <table:table-cell office:value-type="float" office:value="0.673563">
                <text:p>0.6735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753846">
                <text:p>1.753846</text:p>
              </table:table-cell>
              <table:table-cell office:value-type="float" office:value="0.736591">
                <text:p>0.7365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026">
                <text:p>1.12602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981">
                <text:p>1.23998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753846">
                <text:p>1.753846</text:p>
              </table:table-cell>
              <table:table-cell office:value-type="float" office:value="1.240227">
                <text:p>1.24022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715">
                <text:p>0.8447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028">
                <text:p>0.9020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257">
                <text:p>1.0142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334">
                <text:p>1.12733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332">
                <text:p>0.9573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501">
                <text:p>0.95850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401">
                <text:p>1.1274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717">
                <text:p>1.40871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753846">
                <text:p>1.753846</text:p>
              </table:table-cell>
              <table:table-cell office:value-type="float" office:value="1.182648">
                <text:p>1.18264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67">
                <text:p>1.1276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807">
                <text:p>0.9568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421">
                <text:p>1.07042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372">
                <text:p>1.2393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553">
                <text:p>1.12855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855">
                <text:p>0.9568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647">
                <text:p>1.01564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.183663">
                <text:p>1.18366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619142">
                <text:p>0.61914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845297">
                <text:p>0.84529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56405">
                <text:p>0.564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0.056371">
                <text:p>0.05637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1.63632">
                <text:p>1.636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4.627254">
                <text:p>4.62725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5.692342">
                <text:p>5.69234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4.000117">
                <text:p>4.0001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2.81785">
                <text:p>2.8178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3.155842">
                <text:p>3.15584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225727">
                <text:p>4.22572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441">
                <text:p>3.4384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441">
                <text:p>3.43844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26894">
                <text:p>3.2689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550279">
                <text:p>3.5502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644798">
                <text:p>3.6447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116758">
                <text:p>3.11675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2.69146">
                <text:p>2.691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3.098313">
                <text:p>3.09831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728328">
                <text:p>3.72832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3.956112">
                <text:p>3.9561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547336">
                <text:p>3.54733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3.42603">
                <text:p>3.426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3.383792">
                <text:p>3.38379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615642">
                <text:p>3.6156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.076923">
                <text:p>3.076923</text:p>
              </table:table-cell>
              <table:table-cell office:value-type="float" office:value="3.882967">
                <text:p>3.88296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.076923">
                <text:p>3.076923</text:p>
              </table:table-cell>
              <table:table-cell office:value-type="float" office:value="4.117773">
                <text:p>4.11777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.076923">
                <text:p>3.076923</text:p>
              </table:table-cell>
              <table:table-cell office:value-type="float" office:value="3.940508">
                <text:p>3.9405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076923">
                <text:p>3.076923</text:p>
              </table:table-cell>
              <table:table-cell office:value-type="float" office:value="3.615089">
                <text:p>3.61508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.076923">
                <text:p>3.076923</text:p>
              </table:table-cell>
              <table:table-cell office:value-type="float" office:value="3.210236">
                <text:p>3.2102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.076923">
                <text:p>3.076923</text:p>
              </table:table-cell>
              <table:table-cell office:value-type="float" office:value="3.317801">
                <text:p>3.3178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.076923">
                <text:p>3.076923</text:p>
              </table:table-cell>
              <table:table-cell office:value-type="float" office:value="3.77065">
                <text:p>3.7706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.076923">
                <text:p>3.076923</text:p>
              </table:table-cell>
              <table:table-cell office:value-type="float" office:value="3.784736">
                <text:p>3.7847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.076923">
                <text:p>3.076923</text:p>
              </table:table-cell>
              <table:table-cell office:value-type="float" office:value="3.483747">
                <text:p>3.48374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.076923">
                <text:p>3.076923</text:p>
              </table:table-cell>
              <table:table-cell office:value-type="float" office:value="3.197823">
                <text:p>3.19782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.461215">
                <text:p>3.46121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.718862">
                <text:p>3.71886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531893">
                <text:p>2.5318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.521958">
                <text:p>1.52195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732363">
                <text:p>0.73236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111592">
                <text:p>0.111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front_wheel_stats.A2:right_front_wheel_stats.A153 right_front_wheel_stats.D1:right_front_wheel_stats.F153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153" chart:label-cell-address="right_front_wheel_stats.D1:right_front_wheel_stats.D1" chart:class="chart:line">
            <chart:data-point chart:repeated="152"/>
          </chart:series>
          <chart:series chart:style-name="ch7" chart:values-cell-range-address="right_front_wheel_stats.E2:right_front_wheel_stats.E153" chart:label-cell-address="right_front_wheel_stats.E1:right_front_wheel_stats.E1" chart:class="chart:line">
            <chart:data-point chart:repeated="152"/>
          </chart:series>
          <chart:series chart:style-name="ch8" chart:values-cell-range-address="right_front_wheel_stats.F2:right_front_wheel_stats.F153" chart:label-cell-address="right_front_wheel_stats.F1:righ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153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153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3.946105">
                <text:p>-3.9461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419">
                <text:p>-1.124419</text:p>
              </table:table-cell>
              <table:table-cell office:value-type="float" office:value="-2.628144">
                <text:p>-2.6281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34328">
                <text:p>-2.034328</text:p>
              </table:table-cell>
              <table:table-cell office:value-type="float" office:value="-1.6977">
                <text:p>-1.69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876">
                <text:p>-0.789876</text:p>
              </table:table-cell>
              <table:table-cell office:value-type="float" office:value="-3.302072">
                <text:p>-3.3020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548">
                <text:p>-0.112548</text:p>
              </table:table-cell>
              <table:table-cell office:value-type="float" office:value="-4.168868">
                <text:p>-4.1688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018">
                <text:p>-0.563018</text:p>
              </table:table-cell>
              <table:table-cell office:value-type="float" office:value="-3.784025">
                <text:p>-3.784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54">
                <text:p>-0.95854</text:p>
              </table:table-cell>
              <table:table-cell office:value-type="float" office:value="-3.51357">
                <text:p>-3.51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192">
                <text:p>-1.183192</text:p>
              </table:table-cell>
              <table:table-cell office:value-type="float" office:value="-3.391412">
                <text:p>-3.3914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8593">
                <text:p>-1.238593</text:p>
              </table:table-cell>
              <table:table-cell office:value-type="float" office:value="-3.430331">
                <text:p>-3.4303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2268">
                <text:p>-1.182268</text:p>
              </table:table-cell>
              <table:table-cell office:value-type="float" office:value="-3.583461">
                <text:p>-3.583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79">
                <text:p>-1.2379</text:p>
              </table:table-cell>
              <table:table-cell office:value-type="float" office:value="-3.331045">
                <text:p>-3.331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31099">
                <text:p>-1.131099</text:p>
              </table:table-cell>
              <table:table-cell office:value-type="float" office:value="-3.453488">
                <text:p>-3.4534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678">
                <text:p>-1.070678</text:p>
              </table:table-cell>
              <table:table-cell office:value-type="float" office:value="-3.653867">
                <text:p>-3.6538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78699">
                <text:p>-1.178699</text:p>
              </table:table-cell>
              <table:table-cell office:value-type="float" office:value="-3.470466">
                <text:p>-3.4704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5678">
                <text:p>-1.015678</text:p>
              </table:table-cell>
              <table:table-cell office:value-type="float" office:value="-3.525074">
                <text:p>-3.5250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447">
                <text:p>-0.846447</text:p>
              </table:table-cell>
              <table:table-cell office:value-type="float" office:value="-3.652621">
                <text:p>-3.6526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74">
                <text:p>-1.01374</text:p>
              </table:table-cell>
              <table:table-cell office:value-type="float" office:value="-3.443487">
                <text:p>-3.443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">
                <text:p>-0.676</text:p>
              </table:table-cell>
              <table:table-cell office:value-type="float" office:value="-3.907487">
                <text:p>-3.9074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3276">
                <text:p>-0.903276</text:p>
              </table:table-cell>
              <table:table-cell office:value-type="float" office:value="-3.673953">
                <text:p>-3.6739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658">
                <text:p>-1.070658</text:p>
              </table:table-cell>
              <table:table-cell office:value-type="float" office:value="-3.529535">
                <text:p>-3.5295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3894">
                <text:p>-1.293894</text:p>
              </table:table-cell>
              <table:table-cell office:value-type="float" office:value="-3.292395">
                <text:p>-3.2923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5563">
                <text:p>-1.185563</text:p>
              </table:table-cell>
              <table:table-cell office:value-type="float" office:value="-3.425327">
                <text:p>-3.4253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21">
                <text:p>-1.23921</text:p>
              </table:table-cell>
              <table:table-cell office:value-type="float" office:value="-3.330171">
                <text:p>-3.3301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178">
                <text:p>-1.128178</text:p>
              </table:table-cell>
              <table:table-cell office:value-type="float" office:value="-3.465119">
                <text:p>-3.4651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66116">
                <text:p>-1.066116</text:p>
              </table:table-cell>
              <table:table-cell office:value-type="float" office:value="-3.515278">
                <text:p>-3.5152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974">
                <text:p>-1.12974</text:p>
              </table:table-cell>
              <table:table-cell office:value-type="float" office:value="-3.396144">
                <text:p>-3.3961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625">
                <text:p>-1.070625</text:p>
              </table:table-cell>
              <table:table-cell office:value-type="float" office:value="-3.458972">
                <text:p>-3.4589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7169">
                <text:p>-0.847169</text:p>
              </table:table-cell>
              <table:table-cell office:value-type="float" office:value="-3.673405">
                <text:p>-3.67340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393">
                <text:p>-0.844393</text:p>
              </table:table-cell>
              <table:table-cell office:value-type="float" office:value="-3.662935">
                <text:p>-3.6629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896">
                <text:p>-0.788896</text:p>
              </table:table-cell>
              <table:table-cell office:value-type="float" office:value="-3.766066">
                <text:p>-3.76606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184">
                <text:p>-0.676184</text:p>
              </table:table-cell>
              <table:table-cell office:value-type="float" office:value="-3.976976">
                <text:p>-3.9769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06">
                <text:p>-0.95806</text:p>
              </table:table-cell>
              <table:table-cell office:value-type="float" office:value="-3.6899">
                <text:p>-3.68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999">
                <text:p>-0.956999</text:p>
              </table:table-cell>
              <table:table-cell office:value-type="float" office:value="-3.761348">
                <text:p>-3.7613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731">
                <text:p>-0.901731</text:p>
              </table:table-cell>
              <table:table-cell office:value-type="float" office:value="-3.856212">
                <text:p>-3.8562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253">
                <text:p>-0.846253</text:p>
              </table:table-cell>
              <table:table-cell office:value-type="float" office:value="-3.944998">
                <text:p>-3.94499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099">
                <text:p>-0.844099</text:p>
              </table:table-cell>
              <table:table-cell office:value-type="float" office:value="-3.984362">
                <text:p>-3.9843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152">
                <text:p>-0.846152</text:p>
              </table:table-cell>
              <table:table-cell office:value-type="float" office:value="-4.016131">
                <text:p>-4.0161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012">
                <text:p>-1.070012</text:p>
              </table:table-cell>
              <table:table-cell office:value-type="float" office:value="-3.736557">
                <text:p>-3.7365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493">
                <text:p>-0.956493</text:p>
              </table:table-cell>
              <table:table-cell office:value-type="float" office:value="-3.866851">
                <text:p>-3.8668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602">
                <text:p>-0.676602</text:p>
              </table:table-cell>
              <table:table-cell office:value-type="float" office:value="-4.179794">
                <text:p>-4.1797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654">
                <text:p>-0.677654</text:p>
              </table:table-cell>
              <table:table-cell office:value-type="float" office:value="-4.15083">
                <text:p>-4.1508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6655">
                <text:p>-0.786655</text:p>
              </table:table-cell>
              <table:table-cell office:value-type="float" office:value="-4.05648">
                <text:p>-4.056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6307">
                <text:p>-1.016307</text:p>
              </table:table-cell>
              <table:table-cell office:value-type="float" office:value="-3.806307">
                <text:p>-3.8063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256">
                <text:p>-1.127256</text:p>
              </table:table-cell>
              <table:table-cell office:value-type="float" office:value="-3.673488">
                <text:p>-3.6734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39">
                <text:p>-1.18339</text:p>
              </table:table-cell>
              <table:table-cell office:value-type="float" office:value="-3.571526">
                <text:p>-3.5715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047">
                <text:p>-0.957047</text:p>
              </table:table-cell>
              <table:table-cell office:value-type="float" office:value="-3.809577">
                <text:p>-3.80957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947">
                <text:p>-0.789947</text:p>
              </table:table-cell>
              <table:table-cell office:value-type="float" office:value="-3.978336">
                <text:p>-3.9783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548">
                <text:p>-1.070548</text:p>
              </table:table-cell>
              <table:table-cell office:value-type="float" office:value="-3.65361">
                <text:p>-3.653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286">
                <text:p>-1.125286</text:p>
              </table:table-cell>
              <table:table-cell office:value-type="float" office:value="-3.59598">
                <text:p>-3.595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5277">
                <text:p>-1.185277</text:p>
              </table:table-cell>
              <table:table-cell office:value-type="float" office:value="-3.459454">
                <text:p>-3.45945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603">
                <text:p>-0.788603</text:p>
              </table:table-cell>
              <table:table-cell office:value-type="float" office:value="-3.884821">
                <text:p>-3.8848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329">
                <text:p>-0.338329</text:p>
              </table:table-cell>
              <table:table-cell office:value-type="float" office:value="-4.407851">
                <text:p>-4.40785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7909">
                <text:p>-0.337909</text:p>
              </table:table-cell>
              <table:table-cell office:value-type="float" office:value="-4.464739">
                <text:p>-4.4647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334">
                <text:p>-1.014334</text:p>
              </table:table-cell>
              <table:table-cell office:value-type="float" office:value="-3.737884">
                <text:p>-3.7378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2749">
                <text:p>-1.352749</text:p>
              </table:table-cell>
              <table:table-cell office:value-type="float" office:value="-3.407621">
                <text:p>-3.4076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1189">
                <text:p>-1.071189</text:p>
              </table:table-cell>
              <table:table-cell office:value-type="float" office:value="-3.734445">
                <text:p>-3.7344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716">
                <text:p>-0.732716</text:p>
              </table:table-cell>
              <table:table-cell office:value-type="float" office:value="-4.08742">
                <text:p>-4.087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74">
                <text:p>-0.7874</text:p>
              </table:table-cell>
              <table:table-cell office:value-type="float" office:value="-4.035563">
                <text:p>-4.0355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5732">
                <text:p>-1.295732</text:p>
              </table:table-cell>
              <table:table-cell office:value-type="float" office:value="-3.456347">
                <text:p>-3.4563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105">
                <text:p>-1.24105</text:p>
              </table:table-cell>
              <table:table-cell office:value-type="float" office:value="-3.558919">
                <text:p>-3.5589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493">
                <text:p>-1.128493</text:p>
              </table:table-cell>
              <table:table-cell office:value-type="float" office:value="-3.626291">
                <text:p>-3.62629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6726">
                <text:p>-1.126726</text:p>
              </table:table-cell>
              <table:table-cell office:value-type="float" office:value="-3.498603">
                <text:p>-3.4986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4643">
                <text:p>-1.234643</text:p>
              </table:table-cell>
              <table:table-cell office:value-type="float" office:value="-3.245578">
                <text:p>-3.24557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00702">
                <text:p>-1.300702</text:p>
              </table:table-cell>
              <table:table-cell office:value-type="float" office:value="-3.140348">
                <text:p>-3.14034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9869">
                <text:p>-0.899869</text:p>
              </table:table-cell>
              <table:table-cell office:value-type="float" office:value="-3.655878">
                <text:p>-3.65587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504">
                <text:p>-0.677504</text:p>
              </table:table-cell>
              <table:table-cell office:value-type="float" office:value="-3.919881">
                <text:p>-3.9198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644">
                <text:p>-0.676644</text:p>
              </table:table-cell>
              <table:table-cell office:value-type="float" office:value="-3.906515">
                <text:p>-3.9065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9948">
                <text:p>-0.899948</text:p>
              </table:table-cell>
              <table:table-cell office:value-type="float" office:value="-3.644006">
                <text:p>-3.64400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496">
                <text:p>-1.128496</text:p>
              </table:table-cell>
              <table:table-cell office:value-type="float" office:value="-3.440299">
                <text:p>-3.4402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0786">
                <text:p>-0.900786</text:p>
              </table:table-cell>
              <table:table-cell office:value-type="float" office:value="-3.764613">
                <text:p>-3.76461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4236">
                <text:p>-0.564236</text:p>
              </table:table-cell>
              <table:table-cell office:value-type="float" office:value="-4.196438">
                <text:p>-4.1964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35">
                <text:p>-0.39435</text:p>
              </table:table-cell>
              <table:table-cell office:value-type="float" office:value="-4.460552">
                <text:p>-4.4605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29">
                <text:p>-1.07029</text:p>
              </table:table-cell>
              <table:table-cell office:value-type="float" office:value="-3.723648">
                <text:p>-3.7236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7003">
                <text:p>-1.577003</text:p>
              </table:table-cell>
              <table:table-cell office:value-type="float" office:value="-3.193174">
                <text:p>-3.1931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6548">
                <text:p>-1.466548</text:p>
              </table:table-cell>
              <table:table-cell office:value-type="float" office:value="-3.280181">
                <text:p>-3.2801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0067">
                <text:p>-1.240067</text:p>
              </table:table-cell>
              <table:table-cell office:value-type="float" office:value="-3.433254">
                <text:p>-3.4332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924">
                <text:p>-1.125924</text:p>
              </table:table-cell>
              <table:table-cell office:value-type="float" office:value="-3.469016">
                <text:p>-3.469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9012">
                <text:p>-1.409012</text:p>
              </table:table-cell>
              <table:table-cell office:value-type="float" office:value="-3.069868">
                <text:p>-3.06986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203">
                <text:p>-1.128203</text:p>
              </table:table-cell>
              <table:table-cell office:value-type="float" office:value="-3.407115">
                <text:p>-3.4071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325">
                <text:p>-0.901325</text:p>
              </table:table-cell>
              <table:table-cell office:value-type="float" office:value="-3.628597">
                <text:p>-3.6285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153">
                <text:p>-0.901153</text:p>
              </table:table-cell>
              <table:table-cell office:value-type="float" office:value="-3.555873">
                <text:p>-3.5558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095">
                <text:p>-0.957095</text:p>
              </table:table-cell>
              <table:table-cell office:value-type="float" office:value="-3.408871">
                <text:p>-3.40887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9664">
                <text:p>-0.959664</text:p>
              </table:table-cell>
              <table:table-cell office:value-type="float" office:value="-3.428846">
                <text:p>-3.42884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781">
                <text:p>-0.844781</text:p>
              </table:table-cell>
              <table:table-cell office:value-type="float" office:value="-3.664965">
                <text:p>-3.6649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1858">
                <text:p>-0.671858</text:p>
              </table:table-cell>
              <table:table-cell office:value-type="float" office:value="-3.96288">
                <text:p>-3.962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20509">
                <text:p>-1.020509</text:p>
              </table:table-cell>
              <table:table-cell office:value-type="float" office:value="-3.595177">
                <text:p>-3.59517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227">
                <text:p>-1.070227</text:p>
              </table:table-cell>
              <table:table-cell office:value-type="float" office:value="-3.584083">
                <text:p>-3.5840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1954">
                <text:p>-0.841954</text:p>
              </table:table-cell>
              <table:table-cell office:value-type="float" office:value="-3.924698">
                <text:p>-3.92469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6574">
                <text:p>-0.906574</text:p>
              </table:table-cell>
              <table:table-cell office:value-type="float" office:value="-3.86383">
                <text:p>-3.8638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6026">
                <text:p>-1.126026</text:p>
              </table:table-cell>
              <table:table-cell office:value-type="float" office:value="-3.595056">
                <text:p>-3.59505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6344">
                <text:p>-1.296344</text:p>
              </table:table-cell>
              <table:table-cell office:value-type="float" office:value="-3.370518">
                <text:p>-3.3705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0227">
                <text:p>-1.240227</text:p>
              </table:table-cell>
              <table:table-cell office:value-type="float" office:value="-3.406576">
                <text:p>-3.4065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086">
                <text:p>-0.732086</text:p>
              </table:table-cell>
              <table:table-cell office:value-type="float" office:value="-3.994092">
                <text:p>-3.9940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898">
                <text:p>-0.732898</text:p>
              </table:table-cell>
              <table:table-cell office:value-type="float" office:value="-3.959281">
                <text:p>-3.9592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909">
                <text:p>-0.957909</text:p>
              </table:table-cell>
              <table:table-cell office:value-type="float" office:value="-3.669043">
                <text:p>-3.66904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5">
                <text:p>-0.8455</text:p>
              </table:table-cell>
              <table:table-cell office:value-type="float" office:value="-3.842082">
                <text:p>-3.8420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8391">
                <text:p>-0.788391</text:p>
              </table:table-cell>
              <table:table-cell office:value-type="float" office:value="-3.935107">
                <text:p>-3.935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6589">
                <text:p>-0.676589</text:p>
              </table:table-cell>
              <table:table-cell office:value-type="float" office:value="-4.077892">
                <text:p>-4.07789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81">
                <text:p>-0.73281</text:p>
              </table:table-cell>
              <table:table-cell office:value-type="float" office:value="-4.03061">
                <text:p>-4.0306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579">
                <text:p>-0.901579</text:p>
              </table:table-cell>
              <table:table-cell office:value-type="float" office:value="-3.884472">
                <text:p>-3.88447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698">
                <text:p>-1.013698</text:p>
              </table:table-cell>
              <table:table-cell office:value-type="float" office:value="-3.820408">
                <text:p>-3.8204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32985">
                <text:p>-0.732985</text:p>
              </table:table-cell>
              <table:table-cell office:value-type="float" office:value="-4.216637">
                <text:p>-4.21663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4242">
                <text:p>-0.844242</text:p>
              </table:table-cell>
              <table:table-cell office:value-type="float" office:value="-4.049113">
                <text:p>-4.04911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083">
                <text:p>-1.014083</text:p>
              </table:table-cell>
              <table:table-cell office:value-type="float" office:value="-3.831598">
                <text:p>-3.83159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367">
                <text:p>-1.070367</text:p>
              </table:table-cell>
              <table:table-cell office:value-type="float" office:value="-3.769809">
                <text:p>-3.76980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927">
                <text:p>-0.95927</text:p>
              </table:table-cell>
              <table:table-cell office:value-type="float" office:value="-3.879572">
                <text:p>-3.879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2856">
                <text:p>-0.562856</text:p>
              </table:table-cell>
              <table:table-cell office:value-type="float" office:value="-4.338739">
                <text:p>-4.3387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947">
                <text:p>-0.789947</text:p>
              </table:table-cell>
              <table:table-cell office:value-type="float" office:value="-4.032458">
                <text:p>-4.03245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1.183663">
                <text:p>-1.183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562856">
                <text:p>0.56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845297">
                <text:p>0.84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507645">
                <text:p>0.50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0.056371">
                <text:p>0.056371</text:p>
              </table:table-cell>
              <table:table-cell office:value-type="float" office:value="6.137286">
                <text:p>6.13728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2.031293">
                <text:p>2.031293</text:p>
              </table:table-cell>
              <table:table-cell office:value-type="float" office:value="3.878492">
                <text:p>3.8784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4.909404">
                <text:p>4.909404</text:p>
              </table:table-cell>
              <table:table-cell office:value-type="float" office:value="0.738115">
                <text:p>0.73811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4.959664">
                <text:p>4.959664</text:p>
              </table:table-cell>
              <table:table-cell office:value-type="float" office:value="0.807434">
                <text:p>0.80743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4.169136">
                <text:p>4.169136</text:p>
              </table:table-cell>
              <table:table-cell office:value-type="float" office:value="1.696904">
                <text:p>1.6969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437777">
                <text:p>3.437777</text:p>
              </table:table-cell>
              <table:table-cell office:value-type="float" office:value="2.51236">
                <text:p>2.512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3.719385">
                <text:p>3.719385</text:p>
              </table:table-cell>
              <table:table-cell office:value-type="float" office:value="1.856452">
                <text:p>1.85645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3.944012">
                <text:p>3.944012</text:p>
              </table:table-cell>
              <table:table-cell office:value-type="float" office:value="1.592056">
                <text:p>1.59205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4.168838">
                <text:p>4.168838</text:p>
              </table:table-cell>
              <table:table-cell office:value-type="float" office:value="1.330224">
                <text:p>1.33022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441">
                <text:p>3.438441</text:p>
              </table:table-cell>
              <table:table-cell office:value-type="float" office:value="1.585548">
                <text:p>1.5855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662">
                <text:p>3.381662</text:p>
              </table:table-cell>
              <table:table-cell office:value-type="float" office:value="1.143413">
                <text:p>1.14341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437572">
                <text:p>3.437572</text:p>
              </table:table-cell>
              <table:table-cell office:value-type="float" office:value="0.865412">
                <text:p>0.86541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308355">
                <text:p>3.308355</text:p>
              </table:table-cell>
              <table:table-cell office:value-type="float" office:value="1.25279">
                <text:p>1.252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230094">
                <text:p>3.230094</text:p>
              </table:table-cell>
              <table:table-cell office:value-type="float" office:value="1.585821">
                <text:p>1.58582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3.308253">
                <text:p>3.308253</text:p>
              </table:table-cell>
              <table:table-cell office:value-type="float" office:value="1.620771">
                <text:p>1.6207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9314">
                <text:p>2.929314</text:p>
              </table:table-cell>
              <table:table-cell office:value-type="float" office:value="2.122012">
                <text:p>2.12201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445879">
                <text:p>3.445879</text:p>
              </table:table-cell>
              <table:table-cell office:value-type="float" office:value="1.556183">
                <text:p>1.5561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4.012628">
                <text:p>4.012628</text:p>
              </table:table-cell>
              <table:table-cell office:value-type="float" office:value="0.97423">
                <text:p>0.9742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997792">
                <text:p>3.997792</text:p>
              </table:table-cell>
              <table:table-cell office:value-type="float" office:value="1.072173">
                <text:p>1.07217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3.482194">
                <text:p>3.482194</text:p>
              </table:table-cell>
              <table:table-cell office:value-type="float" office:value="2.157224">
                <text:p>2.15722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3.045413">
                <text:p>3.045413</text:p>
              </table:table-cell>
              <table:table-cell office:value-type="float" office:value="2.637035">
                <text:p>2.63703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615642">
                <text:p>3.615642</text:p>
              </table:table-cell>
              <table:table-cell office:value-type="float" office:value="1.939242">
                <text:p>1.9392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.076923">
                <text:p>3.076923</text:p>
              </table:table-cell>
              <table:table-cell office:value-type="float" office:value="4.220616">
                <text:p>4.220616</text:p>
              </table:table-cell>
              <table:table-cell office:value-type="float" office:value="1.193908">
                <text:p>1.19390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.076923">
                <text:p>3.076923</text:p>
              </table:table-cell>
              <table:table-cell office:value-type="float" office:value="4.174181">
                <text:p>4.174181</text:p>
              </table:table-cell>
              <table:table-cell office:value-type="float" office:value="1.162858">
                <text:p>1.16285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.076923">
                <text:p>3.076923</text:p>
              </table:table-cell>
              <table:table-cell office:value-type="float" office:value="3.60275">
                <text:p>3.60275</text:p>
              </table:table-cell>
              <table:table-cell office:value-type="float" office:value="1.743567">
                <text:p>1.7435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076923">
                <text:p>3.076923</text:p>
              </table:table-cell>
              <table:table-cell office:value-type="float" office:value="3.445631">
                <text:p>3.445631</text:p>
              </table:table-cell>
              <table:table-cell office:value-type="float" office:value="1.781628">
                <text:p>1.78162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.076923">
                <text:p>3.076923</text:p>
              </table:table-cell>
              <table:table-cell office:value-type="float" office:value="3.491836">
                <text:p>3.491836</text:p>
              </table:table-cell>
              <table:table-cell office:value-type="float" office:value="1.708251">
                <text:p>1.70825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.076923">
                <text:p>3.076923</text:p>
              </table:table-cell>
              <table:table-cell office:value-type="float" office:value="3.486502">
                <text:p>3.486502</text:p>
              </table:table-cell>
              <table:table-cell office:value-type="float" office:value="1.797605">
                <text:p>1.79760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.076923">
                <text:p>3.076923</text:p>
              </table:table-cell>
              <table:table-cell office:value-type="float" office:value="3.376702">
                <text:p>3.376702</text:p>
              </table:table-cell>
              <table:table-cell office:value-type="float" office:value="2.011629">
                <text:p>2.01162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.076923">
                <text:p>3.076923</text:p>
              </table:table-cell>
              <table:table-cell office:value-type="float" office:value="3.784736">
                <text:p>3.784736</text:p>
              </table:table-cell>
              <table:table-cell office:value-type="float" office:value="1.506637">
                <text:p>1.50663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.076923">
                <text:p>3.076923</text:p>
              </table:table-cell>
              <table:table-cell office:value-type="float" office:value="3.87083">
                <text:p>3.87083</text:p>
              </table:table-cell>
              <table:table-cell office:value-type="float" office:value="1.32817">
                <text:p>1.3281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.076923">
                <text:p>3.076923</text:p>
              </table:table-cell>
              <table:table-cell office:value-type="float" office:value="3.483342">
                <text:p>3.483342</text:p>
              </table:table-cell>
              <table:table-cell office:value-type="float" office:value="1.783358">
                <text:p>1.78335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.347733">
                <text:p>3.347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.606169">
                <text:p>3.60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531893">
                <text:p>2.53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.634696">
                <text:p>1.63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90137">
                <text:p>0.9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111592">
                <text:p>0.1115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front_wheel_stats.A2:right_front_wheel_stats.A153 right_front_wheel_stats.G1:right_front_wheel_stats.G153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153" chart:label-cell-address="right_front_wheel_stats.G1:righ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front_wheel_stats.G1:righ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23377">
                <text:p>-0.6233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32186">
                <text:p>-0.4321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29721">
                <text:p>-0.297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52995">
                <text:p>-0.529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55692">
                <text:p>-0.6556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99865">
                <text:p>-0.5998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560631">
                <text:p>-0.5606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4291">
                <text:p>-0.542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548555">
                <text:p>-0.5485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70769">
                <text:p>-0.5707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34152">
                <text:p>-0.5341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51915">
                <text:p>-0.5519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80983">
                <text:p>-0.5809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54378">
                <text:p>-0.5543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62299">
                <text:p>-0.5622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80802">
                <text:p>-0.5808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50464">
                <text:p>-0.5504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17775">
                <text:p>-0.617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83897">
                <text:p>-0.5838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562947">
                <text:p>-0.5629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28546">
                <text:p>-0.5285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4783">
                <text:p>-0.547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34026">
                <text:p>-0.5340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53602">
                <text:p>-0.5536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560878">
                <text:p>-0.5608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43596">
                <text:p>-0.5435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5271">
                <text:p>-0.552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83817">
                <text:p>-0.5838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82298">
                <text:p>-0.5822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97259">
                <text:p>-0.5972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627855">
                <text:p>-0.6278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8621">
                <text:p>-0.5862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96575">
                <text:p>-0.5965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10336">
                <text:p>-0.6103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23216">
                <text:p>-0.6232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628927">
                <text:p>-0.6289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633535">
                <text:p>-0.6335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592979">
                <text:p>-0.5929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61188">
                <text:p>-0.611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657277">
                <text:p>-0.6572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653075">
                <text:p>-0.6530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639388">
                <text:p>-0.6393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603097">
                <text:p>-0.6030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83829">
                <text:p>-0.5838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69038">
                <text:p>-0.5690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603571">
                <text:p>-0.6035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628052">
                <text:p>-0.6280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80946">
                <text:p>-0.5809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72585">
                <text:p>-0.5725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55278">
                <text:p>-0.5527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614487">
                <text:p>-0.6144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69036">
                <text:p>-0.690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98613">
                <text:p>-0.6986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593171">
                <text:p>-0.59317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545261">
                <text:p>-0.54526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92672">
                <text:p>-0.59267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643877">
                <text:p>-0.643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36354">
                <text:p>-0.6363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52329">
                <text:p>-0.5523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567209">
                <text:p>-0.56720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576983">
                <text:p>-0.5769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58459">
                <text:p>-0.5584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521754">
                <text:p>-0.52175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506489">
                <text:p>-0.50648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581275">
                <text:p>-0.5812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619573">
                <text:p>-0.61957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617634">
                <text:p>-0.6176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79553">
                <text:p>-0.57955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50002">
                <text:p>-0.5500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97048">
                <text:p>-0.59704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59692">
                <text:p>-0.65969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698006">
                <text:p>-0.6980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591106">
                <text:p>-0.59110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14152">
                <text:p>-0.51415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526774">
                <text:p>-0.5267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548979">
                <text:p>-0.54897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554167">
                <text:p>-0.5541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96265">
                <text:p>-0.49626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545188">
                <text:p>-0.5451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577317">
                <text:p>-0.5773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566767">
                <text:p>-0.5667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545442">
                <text:p>-0.5454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54834">
                <text:p>-0.548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582593">
                <text:p>-0.58259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62581">
                <text:p>-0.6258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572469">
                <text:p>-0.57246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57086">
                <text:p>-0.570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620271">
                <text:p>-0.6202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611441">
                <text:p>-0.6114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72451">
                <text:p>-0.57245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539879">
                <text:p>-0.53987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545109">
                <text:p>-0.5451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630338">
                <text:p>-0.6303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625288">
                <text:p>-0.6252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583184">
                <text:p>-0.5831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608286">
                <text:p>-0.6082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621781">
                <text:p>-0.621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642495">
                <text:p>-0.64249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635636">
                <text:p>-0.63563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614436">
                <text:p>-0.61443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605142">
                <text:p>-0.60514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662622">
                <text:p>-0.6626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63832">
                <text:p>-0.6383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606766">
                <text:p>-0.60676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597802">
                <text:p>-0.5978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613725">
                <text:p>-0.61372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680335">
                <text:p>-0.6803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635904">
                <text:p>-0.6359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41243">
                <text:p>0.9412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13568">
                <text:p>0.61356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58007">
                <text:p>0.1580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68062">
                <text:p>0.1680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97094">
                <text:p>0.29709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15389">
                <text:p>0.41538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20239">
                <text:p>0.32023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81884">
                <text:p>0.28188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43902">
                <text:p>0.2439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8094">
                <text:p>0.2809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6802">
                <text:p>0.21680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76473">
                <text:p>0.17647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32668">
                <text:p>0.2326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605">
                <text:p>0.2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58763">
                <text:p>0.35876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76681">
                <text:p>0.27668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92259">
                <text:p>0.19225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06467">
                <text:p>0.20646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63871">
                <text:p>0.3638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33475">
                <text:p>0.43347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32249">
                <text:p>0.33224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24127">
                <text:p>0.22412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19622">
                <text:p>0.2196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03863">
                <text:p>0.3038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9385">
                <text:p>0.30938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9874">
                <text:p>0.2987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1703">
                <text:p>0.31170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4275">
                <text:p>0.3427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493">
                <text:p>0.26949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43604">
                <text:p>0.24360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09636">
                <text:p>0.30963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front_wheel_stats.A2:right_front_wheel_stats.A153 right_front_wheel_stats.H1:right_front_wheel_stats.I153" chart:data-source-has-labels="both" svg:x="0.654cm" svg:y="0.062cm" svg:width="27.973cm" svg:height="3.008cm">
          <chartooo:coordinate-region svg:x="1.214cm" svg:y="0.251cm" svg:width="27.413cm" svg:height="2.631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H2:right_front_wheel_stats.H153" chart:label-cell-address="right_front_wheel_stats.H1:right_front_wheel_stats.H1" chart:class="chart:line">
            <chart:data-point chart:repeated="152"/>
          </chart:series>
          <chart:series chart:style-name="ch7" chart:values-cell-range-address="right_front_wheel_stats.I2:right_front_wheel_stats.I153" chart:label-cell-address="right_front_wheel_stats.I1:righ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H1:right_front_wheel_stats.H1</svg:desc>
                </draw:g>
              </table:table-cell>
              <table:table-cell office:value-type="string">
                <text:p>Ki*integral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153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62929">
                <text:p>-0.2629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629427">
                <text:p>-0.629427</text:p>
              </table:table-cell>
              <table:table-cell office:value-type="float" office:value="-0.357329">
                <text:p>-0.3573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482">
                <text:p>0.280482</text:p>
              </table:table-cell>
              <table:table-cell office:value-type="float" office:value="-0.315196">
                <text:p>-0.3151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96397">
                <text:p>-0.96397</text:p>
              </table:table-cell>
              <table:table-cell office:value-type="float" office:value="-0.459922">
                <text:p>-0.4599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641299">
                <text:p>-1.641299</text:p>
              </table:table-cell>
              <table:table-cell office:value-type="float" office:value="-0.705942">
                <text:p>-0.7059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190828">
                <text:p>-1.190828</text:p>
              </table:table-cell>
              <table:table-cell office:value-type="float" office:value="-0.884432">
                <text:p>-0.884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95306">
                <text:p>-0.795306</text:p>
              </table:table-cell>
              <table:table-cell office:value-type="float" office:value="-1.00391">
                <text:p>-1.003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70654">
                <text:p>-0.570654</text:p>
              </table:table-cell>
              <table:table-cell office:value-type="float" office:value="-1.089404">
                <text:p>-1.0894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515253">
                <text:p>-0.515253</text:p>
              </table:table-cell>
              <table:table-cell office:value-type="float" office:value="-1.166766">
                <text:p>-1.1667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71578">
                <text:p>-0.571578</text:p>
              </table:table-cell>
              <table:table-cell office:value-type="float" office:value="-1.252397">
                <text:p>-1.2523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15946">
                <text:p>-0.515946</text:p>
              </table:table-cell>
              <table:table-cell office:value-type="float" office:value="-1.066818">
                <text:p>-1.0668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622747">
                <text:p>-0.622747</text:p>
              </table:table-cell>
              <table:table-cell office:value-type="float" office:value="-1.066265">
                <text:p>-1.0662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83168">
                <text:p>-0.683168</text:p>
              </table:table-cell>
              <table:table-cell office:value-type="float" office:value="-1.210807">
                <text:p>-1.2108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75147">
                <text:p>-0.575147</text:p>
              </table:table-cell>
              <table:table-cell office:value-type="float" office:value="-1.152284">
                <text:p>-1.1522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38168">
                <text:p>-0.738168</text:p>
              </table:table-cell>
              <table:table-cell office:value-type="float" office:value="-1.016717">
                <text:p>-1.0167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907399">
                <text:p>-0.907399</text:p>
              </table:table-cell>
              <table:table-cell office:value-type="float" office:value="-0.974469">
                <text:p>-0.9744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40107">
                <text:p>-0.740107</text:p>
              </table:table-cell>
              <table:table-cell office:value-type="float" office:value="-0.96623">
                <text:p>-0.966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077846">
                <text:p>-1.077846</text:p>
              </table:table-cell>
              <table:table-cell office:value-type="float" office:value="-1.041917">
                <text:p>-1.041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85057">
                <text:p>-0.85057</text:p>
              </table:table-cell>
              <table:table-cell office:value-type="float" office:value="-1.092246">
                <text:p>-1.0922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83188">
                <text:p>-0.683188</text:p>
              </table:table-cell>
              <table:table-cell office:value-type="float" office:value="-1.109218">
                <text:p>-1.1092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9952">
                <text:p>-0.459952</text:p>
              </table:table-cell>
              <table:table-cell office:value-type="float" office:value="-1.100906">
                <text:p>-1.1009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68283">
                <text:p>-0.568283</text:p>
              </table:table-cell>
              <table:table-cell office:value-type="float" office:value="-1.092374">
                <text:p>-1.0923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14636">
                <text:p>-0.514636</text:p>
              </table:table-cell>
              <table:table-cell office:value-type="float" office:value="-1.067061">
                <text:p>-1.06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25668">
                <text:p>-0.625668</text:p>
              </table:table-cell>
              <table:table-cell office:value-type="float" office:value="-1.074474">
                <text:p>-1.0744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68773">
                <text:p>-0.68773</text:p>
              </table:table-cell>
              <table:table-cell office:value-type="float" office:value="-1.067515">
                <text:p>-1.0675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624107">
                <text:p>-0.624107</text:p>
              </table:table-cell>
              <table:table-cell office:value-type="float" office:value="-1.024575">
                <text:p>-1.0245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683221">
                <text:p>-0.683221</text:p>
              </table:table-cell>
              <table:table-cell office:value-type="float" office:value="-1.016003">
                <text:p>-1.0160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906677">
                <text:p>-0.906677</text:p>
              </table:table-cell>
              <table:table-cell office:value-type="float" office:value="-0.99048">
                <text:p>-0.990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909454">
                <text:p>-0.909454</text:p>
              </table:table-cell>
              <table:table-cell office:value-type="float" office:value="-0.999358">
                <text:p>-0.9993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96495">
                <text:p>-0.96495</text:p>
              </table:table-cell>
              <table:table-cell office:value-type="float" office:value="-1.04173">
                <text:p>-1.041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077662">
                <text:p>-1.077662</text:p>
              </table:table-cell>
              <table:table-cell office:value-type="float" office:value="-1.134185">
                <text:p>-1.1341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95786">
                <text:p>-0.795786</text:p>
              </table:table-cell>
              <table:table-cell office:value-type="float" office:value="-1.168414">
                <text:p>-1.1684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96847">
                <text:p>-0.796847</text:p>
              </table:table-cell>
              <table:table-cell office:value-type="float" office:value="-1.210548">
                <text:p>-1.2105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852115">
                <text:p>-0.852115</text:p>
              </table:table-cell>
              <table:table-cell office:value-type="float" office:value="-1.244723">
                <text:p>-1.2447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907593">
                <text:p>-0.907593</text:p>
              </table:table-cell>
              <table:table-cell office:value-type="float" office:value="-1.278038">
                <text:p>-1.2780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909747">
                <text:p>-0.909747</text:p>
              </table:table-cell>
              <table:table-cell office:value-type="float" office:value="-1.320553">
                <text:p>-1.32055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907694">
                <text:p>-0.907694</text:p>
              </table:table-cell>
              <table:table-cell office:value-type="float" office:value="-1.354795">
                <text:p>-1.3547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683834">
                <text:p>-0.683834</text:p>
              </table:table-cell>
              <table:table-cell office:value-type="float" office:value="-1.321344">
                <text:p>-1.3213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797353">
                <text:p>-0.797353</text:p>
              </table:table-cell>
              <table:table-cell office:value-type="float" office:value="-1.304292">
                <text:p>-1.3042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077244">
                <text:p>-1.077244</text:p>
              </table:table-cell>
              <table:table-cell office:value-type="float" office:value="-1.320675">
                <text:p>-1.3206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076192">
                <text:p>-1.076192</text:p>
              </table:table-cell>
              <table:table-cell office:value-type="float" office:value="-1.320897">
                <text:p>-1.3208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967191">
                <text:p>-0.967191</text:p>
              </table:table-cell>
              <table:table-cell office:value-type="float" office:value="-1.34635">
                <text:p>-1.346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73754">
                <text:p>-0.73754</text:p>
              </table:table-cell>
              <table:table-cell office:value-type="float" office:value="-1.337863">
                <text:p>-1.3378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626591">
                <text:p>-0.626591</text:p>
              </table:table-cell>
              <table:table-cell office:value-type="float" office:value="-1.304137">
                <text:p>-1.3041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70456">
                <text:p>-0.570456</text:p>
              </table:table-cell>
              <table:table-cell office:value-type="float" office:value="-1.252841">
                <text:p>-1.2528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796799">
                <text:p>-0.796799</text:p>
              </table:table-cell>
              <table:table-cell office:value-type="float" office:value="-1.236239">
                <text:p>-1.2362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963899">
                <text:p>-0.963899</text:p>
              </table:table-cell>
              <table:table-cell office:value-type="float" office:value="-1.243876">
                <text:p>-1.2438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683298">
                <text:p>-0.683298</text:p>
              </table:table-cell>
              <table:table-cell office:value-type="float" office:value="-1.244448">
                <text:p>-1.2444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62856">
                <text:p>-0.62856</text:p>
              </table:table-cell>
              <table:table-cell office:value-type="float" office:value="-1.219056">
                <text:p>-1.2190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568569">
                <text:p>-0.568569</text:p>
              </table:table-cell>
              <table:table-cell office:value-type="float" office:value="-1.143035">
                <text:p>-1.1430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965243">
                <text:p>-0.965243</text:p>
              </table:table-cell>
              <table:table-cell office:value-type="float" office:value="-1.126049">
                <text:p>-1.1260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415517">
                <text:p>-1.415517</text:p>
              </table:table-cell>
              <table:table-cell office:value-type="float" office:value="-1.193482">
                <text:p>-1.1934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415937">
                <text:p>-1.415937</text:p>
              </table:table-cell>
              <table:table-cell office:value-type="float" office:value="-1.294913">
                <text:p>-1.2949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739512">
                <text:p>-0.739512</text:p>
              </table:table-cell>
              <table:table-cell office:value-type="float" office:value="-1.312019">
                <text:p>-1.3120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401098">
                <text:p>-0.401098</text:p>
              </table:table-cell>
              <table:table-cell office:value-type="float" office:value="-1.286574">
                <text:p>-1.28657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682657">
                <text:p>-0.682657</text:p>
              </table:table-cell>
              <table:table-cell office:value-type="float" office:value="-1.269797">
                <text:p>-1.26979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02113">
                <text:p>-1.02113</text:p>
              </table:table-cell>
              <table:table-cell office:value-type="float" office:value="-1.278646">
                <text:p>-1.2786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966446">
                <text:p>-0.966446</text:p>
              </table:table-cell>
              <table:table-cell office:value-type="float" office:value="-1.320743">
                <text:p>-1.32074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458114">
                <text:p>-0.458114</text:p>
              </table:table-cell>
              <table:table-cell office:value-type="float" office:value="-1.295269">
                <text:p>-1.2952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512797">
                <text:p>-0.512797</text:p>
              </table:table-cell>
              <table:table-cell office:value-type="float" office:value="-1.286804">
                <text:p>-1.2868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625353">
                <text:p>-0.625353</text:p>
              </table:table-cell>
              <table:table-cell office:value-type="float" office:value="-1.235831">
                <text:p>-1.2358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62712">
                <text:p>-0.62712</text:p>
              </table:table-cell>
              <table:table-cell office:value-type="float" office:value="-1.11746">
                <text:p>-1.117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519203">
                <text:p>-0.519203</text:p>
              </table:table-cell>
              <table:table-cell office:value-type="float" office:value="-0.983302">
                <text:p>-0.9833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453144">
                <text:p>-0.453144</text:p>
              </table:table-cell>
              <table:table-cell office:value-type="float" office:value="-0.939975">
                <text:p>-0.93997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853977">
                <text:p>-0.853977</text:p>
              </table:table-cell>
              <table:table-cell office:value-type="float" office:value="-1.007956">
                <text:p>-1.00795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076342">
                <text:p>-1.076342</text:p>
              </table:table-cell>
              <table:table-cell office:value-type="float" office:value="-1.067533">
                <text:p>-1.0675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077202">
                <text:p>-1.077202</text:p>
              </table:table-cell>
              <table:table-cell office:value-type="float" office:value="-1.075381">
                <text:p>-1.07538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853898">
                <text:p>-0.853898</text:p>
              </table:table-cell>
              <table:table-cell office:value-type="float" office:value="-1.058592">
                <text:p>-1.058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62535">
                <text:p>-0.62535</text:p>
              </table:table-cell>
              <table:table-cell office:value-type="float" office:value="-1.083916">
                <text:p>-1.08391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85306">
                <text:p>-0.85306</text:p>
              </table:table-cell>
              <table:table-cell office:value-type="float" office:value="-1.134922">
                <text:p>-1.1349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18961">
                <text:p>-1.18961</text:p>
              </table:table-cell>
              <table:table-cell office:value-type="float" office:value="-1.219262">
                <text:p>-1.21926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359496">
                <text:p>-1.359496</text:p>
              </table:table-cell>
              <table:table-cell office:value-type="float" office:value="-1.330321">
                <text:p>-1.330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83556">
                <text:p>-0.683556</text:p>
              </table:table-cell>
              <table:table-cell office:value-type="float" office:value="-1.354238">
                <text:p>-1.35423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176843">
                <text:p>-0.176843</text:p>
              </table:table-cell>
              <table:table-cell office:value-type="float" office:value="-1.313">
                <text:p>-1.3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287298">
                <text:p>-0.287298</text:p>
              </table:table-cell>
              <table:table-cell office:value-type="float" office:value="-1.227972">
                <text:p>-1.2279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513779">
                <text:p>-0.513779</text:p>
              </table:table-cell>
              <table:table-cell office:value-type="float" office:value="-1.142962">
                <text:p>-1.1429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627922">
                <text:p>-0.627922</text:p>
              </table:table-cell>
              <table:table-cell office:value-type="float" office:value="-1.075823">
                <text:p>-1.0758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344834">
                <text:p>-0.344834</text:p>
              </table:table-cell>
              <table:table-cell office:value-type="float" office:value="-0.999484">
                <text:p>-0.99948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625644">
                <text:p>-0.625644</text:p>
              </table:table-cell>
              <table:table-cell office:value-type="float" office:value="-0.999624">
                <text:p>-0.9996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852521">
                <text:p>-0.852521</text:p>
              </table:table-cell>
              <table:table-cell office:value-type="float" office:value="-0.999524">
                <text:p>-0.9995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52693">
                <text:p>-0.852693</text:p>
              </table:table-cell>
              <table:table-cell office:value-type="float" office:value="-0.949317">
                <text:p>-0.94931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796752">
                <text:p>-0.796752</text:p>
              </table:table-cell>
              <table:table-cell office:value-type="float" office:value="-0.86386">
                <text:p>-0.863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794182">
                <text:p>-0.794182</text:p>
              </table:table-cell>
              <table:table-cell office:value-type="float" office:value="-0.881074">
                <text:p>-0.88107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909065">
                <text:p>-0.909065</text:p>
              </table:table-cell>
              <table:table-cell office:value-type="float" office:value="-0.990541">
                <text:p>-0.99054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081988">
                <text:p>-1.081988</text:p>
              </table:table-cell>
              <table:table-cell office:value-type="float" office:value="-1.109745">
                <text:p>-1.1097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733337">
                <text:p>-0.733337</text:p>
              </table:table-cell>
              <table:table-cell office:value-type="float" office:value="-1.142831">
                <text:p>-1.14283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683619">
                <text:p>-0.683619</text:p>
              </table:table-cell>
              <table:table-cell office:value-type="float" office:value="-1.151574">
                <text:p>-1.1515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911892">
                <text:p>-0.911892</text:p>
              </table:table-cell>
              <table:table-cell office:value-type="float" office:value="-1.236037">
                <text:p>-1.2360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847273">
                <text:p>-0.847273</text:p>
              </table:table-cell>
              <table:table-cell office:value-type="float" office:value="-1.269165">
                <text:p>-1.2691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62782">
                <text:p>-0.62782</text:p>
              </table:table-cell>
              <table:table-cell office:value-type="float" office:value="-1.235377">
                <text:p>-1.23537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57502">
                <text:p>-0.457502</text:p>
              </table:table-cell>
              <table:table-cell office:value-type="float" office:value="-1.176184">
                <text:p>-1.17618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51362">
                <text:p>-0.51362</text:p>
              </table:table-cell>
              <table:table-cell office:value-type="float" office:value="-1.133493">
                <text:p>-1.13349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02176">
                <text:p>-1.02176</text:p>
              </table:table-cell>
              <table:table-cell office:value-type="float" office:value="-1.167701">
                <text:p>-1.1677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020948">
                <text:p>-1.020948</text:p>
              </table:table-cell>
              <table:table-cell office:value-type="float" office:value="-1.184568">
                <text:p>-1.18456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795937">
                <text:p>-0.795937</text:p>
              </table:table-cell>
              <table:table-cell office:value-type="float" office:value="-1.141757">
                <text:p>-1.1417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908346">
                <text:p>-0.908346</text:p>
              </table:table-cell>
              <table:table-cell office:value-type="float" office:value="-1.168714">
                <text:p>-1.16871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965455">
                <text:p>-0.965455</text:p>
              </table:table-cell>
              <table:table-cell office:value-type="float" office:value="-1.210071">
                <text:p>-1.2100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077257">
                <text:p>-1.077257</text:p>
              </table:table-cell>
              <table:table-cell office:value-type="float" office:value="-1.23562">
                <text:p>-1.235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021036">
                <text:p>-1.021036</text:p>
              </table:table-cell>
              <table:table-cell office:value-type="float" office:value="-1.261357">
                <text:p>-1.2613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852267">
                <text:p>-0.852267</text:p>
              </table:table-cell>
              <table:table-cell office:value-type="float" office:value="-1.295232">
                <text:p>-1.29523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740148">
                <text:p>-0.740148</text:p>
              </table:table-cell>
              <table:table-cell office:value-type="float" office:value="-1.33762">
                <text:p>-1.337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020861">
                <text:p>-1.020861</text:p>
              </table:table-cell>
              <table:table-cell office:value-type="float" office:value="-1.413876">
                <text:p>-1.41387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909604">
                <text:p>-0.909604</text:p>
              </table:table-cell>
              <table:table-cell office:value-type="float" office:value="-1.396801">
                <text:p>-1.3968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739763">
                <text:p>-0.739763</text:p>
              </table:table-cell>
              <table:table-cell office:value-type="float" office:value="-1.354953">
                <text:p>-1.35495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683479">
                <text:p>-0.683479</text:p>
              </table:table-cell>
              <table:table-cell office:value-type="float" office:value="-1.33811">
                <text:p>-1.3381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794576">
                <text:p>-0.794576</text:p>
              </table:table-cell>
              <table:table-cell office:value-type="float" office:value="-1.320019">
                <text:p>-1.32001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19099">
                <text:p>-1.19099</text:p>
              </table:table-cell>
              <table:table-cell office:value-type="float" office:value="-1.354204">
                <text:p>-1.35420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963899">
                <text:p>-0.963899</text:p>
              </table:table-cell>
              <table:table-cell office:value-type="float" office:value="-1.337369">
                <text:p>-1.33736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183663">
                <text:p>1.183663</text:p>
              </table:table-cell>
              <table:table-cell office:value-type="float" office:value="-1.006975">
                <text:p>-1.00697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562856">
                <text:p>-0.562856</text:p>
              </table:table-cell>
              <table:table-cell office:value-type="float" office:value="-0.963578">
                <text:p>-0.96357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45297">
                <text:p>-0.845297</text:p>
              </table:table-cell>
              <table:table-cell office:value-type="float" office:value="-0.979228">
                <text:p>-0.97922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07645">
                <text:p>-0.507645</text:p>
              </table:table-cell>
              <table:table-cell office:value-type="float" office:value="-0.902146">
                <text:p>-0.90214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20552">
                <text:p>3.020552</text:p>
              </table:table-cell>
              <table:table-cell office:value-type="float" office:value="-0.313808">
                <text:p>-0.31380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04563">
                <text:p>1.04563</text:p>
              </table:table-cell>
              <table:table-cell office:value-type="float" office:value="-0.046179">
                <text:p>-0.04617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832481">
                <text:p>-1.832481</text:p>
              </table:table-cell>
              <table:table-cell office:value-type="float" office:value="-0.217798">
                <text:p>-0.21779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882741">
                <text:p>-1.882741</text:p>
              </table:table-cell>
              <table:table-cell office:value-type="float" office:value="-0.38173">
                <text:p>-0.3817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092212">
                <text:p>-1.092212</text:p>
              </table:table-cell>
              <table:table-cell office:value-type="float" office:value="-0.366961">
                <text:p>-0.3669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360854">
                <text:p>-0.360854</text:p>
              </table:table-cell>
              <table:table-cell office:value-type="float" office:value="-0.276455">
                <text:p>-0.27645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642462">
                <text:p>-0.642462</text:p>
              </table:table-cell>
              <table:table-cell office:value-type="float" office:value="-0.549687">
                <text:p>-0.5496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867089">
                <text:p>-0.867089</text:p>
              </table:table-cell>
              <table:table-cell office:value-type="float" office:value="-0.595323">
                <text:p>-0.59532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1.091914">
                <text:p>-1.091914</text:p>
              </table:table-cell>
              <table:table-cell office:value-type="float" office:value="-0.63229">
                <text:p>-0.6322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361518">
                <text:p>-0.361518</text:p>
              </table:table-cell>
              <table:table-cell office:value-type="float" office:value="-1.13668">
                <text:p>-1.1366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304739">
                <text:p>-0.304739</text:p>
              </table:table-cell>
              <table:table-cell office:value-type="float" office:value="-1.634449">
                <text:p>-1.63444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360649">
                <text:p>-0.360649</text:p>
              </table:table-cell>
              <table:table-cell office:value-type="float" office:value="-1.845293">
                <text:p>-1.84529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31432">
                <text:p>-0.231432</text:p>
              </table:table-cell>
              <table:table-cell office:value-type="float" office:value="-1.605676">
                <text:p>-1.6056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153171">
                <text:p>-0.153171</text:p>
              </table:table-cell>
              <table:table-cell office:value-type="float" office:value="-1.345759">
                <text:p>-1.34575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23133">
                <text:p>-0.23133</text:p>
              </table:table-cell>
              <table:table-cell office:value-type="float" office:value="-1.217054">
                <text:p>-1.2170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47609">
                <text:p>0.147609</text:p>
              </table:table-cell>
              <table:table-cell office:value-type="float" office:value="-1.140605">
                <text:p>-1.14060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368955">
                <text:p>-0.368955</text:p>
              </table:table-cell>
              <table:table-cell office:value-type="float" office:value="-1.10007">
                <text:p>-1.100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935705">
                <text:p>-0.935705</text:p>
              </table:table-cell>
              <table:table-cell office:value-type="float" office:value="-1.110309">
                <text:p>-1.11030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920868">
                <text:p>-0.920868</text:p>
              </table:table-cell>
              <table:table-cell office:value-type="float" office:value="-1.085358">
                <text:p>-1.0853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405271">
                <text:p>-0.405271</text:p>
              </table:table-cell>
              <table:table-cell office:value-type="float" office:value="-0.565817">
                <text:p>-0.56581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151">
                <text:p>0.03151</text:p>
              </table:table-cell>
              <table:table-cell office:value-type="float" office:value="-0.515416">
                <text:p>-0.51541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38719">
                <text:p>-0.538719</text:p>
              </table:table-cell>
              <table:table-cell office:value-type="float" office:value="-0.541997">
                <text:p>-0.54199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1.143693">
                <text:p>-1.143693</text:p>
              </table:table-cell>
              <table:table-cell office:value-type="float" office:value="-0.678741">
                <text:p>-0.67874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1.097257">
                <text:p>-1.097257</text:p>
              </table:table-cell>
              <table:table-cell office:value-type="float" office:value="-0.821422">
                <text:p>-0.8214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525827">
                <text:p>-0.525827</text:p>
              </table:table-cell>
              <table:table-cell office:value-type="float" office:value="-0.86497">
                <text:p>-0.864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368708">
                <text:p>-0.368708</text:p>
              </table:table-cell>
              <table:table-cell office:value-type="float" office:value="-0.9423">
                <text:p>-0.942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414913">
                <text:p>-0.414913</text:p>
              </table:table-cell>
              <table:table-cell office:value-type="float" office:value="-0.949129">
                <text:p>-0.94912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409579">
                <text:p>-0.409579</text:p>
              </table:table-cell>
              <table:table-cell office:value-type="float" office:value="-0.870271">
                <text:p>-0.87027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299779">
                <text:p>-0.299779</text:p>
              </table:table-cell>
              <table:table-cell office:value-type="float" office:value="-0.776494">
                <text:p>-0.77649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707813">
                <text:p>-0.707813</text:p>
              </table:table-cell>
              <table:table-cell office:value-type="float" office:value="-0.821668">
                <text:p>-0.82166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93907">
                <text:p>-0.793907</text:p>
              </table:table-cell>
              <table:table-cell office:value-type="float" office:value="-0.946298">
                <text:p>-0.94629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406419">
                <text:p>-0.406419</text:p>
              </table:table-cell>
              <table:table-cell office:value-type="float" office:value="-0.926081">
                <text:p>-0.92608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3.347733">
                <text:p>-3.347733</text:p>
              </table:table-cell>
              <table:table-cell office:value-type="float" office:value="-1.255736">
                <text:p>-1.255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3.606169">
                <text:p>-3.606169</text:p>
              </table:table-cell>
              <table:table-cell office:value-type="float" office:value="-1.634849">
                <text:p>-1.63484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531893">
                <text:p>-2.531893</text:p>
              </table:table-cell>
              <table:table-cell office:value-type="float" office:value="-1.935744">
                <text:p>-1.9357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634696">
                <text:p>-1.634696</text:p>
              </table:table-cell>
              <table:table-cell office:value-type="float" office:value="-2.125979">
                <text:p>-2.12597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90137">
                <text:p>-0.90137</text:p>
              </table:table-cell>
              <table:table-cell office:value-type="float" office:value="-2.201366">
                <text:p>-2.2013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111592">
                <text:p>-0.111592</text:p>
              </table:table-cell>
              <table:table-cell office:value-type="float" office:value="-2.156352">
                <text:p>-2.1563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back_wheel_stats.A2:left_back_wheel_stats.A153 left_back_wheel_stats.G1:left_back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153" chart:label-cell-address="left_back_wheel_stats.G1:left_back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back_wheel_stats.G1:lef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23395">
                <text:p>0.623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1539">
                <text:p>0.4115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5387">
                <text:p>0.255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4025">
                <text:p>0.4540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5196">
                <text:p>0.6451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3598">
                <text:p>0.5735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03217">
                <text:p>0.5032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3034">
                <text:p>0.4830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14445">
                <text:p>0.5144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3601">
                <text:p>0.5636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06556">
                <text:p>0.506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97728">
                <text:p>0.4977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00095">
                <text:p>0.5000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77454">
                <text:p>0.4774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7256">
                <text:p>0.4572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8245">
                <text:p>0.4482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4477">
                <text:p>0.5144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7336">
                <text:p>0.5173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23031">
                <text:p>0.5230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6326">
                <text:p>0.463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5796">
                <text:p>0.4557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25077">
                <text:p>0.5250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38559">
                <text:p>0.5385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9762">
                <text:p>0.5597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00976">
                <text:p>0.5009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17796">
                <text:p>0.51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33101">
                <text:p>0.5331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9168">
                <text:p>0.5591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48335">
                <text:p>0.5483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5634">
                <text:p>0.556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44454">
                <text:p>0.5444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12926">
                <text:p>0.5129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18539">
                <text:p>0.51853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61328">
                <text:p>0.5613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95042">
                <text:p>0.59504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02783">
                <text:p>0.6027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2798">
                <text:p>0.527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8369">
                <text:p>0.5083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53867">
                <text:p>0.5538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40165">
                <text:p>0.6401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55228">
                <text:p>0.6552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00821">
                <text:p>0.6008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31101">
                <text:p>0.5311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8876">
                <text:p>0.49887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0572">
                <text:p>0.5057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21555">
                <text:p>0.5215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9895">
                <text:p>0.5798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4416">
                <text:p>0.55441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75495">
                <text:p>0.4754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80757">
                <text:p>0.48075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11139">
                <text:p>0.5111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03925">
                <text:p>0.6039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13145">
                <text:p>0.6131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31728">
                <text:p>0.5317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05261">
                <text:p>0.50526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46782">
                <text:p>0.54678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20558">
                <text:p>0.6205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8193">
                <text:p>0.5819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77947">
                <text:p>0.5779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36849">
                <text:p>0.5368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26921">
                <text:p>0.5269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1014">
                <text:p>0.5110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64216">
                <text:p>0.4642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66233">
                <text:p>0.4662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5446">
                <text:p>0.5154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40117">
                <text:p>0.5401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10037">
                <text:p>0.5100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76684">
                <text:p>0.4766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3242">
                <text:p>0.5132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86835">
                <text:p>0.5868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616">
                <text:p>0.6261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70833">
                <text:p>0.5708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87703">
                <text:p>0.48770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34854">
                <text:p>0.43485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17661">
                <text:p>0.51766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55289">
                <text:p>0.55528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43891">
                <text:p>0.5438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6754">
                <text:p>0.4675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04931">
                <text:p>0.5049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60071">
                <text:p>0.5600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45787">
                <text:p>0.5457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45882">
                <text:p>0.5458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67929">
                <text:p>0.5679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88305">
                <text:p>0.58830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68704">
                <text:p>0.56870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58607">
                <text:p>0.5586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81037">
                <text:p>0.5810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4302">
                <text:p>0.643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4111">
                <text:p>0.641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74893">
                <text:p>0.5748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55066">
                <text:p>0.5550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49258">
                <text:p>0.54925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2442">
                <text:p>0.6124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96297">
                <text:p>0.59629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79072">
                <text:p>0.5790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6163">
                <text:p>0.5616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90415">
                <text:p>0.5904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1638">
                <text:p>0.58163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46138">
                <text:p>0.54613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7558">
                <text:p>0.4975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39039">
                <text:p>0.53903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46915">
                <text:p>0.5469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70946">
                <text:p>0.57094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46713">
                <text:p>0.54671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16472">
                <text:p>0.5164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36529">
                <text:p>0.53652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62309">
                <text:p>0.5623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49245">
                <text:p>0.54924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68221">
                <text:p>0.76822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9212">
                <text:p>0.26921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20363">
                <text:p>0.3203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73997">
                <text:p>0.47399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26916">
                <text:p>0.42691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49539">
                <text:p>0.24953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06781">
                <text:p>0.30678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17816">
                <text:p>0.317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5018">
                <text:p>0.27501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86263">
                <text:p>0.18626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196729">
                <text:p>0.1967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38203">
                <text:p>0.33820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26969">
                <text:p>0.42696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49768">
                <text:p>0.34976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42793">
                <text:p>0.24279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2154">
                <text:p>0.221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71295">
                <text:p>0.3712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77608">
                <text:p>0.37760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80121">
                <text:p>0.38012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41262">
                <text:p>0.3412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96617">
                <text:p>0.29661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40937">
                <text:p>0.24093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45515">
                <text:p>0.2455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83596">
                <text:p>0.2835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54778">
                <text:p>0.35477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45563">
                <text:p>0.34556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70202">
                <text:p>0.27020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6649">
                <text:p>0.26664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12397">
                <text:p>0.31239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2938">
                <text:p>0.3629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93cm" svg:height="3.134cm" xlink:href=".." xlink:type="simple" chart:class="chart:line" chart:style-name="ch1">
        <chart:legend chart:legend-position="end" svg:x="28.951cm" svg:y="0.803cm" style:legend-expansion="high" chart:style-name="ch2"/>
        <chart:plot-area chart:style-name="ch3" table:cell-range-address="left_back_wheel_stats.A2:left_back_wheel_stats.A153 left_back_wheel_stats.H1:left_back_wheel_stats.J153" chart:data-source-has-labels="both" svg:x="0.647cm" svg:y="0.062cm" svg:width="27.657cm" svg:height="3.01cm">
          <chartooo:coordinate-region svg:x="1.207cm" svg:y="0.25cm" svg:width="27.097cm" svg:height="2.634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H2:left_back_wheel_stats.H153" chart:label-cell-address="left_back_wheel_stats.H1:left_back_wheel_stats.H1" chart:class="chart:line">
            <chart:data-point chart:repeated="152"/>
          </chart:series>
          <chart:series chart:style-name="ch7" chart:values-cell-range-address="left_back_wheel_stats.I2:left_back_wheel_stats.I153" chart:label-cell-address="left_back_wheel_stats.I1:left_back_wheel_stats.I1" chart:class="chart:line">
            <chart:data-point chart:repeated="152"/>
          </chart:series>
          <chart:series chart:style-name="ch8" chart:values-cell-range-address="left_back_wheel_stats.J2:left_back_wheel_stats.J153" chart:label-cell-address="left_back_wheel_stats.J1:left_back_wheel_stats.J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H1:left_back_wheel_stats.H1</svg:desc>
                </draw:g>
              </table:table-cell>
              <table:table-cell office:value-type="string">
                <text:p>Ki*integral</text:p>
                <draw:g>
                  <svg:desc>left_back_wheel_stats.I1:left_back_wheel_stats.I1</svg:desc>
                </draw:g>
              </table:table-cell>
              <table:table-cell office:value-type="string">
                <text:p>Kd*derivative</text:p>
                <draw:g>
                  <svg:desc>left_back_wheel_stats.J1:left_back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153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153</svg:desc>
                </draw:g>
              </table:table-cell>
              <table:table-cell office:value-type="float" office:value="0">
                <text:p>0</text:p>
                <draw:g>
                  <svg:desc>left_back_wheel_stats.J2:left_back_wheel_stats.J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263301">
                <text:p>0.263301</text:p>
              </table:table-cell>
              <table:table-cell office:value-type="float" office:value="0.175236">
                <text:p>0.1752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6986">
                <text:p>0.516986</text:p>
              </table:table-cell>
              <table:table-cell office:value-type="float" office:value="0.340015">
                <text:p>0.340015</text:p>
              </table:table-cell>
              <table:table-cell office:value-type="float" office:value="-0.12503">
                <text:p>-0.125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506519">
                <text:p>-0.506519</text:p>
              </table:table-cell>
              <table:table-cell office:value-type="float" office:value="0.262855">
                <text:p>0.262855</text:p>
              </table:table-cell>
              <table:table-cell office:value-type="float" office:value="-0.100783">
                <text:p>-0.1007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9033">
                <text:p>0.569033</text:p>
              </table:table-cell>
              <table:table-cell office:value-type="float" office:value="0.348022">
                <text:p>0.348022</text:p>
              </table:table-cell>
              <table:table-cell office:value-type="float" office:value="0.107793">
                <text:p>0.1077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41299">
                <text:p>1.641299</text:p>
              </table:table-cell>
              <table:table-cell office:value-type="float" office:value="0.594081">
                <text:p>0.594081</text:p>
              </table:table-cell>
              <table:table-cell office:value-type="float" office:value="0.107286">
                <text:p>0.107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34526">
                <text:p>1.134526</text:p>
              </table:table-cell>
              <table:table-cell office:value-type="float" office:value="0.765034">
                <text:p>0.765034</text:p>
              </table:table-cell>
              <table:table-cell office:value-type="float" office:value="-0.050448">
                <text:p>-0.0504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768">
                <text:p>0.569768</text:p>
              </table:table-cell>
              <table:table-cell office:value-type="float" office:value="0.850593">
                <text:p>0.850593</text:p>
              </table:table-cell>
              <table:table-cell office:value-type="float" office:value="-0.056414">
                <text:p>-0.056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45284">
                <text:p>0.345284</text:p>
              </table:table-cell>
              <table:table-cell office:value-type="float" office:value="0.902106">
                <text:p>0.902106</text:p>
              </table:table-cell>
              <table:table-cell office:value-type="float" office:value="-0.02257">
                <text:p>-0.022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58954">
                <text:p>0.458954</text:p>
              </table:table-cell>
              <table:table-cell office:value-type="float" office:value="0.971039">
                <text:p>0.971039</text:p>
              </table:table-cell>
              <table:table-cell office:value-type="float" office:value="0.011352">
                <text:p>0.0113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4175">
                <text:p>0.684175</text:p>
              </table:table-cell>
              <table:table-cell office:value-type="float" office:value="1.073452">
                <text:p>1.073452</text:p>
              </table:table-cell>
              <table:table-cell office:value-type="float" office:value="0.022569">
                <text:p>0.0225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15946">
                <text:p>0.515946</text:p>
              </table:table-cell>
              <table:table-cell office:value-type="float" office:value="0.887791">
                <text:p>0.887791</text:p>
              </table:table-cell>
              <table:table-cell office:value-type="float" office:value="-0.016769">
                <text:p>-0.0167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3082">
                <text:p>0.453082</text:p>
              </table:table-cell>
              <table:table-cell office:value-type="float" office:value="0.879291">
                <text:p>0.879291</text:p>
              </table:table-cell>
              <table:table-cell office:value-type="float" office:value="-0.006263">
                <text:p>-0.0062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5059">
                <text:p>0.345059</text:p>
              </table:table-cell>
              <table:table-cell office:value-type="float" office:value="1.008177">
                <text:p>1.008177</text:p>
              </table:table-cell>
              <table:table-cell office:value-type="float" office:value="-0.010809">
                <text:p>-0.0108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375">
                <text:p>0.238375</text:p>
              </table:table-cell>
              <table:table-cell office:value-type="float" office:value="0.958671">
                <text:p>0.958671</text:p>
              </table:table-cell>
              <table:table-cell office:value-type="float" office:value="-0.010697">
                <text:p>-0.01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86756">
                <text:p>0.286756</text:p>
              </table:table-cell>
              <table:table-cell office:value-type="float" office:value="0.755516">
                <text:p>0.755516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43101">
                <text:p>0.343101</text:p>
              </table:table-cell>
              <table:table-cell office:value-type="float" office:value="0.636297">
                <text:p>0.636297</text:p>
              </table:table-cell>
              <table:table-cell office:value-type="float" office:value="0.005605">
                <text:p>0.0056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40107">
                <text:p>0.740107</text:p>
              </table:table-cell>
              <table:table-cell office:value-type="float" office:value="0.661761">
                <text:p>0.661761</text:p>
              </table:table-cell>
              <table:table-cell office:value-type="float" office:value="0.039699">
                <text:p>0.0396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9846">
                <text:p>0.739846</text:p>
              </table:table-cell>
              <table:table-cell office:value-type="float" office:value="0.72146">
                <text:p>0.72146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37661">
                <text:p>0.737661</text:p>
              </table:table-cell>
              <table:table-cell office:value-type="float" office:value="0.763092">
                <text:p>0.763092</text:p>
              </table:table-cell>
              <table:table-cell office:value-type="float" office:value="-0.000219">
                <text:p>-0.0002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01436">
                <text:p>0.401436</text:p>
              </table:table-cell>
              <table:table-cell office:value-type="float" office:value="0.720768">
                <text:p>0.720768</text:p>
              </table:table-cell>
              <table:table-cell office:value-type="float" office:value="-0.033694">
                <text:p>-0.0336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4744">
                <text:p>0.34744</text:p>
              </table:table-cell>
              <table:table-cell office:value-type="float" office:value="0.695037">
                <text:p>0.695037</text:p>
              </table:table-cell>
              <table:table-cell office:value-type="float" office:value="-0.005421">
                <text:p>-0.0054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37649">
                <text:p>0.737649</text:p>
              </table:table-cell>
              <table:table-cell office:value-type="float" office:value="0.738234">
                <text:p>0.738234</text:p>
              </table:table-cell>
              <table:table-cell office:value-type="float" office:value="0.038754">
                <text:p>0.0387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6275">
                <text:p>0.796275</text:p>
              </table:table-cell>
              <table:table-cell office:value-type="float" office:value="0.805412">
                <text:p>0.805412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51303">
                <text:p>0.851303</text:p>
              </table:table-cell>
              <table:table-cell office:value-type="float" office:value="0.896906">
                <text:p>0.896906</text:p>
              </table:table-cell>
              <table:table-cell office:value-type="float" office:value="0.005526">
                <text:p>0.0055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63285">
                <text:p>0.463285</text:p>
              </table:table-cell>
              <table:table-cell office:value-type="float" office:value="0.92383">
                <text:p>0.92383</text:p>
              </table:table-cell>
              <table:table-cell office:value-type="float" office:value="-0.038615">
                <text:p>-0.0386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11133">
                <text:p>0.511133</text:p>
              </table:table-cell>
              <table:table-cell office:value-type="float" office:value="0.94851">
                <text:p>0.94851</text:p>
              </table:table-cell>
              <table:table-cell office:value-type="float" office:value="0.004801">
                <text:p>0.0048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26873">
                <text:p>0.626873</text:p>
              </table:table-cell>
              <table:table-cell office:value-type="float" office:value="0.9315">
                <text:p>0.9315</text:p>
              </table:table-cell>
              <table:table-cell office:value-type="float" office:value="0.011576">
                <text:p>0.0115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3721">
                <text:p>0.793721</text:p>
              </table:table-cell>
              <table:table-cell office:value-type="float" office:value="0.939221">
                <text:p>0.939221</text:p>
              </table:table-cell>
              <table:table-cell office:value-type="float" office:value="0.016702">
                <text:p>0.0167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40575">
                <text:p>0.740575</text:p>
              </table:table-cell>
              <table:table-cell office:value-type="float" office:value="0.939705">
                <text:p>0.939705</text:p>
              </table:table-cell>
              <table:table-cell office:value-type="float" office:value="-0.005316">
                <text:p>-0.005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39551">
                <text:p>0.739551</text:p>
              </table:table-cell>
              <table:table-cell office:value-type="float" office:value="0.990695">
                <text:p>0.990695</text:p>
              </table:table-cell>
              <table:table-cell office:value-type="float" office:value="-0.000102">
                <text:p>-0.0001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26873">
                <text:p>0.626873</text:p>
              </table:table-cell>
              <table:table-cell office:value-type="float" office:value="1.032631">
                <text:p>1.032631</text:p>
              </table:table-cell>
              <table:table-cell office:value-type="float" office:value="-0.01129">
                <text:p>-0.011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57648">
                <text:p>0.457648</text:p>
              </table:table-cell>
              <table:table-cell office:value-type="float" office:value="0.990092">
                <text:p>0.990092</text:p>
              </table:table-cell>
              <table:table-cell office:value-type="float" office:value="-0.016867">
                <text:p>-0.0168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15377">
                <text:p>0.515377</text:p>
              </table:table-cell>
              <table:table-cell office:value-type="float" office:value="0.948416">
                <text:p>0.948416</text:p>
              </table:table-cell>
              <table:table-cell office:value-type="float" office:value="0.005779">
                <text:p>0.0057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95757">
                <text:p>0.795757</text:p>
              </table:table-cell>
              <table:table-cell office:value-type="float" office:value="0.940767">
                <text:p>0.940767</text:p>
              </table:table-cell>
              <table:table-cell office:value-type="float" office:value="0.028005">
                <text:p>0.0280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401">
                <text:p>0.96401</text:p>
              </table:table-cell>
              <table:table-cell office:value-type="float" office:value="1.01617">
                <text:p>1.01617</text:p>
              </table:table-cell>
              <table:table-cell office:value-type="float" office:value="0.016752">
                <text:p>0.01675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6602">
                <text:p>0.96602</text:p>
              </table:table-cell>
              <table:table-cell office:value-type="float" office:value="1.084074">
                <text:p>1.084074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12823">
                <text:p>0.512823</text:p>
              </table:table-cell>
              <table:table-cell office:value-type="float" office:value="1.067085">
                <text:p>1.067085</text:p>
              </table:table-cell>
              <table:table-cell office:value-type="float" office:value="-0.045261">
                <text:p>-0.045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2251">
                <text:p>0.402251</text:p>
              </table:table-cell>
              <table:table-cell office:value-type="float" office:value="1.008302">
                <text:p>1.008302</text:p>
              </table:table-cell>
              <table:table-cell office:value-type="float" office:value="-0.011092">
                <text:p>-0.0110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84824">
                <text:p>0.684824</text:p>
              </table:table-cell>
              <table:table-cell office:value-type="float" office:value="1.000037">
                <text:p>1.000037</text:p>
              </table:table-cell>
              <table:table-cell office:value-type="float" office:value="0.02824">
                <text:p>0.028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90011">
                <text:p>1.190011</text:p>
              </table:table-cell>
              <table:table-cell office:value-type="float" office:value="1.067452">
                <text:p>1.067452</text:p>
              </table:table-cell>
              <table:table-cell office:value-type="float" office:value="0.050521">
                <text:p>0.0505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45606">
                <text:p>1.245606</text:p>
              </table:table-cell>
              <table:table-cell office:value-type="float" office:value="1.160664">
                <text:p>1.160664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54812">
                <text:p>0.854812</text:p>
              </table:table-cell>
              <table:table-cell office:value-type="float" office:value="1.220802">
                <text:p>1.220802</text:p>
              </table:table-cell>
              <table:table-cell office:value-type="float" office:value="-0.038841">
                <text:p>-0.0388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98771">
                <text:p>0.398771</text:p>
              </table:table-cell>
              <table:table-cell office:value-type="float" office:value="1.203166">
                <text:p>1.203166</text:p>
              </table:table-cell>
              <table:table-cell office:value-type="float" office:value="-0.045775">
                <text:p>-0.0457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2051">
                <text:p>0.232051</text:p>
              </table:table-cell>
              <table:table-cell office:value-type="float" office:value="1.118586">
                <text:p>1.118586</text:p>
              </table:table-cell>
              <table:table-cell office:value-type="float" office:value="-0.016616">
                <text:p>-0.0166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45049">
                <text:p>0.345049</text:p>
              </table:table-cell>
              <table:table-cell office:value-type="float" office:value="1.024776">
                <text:p>1.024776</text:p>
              </table:table-cell>
              <table:table-cell office:value-type="float" office:value="0.011373">
                <text:p>0.0113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15315">
                <text:p>0.515315</text:p>
              </table:table-cell>
              <table:table-cell office:value-type="float" office:value="0.95809">
                <text:p>0.95809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51049">
                <text:p>0.851049</text:p>
              </table:table-cell>
              <table:table-cell office:value-type="float" office:value="1.007602">
                <text:p>1.007602</text:p>
              </table:table-cell>
              <table:table-cell office:value-type="float" office:value="0.033871">
                <text:p>0.0338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83298">
                <text:p>0.683298</text:p>
              </table:table-cell>
              <table:table-cell office:value-type="float" office:value="1.0503">
                <text:p>1.0503</text:p>
              </table:table-cell>
              <table:table-cell office:value-type="float" office:value="-0.016717">
                <text:p>-0.0167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3471">
                <text:p>0.23471</text:p>
              </table:table-cell>
              <table:table-cell office:value-type="float" office:value="0.982843">
                <text:p>0.982843</text:p>
              </table:table-cell>
              <table:table-cell office:value-type="float" office:value="-0.044705">
                <text:p>-0.0447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2801">
                <text:p>0.342801</text:p>
              </table:table-cell>
              <table:table-cell office:value-type="float" office:value="0.85544">
                <text:p>0.85544</text:p>
              </table:table-cell>
              <table:table-cell office:value-type="float" office:value="0.010879">
                <text:p>0.0108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727">
                <text:p>0.62727</text:p>
              </table:table-cell>
              <table:table-cell office:value-type="float" office:value="0.763">
                <text:p>0.763</text:p>
              </table:table-cell>
              <table:table-cell office:value-type="float" office:value="0.028288">
                <text:p>0.0282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89964">
                <text:p>1.189964</text:p>
              </table:table-cell>
              <table:table-cell office:value-type="float" office:value="0.811678">
                <text:p>0.811678</text:p>
              </table:table-cell>
              <table:table-cell office:value-type="float" office:value="0.056525">
                <text:p>0.0565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90664">
                <text:p>1.190664</text:p>
              </table:table-cell>
              <table:table-cell office:value-type="float" office:value="0.930995">
                <text:p>0.930995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26808">
                <text:p>0.626808</text:p>
              </table:table-cell>
              <table:table-cell office:value-type="float" office:value="0.990075">
                <text:p>0.990075</text:p>
              </table:table-cell>
              <table:table-cell office:value-type="float" office:value="-0.056395">
                <text:p>-0.0563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01098">
                <text:p>0.401098</text:p>
              </table:table-cell>
              <table:table-cell office:value-type="float" office:value="0.999323">
                <text:p>0.999323</text:p>
              </table:table-cell>
              <table:table-cell office:value-type="float" office:value="-0.022383">
                <text:p>-0.0223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26279">
                <text:p>0.626279</text:p>
              </table:table-cell>
              <table:table-cell office:value-type="float" office:value="1.015411">
                <text:p>1.015411</text:p>
              </table:table-cell>
              <table:table-cell office:value-type="float" office:value="0.022571">
                <text:p>0.0225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077493">
                <text:p>1.077493</text:p>
              </table:table-cell>
              <table:table-cell office:value-type="float" office:value="1.050102">
                <text:p>1.050102</text:p>
              </table:table-cell>
              <table:table-cell office:value-type="float" office:value="0.045233">
                <text:p>0.0452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5396">
                <text:p>0.85396</text:p>
              </table:table-cell>
              <table:table-cell office:value-type="float" office:value="1.075005">
                <text:p>1.075005</text:p>
              </table:table-cell>
              <table:table-cell office:value-type="float" office:value="-0.022413">
                <text:p>-0.0224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39795">
                <text:p>0.739795</text:p>
              </table:table-cell>
              <table:table-cell office:value-type="float" office:value="1.150707">
                <text:p>1.150707</text:p>
              </table:table-cell>
              <table:table-cell office:value-type="float" office:value="-0.01141">
                <text:p>-0.01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56385">
                <text:p>0.456385</text:p>
              </table:table-cell>
              <table:table-cell office:value-type="float" office:value="1.167842">
                <text:p>1.167842</text:p>
              </table:table-cell>
              <table:table-cell office:value-type="float" office:value="-0.028437">
                <text:p>-0.02843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99654">
                <text:p>0.399654</text:p>
              </table:table-cell>
              <table:table-cell office:value-type="float" office:value="1.133348">
                <text:p>1.133348</text:p>
              </table:table-cell>
              <table:table-cell office:value-type="float" office:value="-0.005657">
                <text:p>-0.0056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01775">
                <text:p>0.401775</text:p>
              </table:table-cell>
              <table:table-cell office:value-type="float" office:value="1.015706">
                <text:p>1.015706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38602">
                <text:p>0.238602</text:p>
              </table:table-cell>
              <table:table-cell office:value-type="float" office:value="0.872741">
                <text:p>0.872741</text:p>
              </table:table-cell>
              <table:table-cell office:value-type="float" office:value="-0.016247">
                <text:p>-0.01624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83488">
                <text:p>0.283488</text:p>
              </table:table-cell>
              <table:table-cell office:value-type="float" office:value="0.820995">
                <text:p>0.820995</text:p>
              </table:table-cell>
              <table:table-cell office:value-type="float" office:value="0.004516">
                <text:p>0.0045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72768">
                <text:p>0.572768</text:p>
              </table:table-cell>
              <table:table-cell office:value-type="float" office:value="0.846704">
                <text:p>0.846704</text:p>
              </table:table-cell>
              <table:table-cell office:value-type="float" office:value="0.028773">
                <text:p>0.02877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37591">
                <text:p>0.737591</text:p>
              </table:table-cell>
              <table:table-cell office:value-type="float" office:value="0.864346">
                <text:p>0.864346</text:p>
              </table:table-cell>
              <table:table-cell office:value-type="float" office:value="0.016375">
                <text:p>0.01637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26106">
                <text:p>0.626106</text:p>
              </table:table-cell>
              <table:table-cell office:value-type="float" office:value="0.796111">
                <text:p>0.796111</text:p>
              </table:table-cell>
              <table:table-cell office:value-type="float" office:value="-0.011259">
                <text:p>-0.0112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60171">
                <text:p>0.460171</text:p>
              </table:table-cell>
              <table:table-cell office:value-type="float" office:value="0.73745">
                <text:p>0.73745</text:p>
              </table:table-cell>
              <table:table-cell office:value-type="float" office:value="-0.016578">
                <text:p>-0.01657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81775">
                <text:p>0.681775</text:p>
              </table:table-cell>
              <table:table-cell office:value-type="float" office:value="0.729238">
                <text:p>0.729238</text:p>
              </table:table-cell>
              <table:table-cell office:value-type="float" office:value="0.022042">
                <text:p>0.0220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078256">
                <text:p>1.078256</text:p>
              </table:table-cell>
              <table:table-cell office:value-type="float" office:value="0.82236">
                <text:p>0.82236</text:p>
              </table:table-cell>
              <table:table-cell office:value-type="float" office:value="0.039744">
                <text:p>0.0397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246034">
                <text:p>1.246034</text:p>
              </table:table-cell>
              <table:table-cell office:value-type="float" office:value="0.948586">
                <text:p>0.948586</text:p>
              </table:table-cell>
              <table:table-cell office:value-type="float" office:value="0.016828">
                <text:p>0.0168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52474">
                <text:p>0.852474</text:p>
              </table:table-cell>
              <table:table-cell office:value-type="float" office:value="1.01681">
                <text:p>1.01681</text:p>
              </table:table-cell>
              <table:table-cell office:value-type="float" office:value="-0.039234">
                <text:p>-0.0392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89238">
                <text:p>0.289238</text:p>
              </table:table-cell>
              <table:table-cell office:value-type="float" office:value="1.024179">
                <text:p>1.024179</text:p>
              </table:table-cell>
              <table:table-cell office:value-type="float" office:value="-0.056417">
                <text:p>-0.0564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48443">
                <text:p>-0.048443</text:p>
              </table:table-cell>
              <table:table-cell office:value-type="float" office:value="0.974583">
                <text:p>0.974583</text:p>
              </table:table-cell>
              <table:table-cell office:value-type="float" office:value="-0.033448">
                <text:p>-0.0334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56515">
                <text:p>0.456515</text:p>
              </table:table-cell>
              <table:table-cell office:value-type="float" office:value="0.95598">
                <text:p>0.95598</text:p>
              </table:table-cell>
              <table:table-cell office:value-type="float" office:value="0.051019">
                <text:p>0.0510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39246">
                <text:p>0.739246</text:p>
              </table:table-cell>
              <table:table-cell office:value-type="float" office:value="0.955344">
                <text:p>0.955344</text:p>
              </table:table-cell>
              <table:table-cell office:value-type="float" office:value="0.028314">
                <text:p>0.02831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84219">
                <text:p>0.684219</text:p>
              </table:table-cell>
              <table:table-cell office:value-type="float" office:value="0.965585">
                <text:p>0.965585</text:p>
              </table:table-cell>
              <table:table-cell office:value-type="float" office:value="-0.005471">
                <text:p>-0.0054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32113">
                <text:p>0.232113</text:p>
              </table:table-cell>
              <table:table-cell office:value-type="float" office:value="0.931222">
                <text:p>0.931222</text:p>
              </table:table-cell>
              <table:table-cell office:value-type="float" office:value="-0.045327">
                <text:p>-0.04532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56413">
                <text:p>0.456413</text:p>
              </table:table-cell>
              <table:table-cell office:value-type="float" office:value="0.89695">
                <text:p>0.89695</text:p>
              </table:table-cell>
              <table:table-cell office:value-type="float" office:value="0.022403">
                <text:p>0.02240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52521">
                <text:p>0.852521</text:p>
              </table:table-cell>
              <table:table-cell office:value-type="float" office:value="0.863851">
                <text:p>0.863851</text:p>
              </table:table-cell>
              <table:table-cell office:value-type="float" office:value="0.039497">
                <text:p>0.03949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52693">
                <text:p>0.852693</text:p>
              </table:table-cell>
              <table:table-cell office:value-type="float" office:value="0.804688">
                <text:p>0.804688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53051">
                <text:p>0.853051</text:p>
              </table:table-cell>
              <table:table-cell office:value-type="float" office:value="0.80497">
                <text:p>0.80497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07084">
                <text:p>0.907084</text:p>
              </table:table-cell>
              <table:table-cell office:value-type="float" office:value="0.897541">
                <text:p>0.897541</text:p>
              </table:table-cell>
              <table:table-cell office:value-type="float" office:value="0.00541">
                <text:p>0.005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09065">
                <text:p>0.909065</text:p>
              </table:table-cell>
              <table:table-cell office:value-type="float" office:value="1.041235">
                <text:p>1.041235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4606">
                <text:p>0.74606</text:p>
              </table:table-cell>
              <table:table-cell office:value-type="float" office:value="1.085585">
                <text:p>1.085585</text:p>
              </table:table-cell>
              <table:table-cell office:value-type="float" office:value="-0.016269">
                <text:p>-0.0162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76642">
                <text:p>0.676642</text:p>
              </table:table-cell>
              <table:table-cell office:value-type="float" office:value="1.076091">
                <text:p>1.076091</text:p>
              </table:table-cell>
              <table:table-cell office:value-type="float" office:value="-0.00696">
                <text:p>-0.006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96275">
                <text:p>0.796275</text:p>
              </table:table-cell>
              <table:table-cell office:value-type="float" office:value="1.092142">
                <text:p>1.092142</text:p>
              </table:table-cell>
              <table:table-cell office:value-type="float" office:value="0.011979">
                <text:p>0.0119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80283">
                <text:p>1.080283</text:p>
              </table:table-cell>
              <table:table-cell office:value-type="float" office:value="1.218884">
                <text:p>1.218884</text:p>
              </table:table-cell>
              <table:table-cell office:value-type="float" office:value="0.028502">
                <text:p>0.0285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017255">
                <text:p>1.017255</text:p>
              </table:table-cell>
              <table:table-cell office:value-type="float" office:value="1.303528">
                <text:p>1.303528</text:p>
              </table:table-cell>
              <table:table-cell office:value-type="float" office:value="-0.006278">
                <text:p>-0.0062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2782">
                <text:p>0.62782</text:p>
              </table:table-cell>
              <table:table-cell office:value-type="float" office:value="1.26925">
                <text:p>1.26925</text:p>
              </table:table-cell>
              <table:table-cell office:value-type="float" office:value="-0.039027">
                <text:p>-0.0390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13865">
                <text:p>0.513865</text:p>
              </table:table-cell>
              <table:table-cell office:value-type="float" office:value="1.218924">
                <text:p>1.218924</text:p>
              </table:table-cell>
              <table:table-cell office:value-type="float" office:value="-0.011428">
                <text:p>-0.0114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1362">
                <text:p>0.51362</text:p>
              </table:table-cell>
              <table:table-cell office:value-type="float" office:value="1.16773">
                <text:p>1.16773</text:p>
              </table:table-cell>
              <table:table-cell office:value-type="float" office:value="-0.000024">
                <text:p>-0.0000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09132">
                <text:p>0.909132</text:p>
              </table:table-cell>
              <table:table-cell office:value-type="float" office:value="1.168187">
                <text:p>1.168187</text:p>
              </table:table-cell>
              <table:table-cell office:value-type="float" office:value="0.039559">
                <text:p>0.03955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51818">
                <text:p>0.851818</text:p>
              </table:table-cell>
              <table:table-cell office:value-type="float" office:value="1.159506">
                <text:p>1.159506</text:p>
              </table:table-cell>
              <table:table-cell office:value-type="float" office:value="-0.005736">
                <text:p>-0.00573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39589">
                <text:p>0.739589</text:p>
              </table:table-cell>
              <table:table-cell office:value-type="float" office:value="1.158464">
                <text:p>1.158464</text:p>
              </table:table-cell>
              <table:table-cell office:value-type="float" office:value="-0.011208">
                <text:p>-0.01120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26513">
                <text:p>0.626513</text:p>
              </table:table-cell>
              <table:table-cell office:value-type="float" office:value="1.151385">
                <text:p>1.151385</text:p>
              </table:table-cell>
              <table:table-cell office:value-type="float" office:value="-0.011286">
                <text:p>-0.0112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96514">
                <text:p>0.796514</text:p>
              </table:table-cell>
              <table:table-cell office:value-type="float" office:value="1.151518">
                <text:p>1.151518</text:p>
              </table:table-cell>
              <table:table-cell office:value-type="float" office:value="0.017009">
                <text:p>0.017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5345">
                <text:p>0.795345</text:p>
              </table:table-cell>
              <table:table-cell office:value-type="float" office:value="1.109309">
                <text:p>1.109309</text:p>
              </table:table-cell>
              <table:table-cell office:value-type="float" office:value="-0.000117">
                <text:p>-0.00011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26445">
                <text:p>0.626445</text:p>
              </table:table-cell>
              <table:table-cell office:value-type="float" office:value="1.050236">
                <text:p>1.050236</text:p>
              </table:table-cell>
              <table:table-cell office:value-type="float" office:value="-0.016863">
                <text:p>-0.01686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5129">
                <text:p>0.345129</text:p>
              </table:table-cell>
              <table:table-cell office:value-type="float" office:value="1.007972">
                <text:p>1.007972</text:p>
              </table:table-cell>
              <table:table-cell office:value-type="float" office:value="-0.028165">
                <text:p>-0.02816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1198">
                <text:p>0.571198</text:p>
              </table:table-cell>
              <table:table-cell office:value-type="float" office:value="1.017183">
                <text:p>1.017183</text:p>
              </table:table-cell>
              <table:table-cell office:value-type="float" office:value="0.022504">
                <text:p>0.02250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26176">
                <text:p>0.626176</text:p>
              </table:table-cell>
              <table:table-cell office:value-type="float" office:value="1.033486">
                <text:p>1.033486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97039">
                <text:p>0.797039</text:p>
              </table:table-cell>
              <table:table-cell office:value-type="float" office:value="1.016708">
                <text:p>1.016708</text:p>
              </table:table-cell>
              <table:table-cell office:value-type="float" office:value="0.017085">
                <text:p>0.0170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83426">
                <text:p>0.683426</text:p>
              </table:table-cell>
              <table:table-cell office:value-type="float" office:value="0.991704">
                <text:p>0.991704</text:p>
              </table:table-cell>
              <table:table-cell office:value-type="float" office:value="-0.011344">
                <text:p>-0.01134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14474">
                <text:p>0.514474</text:p>
              </table:table-cell>
              <table:table-cell office:value-type="float" office:value="0.95775">
                <text:p>0.95775</text:p>
              </table:table-cell>
              <table:table-cell office:value-type="float" office:value="-0.016904">
                <text:p>-0.01690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25293">
                <text:p>0.625293</text:p>
              </table:table-cell>
              <table:table-cell office:value-type="float" office:value="0.957179">
                <text:p>0.957179</text:p>
              </table:table-cell>
              <table:table-cell office:value-type="float" office:value="0.011107">
                <text:p>0.01110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96991">
                <text:p>0.796991</text:p>
              </table:table-cell>
              <table:table-cell office:value-type="float" office:value="0.957101">
                <text:p>0.95710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382">
                <text:p>0.7382</text:p>
              </table:table-cell>
              <table:table-cell office:value-type="float" office:value="0.948902">
                <text:p>0.948902</text:p>
              </table:table-cell>
              <table:table-cell office:value-type="float" office:value="-0.005862">
                <text:p>-0.00586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1.183663">
                <text:p>-1.183663</text:p>
              </table:table-cell>
              <table:table-cell office:value-type="float" office:value="0.678016">
                <text:p>0.678016</text:p>
              </table:table-cell>
              <table:table-cell office:value-type="float" office:value="-0.193034">
                <text:p>-0.1930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619142">
                <text:p>-0.619142</text:p>
              </table:table-cell>
              <table:table-cell office:value-type="float" office:value="0.533658">
                <text:p>0.533658</text:p>
              </table:table-cell>
              <table:table-cell office:value-type="float" office:value="0.056586">
                <text:p>0.05658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45297">
                <text:p>-0.845297</text:p>
              </table:table-cell>
              <table:table-cell office:value-type="float" office:value="0.320979">
                <text:p>0.320979</text:p>
              </table:table-cell>
              <table:table-cell office:value-type="float" office:value="-0.022649">
                <text:p>-0.02264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6405">
                <text:p>-0.56405</text:p>
              </table:table-cell>
              <table:table-cell office:value-type="float" office:value="0.142564">
                <text:p>0.142564</text:p>
              </table:table-cell>
              <table:table-cell office:value-type="float" office:value="0.028076">
                <text:p>0.0280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20552">
                <text:p>3.020552</text:p>
              </table:table-cell>
              <table:table-cell office:value-type="float" office:value="0.475928">
                <text:p>0.475928</text:p>
              </table:table-cell>
              <table:table-cell office:value-type="float" office:value="0.358582">
                <text:p>0.3585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440604">
                <text:p>1.440604</text:p>
              </table:table-cell>
              <table:table-cell office:value-type="float" office:value="0.586874">
                <text:p>0.586874</text:p>
              </table:table-cell>
              <table:table-cell office:value-type="float" office:value="-0.159823">
                <text:p>-0.1598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.550331">
                <text:p>-1.550331</text:p>
              </table:table-cell>
              <table:table-cell office:value-type="float" office:value="0.277169">
                <text:p>0.277169</text:p>
              </table:table-cell>
              <table:table-cell office:value-type="float" office:value="-0.299058">
                <text:p>-0.2990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615419">
                <text:p>-2.615419</text:p>
              </table:table-cell>
              <table:table-cell office:value-type="float" office:value="-0.20706">
                <text:p>-0.20706</text:p>
              </table:table-cell>
              <table:table-cell office:value-type="float" office:value="-0.106963">
                <text:p>-0.10696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923194">
                <text:p>-0.923194</text:p>
              </table:table-cell>
              <table:table-cell office:value-type="float" office:value="-0.465224">
                <text:p>-0.465224</text:p>
              </table:table-cell>
              <table:table-cell office:value-type="float" office:value="0.168799">
                <text:p>0.1687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9073">
                <text:p>0.259073</text:p>
              </table:table-cell>
              <table:table-cell office:value-type="float" office:value="-0.537211">
                <text:p>-0.537211</text:p>
              </table:table-cell>
              <table:table-cell office:value-type="float" office:value="0.117582">
                <text:p>0.11758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078919">
                <text:p>-0.078919</text:p>
              </table:table-cell>
              <table:table-cell office:value-type="float" office:value="-0.372222">
                <text:p>-0.372222</text:p>
              </table:table-cell>
              <table:table-cell office:value-type="float" office:value="-0.033963">
                <text:p>-0.03396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148804">
                <text:p>-1.148804</text:p>
              </table:table-cell>
              <table:table-cell office:value-type="float" office:value="-0.452303">
                <text:p>-0.452303</text:p>
              </table:table-cell>
              <table:table-cell office:value-type="float" office:value="-0.106733">
                <text:p>-0.1067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361518">
                <text:p>-0.361518</text:p>
              </table:table-cell>
              <table:table-cell office:value-type="float" office:value="-0.958475">
                <text:p>-0.958475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361518">
                <text:p>-0.361518</text:p>
              </table:table-cell>
              <table:table-cell office:value-type="float" office:value="-0.875655">
                <text:p>-0.8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92017">
                <text:p>-0.192017</text:p>
              </table:table-cell>
              <table:table-cell office:value-type="float" office:value="-1.357229">
                <text:p>-1.357229</text:p>
              </table:table-cell>
              <table:table-cell office:value-type="float" office:value="0.017043">
                <text:p>0.01704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473356">
                <text:p>-0.473356</text:p>
              </table:table-cell>
              <table:table-cell office:value-type="float" office:value="-1.642969">
                <text:p>-1.642969</text:p>
              </table:table-cell>
              <table:table-cell office:value-type="float" office:value="-0.027698">
                <text:p>-0.0276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567875">
                <text:p>-0.567875</text:p>
              </table:table-cell>
              <table:table-cell office:value-type="float" office:value="-1.494426">
                <text:p>-1.494426</text:p>
              </table:table-cell>
              <table:table-cell office:value-type="float" office:value="-0.009581">
                <text:p>-0.0095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039835">
                <text:p>-0.039835</text:p>
              </table:table-cell>
              <table:table-cell office:value-type="float" office:value="-1.109741">
                <text:p>-1.109741</text:p>
              </table:table-cell>
              <table:table-cell office:value-type="float" office:value="0.052934">
                <text:p>0.0529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85463">
                <text:p>0.385463</text:p>
              </table:table-cell>
              <table:table-cell office:value-type="float" office:value="-0.911801">
                <text:p>-0.911801</text:p>
              </table:table-cell>
              <table:table-cell office:value-type="float" office:value="0.041598">
                <text:p>0.0415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2139">
                <text:p>-0.02139</text:p>
              </table:table-cell>
              <table:table-cell office:value-type="float" office:value="-0.954019">
                <text:p>-0.954019</text:p>
              </table:table-cell>
              <table:table-cell office:value-type="float" office:value="-0.041511">
                <text:p>-0.04151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651404">
                <text:p>-0.651404</text:p>
              </table:table-cell>
              <table:table-cell office:value-type="float" office:value="-1.039915">
                <text:p>-1.039915</text:p>
              </table:table-cell>
              <table:table-cell office:value-type="float" office:value="-0.063023">
                <text:p>-0.0630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879189">
                <text:p>-0.879189</text:p>
              </table:table-cell>
              <table:table-cell office:value-type="float" office:value="-0.998842">
                <text:p>-0.998842</text:p>
              </table:table-cell>
              <table:table-cell office:value-type="float" office:value="-0.022816">
                <text:p>-0.02281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470413">
                <text:p>-0.470413</text:p>
              </table:table-cell>
              <table:table-cell office:value-type="float" office:value="-0.438131">
                <text:p>-0.438131</text:p>
              </table:table-cell>
              <table:table-cell office:value-type="float" office:value="0.040023">
                <text:p>0.0400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349107">
                <text:p>-0.349107</text:p>
              </table:table-cell>
              <table:table-cell office:value-type="float" office:value="-0.48813">
                <text:p>-0.48813</text:p>
              </table:table-cell>
              <table:table-cell office:value-type="float" office:value="0.012232">
                <text:p>0.0122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306869">
                <text:p>-0.306869</text:p>
              </table:table-cell>
              <table:table-cell office:value-type="float" office:value="-0.505078">
                <text:p>-0.505078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38719">
                <text:p>-0.538719</text:p>
              </table:table-cell>
              <table:table-cell office:value-type="float" office:value="-0.513604">
                <text:p>-0.513604</text:p>
              </table:table-cell>
              <table:table-cell office:value-type="float" office:value="-0.023231">
                <text:p>-0.02323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806044">
                <text:p>-0.806044</text:p>
              </table:table-cell>
              <table:table-cell office:value-type="float" office:value="-0.55055">
                <text:p>-0.55055</text:p>
              </table:table-cell>
              <table:table-cell office:value-type="float" office:value="-0.026716">
                <text:p>-0.02671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1.04085">
                <text:p>-1.04085</text:p>
              </table:table-cell>
              <table:table-cell office:value-type="float" office:value="-0.70317">
                <text:p>-0.70317</text:p>
              </table:table-cell>
              <table:table-cell office:value-type="float" office:value="-0.023117">
                <text:p>-0.0231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863585">
                <text:p>-0.863585</text:p>
              </table:table-cell>
              <table:table-cell office:value-type="float" office:value="-0.889973">
                <text:p>-0.889973</text:p>
              </table:table-cell>
              <table:table-cell office:value-type="float" office:value="0.017983">
                <text:p>0.0179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538166">
                <text:p>-0.538166</text:p>
              </table:table-cell>
              <table:table-cell office:value-type="float" office:value="-0.967476">
                <text:p>-0.967476</text:p>
              </table:table-cell>
              <table:table-cell office:value-type="float" office:value="0.032573">
                <text:p>0.0325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33313">
                <text:p>-0.133313</text:p>
              </table:table-cell>
              <table:table-cell office:value-type="float" office:value="-0.889715">
                <text:p>-0.889715</text:p>
              </table:table-cell>
              <table:table-cell office:value-type="float" office:value="0.04065">
                <text:p>0.0406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240878">
                <text:p>-0.240878</text:p>
              </table:table-cell>
              <table:table-cell office:value-type="float" office:value="-0.794309">
                <text:p>-0.794309</text:p>
              </table:table-cell>
              <table:table-cell office:value-type="float" office:value="-0.01072">
                <text:p>-0.0107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693727">
                <text:p>-0.693727</text:p>
              </table:table-cell>
              <table:table-cell office:value-type="float" office:value="-0.826448">
                <text:p>-0.826448</text:p>
              </table:table-cell>
              <table:table-cell office:value-type="float" office:value="-0.04522">
                <text:p>-0.045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707813">
                <text:p>-0.707813</text:p>
              </table:table-cell>
              <table:table-cell office:value-type="float" office:value="-0.880669">
                <text:p>-0.880669</text:p>
              </table:table-cell>
              <table:table-cell office:value-type="float" office:value="-0.001409">
                <text:p>-0.00140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406823">
                <text:p>-0.406823</text:p>
              </table:table-cell>
              <table:table-cell office:value-type="float" office:value="-0.897249">
                <text:p>-0.897249</text:p>
              </table:table-cell>
              <table:table-cell office:value-type="float" office:value="0.029542">
                <text:p>0.02954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120899">
                <text:p>-0.120899</text:p>
              </table:table-cell>
              <table:table-cell office:value-type="float" office:value="-0.834387">
                <text:p>-0.834387</text:p>
              </table:table-cell>
              <table:table-cell office:value-type="float" office:value="0.029153">
                <text:p>0.0291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3.461215">
                <text:p>-3.461215</text:p>
              </table:table-cell>
              <table:table-cell office:value-type="float" office:value="-1.230716">
                <text:p>-1.230716</text:p>
              </table:table-cell>
              <table:table-cell office:value-type="float" office:value="-0.335241">
                <text:p>-0.33524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3.718862">
                <text:p>-3.718862</text:p>
              </table:table-cell>
              <table:table-cell office:value-type="float" office:value="-1.635442">
                <text:p>-1.635442</text:p>
              </table:table-cell>
              <table:table-cell office:value-type="float" office:value="-0.025514">
                <text:p>-0.02551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531893">
                <text:p>-2.531893</text:p>
              </table:table-cell>
              <table:table-cell office:value-type="float" office:value="-1.888312">
                <text:p>-1.888312</text:p>
              </table:table-cell>
              <table:table-cell office:value-type="float" office:value="0.118455">
                <text:p>0.1184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521958">
                <text:p>-1.521958</text:p>
              </table:table-cell>
              <table:table-cell office:value-type="float" office:value="-2.036883">
                <text:p>-2.036883</text:p>
              </table:table-cell>
              <table:table-cell office:value-type="float" office:value="0.100586">
                <text:p>0.10058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732363">
                <text:p>-0.732363</text:p>
              </table:table-cell>
              <table:table-cell office:value-type="float" office:value="-2.129066">
                <text:p>-2.129066</text:p>
              </table:table-cell>
              <table:table-cell office:value-type="float" office:value="0.077379">
                <text:p>0.0773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111592">
                <text:p>-0.111592</text:p>
              </table:table-cell>
              <table:table-cell office:value-type="float" office:value="-2.109206">
                <text:p>-2.109206</text:p>
              </table:table-cell>
              <table:table-cell office:value-type="float" office:value="0.063384">
                <text:p>0.063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left_front_wheel_stats.A2:left_front_wheel_stats.A153 left_front_wheel_stats.D1:left_front_wheel_stats.F153" chart:data-source-has-labels="both" svg:x="0.73cm" svg:y="0.136cm" svg:width="27.604cm" svg:height="6.561cm">
          <chartooo:coordinate-region svg:x="1.18cm" svg:y="0.261cm" svg:width="27.154cm" svg:height="5.435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153" chart:label-cell-address="left_front_wheel_stats.D1:left_front_wheel_stats.D1" chart:class="chart:line">
            <chart:data-point chart:repeated="152"/>
          </chart:series>
          <chart:series chart:style-name="ch7" chart:values-cell-range-address="left_front_wheel_stats.E2:left_front_wheel_stats.E153" chart:label-cell-address="left_front_wheel_stats.E1:left_front_wheel_stats.E1" chart:class="chart:line">
            <chart:data-point chart:repeated="152"/>
          </chart:series>
          <chart:series chart:style-name="ch8" chart:values-cell-range-address="left_front_wheel_stats.F2:left_front_wheel_stats.F153" chart:label-cell-address="left_front_wheel_stats.F1:lef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153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153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3.946242">
                <text:p>3.9462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0.899535">
                <text:p>0.899535</text:p>
              </table:table-cell>
              <table:table-cell office:value-type="float" office:value="2.90739">
                <text:p>2.907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2.429892">
                <text:p>2.429892</text:p>
              </table:table-cell>
              <table:table-cell office:value-type="float" office:value="1.214248">
                <text:p>1.2142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0.733456">
                <text:p>0.733456</text:p>
              </table:table-cell>
              <table:table-cell office:value-type="float" office:value="3.38417">
                <text:p>3.384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369">
                <text:p>0.281369</text:p>
              </table:table-cell>
              <table:table-cell office:value-type="float" office:value="3.932087">
                <text:p>3.932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811">
                <text:p>0.337811</text:p>
              </table:table-cell>
              <table:table-cell office:value-type="float" office:value="4.038187">
                <text:p>4.0381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7694">
                <text:p>1.127694</text:p>
              </table:table-cell>
              <table:table-cell office:value-type="float" office:value="3.269089">
                <text:p>3.2690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85">
                <text:p>1.12685</text:p>
              </table:table-cell>
              <table:table-cell office:value-type="float" office:value="3.442465">
                <text:p>3.4424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694">
                <text:p>1.069694</text:p>
              </table:table-cell>
              <table:table-cell office:value-type="float" office:value="3.607983">
                <text:p>3.6079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671">
                <text:p>1.069671</text:p>
              </table:table-cell>
              <table:table-cell office:value-type="float" office:value="3.704735">
                <text:p>3.7047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827">
                <text:p>1.012827</text:p>
              </table:table-cell>
              <table:table-cell office:value-type="float" office:value="3.615394">
                <text:p>3.6153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1.300764">
                <text:p>1.300764</text:p>
              </table:table-cell>
              <table:table-cell office:value-type="float" office:value="3.234466">
                <text:p>3.2344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733">
                <text:p>1.239733</text:p>
              </table:table-cell>
              <table:table-cell office:value-type="float" office:value="3.510135">
                <text:p>3.5101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290956">
                <text:p>1.290956</text:p>
              </table:table-cell>
              <table:table-cell office:value-type="float" office:value="3.364416">
                <text:p>3.3644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1.297811">
                <text:p>1.297811</text:p>
              </table:table-cell>
              <table:table-cell office:value-type="float" office:value="3.209651">
                <text:p>3.2096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1.185026">
                <text:p>1.185026</text:p>
              </table:table-cell>
              <table:table-cell office:value-type="float" office:value="3.206685">
                <text:p>3.2066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783">
                <text:p>0.844783</text:p>
              </table:table-cell>
              <table:table-cell office:value-type="float" office:value="3.612019">
                <text:p>3.612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667">
                <text:p>0.788667</text:p>
              </table:table-cell>
              <table:table-cell office:value-type="float" office:value="3.691072">
                <text:p>3.6910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0.95973">
                <text:p>0.95973</text:p>
              </table:table-cell>
              <table:table-cell office:value-type="float" office:value="3.513557">
                <text:p>3.5135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307">
                <text:p>1.014307</text:p>
              </table:table-cell>
              <table:table-cell office:value-type="float" office:value="3.479058">
                <text:p>3.4790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5125">
                <text:p>1.125125</text:p>
              </table:table-cell>
              <table:table-cell office:value-type="float" office:value="3.345042">
                <text:p>3.3450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0.903286">
                <text:p>0.903286</text:p>
              </table:table-cell>
              <table:table-cell office:value-type="float" office:value="3.660274">
                <text:p>3.6602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0.675933">
                <text:p>0.675933</text:p>
              </table:table-cell>
              <table:table-cell office:value-type="float" office:value="3.972564">
                <text:p>3.9725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543">
                <text:p>0.902543</text:p>
              </table:table-cell>
              <table:table-cell office:value-type="float" office:value="3.758041">
                <text:p>3.7580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953893">
                <text:p>0.953893</text:p>
              </table:table-cell>
              <table:table-cell office:value-type="float" office:value="3.776658">
                <text:p>3.7766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1.242713">
                <text:p>1.242713</text:p>
              </table:table-cell>
              <table:table-cell office:value-type="float" office:value="3.454612">
                <text:p>3.4546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927">
                <text:p>0.957927</text:p>
              </table:table-cell>
              <table:table-cell office:value-type="float" office:value="3.779915">
                <text:p>3.7799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960125">
                <text:p>0.960125</text:p>
              </table:table-cell>
              <table:table-cell office:value-type="float" office:value="3.723018">
                <text:p>3.72301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393">
                <text:p>0.844393</text:p>
              </table:table-cell>
              <table:table-cell office:value-type="float" office:value="3.867903">
                <text:p>3.8679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946">
                <text:p>0.957946</text:p>
              </table:table-cell>
              <table:table-cell office:value-type="float" office:value="3.740141">
                <text:p>3.74014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625">
                <text:p>1.070625</text:p>
              </table:table-cell>
              <table:table-cell office:value-type="float" office:value="3.635834">
                <text:p>3.6358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773">
                <text:p>1.070773</text:p>
              </table:table-cell>
              <table:table-cell office:value-type="float" office:value="3.621336">
                <text:p>3.6213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587">
                <text:p>1.069587</text:p>
              </table:table-cell>
              <table:table-cell office:value-type="float" office:value="3.564158">
                <text:p>3.56415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09">
                <text:p>0.95809</text:p>
              </table:table-cell>
              <table:table-cell office:value-type="float" office:value="3.67853">
                <text:p>3.6785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0.620586">
                <text:p>0.620586</text:p>
              </table:table-cell>
              <table:table-cell office:value-type="float" office:value="4.089284">
                <text:p>4.0892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0.675279">
                <text:p>0.675279</text:p>
              </table:table-cell>
              <table:table-cell office:value-type="float" office:value="4.079983">
                <text:p>4.0799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203">
                <text:p>1.128203</text:p>
              </table:table-cell>
              <table:table-cell office:value-type="float" office:value="3.562235">
                <text:p>3.5622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351595">
                <text:p>1.351595</text:p>
              </table:table-cell>
              <table:table-cell office:value-type="float" office:value="3.302798">
                <text:p>3.3027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0.900229">
                <text:p>0.900229</text:p>
              </table:table-cell>
              <table:table-cell office:value-type="float" office:value="3.813413">
                <text:p>3.8134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451068">
                <text:p>0.451068</text:p>
              </table:table-cell>
              <table:table-cell office:value-type="float" office:value="4.338254">
                <text:p>4.3382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0.451769">
                <text:p>0.451769</text:p>
              </table:table-cell>
              <table:table-cell office:value-type="float" office:value="4.38579">
                <text:p>4.385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0.899035">
                <text:p>0.899035</text:p>
              </table:table-cell>
              <table:table-cell office:value-type="float" office:value="3.920388">
                <text:p>3.9203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1.016307">
                <text:p>1.016307</text:p>
              </table:table-cell>
              <table:table-cell office:value-type="float" office:value="3.843514">
                <text:p>3.8435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352707">
                <text:p>1.352707</text:p>
              </table:table-cell>
              <table:table-cell office:value-type="float" office:value="3.426752">
                <text:p>3.4267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1.239742">
                <text:p>1.239742</text:p>
              </table:table-cell>
              <table:table-cell office:value-type="float" office:value="3.489698">
                <text:p>3.4896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1.013344">
                <text:p>1.013344</text:p>
              </table:table-cell>
              <table:table-cell office:value-type="float" office:value="3.678048">
                <text:p>3.6780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372">
                <text:p>0.846372</text:p>
              </table:table-cell>
              <table:table-cell office:value-type="float" office:value="3.880081">
                <text:p>3.8800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1.070548">
                <text:p>1.070548</text:p>
              </table:table-cell>
              <table:table-cell office:value-type="float" office:value="3.659434">
                <text:p>3.6594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1.18155">
                <text:p>1.18155</text:p>
              </table:table-cell>
              <table:table-cell office:value-type="float" office:value="3.517742">
                <text:p>3.5177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1.241719">
                <text:p>1.241719</text:p>
              </table:table-cell>
              <table:table-cell office:value-type="float" office:value="3.34347">
                <text:p>3.343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261">
                <text:p>0.901261</text:p>
              </table:table-cell>
              <table:table-cell office:value-type="float" office:value="3.656927">
                <text:p>3.6569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451106">
                <text:p>0.451106</text:p>
              </table:table-cell>
              <table:table-cell office:value-type="float" office:value="4.183964">
                <text:p>4.1839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0.506864">
                <text:p>0.506864</text:p>
              </table:table-cell>
              <table:table-cell office:value-type="float" office:value="4.154548">
                <text:p>4.1545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278">
                <text:p>0.845278</text:p>
              </table:table-cell>
              <table:table-cell office:value-type="float" office:value="3.863762">
                <text:p>3.86376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562">
                <text:p>1.014562</text:p>
              </table:table-cell>
              <table:table-cell office:value-type="float" office:value="3.746391">
                <text:p>3.7463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919">
                <text:p>0.732919</text:p>
              </table:table-cell>
              <table:table-cell office:value-type="float" office:value="4.114661">
                <text:p>4.11466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0.676353">
                <text:p>0.676353</text:p>
              </table:table-cell>
              <table:table-cell office:value-type="float" office:value="4.175028">
                <text:p>4.1750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449943">
                <text:p>0.449943</text:p>
              </table:table-cell>
              <table:table-cell office:value-type="float" office:value="4.510676">
                <text:p>4.510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0.957715">
                <text:p>0.957715</text:p>
              </table:table-cell>
              <table:table-cell office:value-type="float" office:value="3.962789">
                <text:p>3.9627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17">
                <text:p>0.84617</text:p>
              </table:table-cell>
              <table:table-cell office:value-type="float" office:value="4.195667">
                <text:p>4.195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959219">
                <text:p>0.959219</text:p>
              </table:table-cell>
              <table:table-cell office:value-type="float" office:value="4.051093">
                <text:p>4.05109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054">
                <text:p>1.014054</text:p>
              </table:table-cell>
              <table:table-cell office:value-type="float" office:value="3.918062">
                <text:p>3.9180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1.234643">
                <text:p>1.234643</text:p>
              </table:table-cell>
              <table:table-cell office:value-type="float" office:value="3.571833">
                <text:p>3.57183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1.187597">
                <text:p>1.187597</text:p>
              </table:table-cell>
              <table:table-cell office:value-type="float" office:value="3.593777">
                <text:p>3.5937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352">
                <text:p>1.012352</text:p>
              </table:table-cell>
              <table:table-cell office:value-type="float" office:value="3.781885">
                <text:p>3.7818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0.903338">
                <text:p>0.903338</text:p>
              </table:table-cell>
              <table:table-cell office:value-type="float" office:value="3.859633">
                <text:p>3.8596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579">
                <text:p>0.958579</text:p>
              </table:table-cell>
              <table:table-cell office:value-type="float" office:value="3.744886">
                <text:p>3.744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195">
                <text:p>0.956195</text:p>
              </table:table-cell>
              <table:table-cell office:value-type="float" office:value="3.677755">
                <text:p>3.6777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797">
                <text:p>0.902797</text:p>
              </table:table-cell>
              <table:table-cell office:value-type="float" office:value="3.745078">
                <text:p>3.7450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291">
                <text:p>0.619291</text:p>
              </table:table-cell>
              <table:table-cell office:value-type="float" office:value="4.085767">
                <text:p>4.0857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0.338542">
                <text:p>0.338542</text:p>
              </table:table-cell>
              <table:table-cell office:value-type="float" office:value="4.458443">
                <text:p>4.4584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694">
                <text:p>0.619694</text:p>
              </table:table-cell>
              <table:table-cell office:value-type="float" office:value="4.181189">
                <text:p>4.1811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621">
                <text:p>1.126621</text:p>
              </table:table-cell>
              <table:table-cell office:value-type="float" office:value="3.667219">
                <text:p>3.6672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753846">
                <text:p>1.753846</text:p>
              </table:table-cell>
              <table:table-cell office:value-type="float" office:value="1.013788">
                <text:p>1.013788</text:p>
              </table:table-cell>
              <table:table-cell office:value-type="float" office:value="3.869614">
                <text:p>3.8696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302">
                <text:p>1.015302</text:p>
              </table:table-cell>
              <table:table-cell office:value-type="float" office:value="3.854796">
                <text:p>3.8547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933">
                <text:p>0.450933</text:p>
              </table:table-cell>
              <table:table-cell office:value-type="float" office:value="4.542425">
                <text:p>4.5424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443">
                <text:p>0.844443</text:p>
              </table:table-cell>
              <table:table-cell office:value-type="float" office:value="4.072312">
                <text:p>4.0723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489">
                <text:p>1.014489</text:p>
              </table:table-cell>
              <table:table-cell office:value-type="float" office:value="3.914752">
                <text:p>3.91475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753846">
                <text:p>1.753846</text:p>
              </table:table-cell>
              <table:table-cell office:value-type="float" office:value="1.128203">
                <text:p>1.128203</text:p>
              </table:table-cell>
              <table:table-cell office:value-type="float" office:value="3.772721">
                <text:p>3.7727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66">
                <text:p>0.78866</text:p>
              </table:table-cell>
              <table:table-cell office:value-type="float" office:value="4.132915">
                <text:p>4.1329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543">
                <text:p>0.619543</text:p>
              </table:table-cell>
              <table:table-cell office:value-type="float" office:value="4.242742">
                <text:p>4.2427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195">
                <text:p>0.788195</text:p>
              </table:table-cell>
              <table:table-cell office:value-type="float" office:value="4.015152">
                <text:p>4.01515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753846">
                <text:p>1.753846</text:p>
              </table:table-cell>
              <table:table-cell office:value-type="float" office:value="0.733861">
                <text:p>0.733861</text:p>
              </table:table-cell>
              <table:table-cell office:value-type="float" office:value="4.150266">
                <text:p>4.1502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143">
                <text:p>0.732143</text:p>
              </table:table-cell>
              <table:table-cell office:value-type="float" office:value="4.188286">
                <text:p>4.18828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753846">
                <text:p>1.753846</text:p>
              </table:table-cell>
              <table:table-cell office:value-type="float" office:value="0.951798">
                <text:p>0.951798</text:p>
              </table:table-cell>
              <table:table-cell office:value-type="float" office:value="3.957199">
                <text:p>3.9571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753846">
                <text:p>1.753846</text:p>
              </table:table-cell>
              <table:table-cell office:value-type="float" office:value="0.963814">
                <text:p>0.963814</text:p>
              </table:table-cell>
              <table:table-cell office:value-type="float" office:value="3.889148">
                <text:p>3.8891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753846">
                <text:p>1.753846</text:p>
              </table:table-cell>
              <table:table-cell office:value-type="float" office:value="0.788588">
                <text:p>0.788588</text:p>
              </table:table-cell>
              <table:table-cell office:value-type="float" office:value="4.090524">
                <text:p>4.0905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753846">
                <text:p>1.753846</text:p>
              </table:table-cell>
              <table:table-cell office:value-type="float" office:value="0.673563">
                <text:p>0.673563</text:p>
              </table:table-cell>
              <table:table-cell office:value-type="float" office:value="4.250637">
                <text:p>4.25063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753846">
                <text:p>1.753846</text:p>
              </table:table-cell>
              <table:table-cell office:value-type="float" office:value="0.623269">
                <text:p>0.623269</text:p>
              </table:table-cell>
              <table:table-cell office:value-type="float" office:value="4.370586">
                <text:p>4.3705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519">
                <text:p>0.844519</text:p>
              </table:table-cell>
              <table:table-cell office:value-type="float" office:value="4.112995">
                <text:p>4.11299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753846">
                <text:p>1.753846</text:p>
              </table:table-cell>
              <table:table-cell office:value-type="float" office:value="1.183618">
                <text:p>1.183618</text:p>
              </table:table-cell>
              <table:table-cell office:value-type="float" office:value="3.678155">
                <text:p>3.67815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731">
                <text:p>1.014731</text:p>
              </table:table-cell>
              <table:table-cell office:value-type="float" office:value="3.863609">
                <text:p>3.8636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086">
                <text:p>0.732086</text:p>
              </table:table-cell>
              <table:table-cell office:value-type="float" office:value="4.1585">
                <text:p>4.15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898">
                <text:p>0.732898</text:p>
              </table:table-cell>
              <table:table-cell office:value-type="float" office:value="4.128731">
                <text:p>4.12873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257">
                <text:p>1.014257</text:p>
              </table:table-cell>
              <table:table-cell office:value-type="float" office:value="3.810049">
                <text:p>3.8100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5">
                <text:p>0.8455</text:p>
              </table:table-cell>
              <table:table-cell office:value-type="float" office:value="4.041925">
                <text:p>4.0419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018">
                <text:p>0.901018</text:p>
              </table:table-cell>
              <table:table-cell office:value-type="float" office:value="3.947227">
                <text:p>3.9472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53846">
                <text:p>1.753846</text:p>
              </table:table-cell>
              <table:table-cell office:value-type="float" office:value="0.845736">
                <text:p>0.845736</text:p>
              </table:table-cell>
              <table:table-cell office:value-type="float" office:value="3.988515">
                <text:p>3.98851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4661">
                <text:p>1.014661</text:p>
              </table:table-cell>
              <table:table-cell office:value-type="float" office:value="3.737824">
                <text:p>3.7378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753846">
                <text:p>1.753846</text:p>
              </table:table-cell>
              <table:table-cell office:value-type="float" office:value="1.183322">
                <text:p>1.183322</text:p>
              </table:table-cell>
              <table:table-cell office:value-type="float" office:value="3.518368">
                <text:p>3.51836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332">
                <text:p>1.126332</text:p>
              </table:table-cell>
              <table:table-cell office:value-type="float" office:value="3.607081">
                <text:p>3.60708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753846">
                <text:p>1.753846</text:p>
              </table:table-cell>
              <table:table-cell office:value-type="float" office:value="0.958519">
                <text:p>0.958519</text:p>
              </table:table-cell>
              <table:table-cell office:value-type="float" office:value="3.793982">
                <text:p>3.79398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753846">
                <text:p>1.753846</text:p>
              </table:table-cell>
              <table:table-cell office:value-type="float" office:value="0.900525">
                <text:p>0.900525</text:p>
              </table:table-cell>
              <table:table-cell office:value-type="float" office:value="3.815712">
                <text:p>3.8157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753846">
                <text:p>1.753846</text:p>
              </table:table-cell>
              <table:table-cell office:value-type="float" office:value="0.901407">
                <text:p>0.901407</text:p>
              </table:table-cell>
              <table:table-cell office:value-type="float" office:value="3.783984">
                <text:p>3.7839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753846">
                <text:p>1.753846</text:p>
              </table:table-cell>
              <table:table-cell office:value-type="float" office:value="1.126702">
                <text:p>1.126702</text:p>
              </table:table-cell>
              <table:table-cell office:value-type="float" office:value="3.519159">
                <text:p>3.51915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753846">
                <text:p>1.753846</text:p>
              </table:table-cell>
              <table:table-cell office:value-type="float" office:value="1.015697">
                <text:p>1.015697</text:p>
              </table:table-cell>
              <table:table-cell office:value-type="float" office:value="3.63782">
                <text:p>3.6378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753846">
                <text:p>1.753846</text:p>
              </table:table-cell>
              <table:table-cell office:value-type="float" office:value="0.844284">
                <text:p>0.844284</text:p>
              </table:table-cell>
              <table:table-cell office:value-type="float" office:value="3.823545">
                <text:p>3.8235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753846">
                <text:p>1.753846</text:p>
              </table:table-cell>
              <table:table-cell office:value-type="float" office:value="0.902797">
                <text:p>0.902797</text:p>
              </table:table-cell>
              <table:table-cell office:value-type="float" office:value="3.733961">
                <text:p>3.7339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958204">
                <text:p>0.95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50657">
                <text:p>0.5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958003">
                <text:p>0.9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56405">
                <text:p>0.56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0.056371">
                <text:p>0.056371</text:p>
              </table:table-cell>
              <table:table-cell office:value-type="float" office:value="7.058539">
                <text:p>7.05853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1.52347">
                <text:p>1.52347</text:p>
              </table:table-cell>
              <table:table-cell office:value-type="float" office:value="5.187026">
                <text:p>5.18702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5.191554">
                <text:p>5.191554</text:p>
              </table:table-cell>
              <table:table-cell office:value-type="float" office:value="0.889204">
                <text:p>0.88920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5.297823">
                <text:p>5.297823</text:p>
              </table:table-cell>
              <table:table-cell office:value-type="float" office:value="0.696797">
                <text:p>0.69679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4.281815">
                <text:p>4.281815</text:p>
              </table:table-cell>
              <table:table-cell office:value-type="float" office:value="1.507732">
                <text:p>1.5077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2.986921">
                <text:p>2.986921</text:p>
              </table:table-cell>
              <table:table-cell office:value-type="float" office:value="2.715364">
                <text:p>2.7153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3.324904">
                <text:p>3.324904</text:p>
              </table:table-cell>
              <table:table-cell office:value-type="float" office:value="2.320833">
                <text:p>2.32083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4.28207">
                <text:p>4.28207</text:p>
              </table:table-cell>
              <table:table-cell office:value-type="float" office:value="1.196732">
                <text:p>1.19673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269337">
                <text:p>3.269337</text:p>
              </table:table-cell>
              <table:table-cell office:value-type="float" office:value="2.120363">
                <text:p>2.12036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269337">
                <text:p>3.269337</text:p>
              </table:table-cell>
              <table:table-cell office:value-type="float" office:value="2.195389">
                <text:p>2.19538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212579">
                <text:p>3.212579</text:p>
              </table:table-cell>
              <table:table-cell office:value-type="float" office:value="1.784731">
                <text:p>1.7847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662987">
                <text:p>3.662987</text:p>
              </table:table-cell>
              <table:table-cell office:value-type="float" office:value="0.964437">
                <text:p>0.9644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700872">
                <text:p>3.700872</text:p>
              </table:table-cell>
              <table:table-cell office:value-type="float" office:value="1.191899">
                <text:p>1.191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173426">
                <text:p>3.173426</text:p>
              </table:table-cell>
              <table:table-cell office:value-type="float" office:value="2.09344">
                <text:p>2.093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2.803604">
                <text:p>2.803604</text:p>
              </table:table-cell>
              <table:table-cell office:value-type="float" office:value="2.669562">
                <text:p>2.669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3.154646">
                <text:p>3.154646</text:p>
              </table:table-cell>
              <table:table-cell office:value-type="float" office:value="2.221504">
                <text:p>2.22150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841307">
                <text:p>3.841307</text:p>
              </table:table-cell>
              <table:table-cell office:value-type="float" office:value="1.424318">
                <text:p>1.42431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4.069143">
                <text:p>4.069143</text:p>
              </table:table-cell>
              <table:table-cell office:value-type="float" office:value="1.274989">
                <text:p>1.27498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603643">
                <text:p>3.603643</text:p>
              </table:table-cell>
              <table:table-cell office:value-type="float" office:value="2.065084">
                <text:p>2.06508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3.42603">
                <text:p>3.42603</text:p>
              </table:table-cell>
              <table:table-cell office:value-type="float" office:value="2.164018">
                <text:p>2.16401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3.552982">
                <text:p>3.552982</text:p>
              </table:table-cell>
              <table:table-cell office:value-type="float" office:value="1.9559">
                <text:p>1.955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728631">
                <text:p>3.728631</text:p>
              </table:table-cell>
              <table:table-cell office:value-type="float" office:value="1.767181">
                <text:p>1.76718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.076923">
                <text:p>3.076923</text:p>
              </table:table-cell>
              <table:table-cell office:value-type="float" office:value="3.826692">
                <text:p>3.826692</text:p>
              </table:table-cell>
              <table:table-cell office:value-type="float" office:value="1.656704">
                <text:p>1.6567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.076923">
                <text:p>3.076923</text:p>
              </table:table-cell>
              <table:table-cell office:value-type="float" office:value="4.004957">
                <text:p>4.004957</text:p>
              </table:table-cell>
              <table:table-cell office:value-type="float" office:value="1.343748">
                <text:p>1.34374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.076923">
                <text:p>3.076923</text:p>
              </table:table-cell>
              <table:table-cell office:value-type="float" office:value="4.109387">
                <text:p>4.109387</text:p>
              </table:table-cell>
              <table:table-cell office:value-type="float" office:value="1.051756">
                <text:p>1.0517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076923">
                <text:p>3.076923</text:p>
              </table:table-cell>
              <table:table-cell office:value-type="float" office:value="3.502117">
                <text:p>3.502117</text:p>
              </table:table-cell>
              <table:table-cell office:value-type="float" office:value="1.678124">
                <text:p>1.67812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.076923">
                <text:p>3.076923</text:p>
              </table:table-cell>
              <table:table-cell office:value-type="float" office:value="3.210236">
                <text:p>3.210236</text:p>
              </table:table-cell>
              <table:table-cell office:value-type="float" office:value="2.033218">
                <text:p>2.0332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.076923">
                <text:p>3.076923</text:p>
              </table:table-cell>
              <table:table-cell office:value-type="float" office:value="3.317801">
                <text:p>3.317801</text:p>
              </table:table-cell>
              <table:table-cell office:value-type="float" office:value="1.997975">
                <text:p>1.99797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.076923">
                <text:p>3.076923</text:p>
              </table:table-cell>
              <table:table-cell office:value-type="float" office:value="3.77065">
                <text:p>3.77065</text:p>
              </table:table-cell>
              <table:table-cell office:value-type="float" office:value="1.487049">
                <text:p>1.48704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.076923">
                <text:p>3.076923</text:p>
              </table:table-cell>
              <table:table-cell office:value-type="float" office:value="3.897713">
                <text:p>3.897713</text:p>
              </table:table-cell>
              <table:table-cell office:value-type="float" office:value="1.321383">
                <text:p>1.32138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.076923">
                <text:p>3.076923</text:p>
              </table:table-cell>
              <table:table-cell office:value-type="float" office:value="3.539044">
                <text:p>3.539044</text:p>
              </table:table-cell>
              <table:table-cell office:value-type="float" office:value="1.728125">
                <text:p>1.7281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.076923">
                <text:p>3.076923</text:p>
              </table:table-cell>
              <table:table-cell office:value-type="float" office:value="3.369134">
                <text:p>3.369134</text:p>
              </table:table-cell>
              <table:table-cell office:value-type="float" office:value="1.934669">
                <text:p>1.9346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.574698">
                <text:p>3.57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.718862">
                <text:p>3.71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588158">
                <text:p>2.58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.578327">
                <text:p>1.57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845035">
                <text:p>0.84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111592">
                <text:p>0.1115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front_wheel_stats.A2:left_front_wheel_stats.A153 left_front_wheel_stats.G1:left_front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153" chart:label-cell-address="left_front_wheel_stats.G1:lef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front_wheel_stats.G1:lef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23397">
                <text:p>0.6233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2695">
                <text:p>0.472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7077">
                <text:p>0.2270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41859">
                <text:p>0.5418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21343">
                <text:p>0.621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6735">
                <text:p>0.6367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25165">
                <text:p>0.5251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0316">
                <text:p>0.5503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4327">
                <text:p>0.574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8362">
                <text:p>0.5883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5402">
                <text:p>0.5754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20142">
                <text:p>0.5201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0132">
                <text:p>0.5601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8993">
                <text:p>0.5389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16542">
                <text:p>0.51654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16112">
                <text:p>0.516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4912">
                <text:p>0.5749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638">
                <text:p>0.586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60629">
                <text:p>0.5606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55624">
                <text:p>0.5556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36183">
                <text:p>0.5361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81912">
                <text:p>0.5819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7215">
                <text:p>0.6272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96095">
                <text:p>0.5960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98796">
                <text:p>0.5987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52078">
                <text:p>0.5520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99268">
                <text:p>0.5992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91014">
                <text:p>0.5910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2032">
                <text:p>0.6120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93498">
                <text:p>0.59349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78367">
                <text:p>0.5783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76264">
                <text:p>0.5762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67969">
                <text:p>0.5679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84561">
                <text:p>0.5845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44147">
                <text:p>0.6441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42798">
                <text:p>0.6427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6769">
                <text:p>0.56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30055">
                <text:p>0.5300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04128">
                <text:p>0.6041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80264">
                <text:p>0.6802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8716">
                <text:p>0.687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19646">
                <text:p>0.6196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8494">
                <text:p>0.6084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48036">
                <text:p>0.5480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57168">
                <text:p>0.5571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84491">
                <text:p>0.5844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13799">
                <text:p>0.6137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61236">
                <text:p>0.5612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35955">
                <text:p>0.5359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81427">
                <text:p>0.5814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57882">
                <text:p>0.6578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53615">
                <text:p>0.6536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11432">
                <text:p>0.61143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94405">
                <text:p>0.5944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47828">
                <text:p>0.6478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56586">
                <text:p>0.6565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05277">
                <text:p>0.7052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25797">
                <text:p>0.62579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958">
                <text:p>0.659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38607">
                <text:p>0.6386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19309">
                <text:p>0.6193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69083">
                <text:p>0.5690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72266">
                <text:p>0.5722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99554">
                <text:p>0.5995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0833">
                <text:p>0.6108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94187">
                <text:p>0.5941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84448">
                <text:p>0.5844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94215">
                <text:p>0.59421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43637">
                <text:p>0.6436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977">
                <text:p>0.69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7479">
                <text:p>0.6574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8292">
                <text:p>0.582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1228">
                <text:p>0.6122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10131">
                <text:p>0.61013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09883">
                <text:p>0.70988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41685">
                <text:p>0.6416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8828">
                <text:p>0.6188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98225">
                <text:p>0.5982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50477">
                <text:p>0.6504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66409">
                <text:p>0.6664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3393">
                <text:p>0.6333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52994">
                <text:p>0.65299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58509">
                <text:p>0.6585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24986">
                <text:p>0.62498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5114">
                <text:p>0.61511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44327">
                <text:p>0.6443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7554">
                <text:p>0.6675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84955">
                <text:p>0.6849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47587">
                <text:p>0.6475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84506">
                <text:p>0.5845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11409">
                <text:p>0.61140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54188">
                <text:p>0.6541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4987">
                <text:p>0.649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0364">
                <text:p>0.603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37277">
                <text:p>0.6372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23539">
                <text:p>0.6235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29529">
                <text:p>0.62952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93162">
                <text:p>0.59316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61327">
                <text:p>0.56132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4196">
                <text:p>0.5741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01309">
                <text:p>0.60130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04461">
                <text:p>0.60446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99859">
                <text:p>0.5998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61441">
                <text:p>0.5614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78655">
                <text:p>0.5786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05598">
                <text:p>0.6055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92602">
                <text:p>0.59260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03392">
                <text:p>0.8033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79925">
                <text:p>0.1799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52013">
                <text:p>0.15201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9652">
                <text:p>0.2696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44838">
                <text:p>0.44483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87605">
                <text:p>0.38760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4536">
                <text:p>0.22453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358524">
                <text:p>0.35852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69407">
                <text:p>0.3694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09835">
                <text:p>0.30983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90838">
                <text:p>0.19083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3835">
                <text:p>0.2238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54618">
                <text:p>0.35461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38194">
                <text:p>0.4381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73196">
                <text:p>0.37319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57551">
                <text:p>0.25755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5889">
                <text:p>0.23588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50505">
                <text:p>0.35050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64857">
                <text:p>0.36485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34666">
                <text:p>0.33466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7289">
                <text:p>0.30728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91263">
                <text:p>0.2912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45863">
                <text:p>0.24586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03505">
                <text:p>0.2035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9437">
                <text:p>0.294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45882">
                <text:p>0.34588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40769">
                <text:p>0.3407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66651">
                <text:p>0.26665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42619">
                <text:p>0.24261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1623">
                <text:p>0.30162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31586">
                <text:p>0.33158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front_wheel_stats.A2:left_front_wheel_stats.A153 left_front_wheel_stats.H1:left_front_wheel_stats.I153" chart:data-source-has-labels="both" svg:x="0.647cm" svg:y="0.062cm" svg:width="27.657cm" svg:height="3.008cm">
          <chartooo:coordinate-region svg:x="1.207cm" svg:y="0.25cm" svg:width="27.097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H2:left_front_wheel_stats.H153" chart:label-cell-address="left_front_wheel_stats.H1:left_front_wheel_stats.H1" chart:class="chart:line">
            <chart:data-point chart:repeated="152"/>
          </chart:series>
          <chart:series chart:style-name="ch7" chart:values-cell-range-address="left_front_wheel_stats.I2:left_front_wheel_stats.I153" chart:label-cell-address="left_front_wheel_stats.I1:lef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H1:left_front_wheel_stats.H1</svg:desc>
                </draw:g>
              </table:table-cell>
              <table:table-cell office:value-type="string">
                <text:p>Ki*integral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153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26334">
                <text:p>0.263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54311">
                <text:p>0.854311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676046">
                <text:p>-0.676046</text:p>
              </table:table-cell>
              <table:table-cell office:value-type="float" office:value="0.287194">
                <text:p>0.2871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039">
                <text:p>1.02039</text:p>
              </table:table-cell>
              <table:table-cell office:value-type="float" office:value="0.439916">
                <text:p>0.4399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72477">
                <text:p>1.472477</text:p>
              </table:table-cell>
              <table:table-cell office:value-type="float" office:value="0.660495">
                <text:p>0.6604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16035">
                <text:p>1.416035</text:p>
              </table:table-cell>
              <table:table-cell office:value-type="float" office:value="0.873922">
                <text:p>0.8739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6152">
                <text:p>0.626152</text:p>
              </table:table-cell>
              <table:table-cell office:value-type="float" office:value="0.967972">
                <text:p>0.9679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26996">
                <text:p>0.626996</text:p>
              </table:table-cell>
              <table:table-cell office:value-type="float" office:value="1.061538">
                <text:p>1.0615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4152">
                <text:p>0.684152</text:p>
              </table:table-cell>
              <table:table-cell office:value-type="float" office:value="1.164276">
                <text:p>1.164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4175">
                <text:p>0.684175</text:p>
              </table:table-cell>
              <table:table-cell office:value-type="float" office:value="1.266711">
                <text:p>1.2667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41019">
                <text:p>0.741019</text:p>
              </table:table-cell>
              <table:table-cell office:value-type="float" office:value="1.114862">
                <text:p>1.1148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53082">
                <text:p>0.453082</text:p>
              </table:table-cell>
              <table:table-cell office:value-type="float" office:value="1.05624">
                <text:p>1.056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14113">
                <text:p>0.514113</text:p>
              </table:table-cell>
              <table:table-cell office:value-type="float" office:value="1.236053">
                <text:p>1.2360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289">
                <text:p>0.46289</text:p>
              </table:table-cell>
              <table:table-cell office:value-type="float" office:value="1.1528">
                <text:p>1.1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56035">
                <text:p>0.456035</text:p>
              </table:table-cell>
              <table:table-cell office:value-type="float" office:value="1.000457">
                <text:p>1.0004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882">
                <text:p>0.56882</text:p>
              </table:table-cell>
              <table:table-cell office:value-type="float" office:value="0.872799">
                <text:p>0.8727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09063">
                <text:p>0.909063</text:p>
              </table:table-cell>
              <table:table-cell office:value-type="float" office:value="0.915077">
                <text:p>0.9150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179">
                <text:p>0.965179</text:p>
              </table:table-cell>
              <table:table-cell office:value-type="float" office:value="0.966441">
                <text:p>0.9664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94116">
                <text:p>0.794116</text:p>
              </table:table-cell>
              <table:table-cell office:value-type="float" office:value="0.982716">
                <text:p>0.9827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39539">
                <text:p>0.739539</text:p>
              </table:table-cell>
              <table:table-cell office:value-type="float" office:value="0.991135">
                <text:p>0.9911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28721">
                <text:p>0.628721</text:p>
              </table:table-cell>
              <table:table-cell office:value-type="float" office:value="0.973599">
                <text:p>0.9735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5056">
                <text:p>0.85056</text:p>
              </table:table-cell>
              <table:table-cell office:value-type="float" office:value="1.033827">
                <text:p>1.0338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77914">
                <text:p>1.077914</text:p>
              </table:table-cell>
              <table:table-cell office:value-type="float" office:value="1.117974">
                <text:p>1.1179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51303">
                <text:p>0.851303</text:p>
              </table:table-cell>
              <table:table-cell office:value-type="float" office:value="1.17565">
                <text:p>1.175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99953">
                <text:p>0.799953</text:p>
              </table:table-cell>
              <table:table-cell office:value-type="float" office:value="1.22797">
                <text:p>1.227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11133">
                <text:p>0.511133</text:p>
              </table:table-cell>
              <table:table-cell office:value-type="float" office:value="1.218612">
                <text:p>1.2186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95919">
                <text:p>0.795919</text:p>
              </table:table-cell>
              <table:table-cell office:value-type="float" office:value="1.201671">
                <text:p>1.2016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3721">
                <text:p>0.793721</text:p>
              </table:table-cell>
              <table:table-cell office:value-type="float" office:value="1.17567">
                <text:p>1.175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09454">
                <text:p>0.909454</text:p>
              </table:table-cell>
              <table:table-cell office:value-type="float" office:value="1.193025">
                <text:p>1.1930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95901">
                <text:p>0.795901</text:p>
              </table:table-cell>
              <table:table-cell office:value-type="float" office:value="1.201733">
                <text:p>1.2017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83221">
                <text:p>0.683221</text:p>
              </table:table-cell>
              <table:table-cell office:value-type="float" office:value="1.210057">
                <text:p>1.2100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83073">
                <text:p>0.683073</text:p>
              </table:table-cell>
              <table:table-cell office:value-type="float" office:value="1.184431">
                <text:p>1.1844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84259">
                <text:p>0.684259</text:p>
              </table:table-cell>
              <table:table-cell office:value-type="float" office:value="1.125933">
                <text:p>1.1259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95757">
                <text:p>0.795757</text:p>
              </table:table-cell>
              <table:table-cell office:value-type="float" office:value="1.117739">
                <text:p>1.1177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33261">
                <text:p>1.133261</text:p>
              </table:table-cell>
              <table:table-cell office:value-type="float" office:value="1.168734">
                <text:p>1.1687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078567">
                <text:p>1.078567</text:p>
              </table:table-cell>
              <table:table-cell office:value-type="float" office:value="1.253075">
                <text:p>1.25307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5644">
                <text:p>0.625644</text:p>
              </table:table-cell>
              <table:table-cell office:value-type="float" office:value="1.227875">
                <text:p>1.2278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2251">
                <text:p>0.402251</text:p>
              </table:table-cell>
              <table:table-cell office:value-type="float" office:value="1.169105">
                <text:p>1.1691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53617">
                <text:p>0.853617</text:p>
              </table:table-cell>
              <table:table-cell office:value-type="float" office:value="1.16083">
                <text:p>1.160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302778">
                <text:p>1.302778</text:p>
              </table:table-cell>
              <table:table-cell office:value-type="float" office:value="1.236722">
                <text:p>1.2367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302077">
                <text:p>1.302077</text:p>
              </table:table-cell>
              <table:table-cell office:value-type="float" office:value="1.329937">
                <text:p>1.3299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54812">
                <text:p>0.854812</text:p>
              </table:table-cell>
              <table:table-cell office:value-type="float" office:value="1.356179">
                <text:p>1.3561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3754">
                <text:p>0.73754</text:p>
              </table:table-cell>
              <table:table-cell office:value-type="float" office:value="1.363898">
                <text:p>1.3638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01139">
                <text:p>0.401139</text:p>
              </table:table-cell>
              <table:table-cell office:value-type="float" office:value="1.305304">
                <text:p>1.3053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14104">
                <text:p>0.514104</text:p>
              </table:table-cell>
              <table:table-cell office:value-type="float" office:value="1.210378">
                <text:p>1.2103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40503">
                <text:p>0.740503</text:p>
              </table:table-cell>
              <table:table-cell office:value-type="float" office:value="1.161151">
                <text:p>1.16115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07474">
                <text:p>0.907474</text:p>
              </table:table-cell>
              <table:table-cell office:value-type="float" office:value="1.20192">
                <text:p>1.201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83298">
                <text:p>0.683298</text:p>
              </table:table-cell>
              <table:table-cell office:value-type="float" office:value="1.244626">
                <text:p>1.24462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72296">
                <text:p>0.572296</text:p>
              </table:table-cell>
              <table:table-cell office:value-type="float" office:value="1.202663">
                <text:p>1.20266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12127">
                <text:p>0.512127</text:p>
              </table:table-cell>
              <table:table-cell office:value-type="float" office:value="1.083551">
                <text:p>1.08355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52585">
                <text:p>0.852585</text:p>
              </table:table-cell>
              <table:table-cell office:value-type="float" office:value="1.01663">
                <text:p>1.016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302741">
                <text:p>1.302741</text:p>
              </table:table-cell>
              <table:table-cell office:value-type="float" office:value="1.082164">
                <text:p>1.0821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246982">
                <text:p>1.246982</text:p>
              </table:table-cell>
              <table:table-cell office:value-type="float" office:value="1.159286">
                <text:p>1.15928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08568">
                <text:p>0.908568</text:p>
              </table:table-cell>
              <table:table-cell office:value-type="float" office:value="1.235195">
                <text:p>1.2351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39285">
                <text:p>0.739285</text:p>
              </table:table-cell>
              <table:table-cell office:value-type="float" office:value="1.270093">
                <text:p>1.2700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020927">
                <text:p>1.020927</text:p>
              </table:table-cell>
              <table:table-cell office:value-type="float" office:value="1.311727">
                <text:p>1.3117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077493">
                <text:p>1.077493</text:p>
              </table:table-cell>
              <table:table-cell office:value-type="float" office:value="1.33802">
                <text:p>1.338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03903">
                <text:p>1.303903</text:p>
              </table:table-cell>
              <table:table-cell office:value-type="float" office:value="1.430226">
                <text:p>1.4302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96131">
                <text:p>0.796131</text:p>
              </table:table-cell>
              <table:table-cell office:value-type="float" office:value="1.463567">
                <text:p>1.4635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07676">
                <text:p>0.907676</text:p>
              </table:table-cell>
              <table:table-cell office:value-type="float" office:value="1.522956">
                <text:p>1.52295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94627">
                <text:p>0.794627</text:p>
              </table:table-cell>
              <table:table-cell office:value-type="float" office:value="1.513895">
                <text:p>1.5138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39792">
                <text:p>0.739792</text:p>
              </table:table-cell>
              <table:table-cell office:value-type="float" office:value="1.429926">
                <text:p>1.4299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9203">
                <text:p>0.519203</text:p>
              </table:table-cell>
              <table:table-cell office:value-type="float" office:value="1.320757">
                <text:p>1.32075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66249">
                <text:p>0.566249</text:p>
              </table:table-cell>
              <table:table-cell office:value-type="float" office:value="1.268951">
                <text:p>1.26895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41494">
                <text:p>0.741494</text:p>
              </table:table-cell>
              <table:table-cell office:value-type="float" office:value="1.26909">
                <text:p>1.269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50508">
                <text:p>0.850508</text:p>
              </table:table-cell>
              <table:table-cell office:value-type="float" office:value="1.244458">
                <text:p>1.2444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95267">
                <text:p>0.795267</text:p>
              </table:table-cell>
              <table:table-cell office:value-type="float" office:value="1.20135">
                <text:p>1.201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97651">
                <text:p>0.797651</text:p>
              </table:table-cell>
              <table:table-cell office:value-type="float" office:value="1.126019">
                <text:p>1.1260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51049">
                <text:p>0.851049</text:p>
              </table:table-cell>
              <table:table-cell office:value-type="float" office:value="1.134871">
                <text:p>1.134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134556">
                <text:p>1.134556</text:p>
              </table:table-cell>
              <table:table-cell office:value-type="float" office:value="1.168952">
                <text:p>1.16895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415305">
                <text:p>1.415305</text:p>
              </table:table-cell>
              <table:table-cell office:value-type="float" office:value="1.261138">
                <text:p>1.2611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134153">
                <text:p>1.134153</text:p>
              </table:table-cell>
              <table:table-cell office:value-type="float" office:value="1.321216">
                <text:p>1.3212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27225">
                <text:p>0.627225</text:p>
              </table:table-cell>
              <table:table-cell office:value-type="float" office:value="1.336936">
                <text:p>1.3369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40058">
                <text:p>0.740058</text:p>
              </table:table-cell>
              <table:table-cell office:value-type="float" office:value="1.364531">
                <text:p>1.36453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38544">
                <text:p>0.738544</text:p>
              </table:table-cell>
              <table:table-cell office:value-type="float" office:value="1.362559">
                <text:p>1.3625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302913">
                <text:p>1.302913</text:p>
              </table:table-cell>
              <table:table-cell office:value-type="float" office:value="1.429133">
                <text:p>1.4291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09403">
                <text:p>0.909403</text:p>
              </table:table-cell>
              <table:table-cell office:value-type="float" office:value="1.448189">
                <text:p>1.4481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39357">
                <text:p>0.739357</text:p>
              </table:table-cell>
              <table:table-cell office:value-type="float" office:value="1.438659">
                <text:p>1.4386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25644">
                <text:p>0.625644</text:p>
              </table:table-cell>
              <table:table-cell office:value-type="float" office:value="1.404558">
                <text:p>1.40455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65187">
                <text:p>0.965187</text:p>
              </table:table-cell>
              <table:table-cell office:value-type="float" office:value="1.380052">
                <text:p>1.3800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134303">
                <text:p>1.134303</text:p>
              </table:table-cell>
              <table:table-cell office:value-type="float" office:value="1.33759">
                <text:p>1.3375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65651">
                <text:p>0.965651</text:p>
              </table:table-cell>
              <table:table-cell office:value-type="float" office:value="1.312443">
                <text:p>1.31244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019986">
                <text:p>1.019986</text:p>
              </table:table-cell>
              <table:table-cell office:value-type="float" office:value="1.370981">
                <text:p>1.3709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021703">
                <text:p>1.021703</text:p>
              </table:table-cell>
              <table:table-cell office:value-type="float" office:value="1.412566">
                <text:p>1.4125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02048">
                <text:p>0.802048</text:p>
              </table:table-cell>
              <table:table-cell office:value-type="float" office:value="1.423257">
                <text:p>1.4232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90032">
                <text:p>0.790032</text:p>
              </table:table-cell>
              <table:table-cell office:value-type="float" office:value="1.346473">
                <text:p>1.34647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65258">
                <text:p>0.965258</text:p>
              </table:table-cell>
              <table:table-cell office:value-type="float" office:value="1.353874">
                <text:p>1.3538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80283">
                <text:p>1.080283</text:p>
              </table:table-cell>
              <table:table-cell office:value-type="float" office:value="1.404952">
                <text:p>1.40495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30577">
                <text:p>1.130577</text:p>
              </table:table-cell>
              <table:table-cell office:value-type="float" office:value="1.481159">
                <text:p>1.48115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09327">
                <text:p>0.909327</text:p>
              </table:table-cell>
              <table:table-cell office:value-type="float" office:value="1.471989">
                <text:p>1.4719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70228">
                <text:p>0.570228</text:p>
              </table:table-cell>
              <table:table-cell office:value-type="float" office:value="1.388075">
                <text:p>1.38807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39115">
                <text:p>0.739115</text:p>
              </table:table-cell>
              <table:table-cell office:value-type="float" office:value="1.353819">
                <text:p>1.3538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02176">
                <text:p>1.02176</text:p>
              </table:table-cell>
              <table:table-cell office:value-type="float" office:value="1.354627">
                <text:p>1.35462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020948">
                <text:p>1.020948</text:p>
              </table:table-cell>
              <table:table-cell office:value-type="float" office:value="1.354017">
                <text:p>1.3540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39589">
                <text:p>0.739589</text:p>
              </table:table-cell>
              <table:table-cell office:value-type="float" office:value="1.344714">
                <text:p>1.34471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08346">
                <text:p>0.908346</text:p>
              </table:table-cell>
              <table:table-cell office:value-type="float" office:value="1.362886">
                <text:p>1.3628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52828">
                <text:p>0.852828</text:p>
              </table:table-cell>
              <table:table-cell office:value-type="float" office:value="1.346109">
                <text:p>1.3461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811">
                <text:p>0.90811</text:p>
              </table:table-cell>
              <table:table-cell office:value-type="float" office:value="1.32103">
                <text:p>1.321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39185">
                <text:p>0.739185</text:p>
              </table:table-cell>
              <table:table-cell office:value-type="float" office:value="1.261658">
                <text:p>1.2616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70524">
                <text:p>0.570524</text:p>
              </table:table-cell>
              <table:table-cell office:value-type="float" office:value="1.210903">
                <text:p>1.21090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27515">
                <text:p>0.627515</text:p>
              </table:table-cell>
              <table:table-cell office:value-type="float" office:value="1.220041">
                <text:p>1.22004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5327">
                <text:p>0.795327</text:p>
              </table:table-cell>
              <table:table-cell office:value-type="float" office:value="1.22802">
                <text:p>1.228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53322">
                <text:p>0.853322</text:p>
              </table:table-cell>
              <table:table-cell office:value-type="float" office:value="1.202744">
                <text:p>1.20274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52439">
                <text:p>0.852439</text:p>
              </table:table-cell>
              <table:table-cell office:value-type="float" office:value="1.177787">
                <text:p>1.17778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27144">
                <text:p>0.627144</text:p>
              </table:table-cell>
              <table:table-cell office:value-type="float" office:value="1.160714">
                <text:p>1.16071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38149">
                <text:p>0.738149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09562">
                <text:p>0.909562</text:p>
              </table:table-cell>
              <table:table-cell office:value-type="float" office:value="1.142949">
                <text:p>1.14294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851049">
                <text:p>0.851049</text:p>
              </table:table-cell>
              <table:table-cell office:value-type="float" office:value="1.134894">
                <text:p>1.1348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958204">
                <text:p>-0.958204</text:p>
              </table:table-cell>
              <table:table-cell office:value-type="float" office:value="0.880687">
                <text:p>0.8806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50657">
                <text:p>-0.50657</text:p>
              </table:table-cell>
              <table:table-cell office:value-type="float" office:value="0.71951">
                <text:p>0.7195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958003">
                <text:p>-0.958003</text:p>
              </table:table-cell>
              <table:table-cell office:value-type="float" office:value="0.481545">
                <text:p>0.48154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6405">
                <text:p>-0.56405</text:p>
              </table:table-cell>
              <table:table-cell office:value-type="float" office:value="0.277542">
                <text:p>0.27754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20552">
                <text:p>3.020552</text:p>
              </table:table-cell>
              <table:table-cell office:value-type="float" office:value="0.602439">
                <text:p>0.60243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553453">
                <text:p>1.553453</text:p>
              </table:table-cell>
              <table:table-cell office:value-type="float" office:value="0.704925">
                <text:p>0.70492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114631">
                <text:p>-2.114631</text:p>
              </table:table-cell>
              <table:table-cell office:value-type="float" office:value="0.293757">
                <text:p>0.29375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2209">
                <text:p>-2.2209</text:p>
              </table:table-cell>
              <table:table-cell office:value-type="float" office:value="-0.148557">
                <text:p>-0.14855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1.204892">
                <text:p>-1.204892</text:p>
              </table:table-cell>
              <table:table-cell office:value-type="float" office:value="-0.465705">
                <text:p>-0.4657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90002">
                <text:p>0.090002</text:p>
              </table:table-cell>
              <table:table-cell office:value-type="float" office:value="-0.580281">
                <text:p>-0.5802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247981">
                <text:p>-0.247981</text:p>
              </table:table-cell>
              <table:table-cell office:value-type="float" office:value="-0.474135">
                <text:p>-0.47413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1.205147">
                <text:p>-1.205147</text:p>
              </table:table-cell>
              <table:table-cell office:value-type="float" office:value="-0.579569">
                <text:p>-0.57956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192414">
                <text:p>-0.192414</text:p>
              </table:table-cell>
              <table:table-cell office:value-type="float" office:value="-0.772826">
                <text:p>-0.77282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192414">
                <text:p>-0.192414</text:p>
              </table:table-cell>
              <table:table-cell office:value-type="float" office:value="-0.68912">
                <text:p>-0.6891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35656">
                <text:p>-0.135656</text:p>
              </table:table-cell>
              <table:table-cell office:value-type="float" office:value="-1.162241">
                <text:p>-1.16224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586064">
                <text:p>-0.586064</text:p>
              </table:table-cell>
              <table:table-cell office:value-type="float" office:value="-1.482068">
                <text:p>-1.48206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623949">
                <text:p>-0.623949</text:p>
              </table:table-cell>
              <table:table-cell office:value-type="float" office:value="-1.257235">
                <text:p>-1.2572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096503">
                <text:p>-0.096503</text:p>
              </table:table-cell>
              <table:table-cell office:value-type="float" office:value="-0.939842">
                <text:p>-0.93984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73319">
                <text:p>0.273319</text:p>
              </table:table-cell>
              <table:table-cell office:value-type="float" office:value="-0.716898">
                <text:p>-0.7168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77723">
                <text:p>-0.077723</text:p>
              </table:table-cell>
              <table:table-cell office:value-type="float" office:value="-0.741918">
                <text:p>-0.74191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764384">
                <text:p>-0.764384</text:p>
              </table:table-cell>
              <table:table-cell office:value-type="float" office:value="-0.819532">
                <text:p>-0.81953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99222">
                <text:p>-0.99222</text:p>
              </table:table-cell>
              <table:table-cell office:value-type="float" office:value="-0.786893">
                <text:p>-0.78689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52672">
                <text:p>-0.52672</text:p>
              </table:table-cell>
              <table:table-cell office:value-type="float" office:value="-0.530743">
                <text:p>-0.53074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349107">
                <text:p>-0.349107</text:p>
              </table:table-cell>
              <table:table-cell office:value-type="float" office:value="-0.581685">
                <text:p>-0.58168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476059">
                <text:p>-0.476059</text:p>
              </table:table-cell>
              <table:table-cell office:value-type="float" office:value="-0.632142">
                <text:p>-0.63214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651707">
                <text:p>-0.651707</text:p>
              </table:table-cell>
              <table:table-cell office:value-type="float" office:value="-0.640434">
                <text:p>-0.6404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749769">
                <text:p>-0.749769</text:p>
              </table:table-cell>
              <table:table-cell office:value-type="float" office:value="-0.660651">
                <text:p>-0.66065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928034">
                <text:p>-0.928034</text:p>
              </table:table-cell>
              <table:table-cell office:value-type="float" office:value="-0.787589">
                <text:p>-0.78758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1.032464">
                <text:p>-1.032464</text:p>
              </table:table-cell>
              <table:table-cell office:value-type="float" office:value="-0.982109">
                <text:p>-0.98210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425194">
                <text:p>-0.425194</text:p>
              </table:table-cell>
              <table:table-cell office:value-type="float" office:value="-1.034389">
                <text:p>-1.03438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133313">
                <text:p>-0.133313</text:p>
              </table:table-cell>
              <table:table-cell office:value-type="float" office:value="-0.939691">
                <text:p>-0.93969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240878">
                <text:p>-0.240878</text:p>
              </table:table-cell>
              <table:table-cell office:value-type="float" office:value="-0.827348">
                <text:p>-0.82734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693727">
                <text:p>-0.693727</text:p>
              </table:table-cell>
              <table:table-cell office:value-type="float" office:value="-0.850913">
                <text:p>-0.85091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82079">
                <text:p>-0.82079</text:p>
              </table:table-cell>
              <table:table-cell office:value-type="float" office:value="-0.922045">
                <text:p>-0.92204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462121">
                <text:p>-0.462121</text:p>
              </table:table-cell>
              <table:table-cell office:value-type="float" office:value="-0.921909">
                <text:p>-0.92190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92211">
                <text:p>-0.292211</text:p>
              </table:table-cell>
              <table:table-cell office:value-type="float" office:value="-0.867358">
                <text:p>-0.86735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3.574698">
                <text:p>-3.574698</text:p>
              </table:table-cell>
              <table:table-cell office:value-type="float" office:value="-1.289248">
                <text:p>-1.2892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3.718862">
                <text:p>-3.718862</text:p>
              </table:table-cell>
              <table:table-cell office:value-type="float" office:value="-1.71109">
                <text:p>-1.7110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588158">
                <text:p>-2.588158</text:p>
              </table:table-cell>
              <table:table-cell office:value-type="float" office:value="-1.947301">
                <text:p>-1.9473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578327">
                <text:p>-1.578327</text:p>
              </table:table-cell>
              <table:table-cell office:value-type="float" office:value="-2.121264">
                <text:p>-2.12126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845035">
                <text:p>-0.845035</text:p>
              </table:table-cell>
              <table:table-cell office:value-type="float" office:value="-2.230133">
                <text:p>-2.23013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111592">
                <text:p>-0.111592</text:p>
              </table:table-cell>
              <table:table-cell office:value-type="float" office:value="-2.210351">
                <text:p>-2.2103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back_wheel_stats.A2:right_back_wheel_stats.A155 right_back_wheel_stats.D1:right_back_wheel_stats.F155" chart:data-source-has-labels="both" svg:x="0.73cm" svg:y="0.136cm" svg:width="27.604cm" svg:height="6.561cm">
          <chartooo:coordinate-region svg:x="1.29cm" svg:y="0.324cm" svg:width="27.044cm" svg:height="6.185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155" chart:label-cell-address="right_back_wheel_stats.D1:right_back_wheel_stats.D1" chart:class="chart:line">
            <chart:data-point chart:repeated="154"/>
          </chart:series>
          <chart:series chart:style-name="ch7" chart:values-cell-range-address="right_back_wheel_stats.E2:right_back_wheel_stats.E155" chart:label-cell-address="right_back_wheel_stats.E1:right_back_wheel_stats.E1" chart:class="chart:line">
            <chart:data-point chart:repeated="154"/>
          </chart:series>
          <chart:series chart:style-name="ch8" chart:values-cell-range-address="right_back_wheel_stats.F2:right_back_wheel_stats.F155" chart:label-cell-address="right_back_wheel_stats.F1:right_back_wheel_stats.F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155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155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3.946104">
                <text:p>-3.9461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064">
                <text:p>-1.18064</text:p>
              </table:table-cell>
              <table:table-cell office:value-type="float" office:value="-2.55769">
                <text:p>-2.557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55929">
                <text:p>-2.655929</text:p>
              </table:table-cell>
              <table:table-cell office:value-type="float" office:value="-0.917781">
                <text:p>-0.9177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5554">
                <text:p>-1.015554</text:p>
              </table:table-cell>
              <table:table-cell office:value-type="float" office:value="-2.979988">
                <text:p>-2.9799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369">
                <text:p>-0.281369</text:p>
              </table:table-cell>
              <table:table-cell office:value-type="float" office:value="-3.844368">
                <text:p>-3.8443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5622">
                <text:p>-0.675622</text:p>
              </table:table-cell>
              <table:table-cell office:value-type="float" office:value="-3.49882">
                <text:p>-3.49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3233">
                <text:p>-1.353233</text:p>
              </table:table-cell>
              <table:table-cell office:value-type="float" office:value="-2.853267">
                <text:p>-2.853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759">
                <text:p>-1.57759</text:p>
              </table:table-cell>
              <table:table-cell office:value-type="float" office:value="-2.700447">
                <text:p>-2.7004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2691">
                <text:p>-1.632691</text:p>
              </table:table-cell>
              <table:table-cell office:value-type="float" office:value="-2.680502">
                <text:p>-2.6805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6357">
                <text:p>-1.576357</text:p>
              </table:table-cell>
              <table:table-cell office:value-type="float" office:value="-2.774567">
                <text:p>-2.7745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19241">
                <text:p>-1.519241</text:p>
              </table:table-cell>
              <table:table-cell office:value-type="float" office:value="-2.604006">
                <text:p>-2.6040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53204">
                <text:p>-1.753204</text:p>
              </table:table-cell>
              <table:table-cell office:value-type="float" office:value="-2.255269">
                <text:p>-2.2552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5139">
                <text:p>-1.465139</text:p>
              </table:table-cell>
              <table:table-cell office:value-type="float" office:value="-2.774427">
                <text:p>-2.7744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47085">
                <text:p>-1.347085</text:p>
              </table:table-cell>
              <table:table-cell office:value-type="float" office:value="-2.825649">
                <text:p>-2.8256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7811">
                <text:p>-1.297811</text:p>
              </table:table-cell>
              <table:table-cell office:value-type="float" office:value="-2.715586">
                <text:p>-2.7155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1455">
                <text:p>-1.241455</text:p>
              </table:table-cell>
              <table:table-cell office:value-type="float" office:value="-2.687882">
                <text:p>-2.6878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421">
                <text:p>-0.957421</text:p>
              </table:table-cell>
              <table:table-cell office:value-type="float" office:value="-3.054133">
                <text:p>-3.054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334">
                <text:p>-0.901334</text:p>
              </table:table-cell>
              <table:table-cell office:value-type="float" office:value="-3.188807">
                <text:p>-3.188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821">
                <text:p>-0.846821</text:p>
              </table:table-cell>
              <table:table-cell office:value-type="float" office:value="-3.360866">
                <text:p>-3.3608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606">
                <text:p>-1.29606</text:p>
              </table:table-cell>
              <table:table-cell office:value-type="float" office:value="-2.903483">
                <text:p>-2.90348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6407">
                <text:p>-1.406407</text:p>
              </table:table-cell>
              <table:table-cell office:value-type="float" office:value="-2.84395">
                <text:p>-2.843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80751">
                <text:p>-1.580751</text:p>
              </table:table-cell>
              <table:table-cell office:value-type="float" office:value="-2.689135">
                <text:p>-2.6891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5538">
                <text:p>-1.295538</text:p>
              </table:table-cell>
              <table:table-cell office:value-type="float" office:value="-3.045744">
                <text:p>-3.0457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0223">
                <text:p>-1.410223</text:p>
              </table:table-cell>
              <table:table-cell office:value-type="float" office:value="-2.881384">
                <text:p>-2.8813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0561">
                <text:p>-1.290561</text:p>
              </table:table-cell>
              <table:table-cell office:value-type="float" office:value="-3.026037">
                <text:p>-3.0260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5687">
                <text:p>-1.355687</text:p>
              </table:table-cell>
              <table:table-cell office:value-type="float" office:value="-2.925001">
                <text:p>-2.9250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671">
                <text:p>-1.239671</text:p>
              </table:table-cell>
              <table:table-cell office:value-type="float" office:value="-3.016687">
                <text:p>-3.0166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2514">
                <text:p>-1.242514</text:p>
              </table:table-cell>
              <table:table-cell office:value-type="float" office:value="-2.950762">
                <text:p>-2.9507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215">
                <text:p>-1.18215</text:p>
              </table:table-cell>
              <table:table-cell office:value-type="float" office:value="-2.967434">
                <text:p>-2.9674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596">
                <text:p>-0.901596</text:p>
              </table:table-cell>
              <table:table-cell office:value-type="float" office:value="-3.329222">
                <text:p>-3.3292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276">
                <text:p>-1.014276</text:p>
              </table:table-cell>
              <table:table-cell office:value-type="float" office:value="-3.235944">
                <text:p>-3.2359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486">
                <text:p>-1.183486</text:p>
              </table:table-cell>
              <table:table-cell office:value-type="float" office:value="-3.12081">
                <text:p>-3.120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1057">
                <text:p>-1.351057</text:p>
              </table:table-cell>
              <table:table-cell office:value-type="float" office:value="-2.944901">
                <text:p>-2.9449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806">
                <text:p>-1.070806</text:p>
              </table:table-cell>
              <table:table-cell office:value-type="float" office:value="-3.321065">
                <text:p>-3.3210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8337">
                <text:p>-1.128337</text:p>
              </table:table-cell>
              <table:table-cell office:value-type="float" office:value="-3.25421">
                <text:p>-3.254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465">
                <text:p>-1.125465</text:p>
              </table:table-cell>
              <table:table-cell office:value-type="float" office:value="-3.297497">
                <text:p>-3.29749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3843">
                <text:p>-1.353843</text:p>
              </table:table-cell>
              <table:table-cell office:value-type="float" office:value="-3.029202">
                <text:p>-3.0292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4228">
                <text:p>-1.464228</text:p>
              </table:table-cell>
              <table:table-cell office:value-type="float" office:value="-2.897242">
                <text:p>-2.89724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4079">
                <text:p>-1.294079</text:p>
              </table:table-cell>
              <table:table-cell office:value-type="float" office:value="-3.078506">
                <text:p>-3.07850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2136">
                <text:p>-0.902136</text:p>
              </table:table-cell>
              <table:table-cell office:value-type="float" office:value="-3.492248">
                <text:p>-3.4922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654">
                <text:p>-0.677654</text:p>
              </table:table-cell>
              <table:table-cell office:value-type="float" office:value="-3.750766">
                <text:p>-3.7507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3793">
                <text:p>-1.123793</text:p>
              </table:table-cell>
              <table:table-cell office:value-type="float" office:value="-3.2464">
                <text:p>-3.24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8614">
                <text:p>-1.298614</text:p>
              </table:table-cell>
              <table:table-cell office:value-type="float" office:value="-3.106878">
                <text:p>-3.1068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5432">
                <text:p>-1.465432</text:p>
              </table:table-cell>
              <table:table-cell office:value-type="float" office:value="-2.881661">
                <text:p>-2.88166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8797">
                <text:p>-1.408797</text:p>
              </table:table-cell>
              <table:table-cell office:value-type="float" office:value="-2.918068">
                <text:p>-2.9180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937">
                <text:p>-1.125937</text:p>
              </table:table-cell>
              <table:table-cell office:value-type="float" office:value="-3.223749">
                <text:p>-3.2237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071">
                <text:p>-1.072071</text:p>
              </table:table-cell>
              <table:table-cell office:value-type="float" office:value="-3.296514">
                <text:p>-3.2965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582">
                <text:p>-1.239582</text:p>
              </table:table-cell>
              <table:table-cell office:value-type="float" office:value="-3.141022">
                <text:p>-3.1410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1665">
                <text:p>-1.631665</text:p>
              </table:table-cell>
              <table:table-cell office:value-type="float" office:value="-2.675757">
                <text:p>-2.6757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7487">
                <text:p>-1.467487</text:p>
              </table:table-cell>
              <table:table-cell office:value-type="float" office:value="-2.811014">
                <text:p>-2.81101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918">
                <text:p>-1.013918</text:p>
              </table:table-cell>
              <table:table-cell office:value-type="float" office:value="-3.242767">
                <text:p>-3.2427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329">
                <text:p>-0.338329</text:p>
              </table:table-cell>
              <table:table-cell office:value-type="float" office:value="-4.058461">
                <text:p>-4.0584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4227">
                <text:p>-0.394227</text:p>
              </table:table-cell>
              <table:table-cell office:value-type="float" office:value="-4.064802">
                <text:p>-4.0648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038">
                <text:p>-1.127038</text:p>
              </table:table-cell>
              <table:table-cell office:value-type="float" office:value="-3.315444">
                <text:p>-3.3154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21842">
                <text:p>-1.521842</text:p>
              </table:table-cell>
              <table:table-cell office:value-type="float" office:value="-2.937491">
                <text:p>-2.9374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568">
                <text:p>-1.127568</text:p>
              </table:table-cell>
              <table:table-cell office:value-type="float" office:value="-3.410503">
                <text:p>-3.4105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9079">
                <text:p>-0.789079</text:p>
              </table:table-cell>
              <table:table-cell office:value-type="float" office:value="-3.785848">
                <text:p>-3.7858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99886">
                <text:p>-0.899886</text:p>
              </table:table-cell>
              <table:table-cell office:value-type="float" office:value="-3.680713">
                <text:p>-3.6807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5732">
                <text:p>-1.295732</text:p>
              </table:table-cell>
              <table:table-cell office:value-type="float" office:value="-3.306705">
                <text:p>-3.3067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7461">
                <text:p>-1.297461</text:p>
              </table:table-cell>
              <table:table-cell office:value-type="float" office:value="-3.369859">
                <text:p>-3.3698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1343">
                <text:p>-1.241343</text:p>
              </table:table-cell>
              <table:table-cell office:value-type="float" office:value="-3.397667">
                <text:p>-3.397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063">
                <text:p>-1.183063</text:p>
              </table:table-cell>
              <table:table-cell office:value-type="float" office:value="-3.32936">
                <text:p>-3.329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59124">
                <text:p>-1.459124</text:p>
              </table:table-cell>
              <table:table-cell office:value-type="float" office:value="-2.860422">
                <text:p>-2.8604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3806">
                <text:p>-1.413806</text:p>
              </table:table-cell>
              <table:table-cell office:value-type="float" office:value="-2.894534">
                <text:p>-2.8945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836">
                <text:p>-1.124836</text:p>
              </table:table-cell>
              <table:table-cell office:value-type="float" office:value="-3.267333">
                <text:p>-3.267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688">
                <text:p>-0.84688</text:p>
              </table:table-cell>
              <table:table-cell office:value-type="float" office:value="-3.586839">
                <text:p>-3.5868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8579">
                <text:p>-0.958579</text:p>
              </table:table-cell>
              <table:table-cell office:value-type="float" office:value="-3.41055">
                <text:p>-3.410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4935">
                <text:p>-1.124935</text:p>
              </table:table-cell>
              <table:table-cell office:value-type="float" office:value="-3.205083">
                <text:p>-3.2050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921">
                <text:p>-1.184921</text:p>
              </table:table-cell>
              <table:table-cell office:value-type="float" office:value="-3.172661">
                <text:p>-3.17266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983">
                <text:p>-1.125983</text:p>
              </table:table-cell>
              <table:table-cell office:value-type="float" office:value="-3.269121">
                <text:p>-3.2691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7812">
                <text:p>-0.507812</text:p>
              </table:table-cell>
              <table:table-cell office:value-type="float" office:value="-4.052991">
                <text:p>-4.0529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358">
                <text:p>-0.563358</text:p>
              </table:table-cell>
              <table:table-cell office:value-type="float" office:value="-4.023921">
                <text:p>-4.0239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6621">
                <text:p>-1.126621</text:p>
              </table:table-cell>
              <table:table-cell office:value-type="float" office:value="-3.45882">
                <text:p>-3.4588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45968">
                <text:p>-1.745968</text:p>
              </table:table-cell>
              <table:table-cell office:value-type="float" office:value="-2.784712">
                <text:p>-2.7847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2171">
                <text:p>-1.692171</text:p>
              </table:table-cell>
              <table:table-cell office:value-type="float" office:value="-2.820487">
                <text:p>-2.8204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334">
                <text:p>-1.127334</text:p>
              </table:table-cell>
              <table:table-cell office:value-type="float" office:value="-3.39385">
                <text:p>-3.393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3701">
                <text:p>-1.463701</text:p>
              </table:table-cell>
              <table:table-cell office:value-type="float" office:value="-2.891677">
                <text:p>-2.8916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9012">
                <text:p>-1.409012</text:p>
              </table:table-cell>
              <table:table-cell office:value-type="float" office:value="-2.942934">
                <text:p>-2.94293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0253">
                <text:p>-1.410253</text:p>
              </table:table-cell>
              <table:table-cell office:value-type="float" office:value="-2.902231">
                <text:p>-2.9022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3991">
                <text:p>-1.013991</text:p>
              </table:table-cell>
              <table:table-cell office:value-type="float" office:value="-3.355093">
                <text:p>-3.3550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153">
                <text:p>-0.901153</text:p>
              </table:table-cell>
              <table:table-cell office:value-type="float" office:value="-3.380972">
                <text:p>-3.38097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994">
                <text:p>-1.125994</text:p>
              </table:table-cell>
              <table:table-cell office:value-type="float" office:value="-3.03708">
                <text:p>-3.037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9016">
                <text:p>-1.129016</text:p>
              </table:table-cell>
              <table:table-cell office:value-type="float" office:value="-3.05638">
                <text:p>-3.0563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011">
                <text:p>-0.9011</text:p>
              </table:table-cell>
              <table:table-cell office:value-type="float" office:value="-3.433904">
                <text:p>-3.43390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1798">
                <text:p>-0.951798</text:p>
              </table:table-cell>
              <table:table-cell office:value-type="float" office:value="-3.466348">
                <text:p>-3.4663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7204">
                <text:p>-1.077204</text:p>
              </table:table-cell>
              <table:table-cell office:value-type="float" office:value="-3.341172">
                <text:p>-3.3411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6554">
                <text:p>-1.126554</text:p>
              </table:table-cell>
              <table:table-cell office:value-type="float" office:value="-3.350334">
                <text:p>-3.3503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1954">
                <text:p>-0.841954</text:p>
              </table:table-cell>
              <table:table-cell office:value-type="float" office:value="-3.752877">
                <text:p>-3.75287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9913">
                <text:p>-0.849913</text:p>
              </table:table-cell>
              <table:table-cell office:value-type="float" office:value="-3.799626">
                <text:p>-3.79962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2327">
                <text:p>-1.182327</text:p>
              </table:table-cell>
              <table:table-cell office:value-type="float" office:value="-3.409359">
                <text:p>-3.4093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5432">
                <text:p>-1.465432</text:p>
              </table:table-cell>
              <table:table-cell office:value-type="float" office:value="-3.046697">
                <text:p>-3.0466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0227">
                <text:p>-1.240227</text:p>
              </table:table-cell>
              <table:table-cell office:value-type="float" office:value="-3.305376">
                <text:p>-3.30537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343">
                <text:p>-0.957343</text:p>
              </table:table-cell>
              <table:table-cell office:value-type="float" office:value="-3.619839">
                <text:p>-3.6198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845651">
                <text:p>-0.845651</text:p>
              </table:table-cell>
              <table:table-cell office:value-type="float" office:value="-3.72279">
                <text:p>-3.722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257">
                <text:p>-1.014257</text:p>
              </table:table-cell>
              <table:table-cell office:value-type="float" office:value="-3.516845">
                <text:p>-3.51684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0967">
                <text:p>-1.070967</text:p>
              </table:table-cell>
              <table:table-cell office:value-type="float" office:value="-3.47283">
                <text:p>-3.4728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7332">
                <text:p>-0.957332</text:p>
              </table:table-cell>
              <table:table-cell office:value-type="float" office:value="-3.62811">
                <text:p>-3.628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14883">
                <text:p>-1.014883</text:p>
              </table:table-cell>
              <table:table-cell office:value-type="float" office:value="-3.528204">
                <text:p>-3.5282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401">
                <text:p>-1.127401</text:p>
              </table:table-cell>
              <table:table-cell office:value-type="float" office:value="-3.368216">
                <text:p>-3.36821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5065">
                <text:p>-1.465065</text:p>
              </table:table-cell>
              <table:table-cell office:value-type="float" office:value="-2.965868">
                <text:p>-2.96586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1598">
                <text:p>-1.351598</text:p>
              </table:table-cell>
              <table:table-cell office:value-type="float" office:value="-3.141525">
                <text:p>-3.14152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053">
                <text:p>-1.184053</text:p>
              </table:table-cell>
              <table:table-cell office:value-type="float" office:value="-3.322987">
                <text:p>-3.3229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1939">
                <text:p>-1.181939</text:p>
              </table:table-cell>
              <table:table-cell office:value-type="float" office:value="-3.274648">
                <text:p>-3.2746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0138">
                <text:p>-1.690138</text:p>
              </table:table-cell>
              <table:table-cell office:value-type="float" office:value="-2.589077">
                <text:p>-2.5890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9058">
                <text:p>-1.859058</text:p>
              </table:table-cell>
              <table:table-cell office:value-type="float" office:value="-2.327241">
                <text:p>-2.327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1408">
                <text:p>-1.241408</text:p>
              </table:table-cell>
              <table:table-cell office:value-type="float" office:value="-2.997365">
                <text:p>-2.99736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855">
                <text:p>-0.956855</text:p>
              </table:table-cell>
              <table:table-cell office:value-type="float" office:value="-3.248931">
                <text:p>-3.2489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921">
                <text:p>-1.184921</text:p>
              </table:table-cell>
              <table:table-cell office:value-type="float" office:value="-2.944143">
                <text:p>-2.9441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1.465488">
                <text:p>-1.465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731713">
                <text:p>0.73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845297">
                <text:p>0.84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56405">
                <text:p>0.56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76923">
                <text:p>3.076923</text:p>
              </table:table-cell>
              <table:table-cell office:value-type="float" office:value="0.056371">
                <text:p>0.056371</text:p>
              </table:table-cell>
              <table:table-cell office:value-type="float" office:value="6.531902">
                <text:p>6.53190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.076923">
                <text:p>3.076923</text:p>
              </table:table-cell>
              <table:table-cell office:value-type="float" office:value="1.63632">
                <text:p>1.63632</text:p>
              </table:table-cell>
              <table:table-cell office:value-type="float" office:value="4.659535">
                <text:p>4.65953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.076923">
                <text:p>3.076923</text:p>
              </table:table-cell>
              <table:table-cell office:value-type="float" office:value="5.078693">
                <text:p>5.078693</text:p>
              </table:table-cell>
              <table:table-cell office:value-type="float" office:value="0.715063">
                <text:p>0.71506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.076923">
                <text:p>3.076923</text:p>
              </table:table-cell>
              <table:table-cell office:value-type="float" office:value="5.185104">
                <text:p>5.185104</text:p>
              </table:table-cell>
              <table:table-cell office:value-type="float" office:value="0.703408">
                <text:p>0.70340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.076923">
                <text:p>3.076923</text:p>
              </table:table-cell>
              <table:table-cell office:value-type="float" office:value="3.774758">
                <text:p>3.774758</text:p>
              </table:table-cell>
              <table:table-cell office:value-type="float" office:value="2.280302">
                <text:p>2.2803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42">
                <text:p>3.38142</text:p>
              </table:table-cell>
              <table:table-cell office:value-type="float" office:value="2.611223">
                <text:p>2.6112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.076923">
                <text:p>3.076923</text:p>
              </table:table-cell>
              <table:table-cell office:value-type="float" office:value="3.381259">
                <text:p>3.381259</text:p>
              </table:table-cell>
              <table:table-cell office:value-type="float" office:value="2.307218">
                <text:p>2.30721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.076923">
                <text:p>3.076923</text:p>
              </table:table-cell>
              <table:table-cell office:value-type="float" office:value="3.887669">
                <text:p>3.887669</text:p>
              </table:table-cell>
              <table:table-cell office:value-type="float" office:value="1.73832">
                <text:p>1.7383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.076923">
                <text:p>3.076923</text:p>
              </table:table-cell>
              <table:table-cell office:value-type="float" office:value="3.494809">
                <text:p>3.494809</text:p>
              </table:table-cell>
              <table:table-cell office:value-type="float" office:value="1.65393">
                <text:p>1.6539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.076923">
                <text:p>3.076923</text:p>
              </table:table-cell>
              <table:table-cell office:value-type="float" office:value="3.494809">
                <text:p>3.494809</text:p>
              </table:table-cell>
              <table:table-cell office:value-type="float" office:value="1.588434">
                <text:p>1.58843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076923">
                <text:p>3.076923</text:p>
              </table:table-cell>
              <table:table-cell office:value-type="float" office:value="3.438023">
                <text:p>3.438023</text:p>
              </table:table-cell>
              <table:table-cell office:value-type="float" office:value="1.139985">
                <text:p>1.13998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.076923">
                <text:p>3.076923</text:p>
              </table:table-cell>
              <table:table-cell office:value-type="float" office:value="3.268511">
                <text:p>3.268511</text:p>
              </table:table-cell>
              <table:table-cell office:value-type="float" office:value="1.07618">
                <text:p>1.0761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076923">
                <text:p>3.076923</text:p>
              </table:table-cell>
              <table:table-cell office:value-type="float" office:value="3.308355">
                <text:p>3.308355</text:p>
              </table:table-cell>
              <table:table-cell office:value-type="float" office:value="1.280206">
                <text:p>1.2802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76923">
                <text:p>3.076923</text:p>
              </table:table-cell>
              <table:table-cell office:value-type="float" office:value="3.286762">
                <text:p>3.286762</text:p>
              </table:table-cell>
              <table:table-cell office:value-type="float" office:value="1.593258">
                <text:p>1.59325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.076923">
                <text:p>3.076923</text:p>
              </table:table-cell>
              <table:table-cell office:value-type="float" office:value="2.971821">
                <text:p>2.971821</text:p>
              </table:table-cell>
              <table:table-cell office:value-type="float" office:value="2.057756">
                <text:p>2.0577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076923">
                <text:p>3.076923</text:p>
              </table:table-cell>
              <table:table-cell office:value-type="float" office:value="2.929314">
                <text:p>2.929314</text:p>
              </table:table-cell>
              <table:table-cell office:value-type="float" office:value="2.141185">
                <text:p>2.14118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.076923">
                <text:p>3.076923</text:p>
              </table:table-cell>
              <table:table-cell office:value-type="float" office:value="3.389389">
                <text:p>3.389389</text:p>
              </table:table-cell>
              <table:table-cell office:value-type="float" office:value="1.629353">
                <text:p>1.62935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.076923">
                <text:p>3.076923</text:p>
              </table:table-cell>
              <table:table-cell office:value-type="float" office:value="4.125659">
                <text:p>4.125659</text:p>
              </table:table-cell>
              <table:table-cell office:value-type="float" office:value="0.829836">
                <text:p>0.82983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.076923">
                <text:p>3.076923</text:p>
              </table:table-cell>
              <table:table-cell office:value-type="float" office:value="3.997792">
                <text:p>3.997792</text:p>
              </table:table-cell>
              <table:table-cell office:value-type="float" office:value="1.043556">
                <text:p>1.04355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.076923">
                <text:p>3.076923</text:p>
              </table:table-cell>
              <table:table-cell office:value-type="float" office:value="3.313701">
                <text:p>3.313701</text:p>
              </table:table-cell>
              <table:table-cell office:value-type="float" office:value="2.418536">
                <text:p>2.41853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.076923">
                <text:p>3.076923</text:p>
              </table:table-cell>
              <table:table-cell office:value-type="float" office:value="2.989016">
                <text:p>2.989016</text:p>
              </table:table-cell>
              <table:table-cell office:value-type="float" office:value="2.775019">
                <text:p>2.7750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.076923">
                <text:p>3.076923</text:p>
              </table:table-cell>
              <table:table-cell office:value-type="float" office:value="3.728631">
                <text:p>3.728631</text:p>
              </table:table-cell>
              <table:table-cell office:value-type="float" office:value="1.859789">
                <text:p>1.85978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.076923">
                <text:p>3.076923</text:p>
              </table:table-cell>
              <table:table-cell office:value-type="float" office:value="4.333166">
                <text:p>4.333166</text:p>
              </table:table-cell>
              <table:table-cell office:value-type="float" office:value="1.114973">
                <text:p>1.11497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.076923">
                <text:p>3.076923</text:p>
              </table:table-cell>
              <table:table-cell office:value-type="float" office:value="4.230588">
                <text:p>4.230588</text:p>
              </table:table-cell>
              <table:table-cell office:value-type="float" office:value="1.145399">
                <text:p>1.1453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.076923">
                <text:p>3.076923</text:p>
              </table:table-cell>
              <table:table-cell office:value-type="float" office:value="3.546457">
                <text:p>3.546457</text:p>
              </table:table-cell>
              <table:table-cell office:value-type="float" office:value="1.802308">
                <text:p>1.8023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076923">
                <text:p>3.076923</text:p>
              </table:table-cell>
              <table:table-cell office:value-type="float" office:value="3.389146">
                <text:p>3.389146</text:p>
              </table:table-cell>
              <table:table-cell office:value-type="float" office:value="1.837699">
                <text:p>1.8376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.076923">
                <text:p>3.076923</text:p>
              </table:table-cell>
              <table:table-cell office:value-type="float" office:value="3.717116">
                <text:p>3.717116</text:p>
              </table:table-cell>
              <table:table-cell office:value-type="float" office:value="1.412136">
                <text:p>1.4121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.076923">
                <text:p>3.076923</text:p>
              </table:table-cell>
              <table:table-cell office:value-type="float" office:value="3.59897">
                <text:p>3.59897</text:p>
              </table:table-cell>
              <table:table-cell office:value-type="float" office:value="1.653847">
                <text:p>1.65384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.076923">
                <text:p>3.076923</text:p>
              </table:table-cell>
              <table:table-cell office:value-type="float" office:value="3.376702">
                <text:p>3.376702</text:p>
              </table:table-cell>
              <table:table-cell office:value-type="float" office:value="1.980449">
                <text:p>1.98044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.076923">
                <text:p>3.076923</text:p>
              </table:table-cell>
              <table:table-cell office:value-type="float" office:value="3.61527">
                <text:p>3.61527</text:p>
              </table:table-cell>
              <table:table-cell office:value-type="float" office:value="1.65069">
                <text:p>1.6506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.076923">
                <text:p>3.076923</text:p>
              </table:table-cell>
              <table:table-cell office:value-type="float" office:value="3.87083">
                <text:p>3.87083</text:p>
              </table:table-cell>
              <table:table-cell office:value-type="float" office:value="1.260509">
                <text:p>1.26050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.076923">
                <text:p>3.076923</text:p>
              </table:table-cell>
              <table:table-cell office:value-type="float" office:value="3.483342">
                <text:p>3.483342</text:p>
              </table:table-cell>
              <table:table-cell office:value-type="float" office:value="1.749539">
                <text:p>1.74953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.120768">
                <text:p>3.120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.437129">
                <text:p>3.43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700686">
                <text:p>2.700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.860171">
                <text:p>1.860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619692">
                <text:p>0.6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back_wheel_stats.A2:right_back_wheel_stats.A155 right_back_wheel_stats.G1:right_back_wheel_stats.G155" chart:data-source-has-labels="both" svg:x="0.674cm" svg:y="0.062cm" svg:width="27.894cm" svg:height="3.008cm">
          <chartooo:coordinate-region svg:x="1.521cm" svg:y="0.25cm" svg:width="27.047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155" chart:label-cell-address="right_back_wheel_stats.G1:right_back_wheel_stats.G1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back_wheel_stats.G1:righ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23377">
                <text:p>-0.6233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421965">
                <text:p>-0.4219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18407">
                <text:p>-0.184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483226">
                <text:p>-0.4832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608618">
                <text:p>-0.6086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558491">
                <text:p>-0.5584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464843">
                <text:p>-0.464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42674">
                <text:p>-0.4426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39781">
                <text:p>-0.4397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453427">
                <text:p>-0.4534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428684">
                <text:p>-0.4286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378094">
                <text:p>-0.378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53406">
                <text:p>-0.4534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60837">
                <text:p>-0.4608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4487">
                <text:p>-0.444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440851">
                <text:p>-0.4408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93982">
                <text:p>-0.4939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13519">
                <text:p>-0.5135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38479">
                <text:p>-0.5384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72128">
                <text:p>-0.4721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63492">
                <text:p>-0.4634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441033">
                <text:p>-0.4410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92765">
                <text:p>-0.4927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468922">
                <text:p>-0.4689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489906">
                <text:p>-0.4899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475249">
                <text:p>-0.47524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8855">
                <text:p>-0.488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78986">
                <text:p>-0.4789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481405">
                <text:p>-0.4814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33888">
                <text:p>-0.5338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520357">
                <text:p>-0.5203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03655">
                <text:p>-0.5036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78136">
                <text:p>-0.4781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32705">
                <text:p>-0.5327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23006">
                <text:p>-0.523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29286">
                <text:p>-0.5292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90365">
                <text:p>-0.4903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471222">
                <text:p>-0.471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97518">
                <text:p>-0.4975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557538">
                <text:p>-0.5575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59504">
                <text:p>-0.595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21873">
                <text:p>-0.5218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501633">
                <text:p>-0.5016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468962">
                <text:p>-0.4689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74244">
                <text:p>-0.4742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518588">
                <text:p>-0.5185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529143">
                <text:p>-0.5291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06587">
                <text:p>-0.5065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439092">
                <text:p>-0.4390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458714">
                <text:p>-0.45871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521346">
                <text:p>-0.5213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639676">
                <text:p>-0.6396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40596">
                <text:p>-0.64059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531889">
                <text:p>-0.53188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477061">
                <text:p>-0.47706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45679">
                <text:p>-0.5456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600129">
                <text:p>-0.6001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84877">
                <text:p>-0.5848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30622">
                <text:p>-0.5306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539783">
                <text:p>-0.5397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543817">
                <text:p>-0.5438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33908">
                <text:p>-0.5339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465881">
                <text:p>-0.4658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47083">
                <text:p>-0.4708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52491">
                <text:p>-0.5249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571259">
                <text:p>-0.5712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545686">
                <text:p>-0.5456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1588">
                <text:p>-0.5158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11176">
                <text:p>-0.51117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25169">
                <text:p>-0.52516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38882">
                <text:p>-0.63888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634665">
                <text:p>-0.6346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552688">
                <text:p>-0.5526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454898">
                <text:p>-0.4548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60088">
                <text:p>-0.4600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543263">
                <text:p>-0.5432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70415">
                <text:p>-0.4704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77851">
                <text:p>-0.4778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71946">
                <text:p>-0.47194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537641">
                <text:p>-0.53764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541395">
                <text:p>-0.5413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491508">
                <text:p>-0.4915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494308">
                <text:p>-0.4943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549074">
                <text:p>-0.5490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55378">
                <text:p>-0.5537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535622">
                <text:p>-0.5356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536951">
                <text:p>-0.5369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595346">
                <text:p>-0.5953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602128">
                <text:p>-0.6021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45513">
                <text:p>-0.5455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92903">
                <text:p>-0.4929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530429">
                <text:p>-0.53042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576047">
                <text:p>-0.5760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590981">
                <text:p>-0.59098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561106">
                <text:p>-0.56110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554721">
                <text:p>-0.5547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577247">
                <text:p>-0.5772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562754">
                <text:p>-0.56275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539545">
                <text:p>-0.53954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481178">
                <text:p>-0.48117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50666">
                <text:p>-0.5066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32984">
                <text:p>-0.5329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525971">
                <text:p>-0.52597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426518">
                <text:p>-0.42651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388535">
                <text:p>-0.3885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485747">
                <text:p>-0.48574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522241">
                <text:p>-0.52224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478026">
                <text:p>-0.4780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98488">
                <text:p>0.99848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26871">
                <text:p>0.7268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54663">
                <text:p>0.15466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52972">
                <text:p>0.15297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81725">
                <text:p>0.3817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29731">
                <text:p>0.42973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8563">
                <text:p>0.3856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03102">
                <text:p>0.3031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9086">
                <text:p>0.2908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81359">
                <text:p>0.28135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6304">
                <text:p>0.2163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07048">
                <text:p>0.20704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36646">
                <text:p>0.2366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2059">
                <text:p>0.28205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49442">
                <text:p>0.3494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1544">
                <text:p>0.36154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7295">
                <text:p>0.2872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171312">
                <text:p>0.1713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02316">
                <text:p>0.20231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01779">
                <text:p>0.4017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53492">
                <text:p>0.45349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20723">
                <text:p>0.32072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12676">
                <text:p>0.21267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1709">
                <text:p>0.2170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12385">
                <text:p>0.3123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17519">
                <text:p>0.31751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55784">
                <text:p>0.25578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90848">
                <text:p>0.29084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38227">
                <text:p>0.33822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9039">
                <text:p>0.290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33788">
                <text:p>0.23378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0473">
                <text:p>0.3047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back_wheel_stats.A2:right_back_wheel_stats.A155 right_back_wheel_stats.H1:right_back_wheel_stats.I155" chart:data-source-has-labels="both" svg:x="0.654cm" svg:y="0.062cm" svg:width="27.973cm" svg:height="3.008cm">
          <chartooo:coordinate-region svg:x="1.214cm" svg:y="0.251cm" svg:width="27.281cm" svg:height="2.631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H2:right_back_wheel_stats.H155" chart:label-cell-address="right_back_wheel_stats.H1:right_back_wheel_stats.H1" chart:class="chart:line">
            <chart:data-point chart:repeated="154"/>
          </chart:series>
          <chart:series chart:style-name="ch7" chart:values-cell-range-address="right_back_wheel_stats.I2:right_back_wheel_stats.I155" chart:label-cell-address="right_back_wheel_stats.I1:right_back_wheel_stats.I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H1:right_back_wheel_stats.H1</svg:desc>
                </draw:g>
              </table:table-cell>
              <table:table-cell office:value-type="string">
                <text:p>Ki*integral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155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62927">
                <text:p>-0.2629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573207">
                <text:p>-0.573207</text:p>
              </table:table-cell>
              <table:table-cell office:value-type="float" office:value="-0.348821">
                <text:p>-0.3488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2083">
                <text:p>0.902083</text:p>
              </table:table-cell>
              <table:table-cell office:value-type="float" office:value="-0.213077">
                <text:p>-0.2130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38292">
                <text:p>-0.738292</text:p>
              </table:table-cell>
              <table:table-cell office:value-type="float" office:value="-0.323839">
                <text:p>-0.323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472477">
                <text:p>-1.472477</text:p>
              </table:table-cell>
              <table:table-cell office:value-type="float" office:value="-0.544584">
                <text:p>-0.5445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078224">
                <text:p>-1.078224</text:p>
              </table:table-cell>
              <table:table-cell office:value-type="float" office:value="-0.706203">
                <text:p>-0.706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400613">
                <text:p>-0.400613</text:p>
              </table:table-cell>
              <table:table-cell office:value-type="float" office:value="-0.766424">
                <text:p>-0.766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176256">
                <text:p>-0.176256</text:p>
              </table:table-cell>
              <table:table-cell office:value-type="float" office:value="-0.792818">
                <text:p>-0.7928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21155">
                <text:p>-0.121155</text:p>
              </table:table-cell>
              <table:table-cell office:value-type="float" office:value="-0.811006">
                <text:p>-0.8110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177489">
                <text:p>-0.177489</text:p>
              </table:table-cell>
              <table:table-cell office:value-type="float" office:value="-0.837591">
                <text:p>-0.8375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234605">
                <text:p>-0.234605</text:p>
              </table:table-cell>
              <table:table-cell office:value-type="float" office:value="-0.60984">
                <text:p>-0.609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0642">
                <text:p>-0.000642</text:p>
              </table:table-cell>
              <table:table-cell office:value-type="float" office:value="-0.524043">
                <text:p>-0.52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288707">
                <text:p>-0.288707</text:p>
              </table:table-cell>
              <table:table-cell office:value-type="float" office:value="-0.703016">
                <text:p>-0.7030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06761">
                <text:p>-0.406761</text:p>
              </table:table-cell>
              <table:table-cell office:value-type="float" office:value="-0.653229">
                <text:p>-0.6532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56035">
                <text:p>-0.456035</text:p>
              </table:table-cell>
              <table:table-cell office:value-type="float" office:value="-0.500769">
                <text:p>-0.5007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12391">
                <text:p>-0.512391</text:p>
              </table:table-cell>
              <table:table-cell office:value-type="float" office:value="-0.41601">
                <text:p>-0.416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796426">
                <text:p>-0.796426</text:p>
              </table:table-cell>
              <table:table-cell office:value-type="float" office:value="-0.475522">
                <text:p>-0.475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852512">
                <text:p>-0.852512</text:p>
              </table:table-cell>
              <table:table-cell office:value-type="float" office:value="-0.576832">
                <text:p>-0.5768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907025">
                <text:p>-0.907025</text:p>
              </table:table-cell>
              <table:table-cell office:value-type="float" office:value="-0.694537">
                <text:p>-0.69453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57787">
                <text:p>-0.457787</text:p>
              </table:table-cell>
              <table:table-cell office:value-type="float" office:value="-0.736714">
                <text:p>-0.7367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4744">
                <text:p>-0.34744</text:p>
              </table:table-cell>
              <table:table-cell office:value-type="float" office:value="-0.75369">
                <text:p>-0.753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173095">
                <text:p>-0.173095</text:p>
              </table:table-cell>
              <table:table-cell office:value-type="float" office:value="-0.7796">
                <text:p>-0.77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58309">
                <text:p>-0.458309</text:p>
              </table:table-cell>
              <table:table-cell office:value-type="float" office:value="-0.805032">
                <text:p>-0.8050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43623">
                <text:p>-0.343623</text:p>
              </table:table-cell>
              <table:table-cell office:value-type="float" office:value="-0.795423">
                <text:p>-0.79542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463285">
                <text:p>-0.463285</text:p>
              </table:table-cell>
              <table:table-cell office:value-type="float" office:value="-0.797003">
                <text:p>-0.79700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98159">
                <text:p>-0.398159</text:p>
              </table:table-cell>
              <table:table-cell office:value-type="float" office:value="-0.779544">
                <text:p>-0.7795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514175">
                <text:p>-0.514175</text:p>
              </table:table-cell>
              <table:table-cell office:value-type="float" office:value="-0.737086">
                <text:p>-0.7370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11332">
                <text:p>-0.511332</text:p>
              </table:table-cell>
              <table:table-cell office:value-type="float" office:value="-0.685869">
                <text:p>-0.6858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71697">
                <text:p>-0.571697</text:p>
              </table:table-cell>
              <table:table-cell office:value-type="float" office:value="-0.635864">
                <text:p>-0.6358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85225">
                <text:p>-0.85225</text:p>
              </table:table-cell>
              <table:table-cell office:value-type="float" office:value="-0.695106">
                <text:p>-0.6951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73957">
                <text:p>-0.73957</text:p>
              </table:table-cell>
              <table:table-cell office:value-type="float" office:value="-0.753804">
                <text:p>-0.7538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7036">
                <text:p>-0.57036</text:p>
              </table:table-cell>
              <table:table-cell office:value-type="float" office:value="-0.813496">
                <text:p>-0.8134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02789">
                <text:p>-0.402789</text:p>
              </table:table-cell>
              <table:table-cell office:value-type="float" office:value="-0.805073">
                <text:p>-0.8050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8304">
                <text:p>-0.68304</text:p>
              </table:table-cell>
              <table:table-cell office:value-type="float" office:value="-0.85615">
                <text:p>-0.856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625509">
                <text:p>-0.625509</text:p>
              </table:table-cell>
              <table:table-cell office:value-type="float" office:value="-0.880579">
                <text:p>-0.8805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628381">
                <text:p>-0.628381</text:p>
              </table:table-cell>
              <table:table-cell office:value-type="float" office:value="-0.914981">
                <text:p>-0.9149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400003">
                <text:p>-0.400003</text:p>
              </table:table-cell>
              <table:table-cell office:value-type="float" office:value="-0.898058">
                <text:p>-0.898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289618">
                <text:p>-0.289618</text:p>
              </table:table-cell>
              <table:table-cell office:value-type="float" office:value="-0.864856">
                <text:p>-0.8648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459767">
                <text:p>-0.459767</text:p>
              </table:table-cell>
              <table:table-cell office:value-type="float" office:value="-0.84786">
                <text:p>-0.847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85171">
                <text:p>-0.85171</text:p>
              </table:table-cell>
              <table:table-cell office:value-type="float" office:value="-0.847446">
                <text:p>-0.8474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076192">
                <text:p>-1.076192</text:p>
              </table:table-cell>
              <table:table-cell office:value-type="float" office:value="-0.898321">
                <text:p>-0.89832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630053">
                <text:p>-0.630053</text:p>
              </table:table-cell>
              <table:table-cell office:value-type="float" office:value="-0.90712">
                <text:p>-0.907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55232">
                <text:p>-0.455232</text:p>
              </table:table-cell>
              <table:table-cell office:value-type="float" office:value="-0.915258">
                <text:p>-0.9152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288414">
                <text:p>-0.288414</text:p>
              </table:table-cell>
              <table:table-cell office:value-type="float" office:value="-0.856081">
                <text:p>-0.8560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345049">
                <text:p>-0.345049</text:p>
              </table:table-cell>
              <table:table-cell office:value-type="float" office:value="-0.813506">
                <text:p>-0.8135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627909">
                <text:p>-0.627909</text:p>
              </table:table-cell>
              <table:table-cell office:value-type="float" office:value="-0.81363">
                <text:p>-0.813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681775">
                <text:p>-0.681775</text:p>
              </table:table-cell>
              <table:table-cell office:value-type="float" office:value="-0.855504">
                <text:p>-0.8555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14264">
                <text:p>-0.514264</text:p>
              </table:table-cell>
              <table:table-cell office:value-type="float" office:value="-0.889609">
                <text:p>-0.8896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22182">
                <text:p>-0.122182</text:p>
              </table:table-cell>
              <table:table-cell office:value-type="float" office:value="-0.83901">
                <text:p>-0.839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8636">
                <text:p>-0.28636</text:p>
              </table:table-cell>
              <table:table-cell office:value-type="float" office:value="-0.754401">
                <text:p>-0.7544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739928">
                <text:p>-0.739928</text:p>
              </table:table-cell>
              <table:table-cell office:value-type="float" office:value="-0.703616">
                <text:p>-0.7036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415517">
                <text:p>-1.415517</text:p>
              </table:table-cell>
              <table:table-cell office:value-type="float" office:value="-0.821582">
                <text:p>-0.8215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359619">
                <text:p>-1.359619</text:p>
              </table:table-cell>
              <table:table-cell office:value-type="float" office:value="-0.956933">
                <text:p>-0.9569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626808">
                <text:p>-0.626808</text:p>
              </table:table-cell>
              <table:table-cell office:value-type="float" office:value="-1.007904">
                <text:p>-1.0079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232004">
                <text:p>-0.232004</text:p>
              </table:table-cell>
              <table:table-cell office:value-type="float" office:value="-0.991049">
                <text:p>-0.9910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626279">
                <text:p>-0.626279</text:p>
              </table:table-cell>
              <table:table-cell office:value-type="float" office:value="-0.990868">
                <text:p>-0.99086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964767">
                <text:p>-0.964767</text:p>
              </table:table-cell>
              <table:table-cell office:value-type="float" office:value="-1.033394">
                <text:p>-1.0333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85396">
                <text:p>-0.85396</text:p>
              </table:table-cell>
              <table:table-cell office:value-type="float" office:value="-1.083996">
                <text:p>-1.0839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458114">
                <text:p>-0.458114</text:p>
              </table:table-cell>
              <table:table-cell office:value-type="float" office:value="-1.134362">
                <text:p>-1.13436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456385">
                <text:p>-0.456385</text:p>
              </table:table-cell>
              <table:table-cell office:value-type="float" office:value="-1.159801">
                <text:p>-1.1598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512503">
                <text:p>-0.512503</text:p>
              </table:table-cell>
              <table:table-cell office:value-type="float" office:value="-1.125703">
                <text:p>-1.1257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70784">
                <text:p>-0.570784</text:p>
              </table:table-cell>
              <table:table-cell office:value-type="float" office:value="-0.998905">
                <text:p>-0.9989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294722">
                <text:p>-0.294722</text:p>
              </table:table-cell>
              <table:table-cell office:value-type="float" office:value="-0.839431">
                <text:p>-0.8394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4004">
                <text:p>-0.34004</text:p>
              </table:table-cell>
              <table:table-cell office:value-type="float" office:value="-0.796108">
                <text:p>-0.79610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62901">
                <text:p>-0.62901</text:p>
              </table:table-cell>
              <table:table-cell office:value-type="float" office:value="-0.855573">
                <text:p>-0.85557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906967">
                <text:p>-0.906967</text:p>
              </table:table-cell>
              <table:table-cell office:value-type="float" office:value="-0.898322">
                <text:p>-0.8983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795267">
                <text:p>-0.795267</text:p>
              </table:table-cell>
              <table:table-cell office:value-type="float" office:value="-0.872629">
                <text:p>-0.8726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628911">
                <text:p>-0.628911</text:p>
              </table:table-cell>
              <table:table-cell office:value-type="float" office:value="-0.838963">
                <text:p>-0.8389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68925">
                <text:p>-0.568925</text:p>
              </table:table-cell>
              <table:table-cell office:value-type="float" office:value="-0.855872">
                <text:p>-0.8558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627863">
                <text:p>-0.627863</text:p>
              </table:table-cell>
              <table:table-cell office:value-type="float" office:value="-0.88151">
                <text:p>-0.881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246034">
                <text:p>-1.246034</text:p>
              </table:table-cell>
              <table:table-cell office:value-type="float" office:value="-0.991156">
                <text:p>-0.9911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1.190488">
                <text:p>-1.190488</text:p>
              </table:table-cell>
              <table:table-cell office:value-type="float" office:value="-1.085109">
                <text:p>-1.08510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27225">
                <text:p>-0.627225</text:p>
              </table:table-cell>
              <table:table-cell office:value-type="float" office:value="-1.1344">
                <text:p>-1.13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007878">
                <text:p>-0.007878</text:p>
              </table:table-cell>
              <table:table-cell office:value-type="float" office:value="-1.084674">
                <text:p>-1.0846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061676">
                <text:p>-0.061676</text:p>
              </table:table-cell>
              <table:table-cell office:value-type="float" office:value="-0.999573">
                <text:p>-0.99957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626513">
                <text:p>-0.626513</text:p>
              </table:table-cell>
              <table:table-cell office:value-type="float" office:value="-0.956937">
                <text:p>-0.95693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290145">
                <text:p>-0.290145</text:p>
              </table:table-cell>
              <table:table-cell office:value-type="float" office:value="-0.881357">
                <text:p>-0.8813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344834">
                <text:p>-0.344834</text:p>
              </table:table-cell>
              <table:table-cell office:value-type="float" office:value="-0.838789">
                <text:p>-0.83878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343593">
                <text:p>-0.343593</text:p>
              </table:table-cell>
              <table:table-cell office:value-type="float" office:value="-0.804916">
                <text:p>-0.80491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739855">
                <text:p>-0.739855</text:p>
              </table:table-cell>
              <table:table-cell office:value-type="float" office:value="-0.821725">
                <text:p>-0.8217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52693">
                <text:p>-0.852693</text:p>
              </table:table-cell>
              <table:table-cell office:value-type="float" office:value="-0.76315">
                <text:p>-0.763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627853">
                <text:p>-0.627853</text:p>
              </table:table-cell>
              <table:table-cell office:value-type="float" office:value="-0.677835">
                <text:p>-0.6778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62483">
                <text:p>-0.62483</text:p>
              </table:table-cell>
              <table:table-cell office:value-type="float" office:value="-0.678007">
                <text:p>-0.6780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852746">
                <text:p>-0.852746</text:p>
              </table:table-cell>
              <table:table-cell office:value-type="float" office:value="-0.804474">
                <text:p>-0.8044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802048">
                <text:p>-0.802048</text:p>
              </table:table-cell>
              <table:table-cell office:value-type="float" office:value="-0.915525">
                <text:p>-0.9155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676642">
                <text:p>-0.676642</text:p>
              </table:table-cell>
              <table:table-cell office:value-type="float" office:value="-0.923218">
                <text:p>-0.9232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627292">
                <text:p>-0.627292</text:p>
              </table:table-cell>
              <table:table-cell office:value-type="float" office:value="-0.974117">
                <text:p>-0.9741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911892">
                <text:p>-0.911892</text:p>
              </table:table-cell>
              <table:table-cell office:value-type="float" office:value="-1.058557">
                <text:p>-1.05855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903933">
                <text:p>-0.903933</text:p>
              </table:table-cell>
              <table:table-cell office:value-type="float" office:value="-1.142642">
                <text:p>-1.14264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71519">
                <text:p>-0.571519</text:p>
              </table:table-cell>
              <table:table-cell office:value-type="float" office:value="-1.11731">
                <text:p>-1.1173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288414">
                <text:p>-0.288414</text:p>
              </table:table-cell>
              <table:table-cell office:value-type="float" office:value="-1.032712">
                <text:p>-1.0327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51362">
                <text:p>-0.51362</text:p>
              </table:table-cell>
              <table:table-cell office:value-type="float" office:value="-1.015364">
                <text:p>-1.0153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796503">
                <text:p>-0.796503</text:p>
              </table:table-cell>
              <table:table-cell office:value-type="float" office:value="-1.041225">
                <text:p>-1.04122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908195">
                <text:p>-0.908195</text:p>
              </table:table-cell>
              <table:table-cell office:value-type="float" office:value="-1.04956">
                <text:p>-1.049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739589">
                <text:p>-0.739589</text:p>
              </table:table-cell>
              <table:table-cell office:value-type="float" office:value="-1.040263">
                <text:p>-1.04026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682879">
                <text:p>-0.682879</text:p>
              </table:table-cell>
              <table:table-cell office:value-type="float" office:value="-1.041743">
                <text:p>-1.04174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796514">
                <text:p>-0.796514</text:p>
              </table:table-cell>
              <table:table-cell office:value-type="float" office:value="-1.066338">
                <text:p>-1.0663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738963">
                <text:p>-0.738963</text:p>
              </table:table-cell>
              <table:table-cell office:value-type="float" office:value="-1.041142">
                <text:p>-1.0411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626445">
                <text:p>-0.626445</text:p>
              </table:table-cell>
              <table:table-cell office:value-type="float" office:value="-0.999193">
                <text:p>-0.9991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88781">
                <text:p>-0.288781</text:p>
              </table:table-cell>
              <table:table-cell office:value-type="float" office:value="-0.956993">
                <text:p>-0.95699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02248">
                <text:p>-0.402248</text:p>
              </table:table-cell>
              <table:table-cell office:value-type="float" office:value="-0.9741">
                <text:p>-0.974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569793">
                <text:p>-0.569793</text:p>
              </table:table-cell>
              <table:table-cell office:value-type="float" office:value="-0.982588">
                <text:p>-0.98258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571908">
                <text:p>-0.571908</text:p>
              </table:table-cell>
              <table:table-cell office:value-type="float" office:value="-0.948682">
                <text:p>-0.94868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063708">
                <text:p>-0.063708</text:p>
              </table:table-cell>
              <table:table-cell office:value-type="float" office:value="-0.822265">
                <text:p>-0.82226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05212">
                <text:p>0.105212</text:p>
              </table:table-cell>
              <table:table-cell office:value-type="float" office:value="-0.6955">
                <text:p>-0.69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512438">
                <text:p>-0.512438</text:p>
              </table:table-cell>
              <table:table-cell office:value-type="float" office:value="-0.66924">
                <text:p>-0.6692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796991">
                <text:p>-0.796991</text:p>
              </table:table-cell>
              <table:table-cell office:value-type="float" office:value="-0.669583">
                <text:p>-0.6695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568925">
                <text:p>-0.568925</text:p>
              </table:table-cell>
              <table:table-cell office:value-type="float" office:value="-0.644123">
                <text:p>-0.64412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465488">
                <text:p>1.465488</text:p>
              </table:table-cell>
              <table:table-cell office:value-type="float" office:value="-0.330636">
                <text:p>-0.3306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731713">
                <text:p>-0.731713</text:p>
              </table:table-cell>
              <table:table-cell office:value-type="float" office:value="-0.39709">
                <text:p>-0.3970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845297">
                <text:p>-0.845297</text:p>
              </table:table-cell>
              <table:table-cell office:value-type="float" office:value="-0.463406">
                <text:p>-0.4634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56405">
                <text:p>-0.56405</text:p>
              </table:table-cell>
              <table:table-cell office:value-type="float" office:value="-0.462572">
                <text:p>-0.46257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.020552">
                <text:p>3.020552</text:p>
              </table:table-cell>
              <table:table-cell office:value-type="float" office:value="0.075144">
                <text:p>0.07514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440604">
                <text:p>1.440604</text:p>
              </table:table-cell>
              <table:table-cell office:value-type="float" office:value="0.300343">
                <text:p>0.30034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00177">
                <text:p>-2.00177</text:p>
              </table:table-cell>
              <table:table-cell office:value-type="float" office:value="-0.014713">
                <text:p>-0.0147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2.108181">
                <text:p>-2.108181</text:p>
              </table:table-cell>
              <table:table-cell office:value-type="float" office:value="-0.254712">
                <text:p>-0.25471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697835">
                <text:p>-0.697835</text:p>
              </table:table-cell>
              <table:table-cell office:value-type="float" office:value="-0.239966">
                <text:p>-0.2399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304497">
                <text:p>-0.304497</text:p>
              </table:table-cell>
              <table:table-cell office:value-type="float" office:value="-0.200334">
                <text:p>-0.2003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304336">
                <text:p>-0.304336</text:p>
              </table:table-cell>
              <table:table-cell office:value-type="float" office:value="-0.465386">
                <text:p>-0.4653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810746">
                <text:p>-0.810746</text:p>
              </table:table-cell>
              <table:table-cell office:value-type="float" office:value="-0.477221">
                <text:p>-0.4772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922908">
                <text:p>-0.922908</text:p>
              </table:table-cell>
              <table:table-cell office:value-type="float" office:value="-0.488865">
                <text:p>-0.4888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417886">
                <text:p>-0.417886</text:p>
              </table:table-cell>
              <table:table-cell office:value-type="float" office:value="-1.07532">
                <text:p>-1.075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3611">
                <text:p>-0.3611</text:p>
              </table:table-cell>
              <table:table-cell office:value-type="float" office:value="-1.581518">
                <text:p>-1.58151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191588">
                <text:p>-0.191588</text:p>
              </table:table-cell>
              <table:table-cell office:value-type="float" office:value="-1.826024">
                <text:p>-1.8260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31432">
                <text:p>-0.231432</text:p>
              </table:table-cell>
              <table:table-cell office:value-type="float" office:value="-1.56128">
                <text:p>-1.561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209839">
                <text:p>-0.209839</text:p>
              </table:table-cell>
              <table:table-cell office:value-type="float" office:value="-1.275985">
                <text:p>-1.27598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105102">
                <text:p>0.105102</text:p>
              </table:table-cell>
              <table:table-cell office:value-type="float" office:value="-1.155539">
                <text:p>-1.15553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47609">
                <text:p>0.147609</text:p>
              </table:table-cell>
              <table:table-cell office:value-type="float" office:value="-1.087624">
                <text:p>-1.08762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312465">
                <text:p>-0.312465</text:p>
              </table:table-cell>
              <table:table-cell office:value-type="float" office:value="-1.089059">
                <text:p>-1.08905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1.048736">
                <text:p>-1.048736</text:p>
              </table:table-cell>
              <table:table-cell office:value-type="float" office:value="-1.124706">
                <text:p>-1.12470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920868">
                <text:p>-0.920868</text:p>
              </table:table-cell>
              <table:table-cell office:value-type="float" office:value="-1.125215">
                <text:p>-1.12521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236778">
                <text:p>-0.236778</text:p>
              </table:table-cell>
              <table:table-cell office:value-type="float" office:value="-0.489787">
                <text:p>-0.4897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87907">
                <text:p>0.087907</text:p>
              </table:table-cell>
              <table:table-cell office:value-type="float" office:value="-0.422562">
                <text:p>-0.4225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651707">
                <text:p>-0.651707</text:p>
              </table:table-cell>
              <table:table-cell office:value-type="float" office:value="-0.491541">
                <text:p>-0.49154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1.256243">
                <text:p>-1.256243</text:p>
              </table:table-cell>
              <table:table-cell office:value-type="float" office:value="-0.645163">
                <text:p>-0.6451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1.153665">
                <text:p>-1.153665</text:p>
              </table:table-cell>
              <table:table-cell office:value-type="float" office:value="-0.78804">
                <text:p>-0.7880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469534">
                <text:p>-0.469534</text:p>
              </table:table-cell>
              <table:table-cell office:value-type="float" office:value="-0.873916">
                <text:p>-0.8739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312223">
                <text:p>-0.312223</text:p>
              </table:table-cell>
              <table:table-cell office:value-type="float" office:value="-0.942738">
                <text:p>-0.9427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640193">
                <text:p>-0.640193</text:p>
              </table:table-cell>
              <table:table-cell office:value-type="float" office:value="-0.991724">
                <text:p>-0.99172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522047">
                <text:p>-0.522047</text:p>
              </table:table-cell>
              <table:table-cell office:value-type="float" office:value="-0.912832">
                <text:p>-0.91283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299779">
                <text:p>-0.299779</text:p>
              </table:table-cell>
              <table:table-cell office:value-type="float" office:value="-0.818917">
                <text:p>-0.81891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538347">
                <text:p>-0.538347</text:p>
              </table:table-cell>
              <table:table-cell office:value-type="float" office:value="-0.864028">
                <text:p>-0.8640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793907">
                <text:p>-0.793907</text:p>
              </table:table-cell>
              <table:table-cell office:value-type="float" office:value="-0.997159">
                <text:p>-0.99715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406419">
                <text:p>-0.406419</text:p>
              </table:table-cell>
              <table:table-cell office:value-type="float" office:value="-0.959928">
                <text:p>-0.95992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3.120768">
                <text:p>-3.120768</text:p>
              </table:table-cell>
              <table:table-cell office:value-type="float" office:value="-1.238538">
                <text:p>-1.23853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3.437129">
                <text:p>-3.437129</text:p>
              </table:table-cell>
              <table:table-cell office:value-type="float" office:value="-1.584095">
                <text:p>-1.58409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2.700686">
                <text:p>-2.700686</text:p>
              </table:table-cell>
              <table:table-cell office:value-type="float" office:value="-1.918755">
                <text:p>-1.9187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.860171">
                <text:p>-1.860171</text:p>
              </table:table-cell>
              <table:table-cell office:value-type="float" office:value="-2.151356">
                <text:p>-2.1513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619692">
                <text:p>-0.619692</text:p>
              </table:table-cell>
              <table:table-cell office:value-type="float" office:value="-2.150031">
                <text:p>-2.15003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-2.071652">
                <text:p>-2.07165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-2.026675">
                <text:p>-2.02667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-1.945927">
                <text:p>-1.9459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